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15</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Poltavska Oblast(07:47). Red Alert: aerial threat. Sirens sounding. Take cover now!</text:span>
</text:h>
      <text:p text:style-name="P4">
Authors: liveuamap (Language: en)</text:p>
      <text:p text:style-name="P4">
Time: 2023-05-14T-108:48:00</text:p>
      <text:p text:style-name="P4">
Location: Poltavska Oblast (Latitude:49.47721 Longtitude:33.81795)</text:p>
      <text:p text:style-name="P4">
Videos: []</text:p>
      <text:p text:style-name="P4">
Images: []</text:p>
      <text:p text:style-name="P4">
Tags: ["Europe", "Central and Eastern Europe"]</text:p>
      <text:p text:style-name="P4">
ID: 22562668</text:p>
      <!--METADATA-->
      <text:p text:style-name="P4">
Poltavska Oblast(07:47). Red Alert: aerial threat. Sirens sounding. Take covernow!</text:p>
      <text:p text:style-name="P4">
News Collection Link: <text:a xlink:type="simple" xlink:href="https://liveuamap.com/en/2023/14-may-poltavska-oblast0747-red-alert-aerial-g" text:style-name="Internet_20_link" text:visited-style-name="Visited_20_Internet_20_Link">
https://liveuamap.com/en/2023/14-may-poltavska-oblast0747-red-alert-aerial-g</text:a>
</text:p>
      <text:p text:style-name="P4">
Source: <text:a xlink:type="simple" xlink:href="https://t.me/suspilnepoltava/11135" text:style-name="Internet_20_link" text:visited-style-name="Visited_20_Internet_20_Link">
https://t.me/suspilnepoltava/11135</text:a>
</text:p>
      <!--NEWS-->
      <text:h text:style-name="P10" text:outline-level="1">
<text:span text:style-name="T4">
Zaporizka Oblast(05:04). Red Alert: aerial threat. Sirens sounding. Take cover now!</text:span>
</text:h>
      <text:p text:style-name="P4">
Authors: liveuamap (Language: en)</text:p>
      <text:p text:style-name="P4">
Time: 2023-05-14T-15:05:00</text:p>
      <text:p text:style-name="P4">
Location: Zaporizka Oblast (Latitude:47.612131 Longtitude:35.766081)</text:p>
      <text:p text:style-name="P4">
Videos: []</text:p>
      <text:p text:style-name="P4">
Images: []</text:p>
      <text:p text:style-name="P4">
Tags: ["Europe", "Central and Eastern Europe"]</text:p>
      <text:p text:style-name="P4">
ID: 22562889</text:p>
      <!--METADATA-->
      <text:p text:style-name="P4">
Zaporizka Oblast(05:04). Red Alert: aerial threat. Sirens sounding. Take covernow!</text:p>
      <text:p text:style-name="P4">
News Collection Link: <text:a xlink:type="simple" xlink:href="https://liveuamap.com/en/2023/15-may-zaporizka-oblast0504-red-alert-aerial-g" text:style-name="Internet_20_link" text:visited-style-name="Visited_20_Internet_20_Link">
https://liveuamap.com/en/2023/15-may-zaporizka-oblast0504-red-alert-aerial-g</text:a>
</text:p>
      <text:p text:style-name="P4">
Source: <text:a xlink:type="simple" xlink:href="https://t.me/air_alert_ua/45395" text:style-name="Internet_20_link" text:visited-style-name="Visited_20_Internet_20_Link">
https://t.me/air_alert_ua/45395</text:a>
</text:p>
      <!--NEWS-->
      <text:h text:style-name="P10" text:outline-level="1">
<text:span text:style-name="T4">
At Sivershchyna and Slobozhanschyna directions Russian army shelled Klusy, Yeline, Zarichchya...</text:span>
</text:h>
      <text:p text:style-name="P4">
Authors: liveuamap (Language: en)</text:p>
      <text:p text:style-name="P4">
Time: 2023-05-14T-79:41:00</text:p>
      <text:p text:style-name="P4">
Location: Chernihiv (Latitude:52.0001 Longtitude:33.26797)</text:p>
      <text:p text:style-name="P4">
Videos: []</text:p>
      <text:p text:style-name="P4">
Images: []</text:p>
      <text:p text:style-name="P4">
Tags: ["Russia"]</text:p>
      <text:p text:style-name="P4">
ID: 22562780</text:p>
      <!--METADATA-->
      <text:p text:style-name="P4">
At Sivershchyna and Slobozhanschyna directions Russian army shelled Klusy,Yeline, Zarichchya, Mkhy, Medvedivka, Yanzhulivka, Hremyach of Chernihivregion and Stara Huta, Demyanivka, Bachivsk, Vilna Sloboda, Bobylivka,Volfyne,Stepok, Ryasne, Popivka of Sumy region, also Udy, Kozacha Lopan,Starytsya, Ohirtseve, Khatnye, Hatysche, Pletenivka, Bochkove, Nesterne,Budarky of Kharkiv region. Russian aviation conducted airstrikes at Prohres,Mkhy, Semenivka, Novhorod-Siverskyy of Chernihiv region and Budarky of Kharkivregion, - General Staff of Armed Forces of Ukraine says in the morning report</text:p>
      <text:p text:style-name="P4">
News Collection Link: <text:a xlink:type="simple" xlink:href="https://liveuamap.com/en/2023/14-may-at-sivershchyna-and-slobozhanschyna-directions-russian" text:style-name="Internet_20_link" text:visited-style-name="Visited_20_Internet_20_Link">
https://liveuamap.com/en/2023/14-may-at-sivershchyna-and-slobozhanschyna-directions-russian</text:a>
</text:p>
      <text:p text:style-name="P4">
Source: <text:a xlink:type="simple" xlink:href="https://t.me/lumsrc/4778" text:style-name="Internet_20_link" text:visited-style-name="Visited_20_Internet_20_Link">
https://t.me/lumsrc/4778</text:a>
</text:p>
      <!--NEWS-->
      <text:h text:style-name="P10" text:outline-level="1">
<text:span text:style-name="T4">
At Lyman direction Russian army shelled Makiyivka of Luhansk region and Bilohorivka, Verkhnok...</text:span>
</text:h>
      <text:p text:style-name="P4">
Authors: liveuamap (Language: en)</text:p>
      <text:p text:style-name="P4">
Time: 2023-05-14T-81:41:00</text:p>
      <text:p text:style-name="P4">
Location: Bakhmut (Latitude:48.80551 Longtitude:38.23997)</text:p>
      <text:p text:style-name="P4">
Videos: []</text:p>
      <text:p text:style-name="P4">
Images: []</text:p>
      <text:p text:style-name="P4">
Tags: ["Russia"]</text:p>
      <text:p text:style-name="P4">
ID: 22562778</text:p>
      <!--METADATA-->
      <text:p text:style-name="P4">
At Lyman direction Russian army shelled Makiyivka of Luhansk region andBilohorivka, Verkhnokamyanske, Spirne and Berestove of Donetsk region. Russianaviation conducted airstrikes at Bilohorivka of Luhansk region and Terny,Verkhnokamyanske and Spirne of Donetsk region, - General Staff of Armed Forcesof Ukraine says in the morning report</text:p>
      <text:p text:style-name="P4">
News Collection Link: <text:a xlink:type="simple" xlink:href="https://liveuamap.com/en/2023/14-may-at-lyman-direction-russian-army-shelled-makiyivka" text:style-name="Internet_20_link" text:visited-style-name="Visited_20_Internet_20_Link">
https://liveuamap.com/en/2023/14-may-at-lyman-direction-russian-army-shelled-makiyivka</text:a>
</text:p>
      <text:p text:style-name="P4">
Source: <text:a xlink:type="simple" xlink:href="https://t.me/lumsrc/4780" text:style-name="Internet_20_link" text:visited-style-name="Visited_20_Internet_20_Link">
https://t.me/lumsrc/4780</text:a>
</text:p>
      <!--NEWS-->
      <text:h text:style-name="P10" text:outline-level="1">
<text:span text:style-name="T4">
At Bakhmut direction Russian army shelled Vasukivka, Fedorivka Druha, Orikhovo-Vasylivka, Boh...</text:span>
</text:h>
      <text:p text:style-name="P4">
Authors: liveuamap (Language: en)</text:p>
      <text:p text:style-name="P4">
Time: 2023-05-14T-83:41:00</text:p>
      <text:p text:style-name="P4">
Location: Donetsk Oblast (Latitude:48.38932 Longtitude:37.91039)</text:p>
      <text:p text:style-name="P4">
Videos: []</text:p>
      <text:p text:style-name="P4">
Images: []</text:p>
      <text:p text:style-name="P4">
Tags: ["Russia"]</text:p>
      <text:p text:style-name="P4">
ID: 22562777</text:p>
      <!--METADATA-->
      <text:p text:style-name="P4">
At Bakhmut direction Russian army shelled Vasukivka, Fedorivka Druha,Orikhovo-Vasylivka, Bohdanivka, Bakhmut, Ivanivske, Chasiv Yar, Bila Hora,Druzhba, Pivnichne, Pivdenne, Toretsk of Donetsk region. Russian aviationconducted airstrikes at Vasutynske, Novomarkove, Hryhorivka, Bakhmut,Ivanivske, Kurdumivka and Pivnichne, - General Staff of Armed Forces ofUkraine says in the morning report</text:p>
      <text:p text:style-name="P4">
News Collection Link: <text:a xlink:type="simple" xlink:href="https://liveuamap.com/en/2023/14-may-at-bakhmut-direction-russian-army-shelled-vasukivka" text:style-name="Internet_20_link" text:visited-style-name="Visited_20_Internet_20_Link">
https://liveuamap.com/en/2023/14-may-at-bakhmut-direction-russian-army-shelled-vasukivka</text:a>
</text:p>
      <text:p text:style-name="P4">
Source: <text:a xlink:type="simple" xlink:href="https://t.me/lumsrc/4781" text:style-name="Internet_20_link" text:visited-style-name="Visited_20_Internet_20_Link">
https://t.me/lumsrc/4781</text:a>
</text:p>
      <!--NEWS-->
      <text:h text:style-name="P10" text:outline-level="1">
<text:span text:style-name="T4">
At Avdiyivka direction Russian army shelled Pervomayske and Karlivka of Donetsk region. Russi...</text:span>
</text:h>
      <text:p text:style-name="P4">
Authors: liveuamap (Language: en)</text:p>
      <text:p text:style-name="P4">
Time: 2023-05-14T-85:41:00</text:p>
      <text:p text:style-name="P4">
Location: Donetsk Oblast (Latitude:48.13608 Longtitude:37.7504)</text:p>
      <text:p text:style-name="P4">
Videos: []</text:p>
      <text:p text:style-name="P4">
Images: []</text:p>
      <text:p text:style-name="P4">
Tags: ["Russia"]</text:p>
      <text:p text:style-name="P4">
ID: 22562776</text:p>
      <!--METADATA-->
      <text:p text:style-name="P4">
At Avdiyivka direction Russian army shelled Pervomayske and Karlivka ofDonetsk region. Russian aviation conducted airstrikes at Avdiyivka, - GeneralStaff of Armed Forces of Ukraine says in the morning report</text:p>
      <text:p text:style-name="P4">
News Collection Link: <text:a xlink:type="simple" xlink:href="https://liveuamap.com/en/2023/14-may-at-avdiyivka-direction-russian-army-shelled-pervomayske" text:style-name="Internet_20_link" text:visited-style-name="Visited_20_Internet_20_Link">
https://liveuamap.com/en/2023/14-may-at-avdiyivka-direction-russian-army-shelled-pervomayske</text:a>
</text:p>
      <text:p text:style-name="P4">
Source: <text:a xlink:type="simple" xlink:href="https://t.me/lumsrc/4782" text:style-name="Internet_20_link" text:visited-style-name="Visited_20_Internet_20_Link">
https://t.me/lumsrc/4782</text:a>
</text:p>
      <!--NEWS-->
      <text:h text:style-name="P10" text:outline-level="1">
<text:span text:style-name="T4">
At Maryinka direction Russian army shelled Heorhiyivka and Pobyeda of Donetsk region, - Gener...</text:span>
</text:h>
      <text:p text:style-name="P4">
Authors: liveuamap (Language: en)</text:p>
      <text:p text:style-name="P4">
Time: 2023-05-14T-87:41:00</text:p>
      <text:p text:style-name="P4">
Location: Donetsk Oblast (Latitude:47.91531 Longtitude:37.46441)</text:p>
      <text:p text:style-name="P4">
Videos: []</text:p>
      <text:p text:style-name="P4">
Images: []</text:p>
      <text:p text:style-name="P4">
Tags: ["Russia"]</text:p>
      <text:p text:style-name="P4">
ID: 22562775</text:p>
      <!--METADATA-->
      <text:p text:style-name="P4">
At Maryinka direction Russian army shelled Heorhiyivka and Pobyeda of Donetskregion, - General Staff of Armed Forces of Ukraine says in the morning report</text:p>
      <text:p text:style-name="P4">
News Collection Link: <text:a xlink:type="simple" xlink:href="https://liveuamap.com/en/2023/14-may-at-maryinka-direction-russian-army-shelled-heorhiyivka" text:style-name="Internet_20_link" text:visited-style-name="Visited_20_Internet_20_Link">
https://liveuamap.com/en/2023/14-may-at-maryinka-direction-russian-army-shelled-heorhiyivka</text:a>
</text:p>
      <text:p text:style-name="P4">
Source: <text:a xlink:type="simple" xlink:href="https://t.me/lumsrc/4783" text:style-name="Internet_20_link" text:visited-style-name="Visited_20_Internet_20_Link">
https://t.me/lumsrc/4783</text:a>
</text:p>
      <!--NEWS-->
      <text:h text:style-name="P10" text:outline-level="1">
<text:span text:style-name="T4">
At Shakhtarske direction Russian army shelled Vuhledar, Novoukrayinka, Prechystivka and Shakh...</text:span>
</text:h>
      <text:p text:style-name="P4">
Authors: liveuamap (Language: en)</text:p>
      <text:p text:style-name="P4">
Time: 2023-05-14T-89:41:00</text:p>
      <text:p text:style-name="P4">
Location: Zaporizhzhia (Latitude:47.77394 Longtitude:37.07989)</text:p>
      <text:p text:style-name="P4">
Videos: []</text:p>
      <text:p text:style-name="P4">
Images: []</text:p>
      <text:p text:style-name="P4">
Tags: ["Russia"]</text:p>
      <text:p text:style-name="P4">
ID: 22562772</text:p>
      <!--METADATA-->
      <text:p text:style-name="P4">
At Shakhtarske direction Russian army shelled Vuhledar, Novoukrayinka,Prechystivka and Shakhtarske. Russian aviation conducted airstrikes atPrechystivka, - General Staff of Armed Forces of Ukraine says in the morningreport</text:p>
      <text:p text:style-name="P4">
News Collection Link: <text:a xlink:type="simple" xlink:href="https://liveuamap.com/en/2023/14-may-at-shakhtarske-direction-russian-army-shelled-vuhledar" text:style-name="Internet_20_link" text:visited-style-name="Visited_20_Internet_20_Link">
https://liveuamap.com/en/2023/14-may-at-shakhtarske-direction-russian-army-shelled-vuhledar</text:a>
</text:p>
      <text:p text:style-name="P4">
Source: <text:a xlink:type="simple" xlink:href="https://t.me/lumsrc/4784" text:style-name="Internet_20_link" text:visited-style-name="Visited_20_Internet_20_Link">
https://t.me/lumsrc/4784</text:a>
</text:p>
      <!--NEWS-->
      <text:h text:style-name="P10" text:outline-level="1">
<text:span text:style-name="T4">
At Zaporizhzhia and Kherson directions Russian army shelled Malynivka, Huliaipole, Bilohirya,...</text:span>
</text:h>
      <text:p text:style-name="P4">
Authors: liveuamap (Language: en)</text:p>
      <text:p text:style-name="P4">
Time: 2023-05-14T-91:41:00</text:p>
      <text:p text:style-name="P4">
Location: Nova Kakhovka, Khersons'ka oblast (Latitude:46.78654 Longtitude:33.33063)</text:p>
      <text:p text:style-name="P4">
Videos: []</text:p>
      <text:p text:style-name="P4">
Images: []</text:p>
      <text:p text:style-name="P4">
Tags: ["Russia"]</text:p>
      <text:p text:style-name="P4">
ID: 22562769</text:p>
      <!--METADATA-->
      <text:p text:style-name="P4">
At Zaporizhzhia and Kherson directions Russian army shelled Malynivka,Huliaipole, Bilohirya, Novodanylivka, Novoandriyivka, Novopavlivka, MaliScherbaky and Kamyanske of Zaporizhzhia region; Zolota Balka, Mykhaylivka,Dmytrivka, Antonivka, Chornobayivka of Kherson region and Kherson city.Russian aviation conducted airstrikes at Vremivka of Donetsk region,Burlatske, Malynivka, Zatyshshya, Huliaipole, Mala Tokmachka, Mali Scherbakyof Zaporizhzhia region, also Beryslav and Kozatske of Kherson region, -General Staff of Armed Forces of Ukraine says in the morning report</text:p>
      <text:p text:style-name="P4">
News Collection Link: <text:a xlink:type="simple" xlink:href="https://liveuamap.com/en/2023/14-may-at-zaporizhzhia-and-kherson-directions-russian-army" text:style-name="Internet_20_link" text:visited-style-name="Visited_20_Internet_20_Link">
https://liveuamap.com/en/2023/14-may-at-zaporizhzhia-and-kherson-directions-russian-army</text:a>
</text:p>
      <text:p text:style-name="P4">
Source: <text:a xlink:type="simple" xlink:href="https://t.me/lumsrc/4785" text:style-name="Internet_20_link" text:visited-style-name="Visited_20_Internet_20_Link">
https://t.me/lumsrc/4785</text:a>
</text:p>
      <!--NEWS-->
      <text:h text:style-name="P10" text:outline-level="1">
<text:span text:style-name="T4">
5 person killed during agricultural works near Myroliubivka village of Kherson region as resu...</text:span>
</text:h>
      <text:p text:style-name="P4">
Authors: liveuamap (Language: en)</text:p>
      <text:p text:style-name="P4">
Time: 2023-05-14T04:24:00</text:p>
      <text:p text:style-name="P4">
Location: Kherson (Latitude:47.4083 Longtitude:33.65025)</text:p>
      <text:p text:style-name="P4">
Videos: []</text:p>
      <text:p text:style-name="P4">
Images: []</text:p>
      <text:p text:style-name="P4">
Tags: ["Europe", "Central and Eastern Europe"]</text:p>
      <text:p text:style-name="P4">
ID: 22562783</text:p>
      <!--METADATA-->
      <text:p text:style-name="P4">
5 person killed during agricultural works near Myroliubivka village of Khersonregion as result of projectile explosion</text:p>
      <text:p text:style-name="P4">
News Collection Link: <text:a xlink:type="simple" xlink:href="https://liveuamap.com/en/2023/14-may-5-person-killed-during-agricultural-works-near-myroliubivka" text:style-name="Internet_20_link" text:visited-style-name="Visited_20_Internet_20_Link">
https://liveuamap.com/en/2023/14-may-5-person-killed-during-agricultural-works-near-myroliubivka</text:a>
</text:p>
      <text:p text:style-name="P4">
Source: <text:a xlink:type="simple" xlink:href="https://t.me/suspilnekherson/26171" text:style-name="Internet_20_link" text:visited-style-name="Visited_20_Internet_20_Link">
https://t.me/suspilnekherson/26171</text:a>
</text:p>
      <!--NEWS-->
      <text:h text:style-name="P10" text:outline-level="1">
<text:span text:style-name="T4">
Oil depot in Klintsy of Briansk region was attacked again, no serious damage, 2 craters found</text:span>
</text:h>
      <text:p text:style-name="P4">
Authors: liveuamap (Language: en)</text:p>
      <text:p text:style-name="P4">
Time: 2023-05-14T04:30:00</text:p>
      <text:p text:style-name="P4">
Location: Bryansk (Latitude:52.72762 Longtitude:32.21367)</text:p>
      <text:p text:style-name="P4">
Videos: []</text:p>
      <text:p text:style-name="P4">
Images: []</text:p>
      <text:p text:style-name="P4">
Tags: ["Russia", "Central and Eastern Europe"]</text:p>
      <text:p text:style-name="P4">
ID: 22562786</text:p>
      <!--METADATA-->
      <text:p text:style-name="P4">
Oil depot in Klintsy of Briansk region was attacked again, no serious damage,2 craters found</text:p>
      <text:p text:style-name="P4">
News Collection Link: <text:a xlink:type="simple" xlink:href="https://liveuamap.com/en/2023/14-may-oil-depot-in-klintsy-of-briansk-region-was-attacked" text:style-name="Internet_20_link" text:visited-style-name="Visited_20_Internet_20_Link">
https://liveuamap.com/en/2023/14-may-oil-depot-in-klintsy-of-briansk-region-was-attacked</text:a>
</text:p>
      <text:p text:style-name="P4">
Source: <text:a xlink:type="simple" xlink:href="https://t.me/bbbreaking/155328" text:style-name="Internet_20_link" text:visited-style-name="Visited_20_Internet_20_Link">
https://t.me/bbbreaking/155328</text:a>
</text:p>
      <!--NEWS-->
      <text:h text:style-name="P10" text:outline-level="1">
<text:span text:style-name="T4">
Mykolaiv, Mykolayivska Oblast, Poltavska Oblast(23:28). Red Alert: aerial threat. Sirens soun...</text:span>
</text:h>
      <text:p text:style-name="P4">
Authors: liveuamap (Language: en)</text:p>
      <text:p text:style-name="P4">
Time: 2023-05-14T17:29:00</text:p>
      <text:p text:style-name="P4">
Location: Mykolaiv (Latitude:46.94866 Longtitude:32.00639)</text:p>
      <text:p text:style-name="P4">
Videos: []</text:p>
      <text:p text:style-name="P4">
Images: []</text:p>
      <text:p text:style-name="P4">
Tags: ["Europe", "Central and Eastern Europe"]</text:p>
      <text:p text:style-name="P4">
ID: 22562873</text:p>
      <!--METADATA-->
      <text:p text:style-name="P4">
Mykolaiv, Mykolayivska Oblast, Poltavska Oblast(23:28). Red Alert: aerialthreat. Sirens sounding. Take cover now!</text:p>
      <text:p text:style-name="P4">
News Collection Link: <text:a xlink:type="simple" xlink:href="https://liveuamap.com/en/2023/14-may-mykolaiv-mykolayivska-oblast-poltavskag" text:style-name="Internet_20_link" text:visited-style-name="Visited_20_Internet_20_Link">
https://liveuamap.com/en/2023/14-may-mykolaiv-mykolayivska-oblast-poltavskag</text:a>
</text:p>
      <text:p text:style-name="P4">
Source: <text:a xlink:type="simple" xlink:href="https://t.me/air_alert_ua/45360" text:style-name="Internet_20_link" text:visited-style-name="Visited_20_Internet_20_Link">
https://t.me/air_alert_ua/45360</text:a>
</text:p>
      <!--NEWS-->
      <text:h text:style-name="P10" text:outline-level="1">
<text:span text:style-name="T4">
Sumska Oblast, Kharkiv, Kharkivska Oblast, Donetsk Oblast(23:30). Red Alert: aerial threat. S...</text:span>
</text:h>
      <text:p text:style-name="P4">
Authors: liveuamap (Language: en)</text:p>
      <text:p text:style-name="P4">
Time: 2023-05-14T17:31:00</text:p>
      <text:p text:style-name="P4">
Location: Sumska Oblast (Latitude:51.00075 Longtitude:34.00038)</text:p>
      <text:p text:style-name="P4">
Videos: []</text:p>
      <text:p text:style-name="P4">
Images: []</text:p>
      <text:p text:style-name="P4">
Tags: ["Europe", "Central and Eastern Europe"]</text:p>
      <text:p text:style-name="P4">
ID: 22562874</text:p>
      <!--METADATA-->
      <text:p text:style-name="P4">
Sumska Oblast, Kharkiv, Kharkivska Oblast, Donetsk Oblast(23:30). Red Alert:aerial threat. Sirens sounding. Take cover now!</text:p>
      <text:p text:style-name="P4">
News Collection Link: <text:a xlink:type="simple" xlink:href="https://liveuamap.com/en/2023/14-may-sumska-oblast-kharkiv-kharkivska-oblasg-8900" text:style-name="Internet_20_link" text:visited-style-name="Visited_20_Internet_20_Link">
https://liveuamap.com/en/2023/14-may-sumska-oblast-kharkiv-kharkivska-oblasg-8900</text:a>
</text:p>
      <text:p text:style-name="P4">
Source: <text:a xlink:type="simple" xlink:href="https://t.me/air_alert_ua/45363" text:style-name="Internet_20_link" text:visited-style-name="Visited_20_Internet_20_Link">
https://t.me/air_alert_ua/45363</text:a>
</text:p>
      <!--NEWS-->
      <text:h text:style-name="P10" text:outline-level="1">
<text:span text:style-name="T4">
Dnipro, Dnipropetrovska Oblast(23:31). Red Alert: aerial threat. Sirens sounding. Take cover ...</text:span>
</text:h>
      <text:p text:style-name="P4">
Authors: liveuamap (Language: en)</text:p>
      <text:p text:style-name="P4">
Time: 2023-05-14T17:32:00</text:p>
      <text:p text:style-name="P4">
Location: Dnipro (Latitude:48.45919 Longtitude:35.03948)</text:p>
      <text:p text:style-name="P4">
Videos: []</text:p>
      <text:p text:style-name="P4">
Images: []</text:p>
      <text:p text:style-name="P4">
Tags: ["Europe", "Central and Eastern Europe"]</text:p>
      <text:p text:style-name="P4">
ID: 22562875</text:p>
      <!--METADATA-->
      <text:p text:style-name="P4">
Dnipro, Dnipropetrovska Oblast(23:31). Red Alert: aerial threat. Sirenssounding. Take cover now!</text:p>
      <text:p text:style-name="P4">
News Collection Link: <text:a xlink:type="simple" xlink:href="https://liveuamap.com/en/2023/14-may-dnipro-dnipropetrovska-oblast2331-red-g" text:style-name="Internet_20_link" text:visited-style-name="Visited_20_Internet_20_Link">
https://liveuamap.com/en/2023/14-may-dnipro-dnipropetrovska-oblast2331-red-g</text:a>
</text:p>
      <text:p text:style-name="P4">
Source: <text:a xlink:type="simple" xlink:href="https://t.me/suspilnednipro/15440" text:style-name="Internet_20_link" text:visited-style-name="Visited_20_Internet_20_Link">
https://t.me/suspilnednipro/15440</text:a>
</text:p>
      <!--NEWS-->
      <text:h text:style-name="P10" text:outline-level="1">
<text:span text:style-name="T4">
Kherson, Khersonska Oblast(23:33). Red Alert: aerial threat. Sirens sounding. Take cover now!</text:span>
</text:h>
      <text:p text:style-name="P4">
Authors: liveuamap (Language: en)</text:p>
      <text:p text:style-name="P4">
Time: 2023-05-14T17:35:00</text:p>
      <text:p text:style-name="P4">
Location: Kherson (Latitude:46.65581000 Longtitude:32.61780000)</text:p>
      <text:p text:style-name="P4">
Videos: []</text:p>
      <text:p text:style-name="P4">
Images: []</text:p>
      <text:p text:style-name="P4">
Tags: ["Europe", "Central and Eastern Europe"]</text:p>
      <text:p text:style-name="P4">
ID: 22562876</text:p>
      <!--METADATA-->
      <text:p text:style-name="P4">
Kherson, Khersonska Oblast(23:33). Red Alert: aerial threat. Sirens sounding.Take cover now!</text:p>
      <text:p text:style-name="P4">
News Collection Link: <text:a xlink:type="simple" xlink:href="https://liveuamap.com/en/2023/14-may-kherson-khersonska-oblast2333-red-alerg" text:style-name="Internet_20_link" text:visited-style-name="Visited_20_Internet_20_Link">
https://liveuamap.com/en/2023/14-may-kherson-khersonska-oblast2333-red-alerg</text:a>
</text:p>
      <text:p text:style-name="P4">
Source: <text:a xlink:type="simple" xlink:href="https://t.me/air_alert_ua/45365" text:style-name="Internet_20_link" text:visited-style-name="Visited_20_Internet_20_Link">
https://t.me/air_alert_ua/45365</text:a>
</text:p>
      <!--NEWS-->
      <text:h text:style-name="P10" text:outline-level="1">
<text:span text:style-name="T4">
Chernihivska Oblast(00:29). Red Alert: aerial threat. Sirens sounding. Take cover now!</text:span>
</text:h>
      <text:p text:style-name="P4">
Authors: liveuamap (Language: en)</text:p>
      <text:p text:style-name="P4">
Time: 2023-05-14T18:29:00</text:p>
      <text:p text:style-name="P4">
Location: Chernihivska Oblast (Latitude:51.33333000 Longtitude:32.00000000)</text:p>
      <text:p text:style-name="P4">
Videos: []</text:p>
      <text:p text:style-name="P4">
Images: []</text:p>
      <text:p text:style-name="P4">
Tags: ["Europe", "Central and Eastern Europe"]</text:p>
      <text:p text:style-name="P4">
ID: 22562878</text:p>
      <!--METADATA-->
      <text:p text:style-name="P4">
Chernihivska Oblast(00:29). Red Alert: aerial threat. Sirens sounding. Takecover now!</text:p>
      <text:p text:style-name="P4">
News Collection Link: <text:a xlink:type="simple" xlink:href="https://liveuamap.com/en/2023/14-may-chernihivska-oblast0029-red-alert-aerig" text:style-name="Internet_20_link" text:visited-style-name="Visited_20_Internet_20_Link">
https://liveuamap.com/en/2023/14-may-chernihivska-oblast0029-red-alert-aerig</text:a>
</text:p>
      <text:p text:style-name="P4">
Source: <text:a xlink:type="simple" xlink:href="https://t.me/air_alert_ua/45368" text:style-name="Internet_20_link" text:visited-style-name="Visited_20_Internet_20_Link">
https://t.me/air_alert_ua/45368</text:a>
</text:p>
      <!--NEWS-->
      <text:h text:style-name="P10" text:outline-level="1">
<text:span text:style-name="T4">
Poltavska Oblast(00:36). Red Alert: aerial threat. Sirens sounding. Take cover now!</text:span>
</text:h>
      <text:p text:style-name="P4">
Authors: liveuamap (Language: en)</text:p>
      <text:p text:style-name="P4">
Time: 2023-05-14T18:36:00</text:p>
      <text:p text:style-name="P4">
Location: Poltavska Oblast (Latitude:49.47824 Longtitude:33.81946)</text:p>
      <text:p text:style-name="P4">
Videos: []</text:p>
      <text:p text:style-name="P4">
Images: []</text:p>
      <text:p text:style-name="P4">
Tags: ["Europe", "Central and Eastern Europe"]</text:p>
      <text:p text:style-name="P4">
ID: 22562879</text:p>
      <!--METADATA-->
      <text:p text:style-name="P4">
Poltavska Oblast(00:36). Red Alert: aerial threat. Sirens sounding. Take covernow!</text:p>
      <text:p text:style-name="P4">
News Collection Link: <text:a xlink:type="simple" xlink:href="https://liveuamap.com/en/2023/14-may-poltavska-oblast0036-red-alert-aerial-g" text:style-name="Internet_20_link" text:visited-style-name="Visited_20_Internet_20_Link">
https://liveuamap.com/en/2023/14-may-poltavska-oblast0036-red-alert-aerial-g</text:a>
</text:p>
      <text:p text:style-name="P4">
Source: <text:a xlink:type="simple" xlink:href="https://t.me/air_alert_ua/45373" text:style-name="Internet_20_link" text:visited-style-name="Visited_20_Internet_20_Link">
https://t.me/air_alert_ua/45373</text:a>
</text:p>
      <!--NEWS-->
      <text:h text:style-name="P10" text:outline-level="1">
<text:span text:style-name="T4">
Zaporizka Oblast(01:06). Red Alert: aerial threat. Sirens sounding. Take cover now!</text:span>
</text:h>
      <text:p text:style-name="P4">
Authors: liveuamap (Language: en)</text:p>
      <text:p text:style-name="P4">
Time: 2023-05-14T19:07:00</text:p>
      <text:p text:style-name="P4">
Location: Zaporizka Oblast (Latitude:47.611781 Longtitude:35.766461)</text:p>
      <text:p text:style-name="P4">
Videos: []</text:p>
      <text:p text:style-name="P4">
Images: []</text:p>
      <text:p text:style-name="P4">
Tags: ["Europe", "Central and Eastern Europe"]</text:p>
      <text:p text:style-name="P4">
ID: 22562880</text:p>
      <!--METADATA-->
      <text:p text:style-name="P4">
Zaporizka Oblast(01:06). Red Alert: aerial threat. Sirens sounding. Take covernow!</text:p>
      <text:p text:style-name="P4">
News Collection Link: <text:a xlink:type="simple" xlink:href="https://liveuamap.com/en/2023/14-may-zaporizka-oblast0106-red-alert-aerial-g" text:style-name="Internet_20_link" text:visited-style-name="Visited_20_Internet_20_Link">
https://liveuamap.com/en/2023/14-may-zaporizka-oblast0106-red-alert-aerial-g</text:a>
</text:p>
      <text:p text:style-name="P4">
Source: <text:a xlink:type="simple" xlink:href="https://t.me/air_alert_ua/45375" text:style-name="Internet_20_link" text:visited-style-name="Visited_20_Internet_20_Link">
https://t.me/air_alert_ua/45375</text:a>
</text:p>
      <!--NEWS-->
      <text:h text:style-name="P10" text:outline-level="1">
<text:span text:style-name="T4">
Kherson, Khersonska Oblast(01:17). Red Alert: aerial threat. Sirens sounding. Take cover now!</text:span>
</text:h>
      <text:p text:style-name="P4">
Authors: liveuamap (Language: en)</text:p>
      <text:p text:style-name="P4">
Time: 2023-05-14T19:20:00</text:p>
      <text:p text:style-name="P4">
Location: Kherson (Latitude:46.65622 Longtitude:32.61833)</text:p>
      <text:p text:style-name="P4">
Videos: []</text:p>
      <text:p text:style-name="P4">
Images: []</text:p>
      <text:p text:style-name="P4">
Tags: ["Europe", "Central and Eastern Europe"]</text:p>
      <text:p text:style-name="P4">
ID: 22562881</text:p>
      <!--METADATA-->
      <text:p text:style-name="P4">
Kherson, Khersonska Oblast(01:17). Red Alert: aerial threat. Sirens sounding.Take cover now!</text:p>
      <text:p text:style-name="P4">
News Collection Link: <text:a xlink:type="simple" xlink:href="https://liveuamap.com/en/2023/14-may-kherson-khersonska-oblast0117-red-alerg" text:style-name="Internet_20_link" text:visited-style-name="Visited_20_Internet_20_Link">
https://liveuamap.com/en/2023/14-may-kherson-khersonska-oblast0117-red-alerg</text:a>
</text:p>
      <text:p text:style-name="P4">
Source: <text:a xlink:type="simple" xlink:href="https://t.me/air_alert_ua/45376" text:style-name="Internet_20_link" text:visited-style-name="Visited_20_Internet_20_Link">
https://t.me/air_alert_ua/45376</text:a>
</text:p>
      <!--NEWS-->
      <text:h text:style-name="P10" text:outline-level="1">
<text:span text:style-name="T4">
Cherkaska Oblast(01:22). Red Alert: aerial threat. Sirens sounding. Take cover now!</text:span>
</text:h>
      <text:p text:style-name="P4">
Authors: liveuamap (Language: en)</text:p>
      <text:p text:style-name="P4">
Time: 2023-05-14T19:24:00</text:p>
      <text:p text:style-name="P4">
Location: Cherkaska Oblast (Latitude:49.25000000 Longtitude:31.33333000)</text:p>
      <text:p text:style-name="P4">
Videos: []</text:p>
      <text:p text:style-name="P4">
Images: []</text:p>
      <text:p text:style-name="P4">
Tags: ["Europe", "Central and Eastern Europe"]</text:p>
      <text:p text:style-name="P4">
ID: 22562882</text:p>
      <!--METADATA-->
      <text:p text:style-name="P4">
Cherkaska Oblast(01:22). Red Alert: aerial threat. Sirens sounding. Take covernow!</text:p>
      <text:p text:style-name="P4">
News Collection Link: <text:a xlink:type="simple" xlink:href="https://liveuamap.com/en/2023/14-may-cherkaska-oblast0122-red-alert-aerial-g" text:style-name="Internet_20_link" text:visited-style-name="Visited_20_Internet_20_Link">
https://liveuamap.com/en/2023/14-may-cherkaska-oblast0122-red-alert-aerial-g</text:a>
</text:p>
      <text:p text:style-name="P4">
Source: <text:a xlink:type="simple" xlink:href="https://t.me/air_alert_ua/45377" text:style-name="Internet_20_link" text:visited-style-name="Visited_20_Internet_20_Link">
https://t.me/air_alert_ua/45377</text:a>
</text:p>
      <!--NEWS-->
      <text:h text:style-name="P10" text:outline-level="1">
<text:span text:style-name="T4">
Kirovohradska Oblast(01:28). Red Alert: aerial threat. Sirens sounding. Take cover now!</text:span>
</text:h>
      <text:p text:style-name="P4">
Authors: liveuamap (Language: en)</text:p>
      <text:p text:style-name="P4">
Time: 2023-05-14T19:31:00</text:p>
      <text:p text:style-name="P4">
Location: Kirovohradska Oblast (Latitude:48.49957 Longtitude:32.00036)</text:p>
      <text:p text:style-name="P4">
Videos: []</text:p>
      <text:p text:style-name="P4">
Images: []</text:p>
      <text:p text:style-name="P4">
Tags: ["Europe", "Central and Eastern Europe"]</text:p>
      <text:p text:style-name="P4">
ID: 22562883</text:p>
      <!--METADATA-->
      <text:p text:style-name="P4">
Kirovohradska Oblast(01:28). Red Alert: aerial threat. Sirens sounding. Takecover now!</text:p>
      <text:p text:style-name="P4">
News Collection Link: <text:a xlink:type="simple" xlink:href="https://liveuamap.com/en/2023/14-may-kirovohradska-oblast0128-red-alert-aerg" text:style-name="Internet_20_link" text:visited-style-name="Visited_20_Internet_20_Link">
https://liveuamap.com/en/2023/14-may-kirovohradska-oblast0128-red-alert-aerg</text:a>
</text:p>
      <text:p text:style-name="P4">
Source: <text:a xlink:type="simple" xlink:href="https://t.me/air_alert_ua/45378" text:style-name="Internet_20_link" text:visited-style-name="Visited_20_Internet_20_Link">
https://t.me/air_alert_ua/45378</text:a>
</text:p>
      <!--NEWS-->
      <text:h text:style-name="P10" text:outline-level="1">
<text:span text:style-name="T4">
Kharkiv, Kharkivska Oblast(01:40). Red Alert: aerial threat. Sirens sounding. Take cover now!</text:span>
</text:h>
      <text:p text:style-name="P4">
Authors: liveuamap (Language: en)</text:p>
      <text:p text:style-name="P4">
Time: 2023-05-14T19:42:00</text:p>
      <text:p text:style-name="P4">
Location: Kharkiv (Latitude:49.98081000 Longtitude:36.25272000)</text:p>
      <text:p text:style-name="P4">
Videos: []</text:p>
      <text:p text:style-name="P4">
Images: []</text:p>
      <text:p text:style-name="P4">
Tags: ["Europe", "Central and Eastern Europe"]</text:p>
      <text:p text:style-name="P4">
ID: 22562884</text:p>
      <!--METADATA-->
      <text:p text:style-name="P4">
Kharkiv, Kharkivska Oblast(01:40). Red Alert: aerial threat. Sirens sounding.Take cover now!</text:p>
      <text:p text:style-name="P4">
News Collection Link: <text:a xlink:type="simple" xlink:href="https://liveuamap.com/en/2023/14-may-kharkiv-kharkivska-oblast0140-red-alerg" text:style-name="Internet_20_link" text:visited-style-name="Visited_20_Internet_20_Link">
https://liveuamap.com/en/2023/14-may-kharkiv-kharkivska-oblast0140-red-alerg</text:a>
</text:p>
      <text:p text:style-name="P4">
Source: <text:a xlink:type="simple" xlink:href="https://t.me/air_alert_ua/45380" text:style-name="Internet_20_link" text:visited-style-name="Visited_20_Internet_20_Link">
https://t.me/air_alert_ua/45380</text:a>
</text:p>
      <!--NEWS-->
      <text:h text:style-name="P10" text:outline-level="1">
<text:span text:style-name="T4">
Dnipro, Dnipropetrovska Oblast(02:05). Red Alert: aerial threat. Sirens sounding. Take cover ...</text:span>
</text:h>
      <text:p text:style-name="P4">
Authors: liveuamap (Language: en)</text:p>
      <text:p text:style-name="P4">
Time: 2023-05-14T20:06:00</text:p>
      <text:p text:style-name="P4">
Location: Dnipro (Latitude:48.45823 Longtitude:35.03975)</text:p>
      <text:p text:style-name="P4">
Videos: []</text:p>
      <text:p text:style-name="P4">
Images: []</text:p>
      <text:p text:style-name="P4">
Tags: ["Europe", "Central and Eastern Europe"]</text:p>
      <text:p text:style-name="P4">
ID: 22562885</text:p>
      <!--METADATA-->
      <text:p text:style-name="P4">
Dnipro, Dnipropetrovska Oblast(02:05). Red Alert: aerial threat. Sirenssounding. Take cover now!</text:p>
      <text:p text:style-name="P4">
News Collection Link: <text:a xlink:type="simple" xlink:href="https://liveuamap.com/en/2023/15-may-dnipro-dnipropetrovska-oblast0205-red-g" text:style-name="Internet_20_link" text:visited-style-name="Visited_20_Internet_20_Link">
https://liveuamap.com/en/2023/15-may-dnipro-dnipropetrovska-oblast0205-red-g</text:a>
</text:p>
      <text:p text:style-name="P4">
Source: <text:a xlink:type="simple" xlink:href="https://t.me/air_alert_ua/45381" text:style-name="Internet_20_link" text:visited-style-name="Visited_20_Internet_20_Link">
https://t.me/air_alert_ua/45381</text:a>
</text:p>
      <!--NEWS-->
      <text:h text:style-name="P10" text:outline-level="1">
<text:span text:style-name="T4">
Mykolaiv, Mykolayivska Oblast(02:38). Red Alert: aerial threat. Sirens sounding. Take cover now!</text:span>
</text:h>
      <text:p text:style-name="P4">
Authors: liveuamap (Language: en)</text:p>
      <text:p text:style-name="P4">
Time: 2023-05-14T20:41:00</text:p>
      <text:p text:style-name="P4">
Location: Mykolaiv (Latitude:46.94964 Longtitude:32.00622)</text:p>
      <text:p text:style-name="P4">
Videos: []</text:p>
      <text:p text:style-name="P4">
Images: []</text:p>
      <text:p text:style-name="P4">
Tags: ["Europe", "Central and Eastern Europe"]</text:p>
      <text:p text:style-name="P4">
ID: 22562887</text:p>
      <!--METADATA-->
      <text:p text:style-name="P4">
Mykolaiv, Mykolayivska Oblast(02:38). Red Alert: aerial threat. Sirenssounding. Take cover now!</text:p>
      <text:p text:style-name="P4">
News Collection Link: <text:a xlink:type="simple" xlink:href="https://liveuamap.com/en/2023/15-may-mykolaiv-mykolayivska-oblast0238-red-ag" text:style-name="Internet_20_link" text:visited-style-name="Visited_20_Internet_20_Link">
https://liveuamap.com/en/2023/15-may-mykolaiv-mykolayivska-oblast0238-red-ag</text:a>
</text:p>
      <text:p text:style-name="P4">
Source: <text:a xlink:type="simple" xlink:href="https://t.me/air_alert_ua/45384" text:style-name="Internet_20_link" text:visited-style-name="Visited_20_Internet_20_Link">
https://t.me/air_alert_ua/45384</text:a>
</text:p>
      <!--NEWS-->
      <text:h text:style-name="P10" text:outline-level="1">
<text:span text:style-name="T4">
Kherson, Khersonska Oblast(03:11). Red Alert: aerial threat. Sirens sounding. Take cover now!</text:span>
</text:h>
      <text:p text:style-name="P4">
Authors: liveuamap (Language: en)</text:p>
      <text:p text:style-name="P4">
Time: 2023-05-14T21:15:00</text:p>
      <text:p text:style-name="P4">
Location: Kherson (Latitude:46.65502 Longtitude:32.61766)</text:p>
      <text:p text:style-name="P4">
Videos: []</text:p>
      <text:p text:style-name="P4">
Images: []</text:p>
      <text:p text:style-name="P4">
Tags: ["Europe", "Central and Eastern Europe"]</text:p>
      <text:p text:style-name="P4">
ID: 22562888</text:p>
      <!--METADATA-->
      <text:p text:style-name="P4">
Kherson, Khersonska Oblast(03:11). Red Alert: aerial threat. Sirens sounding.Take cover now!</text:p>
      <text:p text:style-name="P4">
News Collection Link: <text:a xlink:type="simple" xlink:href="https://liveuamap.com/en/2023/15-may-kherson-khersonska-oblast0311-red-alerg" text:style-name="Internet_20_link" text:visited-style-name="Visited_20_Internet_20_Link">
https://liveuamap.com/en/2023/15-may-kherson-khersonska-oblast0311-red-alerg</text:a>
</text:p>
      <text:p text:style-name="P4">
Source: <text:a xlink:type="simple" xlink:href="https://t.me/air_alert_ua/45389" text:style-name="Internet_20_link" text:visited-style-name="Visited_20_Internet_20_Link">
https://t.me/air_alert_ua/45389</text:a>
</text:p>
      <!--NEWS-->
      <text:h text:style-name="P10" text:outline-level="1">
<text:span text:style-name="T4">
Poltavska Oblast(05:05). Red Alert: aerial threat. Sirens sounding. Take cover now!</text:span>
</text:h>
      <text:p text:style-name="P4">
Authors: liveuamap (Language: en)</text:p>
      <text:p text:style-name="P4">
Time: 2023-05-14T23:05:00</text:p>
      <text:p text:style-name="P4">
Location: Poltavska Oblast (Latitude:49.47705000 Longtitude:33.81866000)</text:p>
      <text:p text:style-name="P4">
Videos: []</text:p>
      <text:p text:style-name="P4">
Images: []</text:p>
      <text:p text:style-name="P4">
Tags: ["Europe", "Central and Eastern Europe"]</text:p>
      <text:p text:style-name="P4">
ID: 22562890</text:p>
      <!--METADATA-->
      <text:p text:style-name="P4">
Poltavska Oblast(05:05). Red Alert: aerial threat. Sirens sounding. Take covernow!</text:p>
      <text:p text:style-name="P4">
News Collection Link: <text:a xlink:type="simple" xlink:href="https://liveuamap.com/en/2023/15-may-poltavska-oblast0505-red-alert-aerial-g" text:style-name="Internet_20_link" text:visited-style-name="Visited_20_Internet_20_Link">
https://liveuamap.com/en/2023/15-may-poltavska-oblast0505-red-alert-aerial-g</text:a>
</text:p>
      <text:p text:style-name="P4">
Source: <text:a xlink:type="simple" xlink:href="https://t.me/suspilnepoltava/11149" text:style-name="Internet_20_link" text:visited-style-name="Visited_20_Internet_20_Link">
https://t.me/suspilnepoltava/11149</text:a>
</text:p>
      <!--NEWS-->
      <text:h text:style-name="P10" text:outline-level="1">
<text:span text:style-name="T4">
Dnipro, Dnipropetrovska Oblast, Kirovohradska Oblast(05:06). Red Alert: aerial threat. Sirens...</text:span>
</text:h>
      <text:p text:style-name="P4">
Authors: liveuamap (Language: en)</text:p>
      <text:p text:style-name="P4">
Time: 2023-05-14T23:07:00</text:p>
      <text:p text:style-name="P4">
Location: Dnipro (Latitude:48.46012 Longtitude:35.03841)</text:p>
      <text:p text:style-name="P4">
Videos: []</text:p>
      <text:p text:style-name="P4">
Images: []</text:p>
      <text:p text:style-name="P4">
Tags: ["Europe", "Central and Eastern Europe"]</text:p>
      <text:p text:style-name="P4">
ID: 22562891</text:p>
      <!--METADATA-->
      <text:p text:style-name="P4">
Dnipro, Dnipropetrovska Oblast, Kirovohradska Oblast(05:06). Red Alert: aerialthreat. Sirens sounding. Take cover now!</text:p>
      <text:p text:style-name="P4">
News Collection Link: <text:a xlink:type="simple" xlink:href="https://liveuamap.com/en/2023/15-may-dnipro-dnipropetrovska-oblast-kirovohrg" text:style-name="Internet_20_link" text:visited-style-name="Visited_20_Internet_20_Link">
https://liveuamap.com/en/2023/15-may-dnipro-dnipropetrovska-oblast-kirovohrg</text:a>
</text:p>
      <text:p text:style-name="P4">
Source: <text:a xlink:type="simple" xlink:href="https://t.me/air_alert_ua/45398" text:style-name="Internet_20_link" text:visited-style-name="Visited_20_Internet_20_Link">
https://t.me/air_alert_ua/45398</text:a>
</text:p>
      <!--NEWS-->
      <text:h text:style-name="P10" text:outline-level="1">
<text:span text:style-name="T4">
Чинний Президент рф ізолює свою країну своєю присутністю в кремлі — Володимир Зеленський</text:span>
</text:h>
      <text:p text:style-name="P4">
Author: ['АРМІЯINFORM']</text:p>
      <text:p text:style-name="P4">
Time: 2023-05-14T34:00:00-04:00</text:p>
      <text:p text:style-name="P4">
Description: Президент України Володимир Зеленський переконаний, що чинний лідер держави-агресор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a4f67fb00603a221ac625cbbc0d3b6d_1684009913_extra_large.jpeg" text:style-name="Internet_20_link" text:visited-style-name="Visited_20_Internet_20_Link">
aa4f67fb00603a221ac625cbbc0d3b6d_1684009913_extra_large.jpeg</text:a>
']</text:p>
      <text:p text:style-name="P4">
Tags: ['ВОЛОДИМИР ЗЕЛЕНСЬКИЙ', 'ІТАЛІЯ']</text:p>
      <text:p text:style-name="P4">
Category: News</text:p>
      <!--METADATA-->
      <text:p text:style-name="P4">
<draw:frame draw:style-name="fr1" draw:name="Image2" text:anchor-type="as-char" svg:width="6.9236in" svg:height="4.617948in" draw:z-index="0">
<draw:image xlink:href="../Images/AРМІЯINFORM/2023-05-14T34-00-00-04-00/aa4f67fb00603a221ac625cbbc0d3b6d_1684009913_extra_large.jpeg" xlink:type="simple" xlink:show="embed" xlink:actuate="onLoad" draw:mime-type="image/jpeg"/>
</draw:frame>
</text:p>
      <text:p text:style-name="P4">
Президент України Володимир Зеленський переконаний, що чинний лідер держави-агресора Володимир Путін своїм перебуванням на посаді Президента йпродовженням своєї політики дедалі більше ізолює російську федерацію відцивілізованого світу. Про це Глава Української держави сказав в інтерв’юпредставникам італійських ЗМІ під час офіційного візиту до Італії.</text:p>
      <text:p text:style-name="P4">
«Він точно тепер далеко від тієї росії, у якої були зв’язки із цивілізованимсвітом. Сьогодні він ізольований. Своєю присутністю у Кремлі він ізолює людей,свою економіку, свою історію, свою мову. Все, що в них було накопичено, вінстер. І стер наші відносини, тому що прийшов до нас зі своєю агресією,неспровокованою війною», — зазначив Володимир Зеленський.</text:p>
      <text:p text:style-name="P4">
Президент України висловив переконання, що російському лідеру байдужі люди —не лише українці, а й громадяни його країни, — тому російські війська, якіприйшли на українську землю, демотивовані із самого початку цієї загарбницькоївійни.</text:p>
      <text:p text:style-name="P4">
«У нього немає сильної армії. У нього є мільйони людей, яких він кидає підтанки. І в нього було багато радянської техніки», — сказав Глава держави.</text:p>
      <text:p text:style-name="P4">
Володимир Зеленський зазначив, що очільник кремля має дедалі менше виправданьдля своїх дій в Україні. У нинішнього Президента росії дедалі менше віритьйого суспільство, бізнес і навіть оточення.</text:p>
      <text:p text:style-name="P4">
«Він обіцяв їм швидку перемогу, а перемоги й близько немає. Все ценекомфортно, із цими людьми вже ніхто не спілкується, серйозний бізнесвиходить з рф, бізнеси на території Європи та світу, де є партнерство росії,не хочуть мати спільних контрактів. Усе це впливає на велику кількість людей,і вони цього не хочуть, бо щодня в них складнощі… Це і є ізоляція», — розповівГлава держави.</text:p>
      <text:p text:style-name="P4">
Водночас, на переконання Володимира Зеленського, російське суспільство заразне таке закрите, як було при Радянському Союзі, і не готове знову жити візоляції, тому тиснутиме на Президента рф.</text:p>
      <text:p text:style-name="P4">
«Щоденно настрій там, усередині держави, погіршується. Вони тиснутимуть нанього», — зазначив Президент України.</text:p>
      <text:p text:style-name="P4">
Глава держави наголосив, що Україна наближається до перемоги, щоднявиштовхуючи ворога зі своєї території. Зокрема, він зауважив, що наша країнанадзвичайно ґрунтовно готується до контрнаступу.</text:p>
      <text:p text:style-name="P4">
«Ми дуже серйозно готуємося. І дуже серйозні кроки будуть обов’язково. Я знаю,що ми всі мотивовані — не тільки ті, хто знає весь цей задум, а й наш народ»,— додав Володимир Зеленський.</text:p>
      <text:p text:style-name="P4">
Він зазначив, що не може назвати точної дати початку контрнаступу, але коли цестанеться, «ви точно це побачите, а росія це точно відчує».</text:p>
      <text:p text:style-name="P4">
Президент акцентував, що український народ вірить у перемогу, а перші важливікроки будуть незабаром.</text:p>
      <text:p text:style-name="P4">
<text:span text:style-name="T4">
Джерело:</text:span>
 <text:a xlink:type="simple" xlink:href="https://armyinform.com.ua/reformator/president.gov.ua/news/chinnij-prezident-rf-izolyuye-svoyu-krayinu-svoyeyu-prisutni-82861" text:style-name="Internet_20_link" text:visited-style-name="Visited_20_Internet_20_Link">
Офіс ПрезидентаУкраїни</text:a>
</text:p>
      <text:p text:style-name="P4">
Source: <text:a xlink:type="simple" xlink:href="https://armyinform.com.ua/2023/05/14/chynnyj-prezydent-rf-izolyuye-svoyu-krayinu-svoyeyu-prysutnistyu-v-kremli-volodymyr-zelenskyj/" text:style-name="Internet_20_link" text:visited-style-name="Visited_20_Internet_20_Link">
https://armyinform.com.ua/2023/05/14/chynnyj-prezydent-rf-izolyuye-svoyu-krayinu-svoyeyu-prysutnistyu-v-kremli-volodymyr-zelenskyj/</text:a>
</text:p>
      <!--NEWS-->
      <text:h text:style-name="P10" text:outline-level="1">
<text:span text:style-name="T4">
В київському Будинку кіно відбулася творча зустріч з українською поетесою та захисницею Валерією Суботіною</text:span>
</text:h>
      <text:p text:style-name="P4">
Author: ['Оксана Іванець']</text:p>
      <text:p text:style-name="P4">
Time: 2023-05-14T35:00:00-04:00</text:p>
      <text:p text:style-name="P4">
Description: 10 квітня захисниця Азовсталі й Маріуполя Валерія Суботіна (Карпиленко) на псевдо «На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04773273645993931_y.jpg" text:style-name="Internet_20_link" text:visited-style-name="Visited_20_Internet_20_Link">
photo_5404773273645993931_y.jpg</text:a>
', '<text:a xlink:type="simple" xlink:href="https://armyinform.com.ua/wp-content/uploads/2023/05/photo_5404773273645993933_y-150x150.jpg" text:style-name="Internet_20_link" text:visited-style-name="Visited_20_Internet_20_Link">
photo_5404773273645993933_y-150x150.jpg</text:a>
', '<text:a xlink:type="simple" xlink:href="https://armyinform.com.ua/wp-content/uploads/2023/05/photo_5404773273645993934_y-150x150.jpg" text:style-name="Internet_20_link" text:visited-style-name="Visited_20_Internet_20_Link">
photo_5404773273645993934_y-150x150.jpg</text:a>
', '<text:a xlink:type="simple" xlink:href="https://armyinform.com.ua/wp-content/uploads/2023/05/photo_5404773273645993935_y-150x150.jpg" text:style-name="Internet_20_link" text:visited-style-name="Visited_20_Internet_20_Link">
photo_5404773273645993935_y-150x150.jpg</text:a>
', '<text:a xlink:type="simple" xlink:href="https://armyinform.com.ua/wp-content/uploads/2023/05/photo_5404773273645993936_y-150x150.jpg" text:style-name="Internet_20_link" text:visited-style-name="Visited_20_Internet_20_Link">
photo_5404773273645993936_y-150x150.jpg</text:a>
', '<text:a xlink:type="simple" xlink:href="https://armyinform.com.ua/wp-content/uploads/2023/05/photo_5404773273645993937_y-150x150.jpg" text:style-name="Internet_20_link" text:visited-style-name="Visited_20_Internet_20_Link">
photo_5404773273645993937_y-150x150.jpg</text:a>
', '<text:a xlink:type="simple" xlink:href="https://armyinform.com.ua/wp-content/uploads/2023/05/photo_5404773273645993938_y-150x150.jpg" text:style-name="Internet_20_link" text:visited-style-name="Visited_20_Internet_20_Link">
photo_5404773273645993938_y-150x150.jpg</text:a>
', '<text:a xlink:type="simple" xlink:href="https://armyinform.com.ua/wp-content/uploads/2023/05/photo_5404773273645993939_y-150x150.jpg" text:style-name="Internet_20_link" text:visited-style-name="Visited_20_Internet_20_Link">
photo_5404773273645993939_y-150x150.jpg</text:a>
', '<text:a xlink:type="simple" xlink:href="https://armyinform.com.ua/wp-content/uploads/2023/05/photo_5404773273645993940_y-150x150.jpg" text:style-name="Internet_20_link" text:visited-style-name="Visited_20_Internet_20_Link">
photo_5404773273645993940_y-150x150.jpg</text:a>
', '<text:a xlink:type="simple" xlink:href="https://armyinform.com.ua/wp-content/uploads/2023/05/photo_5404773273645993933_y-1-150x150.jpg" text:style-name="Internet_20_link" text:visited-style-name="Visited_20_Internet_20_Link">
photo_5404773273645993933_y-1-150x150.jpg</text:a>
']</text:p>
      <text:p text:style-name="P4">
Tags: ['ЗУСТРІЧ']</text:p>
      <text:p text:style-name="P4">
Category: News</text:p>
      <!--METADATA-->
      <text:p text:style-name="P4">
<draw:frame draw:style-name="fr1" draw:name="Image3" text:anchor-type="as-char" svg:width="6.9236in" svg:height="3.900295in" draw:z-index="0">
<draw:image xlink:href="../Images/AРМІЯINFORM/2023-05-14T35-00-00-04-00/photo_5404773273645993931_y.jpg" xlink:type="simple" xlink:show="embed" xlink:actuate="onLoad" draw:mime-type="image/jpeg"/>
</draw:frame>
</text:p>
      <text:p text:style-name="P4">
10 квітня захисниця Азовсталі й Маріуполя Валерія Суботіна (Карпиленко) напсевдо «Нава» повернулася на Батьківщину з російського полону під час обмінувійськовополоненими. За російськими гратами жінка-військовослужбовець полку«Азов» пробула 327 днів.</text:p>
      <text:p text:style-name="P4">
Сьогодні поетеса вперше вийшла на публіку, аби поспілкуватися з читачами. Їїтворчий вечір був присвячений поверненню Валерії з полону, а також збірціпоезій «Квіти і зброя», наклад якої згорів в тимчасово окупованому Маріуполіта був перевиданий свекрухою дівчини — Людмилою Суботіною.</text:p>
      <text:p text:style-name="P4">
На заході були присутні друзі, знайомі, посестри і побратими поетеси. Зі сценивони ділилися життєвими історіями, які їх поєднують з Навою, а такождекламували її вірші зі збірки є. Були і ті, хто присвячував Валерії і їїчоловікові, офіцеру Держприкордонслужби України Андрію Суботіну, який загинувв боях за столицю Приазов’я, власні твори — кохання цієї пари стало натхненнямдля багатьох митців.</text:p>
      <text:p text:style-name="P4">
<text:a xlink:type="simple" xlink:href="https://armyinform.com.ua/wp-content/uploads/2023/05/photo_5404773273645993933_y.jpg" text:style-name="Internet_20_link" text:visited-style-name="Visited_20_Internet_20_Link">
<draw:frame draw:style-name="fr1" draw:name="Image4" text:anchor-type="as-char" svg:width="6.9236in" svg:height="6.9236in" draw:z-index="0">
<draw:image xlink:href="../Images/AРМІЯINFORM/2023-05-14T35-00-00-04-00/photo_5404773273645993933_y-150x150.jpg" xlink:type="simple" xlink:show="embed" xlink:actuate="onLoad" draw:mime-type="image/jpeg"/>
</draw:frame>
</text:a>
</text:p>
      <text:p text:style-name="P4">
<text:a xlink:type="simple" xlink:href="https://armyinform.com.ua/wp-content/uploads/2023/05/photo_5404773273645993934_y.jpg" text:style-name="Internet_20_link" text:visited-style-name="Visited_20_Internet_20_Link">
<draw:frame draw:style-name="fr1" draw:name="Image5" text:anchor-type="as-char" svg:width="6.9236in" svg:height="6.9236in" draw:z-index="0">
<draw:image xlink:href="../Images/AРМІЯINFORM/2023-05-14T35-00-00-04-00/photo_5404773273645993934_y-150x150.jpg" xlink:type="simple" xlink:show="embed" xlink:actuate="onLoad" draw:mime-type="image/jpeg"/>
</draw:frame>
</text:a>
</text:p>
      <text:p text:style-name="P4">
<text:a xlink:type="simple" xlink:href="https://armyinform.com.ua/wp-content/uploads/2023/05/photo_5404773273645993935_y.jpg" text:style-name="Internet_20_link" text:visited-style-name="Visited_20_Internet_20_Link">
<draw:frame draw:style-name="fr1" draw:name="Image6" text:anchor-type="as-char" svg:width="6.9236in" svg:height="6.9236in" draw:z-index="0">
<draw:image xlink:href="../Images/AРМІЯINFORM/2023-05-14T35-00-00-04-00/photo_5404773273645993935_y-150x150.jpg" xlink:type="simple" xlink:show="embed" xlink:actuate="onLoad" draw:mime-type="image/jpeg"/>
</draw:frame>
</text:a>
</text:p>
      <text:p text:style-name="P4">
<text:a xlink:type="simple" xlink:href="https://armyinform.com.ua/wp-content/uploads/2023/05/photo_5404773273645993936_y.jpg" text:style-name="Internet_20_link" text:visited-style-name="Visited_20_Internet_20_Link">
<draw:frame draw:style-name="fr1" draw:name="Image7" text:anchor-type="as-char" svg:width="6.9236in" svg:height="6.9236in" draw:z-index="0">
<draw:image xlink:href="../Images/AРМІЯINFORM/2023-05-14T35-00-00-04-00/photo_5404773273645993936_y-150x150.jpg" xlink:type="simple" xlink:show="embed" xlink:actuate="onLoad" draw:mime-type="image/jpeg"/>
</draw:frame>
</text:a>
</text:p>
      <text:p text:style-name="P4">
<text:a xlink:type="simple" xlink:href="https://armyinform.com.ua/wp-content/uploads/2023/05/photo_5404773273645993937_y.jpg" text:style-name="Internet_20_link" text:visited-style-name="Visited_20_Internet_20_Link">
<draw:frame draw:style-name="fr1" draw:name="Image8" text:anchor-type="as-char" svg:width="6.9236in" svg:height="6.9236in" draw:z-index="0">
<draw:image xlink:href="../Images/AРМІЯINFORM/2023-05-14T35-00-00-04-00/photo_5404773273645993937_y-150x150.jpg" xlink:type="simple" xlink:show="embed" xlink:actuate="onLoad" draw:mime-type="image/jpeg"/>
</draw:frame>
</text:a>
</text:p>
      <text:p text:style-name="P4">
<text:a xlink:type="simple" xlink:href="https://armyinform.com.ua/wp-content/uploads/2023/05/photo_5404773273645993938_y.jpg" text:style-name="Internet_20_link" text:visited-style-name="Visited_20_Internet_20_Link">
<draw:frame draw:style-name="fr1" draw:name="Image9" text:anchor-type="as-char" svg:width="6.9236in" svg:height="6.9236in" draw:z-index="0">
<draw:image xlink:href="../Images/AРМІЯINFORM/2023-05-14T35-00-00-04-00/photo_5404773273645993938_y-150x150.jpg" xlink:type="simple" xlink:show="embed" xlink:actuate="onLoad" draw:mime-type="image/jpeg"/>
</draw:frame>
</text:a>
</text:p>
      <text:p text:style-name="P4">
<text:a xlink:type="simple" xlink:href="https://armyinform.com.ua/wp-content/uploads/2023/05/photo_5404773273645993939_y.jpg" text:style-name="Internet_20_link" text:visited-style-name="Visited_20_Internet_20_Link">
<draw:frame draw:style-name="fr1" draw:name="Image10" text:anchor-type="as-char" svg:width="6.9236in" svg:height="6.9236in" draw:z-index="0">
<draw:image xlink:href="../Images/AРМІЯINFORM/2023-05-14T35-00-00-04-00/photo_5404773273645993939_y-150x150.jpg" xlink:type="simple" xlink:show="embed" xlink:actuate="onLoad" draw:mime-type="image/jpeg"/>
</draw:frame>
</text:a>
</text:p>
      <text:p text:style-name="P4">
<text:a xlink:type="simple" xlink:href="https://armyinform.com.ua/wp-content/uploads/2023/05/photo_5404773273645993940_y.jpg" text:style-name="Internet_20_link" text:visited-style-name="Visited_20_Internet_20_Link">
<draw:frame draw:style-name="fr1" draw:name="Image11" text:anchor-type="as-char" svg:width="6.9236in" svg:height="6.9236in" draw:z-index="0">
<draw:image xlink:href="../Images/AРМІЯINFORM/2023-05-14T35-00-00-04-00/photo_5404773273645993940_y-150x150.jpg" xlink:type="simple" xlink:show="embed" xlink:actuate="onLoad" draw:mime-type="image/jpeg"/>
</draw:frame>
</text:a>
</text:p>
      <text:p text:style-name="P4">
<text:a xlink:type="simple" xlink:href="https://armyinform.com.ua/wp-content/uploads/2023/05/photo_5404773273645993933_y-1.jpg" text:style-name="Internet_20_link" text:visited-style-name="Visited_20_Internet_20_Link">
<draw:frame draw:style-name="fr1" draw:name="Image12" text:anchor-type="as-char" svg:width="6.9236in" svg:height="6.9236in" draw:z-index="0">
<draw:image xlink:href="../Images/AРМІЯINFORM/2023-05-14T35-00-00-04-00/photo_5404773273645993933_y-1-150x150.jpg" xlink:type="simple" xlink:show="embed" xlink:actuate="onLoad" draw:mime-type="image/jpeg"/>
</draw:frame>
</text:a>
</text:p>
      <text:p text:style-name="P4">
Також на заході пісні на вірші Нави виконав актор-військовослужбовець ДмитроЛінартович, композиції на твори Григорія Сковороди та Василя Стуса — лірник ібандурист Тарас Компаніченко, а пісні «Поцілуй мене на прощання», «Повернисьживим» та «Перемога» заспівала народна артистка України Марія Бурмака.</text:p>
      <text:p text:style-name="P4">
Сама Валерія зачитала три власні поезії. Одну — про Маріуполь, другу, яка буланаписана напередодні ввечері, дівчина присвятила побратимам, які наразіперебувають у російському полоні. Третій вірш був присвячений пам’яті про їїчоловіка, з яким Валерія побралася торік 5 травня. За два дні, 7 травня 2022року капітан Андрій Суботін не повернувся з бойового завдання. Його тіло ще неповернуто для гідного поховання…</text:p>
      <text:p text:style-name="P4">
Наприкінці вечора Валерія Суботіна наголосила, що українське суспільствомусить пам’ятати про тих, хто ще знаходиться в російському полоні та робитивсе можливе, аби витягнути їх звідти.</text:p>
      <text:p text:style-name="P4">
— У полоні ти відрізаний від будь-якої інформації. Тож неможливо точно знати,чи за тебе борються, чи на тебе чекають. Але всі, хто довго перебувають уполоні, усвідомлюють: скільки ти там би не знаходився, Україна не могла тебепокинути, як і друзі, і рідні. Але як важливо вийти звідти і впевнитися, щотак воно і є! — сказала поетеса.</text:p>
      <text:p text:style-name="P4">
Source: <text:a xlink:type="simple" xlink:href="https://armyinform.com.ua/2023/05/14/v-kyyivskomu-budynku-kino-vidbulasya-tvorcha-zustrich-z-ukrayinskoyu-poetesoyu-ta-zahysnyczeyu-valeriyeyu-subotinoyu/" text:style-name="Internet_20_link" text:visited-style-name="Visited_20_Internet_20_Link">
https://armyinform.com.ua/2023/05/14/v-kyyivskomu-budynku-kino-vidbulasya-tvorcha-zustrich-z-ukrayinskoyu-poetesoyu-ta-zahysnyczeyu-valeriyeyu-subotinoyu/</text:a>
</text:p>
      <!--NEWS-->
      <text:h text:style-name="P10" text:outline-level="1">
<text:span text:style-name="T4">
СБУ оголосила про підозру колишньому окупаційному «коменданту» Балаклії, який катував мешканців міста</text:span>
</text:h>
      <text:p text:style-name="P4">
Author: ['АРМІЯINFORM']</text:p>
      <text:p text:style-name="P4">
Time: 2023-05-14T36:00:00-04:00</text:p>
      <text:p text:style-name="P4">
Description: Служба безпеки системно викриває російських окупантів, які вчиняли воєнні злочи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i75_articleimage_203629.webp" text:style-name="Internet_20_link" text:visited-style-name="Visited_20_Internet_20_Link">
i75_articleimage_203629.webp</text:a>
']</text:p>
      <text:p text:style-name="P4">
Tags: ['ПІДОЗРА', 'СБУ']</text:p>
      <text:p text:style-name="P4">
Category: News</text:p>
      <!--METADATA-->
      <text:p text:style-name="P4">
<draw:frame draw:style-name="fr1" draw:name="Image13" text:anchor-type="as-char" svg:width="6.9236in" svg:height="3.952222in" draw:z-index="0">
<draw:image xlink:href="../ConvertedIMGs/AРМІЯINFORM/2023-05-14T36-00-00-04-00/i75_articleimage_203629.png" xlink:type="simple" xlink:show="embed" xlink:actuate="onLoad" draw:mime-type="image/png"/>
</draw:frame>
 Ілюстративне фото</text:p>
      <text:p text:style-name="P4">
Служба безпеки системно викриває російських окупантів, які вчиняли воєннізлочини у тимчасово захоплених районах України.</text:p>
      <text:p text:style-name="P4">
У результаті слідчих дій встановлено особу ще одного загарбника, причетного домасових репресій проти мирних жителів під час окупації частини Харківщини.</text:p>
      <text:p text:style-name="P4">
Фігурантом є військовий комендант Калінінградського гарнізону зс рф ізпозивним «Граніт», який на початку повномасштабного вторгнення ввійшов доскладу окупаційних угруповань на східному фронті.</text:p>
      <text:p text:style-name="P4">
У березні минулого року він приїхав до захопленої на той час Балаклії, дезаймався координацією спільних дій російських військових та бойовиків «л/днр»у поширенні кремлівського режиму в місті.</text:p>
      <text:p text:style-name="P4">
Згодом його призначили там «комендантом». На цій «посаді» окупанторганізовував незаконні затримання місцевих жителів.</text:p>
      <text:p text:style-name="P4">
За наказом «Граніта» українців звозили до створеної агресором катівні, якуоблаштували у захопленій будівлі райвідділу поліції.</text:p>
      <text:p text:style-name="P4">
Там людей піддавали жорстоким тортурам, а також тривалий час тримали без їжіта води. Деякі з потерпілих й досі вважаються зниклими безвісті.</text:p>
      <text:p text:style-name="P4">
Задокументовано, що «Граніт» особисто допитував незаконно ув’язнених,застосовуючи до них психологічне та фізичне насильство, погрожував вбивством,а також примусовою депортацією їхніх родичів до рф.</text:p>
      <text:p text:style-name="P4">
Під час звільнення міста окупаційний «комендант» втік до рф, де переховуєтьсявід правосуддя.</text:p>
      <text:p text:style-name="P4">
На підставі зібраних доказів слідчі Служби безпеки повідомили йому про підозруза ч. 2 ст. 28 та ч. 1 ст. 438 Кримінального кодексу України (порушеннязаконів і звичаїв війни, вчинене за попередньою змовою групою осіб).</text:p>
      <text:p text:style-name="P4">
Тривають комплексні заходи для притягнення зловмисника до відповідальності.</text:p>
      <text:p text:style-name="P4">
Розслідування проводили співробітники СБУ в Харківській області запроцесуального керівництва обласної прокуратури.</text:p>
      <text:p text:style-name="P4">
<text:span text:style-name="T4">
Джерело:</text:span>
 <text:a xlink:type="simple" xlink:href="https://ssu.gov.ua/novyny/sbu-oholosyla-pro-pidozru-kolyshnomu-okupatsiinomu-komendantu-balaklii-yakyi-katuvav-meshkantsiv-mista" text:style-name="Internet_20_link" text:visited-style-name="Visited_20_Internet_20_Link">
Служба безпеки України</text:a>
</text:p>
      <text:p text:style-name="P4">
Source: <text:a xlink:type="simple" xlink:href="https://armyinform.com.ua/2023/05/14/sbu-ogolosyla-pro-pidozru-kolyshnomu-okupaczijnomu-komendantu-balakliyi-yakyj-katuvav-meshkancziv-mista/" text:style-name="Internet_20_link" text:visited-style-name="Visited_20_Internet_20_Link">
https://armyinform.com.ua/2023/05/14/sbu-ogolosyla-pro-pidozru-kolyshnomu-okupaczijnomu-komendantu-balakliyi-yakyj-katuvav-meshkancziv-mista/</text:a>
</text:p>
      <!--NEWS-->
      <text:h text:style-name="P10" text:outline-level="1">
<text:span text:style-name="T4">
105 БПЛА отримають українські розвідники від німецького уряду</text:span>
</text:h>
      <text:p text:style-name="P4">
Author: ['АРМІЯINFORM']</text:p>
      <text:p text:style-name="P4">
Time: 2023-05-14T37:00:00-04:00</text:p>
      <text:p text:style-name="P4">
Description: Українські розвідники отримають 105 безпілотників Vector у межах контракту Міністерст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0230131-01.jpg" text:style-name="Internet_20_link" text:visited-style-name="Visited_20_Internet_20_Link">
20230131-01.jpg</text:a>
']</text:p>
      <text:p text:style-name="P4">
Tags: ['STOPRUSSIA', 'АГРЕСІЯ РФ', 'ВТОРГНЕННЯ РФ', 'ГОЛОВНЕ УПРАВЛІННЯ РОЗВІДКИ МО УКРАЇНИ', 'ГУР МО УКРАЇНИ']</text:p>
      <text:p text:style-name="P4">
Category: News</text:p>
      <!--METADATA-->
      <text:p text:style-name="P4">
<draw:frame draw:style-name="fr1" draw:name="Image14" text:anchor-type="as-char" svg:width="6.9236in" svg:height="3.892602in" draw:z-index="0">
<draw:image xlink:href="../Images/AРМІЯINFORM/2023-05-14T37-00-00-04-00/20230131-01.jpg" xlink:type="simple" xlink:show="embed" xlink:actuate="onLoad" draw:mime-type="image/jpeg"/>
</draw:frame>
</text:p>
      <text:p text:style-name="P4">
Українські розвідники отримають 105 безпілотників Vector у межах контрактуМіністерства оборони України з німецькою компанією-виробником БПЛА Quantum-Systems GmbH.</text:p>
      <text:p text:style-name="P4">
Про це <text:a xlink:type="simple" xlink:href="https://gur.gov.ua/content/105-bpla-zi-shtuchnym-intelektom-dlia-voiennoi-rozvidky-ukrainy.html" text:style-name="Internet_20_link" text:visited-style-name="Visited_20_Internet_20_Link">
повідомляє</text:a>
 Головне управління розвідкиМіністерства оборони України.</text:p>
      <text:p text:style-name="P4">
«Це вже друга партія дронів Vector для української армії, профінансованаурядом Федеративної Республіки Німеччина. У серпні 2022 року Україна замовилата отримала 33 німецькі БПЛА цієї ж моделі, і вони засвідчили свою високуефективність на полі бою. Для початку роботи з безпілотником Vector достатньодвох хвилин: „пташка“ у зібраному вигляді має розмах крил 2,8 метра тазапускається з руки.</text:p>
      <text:p text:style-name="P4">
БПЛА Vector оснащений електрооптичним та інфрачервоним сенсорами, що дозволяєцілодобово виявляти ворожі цілі, а міцна конструкція безпілотника нівелюєвплив погодних факторів. Швидкість — до 72 км/год. Тривалість одного польоту —120 хвилин. Завдяки захищеним каналам передачі даних Vector під час бойовихмісій здатен у режимі реального часу транслювати відео на наземні станції.Безпілотник оснащений розширеними можливостями штучного інтелекту для аналізуданих: вбудовані алгоритми дозволяють автоматично ідентифікувати об’єкти йодразу передавати критично важливу розвідувальну інформацію на землю», —йдеться у повідомленні.</text:p>
      <text:p text:style-name="P4">
Воїни Головного управління розвідки Міністерства оборони України висловлюютьвдячність німецькому народу за черговий важливий внесок, що зміцнюєтехнологічну перевагу української армії та наближає перемогу України надагресивною російською тиранією.</text:p>
      <text:p text:style-name="P4">
Source: <text:a xlink:type="simple" xlink:href="https://armyinform.com.ua/2023/05/14/105-bpla-otrymayut-ukrayinski-rozvidnyky-vid-nimeczkogo-uryadu/" text:style-name="Internet_20_link" text:visited-style-name="Visited_20_Internet_20_Link">
https://armyinform.com.ua/2023/05/14/105-bpla-otrymayut-ukrayinski-rozvidnyky-vid-nimeczkogo-uryadu/</text:a>
</text:p>
      <!--NEWS-->
      <text:h text:style-name="P10" text:outline-level="1">
<text:span text:style-name="T4">
Перемога України — це не лише звільнення всіх окупованих територій, а й справедливі вироки всім убивцям — Президент України</text:span>
</text:h>
      <text:p text:style-name="P4">
Author: ['АРМІЯINFORM']</text:p>
      <text:p text:style-name="P4">
Time: 2023-05-14T38:00:00-04:00</text:p>
      <text:p text:style-name="P4">
Description: Перемога для України — це не лише звільнення від російських окупантів усіх свої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f14b6f60f69bd113570e3de4b455a49_1684009913_extra_large.jpeg" text:style-name="Internet_20_link" text:visited-style-name="Visited_20_Internet_20_Link">
df14b6f60f69bd113570e3de4b455a49_1684009913_extra_large.jpeg</text:a>
']</text:p>
      <text:p text:style-name="P4">
Tags: ['ВОЛОДИМИР ЗЕЛЕНСЬКИЙ', 'ІТАЛІЯ']</text:p>
      <text:p text:style-name="P4">
Category: News</text:p>
      <!--METADATA-->
      <text:p text:style-name="P4">
<draw:frame draw:style-name="fr1" draw:name="Image15" text:anchor-type="as-char" svg:width="6.9236in" svg:height="4.617948in" draw:z-index="0">
<draw:image xlink:href="../Images/AРМІЯINFORM/2023-05-14T38-00-00-04-00/df14b6f60f69bd113570e3de4b455a49_1684009913_extra_large.jpeg" xlink:type="simple" xlink:show="embed" xlink:actuate="onLoad" draw:mime-type="image/jpeg"/>
</draw:frame>
</text:p>
      <text:p text:style-name="P4">
Перемога для України — це не лише звільнення від російських окупантів усіхсвоїх територій, а й притягнення до справедливої відповідальності всіх винниху злочині агресії проти нашої держави. Про це заявив Президент ВолодимирЗеленський в інтерв’ю представникам італійських ЗМІ під час офіційного візитудо Італії.</text:p>
      <text:p text:style-name="P4">
Відповідаючи на запитання, Глава Української держави зазначив, що однієї лишедеокупації українських територій буде недостатньо для тих наших громадян, якіна війні втратили своїх дітей.</text:p>
      <text:p text:style-name="P4">
«Я знаю людей, які казали, звертаючись до мене, — я нагороджував їхніх дітейпосмертно… Вони говорили: „Ми вас дуже просимо: не тільки наша рідна земля. Непробачайте. Ті, хто віддавав накази, повинні відповісти. Ми хочемо суду. Наммало божого суду — ми хочемо реальної справедливості. Ми вимагаємо її, ми незможемо заснути“. Це старі люди, які ховали своїх молодих дітей, які пішли навійну й загинули заради держави», — розповів він.</text:p>
      <text:p text:style-name="P4">
Тому, за словами Володимир Зеленського, і для цих людей, і для нього якПрезидента України перемога — це не лише повернення територій.</text:p>
      <text:p text:style-name="P4">
«Ми — цивілізована держава й хочемо миру, але справедливого миру. Ісправедливих, чесних вироків убивцям», — наголосив Президент.</text:p>
      <text:p text:style-name="P4">
Він також зазначив, що агресія з боку рф може бути різною — не лише у виглядіракет, а й шантажу, зокрема енергетичного. Глава держави висловивзастереження, що у разі програшу України у війні російська агресія піде далі йпошириться на країни НАТО і Європейського Союзу, і тоді вже суспільствамєвропейських держав доведеться відправляти своїх дітей, батьків на війну.</text:p>
      <text:p text:style-name="P4">
«Я готовий до прагматичної розмови. Я вважаю, ваше суспільство має бути готовей має знати: краще допомагати Україні», — сказав Володимир Зеленський.</text:p>
      <text:p text:style-name="P4">
<text:span text:style-name="T4">
Джерело:</text:span>
 <text:a xlink:type="simple" xlink:href="https://www.president.gov.ua/news/peremoga-ukrayini-ce-ne-lishe-zvilnennya-vsih-okupovanih-ter-82865" text:style-name="Internet_20_link" text:visited-style-name="Visited_20_Internet_20_Link">
Офіс ПрезидентаУкраїни</text:a>
</text:p>
      <text:p text:style-name="P4">
Source: <text:a xlink:type="simple" xlink:href="https://armyinform.com.ua/2023/05/14/peremoga-ukrayiny-cze-ne-lyshe-zvilnennya-vsih-okupovanyh-terytorij-a-j-spravedlyvi-vyroky-vsim-ubyvczyam-prezydent-ukrayiny/" text:style-name="Internet_20_link" text:visited-style-name="Visited_20_Internet_20_Link">
https://armyinform.com.ua/2023/05/14/peremoga-ukrayiny-cze-ne-lyshe-zvilnennya-vsih-okupovanyh-terytorij-a-j-spravedlyvi-vyroky-vsim-ubyvczyam-prezydent-ukrayiny/</text:a>
</text:p>
      <!--NEWS-->
      <text:h text:style-name="P10" text:outline-level="1">
<text:span text:style-name="T4">
Чи впливає зміна місця реєстрації через «Дію» на грошову допомогу ВПО</text:span>
</text:h>
      <text:p text:style-name="P4">
Author: ['Іветта Василенко']</text:p>
      <text:p text:style-name="P4">
Time: 2023-05-14T39:00:00-04:00</text:p>
      <text:p text:style-name="P4">
Description: Внутрішньо переміщені особи, попри зміну місця реєстрації через портал «Дія», й надал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11/5ncmojeg50czm07tphknalblebeajfzo-968x500-1-1.jpg" text:style-name="Internet_20_link" text:visited-style-name="Visited_20_Internet_20_Link">
5ncmojeg50czm07tphknalblebeajfzo-968x500-1-1.jpg</text:a>
']</text:p>
      <text:p text:style-name="P4">
Tags: ['ВПО', 'ГРОШОВА ДОПОМОГА']</text:p>
      <text:p text:style-name="P4">
Category: News</text:p>
      <!--METADATA-->
      <text:p text:style-name="P4">
<draw:frame draw:style-name="fr1" draw:name="Image16" text:anchor-type="as-char" svg:width="6.9236in" svg:height="3.57624in" draw:z-index="0">
<draw:image xlink:href="../Images/AРМІЯINFORM/2023-05-14T39-00-00-04-00/5ncmojeg50czm07tphknalblebeajfzo-968x500-1-1.jpg" xlink:type="simple" xlink:show="embed" xlink:actuate="onLoad" draw:mime-type="image/jpeg"/>
</draw:frame>
Ілюстративне фото</text:p>
      <text:p text:style-name="P4">
Внутрішньо переміщені особи, попри зміну місця реєстрації через портал «Дія»,й надалі отримуватимуть щомісячну грошову допомогу. Що важливо, переселенцямне потрібно звертатися до органів соцзахисту. Такі<text:a xlink:type="simple" xlink:href="https://www.facebook.com/MLSP.gov.ua/posts/pfbid0cL9biaAzcQivSg1dpz8ZBhqE8JRxcXT1D796kqTBT2hJwq1KnhZjx3PQEvJ31kt3l" text:style-name="Internet_20_link" text:visited-style-name="Visited_20_Internet_20_Link">
роз’яснення</text:a>
надали в Мінсоцполітики.</text:p>
      <text:p text:style-name="P4">
Про що, власне, йдеться? У випадку, якщо громадянин України отримує грошовудопомогу для внутрішньо переміщених осіб від держави та подав заяву на змінуфактичного місця проживання через застосунок «Дія», його виплати зберігаютьсяі жодних додаткових процесів верифікації не передбачено.</text:p>
      <text:p text:style-name="P4">
Така допомога надалі продовжуватиметься без додаткового звернення до органівсоціального захисту населення. У випадку, якщо у громадянина виникли додатковізапитання щодо нарахування виплат, тоді, звісно, треба звернутися до органівсоцзахисту за адресою нового місця проживання.</text:p>
      <text:p text:style-name="P4">
Нагадаємо, що станом на кінець січня 2023 року на обліку перебуває близько 5мільйонів внутрішньо переміщених осіб.</text:p>
      <text:p text:style-name="P4">
Право на отримання грошової допомоги мають такі категорії громадян:</text:p>
      <text:p text:style-name="P4">
— особи, які виїхали з населених пунктів, що включені до Переліку територій,на яких ведуться (велися) бойові дії або тимчасово окупованих рф;</text:p>
      <text:p text:style-name="P4">
— особи, які мають непридатне для проживання або зруйноване житло і подали до20 травня 2022 року заявку на відшкодування відповідних втрат, зокрема черезпортал «Дія»;</text:p>
      <text:p text:style-name="P4">
— особи, які мають документальне підтвердження від органів місцевогосамоврядування факту пошкодження або знищення нерухомого майна через бойовідії, терористичні акти, диверсії, спричинені агресією рф;</text:p>
      <text:p text:style-name="P4">
— особи, які отримували щомісячну адресну допомогу ВПО для покриття витрат напроживання станом на 24 лютого 2022 року;</text:p>
      <text:p text:style-name="P4">
— особи, які повторно перемістились із тимчасово окупованих територій аботериторій, на яких ведуться бойові дії після 24 лютого 2022 року.</text:p>
      <text:p text:style-name="P4">
Отримати довідку ВПО та подати заяву на виплату грошової допомоги напроживання можна за допомогою застосунку «Дія». Також внутрішньо переміщеніособи можуть звертатися до органів соцзахисту населення, в ЦНАП або доуповноваженої особи виконавчого органу сільської, селищної, міської ради.</text:p>
      <text:p text:style-name="P4">
Виплати щомісячної грошової допомоги для переселенців від держави становлять:3 тис. гривень для дітей та осіб з інвалідністю й 2 тис. гривень для всіхінших осіб.</text:p>
      <text:p text:style-name="P4">
<text:span text:style-name="T5">
Фото ілюстративне</text:span>
</text:p>
      <text:p text:style-name="P4">
Source: <text:a xlink:type="simple" xlink:href="https://armyinform.com.ua/2023/05/14/chy-vplyvaye-zmina-misczya-reyestracziyi-cherez-diyu-na-groshovu-dopomogu-vpo/" text:style-name="Internet_20_link" text:visited-style-name="Visited_20_Internet_20_Link">
https://armyinform.com.ua/2023/05/14/chy-vplyvaye-zmina-misczya-reyestracziyi-cherez-diyu-na-groshovu-dopomogu-vpo/</text:a>
</text:p>
      <!--NEWS-->
      <text:h text:style-name="P10" text:outline-level="1">
<text:span text:style-name="T4">
На Міжнародному військовому паломництві вперше молилися українською мовою — Ганна Маляр</text:span>
</text:h>
      <text:p text:style-name="P4">
Author: ['АРМІЯINFORM']</text:p>
      <text:p text:style-name="P4">
Time: 2023-05-14T40:00:00-04:00</text:p>
      <text:p text:style-name="P4">
Description: Уперше військові капелани Збройних Сил України отець Ростислав Височан та отець Васил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04413510005410340.jpg" text:style-name="Internet_20_link" text:visited-style-name="Visited_20_Internet_20_Link">
photo_5404413510005410340.jpg</text:a>
']</text:p>
      <text:p text:style-name="P4">
Tags: ['ВІЙСЬКОВІ КАПЕЛАНИ', 'ГАННА МАЛЯР']</text:p>
      <text:p text:style-name="P4">
Category: News</text:p>
      <!--METADATA-->
      <text:p text:style-name="P4">
<draw:frame draw:style-name="fr1" draw:name="Image17" text:anchor-type="as-char" svg:width="6.9236in" svg:height="4.370522in" draw:z-index="0">
<draw:image xlink:href="../Images/AРМІЯINFORM/2023-05-14T40-00-00-04-00/photo_5404413510005410340.jpg" xlink:type="simple" xlink:show="embed" xlink:actuate="onLoad" draw:mime-type="image/jpeg"/>
</draw:frame>
</text:p>
      <text:p text:style-name="P4">
Уперше військові капелани Збройних Сил України отець Ростислав Височан таотець Василь Боднар під час меси 63-го Міжнародного військового паломництвачитали молитву «Богородице, Діво»… українською мовою. Про це<text:a xlink:type="simple" xlink:href="https://t.me/annamaliar/735" text:style-name="Internet_20_link" text:visited-style-name="Visited_20_Internet_20_Link">
йдеться</text:a>
 в Телеграм-каналі Ганни Маляр.</text:p>
      <text:p text:style-name="P4">
Зараз у французькому місті Люрд триває меса за участю 14 тисячвійськовослужбовців та військових капеланів із 38 країн.</text:p>
      <text:p text:style-name="P4">
Source: <text:a xlink:type="simple" xlink:href="https://armyinform.com.ua/2023/05/14/na-mizhnarodnomu-vijskovomu-palomnycztvi-vpershe-molylysya-ukrayinskoyu-movoyu-ganna-malyar/" text:style-name="Internet_20_link" text:visited-style-name="Visited_20_Internet_20_Link">
https://armyinform.com.ua/2023/05/14/na-mizhnarodnomu-vijskovomu-palomnycztvi-vpershe-molylysya-ukrayinskoyu-movoyu-ganna-malyar/</text:a>
</text:p>
      <!--NEWS-->
      <text:h text:style-name="P10" text:outline-level="1">
<text:span text:style-name="T4">
Окупант, який відбував покарання в місцях позбавлення волі, бідкається, що за нього підписали контракт — ГУР</text:span>
</text:h>
      <text:p text:style-name="P4">
Author: ['АРМІЯINFORM']</text:p>
      <text:p text:style-name="P4">
Time: 2023-05-14T41:00:00-04:00</text:p>
      <text:p text:style-name="P4">
Description: https://youtu.be/vKRDBY9157w  Громадянин рф, який проходив покарання у місцях позбавл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 'ГУР МО УКРАЇНИ']</text:p>
      <text:p text:style-name="P4">
Category: News</text:p>
      <!--METADATA-->
      <text:p text:style-name="P4">
Громадянин рф, який проходив покарання у місцях позбавлення волі на територіїрф, був мобілізований та залучається до ведення збройної агресії проти Українина Авдіївському напрямку.</text:p>
      <text:p text:style-name="P4">
«Российский ОССИЙСКИЙ *БАНЫЙ КОНТРАКТ, ПОДПИСАЛ, А ТЕПЕРЬ ВЫЛЕЗТИ НЕ МОГУ. ОНИАВТОМАТИЧЕСКИ ПОДПИСАЛИ ЗА МЕНЯ», — бідкається окупант.</text:p>
      <text:p text:style-name="P4">
Також, він розповідає про те, що як тільки набереться 300 тисяч мобілізованих,одразу розпочнеться реальна війна, а не так звана спеціальна операція. Окупантбідкається, що хотів зовсім не такого життя та не думав, що його можуть вбити.</text:p>
      <text:p text:style-name="P4">
Джерело: <text:a xlink:type="simple" xlink:href="https://gur.gov.ua/content/kontrakt-podpysal-a-teper-vylezty-ne-mohu.html" text:style-name="Internet_20_link" text:visited-style-name="Visited_20_Internet_20_Link">
Головне управління розвідки Міністерства оборониУкраїни</text:a>
</text:p>
      <text:p text:style-name="P4">
Source: <text:a xlink:type="simple" xlink:href="https://armyinform.com.ua/2023/05/14/okupant-yakyj-prohodyv-pokarannya-u-misczyah-pozbavlennya-voli-bidkayetsya-shho-za-nogo-pidpysaly-kontrakt-gur/" text:style-name="Internet_20_link" text:visited-style-name="Visited_20_Internet_20_Link">
https://armyinform.com.ua/2023/05/14/okupant-yakyj-prohodyv-pokarannya-u-misczyah-pozbavlennya-voli-bidkayetsya-shho-za-nogo-pidpysaly-kontrakt-gur/</text:a>
</text:p>
      <!--NEWS-->
      <text:h text:style-name="P10" text:outline-level="1">
<text:span text:style-name="T4">
Українське радіо і ТБ для мешканців прифронтових територій Запоріжжя</text:span>
</text:h>
      <text:p text:style-name="P4">
Author: ['АРМІЯINFORM']</text:p>
      <text:p text:style-name="P4">
Time: 2023-05-14T42:00:00-04:00</text:p>
      <text:p text:style-name="P4">
Description: Розповідаємо про українське телебачення та радіо на прифронтових територіях Запоріжж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tzd0uhje67d26ikgjc6s.w695.jpg" text:style-name="Internet_20_link" text:visited-style-name="Visited_20_Internet_20_Link">
tzd0uhje67d26ikgjc6s.w695.jpg</text:a>
']</text:p>
      <text:p text:style-name="P4">
Tags: ['ЗАПОРІЖЖЯ', 'РАДІО', 'ТЕЛЕБАЧЕННЯ']</text:p>
      <text:p text:style-name="P4">
Category: News</text:p>
      <!--METADATA-->
      <text:p text:style-name="P4">
<draw:frame draw:style-name="fr1" draw:name="Image18" text:anchor-type="as-char" svg:width="6.9236in" svg:height="3.885186in" draw:z-index="0">
<draw:image xlink:href="../Images/AРМІЯINFORM/2023-05-14T42-00-00-04-00/tzd0uhje67d26ikgjc6s.w695.jpg" xlink:type="simple" xlink:show="embed" xlink:actuate="onLoad" draw:mime-type="image/jpeg"/>
</draw:frame>
 Ілюстративне фото</text:p>
      <text:p text:style-name="P4">
Розповідаємо про українське телебачення та радіо на прифронтових територіяхЗапоріжжя. Про це <text:a xlink:type="simple" xlink:href="https://minre.gov.ua/2023/05/13/ukrayinske-radio-i-tb-dlya-meshkancziv-pryfrontovyh-terytorij-zaporizhzhya/" text:style-name="Internet_20_link" text:visited-style-name="Visited_20_Internet_20_Link">
повідомляє</text:a>
 Міністерствоз питань реінтеграції тимчасово окупованих територій України.</text:p>
      <text:p text:style-name="P4">
Сигнал телебачення T2 надходить від передавальних станцій у Запоріжжі (радіусдії — 55 км) та Новомиколаївці (радіус 25 км).</text:p>
      <text:p text:style-name="P4">
У радіусі 50 км від Запоріжжя можна слухати: Радіо Еммануїл (69,92 МГц), РадіоМарія (71,5 МГц), Культура (87,8 МГц), Армія FM (91,2 МГц), Радіо П’ятниця(94,1 МГц), Радіо НВ (102,7 МГц), Українське радіо (103,7 МГц), Промінь (106,2МГц), Формат (88,3 МГц), Ретро FM (107 МГц).</text:p>
      <text:p text:style-name="P4">
У Новомиколаївці й прилеглих районах у радіусі 25 км можна приймати сигналрадіостанції Українське радіо (103,7 МГц).</text:p>
      <text:p text:style-name="P4">
Source: <text:a xlink:type="simple" xlink:href="https://armyinform.com.ua/2023/05/14/ukrayinske-radio-i-tb-dlya-meshkancziv-pryfrontovyh-terytorij-zaporizhzhya/" text:style-name="Internet_20_link" text:visited-style-name="Visited_20_Internet_20_Link">
https://armyinform.com.ua/2023/05/14/ukrayinske-radio-i-tb-dlya-meshkancziv-pryfrontovyh-terytorij-zaporizhzhya/</text:a>
</text:p>
      <!--NEWS-->
      <text:h text:style-name="P10" text:outline-level="1">
<text:span text:style-name="T4">
Фінляндія передала 12 мобільних будиночків для проживання соціально вразливих груп населення</text:span>
</text:h>
      <text:p text:style-name="P4">
Author: ['АРМІЯINFORM']</text:p>
      <text:p text:style-name="P4">
Time: 2023-05-14T43:00:00-04:00</text:p>
      <text:p text:style-name="P4">
Description: Фінляндія за сприяння Міністерства розвитку громад, територій та інфраструктури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8/fztcfnhx0aaijgg.jpg" text:style-name="Internet_20_link" text:visited-style-name="Visited_20_Internet_20_Link">
fztcfnhx0aaijgg.jpg</text:a>
']</text:p>
      <text:p text:style-name="P4">
Tags: ['МОДУЛЬНІ БУДИНОЧКИ', 'ФІНЛЯНДІЯ']</text:p>
      <text:p text:style-name="P4">
Category: News</text:p>
      <!--METADATA-->
      <text:p text:style-name="P4">
<draw:frame draw:style-name="fr1" draw:name="Image19" text:anchor-type="as-char" svg:width="6.9236in" svg:height="3.894525in" draw:z-index="0">
<draw:image xlink:href="../Images/AРМІЯINFORM/2023-05-14T43-00-00-04-00/fztcfnhx0aaijgg.jpg" xlink:type="simple" xlink:show="embed" xlink:actuate="onLoad" draw:mime-type="image/jpeg"/>
</draw:frame>
</text:p>
      <text:p text:style-name="P4">
Фінляндія за сприяння Міністерства розвитку громад, територій таінфраструктури України передала місту Ірпінь Київської області 12 мобільнихбудиночків. Про це <text:a xlink:type="simple" xlink:href="https://www.kmu.gov.ua/news/finliandiia-peredala-12-mobilnykh-budynochkiv-dlia-prozhyvannia-sotsialno-vrazlyvykh-hrup-naselennia" text:style-name="Internet_20_link" text:visited-style-name="Visited_20_Internet_20_Link">
повідомляє</text:a>
 Урядовий портал.</text:p>
      <text:p text:style-name="P4">
У них зможуть проживати багатодітні сім’ї, сім’ї загиблих, особи зінвалідністю, соціальні працівники, родини військових та інші соціальновразливі групи населення.</text:p>
      <text:p text:style-name="P4">
«Забезпечення українців, які втратили житло, умовами для проживання є одним ізголовних пріоритетів нашого Міністерства. Тут працюємо разом з міжнароднимипартнерами як над тимчасовими рішеннями, так і довгостроковим забезпеченнямлюдей житлом. У тому числі через програми відновлення житла на кшталтєВідновлення. Дякую партнерам з Фінляндії за допомогу, розраховуємо тількипосилювати нашу співпрацю», — прокоментував Віце-прем’єр-міністр з відновленняУкраїни — Міністр розвитку громад, територій та інфраструктури ОлександрКубраков.</text:p>
      <text:p text:style-name="P4">
Кожен будиночок розрахований на 3 квартири, площа кожної з яких складає 27-28кв. метрів. У них можна поселити по 4 людини в кожну. Загальна ж кількістьлюдей для заселення складає 144 особи.</text:p>
      <text:p text:style-name="P4">
У кожній квартирі передбачені передпокій, ванна кімната, кухня, дві житловікімнати.</text:p>
      <text:p text:style-name="P4">
До кожного будинку підключена вода та світло. Також містечко забезпеченоальтернативним джерелом електроенергії — 2 генераторами.</text:p>
      <text:p text:style-name="P4">
Самі ж мобільні споруди розташовані на території одного санаторію в пішійдоступності до школи, інших важливих соціальних об’єктів та до автобуснихліній до Києва.</text:p>
      <text:p text:style-name="P4">
Source: <text:a xlink:type="simple" xlink:href="https://armyinform.com.ua/2023/05/14/finlyandiya-peredala-12-mobilnyh-budynochkiv-dlya-prozhyvannya-soczialno-vrazlyvyh-grup-naselennya/" text:style-name="Internet_20_link" text:visited-style-name="Visited_20_Internet_20_Link">
https://armyinform.com.ua/2023/05/14/finlyandiya-peredala-12-mobilnyh-budynochkiv-dlya-prozhyvannya-soczialno-vrazlyvyh-grup-naselennya/</text:a>
</text:p>
      <!--NEWS-->
      <text:h text:style-name="P10" text:outline-level="1">
<text:span text:style-name="T4">
Наші захисники знищили 18 БПЛА Shahed-136/131</text:span>
</text:h>
      <text:p text:style-name="P4">
Author: ['АРМІЯINFORM']</text:p>
      <text:p text:style-name="P4">
Time: 2023-05-14T44:00:00-04:00</text:p>
      <text:p text:style-name="P4">
Description: Минулої доби російська федерація завдала чергового масованого удару по територ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shahed-geran-1.jpg" text:style-name="Internet_20_link" text:visited-style-name="Visited_20_Internet_20_Link">
shahed-geran-1.jpg</text:a>
']</text:p>
      <text:p text:style-name="P4">
Tags: ['STOPRUSSIA', 'АГРЕСІЯ РФ', 'БПЛА', 'ВТОРГНЕННЯ РФ', 'ХРОНІКА ОБОРОНИ', 'ШАХЕДИ']</text:p>
      <text:p text:style-name="P4">
Category: News</text:p>
      <!--METADATA-->
      <text:p text:style-name="P4">
<draw:frame draw:style-name="fr1" draw:name="Image20" text:anchor-type="as-char" svg:width="6.9236in" svg:height="4.260133in" draw:z-index="0">
<draw:image xlink:href="../Images/AРМІЯINFORM/2023-05-14T44-00-00-04-00/shahed-geran-1.jpg" xlink:type="simple" xlink:show="embed" xlink:actuate="onLoad" draw:mime-type="image/jpeg"/>
</draw:frame>
<text:span text:style-name="T4">
🔥 Ситуація щодо російського вторгнення</text:span>
</text:p>
      <text:p text:style-name="P4">
Минулої доби російська федерація завдала чергового масованого удару потериторії України, застосувавши іранські ударні БПЛА Shahed-136/131..</text:p>
      <text:p text:style-name="P4">
Про це<text:a xlink:type="simple" xlink:href="https://www.facebook.com/GeneralStaff.ua/posts/pfbid06tm48EqygNAMAbMTYKm24SKyVKLZ8pwZ4vE2gLuwTfSEfEeFkTwm1qSDhpp88ezjl" text:style-name="Internet_20_link" text:visited-style-name="Visited_20_Internet_20_Link">
повідомляє</text:a>
Генеральний штаб ЗСУ.</text:p>
      <text:p text:style-name="P4">
«За уточненою інформацією 18 із 23 було знищено нашими захисниками. Внаслідоквлучань вибуховими хвилями пошкоджено близько 50 багатоповерхівок, приватнихбудинків, культурних та медичних закладів.</text:p>
      <text:p text:style-name="P4">
Є більш як 30 поранених серед цивільних осіб», — йдеться в повідомленні.</text:p>
      <text:p text:style-name="P4">
Зазначається, що протягом минулої доби противник завдав 4 ракетних удари,зокрема по містах Тернопіль та Миколаїв, внаслідок чого є поранені середцивільних громадян, пошкоджено багатоповерховий будинок та інша цивільнаінфраструктура.</text:p>
      <text:p text:style-name="P4">
Source: <text:a xlink:type="simple" xlink:href="https://armyinform.com.ua/2023/05/14/nashi-zahysnyky-znyshhyly-18-bpla-shahed-136-131/" text:style-name="Internet_20_link" text:visited-style-name="Visited_20_Internet_20_Link">
https://armyinform.com.ua/2023/05/14/nashi-zahysnyky-znyshhyly-18-bpla-shahed-136-131/</text:a>
</text:p>
      <!--NEWS-->
      <text:h text:style-name="P10" text:outline-level="1">
<text:span text:style-name="T4">
Сили оборони завдали 10 ударів по районах зосередження окупантів</text:span>
</text:h>
      <text:p text:style-name="P4">
Author: ['АРМІЯINFORM']</text:p>
      <text:p text:style-name="P4">
Time: 2023-05-14T45:00:00-04:00</text:p>
      <text:p text:style-name="P4">
Description: Про це повідомляє Генеральний штаб ЗСУ у своєму ранковому зведенні.  «Авіація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7/241886_zsu_generalstaff.ua_.png" text:style-name="Internet_20_link" text:visited-style-name="Visited_20_Internet_20_Link">
241886_zsu_generalstaff.ua_.png</text:a>
']</text:p>
      <text:p text:style-name="P4">
Tags: ['STOPRUSSIA', 'АГРЕСІЯ РФ', 'ВІЙНА', 'ВТОРГНЕННЯ РФ']</text:p>
      <text:p text:style-name="P4">
Category: News</text:p>
      <!--METADATA-->
      <text:p text:style-name="P4">
<draw:frame draw:style-name="fr1" draw:name="Image21" text:anchor-type="as-char" svg:width="6.9236in" svg:height="3.606042in" draw:z-index="0">
<draw:image xlink:href="../Images/AРМІЯINFORM/2023-05-14T45-00-00-04-00/241886_zsu_generalstaff.ua_.png" xlink:type="simple" xlink:show="embed" xlink:actuate="onLoad" draw:mime-type="image/png"/>
</draw:frame>
 <text:span text:style-name="T4">
🔥 Ситуація щодоросійського вторгнення</text:span>
</text:p>
      <text:p text:style-name="P4">
Про це<text:a xlink:type="simple" xlink:href="https://www.facebook.com/GeneralStaff.ua/posts/pfbid06tm48EqygNAMAbMTYKm24SKyVKLZ8pwZ4vE2gLuwTfSEfEeFkTwm1qSDhpp88ezjl" text:style-name="Internet_20_link" text:visited-style-name="Visited_20_Internet_20_Link">
повідомляє</text:a>
Генеральний штаб ЗСУ у своєму ранковому зведенні.</text:p>
      <text:p text:style-name="P4">
«Авіація Сил оборони за добу завдала 10 ударів по районах зосередженняособового складу та військової техніки противника та 4 удари по ворожихзенітно-ракетних комплексах. Також нашими захисниками збито 3 ворожихрозвідувальних БПЛА типу «Орлан-10», знищено 2 розвідувальних дрони типу Zala,4 баражуючих боєприпаси «Ланцет» та ще 5 — невстановленого типу», — йдеться вповідомленні.</text:p>
      <text:p text:style-name="P4">
Зазначається, що підрозділи ракетних військ і артилерії уразили 4 районизосередження живої сили, реактивну систему залпового вогню на вогневійпозиції, 2 засоби протиповітряної оборони, 2 склади боєприпасів, а також 2станції радіоелектронної боротьби противника.</text:p>
      <text:p text:style-name="P4">
Source: <text:a xlink:type="simple" xlink:href="https://armyinform.com.ua/2023/05/14/syly-oborony-zavdaly-10-udariv-po-rajonah-zoseredzhennya-okupantiv-ta-znyshhyly-2-rozviduvalnyh-bpla/" text:style-name="Internet_20_link" text:visited-style-name="Visited_20_Internet_20_Link">
https://armyinform.com.ua/2023/05/14/syly-oborony-zavdaly-10-udariv-po-rajonah-zoseredzhennya-okupantiv-ta-znyshhyly-2-rozviduvalnyh-bpla/</text:a>
</text:p>
      <!--NEWS-->
      <text:h text:style-name="P10" text:outline-level="1">
<text:span text:style-name="T4">
57 бойових зіткнень відбулося на Лиманському, Бахмутському, Авдіївському та Мар’їнському напрямках</text:span>
</text:h>
      <text:p text:style-name="P4">
Author: ['АРМІЯINFORM']</text:p>
      <text:p text:style-name="P4">
Time: 2023-05-14T46:00:00-04:00</text:p>
      <text:p text:style-name="P4">
Description: Противник продовжує зосереджувати основні зусилля на Лиманському, Бахмут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zsu.jpg" text:style-name="Internet_20_link" text:visited-style-name="Visited_20_Internet_20_Link">
zsu.jpg</text:a>
']</text:p>
      <text:p text:style-name="P4">
Tags: ['STOPRUSSIA', 'БАХМУТ', 'ВІЙНА', 'ВТОРГНЕННЯ РФ']</text:p>
      <text:p text:style-name="P4">
Category: News</text:p>
      <!--METADATA-->
      <text:p text:style-name="P4">
<draw:frame draw:style-name="fr1" draw:name="Image22" text:anchor-type="as-char" svg:width="6.9236in" svg:height="3.894525in" draw:z-index="0">
<draw:image xlink:href="../Images/AРМІЯINFORM/2023-05-14T46-00-00-04-00/zsu.jpg" xlink:type="simple" xlink:show="embed" xlink:actuate="onLoad" draw:mime-type="image/jpeg"/>
</draw:frame>
</text:p>
      <text:p text:style-name="P4">
<text:span text:style-name="T4">
🔥 Ситуація щодо російського вторгнення</text:span>
</text:p>
      <text:p text:style-name="P4">
Противник продовжує зосереджувати основні зусилля на Лиманському,Бахмутському, Авдіївському та Мар’їнському напрямках. Загалом протягом минулоїдоби відбулось 57 бойових зіткнень на зазначених ділянках фронту, в епіцентрібойових дій залишаються Бахмут та Мар’їнка.</text:p>
      <text:p text:style-name="P4">
Про це<text:a xlink:type="simple" xlink:href="https://www.facebook.com/GeneralStaff.ua/posts/pfbid06tm48EqygNAMAbMTYKm24SKyVKLZ8pwZ4vE2gLuwTfSEfEeFkTwm1qSDhpp88ezjl" text:style-name="Internet_20_link" text:visited-style-name="Visited_20_Internet_20_Link">
повідомляє</text:a>
Генеральний штаб ЗСУ.</text:p>
      <text:p text:style-name="P4">
«На Бахмутському напрямку ворог продовжує вести наступальні дії. Триваютьважкі бої за місто Бахмут. До того ж протягом доби противник вів безуспішнінаступальні дії у напрямку населених пунктів Григорівка, Богданівка, Хромове,Бахмут та Біла Гора. Ворог завдав авіаударів по районах населених пунктівВасютинське, Новомаркове, Григорівка, Бахмут, Іванівське, Курдюмівка таПівнічне. Від ворожих обстрілів постраждали Васюківка, Федорівка Друга,Оріхово-Василівка, Богданівка, Бахмут, Іванівське, Часів Яр, Біла Гора,Дружба, Північне, Південне, Торецьк, Донецької області», — йдеться вповідомленні.</text:p>
      <text:p text:style-name="P4">
Зазначається, що на Мар’їнському напрямку підрозділи сил оборони відбиличисленні атаки противника в районі міста Мар’їнка. Водночас ворожих обстрілівзазнали Георгіївка та Побєда Донецької області.</text:p>
      <text:p text:style-name="P4">
Source: <text:a xlink:type="simple" xlink:href="https://armyinform.com.ua/2023/05/14/57-bojovyh-zitknen-vidbulosya-na-lymanskomu-bahmutskomu-avdiyivskomu-ta-maryinskomu-napryamkah/" text:style-name="Internet_20_link" text:visited-style-name="Visited_20_Internet_20_Link">
https://armyinform.com.ua/2023/05/14/57-bojovyh-zitknen-vidbulosya-na-lymanskomu-bahmutskomu-avdiyivskomu-ta-maryinskomu-napryamkah/</text:a>
</text:p>
      <!--NEWS-->
      <text:h text:style-name="P10" text:outline-level="1">
<text:span text:style-name="T4">
На Луганщині окупанти організували підготовку ще 800 новобранців з числа ув’язнених осіб з рф</text:span>
</text:h>
      <text:p text:style-name="P4">
Author: ['АРМІЯINFORM']</text:p>
      <text:p text:style-name="P4">
Time: 2023-05-14T47:00:00-04:00</text:p>
      <text:p text:style-name="P4">
Description: Про це повідомляє Генеральний штаб ЗСУ.  «Противник і надалі намагається поповню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okupanty-strilby.jpg" text:style-name="Internet_20_link" text:visited-style-name="Visited_20_Internet_20_Link">
okupanty-strilby.jpg</text:a>
']</text:p>
      <text:p text:style-name="P4">
Tags: ['STOPRUSSIA', 'АГРЕСІЯ РФ', 'ВІЙНА', 'ВТОРГНЕННЯ РФ']</text:p>
      <text:p text:style-name="P4">
Category: News</text:p>
      <!--METADATA-->
      <text:p text:style-name="P4">
<draw:frame draw:style-name="fr1" draw:name="Image23" text:anchor-type="as-char" svg:width="6.9236in" svg:height="4.33302in" draw:z-index="0">
<draw:image xlink:href="../Images/AРМІЯINFORM/2023-05-14T47-00-00-04-00/okupanty-strilby.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6tm48EqygNAMAbMTYKm24SKyVKLZ8pwZ4vE2gLuwTfSEfEeFkTwm1qSDhpp88ezjl" text:style-name="Internet_20_link" text:visited-style-name="Visited_20_Internet_20_Link">
повідомляє</text:a>
Генеральний штаб ЗСУ.</text:p>
      <text:p text:style-name="P4">
«Противник і надалі намагається поповнювати свої втрати в живій силі зарахунок ув’язнених осіб з російської федерації. Нещодавно відзначено прибуттяблизько 200 таких осіб до одного із польових таборів противника в тимчасовоокупованому Роговому Луганської області для проходження 4-тижневого курсузагальновійськової підготовки. До кінця місяця очікується прибуття ще до 250засуджених осіб .</text:p>
      <text:p text:style-name="P4">
Також у районі населеного пункту Можняківка Луганської області окупантиорганізували підготовку до 800 новоприбулих російських в’язнів.</text:p>
      <text:p text:style-name="P4">
Водночас у районі населеного пункту Новопетрівка Запорізької області натериторію полігона для військової підготовки нещодавно прибуло близько 400найманців із складу російських в’язнів, завербованих ПВК „вагнер“», — йдетьсяв повідомленні.</text:p>
      <text:p text:style-name="P4">
Зазначається, що підготовка засуджених триватиме декілька тижнів. Найближчимчасом для військової підготовки очікується прибуття ще 400 найманців із складуросійських засуджених.</text:p>
      <text:p text:style-name="P4">
Source: <text:a xlink:type="simple" xlink:href="https://armyinform.com.ua/2023/05/14/na-luganshhyni-okupanty-organizuvaly-pidgotovku-shhe-800-novobrancziv-z-chysla-uvyaznenyh-osib-z-rf/" text:style-name="Internet_20_link" text:visited-style-name="Visited_20_Internet_20_Link">
https://armyinform.com.ua/2023/05/14/na-luganshhyni-okupanty-organizuvaly-pidgotovku-shhe-800-novobrancziv-z-chysla-uvyaznenyh-osib-z-rf/</text:a>
</text:p>
      <!--NEWS-->
      <text:h text:style-name="P10" text:outline-level="1">
<text:span text:style-name="T4">
Втрати ворога за добу: ліквідовано понад 600 окупантів, знищено 21 артсистему і 31 БПЛА</text:span>
</text:h>
      <text:p text:style-name="P4">
Author: ['АРМІЯINFORM']</text:p>
      <text:p text:style-name="P4">
Time: 2023-05-14T48:00:00-04:00</text:p>
      <text:p text:style-name="P4">
Description: Загальні бойові втрати противника з 24.02.22 по 14.05.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14_08-07-38-scaled.jpg" text:style-name="Internet_20_link" text:visited-style-name="Visited_20_Internet_20_Link">
photo_2023-05-14_08-07-38-scaled.jpg</text:a>
']</text:p>
      <text:p text:style-name="P4">
Tags: ['STOPRUSSIA', 'ВТОРГНЕННЯ РФ', 'ВТРАТИ ВОРОГА', 'ГЕНЕРАЛЬНИЙ ШТАБ ЗС УКРАЇНИ']</text:p>
      <text:p text:style-name="P4">
Category: News</text:p>
      <!--METADATA-->
      <text:p text:style-name="P4">
<draw:frame draw:style-name="fr1" draw:name="Image24" text:anchor-type="as-char" svg:width="6.9236in" svg:height="6.992836in" draw:z-index="0">
<draw:image xlink:href="../Images/AРМІЯINFORM/2023-05-14T48-00-00-04-00/photo_2023-05-14_08-07-38-scaled.jpg" xlink:type="simple" xlink:show="embed" xlink:actuate="onLoad" draw:mime-type="image/jpeg"/>
</draw:frame>
</text:p>
      <text:p text:style-name="P4">
Загальні бойові втрати противника з 24.02.22 по 14.05.23 орієнтовностановлять:</text:p>
      <ul>
        <li>
<text:span text:style-name="T4">
особового складу</text:span>
 ‒ 198880 (+620) осіб ліквідовано  * <text:span text:style-name="T4">
танків</text:span>
 ‒ 3756 (+5) од,  * <text:span text:style-name="T4">
бойових броньованих машин</text:span>
 ‒ 7325 (+18)  * <text:span text:style-name="T4">
артилерійських систем</text:span>
 – 3116 (+21)  * <text:span text:style-name="T4">
РСЗВ</text:span>
 – 562 (+1)  * <text:span text:style-name="T4">
засоби ППО</text:span>
 ‒ 314 (+0)  * <text:span text:style-name="T4">
літаків</text:span>
 – 308 (+0)  * <text:span text:style-name="T4">
гелікоптерів</text:span>
 – 294 (+0)  * <text:span text:style-name="T4">
БПЛА оперативно-тактичного рівня</text:span>
 – 2696 (+31)  * <text:span text:style-name="T4">
крилаті ракети</text:span>
 ‒ 970 (+0)  * <text:span text:style-name="T4">
кораблі /катери</text:span>
 ‒ 18 (+0)  * <text:span text:style-name="T4">
автомобільної техніки та автоцистерн</text:span>
 – 6018 (+7)  * <text:span text:style-name="T4">
спеціальна техніка</text:span>
 ‒ 404 (+2)</li>
      </ul>
      <text:p text:style-name="P4">
<text:span text:style-name="T4">
Джерело:</text:span>
 <text:span text:style-name="T5">
<text:a xlink:type="simple" xlink:href="https://www.facebook.com/GeneralStaff.ua/posts/pfbid0ZQDjFQ1BGE5nm1f1YyLSW89nNDiDZUqta7PFd5mbREM66hoDKPM7L4Wgpv5YgGYhl" text:style-name="Internet_20_link" text:visited-style-name="Visited_20_Internet_20_Link">
Генеральний штаб Збройних Сил України станом на14.05.23.</text:a>
</text:span>
</text:p>
      <text:p text:style-name="P4">
Source: <text:a xlink:type="simple" xlink:href="https://armyinform.com.ua/2023/05/14/vtraty-voroga-za-dobu-likvidovano-bvlshe-600-okupantiv-znyshheno-21-artsystemu-i-31-bpla/" text:style-name="Internet_20_link" text:visited-style-name="Visited_20_Internet_20_Link">
https://armyinform.com.ua/2023/05/14/vtraty-voroga-za-dobu-likvidovano-bvlshe-600-okupantiv-znyshheno-21-artsystemu-i-31-bpla/</text:a>
</text:p>
      <!--NEWS-->
      <text:h text:style-name="P10" text:outline-level="1">
<text:span text:style-name="T4">
Окупанти використовують тактику розсіювання уваги нашої протиповітряної оборони — Наталія Гуменюк</text:span>
</text:h>
      <text:p text:style-name="P4">
Author: ['Віктор Шубец']</text:p>
      <text:p text:style-name="P4">
Time: 2023-05-14T49:00:00-04:00</text:p>
      <text:p text:style-name="P4">
Description: — Ворог нарощував присутність ракетоносіїв у Чорному морі, збільшивши кількіс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nataliya-gumenyuk-herson-2.jpg" text:style-name="Internet_20_link" text:visited-style-name="Visited_20_Internet_20_Link">
nataliya-gumenyuk-herson-2.jpg</text:a>
']</text:p>
      <text:p text:style-name="P4">
Tags: ['STOPRUSSIA', 'АГРЕСІЯ РФ', 'ВТОРГНЕННЯ РФ', 'НАТАЛІЯ ГУМЕНЮК', 'ТЕЛЕМАРАФОН "ЄДИНІ НОВИНИ"']</text:p>
      <text:p text:style-name="P4">
Category: News</text:p>
      <!--METADATA-->
      <text:p text:style-name="P4">
<draw:frame draw:style-name="fr1" draw:name="Image25" text:anchor-type="as-char" svg:width="6.9236in" svg:height="3.896563in" draw:z-index="0">
<draw:image xlink:href="../Images/AРМІЯINFORM/2023-05-14T49-00-00-04-00/nataliya-gumenyuk-herson-2.jpg" xlink:type="simple" xlink:show="embed" xlink:actuate="onLoad" draw:mime-type="image/jpeg"/>
</draw:frame>
</text:p>
      <text:p text:style-name="P4">
— Ворог нарощував присутність ракетоносіїв у Чорному морі, збільшившикількість ракетоносіїв до чотирьох, один із яких підводний. Це означає, що вЧорному морі нині готові до застосування близько 28 «Калібрів», — розповіла вефірі телемарафону «<text:a xlink:type="simple" xlink:href="https://youtu.be/WY8sDvZdWEA" text:style-name="Internet_20_link" text:visited-style-name="Visited_20_Internet_20_Link">
Єдині новин</text:a>
и» начальникОб’єднаного координаційного пресцентру Сил оборони півдня України капітан 1рангу Наталія Гуменюк.</text:p>
      <text:p text:style-name="P4">
Також вона зауважила, що окупанти використовують тактику розсіювання увагинашої протиповітряної оборони, намагаючись застосовувати і повітряні, іморські ракетоносії, і дрони-камікадзе, та дрони-розвідники. Часті повітряніатаки ворога пов’язані з нашою активністю на фронті та невдачами рашистів унаступальних діях.</text:p>
      <text:p text:style-name="P4">
Source: <text:a xlink:type="simple" xlink:href="https://armyinform.com.ua/2023/05/14/okupanty-vykorystovuyut-taktyku-rozsiyuvannya-uvagy-nashoyi-protypovitryanoyi-oborony-nataliya-gumenyuk/" text:style-name="Internet_20_link" text:visited-style-name="Visited_20_Internet_20_Link">
https://armyinform.com.ua/2023/05/14/okupanty-vykorystovuyut-taktyku-rozsiyuvannya-uvagy-nashoyi-protypovitryanoyi-oborony-nataliya-gumenyuk/</text:a>
</text:p>
      <!--NEWS-->
      <text:h text:style-name="P10" text:outline-level="1">
<text:span text:style-name="T4">
Знищено 25 БПЛА та три крилаті ракети противника — ГШ ЗСУ</text:span>
</text:h>
      <text:p text:style-name="P4">
Author: ['АРМІЯINFORM']</text:p>
      <text:p text:style-name="P4">
Time: 2023-05-14T51:00:00-04:00</text:p>
      <text:p text:style-name="P4">
Description: Протягом нічної атаки 14 травня знищено три крилаті ракети та 25 безпілотних літаль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raketnyj-udar.jpg" text:style-name="Internet_20_link" text:visited-style-name="Visited_20_Internet_20_Link">
raketnyj-udar.jpg</text:a>
', '<text:a xlink:type="simple" xlink:href="https://armyinform.com.ua/wp-content/uploads/2023/05/347086780_758870325646225_2450440937850483061_n-1.jpg" text:style-name="Internet_20_link" text:visited-style-name="Visited_20_Internet_20_Link">
347086780_758870325646225_2450440937850483061_n-1.jpg</text:a>
']</text:p>
      <text:p text:style-name="P4">
Tags: ['STOPRUSSIA', 'ВОЄННІ ЗЛОЧИНИ ЗС РФ', 'ВТОРГНЕННЯ РФ']</text:p>
      <text:p text:style-name="P4">
Category: News</text:p>
      <!--METADATA-->
      <text:p text:style-name="P4">
<draw:frame draw:style-name="fr1" draw:name="Image26" text:anchor-type="as-char" svg:width="6.9236in" svg:height="3.893007in" draw:z-index="0">
<draw:image xlink:href="../Images/AРМІЯINFORM/2023-05-14T51-00-00-04-00/raketnyj-udar.jpg" xlink:type="simple" xlink:show="embed" xlink:actuate="onLoad" draw:mime-type="image/jpeg"/>
</draw:frame>
</text:p>
      <text:p text:style-name="P4">
Протягом нічної атаки 14 травня знищено три крилаті ракети та 25 безпілотнихлітальних апаратів проивника.</text:p>
      <text:p text:style-name="P4">
Про це<text:a xlink:type="simple" xlink:href="https://www.facebook.com/GeneralStaff.ua/posts/pfbid0uoWcW4vAJqE1h6ZNGVDL8VdxenNicJzFMkvaS246JJLkdKL5N3DsCAdLidZVzunXl" text:style-name="Internet_20_link" text:visited-style-name="Visited_20_Internet_20_Link">
повідомляє</text:a>
Генеральний штаб ЗСУ.</text:p>
      <text:p text:style-name="P4">
У повідомленні зазначається: «У ніч на 14 травня 2023 року російські окупантиатакували Україну з різних напрямків ударними дронами Shahed-136/131, ракетами«Калібр» з кораблів у Чорному морі, крилатими ракетами Х-101/Х-555/Х-55 злітаків стратегічної авіації Ту-95МС.</text:p>
      <text:p text:style-name="P4">
Протягом нічної атаки знищено три крилаті ракети та 25 безпілотних літальнихапаратів:</text:p>
      <text:p text:style-name="P4">
– 18 ударних дронів типу Shahed-136/131;</text:p>
      <text:p text:style-name="P4">
– один ударний БПЛА типу «Ланцет»;</text:p>
      <text:p text:style-name="P4">
– два БПЛА оперативно-тактичного рівня «Орлан-10»;</text:p>
      <text:p text:style-name="P4">
– чотири БПЛА (тип уточнюється);</text:p>
      <text:p text:style-name="P4">
– три крилаті ракети Х-101/Х-555/Х-55.</text:p>
      <text:p text:style-name="P4">
Протягом доби 13 травня та на початок доби 14 травня тактична авіаціяПовітряних Сил здійснила до півсотні літаковильотів на вогневе ураження ворогата винищувальне авіаційне прикриття».</text:p>
      <text:p text:style-name="P4">
<draw:frame draw:style-name="fr1" draw:name="Image27" text:anchor-type="as-char" svg:width="6.9236in" svg:height="6.9236in" draw:z-index="0">
<draw:image xlink:href="../Images/AРМІЯINFORM/2023-05-14T51-00-00-04-00/347086780_758870325646225_2450440937850483061_n-1.jpg" xlink:type="simple" xlink:show="embed" xlink:actuate="onLoad" draw:mime-type="image/jpeg"/>
</draw:frame>
</text:p>
      <text:p text:style-name="P4">
Source: <text:a xlink:type="simple" xlink:href="https://armyinform.com.ua/2023/05/14/znyshheno-25-bpla-ta-try-krylati-rakety-protyvnyka-gsh-zsu/" text:style-name="Internet_20_link" text:visited-style-name="Visited_20_Internet_20_Link">
https://armyinform.com.ua/2023/05/14/znyshheno-25-bpla-ta-try-krylati-rakety-protyvnyka-gsh-zsu/</text:a>
</text:p>
      <!--NEWS-->
      <text:h text:style-name="P10" text:outline-level="1">
<text:span text:style-name="T4">
Бойовому льотчику, який знищив сотні одиниць ворожої техніки, на роковини загибелі відкрили стелу</text:span>
</text:h>
      <text:p text:style-name="P4">
Author: ['Анастасія Олехнович']</text:p>
      <text:p text:style-name="P4">
Time: 2023-05-14T78:00:00-04:00</text:p>
      <text:p text:style-name="P4">
Description: Сьогодні, 14 травня, у Вінниці на Алеї Слави центрального кладовища відкрили стелу Гер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olovna-1-3-scaled.jpg" text:style-name="Internet_20_link" text:visited-style-name="Visited_20_Internet_20_Link">
golovna-1-3-scaled.jpg</text:a>
', '<text:a xlink:type="simple" xlink:href="https://armyinform.com.ua/wp-content/uploads/2023/05/5z3a9984-1-150x150.jpg" text:style-name="Internet_20_link" text:visited-style-name="Visited_20_Internet_20_Link">
5z3a9984-1-150x150.jpg</text:a>
', '<text:a xlink:type="simple" xlink:href="https://armyinform.com.ua/wp-content/uploads/2023/05/5z3a9977-1-150x150.jpg" text:style-name="Internet_20_link" text:visited-style-name="Visited_20_Internet_20_Link">
5z3a9977-1-150x150.jpg</text:a>
', '<text:a xlink:type="simple" xlink:href="https://armyinform.com.ua/wp-content/uploads/2023/05/5z3a0024-1-150x150.jpg" text:style-name="Internet_20_link" text:visited-style-name="Visited_20_Internet_20_Link">
5z3a0024-1-150x150.jpg</text:a>
']</text:p>
      <text:p text:style-name="P4">
Tags: ['STOPRUSSIA', 'АГРЕСІЯ РФ', 'ВТОРГНЕННЯ РФ', 'ГЕРОЙ УКРАЇНИ СЕРГІЙ ПАРХОМЕНКО']</text:p>
      <text:p text:style-name="P4">
Category: News</text:p>
      <!--METADATA-->
      <text:p text:style-name="P4">
<draw:frame draw:style-name="fr1" draw:name="Image28" text:anchor-type="as-char" svg:width="6.9236in" svg:height="4.615733in" draw:z-index="0">
<draw:image xlink:href="../Images/AРМІЯINFORM/2023-05-14T78-00-00-04-00/golovna-1-3-scaled.jpg" xlink:type="simple" xlink:show="embed" xlink:actuate="onLoad" draw:mime-type="image/jpeg"/>
</draw:frame>
</text:p>
      <text:p text:style-name="P4">
Сьогодні, 14 травня, у Вінниці на Алеї Слави центрального кладовища відкрилистелу Герою України Сергію Пархоменку, який рівно рік тому загинув наЗапоріжжі. На ній — молодий усміхнений пілот поряд із літаком Су-25, на якомувін здійснив понад 40 бойових вильотів у складних умовах протидії ворожихзасобів ППО і винищувальної авіації окупантів… А це за найскромнішимипідрахунками — десятки знищених ворожих танків, більше ніж пів сотніброньованих машин та транспортних засобів, сотні окупантів, а головне — тисячіврятованих життів українців…</text:p>
      <text:p text:style-name="P4">
Відкривали стелу бойові пілоти — батько та молодший брат загиблого Героя.Батько — повний лицар ордена Богдана Хмельницького. Коли Сергій вступав дольотного вишу у 2014-му — батько виконував бойові завдання в АТО. Коли у2022-му юний пілот нищив на «Сушці» ворожу техніку, тато літав поряд… Молодшийбрат також пішов стопами рідних…</text:p>
      <text:p text:style-name="P4">
<text:a xlink:type="simple" xlink:href="https://armyinform.com.ua/wp-content/uploads/2023/05/5z3a9984-1-scaled.jpg" text:style-name="Internet_20_link" text:visited-style-name="Visited_20_Internet_20_Link">
<draw:frame draw:style-name="fr1" draw:name="Image29" text:anchor-type="as-char" svg:width="6.9236in" svg:height="6.9236in" draw:z-index="0">
<draw:image xlink:href="../Images/AРМІЯINFORM/2023-05-14T78-00-00-04-00/5z3a9984-1-150x150.jpg" xlink:type="simple" xlink:show="embed" xlink:actuate="onLoad" draw:mime-type="image/jpeg"/>
</draw:frame>
</text:a>
</text:p>
      <text:p text:style-name="P4">
<text:a xlink:type="simple" xlink:href="https://armyinform.com.ua/wp-content/uploads/2023/05/5z3a9977-1-scaled.jpg" text:style-name="Internet_20_link" text:visited-style-name="Visited_20_Internet_20_Link">
<draw:frame draw:style-name="fr1" draw:name="Image30" text:anchor-type="as-char" svg:width="6.9236in" svg:height="6.9236in" draw:z-index="0">
<draw:image xlink:href="../Images/AРМІЯINFORM/2023-05-14T78-00-00-04-00/5z3a9977-1-150x150.jpg" xlink:type="simple" xlink:show="embed" xlink:actuate="onLoad" draw:mime-type="image/jpeg"/>
</draw:frame>
</text:a>
</text:p>
      <text:p text:style-name="P4">
<text:a xlink:type="simple" xlink:href="https://armyinform.com.ua/wp-content/uploads/2023/05/5z3a0024-1-scaled.jpg" text:style-name="Internet_20_link" text:visited-style-name="Visited_20_Internet_20_Link">
<draw:frame draw:style-name="fr1" draw:name="Image31" text:anchor-type="as-char" svg:width="6.9236in" svg:height="6.9236in" draw:z-index="0">
<draw:image xlink:href="../Images/AРМІЯINFORM/2023-05-14T78-00-00-04-00/5z3a0024-1-150x150.jpg" xlink:type="simple" xlink:show="embed" xlink:actuate="onLoad" draw:mime-type="image/jpeg"/>
</draw:frame>
</text:a>
</text:p>
      <text:p text:style-name="P4">
Вшанувати пам’ять пілота зібрались рідні, командири та наставники пілота.Згадували, як 25-річний пілот раз по раз здійснював бойові вильоти, як був вінсправжньою душею авіаційного підрозділу й точно гідним нащадком батька тадідуся.</text:p>
      <text:p text:style-name="P4">
Сергій Пархоменко, що лише кілька років тому закінчив ХНУПС, неодноразовоуміло виводив українську авіацію з-під ракетних ударів ворога та рвався в бійтак затято, що дивувались навіть досвідчені побратими… А ще він був люблячимчоловіком та батьком.</text:p>
      <text:p text:style-name="P4">
«Це — твій тато! Він — справжній Герой!» — кажуть маляті друзі Сергія.Хлопчик, який знає татка лиш із фотографій, уважно дивиться на стелу. Хоч іпоки що не до кінця усвідомлює, НАСКІЛЬКИ відважним був його молодий батько.Мати ж дитини намагається триматися та мріє, аби син перейняв від батька гетьусе…</text:p>
      <text:p text:style-name="P4">
Source: <text:a xlink:type="simple" xlink:href="https://armyinform.com.ua/2023/05/14/bojovomu-lotchyku-yakyj-znyshhyv-sotni-odynycz-vorozhoyi-tehniky-na-rokovyny-zagybeli-vidkryly-stelu/" text:style-name="Internet_20_link" text:visited-style-name="Visited_20_Internet_20_Link">
https://armyinform.com.ua/2023/05/14/bojovomu-lotchyku-yakyj-znyshhyv-sotni-odynycz-vorozhoyi-tehniky-na-rokovyny-zagybeli-vidkryly-stelu/</text:a>
</text:p>
      <!--NEWS-->
      <text:h text:style-name="P10" text:outline-level="1">
<text:span text:style-name="T4">
Олексій Резніков подякував Німеччині за потужний пакет допомоги у сфері безпеки</text:span>
</text:h>
      <text:p text:style-name="P4">
Author: ['АРМІЯINFORM']</text:p>
      <text:p text:style-name="P4">
Time: 2023-05-14T93:00:00-04:00</text:p>
      <text:p text:style-name="P4">
Description: Міністр оборони України Олексій Резніков відреагував на величезний вклад Німеччи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reznikovvv.jpeg" text:style-name="Internet_20_link" text:visited-style-name="Visited_20_Internet_20_Link">
reznikovvv.jpeg</text:a>
']</text:p>
      <text:p text:style-name="P4">
Tags: ['STOPRUSSIA', 'АГРЕСІЯ РФ', 'БОРИС ПІСТОРІУС', 'ВТОРГНЕННЯ РФ', 'НІМЕЧЧИНА', 'ОЛЕКСІЙ РЕЗНІКОВ']</text:p>
      <text:p text:style-name="P4">
Category: News</text:p>
      <!--METADATA-->
      <text:p text:style-name="P4">
<draw:frame draw:style-name="fr1" draw:name="Image32" text:anchor-type="as-char" svg:width="6.9236in" svg:height="4.32725in" draw:z-index="0">
<draw:image xlink:href="../Images/AРМІЯINFORM/2023-05-14T93-00-00-04-00/reznikovvv.jpeg" xlink:type="simple" xlink:show="embed" xlink:actuate="onLoad" draw:mime-type="image/jpeg"/>
</draw:frame>
</text:p>
      <text:p text:style-name="P4">
Міністр оборони України Олексій Резніков відреагував на величезний вкладНімеччини в безпеку та оборону України й висловив вдячність німецькомуміністру оборони Борису Пісторіусу за підтримку.</text:p>
      <text:p text:style-name="P4">
Про це він<text:a xlink:type="simple" xlink:href="https://twitter.com/oleksiireznikov/status/1657754589989416960" text:style-name="Internet_20_link" text:visited-style-name="Visited_20_Internet_20_Link">
написав</text:a>
у твіттері.</text:p>
      <text:p text:style-name="P4">
— Німеччина стоїть поруч з Україною, а відважні українські воїни борються замир і стабільність не лише в нашій країні, а й у всій Європі. Дякую моємудорогому колезі Борису Пісторіусу і німецькому народу за потужний пакетдопомоги у сфері безпеки, — написав Олексій Резніков.</text:p>
      <text:p text:style-name="P4">
Цей пакет допомоги включатиме техніку та озброєння на рекордну суму в 2,7мільярда євро.</text:p>
      <text:p text:style-name="P4">
Source: <text:a xlink:type="simple" xlink:href="https://armyinform.com.ua/2023/05/14/oleksij-reznikov-podyakuvav-nimechchyni-za-potuzhnyj-paket-dopomogy-u-sferi-bezpeky/" text:style-name="Internet_20_link" text:visited-style-name="Visited_20_Internet_20_Link">
https://armyinform.com.ua/2023/05/14/oleksij-reznikov-podyakuvav-nimechchyni-za-potuzhnyj-paket-dopomogy-u-sferi-bezpeky/</text:a>
</text:p>
      <!--NEWS-->
      <text:h text:style-name="P10" text:outline-level="1">
<text:span text:style-name="T4">
Ворог не має «снарядного голоду» на Бахмутському напрямку, натомість є суттєва проблема з живою силою — Сергій Череватий</text:span>
</text:h>
      <text:p text:style-name="P4">
Author: ['Андрій Агєєв']</text:p>
      <text:p text:style-name="P4">
Time: 2023-05-14T94:00:00-04:00</text:p>
      <text:p text:style-name="P4">
Description: Місто Бахмут залишається епіцентром бойових дій і однією із пріоритетних цілей ворог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herevatyj-1-1.jpg" text:style-name="Internet_20_link" text:visited-style-name="Visited_20_Internet_20_Link">
cherevatyj-1-1.jpg</text:a>
']</text:p>
      <text:p text:style-name="P4">
Tags: ['STOPRUSSIA', 'БАХМУТ', 'ВТОРГНЕННЯ РФ', 'СЕРГІЙ ЧЕРЕВАТИЙ']</text:p>
      <text:p text:style-name="P4">
Category: News</text:p>
      <!--METADATA-->
      <text:p text:style-name="P4">
<draw:frame draw:style-name="fr1" draw:name="Image33" text:anchor-type="as-char" svg:width="6.9236in" svg:height="4.615733in" draw:z-index="0">
<draw:image xlink:href="../Images/AРМІЯINFORM/2023-05-14T94-00-00-04-00/cherevatyj-1-1.jpg" xlink:type="simple" xlink:show="embed" xlink:actuate="onLoad" draw:mime-type="image/jpeg"/>
</draw:frame>
</text:p>
      <text:p text:style-name="P4">
Місто Бахмут залишається епіцентром бойових дій і однією із пріоритетних цілейворога на східному напрямку російсько-української війни.</text:p>
      <text:p text:style-name="P4">
Речник Східного угруповання військ Збройних Сил України полковник СергійЧереватий спеціально для <text:a xlink:type="simple" xlink:href="https://armyinform.com.ua/" text:style-name="Internet_20_link" text:visited-style-name="Visited_20_Internet_20_Link">
АрміяInform</text:a>
 повідомив,що за цю добу окупанти більше як 300 разів обстріляли підрозділи Сил оборонина цьому відтинку фронту. Відбулось 30 бойових зіткнень, 11 авіаційних ударів,181 окупанта було знищено, 194 поранено, чотирьох наші захисники взяли вполон.</text:p>
      <text:p text:style-name="P4">
— На різних ділянках наші підрозділи просунулись в глиб захоплених ворогомпозицій на відстань від 150 до 600 метрів. Незважаючи на це, ворог не полишаєспроб захопити саме місто Бахмут, що призводить до значних його втрат у живійсилі й техніці. Наші мужні воїни знищили танк Т-80, бойову машину піхоти,реактивну систему залпового вогню БМ-21 «Град», два безпілотники і 8 ворожихпольових складів з боєприпасами, — підкреслив Сергій Череватий.</text:p>
      <text:p text:style-name="P4">
Крім того, він заявив, що в окупантів зовсім немає ніякого так званогоснарядного голоду. Щодоби десятки тисяч ворожих боєприпасів летять в бік нашихпозицій, прилітають по цивільній інфраструктурі мирних населених пунктів.</text:p>
      <text:p text:style-name="P4">
— Кадровий голод — це те, що вони відчувають вже, і далі відчуватимуть щесильніше. Противник продовжує свою тактику використання живої сили якголовного таранного механізму в досягненні хоч якогось успіху. За інформацієюрадника зі стратегічних комунікацій Ради національної безпеки Білого домугенерала Кірбі, росія за всі ці місяці боротьби за Бахмут вже втратила 100тисяч своїх військовослужбовців і найманців. З них 20 тисяч — загиблі, а решта— поранені, полонені і ті, хто зник безвісти, — наголосив Сергій Череватий.</text:p>
      <text:p text:style-name="P4">
Source: <text:a xlink:type="simple" xlink:href="https://armyinform.com.ua/2023/05/14/vorog-ne-maye-snaryadnogo-golodu-na-bahmutskomu-napryamku-natomist-ye-suttyeva-problema-z-zhyvoyu-syloyu-sergij-cherevatyj/" text:style-name="Internet_20_link" text:visited-style-name="Visited_20_Internet_20_Link">
https://armyinform.com.ua/2023/05/14/vorog-ne-maye-snaryadnogo-golodu-na-bahmutskomu-napryamku-natomist-ye-suttyeva-problema-z-zhyvoyu-syloyu-sergij-cherevatyj/</text:a>
</text:p>
      <!--NEWS-->
      <text:h text:style-name="P10" text:outline-level="1">
<text:span text:style-name="T4">
At Lyman direction Russian army shelled Makiyivka of Luhansk region, Bilohorivka, Verkhnokamy...</text:span>
</text:h>
      <text:p text:style-name="P4">
Authors: liveuamap (Language: en)</text:p>
      <text:p text:style-name="P4">
Time: 2023-05-15T-11:15:00</text:p>
      <text:p text:style-name="P4">
Location: Bakhmut (Latitude:48.81195 Longtitude:38.23946)</text:p>
      <text:p text:style-name="P4">
Videos: []</text:p>
      <text:p text:style-name="P4">
Images: []</text:p>
      <text:p text:style-name="P4">
Tags: ["Russia"]</text:p>
      <text:p text:style-name="P4">
ID: 22563023</text:p>
      <!--METADATA-->
      <text:p text:style-name="P4">
At Lyman direction Russian army shelled Makiyivka of Luhansk region,Bilohorivka, Verkhnokamyanske Spirne and Berestove of Donetsk region. Russianaviation conducted airstrikes at Yampil, Dibrova, Bilohorivka,Verkhnokamyanske, Spirne, - General Staff of Armed Forces of Ukraine says inthe morning report</text:p>
      <text:p text:style-name="P4">
News Collection Link: <text:a xlink:type="simple" xlink:href="https://liveuamap.com/en/2023/15-may-at-lyman-direction-russian-army-shelled-makiyivka" text:style-name="Internet_20_link" text:visited-style-name="Visited_20_Internet_20_Link">
https://liveuamap.com/en/2023/15-may-at-lyman-direction-russian-army-shelled-makiyivka</text:a>
</text:p>
      <text:p text:style-name="P4">
Source: <text:a xlink:type="simple" xlink:href="https://t.me/lumsrc/4790" text:style-name="Internet_20_link" text:visited-style-name="Visited_20_Internet_20_Link">
https://t.me/lumsrc/4790</text:a>
</text:p>
      <!--NEWS-->
      <text:h text:style-name="P10" text:outline-level="1">
<text:span text:style-name="T4">
At Bakhmut direction Russian army shelled Hryhorivka, Bohdanivka, Bakhmut, Ivanivske, Chasiv ...</text:span>
</text:h>
      <text:p text:style-name="P4">
Authors: liveuamap (Language: en)</text:p>
      <text:p text:style-name="P4">
Time: 2023-05-15T-13:15:00</text:p>
      <text:p text:style-name="P4">
Location: Bakhmut (Latitude:48.57093 Longtitude:37.92635)</text:p>
      <text:p text:style-name="P4">
Videos: []</text:p>
      <text:p text:style-name="P4">
Images: []</text:p>
      <text:p text:style-name="P4">
Tags: ["Russia"]</text:p>
      <text:p text:style-name="P4">
ID: 22563022</text:p>
      <!--METADATA-->
      <text:p text:style-name="P4">
At Bakhmut direction Russian army shelled Hryhorivka, Bohdanivka, Bakhmut,Ivanivske, Chasiv Yar, Chervone, Kostyantynivka, Druzhba, Pivnichne, Toretsk,Shumy of Donetsk region. Russian aviation conducted airstrikes at Ivanivskeand Stupochky, - General Staff of Armed Forces of Ukraine says in the morningreport</text:p>
      <text:p text:style-name="P4">
News Collection Link: <text:a xlink:type="simple" xlink:href="https://liveuamap.com/en/2023/15-may-at-bakhmut-direction-russian-army-shelled-hryhorivka" text:style-name="Internet_20_link" text:visited-style-name="Visited_20_Internet_20_Link">
https://liveuamap.com/en/2023/15-may-at-bakhmut-direction-russian-army-shelled-hryhorivka</text:a>
</text:p>
      <text:p text:style-name="P4">
Source: <text:a xlink:type="simple" xlink:href="https://t.me/lumsrc/4791" text:style-name="Internet_20_link" text:visited-style-name="Visited_20_Internet_20_Link">
https://t.me/lumsrc/4791</text:a>
</text:p>
      <!--NEWS-->
      <text:h text:style-name="P10" text:outline-level="1">
<text:span text:style-name="T4">
At Avdiyivka direction Russian army shelled Stepove, Lastochkyne, Avdiyivka, Tonenke, Netaylo...</text:span>
</text:h>
      <text:p text:style-name="P4">
Authors: liveuamap (Language: en)</text:p>
      <text:p text:style-name="P4">
Time: 2023-05-15T-15:15:00</text:p>
      <text:p text:style-name="P4">
Location: Donetsk Oblast (Latitude:48.13367 Longtitude:37.74027)</text:p>
      <text:p text:style-name="P4">
Videos: []</text:p>
      <text:p text:style-name="P4">
Images: []</text:p>
      <text:p text:style-name="P4">
Tags: ["Russia"]</text:p>
      <text:p text:style-name="P4">
ID: 22563021</text:p>
      <!--METADATA-->
      <text:p text:style-name="P4">
At Avdiyivka direction Russian army shelled Stepove, Lastochkyne, Avdiyivka,Tonenke, Netaylove, Pervomayske and Karlivka of Donetsk region. Russianaviation conducted airstrikes at Novokalynove and Avdiyivka, - General Staffof Armed Forces of Ukraine says in the morning report</text:p>
      <text:p text:style-name="P4">
News Collection Link: <text:a xlink:type="simple" xlink:href="https://liveuamap.com/en/2023/15-may-at-avdiyivka-direction-russian-army-shelled-stepove" text:style-name="Internet_20_link" text:visited-style-name="Visited_20_Internet_20_Link">
https://liveuamap.com/en/2023/15-may-at-avdiyivka-direction-russian-army-shelled-stepove</text:a>
</text:p>
      <text:p text:style-name="P4">
Source: <text:a xlink:type="simple" xlink:href="https://t.me/lumsrc/4792" text:style-name="Internet_20_link" text:visited-style-name="Visited_20_Internet_20_Link">
https://t.me/lumsrc/4792</text:a>
</text:p>
      <!--NEWS-->
      <text:h text:style-name="P10" text:outline-level="1">
<text:span text:style-name="T4">
У Харкові поставили біопротез тер’єру, який потрапив під обстріл</text:span>
</text:h>
      <text:p text:style-name="P4">
Authors: Ukrinform (Person)</text:p>
      <text:p text:style-name="P4">
Publisher: Укринформ (Organization)</text:p>
      <text:p text:style-name="P4">
Published Time: 2023-05-15T-164:51:00+03:00</text:p>
      <text:p text:style-name="P4">
Modified Time: 2023-05-15T14:51:00+03:00</text:p>
      <text:p text:style-name="P4">
Description: У Харкові провели біоінтегроване протезування кінцівки у собаки вагою 56 кг. Чорний тер’єр позбувся лапи під час обстрілу. — Укрінформ.</text:p>
      <text:p text:style-name="P4">
Images: ["<text:a xlink:type="simple" xlink:href="https://static.ukrinform.com/photos/2023_05/thumb_files/630_360_1684151803-349.jpg" text:style-name="Internet_20_link" text:visited-style-name="Visited_20_Internet_20_Link">
630_360_16841...</text:a>
"]</text:p>
      <text:p text:style-name="P4">
Tags: ['Обстріл', 'Тварини', 'Протезування', 'Імплант', 'Ветеринар']</text:p>
      <text:p text:style-name="P4">
Type: Article</text:p>
      <!--METADATA-->
      <text:p text:style-name="P4">
<draw:frame draw:style-name="fr1" draw:name="Image34" text:anchor-type="as-char" svg:width="6.9236in" svg:height="3.956343in" draw:z-index="0">
<draw:image xlink:href="../Images/yкринформ/2023-05-15T-164-51-00-03-00/630_360_1684151803-349.jpg" xlink:type="simple" xlink:show="embed" xlink:actuate="onLoad" draw:mime-type="image/jpeg"/>
</draw:frame>
 УХаркові провели біоінтегроване протезування кінцівки у собаки вагою 56 кг.Чорний тер’єр позбувся лапи під час обстрілу.</text:p>
      <text:p text:style-name="P4">
Про це в <text:a xlink:type="simple" xlink:href="https://www.instagram.com/p/CsMS3tBKmjL/" text:style-name="Internet_20_link" text:visited-style-name="Visited_20_Internet_20_Link">
 </text:a>
 написав хирург-травматолог Віталий Клубань, передає Укрінформ.</text:p>
      <text:p text:style-name="P4">
Операцію виконали на базі Салтівської ветеринарної клініки, філіаліХарківського ветеринарного госпіталю.</text:p>
      <text:p text:style-name="Quotations">

<text:p text:style-name="P4">
<text:a xlink:type="simple" xlink:href="https://www.instagram.com/p/CsMS3tBKmjL/" text:style-name="Internet_20_link" text:visited-style-name="Visited_20_Internet_20_Link">
&gt;
 </text:a>
&gt;
 <text:a xlink:type="simple" xlink:href="https://www.instagram.com/p/CsMS3tBKmjL/" text:style-name="Internet_20_link" text:visited-style-name="Visited_20_Internet_20_Link">
&gt;
 </text:a>
&gt;
&gt;
 <text:a xlink:type="simple" xlink:href="https://www.instagram.com/p/CsMS3tBKmjL/" text:style-name="Internet_20_link" text:visited-style-name="Visited_20_Internet_20_Link">
&gt;
 </text:a>
</text:p>

</text:p>
      <text:p text:style-name="P4">
Лікар зазначив, що травматичну ампутацію кінцівки пес отримав унаслідокбомбардування забороненими касетними снарядами в <text:a xlink:type="simple" xlink:href="https://www.ukrinform.ua/tag-harkivsina" text:style-name="Internet_20_link" text:visited-style-name="Visited_20_Internet_20_Link">
</text:a>
 .</text:p>
      <text:p text:style-name="P4">
Імплант надрукували на 3D-metal tech.</text:p>
      <text:p text:style-name="P4">
<text:span text:style-name="T4">
Читайте також:</text:span>
 <text:a xlink:type="simple" xlink:href="https://www.ukrinform.ua/rubric-society/3707902-100-tisac-na-poratunok-izakiv-zoozahisniki-vidkrili-grant-u-pamat-pro-francuzkogo-zurnalista.html" text:style-name="Internet_20_link" text:visited-style-name="Visited_20_Internet_20_Link">
 </text:a>
</text:p>
      <text:p text:style-name="P4">
Віталій Клубань - головний лікар мережі ветеринарних клінік «Харківськийветеринарний госпіталь», хірург-ортопед.</text:p>
      <text:p text:style-name="P4">
Source: <text:a xlink:type="simple" xlink:href="https://www.ukrinform.ua/rubric-regions/3709478-u-harkovi-postavili-bioprotez-tereru-akij-potrapiv-pid-obstril.html" text:style-name="Internet_20_link" text:visited-style-name="Visited_20_Internet_20_Link">
https://www.ukrinform.ua/rubric-regions/3709478-u-harkovi-postavili-bioprotez-tereru-akij-potrapiv-pid-obstril.html</text:a>
</text:p>
      <!--NEWS-->
      <text:h text:style-name="P10" text:outline-level="1">
<text:span text:style-name="T4">
At Maryinka direction Russian army shelled Krasnohorivka, Heorhiyivka, Pobyeda and Novomykhay...</text:span>
</text:h>
      <text:p text:style-name="P4">
Authors: liveuamap (Language: en)</text:p>
      <text:p text:style-name="P4">
Time: 2023-05-15T-17:15:00</text:p>
      <text:p text:style-name="P4">
Location: Donetsk (Latitude:47.85153 Longtitude:37.49359)</text:p>
      <text:p text:style-name="P4">
Videos: []</text:p>
      <text:p text:style-name="P4">
Images: []</text:p>
      <text:p text:style-name="P4">
Tags: ["Russia"]</text:p>
      <text:p text:style-name="P4">
ID: 22563020</text:p>
      <!--METADATA-->
      <text:p text:style-name="P4">
At Maryinka direction Russian army shelled Krasnohorivka, Heorhiyivka, Pobyedaand Novomykhaylivka of Donetsk region, - General Staff of Armed Forces ofUkraine says in the morning report</text:p>
      <text:p text:style-name="P4">
News Collection Link: <text:a xlink:type="simple" xlink:href="https://liveuamap.com/en/2023/15-may-at-maryinka-direction-russian-army-shelled-krasnohorivka" text:style-name="Internet_20_link" text:visited-style-name="Visited_20_Internet_20_Link">
https://liveuamap.com/en/2023/15-may-at-maryinka-direction-russian-army-shelled-krasnohorivka</text:a>
</text:p>
      <text:p text:style-name="P4">
Source: <text:a xlink:type="simple" xlink:href="https://t.me/lumsrc/4793" text:style-name="Internet_20_link" text:visited-style-name="Visited_20_Internet_20_Link">
https://t.me/lumsrc/4793</text:a>
</text:p>
      <!--NEWS-->
      <text:h text:style-name="P10" text:outline-level="1">
<text:span text:style-name="T4">
АПЛ: «Ліверпуль» у гостях розгромив «Лестер»</text:span>
</text:h>
      <text:p text:style-name="P4">
Authors: Ukrinform (Person)</text:p>
      <text:p text:style-name="P4">
Publisher: Укринформ (Organization)</text:p>
      <text:p text:style-name="P4">
Published Time: 2023-05-15T-17:59:00+03:00</text:p>
      <text:p text:style-name="P4">
Modified Time: 2023-05-15T23:59:00+03:00</text:p>
      <text:p text:style-name="P4">
Description: В Англійській прем'єр-лізі (АПЛ) тривають чергові матчі футбольного чемпіонату. — Укрінформ.</text:p>
      <text:p text:style-name="P4">
Images: ["<text:a xlink:type="simple" xlink:href="https://static.ukrinform.com/photos/2023_05/thumb_files/630_360_1684184421-517.jpg" text:style-name="Internet_20_link" text:visited-style-name="Visited_20_Internet_20_Link">
630_360_16841...</text:a>
"]</text:p>
      <text:p text:style-name="P4">
Tags: ['Футбол', 'Ліверпуль', 'АПЛ']</text:p>
      <text:p text:style-name="P4">
Type: Article</text:p>
      <!--METADATA-->
      <text:p text:style-name="P4">
<draw:frame draw:style-name="fr1" draw:name="Image35" text:anchor-type="as-char" svg:width="6.9236in" svg:height="3.956343in" draw:z-index="0">
<draw:image xlink:href="../Images/yкринформ/2023-05-15T-17-59-00-03-00/630_360_1684184421-517.jpg" xlink:type="simple" xlink:show="embed" xlink:actuate="onLoad" draw:mime-type="image/jpeg"/>
</draw:frame>
 ВАнглійській прем'єр-лізі (АПЛ) тривають чергові матчі футбольного чемпіонату.</text:p>
      <text:p text:style-name="P4">
«Ліверпуль» у 36-му турі в гостях на «Кінг Пауер Стедіум» з рахунком 3:0розгромив місцевий «Лестер», передає Укрінформ.</text:p>
      <text:p text:style-name="P4">
Перемогу «червоним» принесли швидкий дубль Кертіса Джонса (33, 36-а хвилини)та гол Трента Александера-Арнольда (71).</text:p>
      <text:p text:style-name="P4">
<text:span text:style-name="T4">
Читайте також:</text:span>
 <text:a xlink:type="simple" xlink:href="https://www.ukrinform.ua/rubric-sports/3709189-apl-arsenal-rozgromno-postupivsa-brajtonu.html" text:style-name="Internet_20_link" text:visited-style-name="Visited_20_Internet_20_Link">
 <text:span text:style-name="T4">
АПЛ</text:span>
 </text:a>
</text:p>
      <text:p text:style-name="P4">
Лідирує «Манчестер Сіті» - 85 очок. Другим у турнірній таблиці АПЛ йде«Арсенал« (81), далі - «Ньюкасл» та «Манчестер Юнайтед» (по 66), «Ліверпуль»(65) - п'ятий.</text:p>
      <text:p text:style-name="P4">
«Лестер» (30 очок) - на передостанньому, 19-му місці.</text:p>
      <text:p text:style-name="P4">
Фото: AFP.</text:p>
      <text:p text:style-name="P4">
Source: <text:a xlink:type="simple" xlink:href="https://www.ukrinform.ua/rubric-sports/3709690-apl-liverpul-u-gostah-rozgromiv-lester.html" text:style-name="Internet_20_link" text:visited-style-name="Visited_20_Internet_20_Link">
https://www.ukrinform.ua/rubric-sports/3709690-apl-liverpul-u-gostah-rozgromiv-lester.html</text:a>
</text:p>
      <!--NEWS-->
      <text:h text:style-name="P10" text:outline-level="1">
<text:span text:style-name="T4">
At Shakhtarske direction Russian army shelled Vuhledar, Novoukrayinka and Prechystivka, - Gen...</text:span>
</text:h>
      <text:p text:style-name="P4">
Authors: liveuamap (Language: en)</text:p>
      <text:p text:style-name="P4">
Time: 2023-05-15T-19:15:00</text:p>
      <text:p text:style-name="P4">
Location: Zaporizhzhia (Latitude:47.77614 Longtitude:37.08504)</text:p>
      <text:p text:style-name="P4">
Videos: []</text:p>
      <text:p text:style-name="P4">
Images: []</text:p>
      <text:p text:style-name="P4">
Tags: ["Russia"]</text:p>
      <text:p text:style-name="P4">
ID: 22563019</text:p>
      <!--METADATA-->
      <text:p text:style-name="P4">
At Shakhtarske direction Russian army shelled Vuhledar, Novoukrayinka andPrechystivka, - General Staff of Armed Forces of Ukraine says in the morningreport</text:p>
      <text:p text:style-name="P4">
News Collection Link: <text:a xlink:type="simple" xlink:href="https://liveuamap.com/en/2023/15-may-at-shakhtarske-direction-russian-army-shelled-vuhledar" text:style-name="Internet_20_link" text:visited-style-name="Visited_20_Internet_20_Link">
https://liveuamap.com/en/2023/15-may-at-shakhtarske-direction-russian-army-shelled-vuhledar</text:a>
</text:p>
      <text:p text:style-name="P4">
Source: <text:a xlink:type="simple" xlink:href="https://t.me/lumsrc/4794" text:style-name="Internet_20_link" text:visited-style-name="Visited_20_Internet_20_Link">
https://t.me/lumsrc/4794</text:a>
</text:p>
      <!--NEWS-->
      <text:h text:style-name="P10" text:outline-level="1">
<text:span text:style-name="T4">
Солідарність у підтримці України гуртує ЄС та сприяє його розширенню - Боррель</text:span>
</text:h>
      <text:p text:style-name="P4">
Authors: Ukrinform (Person)</text:p>
      <text:p text:style-name="P4">
Publisher: Укринформ (Organization)</text:p>
      <text:p text:style-name="P4">
Published Time: 2023-05-15T-19:59:00+03:00</text:p>
      <text:p text:style-name="P4">
Modified Time: 2023-05-15T23:59:00+03:00</text:p>
      <text:p text:style-name="P4">
Description: Євросоюз зберігає солідарність з Україною, і це своєю чергою консолідує та зміцнює єдність самого ЄС та надає нові можливості для країн-кандидатів на вступ. — Укрінформ.</text:p>
      <text:p text:style-name="P4">
Images: ["<text:a xlink:type="simple" xlink:href="https://static.ukrinform.com/photos/2022_11/thumb_files/630_360_1667561515-584.jpg" text:style-name="Internet_20_link" text:visited-style-name="Visited_20_Internet_20_Link">
630_360_16675...</text:a>
"]</text:p>
      <text:p text:style-name="P4">
Tags: ['Євроінтеграція', 'Євросоюз', 'Боррель', 'Війна з росією']</text:p>
      <text:p text:style-name="P4">
Type: Article</text:p>
      <!--METADATA-->
      <text:p text:style-name="P4">
<draw:frame draw:style-name="fr1" draw:name="Image36" text:anchor-type="as-char" svg:width="6.9236in" svg:height="3.956343in" draw:z-index="0">
<draw:image xlink:href="../Images/yкринформ/2023-05-15T-19-59-00-03-00/630_360_1667561515-584.jpg" xlink:type="simple" xlink:show="embed" xlink:actuate="onLoad" draw:mime-type="image/jpeg"/>
</draw:frame>
 Євросоюззберігає солідарність з Україною, і це своєю чергою консолідує та зміцнюєєдність самого ЄС та надає нові можливості для країн-кандидатів на вступ.</text:p>
      <text:p text:style-name="P4">
Про це в ході дискусії в рамках аналітичного Центру європейської політикизаявив Високий представник ЄС Жозеп Боррель. передає Укрінформ із посиланнямна <text:a xlink:type="simple" xlink:href="http://audiovisual.ec.europa.eu/en/video/I-241057" text:style-name="Internet_20_link" text:visited-style-name="Visited_20_Internet_20_Link">
 </text:a>
 .</text:p>
      <text:p text:style-name="P4">
Саме так він відповів на запитання кореспондента Укрінформу, чи буде здатнаЄвропа скористатися часом, який на полі бою виграють українські захисники, абипідготуватися до майбутніх викликів з безпеки та подолати фрагментарність *оборони ЄС.</text:p>
      <text:p text:style-name="P4">
«Я сподіваюся, - так. Так, ми зможемо скористатися цією можливістю, щобскоротити фрагментацію та консолідувати наші спроможності, стати більшоб’єднаними. Маю сказати, що єдність, яку ми продемонстрували, є видатною,незважаючи на всі затримки та дискусії. Майже після півтора року після початкувійни ця єдність зберігається, хоча європейське суспільство пройшло черезтруднощі. Ви пам’ятаєте зиму, та ціни на електрику й продовольство. Незважаючина це, (європейські) уряди продовжували підтримували Україну та залишатисяоб’єднаними», - сказав Високий представник ЄС.</text:p>
      <text:p text:style-name="P4">
Він зауважив, що хотів би завершити обговорення на оптимістичній ноті, в томучислі у питанні інтеграції до ЄС країн Західних Балкан, які вже тривалий часочікують прогресу, і для яких ситуація в Україні може зіграти ролькаталізатора у процесі входження до євроспільноти.</text:p>
      <text:p text:style-name="P4">
<text:span text:style-name="T4">
Читайте також:</text:span>
 <text:a xlink:type="simple" xlink:href="https://www.ukrinform.ua/rubric-ato/3708513-borrel-vvazae-formulu-zelenskogo-edinim-slahom-do-spravedlivogo-ta-stijkogo-miru.html" text:style-name="Internet_20_link" text:visited-style-name="Visited_20_Internet_20_Link">
 <text:span text:style-name="T4">
Боррель</text:span>
 </text:a>
</text:p>
      <text:p text:style-name="P4">
«Я розумію розчарування, яке відчувають народи Західних Балкан. Але всіпроцеси входження були довгими. В Іспанії нам говорили: щойно закінчитьсявійськова диктатура, ви станете членами ЄС. Франко помер у 75-му році. Мистали членами ЄС у 86-му, через 11 років. При тому, що ми були ринковоюекономікою та мали багато економічних зв’язків», - зазначив <text:a xlink:type="simple" xlink:href="https://www.ukrinform.ua/tag-zozep-borrel" text:style-name="Internet_20_link" text:visited-style-name="Visited_20_Internet_20_Link">
</text:a>
 , відповідаючи на запитанняпредставниці Македонії щодо шансів цієї країни на членство в ЄС після майже 20років очікування.</text:p>
      <text:p text:style-name="P4">
«Безумовно, війна в Україні створила новий імпульс. Ми маємо скористатися циммоментом. Україна є країною-кандидатом. Це означає силу тяжіння й для іншихкандидатів... Тож ми маємо допомагати вам, щоб ви були готові. Зараз для цьогодобрий момент, тому що Україна має бути визнана як країна-кандидат не на лишена папері, але фактично. Це буде підтягувати всіх, хто перебувають у черзіочікування», - додав дипломат.</text:p>
      <text:p text:style-name="P4">
Він визнав, що процес входження нових країн є викликом для офіційнихпредставників Євросоюзу, які також мають виконати своє домашнє завдання, абирозширений ЄС міг працювати. Адже коли до ЄС приєднаються ще шість або навітьбільше держав, це змусить пристосовувати до нової реальності всі процедури тавсю систему прийняття рішень.</text:p>
      <text:p text:style-name="P4">
<text:span text:style-name="T4">
Читайте також:</text:span>
 <text:a xlink:type="simple" xlink:href="https://www.ukrinform.ua/rubric-polytics/3708248-evrosouz-gotue-bagatoricnij-plan-z-pidtrimki-ukraini-borrel.html" text:style-name="Internet_20_link" text:visited-style-name="Visited_20_Internet_20_Link">
 <text:span text:style-name="T4">
Боррель</text:span>
 </text:a>
</text:p>
      <text:p text:style-name="P4">
Як повідомлялося, у червні 2022 року Європейська Рада надала Україні статускраїни-кандидата на входження до ЄС. Єврокомісія розробила план дій із семикроків, які необхідно зробити для успішного просування до членства в ЄС -наразі Україна їх виконує.</text:p>
      <text:p text:style-name="P4">
Очікується, що у червні Єврокомісія оприлюднить попередню оцінку зусильУкраїни та включить остаточні висновки щодо досягнутого прогресу у загальнудоповідь про розширення ЄС, яка буде сформована до жовтня.</text:p>
      <text:p text:style-name="P4">
Україна розраховує, що ЄС зможе прийняти рішення щодо початку міждержавнихпереговорів про членство України в ЄС ще до кінця поточного року.</text:p>
      <text:p text:style-name="P4">
Source: <text:a xlink:type="simple" xlink:href="https://www.ukrinform.ua/rubric-polytics/3709691-solidarnist-u-pidtrimci-ukraini-gurtue-es-ta-spriae-jogo-rozsirennu-borrel.html" text:style-name="Internet_20_link" text:visited-style-name="Visited_20_Internet_20_Link">
https://www.ukrinform.ua/rubric-polytics/3709691-solidarnist-u-pidtrimci-ukraini-gurtue-es-ta-spriae-jogo-rozsirennu-borrel.html</text:a>
</text:p>
      <!--NEWS-->
      <text:h text:style-name="P10" text:outline-level="1">
<text:span text:style-name="T4">
At Zaporizhzhia and Kherson directions Russian army shelled Vremivka, Novopil of Donetsk regi...</text:span>
</text:h>
      <text:p text:style-name="P4">
Authors: liveuamap (Language: en)</text:p>
      <text:p text:style-name="P4">
Time: 2023-05-15T-21:15:00</text:p>
      <text:p text:style-name="P4">
Location: Kherson (Latitude:46.64036 Longtitude:32.62648)</text:p>
      <text:p text:style-name="P4">
Videos: []</text:p>
      <text:p text:style-name="P4">
Images: []</text:p>
      <text:p text:style-name="P4">
Tags: ["Russia"]</text:p>
      <text:p text:style-name="P4">
ID: 22563017</text:p>
      <!--METADATA-->
      <text:p text:style-name="P4">
At Zaporizhzhia and Kherson directions Russian army shelled Vremivka, Novopilof Donetsk region; Huliaipole, Zaliznychne, Bilohirya, Mala Tokmachka andKamyanske of Zaporizhzhia region; Nikopol of Dnipropetrovsk region; ZolotaBalka, Vesele, Lvove, Antonivka, Dniprovske, Kizomys of Kherson region andKherson city. Russian aviation conducted airstrikes at Kizomys and Stanislavof Kherson region, - General Staff of Armed Forces of Ukraine says in themorning report</text:p>
      <text:p text:style-name="P4">
News Collection Link: <text:a xlink:type="simple" xlink:href="https://liveuamap.com/en/2023/15-may-at-zaporizhzhia-and-kherson-directions-russian-army" text:style-name="Internet_20_link" text:visited-style-name="Visited_20_Internet_20_Link">
https://liveuamap.com/en/2023/15-may-at-zaporizhzhia-and-kherson-directions-russian-army</text:a>
</text:p>
      <text:p text:style-name="P4">
Source: <text:a xlink:type="simple" xlink:href="https://t.me/lumsrc/4795" text:style-name="Internet_20_link" text:visited-style-name="Visited_20_Internet_20_Link">
https://t.me/lumsrc/4795</text:a>
</text:p>
      <!--NEWS-->
      <text:h text:style-name="P10" text:outline-level="1">
<text:span text:style-name="T4">
Держдеп прокоментував готовність низки країн навчати українських пілотів</text:span>
</text:h>
      <text:p text:style-name="P4">
Authors: Ukrinform (Person)</text:p>
      <text:p text:style-name="P4">
Publisher: Укринформ (Organization)</text:p>
      <text:p text:style-name="P4">
Published Time: 2023-05-15T-21:37:00+03:00</text:p>
      <text:p text:style-name="P4">
Modified Time: 2023-05-15T23:37:00+03:00</text:p>
      <text:p text:style-name="P4">
Description: Державний департамент США вважає важливим навчання українських військових за кордоном, включно з наміром окремих країн забезпечити підготовку пілотів ЗСУ на західних літаках. — Укрінформ.</text:p>
      <text:p text:style-name="P4">
Images: ["<text:a xlink:type="simple" xlink:href="https://static.ukrinform.com/photos/2022_10/thumb_files/630_360_1666031974-150.jpg" text:style-name="Internet_20_link" text:visited-style-name="Visited_20_Internet_20_Link">
630_360_16660...</text:a>
"]</text:p>
      <text:p text:style-name="P4">
Tags: ['Авіація', 'Літак', 'США', 'Держдеп', 'Війна з росією']</text:p>
      <text:p text:style-name="P4">
Type: Article</text:p>
      <!--METADATA-->
      <text:p text:style-name="P4">
<draw:frame draw:style-name="fr1" draw:name="Image37" text:anchor-type="as-char" svg:width="6.9236in" svg:height="3.956343in" draw:z-index="0">
<draw:image xlink:href="../Images/yкринформ/2023-05-15T-21-37-00-03-00/630_360_1666031974-150.jpg" xlink:type="simple" xlink:show="embed" xlink:actuate="onLoad" draw:mime-type="image/jpeg"/>
</draw:frame>
 Державнийдепартамент США вважає важливим навчання українських військових за кордоном,включно з наміром окремих країн забезпечити підготовку пілотів ЗСУ на західнихлітаках.</text:p>
      <text:p text:style-name="P4">
З відповідною заявою виступив заступник речника зовнішньополітичного відомстваСША Ведант Пател, передає власний кореспондент Укрінформу.</text:p>
      <text:p text:style-name="P4">
«Це важливий процес, пов’язаний із тим, що альянс, низка країн, надає важливуоборонну допомогу нашим українським партнерам», - так представникзовнішньополітичного відомства прокоментував запитання про оголошення прем'єр-міністром Великої Британії Ріші Сунаком програми підготовки українськихпілотів.</text:p>
      <text:p text:style-name="P4">
Пател підкреслив, що <text:a xlink:type="simple" xlink:href="https://www.ukrinform.ua/tag-ssa" text:style-name="Internet_20_link" text:visited-style-name="Visited_20_Internet_20_Link">
 </text:a>
 й інші країни«єдині у колективній меті робити все можливе, аби Україна мала спроможностідля самооборони, захисту своєї територіальної цілісності й суверенітету». Уцьому зв’язку, за його словами, певні країни активізують свої зусилля,діляться системами та проводять навчання.</text:p>
      <text:p text:style-name="P4">
<text:span text:style-name="T4">
Читайте також:</text:span>
 <text:a xlink:type="simple" xlink:href="https://www.ukrinform.ua/rubric-ato/3709443-prezident-anonsuvav-vazlivi-risenna-u-pitanni-aviacijnoi-koalicii-dla-ukraini.html" text:style-name="Internet_20_link" text:visited-style-name="Visited_20_Internet_20_Link">
 </text:a>
</text:p>
      <text:p text:style-name="P4">
«Ми з нетерпінням чекаємо поглиблення наших партнерських відносин, щоб робитице та теж відігравати свою роль», - зазначив Пател.</text:p>
      <text:p text:style-name="P4">
Як повідомляв Укрінформ, Франція та кілька інших країн Європи висловилиготовість уже найближчим часом розпочати навчання українських військовихпілотів.</text:p>
      <text:p text:style-name="P4">
Source: <text:a xlink:type="simple" xlink:href="https://www.ukrinform.ua/rubric-ato/3709689-derzdep-prokomentuvav-gotovnist-nizki-krain-navcati-ukrainskih-pilotiv.html" text:style-name="Internet_20_link" text:visited-style-name="Visited_20_Internet_20_Link">
https://www.ukrinform.ua/rubric-ato/3709689-derzdep-prokomentuvav-gotovnist-nizki-krain-navcati-ukrainskih-pilotiv.html</text:a>
</text:p>
      <!--NEWS-->
      <text:h text:style-name="P10" text:outline-level="1">
<text:span text:style-name="T4">
Чемпіонат світу з хокею: перемоги Швеції, Канади, Латвії та США</text:span>
</text:h>
      <text:p text:style-name="P4">
Authors: Ukrinform (Person)</text:p>
      <text:p text:style-name="P4">
Publisher: Укринформ (Organization)</text:p>
      <text:p text:style-name="P4">
Published Time: 2023-05-15T-23:26:01+03:00</text:p>
      <text:p text:style-name="P4">
Modified Time: 2023-05-15T23:26:01+03:00</text:p>
      <text:p text:style-name="P4">
Description: На чемпіонаті світу з хокею в Тампере (Фінляндія) та Ризі (Латвія) відбувся черговий ігровий день. — Укрінформ.</text:p>
      <text:p text:style-name="P4">
Images: ["<text:a xlink:type="simple" xlink:href="https://static.ukrinform.com/photos/2023_05/thumb_files/630_360_1684182293-517.jpg" text:style-name="Internet_20_link" text:visited-style-name="Visited_20_Internet_20_Link">
630_360_16841...</text:a>
"]</text:p>
      <text:p text:style-name="P4">
Tags: ['Чемпіонат світу', 'хокей']</text:p>
      <text:p text:style-name="P4">
Type: Article</text:p>
      <!--METADATA-->
      <text:p text:style-name="P4">
<draw:frame draw:style-name="fr1" draw:name="Image38" text:anchor-type="as-char" svg:width="6.9236in" svg:height="3.956343in" draw:z-index="0">
<draw:image xlink:href="../Images/yкринформ/2023-05-15T-23-26-01-03-00/630_360_1684182293-517.jpg" xlink:type="simple" xlink:show="embed" xlink:actuate="onLoad" draw:mime-type="image/jpeg"/>
</draw:frame>
 Начемпіонаті світу з хокею в Тампере (Фінляндія) та Ризі (Латвія) відбувсячерговий ігровий день.</text:p>
      <text:p text:style-name="P4">
Перемогами по булітах продовжили турнір збірні Швеції - над командою Фінляндії- 2:1 (0:0, 1:0, 0:1, 0:0, 3:2) та Канади - над Словаччиною - 2:1 (1:1, 0:0,0:0, 0:0, 3:2), передає Укрінформ.</text:p>
      <text:p text:style-name="P4">
Латвія в овертаймі вирвала успіх у грі з Чехією - 4:3 (0:1, 2:1, 1:1, 1:0), ахокеїсти США здобули вольову перемогу над Німеччиною - 3:2 (0:0, 1:2, 2:0).</text:p>
      <text:p text:style-name="P4">
<text:span text:style-name="T4">
Читайте також:</text:span>
 <text:a xlink:type="simple" xlink:href="https://www.ukrinform.ua/rubric-sports/3708736-bez-komand-z-krainagresoriv-hokejnij-lid-i-vesnane-povitra-cistisi.html" text:style-name="Internet_20_link" text:visited-style-name="Visited_20_Internet_20_Link">
 <text:span text:style-name="T4">
хокей</text:span>
 </text:a>
</text:p>
      <text:p text:style-name="P4">
Чемпіонат світу з хокею триватиме до 28 травня.</text:p>
      <text:p text:style-name="P4">
Фото: AFP.</text:p>
      <text:p text:style-name="P4">
Source: <text:a xlink:type="simple" xlink:href="https://www.ukrinform.ua/rubric-sports/3709687-cempionat-svitu-z-hokeu-peremogi-svecii-kanadi-latvii-ta-ssa.html" text:style-name="Internet_20_link" text:visited-style-name="Visited_20_Internet_20_Link">
https://www.ukrinform.ua/rubric-sports/3709687-cempionat-svitu-z-hokeu-peremogi-svecii-kanadi-latvii-ta-ssa.html</text:a>
</text:p>
      <!--NEWS-->
      <text:h text:style-name="P10" text:outline-level="1">
<text:span text:style-name="T4">
На Хмельниччині радіаційний фон після російського обстрілу в межах норми - ОВА</text:span>
</text:h>
      <text:p text:style-name="P4">
Authors: Ukrinform (Person)</text:p>
      <text:p text:style-name="P4">
Publisher: Укринформ (Organization)</text:p>
      <text:p text:style-name="P4">
Published Time: 2023-05-15T-25:19:00+03:00</text:p>
      <text:p text:style-name="P4">
Modified Time: 2023-05-15T23:19:00+03:00</text:p>
      <text:p text:style-name="P4">
Description: У Хмельницькій області радіаційний фон і вміст шкідливих речовин в атмосферному повітрі, воді та ґрунті після удару російських військ у ніч на 13 травня перебувають у межах допустимих значень.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None</text:p>
      <text:p text:style-name="P4">
Type: Article</text:p>
      <!--METADATA-->
      <text:p text:style-name="P4">
<draw:frame draw:style-name="fr1" draw:name="Image39" text:anchor-type="as-char" svg:width="6.9236in" svg:height="3.948443in" draw:z-index="0">
<draw:image xlink:href="../Images/yкринформ/2023-05-15T-25-19-00-03-00/630_360_1538997483-946.jpg" xlink:type="simple" xlink:show="embed" xlink:actuate="onLoad" draw:mime-type="image/jpeg"/>
</draw:frame>
 УХмельницькій області радіаційний фон і вміст шкідливих речовин в атмосферномуповітрі, воді та ґрунті після удару російських військ у ніч на 13 травняперебувають у межах допустимих значень.</text:p>
      <text:p text:style-name="P4">
Як передає Укрінформ, про це Хмельницька обласна військова адміністраціяповідомила в <text:a xlink:type="simple" xlink:href="https://t.me/khmelnytskaODA/1651" text:style-name="Internet_20_link" text:visited-style-name="Visited_20_Internet_20_Link">
</text:a>
за результатами лабораторних досліджень.</text:p>
      <text:p text:style-name="P4">
Відповідні аналізи були здійснені фахівцями Хмельницького обласного центруконтролю та профілактики хвороб Міністерства охорони здоров'я України післячергової терористичної атаки.</text:p>
      <text:p text:style-name="P4">
<text:span text:style-name="T4">
Читайте також:</text:span>
 <text:a xlink:type="simple" xlink:href="https://www.ukrinform.ua/rubric-regions/3709208-potagi-cerez-vinnicu-hmelnickij-ta-ternopil-poki-kursuvatimut-v-obizd.html" text:style-name="Internet_20_link" text:visited-style-name="Visited_20_Internet_20_Link">
 <text:span text:style-name="T4">
Хмельниц</text:span>
 </text:a>
</text:p>
      <text:p text:style-name="P4">
Встановлено, що вміст шкідливих речовин в атмосферному повітрі на межісанітарно-захисних зон не перевищує допустимих значень.</text:p>
      <text:p text:style-name="P4">
Якість води, ґрунту та радіаційного фону перебуває в межах допустимихпоказників.</text:p>
      <text:p text:style-name="P4">
"Таким чином, загрози для життя населення немає", — підсумували вобладміністрації.</text:p>
      <text:p text:style-name="P4">
<text:span text:style-name="T4">
Читайте також:</text:span>
 <text:a xlink:type="simple" xlink:href="https://www.ukrinform.ua/rubric-regions/3708750-ataka-rf-na-hmelnickij-kilkist-poskodzenih-infrastrukturnih-obektiv-ide-na-sotni.html" text:style-name="Internet_20_link" text:visited-style-name="Visited_20_Internet_20_Link">
 <text:span text:style-name="T4">
Хмельниц</text:span>
 </text:a>
</text:p>
      <text:p text:style-name="P4">
Як повідомляв Укрінформ, у ніч на 13 травня російська армія <text:a xlink:type="simple" xlink:href="https://www.ukrinform.ua/rubric-ato/3708572-rosiani-vnoci-atakuvali-hmelniccinu-poskodzena-kriticna-infrastruktura.html" text:style-name="Internet_20_link" text:visited-style-name="Visited_20_Internet_20_Link">
</text:a>
 , влучивши по об'єктукритичної інфраструктури.</text:p>
      <text:p text:style-name="P4">
Кількість постраждалих унаслідок російської атаки у Хмельницькій області <text:a xlink:type="simple" xlink:href="https://www.ukrinform.ua/rubric-regions/3708702-na-hmelniccini-kilkist-postrazdalih-vid-nicnoi-ataki-rf-zrosla-do-21.html" text:style-name="Internet_20_link" text:visited-style-name="Visited_20_Internet_20_Link">
</text:a>
 .</text:p>
      <text:p text:style-name="P4">
Source: <text:a xlink:type="simple" xlink:href="https://www.ukrinform.ua/rubric-regions/3709674-na-hmelniccini-radiacijnij-fon-pisla-rosijskogo-obstrilu-v-mezah-normi-ova.html" text:style-name="Internet_20_link" text:visited-style-name="Visited_20_Internet_20_Link">
https://www.ukrinform.ua/rubric-regions/3709674-na-hmelniccini-radiacijnij-fon-pisla-rosijskogo-obstrilu-v-mezah-normi-ova.html</text:a>
</text:p>
      <!--NEWS-->
      <text:h text:style-name="P10" text:outline-level="1">
<text:span text:style-name="T4">
НАБУ і САП викрили масштабну корупцію у Верховному Суді</text:span>
</text:h>
      <text:p text:style-name="P4">
Authors: Ukrinform (Person)</text:p>
      <text:p text:style-name="P4">
Publisher: Укринформ (Organization)</text:p>
      <text:p text:style-name="P4">
Published Time: 2023-05-15T-27:00:00+03:00</text:p>
      <text:p text:style-name="P4">
Modified Time: 2023-05-15T23:00:00+03:00</text:p>
      <text:p text:style-name="P4">
Description: Національне антикорупційне бюро викрило масштабну корупцію у Верховному Суді України. — Укрінформ.</text:p>
      <text:p text:style-name="P4">
Images: ["<text:a xlink:type="simple" xlink:href="https://static.ukrinform.com/photos/2022_11/thumb_files/630_360_1669109795-901.jpg" text:style-name="Internet_20_link" text:visited-style-name="Visited_20_Internet_20_Link">
630_360_16691...</text:a>
", "<text:a xlink:type="simple" xlink:href="https://static.ukrinform.com/photos/2023_05/1684181214-137.jpg" text:style-name="Internet_20_link" text:visited-style-name="Visited_20_Internet_20_Link">
1684181214-13...</text:a>
"]</text:p>
      <text:p text:style-name="P4">
Tags: ['НАБУ', 'САП', 'Корупція']</text:p>
      <text:p text:style-name="P4">
Type: Article</text:p>
      <!--METADATA-->
      <text:p text:style-name="P4">
<draw:frame draw:style-name="fr1" draw:name="Image40" text:anchor-type="as-char" svg:width="6.9236in" svg:height="3.956343in" draw:z-index="0">
<draw:image xlink:href="../Images/yкринформ/2023-05-15T-27-00-00-03-00/630_360_1669109795-901.jpg" xlink:type="simple" xlink:show="embed" xlink:actuate="onLoad" draw:mime-type="image/jpeg"/>
</draw:frame>
Національне антикорупційне бюро викрило масштабну корупцію у Верховному СудіУкраїни.</text:p>
      <text:p text:style-name="P4">
Як передає Укрінформ, про це повідомляє НАБУ у своєму <text:a xlink:type="simple" xlink:href="https://t.me/nab_ukraine/1824" text:style-name="Internet_20_link" text:visited-style-name="Visited_20_Internet_20_Link">
</text:a>
 .</text:p>
      <text:p text:style-name="P4">
"НАБУ і САП викрили масштабну корупцію у Верховному Суді України, а саме схемущодо одержання неправомірної вигоди керівництвом та суддями Верховного Суду",- йдеться у повідомленні.</text:p>
      <text:p text:style-name="P4">
<draw:frame draw:style-name="fr1" draw:name="Image41" text:anchor-type="as-char" svg:width="6.9236in" svg:height="9.231467in" draw:z-index="0">
<draw:image xlink:href="../Images/yкринформ/2023-05-15T-27-00-00-03-00/1684181214-137.jpg" xlink:type="simple" xlink:show="embed" xlink:actuate="onLoad" draw:mime-type="image/jpeg"/>
</draw:frame>
</text:p>
      <text:p text:style-name="P4">
Зазначається, що наразі проводяться невідкладні слідчі дії.</text:p>
      <text:p text:style-name="P4">
"Деталі згодом", - повідомили у НАБУ.</text:p>
      <text:p text:style-name="P4">
За інформацією <text:a xlink:type="simple" xlink:href="https://zn.ua/ukr/war/nabu-vzjalo-holovu-verkhovnoho-sudu-knjazjeva-na-bahatomiljonnomu-khabari.html" text:style-name="Internet_20_link" text:visited-style-name="Visited_20_Internet_20_Link">
 </text:a>
, НАБУ викрило голову Верховного Суду Всеволода Князєва на отриманні хабаря врозмірі близько 3 мільйони доларів. Його затримано, повідомляє видання зпосиланням на джерело в керівництві Бюро.</text:p>
      <text:p text:style-name="P4">
"За даними ZN.UA від джерела в НАБУ, гроші Князєв отримував від людей, яківиступали за рішення суду на користь олігарха Костянтина Жеваго. Нагадаємо, щоВелика Палата ВС розглядала справу стосовно права власності 40,19% акційПолтавського гірничо-збагачувального комбінату (ПГЗК) Ferrexpo. Своїм рішенняморган залишив зазначені акції пов'язаним із Жеваго компаніям, скасувавшивизнання недійсними договорів купівлі-продажу, укладених 20 років тому", -йдеться в повідомленні.</text:p>
      <text:p text:style-name="P4">
<text:span text:style-name="T4">
Читайте також:</text:span>
 <text:a xlink:type="simple" xlink:href="https://www.ukrinform.ua/rubric-economy/3709562-podatkova-mitnica-ta-beb-potrebuut-perezavantazenna-marcenko.html" text:style-name="Internet_20_link" text:visited-style-name="Visited_20_Internet_20_Link">
 </text:a>
</text:p>
      <text:p text:style-name="P4">
Варто зазначити, що наразі Верховного Суду України не існує. Після судовоїреформи часів п'ятого президента Петра Порошенка ВСУ перейменований уВерховний Суд.</text:p>
      <text:p text:style-name="P4">
Натомість у ВСУ досі числяться судді, які отримують зарплату.</text:p>
      <text:p text:style-name="P4">
Про який саме суд йде мова, наразі не відомо.</text:p>
      <text:p text:style-name="P4">
Як повідомляв Укрінформ, раніше стало відомо, що <text:a xlink:type="simple" xlink:href="https://www.ukrinform.ua/rubric-economy/3708283-na-sogodni-zablokovani-aktivi-u-bils-ak-200-osib-aki-mozna-stagnuti-na-korist-derzavi-minust.html" text:style-name="Internet_20_link" text:visited-style-name="Visited_20_Internet_20_Link">
</text:a>
 .</text:p>
      <text:p text:style-name="P4">
Source: <text:a xlink:type="simple" xlink:href="https://www.ukrinform.ua/rubric-society/3709683-nabu-i-sap-vikrili-masstabnu-korupciu-u-verhovnomu-sudi.html" text:style-name="Internet_20_link" text:visited-style-name="Visited_20_Internet_20_Link">
https://www.ukrinform.ua/rubric-society/3709683-nabu-i-sap-vikrili-masstabnu-korupciu-u-verhovnomu-sudi.html</text:a>
</text:p>
      <!--NEWS-->
      <text:h text:style-name="P10" text:outline-level="1">
<text:span text:style-name="T4">
Франція готова навчати українських льотчиків - Макрон</text:span>
</text:h>
      <text:p text:style-name="P4">
Authors: Ukrinform (Person)</text:p>
      <text:p text:style-name="P4">
Publisher: Укринформ (Organization)</text:p>
      <text:p text:style-name="P4">
Published Time: 2023-05-15T-30:56:00+03:00</text:p>
      <text:p text:style-name="P4">
Modified Time: 2023-05-15T22:56:00+03:00</text:p>
      <text:p text:style-name="P4">
Description: Франція та кілька інших європейських країн готові вже незабаром розпочати навчання українських військових пілотів. — Укрінформ.</text:p>
      <text:p text:style-name="P4">
Images: ["<text:a xlink:type="simple" xlink:href="https://static.ukrinform.com/photos/2023_02/thumb_files/630_360_1675929865-521.jpg" text:style-name="Internet_20_link" text:visited-style-name="Visited_20_Internet_20_Link">
630_360_16759...</text:a>
"]</text:p>
      <text:p text:style-name="P4">
Tags: ['Авіація', 'Франція', 'Макрон', 'Війна з росією']</text:p>
      <text:p text:style-name="P4">
Type: Article</text:p>
      <!--METADATA-->
      <text:p text:style-name="P4">
<draw:frame draw:style-name="fr1" draw:name="Image42" text:anchor-type="as-char" svg:width="6.9236in" svg:height="3.956343in" draw:z-index="0">
<draw:image xlink:href="../Images/yкринформ/2023-05-15T-30-56-00-03-00/630_360_1675929865-521.jpg" xlink:type="simple" xlink:show="embed" xlink:actuate="onLoad" draw:mime-type="image/jpeg"/>
</draw:frame>
 Франціята кілька інших європейських країн готові вже незабаром розпочати навчанняукраїнських військових пілотів.</text:p>
      <text:p text:style-name="P4">
Як повідомляє Укрінформ, про це в інтерв’ю телеканалу <text:a xlink:type="simple" xlink:href="http://www.youtube.com/watch" text:style-name="Internet_20_link" text:visited-style-name="Visited_20_Internet_20_Link">
</text:a>
 заявив президент ФранціїЕммануель Макрон.</text:p>
      <text:p text:style-name="P4">
“Разом із кількома іншими європейськими державами, які також до цього готові,ми відкрили двері тренуванню пілотів”, - сказав французький лідер.</text:p>
      <text:p text:style-name="P4">
За його словами, наразі це питання “обговорюється і американцями”. “Навчанняможе розпочатися вже зараз”, - зазначив Макрон.</text:p>
      <text:p text:style-name="P4">
<text:span text:style-name="T4">
Читайте також:</text:span>
 <text:a xlink:type="simple" xlink:href="https://www.ukrinform.ua/rubric-polytics/3709228-zelenskij-proviv-zustric-z-makronom.html" text:style-name="Internet_20_link" text:visited-style-name="Visited_20_Internet_20_Link">
 <text:span text:style-name="T4">
винищувачів</text:span>
 </text:a>
</text:p>
      <text:p text:style-name="P4">
Він додав, що Франція залишається рішуче налаштованою допомагати Українічинити опір російській агресії. “На кону зараз дуже багато, оскільки успіхконтрнаступу буде критично важливим для спроможності досягти тривалого миру”,- наголосив президент Франції.</text:p>
      <text:p text:style-name="P4">
Як повідомлялося, <text:a xlink:type="simple" xlink:href="https://www.ukrinform.ua/rubric-ato/3709373-u-britanii-vlitku-rozpocnutsa-navcanna-ukrainskih-pilotiv.html" text:style-name="Internet_20_link" text:visited-style-name="Visited_20_Internet_20_Link">
 </text:a>
 , що цього літа у країнірозпочнуться навчання українських пілотів.</text:p>
      <text:p text:style-name="P4">
<text:span text:style-name="T5">
Фото: ОП</text:span>
</text:p>
      <text:p text:style-name="P4">
Source: <text:a xlink:type="simple" xlink:href="https://www.ukrinform.ua/rubric-ato/3709682-francia-gotova-navcati-ukrainskih-lotcikiv-makron.html" text:style-name="Internet_20_link" text:visited-style-name="Visited_20_Internet_20_Link">
https://www.ukrinform.ua/rubric-ato/3709682-francia-gotova-navcati-ukrainskih-lotcikiv-makron.html</text:a>
</text:p>
      <!--NEWS-->
      <text:h text:style-name="P10" text:outline-level="1">
<text:span text:style-name="T4">
В Україні започаткували рух Bring Back Kids UA за повернення депортованих дітей - Зарівна</text:span>
</text:h>
      <text:p text:style-name="P4">
Authors: Ukrinform (Person)</text:p>
      <text:p text:style-name="P4">
Publisher: Укринформ (Organization)</text:p>
      <text:p text:style-name="P4">
Published Time: 2023-05-15T-32:50:00+03:00</text:p>
      <text:p text:style-name="P4">
Modified Time: 2023-05-15T22:50:00+03:00</text:p>
      <text:p text:style-name="P4">
Description: В Україні започаткували рух Bring Back Kids UA - він має об‘єднати світ, щоб повернути на батьківщину дітей, яких росія насильницьким чином вивезла з тимчасово захоплених територій. — Укрінформ.</text:p>
      <text:p text:style-name="P4">
Images: ["<text:a xlink:type="simple" xlink:href="https://static.ukrinform.com/photos/2023_03/thumb_files/630_360_1678677741-711.jpg" text:style-name="Internet_20_link" text:visited-style-name="Visited_20_Internet_20_Link">
630_360_16786...</text:a>
"]</text:p>
      <text:p text:style-name="P4">
Tags: ['Депортація', 'Діти', 'Офіс Президента', 'Війна з росією']</text:p>
      <text:p text:style-name="P4">
Type: Article</text:p>
      <!--METADATA-->
      <text:p text:style-name="P4">
<draw:frame draw:style-name="fr1" draw:name="Image43" text:anchor-type="as-char" svg:width="6.9236in" svg:height="3.956343in" draw:z-index="0">
<draw:image xlink:href="../Images/yкринформ/2023-05-15T-32-50-00-03-00/630_360_1678677741-711.jpg" xlink:type="simple" xlink:show="embed" xlink:actuate="onLoad" draw:mime-type="image/jpeg"/>
</draw:frame>
 В Українізапочаткували рух Bring Back Kids UA - він має об‘єднати світ, щоб повернутина батьківщину дітей, яких росія насильницьким чином вивезла з тимчасовозахоплених територій.</text:p>
      <text:p text:style-name="P4">
Як передає Укрінформ, про це повідомила в <text:a xlink:type="simple" xlink:href="https://t.me/dashazarivna/732" text:style-name="Internet_20_link" text:visited-style-name="Visited_20_Internet_20_Link">
</text:a>
радник з питань комунікацій керівника Офісу Президента Дарія Зарівна.</text:p>
      <text:p text:style-name="P4">
«Викрадення українських дітей росіянами. Ці речі важко уявити будь-якомужителю цивілізованого світу. В голові не вкладається той факт, що у 21-мусторіччі геноцид відбувається зовсім поруч, у Європі, де росіяни роблять все,щоб знищити український народ», - написала вона</text:p>
      <text:p text:style-name="P4">
Зарівна розповіла, що виступила на Copenhagen Democracy Summit 2023 у столиціДанії. Це майданчик, який зібрав впливових людей, лідерів країн, демократичнихінституцій, щоб обговорити ситуацію в Україні та всьому світі.</text:p>
      <text:p text:style-name="P4">
«Я розповіла про те, як росіяни викрадають українських дітей, забирають їхсилою з тимчасово окупованих територій, а також про започаткування нашогонового руху Bring Back Kids UA, навколо якого ми хочемо об‘єднати світ, щобразом припинити російські злочини та повернути наших дітей. За нашими даними,близько 20 тисяч дітей були силою вивезені у росію. Хоча цифра таких злочинівможе бути значно більшою і сягати понад 100 тисяч», - зазначила представницяОП.</text:p>
      <text:p text:style-name="P4">
<text:span text:style-name="T4">
Читайте також:</text:span>
 <text:a xlink:type="simple" xlink:href="https://www.ukrinform.ua/rubric-society/3707884-pered-kontrnastupom-zsu-rosiani-masovo-deportuut-ditej-save-ukraine.html" text:style-name="Internet_20_link" text:visited-style-name="Visited_20_Internet_20_Link">
 </text:a>
</text:p>
      <text:p text:style-name="P4">
За її словами, є п’ять основних сценаріїв, відповідно до яких діють росіяни:забирають дітей з дитячих будинків; убивають батьків; розділяють сім'ї під часфільтрації; роблять нестерпними умови проживання дітей на окупованихтериторіях; буквально викрадають дітей з місць, де вони живуть або навчаються.</text:p>
      <text:p text:style-name="P4">
Під час виступу на саміті Зарівна розповіла про ситуацію в Енергодарі, дезнаходиться Запорізька АЕС. Там росіяни пропонували родинам відпочинок удитячих таборах, але це виявилося депортацією.</text:p>
      <text:p text:style-name="P4">
«Насправді - це геноцид. росіяни ніколи не погоджувалися влаштуватигуманітарні коридори, щоб діти приєдналися до рідних в Україні чи хоча бнадали інформацію. росія приховує місцезнаходження дітей. Вони змінюють імената громадянство. Вони хочуть, щоб діти перестали бути українцями. Завозять їху віддалені регіони. Вони незаконно всиновлюють їх без згоди родичів. Їхнамагаються зробити росіянами. Вони промивають мізки дітям і змушуютьпроходити військову підготовку», - заявила Зарівна.</text:p>
      <text:p text:style-name="P4">
<text:span text:style-name="T4">
Читайте також:</text:span>
 <text:a xlink:type="simple" xlink:href="https://www.ukrinform.ua/rubric-society/3708789-rosia-ne-lise-rozlucae-ditej-iz-ridnimi-a-j-vcit-nenaviditi-ukrainu-zelenskij.html" text:style-name="Internet_20_link" text:visited-style-name="Visited_20_Internet_20_Link">
 </text:a>
</text:p>
      <text:p text:style-name="P4">
Вона поінформувала, що наразі в Україну вдалося повернути лише 364 малюків, іїхні розповіді просто лякають.</text:p>
      <text:p text:style-name="P4">
«Ці звірства не можуть залишитися непоміченими. Саме тому путін і львова-бєлова, так званий омбудсмен з прав дитини рф, мають відповідати згідно зордером Міжнародного кримінального суду», - переконана радник керівника ОП.</text:p>
      <text:p text:style-name="P4">
Зарівна розповіла, що в Україні створили новий рух – «нову фундацію, новийThink, що має назву Bring Back Kids UA». Вона запросила приєднатися до цьогоруху і допомогти повернути тисячі українських <text:a xlink:type="simple" xlink:href="https://www.ukrinform.ua/tag-diti" text:style-name="Internet_20_link" text:visited-style-name="Visited_20_Internet_20_Link">
</text:a>
 додому.</text:p>
      <text:p text:style-name="P4">
У зв’язку з цим вона згадала висловлювання Вінстона Черчилля: «Немає нічого,чим росіяни захоплюються більше, ніж силою, і немає нічого, що вони поважаютьменше, ніж слабкість».</text:p>
      <text:p text:style-name="P4">
На переконання представниці ОП, росіяни викрадають дітей, намагаються залякатинас, «бо людьми в страху, за їх логікою, простіше маніпулювати».</text:p>
      <text:p text:style-name="P4">
<text:span text:style-name="T4">
Читайте також:</text:span>
 <text:a xlink:type="simple" xlink:href="https://www.ukrinform.ua/rubric-polytics/3705282-mzs-pro-deportaciu-ditej-zvit-obse-moze-buti-vikoristanij-dla-pritagnenna-rosii-do-vidpovidalnosti.html" text:style-name="Internet_20_link" text:visited-style-name="Visited_20_Internet_20_Link">
 <text:span text:style-name="T4">
депортац</text:span>
 </text:a>
</text:p>
      <text:p text:style-name="P4">
«Терор, який вони продають, давно вичерпаний. росія — це збанкрутіла імперіяторговця жахом. Нам не треба цього боятися. Коли панує страх, демократіязникає. Тому ми маємо діяти разом, відновлювати справедливість - разом. Іборотися за неї також разом», - резюмувала Зарівна.</text:p>
      <text:p text:style-name="P4">
Source: <text:a xlink:type="simple" xlink:href="https://www.ukrinform.ua/rubric-society/3709679-v-ukraini-zapocatkuvali-ruh-bring-back-kids-ua-za-povernenna-deportovanih-ditej-zarivna.html" text:style-name="Internet_20_link" text:visited-style-name="Visited_20_Internet_20_Link">
https://www.ukrinform.ua/rubric-society/3709679-v-ukraini-zapocatkuvali-ruh-bring-back-kids-ua-za-povernenna-deportovanih-ditej-zarivna.html</text:a>
</text:p>
      <!--NEWS-->
      <text:h text:style-name="P10" text:outline-level="1">
<text:span text:style-name="T4">
У Запоріжжі на стоянці автотранспорту сталася стрілянина</text:span>
</text:h>
      <text:p text:style-name="P4">
Authors: Ukrinform (Person)</text:p>
      <text:p text:style-name="P4">
Publisher: Укринформ (Organization)</text:p>
      <text:p text:style-name="P4">
Published Time: 2023-05-15T-34:48:00+03:00</text:p>
      <text:p text:style-name="P4">
Modified Time: 2023-05-15T22:48:00+03:00</text:p>
      <text:p text:style-name="P4">
Description: В одному з районів Запоріжжя між військовослужбовцями та невідомими особами виник конфлікт, який закінчився стріляниною. — Укрінформ.</text:p>
      <text:p text:style-name="P4">
Images: ["<text:a xlink:type="simple" xlink:href="https://static.ukrinform.com/photos/2022_05/thumb_files/630_360_1653576338-700.jpg" text:style-name="Internet_20_link" text:visited-style-name="Visited_20_Internet_20_Link">
630_360_16535...</text:a>
"]</text:p>
      <text:p text:style-name="P4">
Tags: ['Поліція', 'Стрілянина', 'Запоріжжя']</text:p>
      <text:p text:style-name="P4">
Type: Article</text:p>
      <!--METADATA-->
      <text:p text:style-name="P4">
<draw:frame draw:style-name="fr1" draw:name="Image44" text:anchor-type="as-char" svg:width="6.9236in" svg:height="3.956343in" draw:z-index="0">
<draw:image xlink:href="../Images/yкринформ/2023-05-15T-34-48-00-03-00/630_360_1653576338-700.jpg" xlink:type="simple" xlink:show="embed" xlink:actuate="onLoad" draw:mime-type="image/jpeg"/>
</draw:frame>
 В одномуз районів Запоріжжя між військовослужбовцями та невідомими особами виникконфлікт, який закінчився стріляниною.</text:p>
      <text:p text:style-name="P4">
Про це в <text:a xlink:type="simple" xlink:href="https://t.me/police_zp_news/5186" text:style-name="Internet_20_link" text:visited-style-name="Visited_20_Internet_20_Link">
 </text:a>
 повідомляє Національна поліціяЗапорізької області, передає Укрінформ.</text:p>
      <text:p text:style-name="P4">
"Сьогодні близько 16:00 на стоянці автотранспорту біля міського ринку виникконфлікт між військовослужбовцями та невідомими особами, внаслідок якогоостанні вчинили стрілянину з мисливської та автоматичної зброї. Один ізвійськових отримав ножові поранення, його було доставлено до лікарні", -повідомляє поліція.</text:p>
      <text:p text:style-name="P4">
<text:span text:style-name="T4">
Читайте також:</text:span>
 <text:a xlink:type="simple" xlink:href="https://www.ukrinform.ua/rubric-world/3708003-na-zavodi-mercedes-u-nimeccini-stalasa-strilanina-e-zertvi-zmi.html" text:style-name="Internet_20_link" text:visited-style-name="Visited_20_Internet_20_Link">
 <text:span text:style-name="T4">
стрілянин</text:span>
 </text:a>
</text:p>
      <text:p text:style-name="P4">
На місці події працювали СОГ, керівництво терпідрозділу та обласного главкуполіції.</text:p>
      <text:p text:style-name="P4">
За вказаним фактом розпочато досудове розслідування у кримінальнихпровадженнях за ознаками ч. 1 ст. 263 (Незаконне поводження зі зброєю,бойовими припасами або вибуховими речовинами), ч. 4 ст. 296 (Хуліганство) ККУкраїни. Санкція інкримінованих статей передбачає покарання у виглядіпозбавлення волі строком до семи років.</text:p>
      <text:p text:style-name="P4">
Тривають необхідні слідчо-оперативні дії.</text:p>
      <text:p text:style-name="P4">
Як повідомляв Укрінформ, <text:a xlink:type="simple" xlink:href="https://www.ukrinform.ua/rubric-world/3707395-serbi-zdali-ponad-3-tisaci-odinic-zbroi-pisla-dvoh-masovih-strilanin.html" text:style-name="Internet_20_link" text:visited-style-name="Visited_20_Internet_20_Link">
 </text:a>
 у перші два дні дії амністії, запровадженої після двох масовихстрілянин, внаслідок яких загинули 17 людей.</text:p>
      <text:p text:style-name="P4">
Source: <text:a xlink:type="simple" xlink:href="https://www.ukrinform.ua/rubric-regions/3709678-u-zaporizzi-na-stoanci-avtotransportu-stalasa-strilanina.html" text:style-name="Internet_20_link" text:visited-style-name="Visited_20_Internet_20_Link">
https://www.ukrinform.ua/rubric-regions/3709678-u-zaporizzi-na-stoanci-avtotransportu-stalasa-strilanina.html</text:a>
</text:p>
      <!--NEWS-->
      <text:h text:style-name="P10" text:outline-level="1">
<text:span text:style-name="T4">
На Херсонщині підліток підірвався на російській міні</text:span>
</text:h>
      <text:p text:style-name="P4">
Authors: Ukrinform (Person)</text:p>
      <text:p text:style-name="P4">
Publisher: Укринформ (Organization)</text:p>
      <text:p text:style-name="P4">
Published Time: 2023-05-15T-36:41:29+03:00</text:p>
      <text:p text:style-name="P4">
Modified Time: 2023-05-15T22:41:29+03:00</text:p>
      <text:p text:style-name="P4">
Description: У селі Трифонівка Херсонської області 17-річний хлопець натрапив на залишену російськими військами міну, через детонацію боєприпасу постраждалий дістав тяжкі травми. — Укрінформ.</text:p>
      <text:p text:style-name="P4">
Images: ["<text:a xlink:type="simple" xlink:href="https://static.ukrinform.com/photos/2022_06/thumb_files/630_360_1654768443-794.jpg" text:style-name="Internet_20_link" text:visited-style-name="Visited_20_Internet_20_Link">
630_360_16547...</text:a>
"]</text:p>
      <text:p text:style-name="P4">
Tags: ['Херсонщина', 'Міна', 'Війна з росією']</text:p>
      <text:p text:style-name="P4">
Type: Article</text:p>
      <!--METADATA-->
      <text:p text:style-name="P4">
<draw:frame draw:style-name="fr1" draw:name="Image45" text:anchor-type="as-char" svg:width="6.9236in" svg:height="3.956343in" draw:z-index="0">
<draw:image xlink:href="../Images/yкринформ/2023-05-15T-36-41-29-03-00/630_360_1654768443-794.jpg" xlink:type="simple" xlink:show="embed" xlink:actuate="onLoad" draw:mime-type="image/jpeg"/>
</draw:frame>
 У селіТрифонівка Херсонської області 17-річний хлопець натрапив на залишенуросійськими військами міну, через детонацію боєприпасу постраждалий діставтяжкі травми.</text:p>
      <text:p text:style-name="P4">
Як передає Укрінформ, про це Херсонська обласна військова адміністраціяповідомила в <text:a xlink:type="simple" xlink:href="https://t.me/khersonskaODA/5859" text:style-name="Internet_20_link" text:visited-style-name="Visited_20_Internet_20_Link">
 </text:a>
 .</text:p>
      <text:p text:style-name="P4">
За даними ОВА, пораненого доправили до найближчого медичного закладу,готується евакуація до лікарні у Кривому Розі.</text:p>
      <text:p text:style-name="P4">
<text:span text:style-name="T4">
Читайте також:</text:span>
 <text:a xlink:type="simple" xlink:href="https://www.ukrinform.ua/rubric-regions/3709465-na-hersonsini-traktor-pidirvavsa-na-rosijskij-mini.html" text:style-name="Internet_20_link" text:visited-style-name="Visited_20_Internet_20_Link">
 </text:a>
</text:p>
      <text:p text:style-name="P4">
Як повідомляв Укрінформ, поблизу села Томарине Херсонської області під часпольових робіт на російській міні <text:a xlink:type="simple" xlink:href="https://t.me/khersonskaODA/5859" text:style-name="Internet_20_link" text:visited-style-name="Visited_20_Internet_20_Link">
 </text:a>
 .</text:p>
      <text:p text:style-name="P4">
Source: <text:a xlink:type="simple" xlink:href="https://www.ukrinform.ua/rubric-regions/3709677-na-hersonsini-pidlitok-pidirvavsa-na-rosijskij-mini.html" text:style-name="Internet_20_link" text:visited-style-name="Visited_20_Internet_20_Link">
https://www.ukrinform.ua/rubric-regions/3709677-na-hersonsini-pidlitok-pidirvavsa-na-rosijskij-mini.html</text:a>
</text:p>
      <!--NEWS-->
      <text:h text:style-name="P10" text:outline-level="1">
<text:span text:style-name="T4">
Матч Кіченок і Остапенко на турнірі в Римі перенесли через дощ</text:span>
</text:h>
      <text:p text:style-name="P4">
Authors: Ukrinform (Person)</text:p>
      <text:p text:style-name="P4">
Publisher: Укринформ (Organization)</text:p>
      <text:p text:style-name="P4">
Published Time: 2023-05-15T-38:39:00+03:00</text:p>
      <text:p text:style-name="P4">
Modified Time: 2023-05-15T22:39:00+03:00</text:p>
      <text:p text:style-name="P4">
Description: Посіяному під 2-м номером українсько-латвійському дуету Людмила Кіченок - Олена Остапенко не судилося вчасно провести поєдинок за вихід до чвертьфіналу престижного грунтового турніру Жіночої тенісної асоціації (WTA) - Internazionali BNL d’Italia - у Римі (Італія) з призовим фондом $3,5 млн. — Укрінформ.</text:p>
      <text:p text:style-name="P4">
Images: ["<text:a xlink:type="simple" xlink:href="https://static.ukrinform.com/photos/2023_05/thumb_files/630_360_1684179468-596.jpg" text:style-name="Internet_20_link" text:visited-style-name="Visited_20_Internet_20_Link">
630_360_16841...</text:a>
"]</text:p>
      <text:p text:style-name="P4">
Tags: ['Теніс']</text:p>
      <text:p text:style-name="P4">
Type: Article</text:p>
      <!--METADATA-->
      <text:p text:style-name="P4">
<draw:frame draw:style-name="fr1" draw:name="Image46" text:anchor-type="as-char" svg:width="6.9236in" svg:height="3.956343in" draw:z-index="0">
<draw:image xlink:href="../Images/yкринформ/2023-05-15T-38-39-00-03-00/630_360_1684179468-596.jpg" xlink:type="simple" xlink:show="embed" xlink:actuate="onLoad" draw:mime-type="image/jpeg"/>
</draw:frame>
 Посіяномупід 2-м номером українсько-латвійському дуету Людмила Кіченок - ОленаОстапенко не судилося вчасно провести поєдинок за вихід до чвертьфіналупрестижного грунтового турніру Жіночої тенісної асоціації (WTA) -Internazionali BNL d’Italia - у Римі (Італія) з призовим фондом $3,5 млн.</text:p>
      <text:p text:style-name="P4">
У третьому раунді змагань Кіченок та Остапенко через дощ не вдалося зігратипроти польсько-чеського тандему Магта Лінетт - Маркета Вондроушова, передаєУкрінформ.</text:p>
      <text:p text:style-name="P4">
<text:span text:style-name="T4">
Читайте також:</text:span>
 <text:a xlink:type="simple" xlink:href="https://www.ukrinform.ua/rubric-sports/3709202-nadia-kicenok-ne-zmogla-probitisa-v-parnij-cvertfinal-turniru-wta-u-rimi.html" text:style-name="Internet_20_link" text:visited-style-name="Visited_20_Internet_20_Link">
 </text:a>
</text:p>
      <text:p text:style-name="P4">
Турнір у Римі триватиме до 21 травня.</text:p>
      <text:p text:style-name="P4">
Фото: Getty Images.</text:p>
      <text:p text:style-name="P4">
Source: <text:a xlink:type="simple" xlink:href="https://www.ukrinform.ua/rubric-sports/3709676-matc-kicenok-z-ostapenko-na-turniri-v-rimi-perenesli-cerez-dos.html" text:style-name="Internet_20_link" text:visited-style-name="Visited_20_Internet_20_Link">
https://www.ukrinform.ua/rubric-sports/3709676-matc-kicenok-z-ostapenko-na-turniri-v-rimi-perenesli-cerez-dos.html</text:a>
</text:p>
      <!--NEWS-->
      <text:h text:style-name="P10" text:outline-level="1">
<text:span text:style-name="T4">
США - про блокування зернової угоди: путін узяв у заручники народи, які потерпають від голоду</text:span>
</text:h>
      <text:p text:style-name="P4">
Authors: Ukrinform (Person)</text:p>
      <text:p text:style-name="P4">
Publisher: Укринформ (Organization)</text:p>
      <text:p text:style-name="P4">
Published Time: 2023-05-15T-40:24:00+03:00</text:p>
      <text:p text:style-name="P4">
Modified Time: 2023-05-15T22:24:00+03:00</text:p>
      <text:p text:style-name="P4">
Description: США твердо виступили в ООН за розширення Чорноморської зернової ініціативи, яку путінський режим використовує для досягнення своїх цілей у війні проти України, тримаючи в заручниках країни, що потерпають від голоду. — Укрінформ.</text:p>
      <text:p text:style-name="P4">
Images: ["<text:a xlink:type="simple" xlink:href="https://static.ukrinform.com/photos/2023_04/thumb_files/630_360_1682533357-5712.jpeg" text:style-name="Internet_20_link" text:visited-style-name="Visited_20_Internet_20_Link">
630_360_16825...</text:a>
"]</text:p>
      <text:p text:style-name="P4">
Tags: ['Експорт', 'ООН', 'путін', 'Війна з росією', 'Продовольча безпека', 'зерновий коридор']</text:p>
      <text:p text:style-name="P4">
Type: Article</text:p>
      <!--METADATA-->
      <text:p text:style-name="P4">
<draw:frame draw:style-name="fr1" draw:name="Image47" text:anchor-type="as-char" svg:width="6.9236in" svg:height="3.956343in" draw:z-index="0">
<draw:image xlink:href="../Images/yкринформ/2023-05-15T-40-24-00-03-00/630_360_1682533357-5712.jpeg" xlink:type="simple" xlink:show="embed" xlink:actuate="onLoad" draw:mime-type="image/jpeg"/>
</draw:frame>
 СШАтвердо виступили в ООН за розширення Чорноморської зернової ініціативи, якупутінський режим використовує для досягнення своїх цілей у війні протиУкраїни, тримаючи в заручниках країни, що потерпають від голоду.</text:p>
      <text:p text:style-name="P4">
З такою заявою виступив на засіданні Ради безпеки ООН заступник постійногопредставника США посол Роберт Вуд, передає власний кореспондент Укрінформу.</text:p>
      <text:p text:style-name="P4">
«Ми закликаємо путіна припинити практику тримати в заручниках голодних людей усвіті. Ми також закликаємо розширити Чорноморську зернову ініціативу тазабезпечити її повну реалізацію», - сказав американський дипломат.</text:p>
      <text:p text:style-name="P4">
Він підкреслив, що росія щодня перешкоджає й погрожує призупинити Чорноморськузернову ініціативу, чим підвищує ціни на продовольство в усьому світі. Цеозначає підвищення цін для всіх – насамперед для бідних країн та держав ізсереднім рівнем доходу, а також для ООН, яка так само закуповує продовольствона світовому ринку.</text:p>
      <text:p text:style-name="P4">
<text:span text:style-name="T4">
Читайте також:</text:span>
 <text:a xlink:type="simple" xlink:href="https://www.ukrinform.ua/rubric-economy/3709471-mzs-u-razi-zupinki-zernovogo-koridoru-cerez-misac-zrostut-potoki-bizenciv-z-afriki-do-es.html" text:style-name="Internet_20_link" text:visited-style-name="Visited_20_Internet_20_Link">
 <text:span text:style-name="T4">
зерново</text:span>
 </text:a>
</text:p>
      <text:p text:style-name="P4">
Представник США вказав, що рф навмисно уповільнила темпи перевірки суден ісуттєво скоротила обсяги <text:a xlink:type="simple" xlink:href="https://www.ukrinform.ua/tag-zerno" text:style-name="Internet_20_link" text:visited-style-name="Visited_20_Internet_20_Link">
 </text:a>
 , щовивозиться з українських портів для потреб найуразливіших країн. Вуд уточнив,що впродовж останніх тижнів делегація рф неодноразово відмовлялася проводитиогляди суден у Спільному координаційному центрі в Стамбулі.</text:p>
      <text:p text:style-name="P4">
«Тепер росіяни погрожують припинити співпрацю з 18 травня. рф блокуєпостачання українського зерна, яке має нагодувати голодних, і водночас успішноекспортує свій величезний урожай зернових», - наголосив американськийдипломат.</text:p>
      <text:p text:style-name="P4">
<text:span text:style-name="T4">
Читайте також:</text:span>
 <text:a xlink:type="simple" xlink:href="https://www.ukrinform.ua/rubric-economy/3707926-mvf-zaklikav-vziti-vsih-zahodiv-dla-prodovzenna-zernovoi-ugodi.html" text:style-name="Internet_20_link" text:visited-style-name="Visited_20_Internet_20_Link">
 <text:span text:style-name="T4">
зерно</text:span>
 </text:a>
</text:p>
      <text:p text:style-name="P4">
Як повідомляв Укрінформ, постійний представник України при ООН Сергій Кислицязаявив на засіданні Ради Безпеки, що рф вдає, ніби має збитки відЧорноморської зернової ініціативи, хоча насправді удвічі збільшила експортзерна.</text:p>
      <text:p text:style-name="P4">
<text:span text:style-name="T5">
Фото: Олександр Кубраков, Фейсбук</text:span>
</text:p>
      <text:p text:style-name="P4">
Source: <text:a xlink:type="simple" xlink:href="https://www.ukrinform.ua/rubric-economy/3709670-ssa-pro-blokuvanna-zernovoi-ugodi-putin-uzav-u-zarucniki-narodi-aki-poterpaut-vid-golodu.html" text:style-name="Internet_20_link" text:visited-style-name="Visited_20_Internet_20_Link">
https://www.ukrinform.ua/rubric-economy/3709670-ssa-pro-blokuvanna-zernovoi-ugodi-putin-uzav-u-zarucniki-narodi-aki-poterpaut-vid-golodu.html</text:a>
</text:p>
      <!--NEWS-->
      <text:h text:style-name="P10" text:outline-level="1">
<text:span text:style-name="T4">
У Києві вшанували пам’ять загиблого французького репортера Армана Солдіна</text:span>
</text:h>
      <text:p text:style-name="P4">
Authors: Ukrinform (Person)</text:p>
      <text:p text:style-name="P4">
Publisher: Укринформ (Organization)</text:p>
      <text:p text:style-name="P4">
Published Time: 2023-05-15T-42:10:00+03:00</text:p>
      <text:p text:style-name="P4">
Modified Time: 2023-05-15T22:10:00+03:00</text:p>
      <text:p text:style-name="P4">
Description: У Києві відбувся вечір пам’яті журналіста французького інформагентства AFP Армана Солдіна, який загинув 9 травня 2023 року під час російського ракетного обстрілу поблизу Часового Яру на Донеччині. — Укрінформ.</text:p>
      <text:p text:style-name="P4">
Images: ["<text:a xlink:type="simple" xlink:href="https://static.ukrinform.com/photos/2023_05/thumb_files/630_360_1684178771-5424.jpeg" text:style-name="Internet_20_link" text:visited-style-name="Visited_20_Internet_20_Link">
630_360_16841...</text:a>
", "<text:a xlink:type="simple" xlink:href="https://static.ukrinform.com/photos/2023_05/1684178980-997.jpg" text:style-name="Internet_20_link" text:visited-style-name="Visited_20_Internet_20_Link">
1684178980-99...</text:a>
", "<text:a xlink:type="simple" xlink:href="https://static.ukrinform.com/photos/2023_05/thumb_files/630_360_1684178769-7437.jpeg" text:style-name="Internet_20_link" text:visited-style-name="Visited_20_Internet_20_Link">
630_360_16841...</text:a>
", "<text:a xlink:type="simple" xlink:href="https://static.ukrinform.com/photos/2023_05/thumb_files/630_360_1684178769-3640.jpeg" text:style-name="Internet_20_link" text:visited-style-name="Visited_20_Internet_20_Link">
630_360_16841...</text:a>
", "<text:a xlink:type="simple" xlink:href="https://static.ukrinform.com/photos/2023_05/thumb_files/630_360_1684178769-1842.jpeg" text:style-name="Internet_20_link" text:visited-style-name="Visited_20_Internet_20_Link">
630_360_16841...</text:a>
", "<text:a xlink:type="simple" xlink:href="https://static.ukrinform.com/photos/2023_05/thumb_files/630_360_1684178769-5758.jpeg" text:style-name="Internet_20_link" text:visited-style-name="Visited_20_Internet_20_Link">
630_360_16841...</text:a>
", "<text:a xlink:type="simple" xlink:href="https://static.ukrinform.com/photos/2023_05/thumb_files/630_360_1684178769-1258.jpeg" text:style-name="Internet_20_link" text:visited-style-name="Visited_20_Internet_20_Link">
630_360_16841...</text:a>
", "<text:a xlink:type="simple" xlink:href="https://static.ukrinform.com/photos/2023_05/thumb_files/630_360_1684178769-9092.jpeg" text:style-name="Internet_20_link" text:visited-style-name="Visited_20_Internet_20_Link">
630_360_16841...</text:a>
", "<text:a xlink:type="simple" xlink:href="https://static.ukrinform.com/photos/2023_05/thumb_files/630_360_1684178770-2824.jpeg" text:style-name="Internet_20_link" text:visited-style-name="Visited_20_Internet_20_Link">
630_360_16841...</text:a>
", "<text:a xlink:type="simple" xlink:href="https://static.ukrinform.com/photos/2023_05/thumb_files/630_360_1684178770-3129.jpeg" text:style-name="Internet_20_link" text:visited-style-name="Visited_20_Internet_20_Link">
630_360_16841...</text:a>
", "<text:a xlink:type="simple" xlink:href="https://static.ukrinform.com/photos/2023_05/thumb_files/630_360_1684178771-5084.jpeg" text:style-name="Internet_20_link" text:visited-style-name="Visited_20_Internet_20_Link">
630_360_16841...</text:a>
", "<text:a xlink:type="simple" xlink:href="https://static.ukrinform.com/photos/2023_05/thumb_files/630_360_1684178770-2409.jpeg" text:style-name="Internet_20_link" text:visited-style-name="Visited_20_Internet_20_Link">
630_360_16841...</text:a>
", "<text:a xlink:type="simple" xlink:href="https://static.ukrinform.com/photos/2023_05/thumb_files/630_360_1684178770-7751.jpeg" text:style-name="Internet_20_link" text:visited-style-name="Visited_20_Internet_20_Link">
630_360_16841...</text:a>
", "<text:a xlink:type="simple" xlink:href="https://static.ukrinform.com/photos/2023_05/thumb_files/630_360_1684178772-7383.jpeg" text:style-name="Internet_20_link" text:visited-style-name="Visited_20_Internet_20_Link">
630_360_16841...</text:a>
", "<text:a xlink:type="simple" xlink:href="https://static.ukrinform.com/photos/2023_05/thumb_files/630_360_1684178772-9957.jpeg" text:style-name="Internet_20_link" text:visited-style-name="Visited_20_Internet_20_Link">
630_360_16841...</text:a>
"]</text:p>
      <text:p text:style-name="P4">
Tags: ['Ткаченко', 'Журналіст', 'МКІП ']</text:p>
      <text:p text:style-name="P4">
Type: Article</text:p>
      <!--METADATA-->
      <text:p text:style-name="P4">
<draw:frame draw:style-name="fr1" draw:name="Image48" text:anchor-type="as-char" svg:width="6.9236in" svg:height="3.956343in" draw:z-index="0">
<draw:image xlink:href="../Images/yкринформ/2023-05-15T-42-10-00-03-00/630_360_1684178771-5424.jpeg" xlink:type="simple" xlink:show="embed" xlink:actuate="onLoad" draw:mime-type="image/jpeg"/>
</draw:frame>
 У Києвівідбувся вечір пам’яті журналіста французького інформагентства AFP АрманаСолдіна, який загинув 9 травня 2023 року під час російського ракетногообстрілу поблизу Часового Яру на Донеччині.</text:p>
      <text:p text:style-name="P4">
Віддати шану загиблому репортеру і згадати найяскравіші сторінки його життя намеморіальний захід, організований інформагентством AFP спільно з Українськимнаціональним інформаційним агентством «Укрінформ», прийшло близько сотні колегта друзів, повідомляє кореспондент агентства.</text:p>
      <text:p text:style-name="P4">
«Арман був одним із перших журналістів, який добровільно зголосився приїхати вУкраїну… Він віддав своє життя, щоб мільйони людей знали, що тутвідбувається», - сказав директор Agence France-Presse Фабріс Фрис.</text:p>
      <text:p text:style-name="P4">
<draw:frame draw:style-name="fr1" draw:name="Image49" text:anchor-type="as-char" svg:width="6.9236in" svg:height="3.955427in" draw:z-index="0">
<draw:image xlink:href="../Images/yкринформ/2023-05-15T-42-10-00-03-00/1684178980-997.jpg" xlink:type="simple" xlink:show="embed" xlink:actuate="onLoad" draw:mime-type="image/jpeg"/>
</draw:frame>
</text:p>
      <text:p text:style-name="P4">
<text:span text:style-name="T4">
Читайте також:</text:span>
 <text:a xlink:type="simple" xlink:href="https://www.ukrinform.ua/rubric-society/3707902-100-tisac-na-poratunok-izakiv-zoozahisniki-vidkrili-grant-u-pamat-pro-francuzkogo-zurnalista.html" text:style-name="Internet_20_link" text:visited-style-name="Visited_20_Internet_20_Link">
 </text:a>
</text:p>
      <text:p text:style-name="P4">
Колеги Солдіна згадували, що він розповідав про жахіття війни з Ірпеня, Бучі,Херсона, часто бував і на Бахмутському напрямку.</text:p>
      <text:p text:style-name="P4">
<draw:frame draw:style-name="fr1" draw:name="Image50" text:anchor-type="as-char" svg:width="6.9236in" svg:height="3.956343in" draw:z-index="0">
<draw:image xlink:href="../Images/yкринформ/2023-05-15T-42-10-00-03-00/630_360_1684178769-7437.jpeg" xlink:type="simple" xlink:show="embed" xlink:actuate="onLoad" draw:mime-type="image/jpeg"/>
</draw:frame>
 У Києвівшанували пам’ять загиблого французького репортера Армана Солдіна / Фото:Руслан Канюка, Укрінформ  <text:a xlink:type="simple" xlink:href="https://static.ukrinform.com/photos/2023_05/1684178769-7437.jpeg" text:style-name="Internet_20_link" text:visited-style-name="Visited_20_Internet_20_Link">
<draw:frame draw:style-name="fr1" draw:name="Image51" text:anchor-type="as-char" svg:width="6.9236in" svg:height="3.956343in" draw:z-index="0">
<draw:image xlink:href="../Images/yкринформ/2023-05-15T-42-10-00-03-00/630_360_1684178769-7437.jpeg" xlink:type="simple" xlink:show="embed" xlink:actuate="onLoad" draw:mime-type="image/jpeg"/>
</draw:frame>
</text:a>
 <text:a xlink:type="simple" xlink:href="https://static.ukrinform.com/photos/2023_05/1684178769-3640.jpeg" text:style-name="Internet_20_link" text:visited-style-name="Visited_20_Internet_20_Link">
<draw:frame draw:style-name="fr1" draw:name="Image52" text:anchor-type="as-char" svg:width="6.9236in" svg:height="3.956343in" draw:z-index="0">
<draw:image xlink:href="../Images/yкринформ/2023-05-15T-42-10-00-03-00/630_360_1684178769-3640.jpeg" xlink:type="simple" xlink:show="embed" xlink:actuate="onLoad" draw:mime-type="image/jpeg"/>
</draw:frame>
</text:a>
 <text:a xlink:type="simple" xlink:href="https://static.ukrinform.com/photos/2023_05/1684178769-1842.jpeg" text:style-name="Internet_20_link" text:visited-style-name="Visited_20_Internet_20_Link">
<draw:frame draw:style-name="fr1" draw:name="Image53" text:anchor-type="as-char" svg:width="6.9236in" svg:height="3.956343in" draw:z-index="0">
<draw:image xlink:href="../Images/yкринформ/2023-05-15T-42-10-00-03-00/630_360_1684178769-1842.jpeg" xlink:type="simple" xlink:show="embed" xlink:actuate="onLoad" draw:mime-type="image/jpeg"/>
</draw:frame>
</text:a>
 <text:a xlink:type="simple" xlink:href="https://static.ukrinform.com/photos/2023_05/1684178769-5758.jpeg" text:style-name="Internet_20_link" text:visited-style-name="Visited_20_Internet_20_Link">
<draw:frame draw:style-name="fr1" draw:name="Image54" text:anchor-type="as-char" svg:width="6.9236in" svg:height="3.956343in" draw:z-index="0">
<draw:image xlink:href="../Images/yкринформ/2023-05-15T-42-10-00-03-00/630_360_1684178769-5758.jpeg" xlink:type="simple" xlink:show="embed" xlink:actuate="onLoad" draw:mime-type="image/jpeg"/>
</draw:frame>
</text:a>
 <text:a xlink:type="simple" xlink:href="https://static.ukrinform.com/photos/2023_05/1684178769-1258.jpeg" text:style-name="Internet_20_link" text:visited-style-name="Visited_20_Internet_20_Link">
<draw:frame draw:style-name="fr1" draw:name="Image55" text:anchor-type="as-char" svg:width="6.9236in" svg:height="3.956343in" draw:z-index="0">
<draw:image xlink:href="../Images/yкринформ/2023-05-15T-42-10-00-03-00/630_360_1684178769-1258.jpeg" xlink:type="simple" xlink:show="embed" xlink:actuate="onLoad" draw:mime-type="image/jpeg"/>
</draw:frame>
</text:a>
 <text:a xlink:type="simple" xlink:href="https://static.ukrinform.com/photos/2023_05/1684178769-9092.jpeg" text:style-name="Internet_20_link" text:visited-style-name="Visited_20_Internet_20_Link">
<draw:frame draw:style-name="fr1" draw:name="Image56" text:anchor-type="as-char" svg:width="6.9236in" svg:height="3.956343in" draw:z-index="0">
<draw:image xlink:href="../Images/yкринформ/2023-05-15T-42-10-00-03-00/630_360_1684178769-9092.jpeg" xlink:type="simple" xlink:show="embed" xlink:actuate="onLoad" draw:mime-type="image/jpeg"/>
</draw:frame>
</text:a>
 <text:a xlink:type="simple" xlink:href="https://static.ukrinform.com/photos/2023_05/1684178770-2824.jpeg" text:style-name="Internet_20_link" text:visited-style-name="Visited_20_Internet_20_Link">
<draw:frame draw:style-name="fr1" draw:name="Image57" text:anchor-type="as-char" svg:width="6.9236in" svg:height="3.956343in" draw:z-index="0">
<draw:image xlink:href="../Images/yкринформ/2023-05-15T-42-10-00-03-00/630_360_1684178770-2824.jpeg" xlink:type="simple" xlink:show="embed" xlink:actuate="onLoad" draw:mime-type="image/jpeg"/>
</draw:frame>
</text:a>
 <text:a xlink:type="simple" xlink:href="https://static.ukrinform.com/photos/2023_05/1684178770-3129.jpeg" text:style-name="Internet_20_link" text:visited-style-name="Visited_20_Internet_20_Link">
<draw:frame draw:style-name="fr1" draw:name="Image58" text:anchor-type="as-char" svg:width="6.9236in" svg:height="3.956343in" draw:z-index="0">
<draw:image xlink:href="../Images/yкринформ/2023-05-15T-42-10-00-03-00/630_360_1684178770-3129.jpeg" xlink:type="simple" xlink:show="embed" xlink:actuate="onLoad" draw:mime-type="image/jpeg"/>
</draw:frame>
</text:a>
 <text:a xlink:type="simple" xlink:href="https://static.ukrinform.com/photos/2023_05/1684178771-5084.jpeg" text:style-name="Internet_20_link" text:visited-style-name="Visited_20_Internet_20_Link">
<draw:frame draw:style-name="fr1" draw:name="Image59" text:anchor-type="as-char" svg:width="6.9236in" svg:height="3.956343in" draw:z-index="0">
<draw:image xlink:href="../Images/yкринформ/2023-05-15T-42-10-00-03-00/630_360_1684178771-5084.jpeg" xlink:type="simple" xlink:show="embed" xlink:actuate="onLoad" draw:mime-type="image/jpeg"/>
</draw:frame>
</text:a>
 <text:a xlink:type="simple" xlink:href="https://static.ukrinform.com/photos/2023_05/1684178770-2409.jpeg" text:style-name="Internet_20_link" text:visited-style-name="Visited_20_Internet_20_Link">
<draw:frame draw:style-name="fr1" draw:name="Image60" text:anchor-type="as-char" svg:width="6.9236in" svg:height="3.956343in" draw:z-index="0">
<draw:image xlink:href="../Images/yкринформ/2023-05-15T-42-10-00-03-00/630_360_1684178770-2409.jpeg" xlink:type="simple" xlink:show="embed" xlink:actuate="onLoad" draw:mime-type="image/jpeg"/>
</draw:frame>
</text:a>
 <text:a xlink:type="simple" xlink:href="https://static.ukrinform.com/photos/2023_05/1684178771-5424.jpeg" text:style-name="Internet_20_link" text:visited-style-name="Visited_20_Internet_20_Link">
<draw:frame draw:style-name="fr1" draw:name="Image61" text:anchor-type="as-char" svg:width="6.9236in" svg:height="3.956343in" draw:z-index="0">
<draw:image xlink:href="../Images/yкринформ/2023-05-15T-42-10-00-03-00/630_360_1684178771-5424.jpeg" xlink:type="simple" xlink:show="embed" xlink:actuate="onLoad" draw:mime-type="image/jpeg"/>
</draw:frame>
</text:a>
 <text:a xlink:type="simple" xlink:href="https://static.ukrinform.com/photos/2023_05/1684178770-7751.jpeg" text:style-name="Internet_20_link" text:visited-style-name="Visited_20_Internet_20_Link">
<draw:frame draw:style-name="fr1" draw:name="Image62" text:anchor-type="as-char" svg:width="6.9236in" svg:height="3.956343in" draw:z-index="0">
<draw:image xlink:href="../Images/yкринформ/2023-05-15T-42-10-00-03-00/630_360_1684178770-7751.jpeg" xlink:type="simple" xlink:show="embed" xlink:actuate="onLoad" draw:mime-type="image/jpeg"/>
</draw:frame>
</text:a>
 <text:a xlink:type="simple" xlink:href="https://static.ukrinform.com/photos/2023_05/1684178772-7383.jpeg" text:style-name="Internet_20_link" text:visited-style-name="Visited_20_Internet_20_Link">
<draw:frame draw:style-name="fr1" draw:name="Image63" text:anchor-type="as-char" svg:width="6.9236in" svg:height="3.956343in" draw:z-index="0">
<draw:image xlink:href="../Images/yкринформ/2023-05-15T-42-10-00-03-00/630_360_1684178772-7383.jpeg" xlink:type="simple" xlink:show="embed" xlink:actuate="onLoad" draw:mime-type="image/jpeg"/>
</draw:frame>
</text:a>
 <text:a xlink:type="simple" xlink:href="https://static.ukrinform.com/photos/2023_05/1684178772-9957.jpeg" text:style-name="Internet_20_link" text:visited-style-name="Visited_20_Internet_20_Link">
<draw:frame draw:style-name="fr1" draw:name="Image64" text:anchor-type="as-char" svg:width="6.9236in" svg:height="3.956343in" draw:z-index="0">
<draw:image xlink:href="../Images/yкринформ/2023-05-15T-42-10-00-03-00/630_360_1684178772-9957.jpeg" xlink:type="simple" xlink:show="embed" xlink:actuate="onLoad" draw:mime-type="image/jpeg"/>
</draw:frame>
</text:a>
</text:p>
      <text:p text:style-name="P4">
За словами журналіста Еммануеля Пешо, який був поряд із Арманом під часобстрілу, «він був дуже серйозним і знав про ризики, але він поїхав в Україну,тому що хотів показати та розповісти правду про цю війну».</text:p>
      <text:p text:style-name="P4">
Міністр культури та інформаційної політики Олександр Ткаченко у своєму виступізазначив, що не був особисто знайомий з Арманом Солдіном, але зі спогадів тих,хто його знав, бачить, що він був не лише чудовим журналістом, а й прекрасноюлюдиною.</text:p>
      <text:p text:style-name="P4">
<text:span text:style-name="T4">
Читайте також:</text:span>
 <text:a xlink:type="simple" xlink:href="https://www.ukrinform.ua/rubric-ato/3707769-nazavzdi-molodij-francuzkij-zurnalist-arman-soldin-ubitij-rosijskou-raketou.html" text:style-name="Internet_20_link" text:visited-style-name="Visited_20_Internet_20_Link">
 <text:span text:style-name="T4">
Солдін</text:span>
 </text:a>
</text:p>
      <text:p text:style-name="P4">
«Девіз Франції «свобода, рівність, братерство». На жаль, коли йдеться провійну, рівність означає однакову небезпеку для всіх. Але я вважаю, що всі ті,хто розпочав війну, мають понести однакову відповідальність післярозслідування. Навіщо вони це зробили, оскільки загинули не лише журналісти –було вбито багато людей. Братерство проявляється у тому, що багато журналістіввисвітлюють цю війну і дають світові розуміння, що принесла нам російськаагресія. І, звісно, свобода означає те, що ми боремося за неї і мипереможемо», - зазначив Ткаченко.</text:p>
      <text:p text:style-name="P4">
Керівниця офісу «Репортери без кордонів» у Східній Європі та Центральній АзіїЖанна Кавельє в коментарі Укрінформу повідомила, що французькі слідчі вжеприбули в Україну для розслідування загибелі Армана Солдіна.</text:p>
      <text:p text:style-name="P4">
«Ми приділяємо багато уваги цій справі, адже вбивство журналіста - це не лишевоєнний злочин проти цивільної людини. Журналісти виконують соціальну функцію- надавати правдиву інформацію для суспільства, і Арман Солдін робив цепрофесійно», - сказала Кавельє.</text:p>
      <text:p text:style-name="P4">
<text:span text:style-name="T4">
Читайте також:</text:span>
 <text:a xlink:type="simple" xlink:href="https://www.ukrinform.ua/rubric-ato/3707091-poblizu-bahmuta-zaginuv-francuzkij-zurnalist-arman-soldin.html" text:style-name="Internet_20_link" text:visited-style-name="Visited_20_Internet_20_Link">
 <text:span text:style-name="T4">
Солдін</text:span>
 </text:a>
</text:p>
      <text:p text:style-name="P4">
Арман Солдін народився в Сараєво 21 березня 1991 року, був громадяниномФранції. Він почав працювати на AFP як стажер у римському бюро у 2015 році, апотім перейшов до лондонського. Солдін належав до першої команди AFP, яку буловідправлено в Україну після початку повномасштабного російського вторгнення, іприбув наступного дня. З вересня він жив в Україні та регулярно їздив напередову.</text:p>
      <text:p text:style-name="P4">
Source: <text:a xlink:type="simple" xlink:href="https://www.ukrinform.ua/rubric-society/3709662-tkacenko-vsanuvav-pamat-francuzkogo-zurnalista-ubitogo-rosianami-pid-bahmutom.html" text:style-name="Internet_20_link" text:visited-style-name="Visited_20_Internet_20_Link">
https://www.ukrinform.ua/rubric-society/3709662-tkacenko-vsanuvav-pamat-francuzkogo-zurnalista-ubitogo-rosianami-pid-bahmutom.html</text:a>
</text:p>
      <!--NEWS-->
      <text:h text:style-name="P10" text:outline-level="1">
<text:span text:style-name="T4">
росіяни за день 12 разів обстріляли прикордоння Сумщини</text:span>
</text:h>
      <text:p text:style-name="P4">
Authors: Ukrinform (Person)</text:p>
      <text:p text:style-name="P4">
Publisher: Укринформ (Organization)</text:p>
      <text:p text:style-name="P4">
Published Time: 2023-05-15T-44:05:00+03:00</text:p>
      <text:p text:style-name="P4">
Modified Time: 2023-05-15T22:05:00+03:00</text:p>
      <text:p text:style-name="P4">
Description: російська армія протягом дня 12 разів атакувала з різних видів зброї прикордонні громади Сумської області/ — Укрінформ.</text:p>
      <text:p text:style-name="P4">
Images: ["<text:a xlink:type="simple" xlink:href="https://static.ukrinform.com/photos/2023_02/thumb_files/630_360_1675418382-232.jpg" text:style-name="Internet_20_link" text:visited-style-name="Visited_20_Internet_20_Link">
630_360_16754...</text:a>
"]</text:p>
      <text:p text:style-name="P4">
Tags: ['Обстріл', 'Сумщина', 'Війна з росією']</text:p>
      <text:p text:style-name="P4">
Type: Article</text:p>
      <!--METADATA-->
      <text:p text:style-name="P4">
<draw:frame draw:style-name="fr1" draw:name="Image65" text:anchor-type="as-char" svg:width="6.9236in" svg:height="3.956343in" draw:z-index="0">
<draw:image xlink:href="../Images/yкринформ/2023-05-15T-44-05-00-03-00/630_360_1675418382-232.jpg" xlink:type="simple" xlink:show="embed" xlink:actuate="onLoad" draw:mime-type="image/jpeg"/>
</draw:frame>
 російськаармія протягом дня 12 разів атакувала з різних видів зброї прикордонні громадиСумської області/</text:p>
      <text:p text:style-name="P4">
Як передає Укрінформ, про це Сумська обласна військова адміністраціяповідомила в <text:a xlink:type="simple" xlink:href="https://t.me/Sumy_news_ODA/16182" text:style-name="Internet_20_link" text:visited-style-name="Visited_20_Internet_20_Link">
 </text:a>
 .</text:p>
      <text:p text:style-name="P4">
Новослобідську громаду загарбники обстріляли з крупнокаліберного кулемета таствольної артилерії, унаслідок чого пролунали три вибухи. Через ворожийобстріл загорівся приватний житловий будинок.</text:p>
      <text:p text:style-name="P4">
<text:span text:style-name="T4">
Читайте також:</text:span>
 <text:a xlink:type="simple" xlink:href="https://www.ukrinform.ua/rubric-ato/3709627-rosiani-trici-vdarili-po-prikordonnu-sumsini-ta-cernigivsini.html" text:style-name="Internet_20_link" text:visited-style-name="Visited_20_Internet_20_Link">
 <text:span text:style-name="T4">
Сумщин</text:span>
 </text:a>
</text:p>
      <text:p text:style-name="P4">
По території цієї ж громади росіяни вдарили з мінометів, спричинивши шістьвибухів. Ворожим вогнем пошкоджена лінія електропередач.</text:p>
      <text:p text:style-name="P4">
Мінометного удару загарбники завдали також по Білопільській громаді, унаслідокчого пролунав 51 вибух. Її ж територію ворог атакував зі ствольної артилерії ігранатометів — відбулися 7 і 55 вибухів відповідно.</text:p>
      <text:p text:style-name="P4">
Шалигинська громада зазнала від російських військ мінометного удару —зафіксовані 9 вибухів.</text:p>
      <text:p text:style-name="P4">
<text:span text:style-name="T4">
Читайте також:</text:span>
 <text:a xlink:type="simple" xlink:href="https://www.ukrinform.ua/rubric-ato/3709220-vorog-za-den-visim-raziv-obstrilav-prikordonna-sumsini-zagalom-109-prilotiv.html" text:style-name="Internet_20_link" text:visited-style-name="Visited_20_Internet_20_Link">
 <text:span text:style-name="T4">
Сумщин</text:span>
 </text:a>
</text:p>
      <text:p text:style-name="P4">
По Краснопільській громаді росіяни били із самохідних артилерійськихустановок, спричинивши 8 вибухів.</text:p>
      <text:p text:style-name="P4">
Як повідомляв Укрінформ, 14 травня війська російської федерації вісім разівобстріляли прикордонні громади Сумської області.</text:p>
      <text:p text:style-name="P4">
Фото ілюстративне</text:p>
      <text:p text:style-name="P4">
Source: <text:a xlink:type="simple" xlink:href="https://www.ukrinform.ua/rubric-ato/3709668-rosiani-za-den-12-raziv-obstrilali-prikordonna-sumsini.html" text:style-name="Internet_20_link" text:visited-style-name="Visited_20_Internet_20_Link">
https://www.ukrinform.ua/rubric-ato/3709668-rosiani-za-den-12-raziv-obstrilali-prikordonna-sumsini.html</text:a>
</text:p>
      <!--NEWS-->
      <text:h text:style-name="P10" text:outline-level="1">
<text:span text:style-name="T4">
Калініна зіграє з фіналісткою Australian Open на турнірі WTA в Римі</text:span>
</text:h>
      <text:p text:style-name="P4">
Authors: Ukrinform (Person)</text:p>
      <text:p text:style-name="P4">
Publisher: Укринформ (Organization)</text:p>
      <text:p text:style-name="P4">
Published Time: 2023-05-15T-47:59:28+03:00</text:p>
      <text:p text:style-name="P4">
Modified Time: 2023-05-15T21:59:28+03:00</text:p>
      <text:p text:style-name="P4">
Description: Посіяна під 12-м номером Беатріс Аддад Мая з Бразилії стане суперницею другої «ракетки» України Ангеліни Калініної у чвертьфіналі престижного грунтового турніру Жіночої тенісної асоціації (WTA) - Internazionali BNL d’Italia - у Римі (Італія) з призовим фондом $3,5 млн. — Укрінформ.</text:p>
      <text:p text:style-name="P4">
Images: ["<text:a xlink:type="simple" xlink:href="https://static.ukrinform.com/photos/2023_05/thumb_files/630_360_1683975732-816.jpg" text:style-name="Internet_20_link" text:visited-style-name="Visited_20_Internet_20_Link">
630_360_16839...</text:a>
"]</text:p>
      <text:p text:style-name="P4">
Tags: ['Теніс', 'Ангеліна Калініна']</text:p>
      <text:p text:style-name="P4">
Type: Article</text:p>
      <!--METADATA-->
      <text:p text:style-name="P4">
<draw:frame draw:style-name="fr1" draw:name="Image66" text:anchor-type="as-char" svg:width="6.9236in" svg:height="3.956343in" draw:z-index="0">
<draw:image xlink:href="../Images/yкринформ/2023-05-15T-47-59-28-03-00/630_360_1683975732-816.jpg" xlink:type="simple" xlink:show="embed" xlink:actuate="onLoad" draw:mime-type="image/jpeg"/>
</draw:frame>
 Посіянапід 12-м номером Беатріс Аддад Мая з Бразилії стане суперницею другої«ракетки» України Ангеліни Калініної у чвертьфіналі престижного грунтовоготурніру Жіночої тенісної асоціації (WTA) - Internazionali BNL d’Italia - уРимі (Італія) з призовим фондом $3,5 млн.</text:p>
      <text:p text:style-name="P4">
У четвертому раунді змагань Мая здобула перемогу над колумбійкою КамілоюОсоріо - 6:3, 6:3, передає Укрінформ.</text:p>
      <text:p text:style-name="P4">
Зазначимо, що торік Беатріс Аддад Мая у Мельбурні (Австралія) дійшла до фіналуAustralian Open у парному розряді.</text:p>
      <text:p text:style-name="P4">
<text:span text:style-name="T4">
Читайте також:</text:span>
 <text:a xlink:type="simple" xlink:href="https://www.ukrinform.ua/rubric-sports/3709450-ukrainka-kalinina-peremogla-amerikanku-kiz-na-turniri-wta-1000-u-rimi.html" text:style-name="Internet_20_link" text:visited-style-name="Visited_20_Internet_20_Link">
 </text:a>
</text:p>
      <text:p text:style-name="P4">
Турнір у Римі триватиме до 21 травня.</text:p>
      <text:p text:style-name="P4">
Фото: Getty Images.</text:p>
      <text:p text:style-name="P4">
Source: <text:a xlink:type="simple" xlink:href="https://www.ukrinform.ua/rubric-sports/3709667-kalinina-zigrae-z-finalistkou-australian-open-na-turniri-wta-v-rimi.html" text:style-name="Internet_20_link" text:visited-style-name="Visited_20_Internet_20_Link">
https://www.ukrinform.ua/rubric-sports/3709667-kalinina-zigrae-z-finalistkou-australian-open-na-turniri-wta-v-rimi.html</text:a>
</text:p>
      <!--NEWS-->
      <text:h text:style-name="P10" text:outline-level="1">
<text:span text:style-name="T4">
Штати вже доправили до Німеччини три десятки тренувальних танків Abrams - Пентагон</text:span>
</text:h>
      <text:p text:style-name="P4">
Authors: Ukrinform (Person)</text:p>
      <text:p text:style-name="P4">
Publisher: Укринформ (Organization)</text:p>
      <text:p text:style-name="P4">
Published Time: 2023-05-15T-49:51:00+03:00</text:p>
      <text:p text:style-name="P4">
Modified Time: 2023-05-15T21:51:00+03:00</text:p>
      <text:p text:style-name="P4">
Description: Сполучені Штати уже доправили до Німеччини три десятки навчальних танків М1 Abrams, на яких незабаром тренуватимуться українські захисники. — Укрінформ.</text:p>
      <text:p text:style-name="P4">
Images: ["<text:a xlink:type="simple" xlink:href="https://static.ukrinform.com/photos/2023_04/thumb_files/630_360_1682371441-131.jpg" text:style-name="Internet_20_link" text:visited-style-name="Visited_20_Internet_20_Link">
630_360_16823...</text:a>
"]</text:p>
      <text:p text:style-name="P4">
Tags: ['Німеччина', 'Пентагон', 'США', 'Танк', 'Abrams ', 'Війна з росією']</text:p>
      <text:p text:style-name="P4">
Type: Article</text:p>
      <!--METADATA-->
      <text:p text:style-name="P4">
<draw:frame draw:style-name="fr1" draw:name="Image67" text:anchor-type="as-char" svg:width="6.9236in" svg:height="3.956343in" draw:z-index="0">
<draw:image xlink:href="../Images/yкринформ/2023-05-15T-49-51-00-03-00/630_360_1682371441-131.jpg" xlink:type="simple" xlink:show="embed" xlink:actuate="onLoad" draw:mime-type="image/jpeg"/>
</draw:frame>
 СполученіШтати уже доправили до Німеччини три десятки навчальних танків М1 Abrams, наяких незабаром тренуватимуться українські захисники.</text:p>
      <text:p text:style-name="P4">
Про це сказав на брифінгу у Вашингтоні речник Пентагону генерал Патрік Райдер,передає кореспондент Укрінформу.</text:p>
      <text:p text:style-name="P4">
“Можу підтвердити, що 31 навчальний танк М1 Abrams прибув до Німеччини урамках підготовки до майбутнього тренування українських військових”, -зазначив Райдер.</text:p>
      <text:p text:style-name="P4">
За його словами, навчання українських бійців на американських <text:a xlink:type="simple" xlink:href="https://www.ukrinform.ua/tag-tank" text:style-name="Internet_20_link" text:visited-style-name="Visited_20_Internet_20_Link">
</text:a>
 розпочнеться протягом кількох наступнихтижнів.</text:p>
      <text:p text:style-name="P4">
<text:span text:style-name="T4">
Читайте також:</text:span>
 <text:a xlink:type="simple" xlink:href="https://www.ukrinform.ua/rubric-ato/3708038-stati-peredadut-tanki-abrams-ukraini-na-pocatku-oseni-ostin.html" text:style-name="Internet_20_link" text:visited-style-name="Visited_20_Internet_20_Link">
 <text:span text:style-name="T4">
Abrams</text:span>
 </text:a>
</text:p>
      <text:p text:style-name="P4">
“Ця широка тренувальна програма для українських танкістів та техніківпокликана підготувати їх до виконання у майбутньому важливої ролі, ефективновикористовуючи танки М1 та захищаючи український народ”, - наголосив речникПентагону.</text:p>
      <text:p text:style-name="P4">
Як повідомлялося, президент Байден оголосив, що США передадуть Україні сучаснуверсію бойового танка Abrams M1-A2. Однак їх іще треба виробити на заводах абомодернізувати старі машини. Водночас сучасніші версії потребують більше часудля фахової підготовки українських військових.</text:p>
      <text:p text:style-name="P4">
Source: <text:a xlink:type="simple" xlink:href="https://www.ukrinform.ua/rubric-ato/3709665-stati-vze-dopravili-do-nimeccini-tri-desatki-trenuvalnih-tankiv-abrams-pentagon.html" text:style-name="Internet_20_link" text:visited-style-name="Visited_20_Internet_20_Link">
https://www.ukrinform.ua/rubric-ato/3709665-stati-vze-dopravili-do-nimeccini-tri-desatki-trenuvalnih-tankiv-abrams-pentagon.html</text:a>
</text:p>
      <!--NEWS-->
      <text:h text:style-name="P10" text:outline-level="1">
<text:span text:style-name="T4">
Японія хоче запропонувати Україні нові технології для післявоєнного відновлення</text:span>
</text:h>
      <text:p text:style-name="P4">
Authors: Ukrinform (Person)</text:p>
      <text:p text:style-name="P4">
Publisher: Укринформ (Organization)</text:p>
      <text:p text:style-name="P4">
Published Time: 2023-05-15T-51:48:38+03:00</text:p>
      <text:p text:style-name="P4">
Modified Time: 2023-05-15T21:48:38+03:00</text:p>
      <text:p text:style-name="P4">
Description: Уряд Японії планує запросити представників уряду України для обміну технологіями, що допоможуть у відновленні країни після руйнувань, спричинених військовим вторгненням москви. — Укрінформ.</text:p>
      <text:p text:style-name="P4">
Images: ["<text:a xlink:type="simple" xlink:href="https://static.ukrinform.com/photos/2022_11/thumb_files/630_360_1667308231-551.jpg" text:style-name="Internet_20_link" text:visited-style-name="Visited_20_Internet_20_Link">
630_360_16673...</text:a>
"]</text:p>
      <text:p text:style-name="P4">
Tags: ['Японія', 'Відбудова', 'Відновлення України']</text:p>
      <text:p text:style-name="P4">
Type: Article</text:p>
      <!--METADATA-->
      <text:p text:style-name="P4">
<draw:frame draw:style-name="fr1" draw:name="Image68" text:anchor-type="as-char" svg:width="6.9236in" svg:height="3.956343in" draw:z-index="0">
<draw:image xlink:href="../Images/yкринформ/2023-05-15T-51-48-38-03-00/630_360_1667308231-551.jpg" xlink:type="simple" xlink:show="embed" xlink:actuate="onLoad" draw:mime-type="image/jpeg"/>
</draw:frame>
 УрядЯпонії планує запросити представників уряду України для обміну технологіями,що допоможуть у відновленні країни після руйнувань, спричинених військовимвторгненням москви.</text:p>
      <text:p text:style-name="P4">
Як передає Укрінформ, про це повідомляє <text:a xlink:type="simple" xlink:href="https://www3.nhk.or.jp/nhkworld/en/news/20230515_05/" text:style-name="Internet_20_link" text:visited-style-name="Visited_20_Internet_20_Link">
</text:a>
.</text:p>
      <text:p text:style-name="P4">
Цей план розроблено напередодні саміту «Групи семи», що має початися вХіросімі у п'ятницю. Очікується, що там обговорюватимуться питання відновленнята реконструкції соціально-економічної інфраструктури України, яка постраждалавнаслідок військового вторгнення москви.</text:p>
      <text:p text:style-name="P4">
<text:span text:style-name="T4">
Читайте також:</text:span>
 <text:a xlink:type="simple" xlink:href="https://www.ukrinform.ua/rubric-vidbudova/3709630-kubrakov-obgovoriv-z-predstavnikami-oon-i-krainpartneriv-vidbudovu-ukraini.html" text:style-name="Internet_20_link" text:visited-style-name="Visited_20_Internet_20_Link">
 </text:a>
</text:p>
      <text:p text:style-name="P4">
Голова уряду Японії Фуміо Кішіда зазначив, що він хоче використати цей самітяк можливість підтвердити непохитну солідарність країн G7 з Україною.</text:p>
      <text:p text:style-name="P4">
"Японія сподівається підтримати свої зусилля з відновлення, запросившиофіційних осіб задля перевірки різних методів, таких як ефективні засобивидалення сміття та ноу-хау для зміцнення системи електропостачання", -йдеться у повідомленні.</text:p>
      <text:p text:style-name="P4">
<text:span text:style-name="T4">
Читайте також:</text:span>
 <text:a xlink:type="simple" xlink:href="https://www.ukrinform.ua/rubric-vidbudova/3709483-dla-vidbudovi-deokupovanoi-lugansini-planuut-stvoriti-centr-vidnovlenna-ta-rozvitku-gromad.html" text:style-name="Internet_20_link" text:visited-style-name="Visited_20_Internet_20_Link">
 <text:span text:style-name="T4">
відновлен</text:span>
 </text:a>
</text:p>
      <text:p text:style-name="P4">
Як повідомлялося, у межах Програми екстреного відновлення, що впроваджуєтьсязгідно з Грантовою угодою між урядом України та Японським агентствомміжнародного співробітництва, для НЕК “Укренерго” буде передано обладнання дляпідстанцій на суму 5,135 млрд японських єн.</text:p>
      <text:p text:style-name="P4">
Source: <text:a xlink:type="simple" xlink:href="https://www.ukrinform.ua/rubric-vidbudova/3709664-aponia-hoce-zaproponuvati-ukraini-novi-tehnologii-dla-pislavoennogo-vidnovlenna.html" text:style-name="Internet_20_link" text:visited-style-name="Visited_20_Internet_20_Link">
https://www.ukrinform.ua/rubric-vidbudova/3709664-aponia-hoce-zaproponuvati-ukraini-novi-tehnologii-dla-pislavoennogo-vidnovlenna.html</text:a>
</text:p>
      <!--NEWS-->
      <text:h text:style-name="P10" text:outline-level="1">
<text:span text:style-name="T4">
Артилеристи знищили російський міномет «Тюльпан»</text:span>
</text:h>
      <text:p text:style-name="P4">
Authors: Ukrinform (Person)</text:p>
      <text:p text:style-name="P4">
Publisher: Укринформ (Organization)</text:p>
      <text:p text:style-name="P4">
Published Time: 2023-05-15T-53:47:00+03:00</text:p>
      <text:p text:style-name="P4">
Modified Time: 2023-05-15T21:47:00+03:00</text:p>
      <text:p text:style-name="P4">
Description: Артилеристи Військово-морських сил Збройних сил України знищили російський самохідний міномет 240-міліметрового калібру "Тюльпан". — Укрінформ.</text:p>
      <text:p text:style-name="P4">
Images: ["<text:a xlink:type="simple" xlink:href="https://static.ukrinform.com/photos/2023_05/thumb_files/630_360_1684161089-499.jpg" text:style-name="Internet_20_link" text:visited-style-name="Visited_20_Internet_20_Link">
630_360_16841...</text:a>
"]</text:p>
      <text:p text:style-name="P4">
Tags: ['Міномет', 'Війна з росією', 'Артилерія']</text:p>
      <text:p text:style-name="P4">
Type: Article</text:p>
      <!--METADATA-->
      <text:p text:style-name="P4">
<draw:frame draw:style-name="fr1" draw:name="Image69" text:anchor-type="as-char" svg:width="6.9236in" svg:height="3.956343in" draw:z-index="0">
<draw:image xlink:href="../Images/yкринформ/2023-05-15T-53-47-00-03-00/630_360_1684161089-499.jpg" xlink:type="simple" xlink:show="embed" xlink:actuate="onLoad" draw:mime-type="image/jpeg"/>
</draw:frame>
Артилеристи Військово-морських сил Збройних сил України знищили російськийсамохідний міномет 240-міліметрового калібру "Тюльпан".</text:p>
      <text:p text:style-name="P4">
Як передає Укрінформ, про це пресслужба ВМС повідомила в <text:a xlink:type="simple" xlink:href="https://t.me/ukrainian_navy/3111" text:style-name="Internet_20_link" text:visited-style-name="Visited_20_Internet_20_Link">
</text:a>
</text:p>
      <text:p text:style-name="P4">
"Військовослужбовці 406-ї окремої артилерійської бригади влучним постріломзнищили 240-мм міномет 2С4 "Тюльпан" російського окупаційного війська – машинанамагалася втекти від "очей" наших захисників, але влучні артилеристивисокоточним пострілом знищили ворожу техніку", – йдеться в повідомленні.</text:p>
      <text:p text:style-name="P4">
<text:span text:style-name="T4">
Читайте також:</text:span>
 <text:a xlink:type="simple" xlink:href="https://www.ukrinform.ua/rubric-ato/3709401-morpihi-znisili-rosijskij-plavzasib-iz-zagarbnikami.html" text:style-name="Internet_20_link" text:visited-style-name="Visited_20_Internet_20_Link">
 <text:span text:style-name="T4">
знищ</text:span>
 </text:a>
</text:p>
      <text:p text:style-name="P4">
Як повідомляв Укрінформ, у ході розв'язаної проти України повномасштабноївійни російська федерація <text:a xlink:type="simple" xlink:href="https://www.ukrinform.ua/rubric-ato/3709259-zsu-vze-znisili-199-tisac-460-rosijskih-zagarbnikiv.html" text:style-name="Internet_20_link" text:visited-style-name="Visited_20_Internet_20_Link">
 </text:a>
 і тисячі одиниць бойовоїтехніки.</text:p>
      <text:p text:style-name="P4">
<text:span text:style-name="T5">
Фото: Вікіпедія</text:span>
</text:p>
      <text:p text:style-name="P4">
Source: <text:a xlink:type="simple" xlink:href="https://www.ukrinform.ua/rubric-ato/3709569-artileristi-znisili-rosijskij-minomet-tulpan.html" text:style-name="Internet_20_link" text:visited-style-name="Visited_20_Internet_20_Link">
https://www.ukrinform.ua/rubric-ato/3709569-artileristi-znisili-rosijskij-minomet-tulpan.html</text:a>
</text:p>
      <!--NEWS-->
      <text:h text:style-name="P10" text:outline-level="1">
<text:span text:style-name="T4">
У районі Бахмута ЗСУ просунулися на відстань до двох кілометрів - Череватий</text:span>
</text:h>
      <text:p text:style-name="P4">
Authors: Ukrinform (Person)</text:p>
      <text:p text:style-name="P4">
Publisher: Укринформ (Organization)</text:p>
      <text:p text:style-name="P4">
Published Time: 2023-05-15T-55:35:00+03:00</text:p>
      <text:p text:style-name="P4">
Modified Time: 2023-05-15T21:35:00+03:00</text:p>
      <text:p text:style-name="P4">
Description: Українські військові протягом останніх двох днів на деяких ділянках навколо Бахмута просунулися на відстань від 350 метрів до 2 кілометрів. — Укрінформ.</text:p>
      <text:p text:style-name="P4">
Images: ["<text:a xlink:type="simple" xlink:href="https://static.ukrinform.com/photos/2023_04/thumb_files/630_360_1682412638-215.png" text:style-name="Internet_20_link" text:visited-style-name="Visited_20_Internet_20_Link">
630_360_16824...</text:a>
"]</text:p>
      <text:p text:style-name="P4">
Tags: ['Бахмут', 'ЗСУ', 'Війна з росією', 'Єдині новини']</text:p>
      <text:p text:style-name="P4">
Type: Article</text:p>
      <!--METADATA-->
      <text:p text:style-name="P4">
<draw:frame draw:style-name="fr1" draw:name="Image70" text:anchor-type="as-char" svg:width="6.9236in" svg:height="3.956343in" draw:z-index="0">
<draw:image xlink:href="../Images/yкринформ/2023-05-15T-55-35-00-03-00/630_360_1682412638-215.png" xlink:type="simple" xlink:show="embed" xlink:actuate="onLoad" draw:mime-type="image/png"/>
</draw:frame>
Українські військові протягом останніх двох днів на деяких ділянках навколоБахмута просунулися на відстань від 350 метрів до 2 кілометрів.</text:p>
      <text:p text:style-name="P4">
Про це повідомив спікер Східного угруповання ЗСУ Сергій Череватий в ефірітелемарафону «Єдині новини», передає Укрінформ.</text:p>
      <text:p text:style-name="P4">
«Попередні дві доби наші війська просунулися на різну відстань: від 350 метрівдо двох кілометрів, але ворог чинить шалений спротив. Також ворог проводитьатакуючі дії. За цю добу на Бахмутському напрямку відбулося 34 бойовихзіткнення, 479 разів ворог різними системами, різною артилерією обстрілювавнаші позиції, відбулося чотири авіанальоти» - сказав він.</text:p>
      <text:p text:style-name="P4">
<text:span text:style-name="T4">
Читайте також:</text:span>
 <text:a xlink:type="simple" xlink:href="https://www.ukrinform.ua/rubric-ato/3709616-bahmut-ta-marinka-zalisautsa-v-epicentri-bojovih-dij-na-shodi-za-dobu-37-zitknen.html" text:style-name="Internet_20_link" text:visited-style-name="Visited_20_Internet_20_Link">
 <text:span text:style-name="T4">
Бахмут</text:span>
 </text:a>
</text:p>
      <text:p text:style-name="P4">
Череватий додав, що в боях українські військові знищили 149 окупантів, 160 -поранили, а шістьох захопили в полон.</text:p>
      <text:p text:style-name="P4">
Також протягом останньої доби наші військові підбили дві бойові машини піхоти,два бронеавтомобілі, три безпілотники ворога і польовий склад із боєприпасами.</text:p>
      <text:p text:style-name="P4">
<text:span text:style-name="T4">
Читайте також:</text:span>
 <text:a xlink:type="simple" xlink:href="https://www.ukrinform.ua/rubric-ato/3709290-sirskij-pro-oboronu-bahmuta-prosuvanna-zsu-persij-uspih-nastupalnih-dij-ale-castkovij.html" text:style-name="Internet_20_link" text:visited-style-name="Visited_20_Internet_20_Link">
 <text:span text:style-name="T4">
Бахмут</text:span>
 </text:a>
</text:p>
      <text:p text:style-name="P4">
«Ворог понад усе намагається захопити саме місто, докладає для цьогонеймовірних зусиль. Наші воїни тримають оборону, проявляючи вершини мужності,героїзму, витримки і кмітливості, щоб утримати натиск ворога. Це всевідбувається у рамках оборонної операції, яка проводиться багато місяців, іспрямована на абсолютне знищення ворога», - зазначив спікер Східногоугруповання Збройних сил України.</text:p>
      <text:p text:style-name="P4">
Як повідомляв Укрінформ, від початку повномасштабної війни <text:a xlink:type="simple" xlink:href="http://www.ukrinform.ua/rubric-ato/3709259-zsu-vze-znisili-199-tisac-460-rosijskih-zagarbnikiv.html" text:style-name="Internet_20_link" text:visited-style-name="Visited_20_Internet_20_Link">
</text:a>
 вже близько 199 тисяч 460військових рф та тисячі одиниць бойової техніки ворога.</text:p>
      <text:p text:style-name="P4">
<text:span text:style-name="T5">
Фото: Костянтин Ліберов</text:span>
</text:p>
      <text:p text:style-name="P4">
Source: <text:a xlink:type="simple" xlink:href="https://www.ukrinform.ua/rubric-ato/3709661-u-rajoni-bahmuta-zsu-prosunulisa-na-vidstan-do-dvoh-kilometriv-cerevatij.html" text:style-name="Internet_20_link" text:visited-style-name="Visited_20_Internet_20_Link">
https://www.ukrinform.ua/rubric-ato/3709661-u-rajoni-bahmuta-zsu-prosunulisa-na-vidstan-do-dvoh-kilometriv-cerevatij.html</text:a>
</text:p>
      <!--NEWS-->
      <text:h text:style-name="P10" text:outline-level="1">
<text:span text:style-name="T4">
Угорщина заблокувала €500 мільйонів з фонду, що фінансує зброю для України - ЗМІ</text:span>
</text:h>
      <text:p text:style-name="P4">
Authors: Ukrinform (Person)</text:p>
      <text:p text:style-name="P4">
Publisher: Укринформ (Organization)</text:p>
      <text:p text:style-name="P4">
Published Time: 2023-05-15T-57:31:12+03:00</text:p>
      <text:p text:style-name="P4">
Modified Time: 2023-05-15T21:31:12+03:00</text:p>
      <text:p text:style-name="P4">
Description: Угорщина заблокувала виплату восьмого траншу коштів з Європейського фонду миру у розмірі 500 мільйонів євро на озброєння, яке держави-члени ЄС передають Україні. — Укрінформ.</text:p>
      <text:p text:style-name="P4">
Images: ["<text:a xlink:type="simple" xlink:href="https://static.ukrinform.com/photos/2020_05/thumb_files/630_360_1589214027-326.jpg" text:style-name="Internet_20_link" text:visited-style-name="Visited_20_Internet_20_Link">
630_360_15892...</text:a>
"]</text:p>
      <text:p text:style-name="P4">
Tags: ['Угорщина', 'Гроші', 'Будапешт']</text:p>
      <text:p text:style-name="P4">
Type: Article</text:p>
      <!--METADATA-->
      <text:p text:style-name="P4">
<draw:frame draw:style-name="fr1" draw:name="Image71" text:anchor-type="as-char" svg:width="6.9236in" svg:height="3.956343in" draw:z-index="0">
<draw:image xlink:href="../Images/yкринформ/2023-05-15T-57-31-12-03-00/630_360_1589214027-326.jpg" xlink:type="simple" xlink:show="embed" xlink:actuate="onLoad" draw:mime-type="image/jpeg"/>
</draw:frame>
 Угорщиназаблокувала виплату восьмого траншу коштів з Європейського фонду миру урозмірі 500 мільйонів євро на озброєння, яке держави-члени ЄС передаютьУкраїні.</text:p>
      <text:p text:style-name="P4">
Як передає Укрінформ, про це повідомляє агенція <text:a xlink:type="simple" xlink:href="https://www.ansa.it/sito/notizie/topnews/2023/05/15/fonti-budapest-blocca-tranche-fondi-epf-per-armi-a-kiev_c2702c9d-c274-4f17-8297-3b278f4436ca.html" text:style-name="Internet_20_link" text:visited-style-name="Visited_20_Internet_20_Link">
</text:a>
 .</text:p>
      <text:p text:style-name="P4">
"Угорщина, на диво, сьогодні заблокувала виплату восьмого траншу коштівЄвропейського фонду миру (EPF) на зброю, призначену для України", - повідомилоджерело агенції.</text:p>
      <text:p text:style-name="P4">
<text:span text:style-name="T4">
Читайте також:</text:span>
 <text:a xlink:type="simple" xlink:href="https://www.ukrinform.ua/rubric-world/3709356-glavi-mzs-kitau-ta-ugorsini-proveli-pogliblenij-obmin-dumkami-sodo-ukraini.html" text:style-name="Internet_20_link" text:visited-style-name="Visited_20_Internet_20_Link">
 <text:span text:style-name="T4">
Угорщин</text:span>
 </text:a>
</text:p>
      <text:p text:style-name="P4">
Транш у 500 мільйонів євро мав бути виплачений наступного понеділка, 22травня. Але Будапешт заблокував рішення, нібито зажадавши "гарантій", щоЄвропейський фонд миру не буде використовуватись у майбутньому виключно длядопомоги Україні.</text:p>
      <text:p text:style-name="P4">
Як повідомлялося, 20 березня Європейська рада ухвалила рішення щодоприскорення поставок боєприпасів для України та про нарощування спроможностейєвропейської оборонної промисловості. Це рішення передбачає, що країни ЄСпоставлять Україні 1 мільйон артилерійських боєприпасів, у тому числі снарядівкалібру 155 мм, протягом наступних 12 місяців.</text:p>
      <text:p text:style-name="P4">
<text:span text:style-name="T4">
Читайте також:</text:span>
 <text:a xlink:type="simple" xlink:href="https://www.ukrinform.ua/rubric-world/3705472-glava-mzs-ugorsini-poskandaliv-z-poslom-ssa-zvinuvativsi-jogo-v-propagandi-vijni.html" text:style-name="Internet_20_link" text:visited-style-name="Visited_20_Internet_20_Link">
 <text:span text:style-name="T4">
Угорщин</text:span>
 </text:a>
</text:p>
      <text:p text:style-name="P4">
5 травня Рада ЄС остаточно схвалила виділення 1 млрд євро в межахЄвропейського фонду миру на закупівлю боєприпасів і ракет для України.</text:p>
      <text:p text:style-name="P4">
Source: <text:a xlink:type="simple" xlink:href="https://www.ukrinform.ua/rubric-world/3709659-ugorsina-zablokuvala-500-miljoniv-z-fondu-so-finansue-zbrou-dla-ukraini-zmi.html" text:style-name="Internet_20_link" text:visited-style-name="Visited_20_Internet_20_Link">
https://www.ukrinform.ua/rubric-world/3709659-ugorsina-zablokuvala-500-miljoniv-z-fondu-so-finansue-zbrou-dla-ukraini-zmi.html</text:a>
</text:p>
      <!--NEWS-->
      <text:h text:style-name="P10" text:outline-level="1">
<text:span text:style-name="T4">
Білий дім: Санкції впливають на здатність путіна вести війну</text:span>
</text:h>
      <text:p text:style-name="P4">
Authors: Ukrinform (Person)</text:p>
      <text:p text:style-name="P4">
Publisher: Укринформ (Organization)</text:p>
      <text:p text:style-name="P4">
Published Time: 2023-05-15T-59:23:00+03:00</text:p>
      <text:p text:style-name="P4">
Modified Time: 2023-05-15T21:23:00+03:00</text:p>
      <text:p text:style-name="P4">
Description: Міжнародні санкції напряму впливають на здатність рф вести війну проти України, оскільки суттєво обмежують діяльність ВПК росії та поступово руйнують її економіку. — Укрінформ.</text:p>
      <text:p text:style-name="P4">
Images: ["<text:a xlink:type="simple" xlink:href="https://static.ukrinform.com/photos/2022_03/thumb_files/630_360_1647268733-248.jpg" text:style-name="Internet_20_link" text:visited-style-name="Visited_20_Internet_20_Link">
630_360_16472...</text:a>
"]</text:p>
      <text:p text:style-name="P4">
Tags: ['Антиросійські санкції', 'Економіка', 'США', 'Білий дім', 'Війна з росією']</text:p>
      <text:p text:style-name="P4">
Type: Article</text:p>
      <!--METADATA-->
      <text:p text:style-name="P4">
<draw:frame draw:style-name="fr1" draw:name="Image72" text:anchor-type="as-char" svg:width="6.9236in" svg:height="3.956343in" draw:z-index="0">
<draw:image xlink:href="../Images/yкринформ/2023-05-15T-59-23-00-03-00/630_360_1647268733-248.jpg" xlink:type="simple" xlink:show="embed" xlink:actuate="onLoad" draw:mime-type="image/jpeg"/>
</draw:frame>
Міжнародні санкції напряму впливають на здатність рф вести війну протиУкраїни, оскільки суттєво обмежують діяльність ВПК росії та поступово руйнуютьїї економіку.</text:p>
      <text:p text:style-name="P4">
Про це заявив координатор Ради нацбезпеки Білого дому Джон Кірбі, передаєвласний кореспондент Укрінформу.</text:p>
      <text:p text:style-name="P4">
«Санкції впливають на здатність путіна вести війну», - сказав представникБілого дому.</text:p>
      <text:p text:style-name="P4">
За його словами, інакше росія не зверталася б до Ірану по безпілотники та ненамагалася купувати артилерійські снаряди в Північній Кореї. Адже економічніобмеження та заходи експортного контролю проти рф не дають їй виробляти новузброю, у тому числі ракети й високоточні боєприпаси – через брак доступу дотехнологій, мікроелектроніки та інших необхідних інструментів.</text:p>
      <text:p text:style-name="P4">
«Тож ми знаємо, що санкції мають свій ефект», - підкреслив Кірбі.</text:p>
      <text:p text:style-name="P4">
Він зауважив, що для цього потрібен певний час. І якщо економіка рф не булазруйнована повністю за останній рік, вона все ж істотно постраждала. Напереконання Кірбі, це змусило кремлівське керівництво до надмірних фінансовихвидатків, зокрема, з метою зміцнення рубля, однак такі радикальні заходи неможуть тривати довго.</text:p>
      <text:p text:style-name="P4">
<text:span text:style-name="T4">
Читайте також:</text:span>
 <text:a xlink:type="simple" xlink:href="https://www.ukrinform.ua/rubric-world/3709592-rosia-v-obhid-sankcij-kupue-zapcastini-do-litakiv-boeing-ta-airbus-nyt.html" text:style-name="Internet_20_link" text:visited-style-name="Visited_20_Internet_20_Link">
 </text:a>
</text:p>
      <text:p text:style-name="P4">
«Путіну доведеться зважати на економічні наслідки, до яких призводять <text:a xlink:type="simple" xlink:href="https://www.ukrinform.ua/tag-sankcii" text:style-name="Internet_20_link" text:visited-style-name="Visited_20_Internet_20_Link">
</text:a>
 та експортний контроль», - переконанийпредставник Білого дому.</text:p>
      <text:p text:style-name="P4">
Кірбі додав, що для цього знадобиться певний час, але вже зараз видно тріщинив російській економіці.</text:p>
      <text:p text:style-name="P4">
Водночас він зазначив, що під час саміту лідерів G7 цього тижня будепродемонстровано серйозний намір притягти росію до відповідальності, в томучислі шляхом застосування економічних інструментів.</text:p>
      <text:p text:style-name="P4">
<text:span text:style-name="T4">
Читайте також:</text:span>
 <text:a xlink:type="simple" xlink:href="https://www.ukrinform.ua/rubric-world/3708567-kraini-es-nastupnogo-tizna-prodovzat-obgovorenna-11go-paketu-sankcij-proti-rf.html" text:style-name="Internet_20_link" text:visited-style-name="Visited_20_Internet_20_Link">
 </text:a>
</text:p>
      <text:p text:style-name="P4">
Як повідомляв Укрінформ, наприкінці цього тижня в Хіросімі (Японія)відбудеться саміт G7. Очікується, що питання підтримки України, а такожпродовження тиску на рф буде одним із головних під час зустрічі.</text:p>
      <text:p text:style-name="P4">
<text:span text:style-name="T5">
Фото: dpa</text:span>
</text:p>
      <text:p text:style-name="P4">
Source: <text:a xlink:type="simple" xlink:href="https://www.ukrinform.ua/rubric-world/3709658-sankcii-vplivaut-na-zdatnist-putina-vesti-vijnu-bilij-dim.html" text:style-name="Internet_20_link" text:visited-style-name="Visited_20_Internet_20_Link">
https://www.ukrinform.ua/rubric-world/3709658-sankcii-vplivaut-na-zdatnist-putina-vesti-vijnu-bilij-dim.html</text:a>
</text:p>
      <!--NEWS-->
      <text:h text:style-name="P10" text:outline-level="1">
<text:span text:style-name="T4">
Редактор/редакторка для роботи на сайті</text:span>
</text:h>
      <text:p text:style-name="P4">
Authors: Ukrinform (Person)</text:p>
      <text:p text:style-name="P4">
Publisher: Укринформ (Organization)</text:p>
      <text:p text:style-name="P4">
Published Time: 2023-05-15T-61:17:00+03:00</text:p>
      <text:p text:style-name="P4">
Modified Time: 2023-05-15T21:17:00+03:00</text:p>
      <text:p text:style-name="P4">
Description: Українське національне інформаційне агентство «Укрінформ» шукає редактора/редакторку для роботи на сайті. — Укрінформ.</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73" text:anchor-type="as-char" svg:width="6.9236in" svg:height="3.956343in" draw:z-index="0">
<draw:image xlink:href="../Images/yкринформ/2023-05-15T-61-17-00-03-00/630_360_1645107758-865.jpg" xlink:type="simple" xlink:show="embed" xlink:actuate="onLoad" draw:mime-type="image/jpeg"/>
</draw:frame>
Українське національне інформаційне агентство «Укрінформ» шукаєредактора/редакторку для роботи на сайті.</text:p>
      <text:p text:style-name="P4">
<text:span text:style-name="T4">
Вимоги до кандидатів на вакансію редактора:</text:span>
</text:p>
      <ul>
        <li>
повна вища освіта;   * відмінне володіння українською мовою;   * обізнаність із суспільно-політичною ситуацією в Україні і світі;   * креативність;   * досвід редакторської роботи з новинами в інтернет-ЗМІ.</li>
      </ul>
      <text:p text:style-name="P4">
Вітаються досвід роботи у соцмережах, профільна освіта та знання англійськоїмови.</text:p>
      <text:p text:style-name="P4">
Резюме надсилати за адресою <text:span text:style-name="T4">
<text:a xlink:type="simple" xlink:href="mailto:Zhalovaha@gmail.com" text:style-name="Internet_20_link" text:visited-style-name="Visited_20_Internet_20_Link">
 </text:a>
 </text:span>
 .</text:p>
      <text:p text:style-name="P4">
<text:span text:style-name="T4">
Укрінформ пропонує:</text:span>
</text:p>
      <ul>
        <li>
повну зайнятість;   * гнучкий графік із роботою у вечірні зміни та у вихідні;   * заробітну плату за результатами співбесіди (в залежності від кваліфікації і досвіду роботи);   * можливість дистанційної роботи /офіс в центрі Києва (метро Театральна).</li>
      </ul>
      <text:p text:style-name="P4">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Півфінал Ліги чемпіонів «Манчестер Сіті» - «Реал» доручили арбітрам з Польщі</text:span>
</text:h>
      <text:p text:style-name="P4">
Authors: Ukrinform (Person)</text:p>
      <text:p text:style-name="P4">
Publisher: Укринформ (Organization)</text:p>
      <text:p text:style-name="P4">
Published Time: 2023-05-15T-63:11:49+03:00</text:p>
      <text:p text:style-name="P4">
Modified Time: 2023-05-15T21:11:49+03:00</text:p>
      <text:p text:style-name="P4">
Description: У Лізі чемпіонів УЄФА у середу, 17 травня, відбудеться матч у відповідь 1/2 фіналу між футболістами англійського «Манчестер Сіті» та чинним володарем титулу іспанським «Реалом». — Укрінформ.</text:p>
      <text:p text:style-name="P4">
Images: ["<text:a xlink:type="simple" xlink:href="https://static.ukrinform.com/photos/2023_05/thumb_files/630_360_1684174249-279.jpg" text:style-name="Internet_20_link" text:visited-style-name="Visited_20_Internet_20_Link">
630_360_16841...</text:a>
"]</text:p>
      <text:p text:style-name="P4">
Tags: ['Футбол', 'Ліга чемпіонів', 'Реал Мадрид', 'Манчестер Сіті']</text:p>
      <text:p text:style-name="P4">
Type: Article</text:p>
      <!--METADATA-->
      <text:p text:style-name="P4">
<draw:frame draw:style-name="fr1" draw:name="Image74" text:anchor-type="as-char" svg:width="6.9236in" svg:height="3.956343in" draw:z-index="0">
<draw:image xlink:href="../Images/yкринформ/2023-05-15T-63-11-49-03-00/630_360_1684174249-279.jpg" xlink:type="simple" xlink:show="embed" xlink:actuate="onLoad" draw:mime-type="image/jpeg"/>
</draw:frame>
 У Лізічемпіонів УЄФА у середу, 17 травня, відбудеться матч у відповідь 1/2 фіналуміж футболістами англійського «Манчестер Сіті» та чинним володарем титулуіспанським «Реалом».</text:p>
      <text:p text:style-name="P4">
Поєдинок на арені «Етіхад» у Манчестері обслуговуватиме суддівська бригада зПольщі, передає Укрінформ.</text:p>
      <text:p text:style-name="P4">
Головному арбітру Шимону Марчиняку асистуватимуть на лінії Павел Сокольницькийта Томаш Листкевич. Четвертий арбітр - Іштван Ковач.</text:p>
      <text:p text:style-name="P4">
Нагадаємо, перший матч на «Сантьяго Бернабеу» у Мадриді завершився внічию -1:1.</text:p>
      <text:p text:style-name="P4">
Іншу півфінальну пару складають італійські «Інтер» та «Мілан» (2:0), які усвою чергу 16 травня визначать учасника фіналу на стадіоні «Джузеппе Меацца» уМілані.</text:p>
      <text:p text:style-name="P4">
<text:span text:style-name="T4">
Читайте також:</text:span>
 <text:a xlink:type="simple" xlink:href="https://www.ukrinform.ua/rubric-sports/3709143-apl-man-siti-povernuvsa-v-odnoosibni-lideri-obigravsi-everton-mikolenka.html" text:style-name="Internet_20_link" text:visited-style-name="Visited_20_Internet_20_Link">
 </text:a>
</text:p>
      <text:p text:style-name="P4">
Фінальний поєдинок Ліги чемпіонів УЄФА відбудеться 10 червня на «Олімпійськомустадіоні Ататюрка» у Стамбулі (Туреччина).</text:p>
      <text:p text:style-name="P4">
Фото: Твіттер.</text:p>
      <text:p text:style-name="P4">
Source: <text:a xlink:type="simple" xlink:href="https://www.ukrinform.ua/rubric-sports/3709656-pivfinal-ligi-cempioniv-mancester-siti-real-dorucili-arbitram-z-polsi.html" text:style-name="Internet_20_link" text:visited-style-name="Visited_20_Internet_20_Link">
https://www.ukrinform.ua/rubric-sports/3709656-pivfinal-ligi-cempioniv-mancester-siti-real-dorucili-arbitram-z-polsi.html</text:a>
</text:p>
      <!--NEWS-->
      <text:h text:style-name="P10" text:outline-level="1">
<text:span text:style-name="T4">
росія спекулює на «зерновій угоді», її власний експорт подвоївся – Кислиця в ООН</text:span>
</text:h>
      <text:p text:style-name="P4">
Authors: Ukrinform (Person)</text:p>
      <text:p text:style-name="P4">
Publisher: Укринформ (Organization)</text:p>
      <text:p text:style-name="P4">
Published Time: 2023-05-15T-65:11:00+03:00</text:p>
      <text:p text:style-name="P4">
Modified Time: 2023-05-15T21:11:00+03:00</text:p>
      <text:p text:style-name="P4">
Description: російська федерація шантажує світ зривом чорноморської зернової угоди і вдає, ніби програє від її дії, насправді експорт зерна з рф зріс удвоє. — Укрінформ.</text:p>
      <text:p text:style-name="P4">
Images: ["<text:a xlink:type="simple" xlink:href="https://static.ukrinform.com/photos/2023_04/thumb_files/630_360_1680511197-485.jpg" text:style-name="Internet_20_link" text:visited-style-name="Visited_20_Internet_20_Link">
630_360_16805...</text:a>
"]</text:p>
      <text:p text:style-name="P4">
Tags: ['ООН', 'Зерно', 'росія', 'Кислиця']</text:p>
      <text:p text:style-name="P4">
Type: Article</text:p>
      <!--METADATA-->
      <text:p text:style-name="P4">
<draw:frame draw:style-name="fr1" draw:name="Image75" text:anchor-type="as-char" svg:width="6.9236in" svg:height="3.956343in" draw:z-index="0">
<draw:image xlink:href="../Images/yкринформ/2023-05-15T-65-11-00-03-00/630_360_1680511197-485.jpg" xlink:type="simple" xlink:show="embed" xlink:actuate="onLoad" draw:mime-type="image/jpeg"/>
</draw:frame>
 російськафедерація шантажує світ зривом чорноморської зернової угоди і вдає, нібипрограє від її дії, насправді експорт зерна з рф зріс удвоє.</text:p>
      <text:p text:style-name="P4">
Про це заявив у понеділок постійний представник України при ООН Сергій Кислицяна засіданні Ради Безпеки ООН, на якому розглядалися гуманітарні наслідкиросійської війни, передає власний кореспондент Укрінформу у Нью-Йорку.</text:p>
      <text:p text:style-name="P4">
«Огидно, що росія все ще вдає, ніби вона програє в цій угоді. Я навіть ненагадуватиму Раді Безпеки про аморальність таких скарг з боку держави-агресора, яка була й залишається єдиною загрозою для поставок продовольства наЧорному морі», – сказав Кислиця, зазначивши, що експорт російської пшениці всічні – лютому 2023 року майже подвоївся порівняно з аналогічним періодомминулого року. «Тому ми вважаємо ці спекуляції спробою відбілитицілеспрямовані дії росії, спрямовані на використання поставок продовольства якзброї, і закликаємо міжнародну спільноту дати рішучу відповідь», – додав він.Постпред зазначив, що росія всіляко перешкоджає транспортуванню українськогозерна морським шляхом.</text:p>
      <text:p text:style-name="P4">
<text:span text:style-name="T4">
Читайте також:</text:span>
 <text:a xlink:type="simple" xlink:href="https://www.ukrinform.ua/rubric-economy/3709545-u-portah-odesa-ta-cornomorsk-zalisilosa-po-odnomu-sudnu-zernovoi-iniciativi-blackseanews.html" text:style-name="Internet_20_link" text:visited-style-name="Visited_20_Internet_20_Link">
 <text:span text:style-name="T4">
зерно</text:span>
 </text:a>
</text:p>
      <text:p text:style-name="P4">
А також додав, що з 1 травня проводиться менш як три інспекції в день, тоді яку період з серпня 2022-го по квітень 2023 року щодоби здійснювалося всередньому з 6,6 перевірки.</text:p>
      <text:p text:style-name="P4">
«У квітні ми змогли експортувати через зерновий коридор менш як 3 млн тоннпродукції, що становить лише половину наших можливостей сільськогосподарськогоекспорту», – сказав Кислиця. Він нагадав членам Радбезу, що дата 18 травня, доякої було продовжено дію зернової угоди, визначена лише через позицію росії.</text:p>
      <text:p text:style-name="P4">
«Чорноморська зернова ініціатива не закінчується цього тижня, – пояснив він. –Але саме цього тижня спливає термін російського шантажу».</text:p>
      <text:p text:style-name="P4">
<text:span text:style-name="T4">
Читайте також:</text:span>
 <text:a xlink:type="simple" xlink:href="https://www.ukrinform.ua/rubric-economy/3709441-zernova-ugoda-u-mzs-kazut-pro-pidvisenu-situaciu-e-rizni-signali.html" text:style-name="Internet_20_link" text:visited-style-name="Visited_20_Internet_20_Link">
 <text:span text:style-name="T4">
Зерно</text:span>
 </text:a>
</text:p>
      <text:p text:style-name="P4">
Як повідомляв Укрінформ, у понеділок Рада Безпеки ООН обговорювала гуманітарнуситуацію в Україні, спричинену російською війною.</text:p>
      <text:p text:style-name="P4">
Фото: Мінагро</text:p>
      <text:p text:style-name="P4">
Source: <text:a xlink:type="simple" xlink:href="https://www.ukrinform.ua/rubric-economy/3709650-rosia-spekulue-na-zernovij-ugodi-ii-vlasnij-eksport-podvoivsa-kislica-v-oon.html" text:style-name="Internet_20_link" text:visited-style-name="Visited_20_Internet_20_Link">
https://www.ukrinform.ua/rubric-economy/3709650-rosia-spekulue-na-zernovij-ugodi-ii-vlasnij-eksport-podvoivsa-kislica-v-oon.html</text:a>
</text:p>
      <!--NEWS-->
      <text:h text:style-name="P10" text:outline-level="1">
<text:span text:style-name="T4">
Ердоган сподівається перемогти в другому турі</text:span>
</text:h>
      <text:p text:style-name="P4">
Authors: Ukrinform (Person)</text:p>
      <text:p text:style-name="P4">
Publisher: Укринформ (Organization)</text:p>
      <text:p text:style-name="P4">
Published Time: 2023-05-15T-67:00:53+03:00</text:p>
      <text:p text:style-name="P4">
Modified Time: 2023-05-15T21:00:53+03:00</text:p>
      <text:p text:style-name="P4">
Description: На виборах 14 травня в Туреччині переміг турецький народ та демократія, відрив між кандидатами на посаду президента країни склав 2,5 млн голосів на користь чинного глави держави, який має намір здобути перемогу в другому турі. — Укрінформ.</text:p>
      <text:p text:style-name="P4">
Images: ["<text:a xlink:type="simple" xlink:href="https://static.ukrinform.com/photos/2020_02/thumb_files/630_360_1580752659-674.jpg" text:style-name="Internet_20_link" text:visited-style-name="Visited_20_Internet_20_Link">
630_360_15807...</text:a>
"]</text:p>
      <text:p text:style-name="P4">
Tags: ['Ердоган', 'Вибори', 'Туреччина']</text:p>
      <text:p text:style-name="P4">
Type: Article</text:p>
      <!--METADATA-->
      <text:p text:style-name="P4">
<draw:frame draw:style-name="fr1" draw:name="Image76" text:anchor-type="as-char" svg:width="6.9236in" svg:height="3.956343in" draw:z-index="0">
<draw:image xlink:href="../Images/yкринформ/2023-05-15T-67-00-53-03-00/630_360_1580752659-674.jpg" xlink:type="simple" xlink:show="embed" xlink:actuate="onLoad" draw:mime-type="image/jpeg"/>
</draw:frame>
 Навиборах 14 травня в Туреччині переміг турецький народ та демократія, відривміж кандидатами на посаду президента країни склав 2,5 млн голосів на користьчинного глави держави, який має намір здобути перемогу в другому турі.</text:p>
      <text:p text:style-name="P4">
Як повідомляє Укрінформ, про це Президент Туреччини Реджеп Таїп Ердоганнаписав на своїй сторінці у <text:a xlink:type="simple" xlink:href="https://twitter.com/rterdogan/status/1658151839135674383" text:style-name="Internet_20_link" text:visited-style-name="Visited_20_Internet_20_Link">
</text:a>
.</text:p>
      <text:p text:style-name="P4">
«Незалежно від результату, переможцем виборів 14 травня стала турецькадемократія та турецький народ із 85 мільйонами осіб. Наша нація з більш ніж 27мільйонами голосів, 49,51% голосів, знову виявила велику прихильність до нас івіддала більшість у Великих національних зборах <text:a xlink:type="simple" xlink:href="https://www.ukrinform.ua/tag-tureccina" text:style-name="Internet_20_link" text:visited-style-name="Visited_20_Internet_20_Link">
</text:a>
 Народному альянсу, підтверджуючи, щовони довіряють нам і нашому Альянсу, вони вірять, і вони бачать тут своємайбутнє», - написав Ердоган.</text:p>
      <text:p text:style-name="P4">
<text:span text:style-name="T4">
Читайте також:</text:span>
 <text:a xlink:type="simple" xlink:href="https://www.ukrinform.ua/rubric-world/3709536-u-tureccini-ogolosili-datu-drugogo-turu-prezidentskih-viboriv.html" text:style-name="Internet_20_link" text:visited-style-name="Visited_20_Internet_20_Link">
 </text:a>
</text:p>
      <text:p text:style-name="P4">
Президент Туреччини подякувати громадянам, які взяли участь у виборах, уТуреччині та за кордоном та вказав, що відрив у кількості голосів від лідераопозиції Кемаля Киличдароглу склав 2,5 млн голосів.</text:p>
      <text:p text:style-name="P4">
«До 28 травня ми будемо виконувати свій обов’язок перед улюбленою нацією… Мивийдемо переможцями на виборах 28 травня, збільшивши кількість голосів, яку миотримали 14 травня, і, сподіваюся, ми досягнемо історичного успіху», -запевнив політик.</text:p>
      <text:p text:style-name="P4">
Ердоган закликав всіх громадян голосувати в другому турі незалежно від того,яку політичну партію вони підтримують.</text:p>
      <text:p text:style-name="P4">
Як повідомляв Укрінформ, другий тур виборів президента Туреччини <text:a xlink:type="simple" xlink:href="https://www.ukrinform.ua/rubric-world/3709536-u-tureccini-ogolosili-datu-drugogo-turu-prezidentskih-viboriv.html" text:style-name="Internet_20_link" text:visited-style-name="Visited_20_Internet_20_Link">
</text:a>
 28 травня.</text:p>
      <text:p text:style-name="P4">
Source: <text:a xlink:type="simple" xlink:href="https://www.ukrinform.ua/rubric-world/3709653-erdogan-spodivaetsa-peremogti-v-drugomu-turi.html" text:style-name="Internet_20_link" text:visited-style-name="Visited_20_Internet_20_Link">
https://www.ukrinform.ua/rubric-world/3709653-erdogan-spodivaetsa-peremogti-v-drugomu-turi.html</text:a>
</text:p>
      <!--NEWS-->
      <text:h text:style-name="P10" text:outline-level="1">
<text:span text:style-name="T4">
Іран і росія розширюють партнерство в оборонній сфері — США виявили нові докази</text:span>
</text:h>
      <text:p text:style-name="P4">
Authors: Ukrinform (Person)</text:p>
      <text:p text:style-name="P4">
Publisher: Укринформ (Organization)</text:p>
      <text:p text:style-name="P4">
Published Time: 2023-05-15T-70:55:00+03:00</text:p>
      <text:p text:style-name="P4">
Modified Time: 2023-05-15T20:55:00+03:00</text:p>
      <text:p text:style-name="P4">
Description: Сполучені Штати виявили нові ознаки, що Іран продовжує продавати бойові безпілотники, а також інше озброєння росії попри заборону, ухвалену, зокрема, резолюцією Ради Безпеки ООН. — Укрінформ.</text:p>
      <text:p text:style-name="P4">
Images: ["<text:a xlink:type="simple" xlink:href="https://static.ukrinform.com/photos/2023_04/thumb_files/630_360_1682395902-573.jpg" text:style-name="Internet_20_link" text:visited-style-name="Visited_20_Internet_20_Link">
630_360_16823...</text:a>
"]</text:p>
      <text:p text:style-name="P4">
Tags: ['Безпілотник', 'Іран', 'США', 'Зброя', 'росія']</text:p>
      <text:p text:style-name="P4">
Type: Article</text:p>
      <!--METADATA-->
      <text:p text:style-name="P4">
<draw:frame draw:style-name="fr1" draw:name="Image77" text:anchor-type="as-char" svg:width="6.9236in" svg:height="3.956343in" draw:z-index="0">
<draw:image xlink:href="../Images/yкринформ/2023-05-15T-70-55-00-03-00/630_360_1682395902-573.jpg" xlink:type="simple" xlink:show="embed" xlink:actuate="onLoad" draw:mime-type="image/jpeg"/>
</draw:frame>
 СполученіШтати виявили нові ознаки, що Іран продовжує продавати бойові безпілотники, атакож інше озброєння росії попри заборону, ухвалену, зокрема, резолюцією РадиБезпеки ООН.</text:p>
      <text:p text:style-name="P4">
Про це заявив у понеділок під час онлайн-брифінгу координатор Ради нацбезпекиБілого дому Джон Кірбі, передає кореспондент Укрінформу.</text:p>
      <text:p text:style-name="P4">
«Ми надалі бачимо ознаки того, що Іран і росія розширюють своє безпрецедентнепартнерство в оборонній сфері. Іран залишається головною військовою підтримкоюрф», - зауважив представник Ради нацбезпеки США.</text:p>
      <text:p text:style-name="P4">
Він поінформував, що Тегеран уже надав росії артилерійські й танкові снарядидля їх застосування по цілях в Україні, а також продовжує постачання дронів-камікадзе силам рф.</text:p>
      <text:p text:style-name="P4">
«Від серпня Іран надав росії понад 400 БПЛА, в основному типу «Шахед». Росіявикористала більшість цих БПЛА, поціливши по критично важливій інфраструктуріУкраїни»,- зазначив Кірбі.</text:p>
      <text:p text:style-name="P4">
<text:span text:style-name="T4">
Читайте також:</text:span>
 <text:a xlink:type="simple" xlink:href="https://www.ukrinform.ua/rubric-ato/3708835-iran-prodav-rosii-ponad-tisacu-droniv-ta-insu-zbrou-zelenskij.html" text:style-name="Internet_20_link" text:visited-style-name="Visited_20_Internet_20_Link">
 <text:span text:style-name="T4">
Іран</text:span>
 </text:a>
</text:p>
      <text:p text:style-name="P4">
Він підкреслив, що таким чином Іран безпосередньо сприяє російськійзагарбницькій війні проти України.</text:p>
      <text:p text:style-name="P4">
«Взаємодія між Іраном і рф щодо продажу передової зброї, особливовдосконалених БПЛА, наразі продовжується»,- зауважив представник адміністраціїСША.</text:p>
      <text:p text:style-name="P4">
Водночас, за його словами, взаємодія між москвою і Тегераном відбувається «вобидва боки». Зокрема, росіяни пропонували іранцям ракети, електроніку тазасоби <text:a xlink:type="simple" xlink:href="https://www.ukrinform.ua/tag-ppo" text:style-name="Internet_20_link" text:visited-style-name="Visited_20_Internet_20_Link">
 </text:a>
 .</text:p>
      <text:p text:style-name="P4">
«Минулого місяця Іран оголосив про укладання угоди щодо закупівлю винищувачівСу-35 у росії. Іран прагне придбати у рф додаткову військову техніку, в томучислі ударні гелікоптери, радари та навчально-бойові літаки Як-130», -зауважив Кірбі, додавши, що йдеться про мільярдні оборудки.</text:p>
      <text:p text:style-name="P4">
Представник Білого дому наголосив, що таке партнерство між москвою й Тегераномне лише посилює небезпеку для України, а й дестабілізує ситуацію на БлизькомуСході, що загрожує країнам Близького Сходу та міжнародній спільноті в цілому.</text:p>
      <text:p text:style-name="P4">
«Ми використовуємо наявні в нашому розпорядженні інструменти, щоби виявити таперешкодити цій діяльності, і ми готові робити більше»,- наголосив представникСША.</text:p>
      <text:p text:style-name="P4">
<text:span text:style-name="T4">
Читайте також:</text:span>
 <text:a xlink:type="simple" xlink:href="https://www.ukrinform.ua/rubric-ato/3709303-povitrani-sili-vnoci-znisili-rosijskij-orlan-i-cotiri-sahedi.html" text:style-name="Internet_20_link" text:visited-style-name="Visited_20_Internet_20_Link">
 <text:span text:style-name="T4">
Шахед</text:span>
 </text:a>
</text:p>
      <text:p text:style-name="P4">
Він підкреслив, що така взаємодія порушує резолюцію 2231 Ради Безпеки ООН.</text:p>
      <text:p text:style-name="P4">
«Ми продовжимо працювати із союзниками, партнерами, а також з ООН над тим,щоби притягнути їх (москву і Тегеран – ред.) до відповідальності. Ми такожпродовжимо притягати до відповідальності суб’єкти, залучені до передачііранського військового обладнання в росію з її подальшим застосуванням вУкраїні»,- заявив представник США.</text:p>
      <text:p text:style-name="P4">
Як повідомляв Укрінформ, російські терористичні війська продовжуютьобстрілювати мирні міста України дронами-камікадзе іранського виробництва.Водночас західні союзники постачають для ЗСУ засоби протиповітряної оборони,щоби забезпечити захист від ракетно-повітряних атак російських сил.</text:p>
      <text:p text:style-name="P4">
Source: <text:a xlink:type="simple" xlink:href="https://www.ukrinform.ua/rubric-world/3709652-iran-i-rosia-rozsiruut-partnerstvo-v-oboronnij-sferi-ssa-viavili-novi-dokazi.html" text:style-name="Internet_20_link" text:visited-style-name="Visited_20_Internet_20_Link">
https://www.ukrinform.ua/rubric-world/3709652-iran-i-rosia-rozsiruut-partnerstvo-v-oboronnij-sferi-ssa-viavili-novi-dokazi.html</text:a>
</text:p>
      <!--NEWS-->
      <text:h text:style-name="P10" text:outline-level="1">
<text:span text:style-name="T4">
At Sivershchyna and Slobozhanschyna directions Russian army shelled Hirsk, Leonivka, Popivka ...</text:span>
</text:h>
      <text:p text:style-name="P4">
Authors: liveuamap (Language: en)</text:p>
      <text:p text:style-name="P4">
Time: 2023-05-15T-7:15:00</text:p>
      <text:p text:style-name="P4">
Location: Vovchansk (Latitude:50.24655 Longtitude:36.77141)</text:p>
      <text:p text:style-name="P4">
Videos: []</text:p>
      <text:p text:style-name="P4">
Images: []</text:p>
      <text:p text:style-name="P4">
Tags: ["Russia"]</text:p>
      <text:p text:style-name="P4">
ID: 22563026</text:p>
      <!--METADATA-->
      <text:p text:style-name="P4">
At Sivershchyna and Slobozhanschyna directions Russian army shelled Hirsk,Leonivka, Popivka of Chernihiv region; Volfyne, Sadky, Mohrytsya of Sumyregion, also Oleksandrivka and Starytsya of Kharkiv region, - General Staff ofArmed Forces of Ukraine says in the morning report</text:p>
      <text:p text:style-name="P4">
News Collection Link: <text:a xlink:type="simple" xlink:href="https://liveuamap.com/en/2023/15-may-at-sivershchyna-and-slobozhanschyna-directions-russian" text:style-name="Internet_20_link" text:visited-style-name="Visited_20_Internet_20_Link">
https://liveuamap.com/en/2023/15-may-at-sivershchyna-and-slobozhanschyna-directions-russian</text:a>
</text:p>
      <text:p text:style-name="P4">
Source: <text:a xlink:type="simple" xlink:href="https://t.me/lumsrc/4788" text:style-name="Internet_20_link" text:visited-style-name="Visited_20_Internet_20_Link">
https://t.me/lumsrc/4788</text:a>
</text:p>
      <!--NEWS-->
      <text:h text:style-name="P10" text:outline-level="1">
<text:span text:style-name="T4">
At Kupiansk direction Russian army shelled Kamyanka, Topoli, Krasne Pershe, Fyholivka, Novoml...</text:span>
</text:h>
      <text:p text:style-name="P4">
Authors: liveuamap (Language: en)</text:p>
      <text:p text:style-name="P4">
Time: 2023-05-15T-9:15:00</text:p>
      <text:p text:style-name="P4">
Location: Kupiansk (Latitude:49.64051 Longtitude:37.9109)</text:p>
      <text:p text:style-name="P4">
Videos: []</text:p>
      <text:p text:style-name="P4">
Images: []</text:p>
      <text:p text:style-name="P4">
Tags: ["Russia"]</text:p>
      <text:p text:style-name="P4">
ID: 22563024</text:p>
      <!--METADATA-->
      <text:p text:style-name="P4">
At Kupiansk direction Russian army shelled Kamyanka, Topoli, Krasne Pershe,Fyholivka, Novomlynsk, Dvorichna, Zapadne, Kindrashivka, Tabayivka of Kharkivregion and Stelmakhivka of Luhansk region. Russian aviation conductedairstrikes at Vilshana and Kyslivka, - General Staff of Armed Forces ofUkraine says in the morning report</text:p>
      <text:p text:style-name="P4">
News Collection Link: <text:a xlink:type="simple" xlink:href="https://liveuamap.com/en/2023/15-may-at-kupiansk-direction-russian-army-shelled-kamyanka" text:style-name="Internet_20_link" text:visited-style-name="Visited_20_Internet_20_Link">
https://liveuamap.com/en/2023/15-may-at-kupiansk-direction-russian-army-shelled-kamyanka</text:a>
</text:p>
      <text:p text:style-name="P4">
Source: <text:a xlink:type="simple" xlink:href="https://t.me/lumsrc/4789" text:style-name="Internet_20_link" text:visited-style-name="Visited_20_Internet_20_Link">
https://t.me/lumsrc/4789</text:a>
</text:p>
      <!--NEWS-->
      <text:h text:style-name="P10" text:outline-level="1">
<text:span text:style-name="T4">
Donetsk Oblast(07:12). Red Alert: aerial threat. Sirens sounding. Take cover now!</text:span>
</text:h>
      <text:p text:style-name="P4">
Authors: liveuamap (Language: en)</text:p>
      <text:p text:style-name="P4">
Time: 2023-05-15T01:14:00</text:p>
      <text:p text:style-name="P4">
Location: Donetsk Oblast (Latitude:48.72744 Longtitude:37.5781)</text:p>
      <text:p text:style-name="P4">
Videos: []</text:p>
      <text:p text:style-name="P4">
Images: []</text:p>
      <text:p text:style-name="P4">
Tags: ["Europe", "Central and Eastern Europe"]</text:p>
      <text:p text:style-name="P4">
ID: 22562892</text:p>
      <!--METADATA-->
      <text:p text:style-name="P4">
Donetsk Oblast(07:12). Red Alert: aerial threat. Sirens sounding. Take covernow!</text:p>
      <text:p text:style-name="P4">
News Collection Link: <text:a xlink:type="simple" xlink:href="https://liveuamap.com/en/2023/15-may-donetsk-oblast0712-red-alert-aerial-thg" text:style-name="Internet_20_link" text:visited-style-name="Visited_20_Internet_20_Link">
https://liveuamap.com/en/2023/15-may-donetsk-oblast0712-red-alert-aerial-thg</text:a>
</text:p>
      <text:p text:style-name="P4">
Source: <text:a xlink:type="simple" xlink:href="https://t.me/air_alert_ua/45403" text:style-name="Internet_20_link" text:visited-style-name="Visited_20_Internet_20_Link">
https://t.me/air_alert_ua/45403</text:a>
</text:p>
      <!--NEWS-->
      <text:h text:style-name="P10" text:outline-level="1">
<text:span text:style-name="T4">
Drone has dropped explosive device at warehouse in Suzemka district, damaging 5 military vehi...</text:span>
</text:h>
      <text:p text:style-name="P4">
Authors: liveuamap (Language: en)</text:p>
      <text:p text:style-name="P4">
Time: 2023-05-15T01:35:00</text:p>
      <text:p text:style-name="P4">
Location: Suzemka (Latitude:52.30407 Longtitude:34.06414)</text:p>
      <text:p text:style-name="P4">
Videos: []</text:p>
      <text:p text:style-name="P4">
Images: []</text:p>
      <text:p text:style-name="P4">
Tags: ["Russia", "Avia"]</text:p>
      <text:p text:style-name="P4">
ID: 22562984</text:p>
      <!--METADATA-->
      <text:p text:style-name="P4">
Drone has dropped explosive device at warehouse in Suzemka district, damaging5 military vehicles</text:p>
      <text:p text:style-name="P4">
News Collection Link: <text:a xlink:type="simple" xlink:href="https://liveuamap.com/en/2023/15-may-drone-has-dropped-explosive-device-at-warehouse-in" text:style-name="Internet_20_link" text:visited-style-name="Visited_20_Internet_20_Link">
https://liveuamap.com/en/2023/15-may-drone-has-dropped-explosive-device-at-warehouse-in</text:a>
</text:p>
      <text:p text:style-name="P4">
Source: <text:a xlink:type="simple" xlink:href="https://t.me/bbbreaking/155393" text:style-name="Internet_20_link" text:visited-style-name="Visited_20_Internet_20_Link">
https://t.me/bbbreaking/155393</text:a>
</text:p>
      <!--NEWS-->
      <text:h text:style-name="P10" text:outline-level="1">
<text:span text:style-name="T4">
2 explosions reported in Luhansk</text:span>
</text:h>
      <text:p text:style-name="P4">
Authors: liveuamap (Language: en)</text:p>
      <text:p text:style-name="P4">
Time: 2023-05-15T02:13:00</text:p>
      <text:p text:style-name="P4">
Location: Luhans'k, Luhans'ka oblast (Latitude:48.54223 Longtitude:39.33337)</text:p>
      <text:p text:style-name="P4">
Videos: []</text:p>
      <text:p text:style-name="P4">
Images: ["<text:a xlink:type="simple" xlink:href="https://liveuamap.com/pics/2023/05/15/22562959_0.jpg" text:style-name="Internet_20_link" text:visited-style-name="Visited_20_Internet_20_Link">
22562959_0.jpg</text:a>
"]</text:p>
      <text:p text:style-name="P4">
Tags: []</text:p>
      <text:p text:style-name="P4">
ID: 22562959</text:p>
      <!--METADATA-->
      <text:p text:style-name="P4">
2 explosions reported in Luhansk</text:p>
      <text:p text:style-name="P4">
<draw:frame draw:style-name="fr1" draw:name="Image78" text:anchor-type="as-char" svg:width="6.9236in" svg:height="4.639012in" draw:z-index="0">
<draw:image xlink:href="../Images/liveuamap/2023-05-15T02-13-00/22562959_0.jpg" xlink:type="simple" xlink:show="embed" xlink:actuate="onLoad" draw:mime-type="image/jpeg"/>
</draw:frame>
</text:p>
      <text:p text:style-name="P4">
News Collection Link: <text:a xlink:type="simple" xlink:href="https://liveuamap.com/en/2023/15-may-2-explosions-reported-in-luhansk" text:style-name="Internet_20_link" text:visited-style-name="Visited_20_Internet_20_Link">
https://liveuamap.com/en/2023/15-may-2-explosions-reported-in-luhansk</text:a>
</text:p>
      <text:p text:style-name="P4">
Source: <text:a xlink:type="simple" xlink:href="https://t.me/novosti_donbass24/47131" text:style-name="Internet_20_link" text:visited-style-name="Visited_20_Internet_20_Link">
https://t.me/novosti_donbass24/47131</text:a>
</text:p>
      <!--NEWS-->
      <text:h text:style-name="P10" text:outline-level="1">
<text:span text:style-name="T4">
Donetsk Oblast(08:29). Red Alert: aerial threat. Sirens sounding. Take cover now!</text:span>
</text:h>
      <text:p text:style-name="P4">
Authors: liveuamap (Language: en)</text:p>
      <text:p text:style-name="P4">
Time: 2023-05-15T02:30:00</text:p>
      <text:p text:style-name="P4">
Location: Donetsk Oblast (Latitude:48.72672 Longtitude:37.57757)</text:p>
      <text:p text:style-name="P4">
Videos: []</text:p>
      <text:p text:style-name="P4">
Images: []</text:p>
      <text:p text:style-name="P4">
Tags: ["Europe", "Central and Eastern Europe"]</text:p>
      <text:p text:style-name="P4">
ID: 22562950</text:p>
      <!--METADATA-->
      <text:p text:style-name="P4">
Donetsk Oblast(08:29). Red Alert: aerial threat. Sirens sounding. Take covernow!</text:p>
      <text:p text:style-name="P4">
News Collection Link: <text:a xlink:type="simple" xlink:href="https://liveuamap.com/en/2023/15-may-donetsk-oblast0829-red-alert-aerial-thg" text:style-name="Internet_20_link" text:visited-style-name="Visited_20_Internet_20_Link">
https://liveuamap.com/en/2023/15-may-donetsk-oblast0829-red-alert-aerial-thg</text:a>
</text:p>
      <text:p text:style-name="P4">
Source: <text:a xlink:type="simple" xlink:href="https://t.me/air_alert_ua/45405" text:style-name="Internet_20_link" text:visited-style-name="Visited_20_Internet_20_Link">
https://t.me/air_alert_ua/45405</text:a>
</text:p>
      <!--NEWS-->
      <text:h text:style-name="P10" text:outline-level="1">
<text:span text:style-name="T4">
Donetsk Oblast(09:48). Red Alert: aerial threat. Sirens sounding. Take cover now!</text:span>
</text:h>
      <text:p text:style-name="P4">
Authors: liveuamap (Language: en)</text:p>
      <text:p text:style-name="P4">
Time: 2023-05-15T03:49:00</text:p>
      <text:p text:style-name="P4">
Location: Donetsk Oblast (Latitude:48.72831 Longtitude:37.57794)</text:p>
      <text:p text:style-name="P4">
Videos: []</text:p>
      <text:p text:style-name="P4">
Images: []</text:p>
      <text:p text:style-name="P4">
Tags: ["Europe", "Central and Eastern Europe"]</text:p>
      <text:p text:style-name="P4">
ID: 22562989</text:p>
      <!--METADATA-->
      <text:p text:style-name="P4">
Donetsk Oblast(09:48). Red Alert: aerial threat. Sirens sounding. Take covernow!</text:p>
      <text:p text:style-name="P4">
News Collection Link: <text:a xlink:type="simple" xlink:href="https://liveuamap.com/en/2023/15-may-donetsk-oblast0948-red-alert-aerial-thg" text:style-name="Internet_20_link" text:visited-style-name="Visited_20_Internet_20_Link">
https://liveuamap.com/en/2023/15-may-donetsk-oblast0948-red-alert-aerial-thg</text:a>
</text:p>
      <text:p text:style-name="P4">
Source: <text:a xlink:type="simple" xlink:href="https://t.me/air_alert_ua/45408" text:style-name="Internet_20_link" text:visited-style-name="Visited_20_Internet_20_Link">
https://t.me/air_alert_ua/45408</text:a>
</text:p>
      <!--NEWS-->
      <text:h text:style-name="P10" text:outline-level="1">
<text:span text:style-name="T4">
Russian army shelled Kherson this morning, causing material damage</text:span>
</text:h>
      <text:p text:style-name="P4">
Authors: liveuamap (Language: en)</text:p>
      <text:p text:style-name="P4">
Time: 2023-05-15T05:00:00</text:p>
      <text:p text:style-name="P4">
Location: Kherson (Latitude:46.67615 Longtitude:32.61347)</text:p>
      <text:p text:style-name="P4">
Videos: []</text:p>
      <text:p text:style-name="P4">
Images: ["<text:a xlink:type="simple" xlink:href="https://liveuamap.com/pics/2023/05/15/22563045_0.png" text:style-name="Internet_20_link" text:visited-style-name="Visited_20_Internet_20_Link">
22563045_0.png</text:a>
"]</text:p>
      <text:p text:style-name="P4">
Tags: ["Europe", "Central and Eastern Europe"]</text:p>
      <text:p text:style-name="P4">
ID: 22563045</text:p>
      <!--METADATA-->
      <text:p text:style-name="P4">
Russian army shelled Kherson this morning, causing material damage</text:p>
      <text:p text:style-name="P4">
<draw:frame draw:style-name="fr1" draw:name="Image79" text:anchor-type="as-char" svg:width="6.9236in" svg:height="6.484542in" draw:z-index="0">
<draw:image xlink:href="../Images/liveuamap/2023-05-15T05-00-00/22563045_0.png" xlink:type="simple" xlink:show="embed" xlink:actuate="onLoad" draw:mime-type="image/png"/>
</draw:frame>
</text:p>
      <text:p text:style-name="P4">
News Collection Link: <text:a xlink:type="simple" xlink:href="https://liveuamap.com/en/2023/15-may-russian-army-shelled-kherson-this-morning-causing" text:style-name="Internet_20_link" text:visited-style-name="Visited_20_Internet_20_Link">
https://liveuamap.com/en/2023/15-may-russian-army-shelled-kherson-this-morning-causing</text:a>
</text:p>
      <text:p text:style-name="P4">
Source: <text:a xlink:type="simple" xlink:href="https://twitter.com/hochu_dodomu/status/1658019497003950082" text:style-name="Internet_20_link" text:visited-style-name="Visited_20_Internet_20_Link">
https://twitter.com/hochu_dodomu/status/1658019497003950082</text:a>
</text:p>
      <!--NEWS-->
      <text:h text:style-name="P10" text:outline-level="1">
<text:span text:style-name="T4">
Air defense shot down a missile over Donbas Arena stadium in Donetsk</text:span>
</text:h>
      <text:p text:style-name="P4">
Authors: liveuamap (Language: en)</text:p>
      <text:p text:style-name="P4">
Time: 2023-05-15T05:10:00</text:p>
      <text:p text:style-name="P4">
Location: Donetsk, Donetsk Oblast (Latitude:48.02146 Longtitude:37.81078)</text:p>
      <text:p text:style-name="P4">
Videos: []</text:p>
      <text:p text:style-name="P4">
Images: []</text:p>
      <text:p text:style-name="P4">
Tags: ["Minsk Monitor", "Europe"]</text:p>
      <text:p text:style-name="P4">
ID: 22563030</text:p>
      <!--METADATA-->
      <text:p text:style-name="P4">
Air defense shot down a missile over Donbas Arena stadium in Donetsk</text:p>
      <text:p text:style-name="P4">
News Collection Link: <text:a xlink:type="simple" xlink:href="https://liveuamap.com/en/2023/15-may-air-defense-shot-down-a-missile-over-donbas-arena" text:style-name="Internet_20_link" text:visited-style-name="Visited_20_Internet_20_Link">
https://liveuamap.com/en/2023/15-may-air-defense-shot-down-a-missile-over-donbas-arena</text:a>
</text:p>
      <text:p text:style-name="P4">
Source: <text:a xlink:type="simple" xlink:href="https://t.me/bbbreaking/155418" text:style-name="Internet_20_link" text:visited-style-name="Visited_20_Internet_20_Link">
https://t.me/bbbreaking/155418</text:a>
</text:p>
      <!--NEWS-->
      <text:h text:style-name="P10" text:outline-level="1">
<text:span text:style-name="T4">
Donetsk Oblast(11:11). Red Alert: aerial threat. Sirens sounding. Take cover now!</text:span>
</text:h>
      <text:p text:style-name="P4">
Authors: liveuamap (Language: en)</text:p>
      <text:p text:style-name="P4">
Time: 2023-05-15T05:12:00</text:p>
      <text:p text:style-name="P4">
Location: Donetsk Oblast (Latitude:48.72763 Longtitude:37.57851)</text:p>
      <text:p text:style-name="P4">
Videos: []</text:p>
      <text:p text:style-name="P4">
Images: []</text:p>
      <text:p text:style-name="P4">
Tags: ["Europe", "Central and Eastern Europe"]</text:p>
      <text:p text:style-name="P4">
ID: 22563013</text:p>
      <!--METADATA-->
      <text:p text:style-name="P4">
Donetsk Oblast(11:11). Red Alert: aerial threat. Sirens sounding. Take covernow!</text:p>
      <text:p text:style-name="P4">
News Collection Link: <text:a xlink:type="simple" xlink:href="https://liveuamap.com/en/2023/15-may-donetsk-oblast1111-red-alert-aerial-thg" text:style-name="Internet_20_link" text:visited-style-name="Visited_20_Internet_20_Link">
https://liveuamap.com/en/2023/15-may-donetsk-oblast1111-red-alert-aerial-thg</text:a>
</text:p>
      <text:p text:style-name="P4">
Source: <text:a xlink:type="simple" xlink:href="https://t.me/air_alert_ua/45411" text:style-name="Internet_20_link" text:visited-style-name="Visited_20_Internet_20_Link">
https://t.me/air_alert_ua/45411</text:a>
</text:p>
      <!--NEWS-->
      <text:h text:style-name="P10" text:outline-level="1">
<text:span text:style-name="T4">
Russian army conducted 11 missile strikes, 41 airstrikes and 74 shelling with MLRS, used stri...</text:span>
</text:h>
      <text:p text:style-name="P4">
Authors: liveuamap (Language: en)</text:p>
      <text:p text:style-name="P4">
Time: 2023-05-15T05:15:00</text:p>
      <text:p text:style-name="P4">
Location: Kostyantynivka (Latitude:48.52206 Longtitude:37.70594)</text:p>
      <text:p text:style-name="P4">
Videos: []</text:p>
      <text:p text:style-name="P4">
Images: []</text:p>
      <text:p text:style-name="P4">
Tags: []</text:p>
      <text:p text:style-name="P4">
ID: 22563027</text:p>
      <!--METADATA-->
      <text:p text:style-name="P4">
None</text:p>
      <text:p text:style-name="P4">
News Collection Link: <text:a xlink:type="simple" xlink:href="https://liveuamap.com/en/2023/15-may-russian-army-conducted-11-missile-strikes-41-airstrikes" text:style-name="Internet_20_link" text:visited-style-name="Visited_20_Internet_20_Link">
https://liveuamap.com/en/2023/15-may-russian-army-conducted-11-missile-strikes-41-airstrikes</text:a>
</text:p>
      <text:p text:style-name="P4">
Source: <text:a xlink:type="simple" xlink:href="https://liveuamap.com/en/2023/15-may-russian-army-conducted-11-missile-strikes-41-airstrikes" text:style-name="Internet_20_link" text:visited-style-name="Visited_20_Internet_20_Link">
https://liveuamap.com/en/2023/15-may-russian-army-conducted-11-missile-strikes-41-airstrikes</text:a>
</text:p>
      <!--NEWS-->
      <text:h text:style-name="P10" text:outline-level="1">
<text:span text:style-name="T4">
Russian forces conducting offensive actions at Lyman, Bakhmut, Avdiivka and Maryinka directio...</text:span>
</text:h>
      <text:p text:style-name="P4">
Authors: liveuamap (Language: en)</text:p>
      <text:p text:style-name="P4">
Time: 2023-05-15T05:21:46</text:p>
      <text:p text:style-name="P4">
Location: Marinka, Donetsk Oblast (Latitude:47.94452 Longtitude:37.50097)</text:p>
      <text:p text:style-name="P4">
Videos: []</text:p>
      <text:p text:style-name="P4">
Images: []</text:p>
      <text:p text:style-name="P4">
Tags: ["Russia"]</text:p>
      <text:p text:style-name="P4">
ID: 22563015</text:p>
      <!--METADATA-->
      <text:p text:style-name="P4">
Russian forces conducting offensive actions at Lyman, Bakhmut, Avdiivka andMaryinka directions. Ukrainian military had 46 combat engagements with andRussian forces. Russian forces attempting to advance near Masutivka andSynkivka, Bakhmut, Hryhorivka, Bohdanivka and Predtechyne, Maryinka, - GeneralStaff of Armed Forces of Ukraine says in the morning report</text:p>
      <text:p text:style-name="P4">
News Collection Link: <text:a xlink:type="simple" xlink:href="https://liveuamap.com/en/2023/15-may-russian-forces-conducting-offensive-actions-at-lyman" text:style-name="Internet_20_link" text:visited-style-name="Visited_20_Internet_20_Link">
https://liveuamap.com/en/2023/15-may-russian-forces-conducting-offensive-actions-at-lyman</text:a>
</text:p>
      <text:p text:style-name="P4">
Source: <text:a xlink:type="simple" xlink:href="https://t.me/lumsrc/4796" text:style-name="Internet_20_link" text:visited-style-name="Visited_20_Internet_20_Link">
https://t.me/lumsrc/4796</text:a>
</text:p>
      <!--NEWS-->
      <text:h text:style-name="P10" text:outline-level="1">
<text:span text:style-name="T4">
Dnipro, Dnipropetrovska Oblast, Kharkiv, Kharkivska Oblast(11:22). Red Alert: aerial threat. ...</text:span>
</text:h>
      <text:p text:style-name="P4">
Authors: liveuamap (Language: en)</text:p>
      <text:p text:style-name="P4">
Time: 2023-05-15T05:23:00</text:p>
      <text:p text:style-name="P4">
Location: Dnipro (Latitude:48.45930000 Longtitude:35.03865000)</text:p>
      <text:p text:style-name="P4">
Videos: []</text:p>
      <text:p text:style-name="P4">
Images: []</text:p>
      <text:p text:style-name="P4">
Tags: ["Europe", "Central and Eastern Europe"]</text:p>
      <text:p text:style-name="P4">
ID: 22563016</text:p>
      <!--METADATA-->
      <text:p text:style-name="P4">
Dnipro, Dnipropetrovska Oblast, Kharkiv, Kharkivska Oblast(11:22). Red Alert:aerial threat. Sirens sounding. Take cover now!</text:p>
      <text:p text:style-name="P4">
News Collection Link: <text:a xlink:type="simple" xlink:href="https://liveuamap.com/en/2023/15-may-dnipro-dnipropetrovska-oblast-kharkiv-g" text:style-name="Internet_20_link" text:visited-style-name="Visited_20_Internet_20_Link">
https://liveuamap.com/en/2023/15-may-dnipro-dnipropetrovska-oblast-kharkiv-g</text:a>
</text:p>
      <text:p text:style-name="P4">
Source: <text:a xlink:type="simple" xlink:href="https://t.me/air_alert_ua/45413" text:style-name="Internet_20_link" text:visited-style-name="Visited_20_Internet_20_Link">
https://t.me/air_alert_ua/45413</text:a>
</text:p>
      <!--NEWS-->
      <text:h text:style-name="P10" text:outline-level="1">
<text:span text:style-name="T4">
President Zelensky has arrived in London</text:span>
</text:h>
      <text:p text:style-name="P4">
Authors: liveuamap (Language: en)</text:p>
      <text:p text:style-name="P4">
Time: 2023-05-15T05:33:00</text:p>
      <text:p text:style-name="P4">
Location: London, England (Latitude:51.49927 Longtitude:-0.12456)</text:p>
      <text:p text:style-name="P4">
Videos: []</text:p>
      <text:p text:style-name="P4">
Images: ["<text:a xlink:type="simple" xlink:href="https://liveuamap.com/pics/2023/05/15/22563028_0.jpg" text:style-name="Internet_20_link" text:visited-style-name="Visited_20_Internet_20_Link">
22563028_0.jpg</text:a>
"]</text:p>
      <text:p text:style-name="P4">
Tags: ["Europe", "UK"]</text:p>
      <text:p text:style-name="P4">
ID: 22563028</text:p>
      <!--METADATA-->
      <text:p text:style-name="P4">
President Zelensky has arrived in London</text:p>
      <text:p text:style-name="P4">
<draw:frame draw:style-name="fr1" draw:name="Image80" text:anchor-type="as-char" svg:width="6.9236in" svg:height="4.609964in" draw:z-index="0">
<draw:image xlink:href="../Images/liveuamap/2023-05-15T05-33-00/22563028_0.jpg" xlink:type="simple" xlink:show="embed" xlink:actuate="onLoad" draw:mime-type="image/jpeg"/>
</draw:frame>
</text:p>
      <text:p text:style-name="P4">
News Collection Link: <text:a xlink:type="simple" xlink:href="https://liveuamap.com/en/2023/15-may-president-zelensky-has-arrived-in-london" text:style-name="Internet_20_link" text:visited-style-name="Visited_20_Internet_20_Link">
https://liveuamap.com/en/2023/15-may-president-zelensky-has-arrived-in-london</text:a>
</text:p>
      <text:p text:style-name="P4">
Source: <text:a xlink:type="simple" xlink:href="https://twitter.com/RishiSunak/status/1658027796592046081" text:style-name="Internet_20_link" text:visited-style-name="Visited_20_Internet_20_Link">
https://twitter.com/RishiSunak/status/1658027796592046081</text:a>
</text:p>
      <!--NEWS-->
      <text:h text:style-name="P10" text:outline-level="1">
<text:span text:style-name="T4">
Donetsk Oblast(12:32). Red Alert: aerial threat. Sirens sounding. Take cover now!</text:span>
</text:h>
      <text:p text:style-name="P4">
Authors: liveuamap (Language: en)</text:p>
      <text:p text:style-name="P4">
Time: 2023-05-15T06:33:00</text:p>
      <text:p text:style-name="P4">
Location: Donetsk Oblast (Latitude:48.72794 Longtitude:37.57837)</text:p>
      <text:p text:style-name="P4">
Videos: []</text:p>
      <text:p text:style-name="P4">
Images: []</text:p>
      <text:p text:style-name="P4">
Tags: ["Europe", "Central and Eastern Europe"]</text:p>
      <text:p text:style-name="P4">
ID: 22563040</text:p>
      <!--METADATA-->
      <text:p text:style-name="P4">
Donetsk Oblast(12:32). Red Alert: aerial threat. Sirens sounding. Take covernow!</text:p>
      <text:p text:style-name="P4">
News Collection Link: <text:a xlink:type="simple" xlink:href="https://liveuamap.com/en/2023/15-may-donetsk-oblast1232-red-alert-aerial-thg" text:style-name="Internet_20_link" text:visited-style-name="Visited_20_Internet_20_Link">
https://liveuamap.com/en/2023/15-may-donetsk-oblast1232-red-alert-aerial-thg</text:a>
</text:p>
      <text:p text:style-name="P4">
Source: <text:a xlink:type="simple" xlink:href="https://t.me/air_alert_ua/45417" text:style-name="Internet_20_link" text:visited-style-name="Visited_20_Internet_20_Link">
https://t.me/air_alert_ua/45417</text:a>
</text:p>
      <!--NEWS-->
      <text:h text:style-name="P10" text:outline-level="1">
<text:span text:style-name="T4">
Kherson, Khersonska Oblast(12:45). Red Alert: aerial threat. Sirens sounding. Take cover now!</text:span>
</text:h>
      <text:p text:style-name="P4">
Authors: liveuamap (Language: en)</text:p>
      <text:p text:style-name="P4">
Time: 2023-05-15T06:46:00</text:p>
      <text:p text:style-name="P4">
Location: Kherson (Latitude:46.6547 Longtitude:32.61863)</text:p>
      <text:p text:style-name="P4">
Videos: []</text:p>
      <text:p text:style-name="P4">
Images: []</text:p>
      <text:p text:style-name="P4">
Tags: ["Europe", "Central and Eastern Europe"]</text:p>
      <text:p text:style-name="P4">
ID: 22563041</text:p>
      <!--METADATA-->
      <text:p text:style-name="P4">
Kherson, Khersonska Oblast(12:45). Red Alert: aerial threat. Sirens sounding.Take cover now!</text:p>
      <text:p text:style-name="P4">
News Collection Link: <text:a xlink:type="simple" xlink:href="https://liveuamap.com/en/2023/15-may-kherson-khersonska-oblast1245-red-alerg" text:style-name="Internet_20_link" text:visited-style-name="Visited_20_Internet_20_Link">
https://liveuamap.com/en/2023/15-may-kherson-khersonska-oblast1245-red-alerg</text:a>
</text:p>
      <text:p text:style-name="P4">
Source: <text:a xlink:type="simple" xlink:href="https://t.me/air_alert_ua/45418" text:style-name="Internet_20_link" text:visited-style-name="Visited_20_Internet_20_Link">
https://t.me/air_alert_ua/45418</text:a>
</text:p>
      <!--NEWS-->
      <text:h text:style-name="P10" text:outline-level="1">
<text:span text:style-name="T4">
Another explosion in the center of Lugansk</text:span>
</text:h>
      <text:p text:style-name="P4">
Authors: liveuamap (Language: en)</text:p>
      <text:p text:style-name="P4">
Time: 2023-05-15T07:16:26</text:p>
      <text:p text:style-name="P4">
Location: Luhans'k, Luhans'ka oblast (Latitude:48.57184 Longtitude:39.29432)</text:p>
      <text:p text:style-name="P4">
Videos: []</text:p>
      <text:p text:style-name="P4">
Images: []</text:p>
      <text:p text:style-name="P4">
Tags: ["Minsk Monitor", "Central and Eastern Europe"]</text:p>
      <text:p text:style-name="P4">
ID: 22563044</text:p>
      <!--METADATA-->
      <text:p text:style-name="P4">
Another explosion in the center of Lugansk</text:p>
      <text:p text:style-name="P4">
News Collection Link: <text:a xlink:type="simple" xlink:href="https://liveuamap.com/en/2023/15-may-another-explosion-in-the-center-of-lugansk" text:style-name="Internet_20_link" text:visited-style-name="Visited_20_Internet_20_Link">
https://liveuamap.com/en/2023/15-may-another-explosion-in-the-center-of-lugansk</text:a>
</text:p>
      <text:p text:style-name="P4">
Source: <text:a xlink:type="simple" xlink:href="https://t.me/rusbrief/117312" text:style-name="Internet_20_link" text:visited-style-name="Visited_20_Internet_20_Link">
https://t.me/rusbrief/117312</text:a>
</text:p>
      <!--NEWS-->
      <text:h text:style-name="P10" text:outline-level="1">
<text:span text:style-name="T4">
Tractor driver wounded as result of landmine explosion near Tomaryne village of Kherson region</text:span>
</text:h>
      <text:p text:style-name="P4">
Authors: liveuamap (Language: en)</text:p>
      <text:p text:style-name="P4">
Time: 2023-05-15T07:53:00</text:p>
      <text:p text:style-name="P4">
Location: Kherson (Latitude:46.87677 Longtitude:33.31025)</text:p>
      <text:p text:style-name="P4">
Videos: []</text:p>
      <text:p text:style-name="P4">
Images: []</text:p>
      <text:p text:style-name="P4">
Tags: ["Europe", "Central and Eastern Europe"]</text:p>
      <text:p text:style-name="P4">
ID: 22563048</text:p>
      <!--METADATA-->
      <text:p text:style-name="P4">
Tractor driver wounded as result of landmine explosion near Tomaryne villageof Kherson region</text:p>
      <text:p text:style-name="P4">
News Collection Link: <text:a xlink:type="simple" xlink:href="https://liveuamap.com/en/2023/15-may-tractor-driver-wounded-as-result-of-landmine-explosion" text:style-name="Internet_20_link" text:visited-style-name="Visited_20_Internet_20_Link">
https://liveuamap.com/en/2023/15-may-tractor-driver-wounded-as-result-of-landmine-explosion</text:a>
</text:p>
      <text:p text:style-name="P4">
Source: <text:a xlink:type="simple" xlink:href="https://twitter.com/kava2022/status/1658063016066179072" text:style-name="Internet_20_link" text:visited-style-name="Visited_20_Internet_20_Link">
https://twitter.com/kava2022/status/1658063016066179072</text:a>
</text:p>
      <!--NEWS-->
      <text:h text:style-name="P10" text:outline-level="1">
<text:span text:style-name="T4">
Representative of occupation authorities in parts of Luhansk region Ihor Kornet was wounded a...</text:span>
</text:h>
      <text:p text:style-name="P4">
Authors: liveuamap (Language: en)</text:p>
      <text:p text:style-name="P4">
Time: 2023-05-15T08:30:30</text:p>
      <text:p text:style-name="P4">
Location: Luhans'k, Luhans'ka oblast (Latitude:48.56712 Longtitude:39.29093)</text:p>
      <text:p text:style-name="P4">
Videos: []</text:p>
      <text:p text:style-name="P4">
Images: []</text:p>
      <text:p text:style-name="P4">
Tags: ["Minsk Monitor", "Central and Eastern Europe"]</text:p>
      <text:p text:style-name="P4">
ID: 22563049</text:p>
      <!--METADATA-->
      <text:p text:style-name="P4">
Representative of occupation authorities in parts of Luhansk region IhorKornet was wounded as result of explosion</text:p>
      <text:p text:style-name="P4">
News Collection Link: <text:a xlink:type="simple" xlink:href="https://liveuamap.com/en/2023/15-may-representative-of-occupation-authorities-in-parts" text:style-name="Internet_20_link" text:visited-style-name="Visited_20_Internet_20_Link">
https://liveuamap.com/en/2023/15-may-representative-of-occupation-authorities-in-parts</text:a>
</text:p>
      <text:p text:style-name="P4">
Source: <text:a xlink:type="simple" xlink:href="https://t.me/rusbrief/117343" text:style-name="Internet_20_link" text:visited-style-name="Visited_20_Internet_20_Link">
https://t.me/rusbrief/117343</text:a>
</text:p>
      <!--NEWS-->
      <text:h text:style-name="P10" text:outline-level="1">
<text:span text:style-name="T4">
Donetsk Oblast(15:13). Red Alert: aerial threat. Sirens sounding. Take cover now!</text:span>
</text:h>
      <text:p text:style-name="P4">
Authors: liveuamap (Language: en)</text:p>
      <text:p text:style-name="P4">
Time: 2023-05-15T09:13:00</text:p>
      <text:p text:style-name="P4">
Location: Donetsk Oblast (Latitude:48.72841 Longtitude:37.578)</text:p>
      <text:p text:style-name="P4">
Videos: []</text:p>
      <text:p text:style-name="P4">
Images: []</text:p>
      <text:p text:style-name="P4">
Tags: ["Europe", "Central and Eastern Europe"]</text:p>
      <text:p text:style-name="P4">
ID: 22563051</text:p>
      <!--METADATA-->
      <text:p text:style-name="P4">
Donetsk Oblast(15:13). Red Alert: aerial threat. Sirens sounding. Take covernow!</text:p>
      <text:p text:style-name="P4">
News Collection Link: <text:a xlink:type="simple" xlink:href="https://liveuamap.com/en/2023/15-may-donetsk-oblast1513-red-alert-aerial-thg" text:style-name="Internet_20_link" text:visited-style-name="Visited_20_Internet_20_Link">
https://liveuamap.com/en/2023/15-may-donetsk-oblast1513-red-alert-aerial-thg</text:a>
</text:p>
      <text:p text:style-name="P4">
Source: <text:a xlink:type="simple" xlink:href="https://t.me/air_alert_ua/45422" text:style-name="Internet_20_link" text:visited-style-name="Visited_20_Internet_20_Link">
https://t.me/air_alert_ua/45422</text:a>
</text:p>
      <!--NEWS-->
      <text:h text:style-name="P10" text:outline-level="1">
<text:span text:style-name="T4">
2 person killed, one wounded as result of Russian army shelling in Dvorichna of Kupiansk dist...</text:span>
</text:h>
      <text:p text:style-name="P4">
Authors: liveuamap (Language: en)</text:p>
      <text:p text:style-name="P4">
Time: 2023-05-15T09:20:16</text:p>
      <text:p text:style-name="P4">
Location: Dvorichna (Latitude:49.85005 Longtitude:37.68259)</text:p>
      <text:p text:style-name="P4">
Videos: []</text:p>
      <text:p text:style-name="P4">
Images: []</text:p>
      <text:p text:style-name="P4">
Tags: ["Europe", "Central and Eastern Europe"]</text:p>
      <text:p text:style-name="P4">
ID: 22563052</text:p>
      <!--METADATA-->
      <text:p text:style-name="P4">
2 person killed, one wounded as result of Russian army shelling in Dvorichnaof Kupiansk district</text:p>
      <text:p text:style-name="P4">
News Collection Link: <text:a xlink:type="simple" xlink:href="https://liveuamap.com/en/2023/15-may-2-person-killed-one-wounded-as-result-of-russian-army" text:style-name="Internet_20_link" text:visited-style-name="Visited_20_Internet_20_Link">
https://liveuamap.com/en/2023/15-may-2-person-killed-one-wounded-as-result-of-russian-army</text:a>
</text:p>
      <text:p text:style-name="P4">
Source: <text:a xlink:type="simple" xlink:href="https://t.me/kharkivlife/60846" text:style-name="Internet_20_link" text:visited-style-name="Visited_20_Internet_20_Link">
https://t.me/kharkivlife/60846</text:a>
</text:p>
      <!--NEWS-->
      <text:h text:style-name="P10" text:outline-level="1">
<text:span text:style-name="T4">
Першою темою на зустрічі лідерів G7 буде Україна – Урсула фон дер Ляєн</text:span>
</text:h>
      <text:p text:style-name="P4">
Authors: Ukrinform (Person)</text:p>
      <text:p text:style-name="P4">
Publisher: Укринформ (Organization)</text:p>
      <text:p text:style-name="P4">
Published Time: 2023-05-15T14:41:30+03:00</text:p>
      <text:p text:style-name="P4">
Modified Time: 2023-05-15T14:41:30+03:00</text:p>
      <text:p text:style-name="P4">
Description: Першою темою для обговорення під час зустрічі лідерів країн G7 в Японії та саміту Ради Європи в Ісландії буде ситуація в Україні, міжнародна солідарність у наданні їй допомоги та створення структур для притягнення росії до відповідальності за скоєні злочини. — Укрінформ.</text:p>
      <text:p text:style-name="P4">
Images: ["<text:a xlink:type="simple" xlink:href="https://static.ukrinform.com/photos/2023_02/thumb_files/630_360_1675442885-581.jpeg" text:style-name="Internet_20_link" text:visited-style-name="Visited_20_Internet_20_Link">
630_360_16754...</text:a>
"]</text:p>
      <text:p text:style-name="P4">
Tags: ['Єврокомісія', 'Україна', 'Велика сімка', 'Фон дер Ляєн', 'Війна з росією']</text:p>
      <text:p text:style-name="P4">
Type: Article</text:p>
      <!--METADATA-->
      <text:p text:style-name="P4">
<draw:frame draw:style-name="fr1" draw:name="Image81" text:anchor-type="as-char" svg:width="6.9236in" svg:height="3.956343in" draw:z-index="0">
<draw:image xlink:href="../Images/yкринформ/2023-05-15T14-41-30-03-00/630_360_1675442885-581.jpeg" xlink:type="simple" xlink:show="embed" xlink:actuate="onLoad" draw:mime-type="image/jpeg"/>
</draw:frame>
 Першоютемою для обговорення під час зустрічі лідерів країн G7 в Японії та самітуРади Європи в Ісландії буде ситуація в Україні, міжнародна солідарність унаданні їй допомоги та створення структур для притягнення росії довідповідальності за скоєні злочини.</text:p>
      <text:p text:style-name="P4">
Про це заявила президент Європейської комісії Урсула фон дер Ляєн на прес-конференції у Брюсселі, повідомляє кореспондент Укрінформу.</text:p>
      <text:p text:style-name="P4">
«Першою великою та важливою темою є, безумовно, Україна. Йдеться про нашуспільну відповідь на російське вторгнення в Україну, а також про нашу тривалудопомогу цій хоробрій державі. Минулого вівторка (9 травня – ред.) я була вКиєві, і це було вражаюче – бачити та відчувати, як уперше, рішучість,стійкість та витривалість українського народу. Я думаю що ми, держави, якійого підтримують, маємо продемонструвати таку ж наполегливість івитривалість», - зазначила президент <text:a xlink:type="simple" xlink:href="https://www.ukrinform.ua/tag-evrokomisia" text:style-name="Internet_20_link" text:visited-style-name="Visited_20_Internet_20_Link">
 </text:a>
 .</text:p>
      <text:p text:style-name="P4">
Вона висловила впевненість, що лідери G7 об’єднаються навколо двох головнихпринципів у ставленні до України - це готовність підтримувати Київ так довго,як це буде необхідно, а також правило «нічого про Україну без України». Першатеза має трансформуватися у надання Україні стабільної фінансової підтримки, втому числі після 2023 року, а також прискорення надання військової допомоги.Другий принцип передбачатиме надання потужної міжнародної підтримки Формулимиру Президента Володимира Зеленського.</text:p>
      <text:p text:style-name="P4">
<text:span text:style-name="T4">
Читайте також:</text:span>
 <text:a xlink:type="simple" xlink:href="https://www.ukrinform.ua/rubric-economy/3709231-na-samiti-g7-mozut-ogolositi-pro-ekonomicnu-dopomogu-ukraini-zmi.html" text:style-name="Internet_20_link" text:visited-style-name="Visited_20_Internet_20_Link">
 </text:a>
</text:p>
      <text:p text:style-name="P4">
«Ми не маємо забувати, що саме Україна є країною, яка зазнала жорстокоговторгнення, тож саме вона має формулювати принципи справедливого миру.Президент Зеленський представив свою Формулу миру та заявив, що відкритий дляїї обговорення. Ця мирна формула має слугувати основою для всіх нашихподальших зусиль», - наголосила фон дер Ляєн.</text:p>
      <text:p text:style-name="P4">
За її словами, лідери G7 також обговорять подальші санкції проти росії тапідіб’ють певні підсумки вже застосованих обмежувальних заходів. Вонанагадала, що Єврокомісія представила пропозиції щодо 11-го пакета санкційпроти рф, який буде зосереджений на їх посиленні та запобіганні спробам їхоминути. Ці зусилля здійснюються у тісній координації з іншими країнами G7,які формують подібні пакети обмежувальних заходів.</text:p>
      <text:p text:style-name="P4">
«Наприкінці у Рейк’явіку ми будемо обговорювати, як притягнути росію довідповідальності. Я рішуче підтримую створення спеціального трибуналу дляпритягнення росії до відповідальності за злочин агресії. Ми також приймеморішення щодо заснування реєстру шкоди в Гаазі. Це буде першим, але дуже добримкроком для (стягнення) компенсації з рф», - додала президент Єврокомісії.</text:p>
      <text:p text:style-name="P4">
Як повідомлялося, <text:a xlink:type="simple" xlink:href="https://www.ukrinform.ua/rubric-polytics/3706569-do-kieva-pribula-prezidentka-evrokomisii-ursula-fon-der-laen.html" text:style-name="Internet_20_link" text:visited-style-name="Visited_20_Internet_20_Link">
 </text:a>
 , щобвисловити солідарність та підтримку українському народу.</text:p>
      <text:p text:style-name="P4">
Сьогодні очільники Єврокомісії та Європейської ради вирушають у дипломатичнетурне, під час якого візьмуть участь у саміті Ради Європи в Ісландії, самітіG7 у Хіросімі та саміті ЄС-Південна Корея у Сеулі.</text:p>
      <text:p text:style-name="P4">
Source: <text:a xlink:type="simple" xlink:href="https://www.ukrinform.ua/rubric-polytics/3709467-persou-temou-na-zustrici-lideriv-g7-bude-ukraina-ursula-fon-der-laen.html" text:style-name="Internet_20_link" text:visited-style-name="Visited_20_Internet_20_Link">
https://www.ukrinform.ua/rubric-polytics/3709467-persou-temou-na-zustrici-lideriv-g7-bude-ukraina-ursula-fon-der-laen.html</text:a>
</text:p>
      <!--NEWS-->
      <text:h text:style-name="P10" text:outline-level="1">
<text:span text:style-name="T4">
МЗС: У разі зупинки «зернового коридору» через місяць зростуть потоки біженців з Африки до ЄС</text:span>
</text:h>
      <text:p text:style-name="P4">
Authors: Ukrinform (Person)</text:p>
      <text:p text:style-name="P4">
Publisher: Укринформ (Organization)</text:p>
      <text:p text:style-name="P4">
Published Time: 2023-05-15T14:50:27+03:00</text:p>
      <text:p text:style-name="P4">
Modified Time: 2023-05-15T14:50:27+03:00</text:p>
      <text:p text:style-name="P4">
Description: У разі зупинки «зернового коридору» через місяць зростуть потоки біженців з Африки до ЄС — Укрінформ.</text:p>
      <text:p text:style-name="P4">
Images: ["<text:a xlink:type="simple" xlink:href="https://static.ukrinform.com/photos/2023_05/thumb_files/630_360_1684142886-737.jpg" text:style-name="Internet_20_link" text:visited-style-name="Visited_20_Internet_20_Link">
630_360_16841...</text:a>
"]</text:p>
      <text:p text:style-name="P4">
Tags: ['МЗС', 'Зерно', 'Біженці']</text:p>
      <text:p text:style-name="P4">
Type: Article</text:p>
      <!--METADATA-->
      <text:p text:style-name="P4">
<draw:frame draw:style-name="fr1" draw:name="Image82" text:anchor-type="as-char" svg:width="6.9236in" svg:height="3.956343in" draw:z-index="0">
<draw:image xlink:href="../Images/yкринформ/2023-05-15T14-50-27-03-00/630_360_1684142886-737.jpg" xlink:type="simple" xlink:show="embed" xlink:actuate="onLoad" draw:mime-type="image/jpeg"/>
</draw:frame>
 У разізупинки «зернового коридору» через місяць зростуть потоки біженців з Африки доЄС</text:p>
      <text:p text:style-name="P4">
Про це заявила посол Міністерства закордонних справ України з особливихдоручень, координаторка Ради експортерів та інвесторів Ольга Трофімцева підчас брифінгу у Медіацентрі Україна — Укрінформ.</text:p>
      <text:p text:style-name="P4">
"Якщо зупиниться зараз "зерновий коридор" і в тому числі припинятьсяпостачання у межах гуманітарної програми Grain from Ukraine, тому що простофізично не буде можливості вивозити це зерно або його вивіз ускладниться, томущо потрібно буде це робити через Європейський Союз, що буде довше. Мирозуміємо, що автотранспортом та залізницею не буде одразу таких обсягів. Цевідповідно вплине на ситуацію із продбезпекою та соціальною безпекою наафриканському континенті, особливо в тих країнах, які залежні від гуманітарнихпрограм Всесвітньої продовольчої програми ООН", - сказала вона.</text:p>
      <text:p text:style-name="P4">
<text:span text:style-name="T4">
Читайте також:</text:span>
 <text:a xlink:type="simple" xlink:href="https://www.ukrinform.ua/rubric-economy/3709441-zernova-ugoda-u-mzs-kazut-pro-pidvisenu-situaciu-e-rizni-signali.html" text:style-name="Internet_20_link" text:visited-style-name="Visited_20_Internet_20_Link">
 <text:span text:style-name="T4">
Зерно</text:span>
 </text:a>
</text:p>
      <text:p text:style-name="P4">
Трофімцева наголосила, що негативні наслідки зупинки "зернового коридору"майже відразу відчують ті країни, в які постачається гуманітарне продовольствоз України, тому що вони не мають змоги накопичувати достатньо запасів.</text:p>
      <text:p text:style-name="P4">
За її словами, у разі зупинки постачання українського зерна у країни на межіголоду, вже за 2-3 тижні громадяни цих країн матимуть нестачу продовольства.При цьому, максимум через місяць зростуть потоки біженців.</text:p>
      <text:p text:style-name="P4">
"Тобто припиняється робота "зернового коридору" і ми вже бачимо декількатижнів ускладнення ситуації у деяких африканських країнах. Ще через декількатижнів, максимум місяць і ми бачимо збільшення потоку біженців у першу чергу унапрямку Європейського Союзу", - пояснила Трофімцева.</text:p>
      <text:p text:style-name="P4">
<text:span text:style-name="T4">
Читайте також:</text:span>
 <text:a xlink:type="simple" xlink:href="https://www.ukrinform.ua/rubric-economy/3708841-zelenskij-pro-blokuvanna-ukrainskogo-zerna-nevelicki-negarazdi-mi-ih-virisimo.html" text:style-name="Internet_20_link" text:visited-style-name="Visited_20_Internet_20_Link">
 <text:span text:style-name="T4">
зерна</text:span>
 </text:a>
</text:p>
      <text:p text:style-name="P4">
Як повідомлялося, за 8 місяців роботи "зернового коридору" Українаекспортувала через морські порти понад 3 млн т продовольства до країн Африки,у тому числі у нужденні країни було відвантажено майже 1 млн т. У межахпродовольчих гуманітарних програм ООН та Grain from Ukraine до країн, якіпотребують української сільськогосподарської продукції, було відправлено 525,8тис. тонн.</text:p>
      <text:p text:style-name="P4">
Програму Grain from Ukraine ініціював Президент України Володимир Зеленський.Вона передбачає закупівлю українського зерна країнами-партнерами та передачуйого державам, які потерпають через гуманітарну кризу. Програма реалізується впартнерстві з World Food Program під егідою ООН.</text:p>
      <text:p text:style-name="P4">
Source: <text:a xlink:type="simple" xlink:href="https://www.ukrinform.ua/rubric-economy/3709471-mzs-u-razi-zupinki-zernovogo-koridoru-cerez-misac-zrostut-potoki-bizenciv-z-afriki-do-es.html" text:style-name="Internet_20_link" text:visited-style-name="Visited_20_Internet_20_Link">
https://www.ukrinform.ua/rubric-economy/3709471-mzs-u-razi-zupinki-zernovogo-koridoru-cerez-misac-zrostut-potoki-bizenciv-z-afriki-do-es.html</text:a>
</text:p>
      <!--NEWS-->
      <text:h text:style-name="P10" text:outline-level="1">
<text:span text:style-name="T4">
Довбик приніс «Дніпру-1» перемогу над «Минаєм» у чемпіонаті Прем'єр-ліги</text:span>
</text:h>
      <text:p text:style-name="P4">
Authors: Ukrinform (Person)</text:p>
      <text:p text:style-name="P4">
Publisher: Укринформ (Organization)</text:p>
      <text:p text:style-name="P4">
Published Time: 2023-05-15T14:51:00+03:00</text:p>
      <text:p text:style-name="P4">
Modified Time: 2023-05-15T14:51:00+03:00</text:p>
      <text:p text:style-name="P4">
Description: Футболісти «Дніпра-1» перемогли у понеділок закарпатський «Минай» (1:0) у 26-у турі чемпіонату України серед клубів Прем'єр-ліги. — Укрінформ.</text:p>
      <text:p text:style-name="P4">
Images: ["<text:a xlink:type="simple" xlink:href="https://static.ukrinform.com/photos/2023_05/thumb_files/630_360_1684150902-964.jpg" text:style-name="Internet_20_link" text:visited-style-name="Visited_20_Internet_20_Link">
630_360_16841...</text:a>
"]</text:p>
      <text:p text:style-name="P4">
Tags: ['Футбол', "Прем'єр-ліга", 'Україна', 'Дніпро-1', 'Минай']</text:p>
      <text:p text:style-name="P4">
Type: Article</text:p>
      <!--METADATA-->
      <text:p text:style-name="P4">
<draw:frame draw:style-name="fr1" draw:name="Image83" text:anchor-type="as-char" svg:width="6.9236in" svg:height="3.956343in" draw:z-index="0">
<draw:image xlink:href="../Images/yкринформ/2023-05-15T14-51-00-03-00/630_360_1684150902-964.jpg" xlink:type="simple" xlink:show="embed" xlink:actuate="onLoad" draw:mime-type="image/jpeg"/>
</draw:frame>
 Футболісти«Дніпра-1» перемогли у понеділок закарпатський «Минай» (1:0) у 26-у турічемпіонату України серед клубів Прем'єр-ліги.</text:p>
      <text:p text:style-name="P4">
М'яч на 79-й хвилині головою забив найкращий бомбардир нинішньої першостіАртем Довбик, передає Укрінформ.</text:p>
      <text:p text:style-name="P4">
«Дніпро-1» йде у чемпіонаті другим (61 очко), «Минай» - 13-м (26).</text:p>
      <text:p text:style-name="P4">
Сьогодні також відбудеться заключна гра туру, в якій зустрінуться ковалівський«Колос» та «Олександрія», передає Укрінформ.</text:p>
      <text:p text:style-name="P4">
Результати попередніх матчів:</text:p>
      <text:p text:style-name="P4">
«Динамо» (Київ) - «Чорноморець» (Одеса) - 2:3</text:p>
      <text:p text:style-name="P4">
«Інгулець» (Петрове) - «Шахтар» (Донецьк) - 0:2</text:p>
      <text:p text:style-name="P4">
«Металіст» (Харків) - «Зоря» (Луганськ) - 0:5</text:p>
      <text:p text:style-name="P4">
«Львів» - «Ворскла» (Полтава) - 0:2</text:p>
      <text:p text:style-name="P4">
«Верес» (Рівне) - «Металіст 1925» (Харків) - 1:0</text:p>
      <text:p text:style-name="P4">
«Кривбас» (Кривий Ріг) - «Рух» (Львів) - 1:0,</text:p>
      <text:p text:style-name="P4">
<text:span text:style-name="T4">
Читайте також:</text:span>
 <text:a xlink:type="simple" xlink:href="https://www.ukrinform.ua/rubric-sports/3708969-inter-ta-milan-u-lizi-cempioniv-rozsudat-francuzi.html" text:style-name="Internet_20_link" text:visited-style-name="Visited_20_Internet_20_Link">
 </text:a>
</text:p>
      <text:p text:style-name="P4">
Становище команд у верхній частині турнірної таблиці: «Шахтар» - 63 очки(після 26-ти ігор), «Дніпро-1» - 61 (26), «Зоря» - 58 (26), «Динамо» - 50(26), «Олександрія» - 39 (25), «Кривбас» - 35 (26), «Ворскла» - 33 (26),«Колос» - 33 (25).</text:p>
      <text:p text:style-name="P4">
27-й тур запланований на 19-21 травня.</text:p>
      <text:p text:style-name="P4">
Фото: scdnipro1.com.ua.</text:p>
      <text:p text:style-name="P4">
Source: <text:a xlink:type="simple" xlink:href="https://www.ukrinform.ua/rubric-sports/3709472-dovbik-prinis-dnipru1-peremogu-nad-minaem-u-cempionati-premerligi.html" text:style-name="Internet_20_link" text:visited-style-name="Visited_20_Internet_20_Link">
https://www.ukrinform.ua/rubric-sports/3709472-dovbik-prinis-dnipru1-peremogu-nad-minaem-u-cempionati-premerligi.html</text:a>
</text:p>
      <!--NEWS-->
      <text:h text:style-name="P10" text:outline-level="1">
<text:span text:style-name="T4">
У Маріуполі зафіксували рух великої колони військової техніки рф</text:span>
</text:h>
      <text:p text:style-name="P4">
Authors: Ukrinform (Person)</text:p>
      <text:p text:style-name="P4">
Publisher: Укринформ (Organization)</text:p>
      <text:p text:style-name="P4">
Published Time: 2023-05-15T14:55:00+03:00</text:p>
      <text:p text:style-name="P4">
Modified Time: 2023-05-15T14:55:00+03:00</text:p>
      <text:p text:style-name="P4">
Description: У тимчасово захопленому Маріуполі фіксують рух через місто великої ворожої колони з військової техніки боєкомплектами. — Укрінформ.</text:p>
      <text:p text:style-name="P4">
Images: ["<text:a xlink:type="simple" xlink:href="https://static.ukrinform.com/photos/2022_11/thumb_files/630_360_1668244448-935.jpg" text:style-name="Internet_20_link" text:visited-style-name="Visited_20_Internet_20_Link">
630_360_16682...</text:a>
"]</text:p>
      <text:p text:style-name="P4">
Tags: ['Маріуполь', 'Військова техніка', 'Війна з росією']</text:p>
      <text:p text:style-name="P4">
Type: Article</text:p>
      <!--METADATA-->
      <text:p text:style-name="P4">
<draw:frame draw:style-name="fr1" draw:name="Image84" text:anchor-type="as-char" svg:width="6.9236in" svg:height="3.956343in" draw:z-index="0">
<draw:image xlink:href="../Images/yкринформ/2023-05-15T14-55-00-03-00/630_360_1668244448-935.jpg" xlink:type="simple" xlink:show="embed" xlink:actuate="onLoad" draw:mime-type="image/jpeg"/>
</draw:frame>
 Утимчасово захопленому Маріуполі фіксують рух через місто великої ворожоїколони з військової техніки боєкомплектами.</text:p>
      <text:p text:style-name="P4">
Про це у <text:a xlink:type="simple" xlink:href="https://t.me/andriyshTime/9705" text:style-name="Internet_20_link" text:visited-style-name="Visited_20_Internet_20_Link">
 </text:a>
 повідомив радник Маріупольськогоміського голови Петро Андрющенко, передає Укрінформ.</text:p>
      <text:p text:style-name="P4">
«...Окупанти якось терміново відправили через місто велику колону з БК.Маріуполь-Нікольське - напрям Розівка/Пологи», - написав Андрющенко.</text:p>
      <text:p text:style-name="P4">
_Відео:<text:a xlink:type="simple" xlink:href="https://t.me/andriyshTime/9705" text:style-name="Internet_20_link" text:visited-style-name="Visited_20_Internet_20_Link">
 </text:a>
 _</text:p>
      <text:p text:style-name="P4">
<text:span text:style-name="T4">
Читайте також:</text:span>
 <text:a xlink:type="simple" xlink:href="https://www.ukrinform.ua/rubric-regions/3709351-andrusenko-pokazav-ak-zagarbniki-ukripluut-mariupol.html" text:style-name="Internet_20_link" text:visited-style-name="Visited_20_Internet_20_Link">
 <text:span text:style-name="T4">
Маріуполь</text:span>
 </text:a>
</text:p>
      <text:p text:style-name="P4">
Як повідомлялося, Маріуполь та навколишні селища загарбники перетворюють навійськово-логістичний хаб російської армії.</text:p>
      <text:p text:style-name="P4">
Source: <text:a xlink:type="simple" xlink:href="https://www.ukrinform.ua/rubric-regions/3709476-u-mariupoli-zafiksuvali-ruh-velikoi-koloni-vijskovoi-tehniki-rosii.html" text:style-name="Internet_20_link" text:visited-style-name="Visited_20_Internet_20_Link">
https://www.ukrinform.ua/rubric-regions/3709476-u-mariupoli-zafiksuvali-ruh-velikoi-koloni-vijskovoi-tehniki-rosii.html</text:a>
</text:p>
      <!--NEWS-->
      <text:h text:style-name="P10" text:outline-level="1">
<text:span text:style-name="T4">
Ігнат сподівається, що ракети Storm Shadow нададуть Україні у достатній кількості</text:span>
</text:h>
      <text:p text:style-name="P4">
Authors: Ukrinform (Person)</text:p>
      <text:p text:style-name="P4">
Publisher: Укринформ (Organization)</text:p>
      <text:p text:style-name="P4">
Published Time: 2023-05-15T14:59:33+03:00</text:p>
      <text:p text:style-name="P4">
Modified Time: 2023-05-15T14:59:33+03:00</text:p>
      <text:p text:style-name="P4">
Description: Storm Shadow — новий тип озброєння, Україна сподівається на передачу цього озброєння у достатній кількості. — Укрінформ.</text:p>
      <text:p text:style-name="P4">
Images: ["<text:a xlink:type="simple" xlink:href="https://static.ukrinform.com/photos/2023_04/thumb_files/630_360_1681053650-211.jpg" text:style-name="Internet_20_link" text:visited-style-name="Visited_20_Internet_20_Link">
630_360_16810...</text:a>
"]</text:p>
      <text:p text:style-name="P4">
Tags: ['Повітряні сили ЗСУ', 'Війна з росією', 'Storm Shadow']</text:p>
      <text:p text:style-name="P4">
Type: Article</text:p>
      <!--METADATA-->
      <text:p text:style-name="P4">
<draw:frame draw:style-name="fr1" draw:name="Image85" text:anchor-type="as-char" svg:width="6.9236in" svg:height="3.956343in" draw:z-index="0">
<draw:image xlink:href="../Images/yкринформ/2023-05-15T14-59-33-03-00/630_360_1681053650-211.jpg" xlink:type="simple" xlink:show="embed" xlink:actuate="onLoad" draw:mime-type="image/jpeg"/>
</draw:frame>
 StormShadow — новий тип озброєння, Україна сподівається на передачу цього озброєнняу достатній кількості.</text:p>
      <text:p text:style-name="P4">
Про це в ефірі телемарафону «Єдині новини» сказав речник командуванняПовітряних сил ЗСУ Юрій Ігнат, передає Укрінформ з посиланням на <text:a xlink:type="simple" xlink:href="https://armyinform.com.ua/2023/05/15/naskilky-efektyvnymy-ye-storm-shadow-bude-vydno-na-poli-boyu-yurij-ignat/" text:style-name="Internet_20_link" text:visited-style-name="Visited_20_Internet_20_Link">
</text:a>
 .</text:p>
      <text:p text:style-name="P4">
"Оскільки рішення про передачу цих ракет уже прийняте й озвучене західнимипартнерами, проблем з їх використанням і адаптацією до українського озброєнняне буде. Це — сучасна крилата ракета, яку мають на озброєнні провідні країнисвіту. Західні виробники на практиці в умовах бойових дій в Україні побачать,наскільки ефективним є їхнє озброєння. Ми ж своєю чергою будемо просити йогоякомога більше", сказав він.</text:p>
      <text:p text:style-name="P4">
<text:span text:style-name="T4">
Читайте також:</text:span>
 <text:a xlink:type="simple" xlink:href="https://www.ukrinform.ua/rubric-ato/3708372-zelenskij-obgovoriv-iz-sunakom-oboronnu-spivpracu-i-podakuvav-za-storm-shadow.html" text:style-name="Internet_20_link" text:visited-style-name="Visited_20_Internet_20_Link">
 <text:span text:style-name="T4">
Storm</text:span>
 <text:span text:style-name="T4">
Shadow</text:span>
 </text:a>
</text:p>
      <text:p text:style-name="P4">
На запитання, чи це разова допомога, чи ракети передаватимуться на постійнійоснові, речник Командування Повітряних сил не відповів. Проте висловивсподівання, що ракети передаватимуться в достатній кількості для виконаннявсіх поточних завдань із захисту держави, а також і на перспективу, якстримувальний фактор.</text:p>
      <text:p text:style-name="P4">
Як повідомляв Укрінформ, Велика Британія підтвердила передачу Україні ракетStorm Shadow дальністю до 250 км.</text:p>
      <text:p text:style-name="P4">
Source: <text:a xlink:type="simple" xlink:href="https://www.ukrinform.ua/rubric-ato/3709479-ignat-spodivaetsa-so-raketi-storm-shadow-nadadut-ukraini-u-dostatnij-kilkosti.html" text:style-name="Internet_20_link" text:visited-style-name="Visited_20_Internet_20_Link">
https://www.ukrinform.ua/rubric-ato/3709479-ignat-spodivaetsa-so-raketi-storm-shadow-nadadut-ukraini-u-dostatnij-kilkosti.html</text:a>
</text:p>
      <!--NEWS-->
      <text:h text:style-name="P10" text:outline-level="1">
<text:span text:style-name="T4">
Столтенберг розповів, чого Україні очікувати від липневого саміту НАТО</text:span>
</text:h>
      <text:p text:style-name="P4">
Authors: Ukrinform (Person)</text:p>
      <text:p text:style-name="P4">
Publisher: Укринформ (Organization)</text:p>
      <text:p text:style-name="P4">
Published Time: 2023-05-15T15:00:38+03:00</text:p>
      <text:p text:style-name="P4">
Modified Time: 2023-05-15T15:00:38+03:00</text:p>
      <text:p text:style-name="P4">
Description: На липневому саміті НАТО Україна отримає запевнення про допомогу з боку союзників і готовність підтримати членство Києва в Альянсі. — Укрінформ.</text:p>
      <text:p text:style-name="P4">
Images: ["<text:a xlink:type="simple" xlink:href="https://static.ukrinform.com/photos/2022_04/thumb_files/630_360_1649165705-470.jpg" text:style-name="Internet_20_link" text:visited-style-name="Visited_20_Internet_20_Link">
630_360_16491...</text:a>
"]</text:p>
      <text:p text:style-name="P4">
Tags: ['Саміт НАТО', 'Столтенберг', 'Україна']</text:p>
      <text:p text:style-name="P4">
Type: Article</text:p>
      <!--METADATA-->
      <text:p text:style-name="P4">
<draw:frame draw:style-name="fr1" draw:name="Image86" text:anchor-type="as-char" svg:width="6.9236in" svg:height="3.956343in" draw:z-index="0">
<draw:image xlink:href="../Images/yкринформ/2023-05-15T15-00-38-03-00/630_360_1649165705-470.jpg" xlink:type="simple" xlink:show="embed" xlink:actuate="onLoad" draw:mime-type="image/jpeg"/>
</draw:frame>
 Налипневому саміті НАТО Україна отримає запевнення про допомогу з боку союзниківі готовність підтримати членство Києва в Альянсі.</text:p>
      <text:p text:style-name="P4">
Про це під час виступу в межах Копенгагенського саміту демократії заявивгенеральний секретар НАТО Єнс Столтенберг, передає власний кореспондентУкрінформу.</text:p>
      <text:p text:style-name="P4">
За словами генсека НАТО, члени Альянсу на саміті у Вільнюсі повинніпідтвердити свою політичну, військову і практичну підтримку України. Вінпідкреслив, що союзники в липні повинні “надіслати дуже чіткий меседжпідтримки України”.</text:p>
      <text:p text:style-name="P4">
“Що стосується членства, то я очікую від союзників по НАТО, що вони скажуть:Україна стане членом НАТО, про що вже декілька разів говорилося”, - зазначивСтолтенберг.</text:p>
      <text:p text:style-name="P4">
<text:span text:style-name="T4">
Читайте також:</text:span>
 <text:a xlink:type="simple" xlink:href="https://www.ukrinform.ua/rubric-polytics/3709436-nato-na-samiti-u-vilnusi-mae-nadati-ukraini-garantii-bezpeki-rasmussen.html" text:style-name="Internet_20_link" text:visited-style-name="Visited_20_Internet_20_Link">
 <text:span text:style-name="T4">
Вільнюсі</text:span>
 </text:a>
</text:p>
      <text:p text:style-name="P4">
За його словами, Україна має самостійно обирати своє майбутнє, москва жоднимчином не повинна впливати на рішення про членство України в Альянсі. Віндодав, що двері до НАТО “залишаються відкритими”.</text:p>
      <text:p text:style-name="P4">
Генсек НАТО підкреслив, що від липневого саміту НАТО він очікує назатвердження багатоцільової програми підтримки України, де робота вестиметьсянад тим, як Україні допомогти перейти з доктрини стандартів радянської епохидо стандартів НАТО, що допоможе в майбутньому в набутті Україною членства вАльянсі.</text:p>
      <text:p text:style-name="P4">
<text:span text:style-name="T4">
Читайте також:</text:span>
 <text:a xlink:type="simple" xlink:href="https://www.ukrinform.ua/rubric-polytics/3708782-ukraina-ocikue-na-samiti-nato-viznacenna-algoritmu-priednanna-ta-garantij-bezpeki-zelenskij.html" text:style-name="Internet_20_link" text:visited-style-name="Visited_20_Internet_20_Link">
 </text:a>
</text:p>
      <text:p text:style-name="P4">
Торкаючись питання гарантій безпеки для України під час саміту НАТО,Столтенберг підкреслив, що з цього приводу тривають консультації міжсоюзниками перед самітом. Утім, він зауважив, що всі погоджуються: потрібнонадавати військову допомогу Україні для перемоги у війні. Генсек НАТО нагадав,що союзники по <text:a xlink:type="simple" xlink:href="https://www.ukrinform.ua/tag-nato" text:style-name="Internet_20_link" text:visited-style-name="Visited_20_Internet_20_Link">
 </text:a>
 надали Україні допомогина понад 150 млрд євро, а нові пакети військової допомоги нещодавно оголосилиНімеччина та США.</text:p>
      <text:p text:style-name="P4">
Столтенберг зауважив, що саміт НАТО відбуватиметься у критичний момент длябезпеки. Тож союзники мають показати, що НАТО є найсильнішим і найуспішнішимальянсом в історії, і він залишатиметься об’єднаним. За його словами, під чассаміту має бути затверджена нова програму для подальшого відлякуванняагресора. Він додав, що в умовах підтримки Альянсом України треба уникнутипоширення війни за межі України.</text:p>
      <text:p text:style-name="P4">
<text:span text:style-name="T4">
Читайте також:</text:span>
 <text:a xlink:type="simple" xlink:href="https://www.ukrinform.ua/rubric-polytics/3707468-vijskovij-komitet-nato-pidtverdiv-nepohitnu-pidtrimku-ukraini.html" text:style-name="Internet_20_link" text:visited-style-name="Visited_20_Internet_20_Link">
 </text:a>
</text:p>
      <text:p text:style-name="P4">
Генсек НАТО також зазначив, що на саміт буде запрошено країни Азійсько-тихоокеанського регіону - Японію, Південну Корею та Австралію - щобпродемонструвати своє партнерство з ними.</text:p>
      <text:p text:style-name="P4">
Як повідомлялося, саміт НАТО відбудеться 11-12 липня у Вільнюсі.</text:p>
      <text:p text:style-name="P4">
Президент <text:a xlink:type="simple" xlink:href="https://www.ukrinform.ua/rubric-polytics/3709378-zelenskij-zaklikav-nato-uhvaliti-risenna-pro-clenstvo-ukraini-na-samiti-u-lipni.html" text:style-name="Internet_20_link" text:visited-style-name="Visited_20_Internet_20_Link">
 </text:a>
ухвалити на цьому саміті позитивне політичне рішення про членство України вНАТО.</text:p>
      <text:p text:style-name="P4">
<text:span text:style-name="T5">
Фото: EFE/EPA</text:span>
</text:p>
      <text:p text:style-name="P4">
Source: <text:a xlink:type="simple" xlink:href="https://www.ukrinform.ua/rubric-polytics/3709480-stoltenberg-rozpoviv-cogo-ukraini-ocikuvati-vid-lipnevogo-samitu-nato.html" text:style-name="Internet_20_link" text:visited-style-name="Visited_20_Internet_20_Link">
https://www.ukrinform.ua/rubric-polytics/3709480-stoltenberg-rozpoviv-cogo-ukraini-ocikuvati-vid-lipnevogo-samitu-nato.html</text:a>
</text:p>
      <!--NEWS-->
      <text:h text:style-name="P10" text:outline-level="1">
<text:span text:style-name="T4">
Для відбудови деокупованої Луганщини планують створити Центр відновлення та розвитку громад</text:span>
</text:h>
      <text:p text:style-name="P4">
Authors: Ukrinform (Person)</text:p>
      <text:p text:style-name="P4">
Publisher: Укринформ (Organization)</text:p>
      <text:p text:style-name="P4">
Published Time: 2023-05-15T15:08:00+03:00</text:p>
      <text:p text:style-name="P4">
Modified Time: 2023-05-15T15:08:00+03:00</text:p>
      <text:p text:style-name="P4">
Description: Для реалізації проєктів з відбудови Луганщини після її деокупації обласна влада разом з Програмою ООН планує створити Центр відновлення та розвитку громад. — Укрінформ.</text:p>
      <text:p text:style-name="P4">
Images: ["<text:a xlink:type="simple" xlink:href="https://static.ukrinform.com/photos/2023_05/thumb_files/630_360_1684152238-326.jpg" text:style-name="Internet_20_link" text:visited-style-name="Visited_20_Internet_20_Link">
630_360_16841...</text:a>
"]</text:p>
      <text:p text:style-name="P4">
Tags: ['Дніпро', 'Луганщина', 'Відбудова']</text:p>
      <text:p text:style-name="P4">
Type: Article</text:p>
      <!--METADATA-->
      <text:p text:style-name="P4">
<draw:frame draw:style-name="fr1" draw:name="Image87" text:anchor-type="as-char" svg:width="6.9236in" svg:height="3.956343in" draw:z-index="0">
<draw:image xlink:href="../Images/yкринформ/2023-05-15T15-08-00-03-00/630_360_1684152238-326.jpg" xlink:type="simple" xlink:show="embed" xlink:actuate="onLoad" draw:mime-type="image/jpeg"/>
</draw:frame>
 Дляреалізації проєктів з відбудови Луганщини після її деокупації обласна владаразом з Програмою ООН планує створити Центр відновлення та розвитку громад.</text:p>
      <text:p text:style-name="P4">
Про це повідомляє Укрінформ із посиланням на <text:a xlink:type="simple" xlink:href="https://t.me/luhanskaVTSA/10500" text:style-name="Internet_20_link" text:visited-style-name="Visited_20_Internet_20_Link">
</text:a>
 начальника Луганської ОВА Артема Лисогора.</text:p>
      <text:p text:style-name="P4">
"Про механізми міжвідомчої та міжтериторіальної координації процесіввідновлення та розвитку громад, технічне оснащення мобільних груп для роботина деокупованих територіях та можливості підтримки малого та середньогобізнесу Луганщини йшлося на робочій зустрічі з керівником Програми ООН ізвідновлення та розбудови миру Нільсом Крістенсеном. Аби запровадити ефективниймеханізм координації зусиль влади, бізнесу та міжнародних організацій щодовідбудови Луганщини після деокупації є ідея створення Центру відновлення тарозвитку громад області", - йдеться у повідомленні.</text:p>
      <text:p text:style-name="P4">
<text:span text:style-name="T4">
Читайте також:</text:span>
 <text:a xlink:type="simple" xlink:href="https://www.ukrinform.ua/rubric-vidbudova/3708365-u-kiivskij-ova-obgovorili-z-poslom-francii-podalsu-vidbudovu-oblasti.html" text:style-name="Internet_20_link" text:visited-style-name="Visited_20_Internet_20_Link">
 <text:span text:style-name="T4">
відбудов</text:span>
 </text:a>
</text:p>
      <text:p text:style-name="P4">
Лисогор зазначив, що наразі Центр планується розмістити у м. Дніпро, а післядеокупації та проведення стабілізаційних заходів перемістити до однієї згромад Луганської області з продовженням виконання всіх функцій щодовідновлення та розвитку територій.</text:p>
      <text:p text:style-name="P4">
«У нас це називається – «Офіси відновлення». Ми розглядаємо чотири регіони дляїх створення, у тому числі й Луганську область. Коли проєкт запрацює, вонибудуть дуже відрізнятись від інших регіонів України», – зауважив Крістенсен.</text:p>
      <text:p text:style-name="P4">
До реалізації проєктів відбудови деокупованих територій передбачаєтьсязалучати інфраструктурні компанії, які наразі релокувались до інших регіонів,але готові повернутися. Тож для них в рамках діяльності Програми ООН ізвідновлення та розбудови миру планують провести навчання із проєктногоменеджменту та регламенту взаємодії із ПРООН.</text:p>
      <text:p text:style-name="P4">
<text:span text:style-name="T4">
Читайте також:</text:span>
 <text:a xlink:type="simple" xlink:href="https://www.ukrinform.ua/rubric-vidbudova/3708041-aponia-moze-buti-garnim-zrazkom-dla-povoennoi-vidbudovi-ukraini-glava-mzs-polsi.html" text:style-name="Internet_20_link" text:visited-style-name="Visited_20_Internet_20_Link">
 <text:span text:style-name="T4">
відбудов</text:span>
 </text:a>
</text:p>
      <text:p text:style-name="P4">
Як повідомляв Укрінформ, міністр Кабінету Міністрів Олег Немчінов сказав, щопротягом тижня буде визначено, в якому форматі працюватимуть заступникиміністрів та голів ОВА з питань відновлення, посади яких плануєтьсязапровадити в Україні.</text:p>
      <text:p text:style-name="P4">
Source: <text:a xlink:type="simple" xlink:href="https://www.ukrinform.ua/rubric-vidbudova/3709483-dla-vidbudovi-deokupovanoi-lugansini-planuut-stvoriti-centr-vidnovlenna-ta-rozvitku-gromad.html" text:style-name="Internet_20_link" text:visited-style-name="Visited_20_Internet_20_Link">
https://www.ukrinform.ua/rubric-vidbudova/3709483-dla-vidbudovi-deokupovanoi-lugansini-planuut-stvoriti-centr-vidnovlenna-ta-rozvitku-gromad.html</text:a>
</text:p>
      <!--NEWS-->
      <text:h text:style-name="P10" text:outline-level="1">
<text:span text:style-name="T4">
Польща отримала перші комплекси HIMARS</text:span>
</text:h>
      <text:p text:style-name="P4">
Authors: Ukrinform (Person)</text:p>
      <text:p text:style-name="P4">
Publisher: Укринформ (Organization)</text:p>
      <text:p text:style-name="P4">
Published Time: 2023-05-15T15:08:20+03:00</text:p>
      <text:p text:style-name="P4">
Modified Time: 2023-05-15T15:08:20+03:00</text:p>
      <text:p text:style-name="P4">
Description: До Польщі прибули перші пускові установки артилерійської системи M142 HIMARS. — Укрінформ.</text:p>
      <text:p text:style-name="P4">
Images: ["<text:a xlink:type="simple" xlink:href="https://static.ukrinform.com/photos/2022_09/thumb_files/630_360_1662821775-754.jpg" text:style-name="Internet_20_link" text:visited-style-name="Visited_20_Internet_20_Link">
630_360_16628...</text:a>
"]</text:p>
      <text:p text:style-name="P4">
Tags: ['Армія', 'Польща', 'HIMARS']</text:p>
      <text:p text:style-name="P4">
Type: Article</text:p>
      <!--METADATA-->
      <text:p text:style-name="P4">
<draw:frame draw:style-name="fr1" draw:name="Image88" text:anchor-type="as-char" svg:width="6.9236in" svg:height="3.956343in" draw:z-index="0">
<draw:image xlink:href="../Images/yкринформ/2023-05-15T15-08-20-03-00/630_360_1662821775-754.jpg" xlink:type="simple" xlink:show="embed" xlink:actuate="onLoad" draw:mime-type="image/jpeg"/>
</draw:frame>
 До Польщіприбули перші пускові установки артилерійської системи M142 HIMARS.</text:p>
      <text:p text:style-name="P4">
Офіційна церемонія презентації перших пускових установок HIMARS, за участівіцепрем’єра, міністра національної оборони Польщі Маріуша Блащака, відбуласяв 1-й базі транспортної авіації у Варшаві, передає власний кореспондентУкрінформу.</text:p>
      <text:p text:style-name="P4">
“Ми сьогодні приймаємо до польської армії комплекси HIMARS. Це – техніка, якасебе виправдала в руках України, яка зупиняє російську агресію”,- зазначив підчас церемонії Блащак.</text:p>
      <text:p text:style-name="P4">
Він повідомив, що ці комплекси потраплять на озброєння 16-ї механізованоїдивізії ЗС <text:a xlink:type="simple" xlink:href="https://www.ukrinform.ua/tag-polsa" text:style-name="Internet_20_link" text:visited-style-name="Visited_20_Internet_20_Link">
 </text:a>
 , підрозділи якоїдислокуються в північно-східній Польщі неподалік кордонів з білоруссю ікалінінградською областю росії.</text:p>
      <text:p text:style-name="P4">
<text:span text:style-name="T4">
Читайте також:</text:span>
 <text:a xlink:type="simple" xlink:href="https://www.ukrinform.ua/rubric-ato/3700906-polsa-rozsirue-virobnictvo-sau-krab-aki-peredae-ukraini.html" text:style-name="Internet_20_link" text:visited-style-name="Visited_20_Internet_20_Link">
 </text:a>
</text:p>
      <text:p text:style-name="P4">
Як повідомляло агентство, Польща в 2019 році купила у США 20 комплексівHIMARS, зокрема 18 бойових та два навчальних, за 414 млн дол. Згодом Польщазвернулася до США щодо купівлі близько 484 ракет цього типу й отримала відамериканської сторони згоду. Максимальна вартість закупівлі оцінюється в 10млрд дол.</text:p>
      <text:p text:style-name="P4">
Як повідомлялося, віцепрем'єр-міністр, міністр національної оборони ПольщіМаріуш Блащак нещодавно заявив, що цьогоріч <text:a xlink:type="simple" xlink:href="https://www.ukrinform.ua/rubric-world/3705053-cogoric-u-polsi-stvorat-hab-himars-blasak.html" text:style-name="Internet_20_link" text:visited-style-name="Visited_20_Internet_20_Link">
</text:a>
 .</text:p>
      <text:p text:style-name="P4">
Source: <text:a xlink:type="simple" xlink:href="https://www.ukrinform.ua/rubric-world/3709484-polsa-otrimala-persi-kompleksi-himars.html" text:style-name="Internet_20_link" text:visited-style-name="Visited_20_Internet_20_Link">
https://www.ukrinform.ua/rubric-world/3709484-polsa-otrimala-persi-kompleksi-himars.html</text:a>
</text:p>
      <!--NEWS-->
      <text:h text:style-name="P10" text:outline-level="1">
<text:span text:style-name="T4">
У ГУР є інформація про проблеми зі здоров’ям у лукашенка</text:span>
</text:h>
      <text:p text:style-name="P4">
Authors: Ukrinform (Person)</text:p>
      <text:p text:style-name="P4">
Publisher: Укринформ (Organization)</text:p>
      <text:p text:style-name="P4">
Published Time: 2023-05-15T15:14:31+03:00</text:p>
      <text:p text:style-name="P4">
Modified Time: 2023-05-15T15:14:31+03:00</text:p>
      <text:p text:style-name="P4">
Description: Представник Головного управління розвідки Міноборони Андрій Юсов заявив, що є інформація про проблеми олександра лукашенка зі здоров’ям. — Укрінформ.</text:p>
      <text:p text:style-name="P4">
Images: ["<text:a xlink:type="simple" xlink:href="https://static.ukrinform.com/photos/2021_04/thumb_files/630_360_1619268007-387.jpg" text:style-name="Internet_20_link" text:visited-style-name="Visited_20_Internet_20_Link">
630_360_16192...</text:a>
"]</text:p>
      <text:p text:style-name="P4">
Tags: ['білорусь', 'Розвідка', 'Єдині новини']</text:p>
      <text:p text:style-name="P4">
Type: Article</text:p>
      <!--METADATA-->
      <text:p text:style-name="P4">
<draw:frame draw:style-name="fr1" draw:name="Image89" text:anchor-type="as-char" svg:width="6.9236in" svg:height="3.956343in" draw:z-index="0">
<draw:image xlink:href="../Images/yкринформ/2023-05-15T15-14-31-03-00/630_360_1619268007-387.jpg" xlink:type="simple" xlink:show="embed" xlink:actuate="onLoad" draw:mime-type="image/jpeg"/>
</draw:frame>
Представник Головного управління розвідки Міноборони Андрій Юсов заявив, що єінформація про проблеми олександра лукашенка зі здоров’ям.</text:p>
      <text:p text:style-name="P4">
Про це він сказав в ефірі телемарафону «Єдині новини», передає кореспондентУкрінформу.</text:p>
      <text:p text:style-name="P4">
«Так, є інформація про проблеми із здоров’ям (у лукашенка – ред.). Але мидеталізувати це не будемо у силу різних причин. І зрештою, здоров’я умовногопутіна є, звичайно, для України і всього світу значно більш цікавим об’єктомдля дослідження, ніж розмови про те, яке у білоруського диктатора здоров’я», -сказав Юсов.</text:p>
      <text:p text:style-name="P4">
<text:span text:style-name="T4">
Читайте також:</text:span>
 <text:a xlink:type="simple" xlink:href="https://www.ukrinform.ua/rubric-world/3709184-u-derzdumi-rf-pidtverdili-problemi-zi-zdorovam-lukasenka.html" text:style-name="Internet_20_link" text:visited-style-name="Visited_20_Internet_20_Link">
 <text:span text:style-name="T4">
лукашенка</text:span>
 </text:a>
</text:p>
      <text:p text:style-name="P4">
Як повідомлялося, невдовзі після параду в 9 травня у москві лукашенкотерміново повернувся до мінська. За деякими даними, до аеропорту йогосупроводжувала машина швидкої допомоги.</text:p>
      <text:p text:style-name="P4">
Під час параду на його руці можна було побачити бинт, схожий на пов'язку післязастосування катетера.</text:p>
      <text:p text:style-name="P4">
14 травня на тлі чуток про хворобу лукашенко не з'явився на урочистостях знагоди Дня прапора, герба та гімну.</text:p>
      <text:p text:style-name="P4">
<text:span text:style-name="T4">
Читайте також:</text:span>
 <text:a xlink:type="simple" xlink:href="https://www.ukrinform.ua/rubric-world/3709057-lukasenko-ne-zavivsa-na-urocistostah-do-dna-prapora-bilorusi.html" text:style-name="Internet_20_link" text:visited-style-name="Visited_20_Internet_20_Link">
 <text:span text:style-name="T4">
лукашенко</text:span>
 </text:a>
</text:p>
      <text:p text:style-name="P4">
Згодом перший заступник голови комітету державної думи росії у справах СНДкостянтин затулін заявив, що президент білорусі олександр лукашенко хворіє.</text:p>
      <text:p text:style-name="P4">
Фото: БЕЛТА</text:p>
      <text:p text:style-name="P4">
Source: <text:a xlink:type="simple" xlink:href="https://www.ukrinform.ua/rubric-world/3709488-u-gur-e-informacia-pro-problemi-zi-zdorovam-u-lukasenka.html" text:style-name="Internet_20_link" text:visited-style-name="Visited_20_Internet_20_Link">
https://www.ukrinform.ua/rubric-world/3709488-u-gur-e-informacia-pro-problemi-zi-zdorovam-u-lukasenka.html</text:a>
</text:p>
      <!--NEWS-->
      <text:h text:style-name="P10" text:outline-level="1">
<text:span text:style-name="T4">
Авіакомпанії почали подавати заявки на польоти між Грузією та рф</text:span>
</text:h>
      <text:p text:style-name="P4">
Authors: Ukrinform (Person)</text:p>
      <text:p text:style-name="P4">
Publisher: Укринформ (Organization)</text:p>
      <text:p text:style-name="P4">
Published Time: 2023-05-15T15:16:37+03:00</text:p>
      <text:p text:style-name="P4">
Modified Time: 2023-05-15T15:16:37+03:00</text:p>
      <text:p text:style-name="P4">
Description: Агентство громадянської авіації Грузії отримало кілька заявок щодо початку регулярного повітряного сполучення із росією. — Укрінформ.</text:p>
      <text:p text:style-name="P4">
Images: ["<text:a xlink:type="simple" xlink:href="https://static.ukrinform.com/photos/2018_09/thumb_files/630_360_1536748525-9826.jpg" text:style-name="Internet_20_link" text:visited-style-name="Visited_20_Internet_20_Link">
630_360_15367...</text:a>
"]</text:p>
      <text:p text:style-name="P4">
Tags: ['Грузія', 'росія', 'Авіасполучення']</text:p>
      <text:p text:style-name="P4">
Type: Article</text:p>
      <!--METADATA-->
      <text:p text:style-name="P4">
<draw:frame draw:style-name="fr1" draw:name="Image90" text:anchor-type="as-char" svg:width="6.9236in" svg:height="3.956343in" draw:z-index="0">
<draw:image xlink:href="../Images/yкринформ/2023-05-15T15-16-37-03-00/630_360_1536748525-9826.jpg" xlink:type="simple" xlink:show="embed" xlink:actuate="onLoad" draw:mime-type="image/jpeg"/>
</draw:frame>
 Агентствогромадянської авіації Грузії отримало кілька заявок щодо початку регулярногоповітряного сполучення із росією.</text:p>
      <text:p text:style-name="P4">
Про це повідомляє <text:a xlink:type="simple" xlink:href="https://www.ekhokavkaza.com/a/32412085.html" text:style-name="Internet_20_link" text:visited-style-name="Visited_20_Internet_20_Link">
 </text:a>
 , передаєУкрінформ.</text:p>
      <text:p text:style-name="P4">
«Чітка позиція Грузії полягає у тому, що польоти між <text:a xlink:type="simple" xlink:href="https://www.ukrinform.ua/tag-gruzia" text:style-name="Internet_20_link" text:visited-style-name="Visited_20_Internet_20_Link">
</text:a>
 та російською федерацією будутьздійснюватися лише авіакомпаніями та повітряними суднами, які не перебуваютьпід санкціями. Тому всі заявки, інформація та документація, наданіавіакомпаніями, підлягатимуть детальному вивченню і перевірці різнимимеханізмами з погляду санкцій», – заявили в агентстві.</text:p>
      <text:p text:style-name="P4">
У відомстві додали, що консультуються та вивчають приклади держав, якідотримуються санкцій і водночас мають пряме повітряне сполучення з росією.</text:p>
      <text:p text:style-name="P4">
<text:span text:style-name="T4">
Читайте також:</text:span>
 <text:a xlink:type="simple" xlink:href="https://www.ukrinform.ua/rubric-polytics/3707873-u-mzs-ukraini-nazvali-ostanni-kroki-rosii-sodo-gruzii-ugodou-z-diavolom.html" text:style-name="Internet_20_link" text:visited-style-name="Visited_20_Internet_20_Link">
 </text:a>
</text:p>
      <text:p text:style-name="P4">
У Тбілісі запевнили, що надання дозволів на польоти буде відбуватися післядетального вивчення статусу авіакомпаній та їх літаків у контексті міжнароднихсанкцій або обмежень.</text:p>
      <text:p text:style-name="P4">
Як повідомлялося, 10 травня президент рф <text:a xlink:type="simple" xlink:href="https://www.ukrinform.ua/rubric-world/3707248-putin-skasuvav-vizovij-rezim-ta-obmezenna-na-pereloti-dla-gromadan-gruzii.html" text:style-name="Internet_20_link" text:visited-style-name="Visited_20_Internet_20_Link">
 </text:a>
 про скасування візового режиму для громадян Грузії тапряме авіасполучення з цією країною.</text:p>
      <text:p text:style-name="P4">
Того ж дня заступниця міністра економіки Грузії Маріам Кврівішвілі заявила, щоавіакомпанії та повітряні судна росії, на які не накладені санкції, отримаютьможливість здійснювати пряме повітряне сполучення у напрямку Грузії.</text:p>
      <text:p text:style-name="P4">
<text:span text:style-name="T4">
Читайте також:</text:span>
 <text:a xlink:type="simple" xlink:href="https://www.ukrinform.ua/rubric-world/3707814-es-zaohocue-gruziu-priednatisa-do-sankcij-proti-rosii-v-aviacijnij-galuzi.html" text:style-name="Internet_20_link" text:visited-style-name="Visited_20_Internet_20_Link">
 </text:a>
</text:p>
      <text:p text:style-name="P4">
Президент Грузії Саломе Зурабішвілі відреагувала на підписаний путіним указ, <text:a xlink:type="simple" xlink:href="https://www.ukrinform.ua/rubric-world/3707307-cergova-provokacia-prezidentka-gruzii-vidreaguvala-na-skasuvanna-viz-rosieu.html" text:style-name="Internet_20_link" text:visited-style-name="Visited_20_Internet_20_Link">
</text:a>
 .</text:p>
      <text:p text:style-name="P4">
<text:a xlink:type="simple" xlink:href="https://www.ukrinform.ua/rubric-world/3707738-derzdep-ssa-poperediv-gruziu-pro-sankcii-u-razi-vidnovlenna-aviaspolucenna-z-rf.html" text:style-name="Internet_20_link" text:visited-style-name="Visited_20_Internet_20_Link">
 </text:a>
 в разівідновлення прямого авіасполучення з росією.</text:p>
      <text:p text:style-name="P4">
Source: <text:a xlink:type="simple" xlink:href="https://www.ukrinform.ua/rubric-world/3709489-aviakompanii-pocali-podavati-zaavki-na-poloti-miz-gruzieu-ta-rf.html" text:style-name="Internet_20_link" text:visited-style-name="Visited_20_Internet_20_Link">
https://www.ukrinform.ua/rubric-world/3709489-aviakompanii-pocali-podavati-zaavki-na-poloti-miz-gruzieu-ta-rf.html</text:a>
</text:p>
      <!--NEWS-->
      <text:h text:style-name="P10" text:outline-level="1">
<text:span text:style-name="T4">
Затоплення заплав утримається у Києві та двох областях – ДСНС</text:span>
</text:h>
      <text:p text:style-name="P4">
Authors: Ukrinform (Person)</text:p>
      <text:p text:style-name="P4">
Publisher: Укринформ (Organization)</text:p>
      <text:p text:style-name="P4">
Published Time: 2023-05-15T15:20:00+03:00</text:p>
      <text:p text:style-name="P4">
Modified Time: 2023-05-15T15:20:00+03:00</text:p>
      <text:p text:style-name="P4">
Description: Затоплення заплавних територій внаслідок підвищення рівнів води у річках 15-18 травня утримається у Києві, Київській та Черкаській областях. — Укрінформ.</text:p>
      <text:p text:style-name="P4">
Images: ["<text:a xlink:type="simple" xlink:href="https://static.ukrinform.com/photos/2020_07/thumb_files/630_360_1594043876-696.jpg" text:style-name="Internet_20_link" text:visited-style-name="Visited_20_Internet_20_Link">
630_360_15940...</text:a>
"]</text:p>
      <text:p text:style-name="P4">
Tags: ['ДСНС', 'Вода', 'Водопілля']</text:p>
      <text:p text:style-name="P4">
Type: Article</text:p>
      <!--METADATA-->
      <text:p text:style-name="P4">
<draw:frame draw:style-name="fr1" draw:name="Image91" text:anchor-type="as-char" svg:width="6.9236in" svg:height="3.956343in" draw:z-index="0">
<draw:image xlink:href="../Images/yкринформ/2023-05-15T15-20-00-03-00/630_360_1594043876-696.jpg" xlink:type="simple" xlink:show="embed" xlink:actuate="onLoad" draw:mime-type="image/jpeg"/>
</draw:frame>
 Затопленнязаплавних територій внаслідок підвищення рівнів води у річках 15-18 травняутримається у Києві, Київській та Черкаській областях.</text:p>
      <text:p text:style-name="P4">
Як передає Укрінформ, про це повідомляє <text:a xlink:type="simple" xlink:href="https://dsns.gov.ua/uk/news/ostanni-novini/poperedzennia-pro-pidvishhennia-rivniv-vodi-2" text:style-name="Internet_20_link" text:visited-style-name="Visited_20_Internet_20_Link">
</text:a>
</text:p>
      <text:p text:style-name="P4">
“15-18 травня внаслідок пропуску весняного водопілля через водосховищаДніпровського каскаду утримуватиметься затоплення заплавних територій,понижених ділянок у ряді населених пунктів вздовж Кременчуцького водосховища уЧеркаській області (ІІІ рівень небезпеки - червоний)”, - ідеться уповідомленні.</text:p>
      <text:p text:style-name="P4">
Також на Дніпрі у Києві, Вишгородському, Броварському і Бориспільськомурайонах Київської області утримуватиметься затоплення заплавних територій тачасткове затоплення понижених прирічкових територій (І рівень небезпеки -жовтий).</text:p>
      <text:p text:style-name="P4">
<text:span text:style-name="T4">
Читайте також:</text:span>
 <text:a xlink:type="simple" xlink:href="https://www.ukrinform.ua/rubric-regions/3709320-vesnane-vodopilla-v-ukraini-riven-vodi-padae-po-vsih-oblastah.html" text:style-name="Internet_20_link" text:visited-style-name="Visited_20_Internet_20_Link">
 <text:span text:style-name="T4">
водоп</text:span>
 </text:a>
</text:p>
      <text:p text:style-name="P4">
Як повідомляв Укрінформ, у Київській міській військовій адміністраціїпоінформували, що у Києві <text:a xlink:type="simple" xlink:href="https://www.ukrinform.ua/rubric-kyiv/3709299-u-stolici-riven-vodi-v-dnipri-za-dobu-zbilsivsa-na-8-santimetriv.html" text:style-name="Internet_20_link" text:visited-style-name="Visited_20_Internet_20_Link">
 </text:a>
 за добу збільшився на 8 сантиметрів.</text:p>
      <text:p text:style-name="P4">
Source: <text:a xlink:type="simple" xlink:href="https://www.ukrinform.ua/rubric-regions/3709494-zatoplenna-zaplav-utrimaetsa-u-kievi-ta-dvoh-oblastah-dsns.html" text:style-name="Internet_20_link" text:visited-style-name="Visited_20_Internet_20_Link">
https://www.ukrinform.ua/rubric-regions/3709494-zatoplenna-zaplav-utrimaetsa-u-kievi-ta-dvoh-oblastah-dsns.html</text:a>
</text:p>
      <!--NEWS-->
      <text:h text:style-name="P10" text:outline-level="1">
<text:span text:style-name="T4">
Британія не планує передавати Україні свої винищувачі – речник уряду</text:span>
</text:h>
      <text:p text:style-name="P4">
Authors: Ukrinform (Person)</text:p>
      <text:p text:style-name="P4">
Publisher: Укринформ (Organization)</text:p>
      <text:p text:style-name="P4">
Published Time: 2023-05-15T15:21:00+03:00</text:p>
      <text:p text:style-name="P4">
Modified Time: 2023-05-15T15:21:00+03:00</text:p>
      <text:p text:style-name="P4">
Description: Велика Британія не планує передавати Україні свої винищувачі, адже українська сторона хоче тренувати своїх пілотів на американських F-16. — Укрінформ.</text:p>
      <text:p text:style-name="P4">
Images: ["<text:a xlink:type="simple" xlink:href="https://static.ukrinform.com/photos/2023_02/thumb_files/630_360_1677389139-607.jpg" text:style-name="Internet_20_link" text:visited-style-name="Visited_20_Internet_20_Link">
630_360_16773...</text:a>
"]</text:p>
      <text:p text:style-name="P4">
Tags: ['Британія', 'Літак', 'Війна з росією']</text:p>
      <text:p text:style-name="P4">
Type: Article</text:p>
      <!--METADATA-->
      <text:p text:style-name="P4">
<draw:frame draw:style-name="fr1" draw:name="Image92" text:anchor-type="as-char" svg:width="6.9236in" svg:height="3.956343in" draw:z-index="0">
<draw:image xlink:href="../Images/yкринформ/2023-05-15T15-21-00-03-00/630_360_1677389139-607.jpg" xlink:type="simple" xlink:show="embed" xlink:actuate="onLoad" draw:mime-type="image/jpeg"/>
</draw:frame>
 ВеликаБританія не планує передавати Україні свої винищувачі, адже українська сторонахоче тренувати своїх пілотів на американських F-16.</text:p>
      <text:p text:style-name="P4">
Як передає Укрінформ з посиланням на <text:a xlink:type="simple" xlink:href="https://www.theguardian.com/world/live/2023/may/15/russia-ukraine-war-latest-g7-reportedly-set-to-tighten-russia-sanctions-france-to-send-kyiv-military-aid-live" text:style-name="Internet_20_link" text:visited-style-name="Visited_20_Internet_20_Link">
</text:a>
 , про це заявив у понеділок прессекретар прем'єр-міністраВеликої Британії Ріші Сунака.</text:p>
      <text:p text:style-name="P4">
"Ми не плануємо цього робити. Українці прийняли рішення тренувати своїхпілотів на F-16, і ви знаєте, що Королівські військово-повітряні сили невикористовують ці літаки", - відповів речник на запитання, чи відправитьБританія винищувачі в Україну.</text:p>
      <text:p text:style-name="P4">
<text:span text:style-name="T4">
Читайте також:</text:span>
 <text:a xlink:type="simple" xlink:href="https://www.ukrinform.ua/rubric-ato/3709452-britania-bude-klucovou-castinou-koalicii-z-pidtrimki-povitranih-sil-ukraini-sunak.html" text:style-name="Internet_20_link" text:visited-style-name="Visited_20_Internet_20_Link">
 <text:span text:style-name="T4">
Сунак</text:span>
 </text:a>
</text:p>
      <text:p text:style-name="P4">
Як повідомляв Укрінформ, у лютому британський прем’єр-міністр Ріші Сунакоголосив, що Велика Британія розробить нову програму навчання українськихпілотів, аби підтримати зусилля зі створення в Україні нових військово-повітряних сил відповідно до стандарту <text:a xlink:type="simple" xlink:href="https://www.ukrinform.ua/tag-nato" text:style-name="Internet_20_link" text:visited-style-name="Visited_20_Internet_20_Link">
 </text:a>
, з літаками F16.</text:p>
      <text:p text:style-name="P4">
У британському уряду повідомили, що цього літа розпочнуть початковий етапнавчання українських пілотів з базової підготовки. Буде адаптована програма,яку використовують британські пілоти, щоб надати українцям навичкипілотування, які вони зможуть застосовувати на інших типах літаків.</text:p>
      <text:p text:style-name="P4">
Наголошується, що ці навчання тісно пов’язані із зусиллями Великої Британіїщодо співпраці із іншими країнами стосовно надання Україні винищувачів F-16.</text:p>
      <text:p text:style-name="P4">
<text:span text:style-name="T5">
Фото: armyinform.com.ua</text:span>
</text:p>
      <text:p text:style-name="P4">
Source: <text:a xlink:type="simple" xlink:href="https://www.ukrinform.ua/rubric-ato/3709493-britania-ne-planue-peredavati-ukraini-svoi-vinisuvaci-recnik-uradu.html" text:style-name="Internet_20_link" text:visited-style-name="Visited_20_Internet_20_Link">
https://www.ukrinform.ua/rubric-ato/3709493-britania-ne-planue-peredavati-ukraini-svoi-vinisuvaci-recnik-uradu.html</text:a>
</text:p>
      <!--NEWS-->
      <text:h text:style-name="P10" text:outline-level="1">
<text:span text:style-name="T4">
На півночі ворожі ДРГ намагаються промацувати український кордон - Юсов</text:span>
</text:h>
      <text:p text:style-name="P4">
Authors: Ukrinform (Person)</text:p>
      <text:p text:style-name="P4">
Publisher: Укринформ (Organization)</text:p>
      <text:p text:style-name="P4">
Published Time: 2023-05-15T15:23:00+03:00</text:p>
      <text:p text:style-name="P4">
Modified Time: 2023-05-15T15:23:00+03:00</text:p>
      <text:p text:style-name="P4">
Description: На півночі України ворожі диверсійно-розвідувальні групи намагаються промацувати кордон. — Укрінформ.</text:p>
      <text:p text:style-name="P4">
Images: ["<text:a xlink:type="simple" xlink:href="https://static.ukrinform.com/photos/2016_06/thumb_files/630_360_1466575560-4498-drg-boevikov.jpg" text:style-name="Internet_20_link" text:visited-style-name="Visited_20_Internet_20_Link">
630_360_14665...</text:a>
"]</text:p>
      <text:p text:style-name="P4">
Tags: ['Розвідка', 'Війна з росією', 'ДРГ']</text:p>
      <text:p text:style-name="P4">
Type: Article</text:p>
      <!--METADATA-->
      <text:p text:style-name="P4">
<draw:frame draw:style-name="fr1" draw:name="Image93" text:anchor-type="as-char" svg:width="6.9236in" svg:height="3.956343in" draw:z-index="0">
<draw:image xlink:href="../Images/yкринформ/2023-05-15T15-23-00-03-00/630_360_1466575560-4498-drg-boevikov.jpg" xlink:type="simple" xlink:show="embed" xlink:actuate="onLoad" draw:mime-type="image/jpeg"/>
</draw:frame>
 На півночі України ворожі диверсійно-розвідувальні групинамагаються промацувати кордон.</text:p>
      <text:p text:style-name="P4">
Про це у телемарафоні «Єдині новини» повідомив представник Головногоуправління розвідки Міноборони Андрій Юсов, передає кореспондент Укрінформу.</text:p>
      <text:p text:style-name="P4">
«Якщо говорити у цілому, то по всій лінії фронту ворог переходить до оборони.І якщо на повторення масштабних наступальних дій у них можливостей, ресурсів ірезервів зараз належних немає, то до оборони вони готувалися. І це – серйознийфактор, який, безумовно, враховує українське командування для підготовки іреалізації деокупації українських територій», – уточнив він.</text:p>
      <text:p text:style-name="P4">
<text:span text:style-name="T4">
Читайте також:</text:span>
 <text:a xlink:type="simple" xlink:href="https://www.ukrinform.ua/rubric-world/3709488-u-gur-e-informacia-pro-problemi-zi-zdorovam-u-lukasenka.html" text:style-name="Internet_20_link" text:visited-style-name="Visited_20_Internet_20_Link">
 </text:a>
</text:p>
      <text:p text:style-name="P4">
Відповідаючи на запитання про те, що за два тижні травня рф випустила поУкраїні близько 150 ударних дронів, представник ГУР заявив, що росіяни заразактивно шукають засоби компенсації. «Тобто у росії справді скрутна ситуація, івраховуючи санкції та обмежені можливості власного ВПК, (вони – ред.) шукають(необхідні ресурси – ред.) по всьому світу. Поки що не дуже вдається. Власне,ті ж «Шахеди», іранські дрони – це один з небагатьох системних здобутківокупантів по залученню іноземних ресурсів. Але, звичайно, (росіяни – ред.)будуть пробувати (щось знайти – ред.)», – поінформував Юсов.</text:p>
      <text:p text:style-name="P4">
Він сказав, що якщо говорити про якісь компенсаторні механізми по «Шахедах»,то видно, що зараз активно використовуються, зокрема, ті самі баражуючібоєприпаси і боєприпаси з системами GPS-навігації тощо.</text:p>
      <text:p text:style-name="P4">
За його словами, якщо говорити про окремі запаси ракет «С-300», то у росіян єдостатньо великі запаси, які можуть тривалий час завдавати шкоди і ураженняУкраїні, особливо прикордонним, прифронтовим територіям, що і відбуваєтьсяостаннім часом.</text:p>
      <text:p text:style-name="P4">
<text:span text:style-name="T4">
Читайте також:</text:span>
 <text:a xlink:type="simple" xlink:href="https://www.ukrinform.ua/rubric-ato/3709463-u-gur-prokomentuvali-padinna-litakiv-ta-gelikopteriv-u-rosii-mozlivo-palili-lotciki.html" text:style-name="Internet_20_link" text:visited-style-name="Visited_20_Internet_20_Link">
 </text:a>
</text:p>
      <text:p text:style-name="P4">
Представник ГУР Міноборони заявив, що можливості для завдання масованихракетних ударів із високою інтенсивністю у ворога зараз менші, ніж це буловзимку.</text:p>
      <text:p text:style-name="P4">
«Так, енергетичний бліцкриг провалився, зима закінчилася, і зараз основні цілі– це вже не енергетичні об’єкти насамперед, а все, що пов’язано зі спробамиворога зірвати продовження звільнення українських територій Силами безпеки іоборони», – уточнив Юсов.</text:p>
      <text:p text:style-name="P4">
Окремо він зазначив, що ворог буде враховувати постачання будь-яких новихвидів озброєння Україні для базування і дислокації власних сил у тому числі.</text:p>
      <text:p text:style-name="P4">
<text:span text:style-name="T4">
Читайте також:</text:span>
 <text:a xlink:type="simple" xlink:href="https://www.ukrinform.ua/rubric-ato/3692975-u-rosii-zavlautsa-grupi-aktivistiv-gotovi-do-zbrojnogo-oporu-rezimu-usov.html" text:style-name="Internet_20_link" text:visited-style-name="Visited_20_Internet_20_Link">
 </text:a>
</text:p>
      <text:p text:style-name="P4">
Своєю чергою, представник ГУР заявив, що, зокрема, на півночі ворожі ДРГнамагаються промацувати наш кордон.</text:p>
      <text:p text:style-name="P4">
За його словами, росіяни комбінують засоби і сили. «І, безумовно, українськісили безпеки і оборони аналізують це і належним чином враховують дляреалізації своїх подальших планів зі звільнення окупованих територій і захистуукраїнського кордону», – поінформував Юсов.</text:p>
      <text:p text:style-name="P4">
Як повідомлялося, 27 квітня у Нацгвардії заявили, що росія перейшла до оборонина Запорізькому і Херсонському напрямках.</text:p>
      <text:p text:style-name="P4">
Фото ілюстративне</text:p>
      <text:p text:style-name="P4">
Source: <text:a xlink:type="simple" xlink:href="https://www.ukrinform.ua/rubric-ato/3709496-na-pivnoci-vorozi-drg-namagautsa-promacuvati-ukrainskij-kordon-usov.html" text:style-name="Internet_20_link" text:visited-style-name="Visited_20_Internet_20_Link">
https://www.ukrinform.ua/rubric-ato/3709496-na-pivnoci-vorozi-drg-namagautsa-promacuvati-ukrainskij-kordon-usov.html</text:a>
</text:p>
      <!--NEWS-->
      <text:h text:style-name="P10" text:outline-level="1">
<text:span text:style-name="T4">
Фонд гарантування з початку повномасштабної війни інвестував у цінні папери понад ₴21 мільярд</text:span>
</text:h>
      <text:p text:style-name="P4">
Authors: Ukrinform (Person)</text:p>
      <text:p text:style-name="P4">
Publisher: Укринформ (Organization)</text:p>
      <text:p text:style-name="P4">
Published Time: 2023-05-15T15:24:38+03:00</text:p>
      <text:p text:style-name="P4">
Modified Time: 2023-05-15T15:24:38+03:00</text:p>
      <text:p text:style-name="P4">
Description: Фонд гарантування вкладів фізичних осіб із початку повномасштабного російського вторгнення інвестував у облігації внутрішньої державної позики (ОВДП) понад 21 млрд грн. — Укрінформ.</text:p>
      <text:p text:style-name="P4">
Images: ["<text:a xlink:type="simple" xlink:href="https://static.ukrinform.com/photos/2022_09/thumb_files/630_360_1664184137-668.jpg" text:style-name="Internet_20_link" text:visited-style-name="Visited_20_Internet_20_Link">
630_360_16641...</text:a>
"]</text:p>
      <text:p text:style-name="P4">
Tags: ['Фонд гарантування', 'Цінні папери']</text:p>
      <text:p text:style-name="P4">
Type: Article</text:p>
      <!--METADATA-->
      <text:p text:style-name="P4">
<draw:frame draw:style-name="fr1" draw:name="Image94" text:anchor-type="as-char" svg:width="6.9236in" svg:height="3.956343in" draw:z-index="0">
<draw:image xlink:href="../Images/yкринформ/2023-05-15T15-24-38-03-00/630_360_1664184137-668.jpg" xlink:type="simple" xlink:show="embed" xlink:actuate="onLoad" draw:mime-type="image/jpeg"/>
</draw:frame>
 Фондгарантування вкладів фізичних осіб із початку повномасштабного російськоговторгнення інвестував у облігації внутрішньої державної позики (ОВДП) понад 21млрд грн.</text:p>
      <text:p text:style-name="P4">
Про це повідомляє пресслужба <text:a xlink:type="simple" xlink:href="https://www.fg.gov.ua/articles/53981-ponad-21-mlrd-grn-investuvav-fond-u-derzhavni-cinni-paperi-z-pochatku-povnomasshtabno-viyni.html" text:style-name="Internet_20_link" text:visited-style-name="Visited_20_Internet_20_Link">
</text:a>
 , передаєУкрінформ.</text:p>
      <text:p text:style-name="P4">
«У травні 2023 року Фонд гарантування вкладів фізичних осіб придбав ОВДП ще на599,7 млн грн з дохідністю 18,5% річних. Таким чином загалом з початкуповномасштабної військової агресії росії проти України Фонд інвестував удержавні цінні папери понад 21 млрд грн тимчасово вільних коштів», - йдеться вповідомленні.</text:p>
      <text:p text:style-name="P4">
За інформацією фінансового директора установи Олени Нужненко, сьогодні <text:a xlink:type="simple" xlink:href="https://www.ukrinform.ua/tag-fond-garantuvanna" text:style-name="Internet_20_link" text:visited-style-name="Visited_20_Internet_20_Link">
</text:a>
 має цілком достатній ресурсдля виконання своїх функцій. Зокрема, з початку повномасштабного вторгненнявкладникам банків, що виводяться з ринку, було сплачено понад 7,5 млрд грнгарантованих виплат. Крім того, розрахунки з кредиторами таких банків за цейчас склали 6,3 млрд грн.</text:p>
      <text:p text:style-name="P4">
<text:span text:style-name="T4">
Читайте також:</text:span>
 <text:a xlink:type="simple" xlink:href="https://www.ukrinform.ua/rubric-economy/3691560-fond-garantuvanna-prodae-aktivi-bankiv-na-21-milarda-griven.html" text:style-name="Internet_20_link" text:visited-style-name="Visited_20_Internet_20_Link">
 <text:span text:style-name="T4">
Фонд</text:span>
 <text:span text:style-name="T4">
гарантування</text:span>
</text:a>
</text:p>
      <text:p text:style-name="P4">
Як повідомлялося, уряд від початку повномасштабного вторгнення росії в Українустаном на 1 травня 2023 року залучив від продажу ОВДП на аукціонах майже 429млрд грн в еквіваленті.</text:p>
      <text:p text:style-name="P4">
Source: <text:a xlink:type="simple" xlink:href="https://www.ukrinform.ua/rubric-economy/3709495-fond-garantuvanna-z-pocatku-povnomasstabnoi-vijni-investuvav-u-cinni-paperi-ponad-21-milard.html" text:style-name="Internet_20_link" text:visited-style-name="Visited_20_Internet_20_Link">
https://www.ukrinform.ua/rubric-economy/3709495-fond-garantuvanna-z-pocatku-povnomasstabnoi-vijni-investuvav-u-cinni-paperi-ponad-21-milard.html</text:a>
</text:p>
      <!--NEWS-->
      <text:h text:style-name="P10" text:outline-level="1">
<text:span text:style-name="T4">
Лісівники цієї весни висадили понад 109 мільйона сіянців</text:span>
</text:h>
      <text:p text:style-name="P4">
Authors: Ukrinform (Person)</text:p>
      <text:p text:style-name="P4">
Publisher: Укринформ (Organization)</text:p>
      <text:p text:style-name="P4">
Published Time: 2023-05-15T15:33:13+03:00</text:p>
      <text:p text:style-name="P4">
Modified Time: 2023-05-15T15:33:13+03:00</text:p>
      <text:p text:style-name="P4">
Description: Підприємства Державного агентства лісових ресурсів цієї весни висадило понад 109 мільйонів сіянців, відтворивши понад 15 тисяч гектарів лісів. — Укрінформ.</text:p>
      <text:p text:style-name="P4">
Images: ["<text:a xlink:type="simple" xlink:href="https://static.ukrinform.com/photos/2023_05/thumb_files/630_360_1684153895-945.jpg" text:style-name="Internet_20_link" text:visited-style-name="Visited_20_Internet_20_Link">
630_360_16841...</text:a>
"]</text:p>
      <text:p text:style-name="P4">
Tags: ['Держлісагентство', 'Міндовкілля']</text:p>
      <text:p text:style-name="P4">
Type: Article</text:p>
      <!--METADATA-->
      <text:p text:style-name="P4">
<draw:frame draw:style-name="fr1" draw:name="Image95" text:anchor-type="as-char" svg:width="6.9236in" svg:height="3.956343in" draw:z-index="0">
<draw:image xlink:href="../Images/yкринформ/2023-05-15T15-33-13-03-00/630_360_1684153895-945.jpg" xlink:type="simple" xlink:show="embed" xlink:actuate="onLoad" draw:mime-type="image/jpeg"/>
</draw:frame>
Підприємства Державного агентства лісових ресурсів цієї весни висадило понад109 мільйонів сіянців, відтворивши понад 15 тисяч гектарів лісів.</text:p>
      <text:p text:style-name="P4">
Як передає Укрінформ, про це повідомляє Міністерство захисту довкілля таприродних ресурсів у <text:a xlink:type="simple" xlink:href="https://t.me/mindovkillia/1018" text:style-name="Internet_20_link" text:visited-style-name="Visited_20_Internet_20_Link">
 </text:a>
 .</text:p>
      <text:p text:style-name="P4">
«Понад 109 мільйонів сіянців висадили цієї весни лісівники. Що майже на 30мільйонів більше, ніж планували. Загалом підприємствам, установам таорганізаціям Держлісагентства вдалося відтворити майже 15 284 гектари лісів, зяких 702 га – це закладення нових лісів», – йдеться у повідомленні.</text:p>
      <text:p text:style-name="P4">
Зазначається, що найбільше деревних рослин висадили у Рівненський – 20 201сіянців, Київський – 12 035 сіянців та Волинський областях – 7 875 сіянців.</text:p>
      <text:p text:style-name="P4">
Відновлюють <text:a xlink:type="simple" xlink:href="https://www.ukrinform.ua/tag-lis" text:style-name="Internet_20_link" text:visited-style-name="Visited_20_Internet_20_Link">
 </text:a>
 і на деокупованихтериторіях, там де це безпечно. Зокрема, минулої осені лісівники висаджувалисіянці на Сумщині, Київщині, Чернігівщині. Цього року на Миколаївщині.</text:p>
      <text:p text:style-name="P4">
Попри воєнний стан реалізація програми Президента України «Зелена країна»триває. Нині активно розбудовується нова інфраструктура створення лісу. Торіквдалося відкрили нові центри з вирощування сіянців у Житомирській таКіровоградській областях, крім того, розширити центр у Хмельницькій області.</text:p>
      <text:p text:style-name="P4">
<text:span text:style-name="T4">
Читайте також:</text:span>
 <text:a xlink:type="simple" xlink:href="https://www.ukrinform.ua/rubric-economy/3666519-lisi-ukraini-perehodit-na-zakupivli-cerez-emajdancik.html" text:style-name="Internet_20_link" text:visited-style-name="Visited_20_Internet_20_Link">
 <text:span text:style-name="T4">
Ліси</text:span>
 <text:span text:style-name="T4">
України</text:span>
 <text:span text:style-name="T4">
переходить</text:span>
 <text:span text:style-name="T4">
закупівлі</text:span>
<text:span text:style-name="T4">
через</text:span>
 <text:span text:style-name="T4">
майданчик</text:span>
 </text:a>
</text:p>
      <text:p text:style-name="P4">
Цього року заплановано будівництво 7 нових селекційно-насіннєвих центрів уВолинській, Закарпатській, Івано-Франківській, Київській, Сумській таЧернігівській областях і розширення у Тернопільській області</text:p>
      <text:p text:style-name="P4">
«Через війну відновлення лісів в Україні стало надважливим питанням. Внаслідокпожеж, спричинених російськими снарядами, ми втрачаємо тисячі гектарів дерев.Щоб їх відновити потрібні роки. Тож у майбутньому нам доведеться багатопопрацювати, аби відтворити усе, що знищили окупанти», – додав міністр захистудовкілля та природних ресурсів Руслан Стрілець.</text:p>
      <text:p text:style-name="P4">
Як повідомлялося, філії державного підприємства «Ліси України» завершиливесняну посадку дерев за програмою «Зелена країна», <text:a xlink:type="simple" xlink:href="https://www.ukrinform.ua/rubric-economy/3707984-v-ukraini-perevikonali-plan-posadki-derev-za-programou-zelena-kraina.html" text:style-name="Internet_20_link" text:visited-style-name="Visited_20_Internet_20_Link">
</text:a>
 .</text:p>
      <text:p text:style-name="P4">
Source: <text:a xlink:type="simple" xlink:href="https://www.ukrinform.ua/rubric-society/3709500-lisivniki-ciei-vesni-visadili-ponad-109-miljona-sianciv.html" text:style-name="Internet_20_link" text:visited-style-name="Visited_20_Internet_20_Link">
https://www.ukrinform.ua/rubric-society/3709500-lisivniki-ciei-vesni-visadili-ponad-109-miljona-sianciv.html</text:a>
</text:p>
      <!--NEWS-->
      <text:h text:style-name="P10" text:outline-level="1">
<text:span text:style-name="T4">
Вучич заявив, що «Майдану в Белграді не буде» - посольство України відреагувало</text:span>
</text:h>
      <text:p text:style-name="P4">
Authors: Ukrinform (Person)</text:p>
      <text:p text:style-name="P4">
Publisher: Укринформ (Organization)</text:p>
      <text:p text:style-name="P4">
Published Time: 2023-05-15T15:40:00+03:00</text:p>
      <text:p text:style-name="P4">
Modified Time: 2023-05-15T15:40:00+03:00</text:p>
      <text:p text:style-name="P4">
Description: Посольство України в Сербії засудило згадки у негативному контексті подій Революції гідності будь-якими іноземними посадовцями, розцінивши це як спробу втручання у внутрішні справи України. — Укрінформ.</text:p>
      <text:p text:style-name="P4">
Images: ["<text:a xlink:type="simple" xlink:href="https://static.ukrinform.com/photos/2018_09/thumb_files/630_360_1536488633-8763.jpg" text:style-name="Internet_20_link" text:visited-style-name="Visited_20_Internet_20_Link">
630_360_15364...</text:a>
"]</text:p>
      <text:p text:style-name="P4">
Tags: ['Майдан', 'Сербія', 'Вучич', 'Революція Гідності']</text:p>
      <text:p text:style-name="P4">
Type: Article</text:p>
      <!--METADATA-->
      <text:p text:style-name="P4">
<draw:frame draw:style-name="fr1" draw:name="Image96" text:anchor-type="as-char" svg:width="6.9236in" svg:height="3.956343in" draw:z-index="0">
<draw:image xlink:href="../Images/yкринформ/2023-05-15T15-40-00-03-00/630_360_1536488633-8763.jpg" xlink:type="simple" xlink:show="embed" xlink:actuate="onLoad" draw:mime-type="image/jpeg"/>
</draw:frame>
Посольство України в Сербії засудило згадки у негативному контексті подійРеволюції гідності будь-якими іноземними посадовцями, розцінивши це як спробувтручання у внутрішні справи України.</text:p>
      <text:p text:style-name="P4">
Про це йдеться в оприлюдненій у <text:a xlink:type="simple" xlink:href="https://www.facebook.com/ambasadaukrajine/posts/pfbid02SrH4SL2BskXuXahrqhLHYGc9HZmut8hgafGWxcRJRngY9wvsmmRx2qYAnphtJ6Sal" text:style-name="Internet_20_link" text:visited-style-name="Visited_20_Internet_20_Link">
</text:a>
<text:a xlink:type="simple" xlink:href="https://www.facebook.com/ambasadaukrajine/posts/pfbid02SrH4SL2BskXuXahrqhLHYGc9HZmut8hgafGWxcRJRngY9wvsmmRx2qYAnphtJ6Sal" text:style-name="Internet_20_link" text:visited-style-name="Visited_20_Internet_20_Link">
</text:a>
<text:a xlink:type="simple" xlink:href="https://www.facebook.com/ambasadaukrajine/posts/pfbid02SrH4SL2BskXuXahrqhLHYGc9HZmut8hgafGWxcRJRngY9wvsmmRx2qYAnphtJ6Sal" text:style-name="Internet_20_link" text:visited-style-name="Visited_20_Internet_20_Link">
</text:a>
заяві посольства України в Сербії щодо слів президента Сербії, що «Майдану вБелграді не буде», передає Укрінформ.</text:p>
      <text:p text:style-name="P4">
У дипломатичному відомстві зауважили, що останніми роками Революція гідності вУкраїні регулярно згадується в політико-інформаційному просторі Сербії, ічасто у негативному контексті.</text:p>
      <text:p text:style-name="P4">
«Цей рік не став винятком, бо український Майдан знову згадали у негативномусвітлі. У зв'язку з цим посольство України в <text:a xlink:type="simple" xlink:href="https://www.ukrinform.ua/tag-serbia" text:style-name="Internet_20_link" text:visited-style-name="Visited_20_Internet_20_Link">
 </text:a>
 вкотре ще раз офіційно заявляє, що держава Україна не втручається увнутрішньополітичну ситуацію в Республіці Сербія. Водночас посольство вважаєнеприйнятними спроби втручання у внутрішні справи України, особливо публічнінегативні оцінки щодо свідомого європейського вибору українського народу збоку будь-яких іноземних посадовців», - заявили у посольстві.</text:p>
      <text:p text:style-name="P4">
Українські дипломати акцентували, що те, що іноді намагаються подати унегативному контексті як "український сценарій", насправді є боротьбоюукраїнського народу за свої права проти корумпованої та тоталітарної влади.</text:p>
      <text:p text:style-name="P4">
«Це європейський вибір більшості українців, за який ми заплатили і дорогоплатимо. Будь-яка оцінка цього вибору, позитивна чи негативна, є справоювиключно українського народу», - наголошується у коментарі.</text:p>
      <text:p text:style-name="P4">
У посольстві України висловили сподівання, що всі, хто підтримуєєвроінтеграцію Сербії, поважатимуть європейський вибір дружнього слов'янськогонароду – українців.</text:p>
      <text:p text:style-name="P4">
<text:span text:style-name="T4">
Читайте також:</text:span>
 <text:a xlink:type="simple" xlink:href="https://www.ukrinform.ua/rubric-world/3709139-vucic-zaaviv-so-zalisit-post-lidera-pravlacoi-serbskoi-progresivnoi-partii.html" text:style-name="Internet_20_link" text:visited-style-name="Visited_20_Internet_20_Link">
 <text:span text:style-name="T4">
Вучич</text:span>
 </text:a>
</text:p>
      <text:p text:style-name="P4">
«Більше того, ми очікуємо від Сербії не публічного осуду європейського виборуукраїнського народу, а засудження жорстокої агресії російської федерації,керівництво якої вирішило розпочати широкомасштабне вторгнення в Україну, щобпокарати її прагнення свободи та право обирати свій шлях», - заявили упосольстві.</text:p>
      <text:p text:style-name="P4">
Як повідомлялося, президент Сербії Александр Вучич заявив, що попри протестиіз закликами до нього залишити посаду, «Майдану в Белграді не буде».</text:p>
      <text:p text:style-name="P4">
Source: <text:a xlink:type="simple" xlink:href="https://www.ukrinform.ua/rubric-polytics/3709509-vucic-zaaviv-so-majdanu-v-belgradi-ne-bude-posolstvo-ukraini-vidreaguvalo.html" text:style-name="Internet_20_link" text:visited-style-name="Visited_20_Internet_20_Link">
https://www.ukrinform.ua/rubric-polytics/3709509-vucic-zaaviv-so-majdanu-v-belgradi-ne-bude-posolstvo-ukraini-vidreaguvalo.html</text:a>
</text:p>
      <!--NEWS-->
      <text:h text:style-name="P10" text:outline-level="1">
<text:span text:style-name="T4">
Терлюга: Відчуваю у собі сили виграти чемпіонат світу</text:span>
</text:h>
      <text:p text:style-name="P4">
Authors: Ukrinform (Person)</text:p>
      <text:p text:style-name="P4">
Publisher: Укринформ (Organization)</text:p>
      <text:p text:style-name="P4">
Published Time: 2023-05-15T15:40:35+03:00</text:p>
      <text:p text:style-name="P4">
Modified Time: 2023-05-15T15:40:35+03:00</text:p>
      <text:p text:style-name="P4">
Description: Срібна призерка Олімпійських ігор у Токіо з карате Анжеліка Терлюга поділилась планами на сезон.</text:p>
      <text:p text:style-name="P4">
— Укрінформ.</text:p>
      <text:p text:style-name="P4">
Images: ["<text:a xlink:type="simple" xlink:href="https://static.ukrinform.com/photos/2023_05/thumb_files/630_360_1684154279-466.jpg" text:style-name="Internet_20_link" text:visited-style-name="Visited_20_Internet_20_Link">
630_360_16841...</text:a>
"]</text:p>
      <text:p text:style-name="P4">
Tags: ['карате']</text:p>
      <text:p text:style-name="P4">
Type: Article</text:p>
      <!--METADATA-->
      <text:p text:style-name="P4">
<draw:frame draw:style-name="fr1" draw:name="Image97" text:anchor-type="as-char" svg:width="6.9236in" svg:height="3.956343in" draw:z-index="0">
<draw:image xlink:href="../Images/yкринформ/2023-05-15T15-40-35-03-00/630_360_1684154279-466.jpg" xlink:type="simple" xlink:show="embed" xlink:actuate="onLoad" draw:mime-type="image/jpeg"/>
</draw:frame>
 Срібнапризерка Олімпійських ігор у Токіо з карате Анжеліка Терлюга поділиласьпланами на сезон.</text:p>
      <text:p text:style-name="P4">
Про це вона розповіла у коментарі кореспонденту Укрінформу.</text:p>
      <text:p text:style-name="P4">
«Дуже хочу потрапити на чемпіонат світу. Сподіваюсь, так і станеться. Відчуваюв собі сили виграти цей чемпіонат світу», - сказала вона.</text:p>
      <text:p text:style-name="P4">
Українська каратистка також оцінила свій виступ на етапі Премʼєр-ліги, деспортсменці вдалося посісти першу сходинку.</text:p>
      <text:p text:style-name="P4">
«Було дуже цікаво цього разу змагатись, тому що були нові суперниці, з якимираніше я не перетиналась. Всі - нові, окрім американки в фіналі, але з нею мидуже рідко зустрічались. Цей фінал був другим боєм між нами. Я очікувала віднеї більше агресії та ударів , бо минулий раз наш поєдинок закінчився 8-1. Яперемогла на Всесвітніх Іграх. Думала цього разу вона буде злішою. В цілому ядуже задоволена змаганнями. Я круто відпрацювала всі поєдинки і пропустилатільки один бал на останній секунді фіналу. Але не треба розслаблятись! Будустаранно працювати заради подальшого результату», - підсумувала Терлюга.</text:p>
      <text:p text:style-name="P4">
<text:span text:style-name="T4">
Читайте також:</text:span>
 <text:a xlink:type="simple" xlink:href="https://www.ukrinform.ua/rubric-sports/3709156-terluga-vigrala-etap-premerligi-z-karate.html" text:style-name="Internet_20_link" text:visited-style-name="Visited_20_Internet_20_Link">
 <text:span text:style-name="T4">
Терлюга</text:span>
 </text:a>
</text:p>
      <text:p text:style-name="P4">
Як повідомляв Укрінформ, ще одну медаль для України в Марокко зовоювала ЕлінаСелємєнєва – у вазі до 68 кг вона здобула «бронзу».</text:p>
      <text:p text:style-name="P4">
Фото: Getty Images</text:p>
      <text:p text:style-name="P4">
Source: <text:a xlink:type="simple" xlink:href="https://www.ukrinform.ua/rubric-sports/3709504-terluga-vidcuvau-u-sobi-sili-vigrati-cempionat-svitu.html" text:style-name="Internet_20_link" text:visited-style-name="Visited_20_Internet_20_Link">
https://www.ukrinform.ua/rubric-sports/3709504-terluga-vidcuvau-u-sobi-sili-vigrati-cempionat-svitu.html</text:a>
</text:p>
      <!--NEWS-->
      <text:h text:style-name="P10" text:outline-level="1">
<text:span text:style-name="T4">
У Києві знижується захворюваності на грип та ГРВІ</text:span>
</text:h>
      <text:p text:style-name="P4">
Authors: Ukrinform (Person)</text:p>
      <text:p text:style-name="P4">
Publisher: Укринформ (Organization)</text:p>
      <text:p text:style-name="P4">
Published Time: 2023-05-15T15:41:28+03:00</text:p>
      <text:p text:style-name="P4">
Modified Time: 2023-05-15T15:41:28+03:00</text:p>
      <text:p text:style-name="P4">
Description: У Києві за тиждень зареєстрували 7578 нових випадків захворювання на грип та ГРВІ. — Укрінформ.</text:p>
      <text:p text:style-name="P4">
Images: ["<text:a xlink:type="simple" xlink:href="https://static.ukrinform.com/photos/2018_10/thumb_files/630_360_1539711053-929.jpg" text:style-name="Internet_20_link" text:visited-style-name="Visited_20_Internet_20_Link">
630_360_15397...</text:a>
"]</text:p>
      <text:p text:style-name="P4">
Tags: ['Грип', 'Київ', 'Хвороба']</text:p>
      <text:p text:style-name="P4">
Type: Article</text:p>
      <!--METADATA-->
      <text:p text:style-name="P4">
<draw:frame draw:style-name="fr1" draw:name="Image98" text:anchor-type="as-char" svg:width="6.9236in" svg:height="3.956343in" draw:z-index="0">
<draw:image xlink:href="../Images/yкринформ/2023-05-15T15-41-28-03-00/630_360_1539711053-929.jpg" xlink:type="simple" xlink:show="embed" xlink:actuate="onLoad" draw:mime-type="image/jpeg"/>
</draw:frame>
 У Києві затиждень зареєстрували 7578 нових випадків захворювання на грип та ГРВІ.</text:p>
      <text:p text:style-name="P4">
Про це повідомляє <text:a xlink:type="simple" xlink:href="https://kyivcity.gov.ua/news/za_tizhden_u_kiyevi_zareyestrovano_7578_novikh_vipadkiv_zakhvoryuvannya_na_grip_ta_grvi/" text:style-name="Internet_20_link" text:visited-style-name="Visited_20_Internet_20_Link">
</text:a>
Київської міської державної адміністрації, передає Укрінформ.</text:p>
      <text:p text:style-name="P4">
"У столиці за 19-й тиждень 2023 року зареєстровано 7578 нових випадківзахворювання на грип та ГРВІ. Рівень захворюваності нижчий епідемічного порогуна 67,8%. Наразі показник захворюваності становить 256,7", - йдеться уповідомленні.</text:p>
      <text:p text:style-name="P4">
Зазначається, що у Києві порівняно із попереднім тижнем спостерігаєтьсязниження захворюваності на 2% за рахунок дорослого і дитячого населення.Зокрема, дітей захворіло – 4334 (зниження на 1,8%), дорослих – 3244 (зниженняна 2,1%).</text:p>
      <text:p text:style-name="P4">
<text:span text:style-name="T4">
Читайте також:</text:span>
 <text:a xlink:type="simple" xlink:href="https://www.ukrinform.ua/rubric-society/3698749-v-ukraini-zahvoruvanist-na-covid19-pisla-na-spad-lasko.html" text:style-name="Internet_20_link" text:visited-style-name="Visited_20_Internet_20_Link">
 </text:a>
</text:p>
      <text:p text:style-name="P4">
У структурі захворюваності діти становлять 57,2% від загальної кількості, а напопередньому тижні – 57,1%. Захворюваність серед школярів знизилась на 11,2%.Зокрема, серед школярів зареєстровано 2036 випадків.</text:p>
      <text:p text:style-name="P4">
Крім того, спостерігається зниження загальної кількості госпіталізованих осіб,проте госпіталізація зросла серед дитячого населення. До медичних закладів заостанній тиждень госпіталізовано 159 осіб, 79 із них – діти.</text:p>
      <text:p text:style-name="P4">
Як повідомляв Укрінформ, рівень охоплення щеплення проти <text:a xlink:type="simple" xlink:href="https://www.ukrinform.ua/tag-koronavirus" text:style-name="Internet_20_link" text:visited-style-name="Visited_20_Internet_20_Link">
</text:a>
 в Україні нижчий за 70%.</text:p>
      <text:p text:style-name="P4">
Source: <text:a xlink:type="simple" xlink:href="https://www.ukrinform.ua/rubric-kyiv/3709506-u-kievi-znizuetsa-zahvoruvanosti-na-grip-ta-grvi.html" text:style-name="Internet_20_link" text:visited-style-name="Visited_20_Internet_20_Link">
https://www.ukrinform.ua/rubric-kyiv/3709506-u-kievi-znizuetsa-zahvoruvanosti-na-grip-ta-grvi.html</text:a>
</text:p>
      <!--NEWS-->
      <text:h text:style-name="P10" text:outline-level="1">
<text:span text:style-name="T4">
У Таїланді опозиційна партія лідирує на виборах</text:span>
</text:h>
      <text:p text:style-name="P4">
Authors: Ukrinform (Person)</text:p>
      <text:p text:style-name="P4">
Publisher: Укринформ (Organization)</text:p>
      <text:p text:style-name="P4">
Published Time: 2023-05-15T15:53:12+03:00</text:p>
      <text:p text:style-name="P4">
Modified Time: 2023-05-15T15:53:12+03:00</text:p>
      <text:p text:style-name="P4">
Description: Виборці Таїланду віддали велику кількість голосів на користь опозиційної партії, яка закликає до радикальної реформи інститутів влади країни. — Укрінформ.</text:p>
      <text:p text:style-name="P4">
Images: ["<text:a xlink:type="simple" xlink:href="https://static.ukrinform.com/photos/2023_05/thumb_files/630_360_1684155153-669.png" text:style-name="Internet_20_link" text:visited-style-name="Visited_20_Internet_20_Link">
630_360_16841...</text:a>
"]</text:p>
      <text:p text:style-name="P4">
Tags: ['Таїланд', 'Вибори']</text:p>
      <text:p text:style-name="P4">
Type: Article</text:p>
      <!--METADATA-->
      <text:p text:style-name="P4">
<draw:frame draw:style-name="fr1" draw:name="Image99" text:anchor-type="as-char" svg:width="6.9236in" svg:height="3.956343in" draw:z-index="0">
<draw:image xlink:href="../Images/yкринформ/2023-05-15T15-53-12-03-00/630_360_1684155153-669.png" xlink:type="simple" xlink:show="embed" xlink:actuate="onLoad" draw:mime-type="image/png"/>
</draw:frame>
 ВиборціТаїланду віддали велику кількість голосів на користь опозиційної партії, яказакликає до радикальної реформи інститутів влади країни.</text:p>
      <text:p text:style-name="P4">
Як передає Укрінформ, про це повідомляє <text:a xlink:type="simple" xlink:href="https://www.bbc.com/news/world-asia-65567781" text:style-name="Internet_20_link" text:visited-style-name="Visited_20_Internet_20_Link">
 </text:a>
</text:p>
      <text:p text:style-name="P4">
Перші результати парламентських виборів у Таїланді показують, що політичнасила “Рух вперед” перевершила усі прогнози та отримала 151 з 500 місць унижній палаті Національної асамблеї <text:a xlink:type="simple" xlink:href="https://www.ukrinform.ua/tag-tailand" text:style-name="Internet_20_link" text:visited-style-name="Visited_20_Internet_20_Link">
 </text:a>
. Тепер вона на 10 місць випереджає лідера перегонів, партію “Pheu Thai”, якуочолює дочка експрем'єр-міністра Таксина Чинавата.</text:p>
      <text:p text:style-name="P4">
Аналітики називають це політичним землетрусом, який є значним зрушенням угромадській думці таїландців.</text:p>
      <text:p text:style-name="P4">
Це також очевидна відмова країни від двох військових партій теперішнього урядута прем’єр-міністра Праюта Чан-Очі, який керував державним переворотом, щоусунув обраний уряд у 2014 році.</text:p>
      <text:p text:style-name="P4">
Як зазначається, правляча коаліція отримала лише 15% місць.</text:p>
      <text:p text:style-name="P4">
“Люди отримали вдосталь за останнє десятиліття. Тепер настав новий день”, −сказав лідер партії “Рух вперед” Піта Лімджароенрат.</text:p>
      <text:p text:style-name="P4">
<text:span text:style-name="T4">
Читайте також:</text:span>
 <text:a xlink:type="simple" xlink:href="https://www.ukrinform.ua/rubric-world/3709239-vibori-v-tureccini-pidrahunok-golosiv-trivae-zoden-z-kandidativ-ne-nabrav-bilse-50.html" text:style-name="Internet_20_link" text:visited-style-name="Visited_20_Internet_20_Link">
 </text:a>
</text:p>
      <text:p text:style-name="P4">
Партія Pheu Thai заявила, що погодилася приєднатися до партії "Рух вперед" тачотирьох менших опозиційних партій, давши їм коаліцію з понад 60% місць уновому парламенті.</text:p>
      <text:p text:style-name="P4">
Як повідомлялося, у Таїланді в неділю, 14 травня, <text:a xlink:type="simple" xlink:href="https://www.ukrinform.ua/rubric-world/3709097-u-tailandi-prohodat-parlamentski-vibori.html" text:style-name="Internet_20_link" text:visited-style-name="Visited_20_Internet_20_Link">
</text:a>
 на парламентських виборах. У 2019 році у Таїландівідбулися вибори, але за результатами голосування жодна партія не здобулабільшості.</text:p>
      <text:p text:style-name="P4">
<text:span text:style-name="T5">
Фото: ВВС</text:span>
</text:p>
      <text:p text:style-name="P4">
Source: <text:a xlink:type="simple" xlink:href="https://www.ukrinform.ua/rubric-world/3709512-u-tailandi-opozicijna-partia-lidirue-na-viborah.html" text:style-name="Internet_20_link" text:visited-style-name="Visited_20_Internet_20_Link">
https://www.ukrinform.ua/rubric-world/3709512-u-tailandi-opozicijna-partia-lidirue-na-viborah.html</text:a>
</text:p>
      <!--NEWS-->
      <text:h text:style-name="P10" text:outline-level="1">
<text:span text:style-name="T4">
У ГУР нагадали про медведчука і попів: Україна готова до креативних дій для повернення полонених</text:span>
</text:h>
      <text:p text:style-name="P4">
Authors: Ukrinform (Person)</text:p>
      <text:p text:style-name="P4">
Publisher: Укринформ (Organization)</text:p>
      <text:p text:style-name="P4">
Published Time: 2023-05-15T15:54:00+03:00</text:p>
      <text:p text:style-name="P4">
Modified Time: 2023-05-15T15:54:00+03:00</text:p>
      <text:p text:style-name="P4">
Description: Представник Головного управління розвідки Міноборони Андрій Юсов щодо ймовірності включення експрезидента «Мотор Січі» В'ячеслава Богуслаєва у список на обмін заявив, що така інформація розголошенню не підлягає. — Укрінформ.</text:p>
      <text:p text:style-name="P4">
Images: ["<text:a xlink:type="simple" xlink:href="https://static.ukrinform.com/photos/2023_02/thumb_files/630_360_1676285387-262.jpg" text:style-name="Internet_20_link" text:visited-style-name="Visited_20_Internet_20_Link">
630_360_16762...</text:a>
"]</text:p>
      <text:p text:style-name="P4">
Tags: ['Медведчук', 'Розвідка', 'Полонені', 'Богуслаєв', 'Війна з росією', 'Єдині новини']</text:p>
      <text:p text:style-name="P4">
Type: Article</text:p>
      <!--METADATA-->
      <text:p text:style-name="P4">
<draw:frame draw:style-name="fr1" draw:name="Image100" text:anchor-type="as-char" svg:width="6.9236in" svg:height="3.956343in" draw:z-index="0">
<draw:image xlink:href="../Images/yкринформ/2023-05-15T15-54-00-03-00/630_360_1676285387-262.jpg" xlink:type="simple" xlink:show="embed" xlink:actuate="onLoad" draw:mime-type="image/jpeg"/>
</draw:frame>
Представник Головного управління розвідки Міноборони Андрій Юсов щодоймовірності включення експрезидента «Мотор Січі» В'ячеслава Богуслаєва усписок на обмін заявив, що така інформація розголошенню не підлягає.</text:p>
      <text:p text:style-name="P4">
Про це він сказав в ефірі телемарафону «Єдині новини», передає кореспондентУкрінформу.</text:p>
      <text:p text:style-name="P4">
«Але ми можемо пригадати з вами конкретні інші випадки: і факт обміну,наприклад, медведчука, і факт обміну відвертих державних злочинців іколаборантів, які належали до так званої російської церкви в Україні тощо», -заявив представник ГУР.</text:p>
      <text:p text:style-name="P4">
Водночас він запевнив, що Україна готова до найбільш креативних дій, абиповернути своїх громадян, бо для України, на відміну від рф, людина і її життяє справжньою цінністю.</text:p>
      <text:p text:style-name="P4">
<text:span text:style-name="T4">
Читайте також:</text:span>
 <text:a xlink:type="simple" xlink:href="https://www.ukrinform.ua/rubric-ato/3707639-danilov-listom-iz-prohannam-pro-obmin-boguslaev-pidtverdiv-so-buv-rosijskim-agentom.html" text:style-name="Internet_20_link" text:visited-style-name="Visited_20_Internet_20_Link">
 <text:span text:style-name="T4">
Богусла</text:span>
 </text:a>
</text:p>
      <text:p text:style-name="P4">
Він також зазначив, що обмін у форматі "всіх на всіх" є реалістичним длявиконання завданням, але надзвичайно важким. "Це – надзвичайно великийкомплекс заходів, над яким працює Координаційний штаб з питань поводження звійськовополоненими, всі представники силових структур, також команда ОфісуПрезидента тощо», - заявив Юсов.</text:p>
      <text:p text:style-name="P4">
Представник <text:a xlink:type="simple" xlink:href="https://www.ukrinform.ua/tag-rozvidka" text:style-name="Internet_20_link" text:visited-style-name="Visited_20_Internet_20_Link">
 </text:a>
 нагадав, що понад 2300українців вже визволені з полону.</text:p>
      <text:p text:style-name="P4">
«Триває підготовка до наступних окремих обмінів. Триває серйозна ґрунтовнаробота по обміну "всіх на всіх", і звичайно, результати будуть», - переконанийЮсов.</text:p>
      <text:p text:style-name="P4">
<text:span text:style-name="T4">
Читайте також:</text:span>
 <text:a xlink:type="simple" xlink:href="https://www.ukrinform.ua/rubric-society/3708031-podolak-rozpoviv-za-akij-umov-mozlivij-obmin-boguslaeva-do-rosii.html" text:style-name="Internet_20_link" text:visited-style-name="Visited_20_Internet_20_Link">
 <text:span text:style-name="T4">
Богусла</text:span>
 </text:a>
</text:p>
      <text:p text:style-name="P4">
Як повідомлялося, експрезидент «Мотор Січі» В’ячеслав Богуслаєв, якомуінкримінують пособництво державі-агресору, колабораційну діяльність, сприяннядіяльності терористичної організації і протидію ЗСУ, попросив включити його всписок на обмін.</text:p>
      <text:p text:style-name="P4">
Source: <text:a xlink:type="simple" xlink:href="https://www.ukrinform.ua/rubric-society/3709513-u-gur-nagadali-pro-obmin-medvedcuka-i-popiv-dla-povernenna-polonenih-ukraina-gotova-do-kreativnih-dij.html" text:style-name="Internet_20_link" text:visited-style-name="Visited_20_Internet_20_Link">
https://www.ukrinform.ua/rubric-society/3709513-u-gur-nagadali-pro-obmin-medvedcuka-i-popiv-dla-povernenna-polonenih-ukraina-gotova-do-kreativnih-dij.html</text:a>
</text:p>
      <!--NEWS-->
      <text:h text:style-name="P10" text:outline-level="1">
<text:span text:style-name="T4">
Там істерика: Ігнат прокоментував реакцію рф на авіакатастрофи в Брянській області</text:span>
</text:h>
      <text:p text:style-name="P4">
Authors: Ukrinform (Person)</text:p>
      <text:p text:style-name="P4">
Publisher: Укринформ (Organization)</text:p>
      <text:p text:style-name="P4">
Published Time: 2023-05-15T16:06:00+03:00</text:p>
      <text:p text:style-name="P4">
Modified Time: 2023-05-15T16:06:00+03:00</text:p>
      <text:p text:style-name="P4">
Description: У рф пропаганда висуває різні версії щодо падіння літаків і вертольотів у Брянській області 13 травня - там почалася істерика. — Укрінформ.</text:p>
      <text:p text:style-name="P4">
Images: ["<text:a xlink:type="simple" xlink:href="https://static.ukrinform.com/photos/2022_09/thumb_files/630_360_1662723765-520.jpg" text:style-name="Internet_20_link" text:visited-style-name="Visited_20_Internet_20_Link">
630_360_16627...</text:a>
"]</text:p>
      <text:p text:style-name="P4">
Tags: ['Літак', 'росія', 'Вертоліт', 'Єдині новини', 'Ігнат']</text:p>
      <text:p text:style-name="P4">
Type: Article</text:p>
      <!--METADATA-->
      <text:p text:style-name="P4">
<draw:frame draw:style-name="fr1" draw:name="Image101" text:anchor-type="as-char" svg:width="6.9236in" svg:height="3.956343in" draw:z-index="0">
<draw:image xlink:href="../Images/yкринформ/2023-05-15T16-06-00-03-00/630_360_1662723765-520.jpg" xlink:type="simple" xlink:show="embed" xlink:actuate="onLoad" draw:mime-type="image/jpeg"/>
</draw:frame>
 У рфпропаганда висуває різні версії щодо падіння літаків і вертольотів у Брянськійобласті 13 травня - там почалася істерика.</text:p>
      <text:p text:style-name="P4">
Про це в ефірі загальнонаціонального телемарафону "Єдині новини" сказав речникПовітряних сил ЗСУ Юрій Ігнат, передає кореспондент Укрінформу.</text:p>
      <text:p text:style-name="P4">
Ігнат підтвердив, що у Брянській області впали два військові <text:a xlink:type="simple" xlink:href="https://www.ukrinform.ua/tag-litak" text:style-name="Internet_20_link" text:visited-style-name="Visited_20_Internet_20_Link">
</text:a>
 та три гелікоптери.</text:p>
      <text:p text:style-name="P4">
"Третій гелікоптер зник теж за незрозумілих причин. Це не дуже визнається врф, щоб ще чорнішим той день не став для них", – сказав він.</text:p>
      <text:p text:style-name="P4">
Речник зазначив, що російська пропаганда розглядає різні варіанти: віддіяльності партизанів до роботи українських винищувачів або власноїпротиповітряної оборони.</text:p>
      <text:p text:style-name="P4">
"Там істерика. Ми за ними спостерігаємо, і це нас дуже тішить", - заявивречник.</text:p>
      <text:p text:style-name="P4">
<text:span text:style-name="T4">
Читайте також:</text:span>
 <text:a xlink:type="simple" xlink:href="https://www.ukrinform.ua/rubric-ato/3709463-u-gur-prokomentuvali-padinna-litakiv-ta-gelikopteriv-u-rosii-mozlivo-palili-lotciki.html" text:style-name="Internet_20_link" text:visited-style-name="Visited_20_Internet_20_Link">
 <text:span text:style-name="T4">
ГУР</text:span>
 <text:span text:style-name="T4">
прокоментували</text:span>
 <text:span text:style-name="T4">
падіння</text:span>
 <text:span text:style-name="T4">
літаків</text:span>
<text:span text:style-name="T4">
гелікоптерів</text:span>
 <text:span text:style-name="T4">
росії</text:span>
 <text:span text:style-name="T4">
можливо</text:span>
 <text:span text:style-name="T4">
палили</text:span>
 <text:span text:style-name="T4">
льотчики</text:span>
</text:a>
</text:p>
      <text:p text:style-name="P4">
Він зауважив, що рф продовжує готувати пілотів, йдеться про близько 100 – 150осіб щороку.</text:p>
      <text:p text:style-name="P4">
"Особливих надій на те, що в росії закінчаться льотчики, ми, звичайно, немаємо. Але якісний склад буде значно гірший", - сказав Ігнат.</text:p>
      <text:p text:style-name="P4">
Як повідомлялось, у суботу <text:a xlink:type="simple" xlink:href="https://www.ukrinform.ua/rubric-world/3708726-u-branskij-oblasti-vpali-dva-vertoloti-zmi.html" text:style-name="Internet_20_link" text:visited-style-name="Visited_20_Internet_20_Link">
 </text:a>
 та геликоптерівворога.</text:p>
      <text:p text:style-name="P4">
Речник Повітряних сил ЗСУ Ігнат заявив, що до падіння авіації в Брянськійобласті росії у суботу <text:a xlink:type="simple" xlink:href="https://www.ukrinform.ua/rubric-ato/3708972-do-aviakatastrof-u-branskij-oblasti-pricetna-rosijska-ppo-ignat.html" text:style-name="Internet_20_link" text:visited-style-name="Visited_20_Internet_20_Link">
 </text:a>
 .</text:p>
      <text:p text:style-name="P4">
<text:span text:style-name="T5">
Фото: АрміяInform</text:span>
</text:p>
      <text:p text:style-name="P4">
Source: <text:a xlink:type="simple" xlink:href="https://www.ukrinform.ua/rubric-ato/3709515-tam-isterika-ignat-prokomentuvav-reakciu-rf-na-aviakatastrofi-v-branskij-oblasti.html" text:style-name="Internet_20_link" text:visited-style-name="Visited_20_Internet_20_Link">
https://www.ukrinform.ua/rubric-ato/3709515-tam-isterika-ignat-prokomentuvav-reakciu-rf-na-aviakatastrofi-v-branskij-oblasti.html</text:a>
</text:p>
      <!--NEWS-->
      <text:h text:style-name="P10" text:outline-level="1">
<text:span text:style-name="T4">
На вулиці Києва повернулись велопатруль та кінна поліція</text:span>
</text:h>
      <text:p text:style-name="P4">
Authors: Ukrinform (Person)</text:p>
      <text:p text:style-name="P4">
Publisher: Укринформ (Organization)</text:p>
      <text:p text:style-name="P4">
Published Time: 2023-05-15T16:07:01+03:00</text:p>
      <text:p text:style-name="P4">
Modified Time: 2023-05-15T16:07:01+03:00</text:p>
      <text:p text:style-name="P4">
Description: На вулиці та у парки Києва повернулись велопатруль та кінна поліція. — Укрінформ.</text:p>
      <text:p text:style-name="P4">
Images: ["<text:a xlink:type="simple" xlink:href="https://static.ukrinform.com/photos/2023_05/thumb_files/630_360_1684155965-456.jpeg" text:style-name="Internet_20_link" text:visited-style-name="Visited_20_Internet_20_Link">
630_360_16841...</text:a>
"]</text:p>
      <text:p text:style-name="P4">
Tags: ['Поліція', 'Київ']</text:p>
      <text:p text:style-name="P4">
Type: Article</text:p>
      <!--METADATA-->
      <text:p text:style-name="P4">
<draw:frame draw:style-name="fr1" draw:name="Image102" text:anchor-type="as-char" svg:width="6.9236in" svg:height="3.956343in" draw:z-index="0">
<draw:image xlink:href="../Images/yкринформ/2023-05-15T16-07-01-03-00/630_360_1684155965-456.jpeg" xlink:type="simple" xlink:show="embed" xlink:actuate="onLoad" draw:mime-type="image/jpeg"/>
</draw:frame>
 На вулиціта у парки Києва повернулись велопатруль та кінна поліція.</text:p>
      <text:p text:style-name="P4">
Як передає Укрінформ, про це Патрульна поліція Києва повідомляє у <text:a xlink:type="simple" xlink:href="https://t.me/kyivpatrol/10273" text:style-name="Internet_20_link" text:visited-style-name="Visited_20_Internet_20_Link">
</text:a>
</text:p>
      <text:p text:style-name="P4">
"Сьогодні інспектори вирушили на перше патрулювання у цьому сезоні.Поліцейські забезпечуватимуть охорону громадського порядку у парках, зонахвідпочинку, а також у місцях, де неможливо проїхати на службовому автомобілі",- йдеться у повідомленні.</text:p>
      <text:p text:style-name="P4">
Крім того, патрульні реагуватимуть на усі виклики та звернення громадян.</text:p>
      <text:p text:style-name="P4">
<text:span text:style-name="T4">
Читайте також:</text:span>
 <text:a xlink:type="simple" xlink:href="https://www.ukrinform.ua/rubric-regions/3543343-u-cernivcah-zapracuvav-velopatrul-mer.html" text:style-name="Internet_20_link" text:visited-style-name="Visited_20_Internet_20_Link">
 <text:span text:style-name="T4">
велопатр</text:span>
 </text:a>
</text:p>
      <text:p text:style-name="P4">
Як повідомляв Укрінформ, на початку травня у Хмельницькому відновили роботувелопатрулі, яких цього року стало більше. Як зазначили у міській раді, вониохоронятимуть правопорядок у парках та інших місцях відпочинку.</text:p>
      <text:p text:style-name="P4">
Source: <text:a xlink:type="simple" xlink:href="https://www.ukrinform.ua/rubric-kyiv/3709519-na-vulici-kieva-povernulis-velopatrul-ta-kinna-policia.html" text:style-name="Internet_20_link" text:visited-style-name="Visited_20_Internet_20_Link">
https://www.ukrinform.ua/rubric-kyiv/3709519-na-vulici-kieva-povernulis-velopatrul-ta-kinna-policia.html</text:a>
</text:p>
      <!--NEWS-->
      <text:h text:style-name="P10" text:outline-level="1">
<text:span text:style-name="T4">
Фонд держмайна за тиждень заробив на приватизації понад ₴126 мільйонів</text:span>
</text:h>
      <text:p text:style-name="P4">
Authors: Ukrinform (Person)</text:p>
      <text:p text:style-name="P4">
Publisher: Укринформ (Organization)</text:p>
      <text:p text:style-name="P4">
Published Time: 2023-05-15T16:13:25+03:00</text:p>
      <text:p text:style-name="P4">
Modified Time: 2023-05-15T16:13:25+03:00</text:p>
      <text:p text:style-name="P4">
Description: Фонд держмайна продав минулого тижня на приватизаційних аукціонах об’єкти на загальну суму 126,1 млн грн. — Укрінформ.</text:p>
      <text:p text:style-name="P4">
Images: ["<text:a xlink:type="simple" xlink:href="https://static.ukrinform.com/photos/2020_10/thumb_files/630_360_1602826953-917.jpg" text:style-name="Internet_20_link" text:visited-style-name="Visited_20_Internet_20_Link">
630_360_16028...</text:a>
"]</text:p>
      <text:p text:style-name="P4">
Tags: ['ФДМУ', 'Приватизація']</text:p>
      <text:p text:style-name="P4">
Type: Article</text:p>
      <!--METADATA-->
      <text:p text:style-name="P4">
<draw:frame draw:style-name="fr1" draw:name="Image103" text:anchor-type="as-char" svg:width="6.9236in" svg:height="3.956343in" draw:z-index="0">
<draw:image xlink:href="../Images/yкринформ/2023-05-15T16-13-25-03-00/630_360_1602826953-917.jpg" xlink:type="simple" xlink:show="embed" xlink:actuate="onLoad" draw:mime-type="image/jpeg"/>
</draw:frame>
 Фонддержмайна продав минулого тижня на приватизаційних аукціонах об’єкти назагальну суму 126,1 млн грн.</text:p>
      <text:p text:style-name="P4">
Про це повідомляє пресслужба <text:a xlink:type="simple" xlink:href="https://www.spfu.gov.ua/ua/news/9681.html" text:style-name="Internet_20_link" text:visited-style-name="Visited_20_Internet_20_Link">
 </text:a>
 ,передає Укрінформ.</text:p>
      <text:p text:style-name="P4">
«З 8 по 12 травня сума переможних ставок приватизаційних аукціонів Фондудержмайна сягнула 126,1 млн грн. У 6 аукціонах взяли участь 62 підприємці, азавдяки конкуренції вартість активів зросла майже у 8 разів від стартовоїціни», - йдеться в повідомленні.</text:p>
      <text:p text:style-name="P4">
Як зазначають у Фонді, найбільший попит викликали об’єкти нерухомості в Івано-Франківській, Волинській та Львівській областях.</text:p>
      <text:p text:style-name="P4">
Серед проданих об’єктів – Придніпровський експертно-технічний центр Держпраці.</text:p>
      <text:p text:style-name="P4">
<text:span text:style-name="T4">
Читайте також:</text:span>
 <text:a xlink:type="simple" xlink:href="https://www.ukrinform.ua/rubric-economy/3708305-fond-derzmajna-z-pocatku-roku-zaluciv-15-milarda-investicij.html" text:style-name="Internet_20_link" text:visited-style-name="Visited_20_Internet_20_Link">
 </text:a>
</text:p>
      <text:p text:style-name="P4">
Цього тижня ФДМУ планує провести 13 <text:a xlink:type="simple" xlink:href="https://www.ukrinform.ua/tag-privatizacia" text:style-name="Internet_20_link" text:visited-style-name="Visited_20_Internet_20_Link">
 </text:a>
 аукціонів. Підприємцям пропонується придбати адмінбудівлі наІвано-Франківщині та Тернопільщині, автотранспортне підприємство у Києві,комплекс будівель на березі Хаджибейського лиману та будівлю цеху уЖитомирській області.</text:p>
      <text:p text:style-name="P4">
Як повідомлялося, з початку року Фонд державного майна <text:a xlink:type="simple" xlink:href="https://www.ukrinform.ua/rubric-economy/3708305-fond-derzmajna-z-pocatku-roku-zaluciv-15-milarda-investicij.html" text:style-name="Internet_20_link" text:visited-style-name="Visited_20_Internet_20_Link">
</text:a>
 .</text:p>
      <text:p text:style-name="P4">
Source: <text:a xlink:type="simple" xlink:href="https://www.ukrinform.ua/rubric-economy/3709522-fond-derzmajna-za-tizden-zarobiv-na-privatizacii-ponad-126-miljoniv.html" text:style-name="Internet_20_link" text:visited-style-name="Visited_20_Internet_20_Link">
https://www.ukrinform.ua/rubric-economy/3709522-fond-derzmajna-za-tizden-zarobiv-na-privatizacii-ponad-126-miljoniv.html</text:a>
</text:p>
      <!--NEWS-->
      <text:h text:style-name="P10" text:outline-level="1">
<text:span text:style-name="T4">
росіяни збільшили кількість обстрілів на південному напрямку - військові</text:span>
</text:h>
      <text:p text:style-name="P4">
Authors: Ukrinform (Person)</text:p>
      <text:p text:style-name="P4">
Publisher: Укринформ (Organization)</text:p>
      <text:p text:style-name="P4">
Published Time: 2023-05-15T16:14:17+03:00</text:p>
      <text:p text:style-name="P4">
Modified Time: 2023-05-15T16:14:17+03:00</text:p>
      <text:p text:style-name="P4">
Description: Російські окупаційні війська посилили обстріли на південному напрямку, завдавши вночі авіацією ударів по н.п. Станіслав, що на Херсонщині. За добу зафіксовано 97 обстрілів із застосуванням 440 снарядів. — Укрінформ.</text:p>
      <text:p text:style-name="P4">
Images: ["<text:a xlink:type="simple" xlink:href="https://static.ukrinform.com/photos/2022_12/thumb_files/630_360_1670879455-850.jpg" text:style-name="Internet_20_link" text:visited-style-name="Visited_20_Internet_20_Link">
630_360_16708...</text:a>
"]</text:p>
      <text:p text:style-name="P4">
Tags: ['Херсонщина', 'Обстріл', 'Війна з росією', 'Південь України']</text:p>
      <text:p text:style-name="P4">
Type: Article</text:p>
      <!--METADATA-->
      <text:p text:style-name="P4">
<draw:frame draw:style-name="fr1" draw:name="Image104" text:anchor-type="as-char" svg:width="6.9236in" svg:height="3.956343in" draw:z-index="0">
<draw:image xlink:href="../Images/yкринформ/2023-05-15T16-14-17-03-00/630_360_1670879455-850.jpg" xlink:type="simple" xlink:show="embed" xlink:actuate="onLoad" draw:mime-type="image/jpeg"/>
</draw:frame>
 Російськіокупаційні війська посилили обстріли на південному напрямку, завдавши вночіавіацією ударів по н.п. Станіслав, що на Херсонщині. За добу зафіксовано 97обстрілів із застосуванням 440 снарядів.</text:p>
      <text:p text:style-name="P4">
Як передає Укрінформ, про це в <text:a xlink:type="simple" xlink:href="https://www.facebook.com/OperationalCommandSouth/posts/569080088685571" text:style-name="Internet_20_link" text:visited-style-name="Visited_20_Internet_20_Link">
</text:a>
повідомляє пресслужба ОК «Південь».</text:p>
      <text:p text:style-name="P4">
«Противник продовжує атакувати правобережжя. Вночі наніс авіаційний удар пароюСу-35 двома КАБ-500 - у район Станіслава. Поранено двох цивільних, зруйнованодва приватних будинки. Також вночі завдано потужного удару по одному знавчальних закладів Херсона. Відбулось загоряння на площі понад 3 200 м²,пожежу оперативно ліквідовано, триває розбір завалів. Попередньо люди непостраждали, але будівля зазнала суттєвих руйнувань, - йдеться в повідомленні.</text:p>
      <text:p text:style-name="P4">
<text:span text:style-name="T4">
Читайте також:</text:span>
 <text:a xlink:type="simple" xlink:href="https://www.ukrinform.ua/rubric-regions/3709393-rosiani-za-dobu-obstrilali-devat-oblastej-ukraini-zvedenna-ova.html" text:style-name="Internet_20_link" text:visited-style-name="Visited_20_Internet_20_Link">
 <text:span text:style-name="T4">
обстр</text:span>
 </text:a>
</text:p>
      <text:p text:style-name="P4">
Як зазначається, за минулу добу інтенсивність <text:a xlink:type="simple" xlink:href="https://www.ukrinform.ua/tag-obstril" text:style-name="Internet_20_link" text:visited-style-name="Visited_20_Internet_20_Link">
</text:a>
 ще посилилась: зафіксовано 97обстрілів із застосуванням близько 440 снарядів. Внаслідок обстрілів одинцивільний загинув, ще одного поранено, також поранення отримали дваспівробітника поліції. Руйнувань та пошкоджень зазнали понад півтора десяткибудівель – житлових будинків та соціальних об’єктів, господарських споруд.</text:p>
      <text:p text:style-name="P4">
Внаслідок підриву при спробі розібрати ворожий снаряд в Бериславському районізагинуло 5 цивільних чоловіків, а на тракторі в полі, наїхавши на міну ще 1цивільний отримав поранення.</text:p>
      <text:p text:style-name="P4">
<text:span text:style-name="T4">
Читайте також:</text:span>
 <text:a xlink:type="simple" xlink:href="https://www.ukrinform.ua/rubric-ato/3709389-v-avdiivci-vid-rosijskogo-aviaudaru-po-likarni-zaginuli-cetvero-civilnih.html" text:style-name="Internet_20_link" text:visited-style-name="Visited_20_Internet_20_Link">
 </text:a>
</text:p>
      <text:p text:style-name="P4">
В пресслужбі також повідомили, що авіацією Сил оборони на цьому напрямкузавдано 3 удари по ворожих позиціях ППО та скупченню живої сили в Скадовськомурайоні. Силами нашої протиповітряної оборони було знищено 3 БпЛА противникаоперативно-тактичного рівня.</text:p>
      <text:p text:style-name="P4">
Завдяки результативній роботі ракетно-артилерійських підрозділів загальнівтрати противника складають: 10 вісйськовослужбовців, 5 човнів, 1 танкТ-72/62, 7 одиниць інженерної та авто-бронетехніки.</text:p>
      <text:p text:style-name="P4">
В командуванні «Південь» також нагадали, що загроза ракетних і дронових атакзберігається, як і мінна небезпека на суші і в морі.</text:p>
      <text:p text:style-name="P4">
<text:span text:style-name="T4">
Читайте також:</text:span>
 <text:a xlink:type="simple" xlink:href="https://www.ukrinform.ua/rubric-ato/3709496-na-pivnoci-vorozi-drg-namagautsa-promacuvati-ukrainskij-kordon-usov.html" text:style-name="Internet_20_link" text:visited-style-name="Visited_20_Internet_20_Link">
 <text:span text:style-name="T4">
Юсов</text:span>
 </text:a>
</text:p>
      <text:p text:style-name="P4">
Як повідомляв Укрінформ, у Чорному та Азовському морях росія тримає набойовому чергуванні вісім кораблів. В Азовському морі перебувають два ворожікораблі, серед яких один носій "Калібрів", загальний залп до 8 ракет.</text:p>
      <text:p text:style-name="P4">
Source: <text:a xlink:type="simple" xlink:href="https://www.ukrinform.ua/rubric-ato/3709523-rosiani-zbilsili-kilkist-obstriliv-na-pivdennomu-napramku-vijskovi.html" text:style-name="Internet_20_link" text:visited-style-name="Visited_20_Internet_20_Link">
https://www.ukrinform.ua/rubric-ato/3709523-rosiani-zbilsili-kilkist-obstriliv-na-pivdennomu-napramku-vijskovi.html</text:a>
</text:p>
      <!--NEWS-->
      <text:h text:style-name="P10" text:outline-level="1">
<text:span text:style-name="T4">
Завацька вийшла в основну сітку 100-тисячника у Мадриді</text:span>
</text:h>
      <text:p text:style-name="P4">
Authors: Ukrinform (Person)</text:p>
      <text:p text:style-name="P4">
Publisher: Укринформ (Organization)</text:p>
      <text:p text:style-name="P4">
Published Time: 2023-05-15T16:23:31+03:00</text:p>
      <text:p text:style-name="P4">
Modified Time: 2023-05-15T16:23:31+03:00</text:p>
      <text:p text:style-name="P4">
Description: Українка перемогла Емілі Епплтон із Великобританії. — Укрінформ.</text:p>
      <text:p text:style-name="P4">
Images: ["<text:a xlink:type="simple" xlink:href="https://static.ukrinform.com/photos/2023_05/thumb_files/630_360_1684156956-498.jpg" text:style-name="Internet_20_link" text:visited-style-name="Visited_20_Internet_20_Link">
630_360_16841...</text:a>
"]</text:p>
      <text:p text:style-name="P4">
Tags: ['Теніс']</text:p>
      <text:p text:style-name="P4">
Type: Article</text:p>
      <!--METADATA-->
      <text:p text:style-name="P4">
<draw:frame draw:style-name="fr1" draw:name="Image105" text:anchor-type="as-char" svg:width="6.9236in" svg:height="3.956343in" draw:z-index="0">
<draw:image xlink:href="../Images/yкринформ/2023-05-15T16-23-31-03-00/630_360_1684156956-498.jpg" xlink:type="simple" xlink:show="embed" xlink:actuate="onLoad" draw:mime-type="image/jpeg"/>
</draw:frame>
 Українкаперемогла Емілі Епплтон із Великобританії.</text:p>
      <text:p text:style-name="P4">
Українська тенісистка Катаріна Завацька (WTA 248) вийшла в основну сіткуґрунтового турніру серії ITF W100 у Мадриді, передає Укрінформ.</text:p>
      <text:p text:style-name="P4">
У фіналі відбору українка у трьох сетах виграла у Емілі Епплтон(Великобританія, WTA 420) - 3:6, 6:2, 6:1. Матч тривав 1 годину та 50 хвилин.</text:p>
      <text:p text:style-name="P4">
Незважаючи на програний перший сет, Катаріна змогла повернутися в гру таобіграти суперницю. Це була перша зустріч дівчат.</text:p>
      <text:p text:style-name="P4">
Суперниця Завацької у 1/16 фіналу основи змагань у столиці Іспанії визначитьсяпізніше.</text:p>
      <text:p text:style-name="P4">
<text:span text:style-name="T4">
Читайте також:</text:span>
 <text:a xlink:type="simple" xlink:href="https://www.ukrinform.ua/rubric-sports/3709174-zavacka-peremogla-rosianku-u-kvalifikacii-turniru-itf-u-madridi.html" text:style-name="Internet_20_link" text:visited-style-name="Visited_20_Internet_20_Link">
 <text:span text:style-name="T4">
Завацька</text:span>
 </text:a>
</text:p>
      <text:p text:style-name="P4">
Як повідомляв Укрінформ, на старті кваліфікації Катаріна обіграла росіянкуАнну Семенову.</text:p>
      <text:p text:style-name="P4">
Фото: btu.org.ua</text:p>
      <text:p text:style-name="P4">
Source: <text:a xlink:type="simple" xlink:href="https://www.ukrinform.ua/rubric-sports/3709526-zavacka-vijsla-v-osnovnu-sitku-100tisacnika-u-madridi.html" text:style-name="Internet_20_link" text:visited-style-name="Visited_20_Internet_20_Link">
https://www.ukrinform.ua/rubric-sports/3709526-zavacka-vijsla-v-osnovnu-sitku-100tisacnika-u-madridi.html</text:a>
</text:p>
      <!--NEWS-->
      <text:h text:style-name="P10" text:outline-level="1">
<text:span text:style-name="T4">
Загарбники проводять примусову паспортизацію на Запоріжжі - встановили новий «дедлайн»</text:span>
</text:h>
      <text:p text:style-name="P4">
Authors: Ukrinform (Person)</text:p>
      <text:p text:style-name="P4">
Publisher: Укринформ (Organization)</text:p>
      <text:p text:style-name="P4">
Published Time: 2023-05-15T16:24:25+03:00</text:p>
      <text:p text:style-name="P4">
Modified Time: 2023-05-15T16:24:25+03:00</text:p>
      <text:p text:style-name="P4">
Description: Загарбники на Запоріжжі активно проводять примусову паспортизацію, встановивши "дедлайн" до 1 вересня. — Укрінформ.</text:p>
      <text:p text:style-name="P4">
Images: ["<text:a xlink:type="simple" xlink:href="https://static.ukrinform.com/photos/2022_04/thumb_files/630_360_1649607686-819.png" text:style-name="Internet_20_link" text:visited-style-name="Visited_20_Internet_20_Link">
630_360_16496...</text:a>
"]</text:p>
      <text:p text:style-name="P4">
Tags: ['Паспорт', 'Запоріжжя', 'Війна з росією']</text:p>
      <text:p text:style-name="P4">
Type: Article</text:p>
      <!--METADATA-->
      <text:p text:style-name="P4">
<draw:frame draw:style-name="fr1" draw:name="Image106" text:anchor-type="as-char" svg:width="6.9236in" svg:height="3.956343in" draw:z-index="0">
<draw:image xlink:href="../Images/yкринформ/2023-05-15T16-24-25-03-00/630_360_1649607686-819.png" xlink:type="simple" xlink:show="embed" xlink:actuate="onLoad" draw:mime-type="image/png"/>
</draw:frame>
 Загарбникина Запоріжжі активно проводять примусову паспортизацію, встановивши "дедлайн"до 1 вересня.</text:p>
      <text:p text:style-name="P4">
Про це повідомив у <text:a xlink:type="simple" xlink:href="https://t.me/ivan_fedorov_melitopol/1973" text:style-name="Internet_20_link" text:visited-style-name="Visited_20_Internet_20_Link">
 </text:a>
 міськийголова Мелітополя Іван Федоров, передає Укрінформ.</text:p>
      <text:p text:style-name="P4">
“Окупанти Запорізької області провалилися з фейковою « <text:a xlink:type="simple" xlink:href="https://www.ukrinform.ua/tag-evakuacia" text:style-name="Internet_20_link" text:visited-style-name="Visited_20_Internet_20_Link">
</text:a>
 », тож повернулись до старої теми -примусової паспортизації. Встановили черговий дедлайн - прищепити всіммешканцям ТОТ «любов до росії» до 1 вересня”, - зазначив Федоров.</text:p>
      <text:p text:style-name="P4">
За його словами, загарбники відновили роботу "міграційних служб" навіть на тихприфронтових територіях, де ще вчора проводилась евакуація, посилилифільтрацію на блокпостах. Крім того, виїзні бригади з оформлення російськихпаспортів працюють вже й у місцях тимчасового проживання жителів, якихевакуювали до Бердянська.</text:p>
      <text:p text:style-name="P4">
<text:span text:style-name="T4">
Читайте також:</text:span>
 <text:a xlink:type="simple" xlink:href="https://www.ukrinform.ua/rubric-regions/3706702-na-zaporizzi-ucasnikam-psevdoreferendumu-vidaut-dovidki-zamist-pasportiv-rf-fedorov.html" text:style-name="Internet_20_link" text:visited-style-name="Visited_20_Internet_20_Link">
 <text:span text:style-name="T4">
паспорт</text:span>
 </text:a>
</text:p>
      <text:p text:style-name="P4">
"Мета рашистів - встигнути до російських осінніх псевдовиборів залучитиякомога більше людей до свого злочину і посіяти пропаганду про «захистгромадян рф», - заявив Федоров.</text:p>
      <text:p text:style-name="P4">
Як повідомлялося, на тимчасово окупованій території України загарбникипроводять підготовку з організації «виборів», попередня дата їх проведення –10 вересня 2023 року.</text:p>
      <text:p text:style-name="P4">
Source: <text:a xlink:type="simple" xlink:href="https://www.ukrinform.ua/rubric-regions/3709527-zagarbniki-provodat-primusovu-pasportizaciu-na-zaporizzi-vstanovili-novij-dedlajn.html" text:style-name="Internet_20_link" text:visited-style-name="Visited_20_Internet_20_Link">
https://www.ukrinform.ua/rubric-regions/3709527-zagarbniki-provodat-primusovu-pasportizaciu-na-zaporizzi-vstanovili-novij-dedlajn.html</text:a>
</text:p>
      <!--NEWS-->
      <text:h text:style-name="P10" text:outline-level="1">
<text:span text:style-name="T4">
Ворог обстріляв Харківщину – двоє загиблих</text:span>
</text:h>
      <text:p text:style-name="P4">
Authors: Ukrinform (Person)</text:p>
      <text:p text:style-name="P4">
Publisher: Укринформ (Organization)</text:p>
      <text:p text:style-name="P4">
Published Time: 2023-05-15T16:27:00+03:00</text:p>
      <text:p text:style-name="P4">
Modified Time: 2023-05-15T16:27:00+03:00</text:p>
      <text:p text:style-name="P4">
Description: На Харківщині внаслідок обстрілу селища Дворічна Куп'янського району двоє людей загинули, одного чоловіка госпіталізували з осколковими пораненнями.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Харківщина', 'Війна з росією']</text:p>
      <text:p text:style-name="P4">
Type: Article</text:p>
      <!--METADATA-->
      <text:p text:style-name="P4">
<draw:frame draw:style-name="fr1" draw:name="Image107" text:anchor-type="as-char" svg:width="6.9236in" svg:height="3.956343in" draw:z-index="0">
<draw:image xlink:href="../Images/yкринформ/2023-05-15T16-27-00-03-00/630_360_1538997483-946.jpg" xlink:type="simple" xlink:show="embed" xlink:actuate="onLoad" draw:mime-type="image/jpeg"/>
</draw:frame>
 НаХарківщині внаслідок обстрілу селища Дворічна Куп'янського району двоє людейзагинули, одного чоловіка госпіталізували з осколковими пораненнями.</text:p>
      <text:p text:style-name="P4">
Про це повідомив у <text:a xlink:type="simple" xlink:href="https://t.me/synegubov/6203" text:style-name="Internet_20_link" text:visited-style-name="Visited_20_Internet_20_Link">
 </text:a>
 начальник Харківської ОВАОлег Синєгубов, передає Укрінформ.</text:p>
      <text:p text:style-name="P4">
"Ворог знову обстріляв прифронтове смт Дворічна Куп'янського району...Внаслідок обстрілу загинули двоє людей, 65-річні жінка та чоловік", - йдетьсяу повідомленні.</text:p>
      <text:p text:style-name="P4">
<text:span text:style-name="T4">
Читайте також:</text:span>
 <text:a xlink:type="simple" xlink:href="https://www.ukrinform.ua/rubric-ato/3709523-rosiani-zbilsili-kilkist-obstriliv-na-pivdennomu-napramku-vijskovi.html" text:style-name="Internet_20_link" text:visited-style-name="Visited_20_Internet_20_Link">
 <text:span text:style-name="T4">
обстріл</text:span>
 </text:a>
</text:p>
      <text:p text:style-name="P4">
Крім того, за словами Синєгубова, цивільний чоловік 52 років зазнав осколковихпоранень і був госпіталізований.</text:p>
      <text:p text:style-name="P4">
Як повідомляв Укрінформ, напередодні, 14 травня, війська рф обстріляли селоСтариця Чугуївського району, загинуло подружжя.</text:p>
      <text:p text:style-name="P4">
Source: <text:a xlink:type="simple" xlink:href="https://www.ukrinform.ua/rubric-ato/3709534-vorog-obstrilav-harkivsinu-dvoe-zagiblih.html" text:style-name="Internet_20_link" text:visited-style-name="Visited_20_Internet_20_Link">
https://www.ukrinform.ua/rubric-ato/3709534-vorog-obstrilav-harkivsinu-dvoe-zagiblih.html</text:a>
</text:p>
      <!--NEWS-->
      <text:h text:style-name="P10" text:outline-level="1">
<text:span text:style-name="T4">
Уряд Німеччини почав формувати пакет військової допомоги Україні</text:span>
</text:h>
      <text:p text:style-name="P4">
Authors: Ukrinform (Person)</text:p>
      <text:p text:style-name="P4">
Publisher: Укринформ (Organization)</text:p>
      <text:p text:style-name="P4">
Published Time: 2023-05-15T16:29:56+03:00</text:p>
      <text:p text:style-name="P4">
Modified Time: 2023-05-15T16:29:56+03:00</text:p>
      <text:p text:style-name="P4">
Description: Робота над формуванням оголошеного Берліном пакета військової допомоги Україні вже розпочалася. — Укрінформ.</text:p>
      <text:p text:style-name="P4">
Images: ["<text:a xlink:type="simple" xlink:href="https://static.ukrinform.com/photos/2022_02/thumb_files/630_360_1645403995-536.jpg" text:style-name="Internet_20_link" text:visited-style-name="Visited_20_Internet_20_Link">
630_360_16454...</text:a>
"]</text:p>
      <text:p text:style-name="P4">
Tags: ['Німеччина', 'Україна', 'допомога']</text:p>
      <text:p text:style-name="P4">
Type: Article</text:p>
      <!--METADATA-->
      <text:p text:style-name="P4">
<draw:frame draw:style-name="fr1" draw:name="Image108" text:anchor-type="as-char" svg:width="6.9236in" svg:height="3.956343in" draw:z-index="0">
<draw:image xlink:href="../Images/yкринформ/2023-05-15T16-29-56-03-00/630_360_1645403995-536.jpg" xlink:type="simple" xlink:show="embed" xlink:actuate="onLoad" draw:mime-type="image/jpeg"/>
</draw:frame>
 Робота надформуванням оголошеного Берліном пакета військової допомоги Україні вжерозпочалася.</text:p>
      <text:p text:style-name="P4">
Про це сказала на брифінгу речниця Міністерства оборони ФРН Надін Крюгер,повідомляє кореспондент Укрінформу.</text:p>
      <text:p text:style-name="P4">
«Щодо деяких видів озброєнь контракти вже укладені», - заявила Крюгер.</text:p>
      <text:p text:style-name="P4">
За її словами, триває виробництво найновітніших систем <text:a xlink:type="simple" xlink:href="https://www.ukrinform.ua/tag-ppo" text:style-name="Internet_20_link" text:visited-style-name="Visited_20_Internet_20_Link">
</text:a>
 IRIS-T SLM. Речниця уточнила, що в пакетійдеться про 4 такі системи на додачу до 4 анонсованих раніше.</text:p>
      <text:p text:style-name="P4">
<text:span text:style-name="T4">
Читайте також:</text:span>
 <text:a xlink:type="simple" xlink:href="https://www.ukrinform.ua/rubric-ato/3709318-britania-vidpravit-v-ukrainu-sotni-udarnih-bezpilotnikiv-dalnogo-radiusu-dii-zmi.html" text:style-name="Internet_20_link" text:visited-style-name="Visited_20_Internet_20_Link">
 </text:a>
</text:p>
      <text:p text:style-name="P4">
У <text:a xlink:type="simple" xlink:href="https://www.bmvg.de/de/presse/militaerisches-unterstuetzungspaket-fuer-die-ukraine-5623392" text:style-name="Internet_20_link" text:visited-style-name="Visited_20_Internet_20_Link">
 </text:a>
 ФРН зазначили, що черговий пакет військової підтримкиУкраїни вартістю понад 2,7 мільярда євро включає, зокрема, 18 коліснихгаубиць, артилерійські боєприпаси, керовані ракети для систем ППО, 4 IRIS-TSLM, пускові пристрої IRIS-T SLS, інфрачервоні системи візуалізації, 30 танківLeopard 1A5 і 20 БМП Marder, понад 100 бойових броньованих машин, понад 200безпілотників-розвідників тощо.</text:p>
      <text:p text:style-name="P4">
Як повідомлялося, Німеччина від початку війни надала Україні підтримку на сумублизько 17 млрд євро.</text:p>
      <text:p text:style-name="P4">
Source: <text:a xlink:type="simple" xlink:href="https://www.ukrinform.ua/rubric-ato/3709532-urad-nimeccini-pocav-formuvati-paket-vijskovoi-dopomogi-ukraini.html" text:style-name="Internet_20_link" text:visited-style-name="Visited_20_Internet_20_Link">
https://www.ukrinform.ua/rubric-ato/3709532-urad-nimeccini-pocav-formuvati-paket-vijskovoi-dopomogi-ukraini.html</text:a>
</text:p>
      <!--NEWS-->
      <text:h text:style-name="P10" text:outline-level="1">
<text:span text:style-name="T4">
У Туреччині оголосили дату другого туру президентських виборів</text:span>
</text:h>
      <text:p text:style-name="P4">
Authors: Ukrinform (Person)</text:p>
      <text:p text:style-name="P4">
Publisher: Укринформ (Organization)</text:p>
      <text:p text:style-name="P4">
Published Time: 2023-05-15T16:30:00+03:00</text:p>
      <text:p text:style-name="P4">
Modified Time: 2023-05-15T16:30:00+03:00</text:p>
      <text:p text:style-name="P4">
Description: Другий тур виборів президента Туреччини відбудеться 28 травня. — Укрінформ.</text:p>
      <text:p text:style-name="P4">
Images: ["<text:a xlink:type="simple" xlink:href="https://static.ukrinform.com/photos/2022_07/thumb_files/630_360_1656891223-699.jpg" text:style-name="Internet_20_link" text:visited-style-name="Visited_20_Internet_20_Link">
630_360_16568...</text:a>
"]</text:p>
      <text:p text:style-name="P4">
Tags: ['Президент', 'Вибори', 'Туреччина']</text:p>
      <text:p text:style-name="P4">
Type: Article</text:p>
      <!--METADATA-->
      <text:p text:style-name="P4">
<draw:frame draw:style-name="fr1" draw:name="Image109" text:anchor-type="as-char" svg:width="6.9236in" svg:height="3.956343in" draw:z-index="0">
<draw:image xlink:href="../Images/yкринформ/2023-05-15T16-30-00-03-00/630_360_1656891223-699.jpg" xlink:type="simple" xlink:show="embed" xlink:actuate="onLoad" draw:mime-type="image/jpeg"/>
</draw:frame>
 Другий турвиборів президента Туреччини відбудеться 28 травня.</text:p>
      <text:p text:style-name="P4">
Про це повідомив голова Вищої виборчої комісії Ахмет Єнер, передаєкореспондент Укрінформу.</text:p>
      <text:p text:style-name="P4">
“У неділю, 28 травня, було проведено другий тур виборів”, - оголосив головавиборчкому.</text:p>
      <text:p text:style-name="P4">
Він також зазначив, що станом на зараз опрацьовано 99,9% бюлетенів зарезультатами першого туру.</text:p>
      <text:p text:style-name="P4">
За його словами, кількість виборчих скриньок із дільниць всередині держави“відкриті на рівні 100 відсотків”, а відсоток участі виборців – 88,92. Рівеньучасті виборців за кордоном - 52,69%. Наразі залишаються 35 тисяч 874 голосиіз закордонних виборчих дільниць, внесення даних про які триває, сказав Єнер.</text:p>
      <text:p text:style-name="P4">
<text:span text:style-name="T4">
Читайте також:</text:span>
 <text:a xlink:type="simple" xlink:href="https://www.ukrinform.ua/rubric-world/3709266-u-tureccini-porahuvali-majze-99-golosiv-erdogan-ne-peremagae-u-persomu-turi.html" text:style-name="Internet_20_link" text:visited-style-name="Visited_20_Internet_20_Link">
 <text:span text:style-name="T4">
Ердоган</text:span>
 </text:a>
</text:p>
      <text:p text:style-name="P4">
Згідно з відомими нині результатами, Реджеп Тайїп <text:a xlink:type="simple" xlink:href="https://www.ukrinform.ua/tag-erdogan" text:style-name="Internet_20_link" text:visited-style-name="Visited_20_Internet_20_Link">
</text:a>
 отримав 49,51% голосів виборців,Кемаль Кілічдароглу - 44,88%, Сінан Оган - 5,17% та Мухаррем Інсе - 0,44%.</text:p>
      <text:p text:style-name="P4">
“Якщо припустити, що 35 тисяч 874 голоси, які все ще не введені в системустаном на 15.15, було віддано нашим двом кандидатам із найвищим рейтингом, тоРеджеп Тайїп Ердоган набрав би 49,54%. Якщо всі 35 824 голоси були б відданіКиличдароглу, то він би отримав 44,85% голосів. Тому було видно, що жоденкандидат не зміг отримати право бути обраним”, - сказав голова виборчкому.</text:p>
      <text:p text:style-name="P4">
Як повідомляв Укрінформ, у ніч підрахунку голосів президент Ердоган у виступіперед виборцями <text:a xlink:type="simple" xlink:href="https://www.ukrinform.ua/rubric-world/3709233-erdogan-u-vistupi-pered-viborcami-ne-vikluciv-imovirnist-drugogo-turu.html" text:style-name="Internet_20_link" text:visited-style-name="Visited_20_Internet_20_Link">
 </text:a>
 Кандидат відопозиції Туреччини Кемаль Киличдароглу заявив про підтримку другого турувиборів та свій намір перемогти в ньому.</text:p>
      <text:p text:style-name="P4">
Source: <text:a xlink:type="simple" xlink:href="https://www.ukrinform.ua/rubric-world/3709536-u-tureccini-ogolosili-datu-drugogo-turu-prezidentskih-viboriv.html" text:style-name="Internet_20_link" text:visited-style-name="Visited_20_Internet_20_Link">
https://www.ukrinform.ua/rubric-world/3709536-u-tureccini-ogolosili-datu-drugogo-turu-prezidentskih-viboriv.html</text:a>
</text:p>
      <!--NEWS-->
      <text:h text:style-name="P10" text:outline-level="1">
<text:span text:style-name="T4">
В окупованому Луганську підірвали «міністра внутрішніх справ лнр» Корнета – росЗМІ</text:span>
</text:h>
      <text:p text:style-name="P4">
Authors: Ukrinform (Person)</text:p>
      <text:p text:style-name="P4">
Publisher: Укринформ (Organization)</text:p>
      <text:p text:style-name="P4">
Published Time: 2023-05-15T16:31:00+03:00</text:p>
      <text:p text:style-name="P4">
Modified Time: 2023-05-15T16:31:00+03:00</text:p>
      <text:p text:style-name="P4">
Description: Унаслідок вибуху в перукарні "Барбершоп" у центрі Луганська тяжкі поранення отримав так званий міністр внутрішніх справ лнр Ігор Корнет.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Вибух', 'Луганськ', 'Колаборант']</text:p>
      <text:p text:style-name="P4">
Type: Article</text:p>
      <!--METADATA-->
      <text:p text:style-name="P4">
<draw:frame draw:style-name="fr1" draw:name="Image110" text:anchor-type="as-char" svg:width="6.9236in" svg:height="3.956343in" draw:z-index="0">
<draw:image xlink:href="../Images/yкринформ/2023-05-15T16-31-00-03-00/630_360_1669987737-966.jpg" xlink:type="simple" xlink:show="embed" xlink:actuate="onLoad" draw:mime-type="image/jpeg"/>
</draw:frame>
 Унаслідоквибуху в перукарні "Барбершоп" у центрі Луганська тяжкі поранення отримав такзваний міністр внутрішніх справ лнр Ігор Корнет.</text:p>
      <text:p text:style-name="P4">
Як передає Укрінформ, про це повідомляють <text:a xlink:type="simple" xlink:href="https://meduza.io/news/2023/05/15/glava-mvd-anneksirovannoy-lnr-igor-kornet-poluchil-ranenie-pri-vzryve-v-luganske" text:style-name="Internet_20_link" text:visited-style-name="Visited_20_Internet_20_Link">
</text:a>
</text:p>
      <text:p text:style-name="P4">
Зазначається, що Корнет у тяжкому стані, наразі він перебуває у реанімації.</text:p>
      <text:p text:style-name="P4">
За даними росЗМІ, під час підриву було поранено п'ятьох людей, з них трьох –важко.</text:p>
      <text:p text:style-name="P4">
Роспропаганда оприлюднила відео із салону краси, де сьогодні пролунав <text:a xlink:type="simple" xlink:href="https://www.ukrinform.ua/tag-vibuh" text:style-name="Internet_20_link" text:visited-style-name="Visited_20_Internet_20_Link">
</text:a>
 . На ньому видно зруйновані стіни тавибиті вікна.</text:p>
      <text:p text:style-name="P4">
<text:span text:style-name="T4">
Читайте також:</text:span>
 <text:a xlink:type="simple" xlink:href="https://www.ukrinform.ua/rubric-regions/3708417-u-melitopoli-bila-pidizdu-pidirvali-kolaboranta.html" text:style-name="Internet_20_link" text:visited-style-name="Visited_20_Internet_20_Link">
 <text:span text:style-name="T4">
підірва</text:span>
 </text:a>
</text:p>
      <text:p text:style-name="P4">
Як нагадав у <text:a xlink:type="simple" xlink:href="https://t.me/kazansky2017/6730" text:style-name="Internet_20_link" text:visited-style-name="Visited_20_Internet_20_Link">
 </text:a>
 блогер Денис Казанський, самеКорнет керував "переворотом у лнр" у 2017 році, коли скинули Плотницького.</text:p>
      <text:p text:style-name="P4">
"Тоді Корнет сам мітив у крісло "глави лнр", але замість нього призначилиПасічника. З Пасічником у Корнета також був давній конфлікт. Корнет плів протинього інтриги та намагався підсидіти", – пише Казанський.</text:p>
      <text:p text:style-name="P4">
Про розборки між сепаратистами згадують і деякі російські блогери.</text:p>
      <text:p text:style-name="P4">
<text:span text:style-name="T4">
Читайте також:</text:span>
 <text:a xlink:type="simple" xlink:href="https://www.ukrinform.ua/rubric-ato/3705756-u-sbu-prokomentuvali-vibuh-masini-prilepina.html" text:style-name="Internet_20_link" text:visited-style-name="Visited_20_Internet_20_Link">
 </text:a>
</text:p>
      <text:p text:style-name="P4">
Вони нагадують, що свого часу в будівлі "МВД ЛНР" за дивних обставин буловбито російського військового найманця Артема Булгакова. Тоді в росії щодоКорнета навіть відкрили кримінальну справу, та вона нічим не закінчилася.</text:p>
      <text:p text:style-name="P4">
Source: <text:a xlink:type="simple" xlink:href="https://www.ukrinform.ua/rubric-ato/3709538-v-okupovanomu-lugansku-pidirvali-ministra-vnutrisnih-sprav-lnr-korneta-roszmi.html" text:style-name="Internet_20_link" text:visited-style-name="Visited_20_Internet_20_Link">
https://www.ukrinform.ua/rubric-ato/3709538-v-okupovanomu-lugansku-pidirvali-ministra-vnutrisnih-sprav-lnr-korneta-roszmi.html</text:a>
</text:p>
      <!--NEWS-->
      <text:h text:style-name="P10" text:outline-level="1">
<text:span text:style-name="T4">
В Україні та світі проведуть заходи до Дня пам'яті жертв геноциду кримських татар</text:span>
</text:h>
      <text:p text:style-name="P4">
Authors: Ukrinform (Person)</text:p>
      <text:p text:style-name="P4">
Publisher: Укринформ (Organization)</text:p>
      <text:p text:style-name="P4">
Published Time: 2023-05-15T16:39:00+03:00</text:p>
      <text:p text:style-name="P4">
Modified Time: 2023-05-15T16:39:00+03:00</text:p>
      <text:p text:style-name="P4">
Description: В Україні, а також інших країнах світу до Дня пам’яті жертв геноциду кримськотатарського народу заплановано низку заходів. — Укрінформ.</text:p>
      <text:p text:style-name="P4">
Images: ["<text:a xlink:type="simple" xlink:href="https://static.ukrinform.com/photos/2023_05/thumb_files/630_360_1684157482-627.jpg" text:style-name="Internet_20_link" text:visited-style-name="Visited_20_Internet_20_Link">
630_360_16841...</text:a>
", "<text:a xlink:type="simple" xlink:href="https://static.ukrinform.com/photos/2023_05/1684157482-901.jpg" text:style-name="Internet_20_link" text:visited-style-name="Visited_20_Internet_20_Link">
1684157482-90...</text:a>
", "<text:a xlink:type="simple" xlink:href="https://static.ukrinform.com/photos/2023_05/1684162191-492.jpg" text:style-name="Internet_20_link" text:visited-style-name="Visited_20_Internet_20_Link">
1684162191-49...</text:a>
"]</text:p>
      <text:p text:style-name="P4">
Tags: ['Чубаров', 'Крим', 'Кримські татари']</text:p>
      <text:p text:style-name="P4">
Type: Article</text:p>
      <!--METADATA-->
      <text:p text:style-name="P4">
<draw:frame draw:style-name="fr1" draw:name="Image111" text:anchor-type="as-char" svg:width="6.9236in" svg:height="3.956343in" draw:z-index="0">
<draw:image xlink:href="../Images/yкринформ/2023-05-15T16-39-00-03-00/630_360_1684157482-627.jpg" xlink:type="simple" xlink:show="embed" xlink:actuate="onLoad" draw:mime-type="image/jpeg"/>
</draw:frame>
 В Україні,а також інших країнах світу до Дня пам’яті жертв геноциду кримськотатарськогонароду заплановано низку заходів.</text:p>
      <text:p text:style-name="P4">
Про це під час пресконференції в Укрінформі повідомив голова Меджлісукримськотатарського народу Рефат Чубаров.</text:p>
      <text:p text:style-name="P4">
“18 травня в Україні, відповідно до постанови Верховної Ради від 12 листопада2015 року, встановлено День пам’яті жертв геноциду кримськотатарського народу.Я хочу поінформувати про меморіальні заходи, які проводитимуться в Україні,включаючи окупований Крим, а також в інших країнах світу за участюкримськотатарської та української громад. Зрозуміло, що в умовахповномасштабної війни ми маємо уникати масових заходів, які проводили раніше”,- зауважив Чубаров.</text:p>
      <text:p text:style-name="P4">
<draw:frame draw:style-name="fr1" draw:name="Image112" text:anchor-type="as-char" svg:width="6.9236in" svg:height="4.67343in" draw:z-index="0">
<draw:image xlink:href="../Images/yкринформ/2023-05-15T16-39-00-03-00/1684157482-901.jpg" xlink:type="simple" xlink:show="embed" xlink:actuate="onLoad" draw:mime-type="image/jpeg"/>
</draw:frame>
</text:p>
      <text:p text:style-name="P4">
За його словами, Представництво Президента в АРК звернулося до обласнихадміністрацій, міських рад, аби цього дня державні прапори України були ізжалобними стрічками.</text:p>
      <text:p text:style-name="P4">
<text:span text:style-name="T4">
Читайте також:</text:span>
 <text:a xlink:type="simple" xlink:href="https://www.ukrinform.ua/rubric-crimea/3706907-zagarbniki-pereviraut-koznogo-hto-viizdzae-z-krimu-cerez-mist-cubarov.html" text:style-name="Internet_20_link" text:visited-style-name="Visited_20_Internet_20_Link">
 <text:span text:style-name="T4">
Чубаров</text:span>
 </text:a>
</text:p>
      <text:p text:style-name="P4">
Установи та організації в Києві та інших містах України поруч із державнимпрапором України піднімуть, за словами Чубарова, кримськотатарськийнаціональний прапор. “Зокрема, о 9:15 прапор піднімуть біля КНУ ім. Шевченка,бажаючі взяти участь у цьому заході можуть підійти до Червоного корпусууніверситету”, - зауважив Чубаров.</text:p>
      <text:p text:style-name="P4">
Щодо тимчасово окупованого Криму, то Меджліс рекомендує своїм співгромадянампроводити заходи біля пам’ятників і пам’ятних знаків, встановлених на знаквшанування пам’яті жертв геноциду кримськотатарського народу.</text:p>
      <text:p text:style-name="P4">
“Ми дали певні рекомендації, як це зробити, аби забезпечити безпеку учасникамцих заходів і уникнути участі представників окупаційної влади, колаборантів.Також ми рекомендували співвітчизникам до 20 травня підіймати обрамленіжалобною стрічкою кримськотатарські прапори над житловими будинками, набалконах. Ми рекомендуємо кримчанам слідкувати за хвилиною мовчання, якутранслюватимуть українські мовники”, - розповів Чубаров.</text:p>
      <text:p text:style-name="P4">
<text:span text:style-name="T4">
Читайте також:</text:span>
 <text:a xlink:type="simple" xlink:href="https://www.ukrinform.ua/rubric-crimea/3702366-okupanti-planuut-zapustiti-poromi-z-krimu-dla-vivezenna-ludej-i-tehniki-cubarov.html" text:style-name="Internet_20_link" text:visited-style-name="Visited_20_Internet_20_Link">
 <text:span text:style-name="T4">
Чубаров</text:span>
 </text:a>
</text:p>
      <text:p text:style-name="P4">
Низка заходів, за його словами, запланована на материковій частині України.Так, 17 травня о 17:00 пройде духовний захід “Пам’ятаємо, боремося,переможемо”.</text:p>
      <text:p text:style-name="P4">
“Це – дуа, або ж молебень пам’яті жертв геноциду за участю трьох муфтіїв:голів духовного управління мусульман Криму, Литви і Румунії. Західтранслюватиметься онлайн”, - зауважив голова Меджлісу.</text:p>
      <text:p text:style-name="P4">
18 травня о 12:00 на залізничному вокзалі в Києві відбудеться меморіальнийзахід “Пам’ятаємо історію – повертаємо територію”. Його організатори – Офісомбудсмена, Меджліс кримськотатарського народу, громадські організації“Крим.SOS” і Центр прав людини Zmina.</text:p>
      <text:p text:style-name="P4">
<text:span text:style-name="T4">
Читайте також:</text:span>
 <text:a xlink:type="simple" xlink:href="https://www.ukrinform.ua/rubric-crimea/3701896-zagarbniki-v-krimu-perekinuli-vijskovu-tehniku-na-oboronni-rubezi-cubarov.html" text:style-name="Internet_20_link" text:visited-style-name="Visited_20_Internet_20_Link">
 <text:span text:style-name="T4">
Чубаров</text:span>
 </text:a>
</text:p>
      <text:p text:style-name="P4">
Цього ж дня, додав Чубаров, у м. Вишневе на Київщині відбудеться меморіальнийзахід за участю керівництва КМДА, міського голови Вишневої територіальноїгромади, представників Меджлісу. Під час заходу, зокрема, транслюватимутьфільм “Хайтарма”.</text:p>
      <text:p text:style-name="P4">
За словами голови Меджлісу, у Луцьку 18 травня об 11:00 відбудеться церемоніяпокладання квітів до пам’ятника жертв політичних репресій, о 13:00 пройдезахід-реквієм у Волинській обласній бібліотеці для юнацтва.</text:p>
      <text:p text:style-name="P4">
В Одесі до Дня пам’яті жертв геноциду кримськотатарського народу запланованімеморіальні заходи в Одеській міській бібліотеці та кінотеатрі “Планета”.</text:p>
      <text:p text:style-name="P4">
<text:span text:style-name="T4">
Читайте також:</text:span>
 <text:a xlink:type="simple" xlink:href="https://www.ukrinform.ua/rubric-crimea/3700119-kabmin-za-piv-roku-mae-provesti-robotu-iz-perejmenuvanna-toponimiv-u-krimu-cubarov.html" text:style-name="Internet_20_link" text:visited-style-name="Visited_20_Internet_20_Link">
 <text:span text:style-name="T4">
Чубаров</text:span>
 </text:a>
</text:p>
      <text:p text:style-name="P4">
У Львові 18 травня в музеї тоталітарних режимів відбудеться урок пам’яті,також у місті заплановано молебень з приводу роковин геноциду. Певні заходиготуються в Миколаєві та інших регіонах України.</text:p>
      <text:p text:style-name="P4">
Голова Меджлісу зазначив, що Міністерство закордонних справ України спрямувалодирективи всім дипломатичним представництвам України за кордоном, аби 18травня поруч із державним прапором України підняли кримськотатарськийнаціональний прапор.</text:p>
      <text:p text:style-name="P4">
Чубаров розповів, що у м. Анкара (Туреччина) 17 травня в мечеті Хаджи Байрамзаплановано молебень. В “Українському парку” в Анкарі Асоціаціякримськотатарських громад проведе пресконференцію та меморіальні заходи.</text:p>
      <text:p text:style-name="P4">
Також низка тематичних заходів пройде у турецьких містах Ескішехір та Стамбул.</text:p>
      <text:p text:style-name="P4">
<text:span text:style-name="T4">
Читайте також:</text:span>
 <text:a xlink:type="simple" xlink:href="https://www.ukrinform.ua/rubric-crimea/3697136-cubarov-rozpoviv-pro-zirvani-plani-rf-sodo-mobilizacii-krimskih-tatar.html" text:style-name="Internet_20_link" text:visited-style-name="Visited_20_Internet_20_Link">
 <text:span text:style-name="T4">
Чубаров</text:span>
 </text:a>
</text:p>
      <text:p text:style-name="P4">
Крім того, у Празі (Чехія) відбудеться меморіальний захід в Будинкунаціональних меншин.</text:p>
      <text:p text:style-name="P4">
“Тематичні заходи за участю кримськотатарської та українських громад пройдутьу Польщі. Так, 18 травня у Варшаві покажуть фільм “Хайтарма”, пройдутьдискусії. 19 травня покажуть фільм “Мирний-21”, пройде зустріч із творчимколективом на чолі із Ахтемом Сеітаблаєвим”, - сказав голова Меджлісу.</text:p>
      <text:p text:style-name="P4">
Він також додав, що у Берліні (Німеччина) 18 травня кримськотатарська іукраїнська громади проведуть масовий мітинг біля Бранденбурзьких воріт; уЛитві цього дня запланована спільна хода українських і кримськотатарськихгромад, а у Канаді кримськотатарська громада проводитиме заходи в парламенті.</text:p>
      <text:p text:style-name="P4">
Своєю чергою Кримськотатарський ресурсний центр закликає українців долучитисядо заходів на вшанування Дня пам’яті жертв геноциду кримськотатарськогонароду.</text:p>
      <text:p text:style-name="P4">
Про це сказала менеджер з комунікацій КРЦ Тетяна Подворняк.</text:p>
      <text:p text:style-name="P4">
“День пам’яті жертв геноциду кримськотатарського народу цього року припадає наДень вишиванки. Ми закликаємо українців цього дня одягати вишиванки ізналіпками або значками із зображенням кримськотатарського прапора на знакпам’яті про геноцид 1944 року. Так ми покажемо, що продовжуємо триматися разомта боротися за одну перемогу. Відповідні фотографії можна поширювати всоцмережах із хештегом “Ми солідарні”, - сказала Подворняк.</text:p>
      <text:p text:style-name="P4">
<draw:frame draw:style-name="fr1" draw:name="Image113" text:anchor-type="as-char" svg:width="6.9236in" svg:height="4.609323in" draw:z-index="0">
<draw:image xlink:href="../Images/yкринформ/2023-05-15T16-39-00-03-00/1684162191-492.jpg" xlink:type="simple" xlink:show="embed" xlink:actuate="onLoad" draw:mime-type="image/jpeg"/>
</draw:frame>
</text:p>
      <text:p text:style-name="P4">
Вона також закликала поширювати в соцмережах тематичні плакати, розроблені вКРЦ, з гаслами “Вижили тоді – переможемо зараз”, “Депортували старих, жінок тадітей тоді – повторюють сьогодні”, “Злочин має бути засуджений”, “Нідепортації”, “Перейменували тоді – намагаються сьогодні” та інші.</text:p>
      <text:p text:style-name="P4">
Як повідомлялося, депортація кримських татар із Криму відбувалася впродовж18–20 травня 1944 року. За два дні з півострова радянські силовики насильнопереселили до 194 тисяч осіб. У листопаді 2015 року Верховна Рада визналадепортацію геноцидом кримськотатарського народу і встановила 18 травня днемпам’яті жертв геноциду.</text:p>
      <text:p text:style-name="P4">
Source: <text:a xlink:type="simple" xlink:href="https://www.ukrinform.ua/rubric-crimea/3709537-v-ukraini-ta-sviti-provedut-zahodi-do-dna-pamati-zertv-genocidu-krimskih-tatar.html" text:style-name="Internet_20_link" text:visited-style-name="Visited_20_Internet_20_Link">
https://www.ukrinform.ua/rubric-crimea/3709537-v-ukraini-ta-sviti-provedut-zahodi-do-dna-pamati-zertv-genocidu-krimskih-tatar.html</text:a>
</text:p>
      <!--NEWS-->
      <text:h text:style-name="P10" text:outline-level="1">
<text:span text:style-name="T4">
Дуда обговорить зі Столтенбергом падіння ракети під Бидгощем</text:span>
</text:h>
      <text:p text:style-name="P4">
Authors: Ukrinform (Person)</text:p>
      <text:p text:style-name="P4">
Publisher: Укринформ (Organization)</text:p>
      <text:p text:style-name="P4">
Published Time: 2023-05-15T16:42:00+03:00</text:p>
      <text:p text:style-name="P4">
Modified Time: 2023-05-15T16:42:00+03:00</text:p>
      <text:p text:style-name="P4">
Description: Президент Польщі Анджей Дуда обговорить у понеділок з генеральним секретарем НАТО Єнсом Столтенбергом падіння, ймовірно російської ракети X-55, під містом Бидгощ. — Укрінформ.</text:p>
      <text:p text:style-name="P4">
Images: ["<text:a xlink:type="simple" xlink:href="https://static.ukrinform.com/photos/2023_01/thumb_files/630_360_1673446462-648.jpg" text:style-name="Internet_20_link" text:visited-style-name="Visited_20_Internet_20_Link">
630_360_16734...</text:a>
"]</text:p>
      <text:p text:style-name="P4">
Tags: ['Дуда', 'Польща', 'Ракета', 'Столтенберг', 'Війна з росією']</text:p>
      <text:p text:style-name="P4">
Type: Article</text:p>
      <!--METADATA-->
      <text:p text:style-name="P4">
<draw:frame draw:style-name="fr1" draw:name="Image114" text:anchor-type="as-char" svg:width="6.9236in" svg:height="3.956343in" draw:z-index="0">
<draw:image xlink:href="../Images/yкринформ/2023-05-15T16-42-00-03-00/630_360_1673446462-648.jpg" xlink:type="simple" xlink:show="embed" xlink:actuate="onLoad" draw:mime-type="image/jpeg"/>
</draw:frame>
 ПрезидентПольщі Анджей Дуда обговорить у понеділок з генеральним секретарем НАТО ЄнсомСтолтенбергом падіння, ймовірно російської ракети X-55, під містом Бидгощ.</text:p>
      <text:p text:style-name="P4">
Про це в ефірі <text:a xlink:type="simple" xlink:href="https://www.rmf24.pl/tylko-w-rmf24/poranna-rozmowa/news-przydacz-w-sprawie-rosyjskiej-rakiety-beda-podejmowane-dzial,nId,6777214#crp_state=1" text:style-name="Internet_20_link" text:visited-style-name="Visited_20_Internet_20_Link">
 </text:a>
 заявив голова Бюро міжнародної політики припрезидентові Польщі Марцін Пшидач, передає Укрінформ.</text:p>
      <text:p text:style-name="P4">
“Безумовно, здійснюватимуться дипломатичні кроки і на західному напрямку:сьогодні президент спілкуватиметься з генсеком <text:a xlink:type="simple" xlink:href="https://www.ukrinform.ua/tag-nato" text:style-name="Internet_20_link" text:visited-style-name="Visited_20_Internet_20_Link">
</text:a>
 . Ми також контактуємо з нашимиамериканськими союзниками, будемо говорити про цю ситуацію”, - зазначивПшидач.</text:p>
      <text:p text:style-name="P4">
Водночас, він зауважив, що Польща також діятиме дипломатично і у східномунапрямку, якщо буде остаточно підтверджено звідки прилетіла ракета і як вонаопинилася на території країни, яка не бере участі у воєнних діях.</text:p>
      <text:p text:style-name="P4">
Cвоєю чергою глава польського уряду Матеуш Моравецький заявив в понеділок, щотакі випадки трапляються в усій Європі, зокрема і в місцях, розташованихдалека від лінії фронту в Україні. Він зазначив, що Польща перебуває в цьомупитанні у контакті з іншими союзниками по НАТО і “реагуватиме на це такимчином, як на це треба відповідати в таких випадках”.</text:p>
      <text:p text:style-name="P4">
<text:span text:style-name="T4">
Читайте також:</text:span>
 <text:a xlink:type="simple" xlink:href="https://www.ukrinform.ua/rubric-world/3707929-duda-bagato-vkazue-na-te-so-bila-bidgosa-mogla-vpasti-raketa.html" text:style-name="Internet_20_link" text:visited-style-name="Visited_20_Internet_20_Link">
 <text:span text:style-name="T4">
Бидгощ</text:span>
 </text:a>
</text:p>
      <text:p text:style-name="P4">
Як повідомлялося, за інформацією RMF.FM, експерти технічного інститутуПовітряних сил Польщі попередньо підтвердили, що у лісі поблизу міста Бидгощнаприкінці квітня виявлено російську ракету X-55.</text:p>
      <text:p text:style-name="P4">
Командувач Оперативного командування видів збройних сил Польщі генерал ТомашПьотровський наприкінці квітня заявляв, що виявлений об’єкт можна пов’язати зтим, “що відбувалося у повітряному просторі 16 грудня”, коли росія здійснювалачерговий масований обстріл України, випустивши 76 ракет.</text:p>
      <text:p text:style-name="P4">
За інформацією видання <text:a xlink:type="simple" xlink:href="https://www.onet.pl/informacje/onetwiadomosci/co-uderzylo-pod-bydgoszcza-sledczy-badaja-rosyjski-slad/6xyv7rb,79cfc278" text:style-name="Internet_20_link" text:visited-style-name="Visited_20_Internet_20_Link">
 </text:a>
 ,однією з головних версій слідства є падіння ракети X-55, випущеної торік 16грудня з російського літака, який перебував у повітряному просторі білорусі.</text:p>
      <text:p text:style-name="P4">
За інформацією ЗМІ, тоді польські сили ППО відстежували об'єкт, який порушивповітряний простір країни, але він зник з радарів. Міністр Блащак напередодніпідтвердив, що українська сторона тоді інформувала польську про об'єкт,ймовірно, ракету, яка рухається в бік Польщі.</text:p>
      <text:p text:style-name="P4">
Source: <text:a xlink:type="simple" xlink:href="https://www.ukrinform.ua/rubric-polytics/3709535-duda-obgovorit-zi-stoltenbergom-padinna-raketi-pid-bidgosem.html" text:style-name="Internet_20_link" text:visited-style-name="Visited_20_Internet_20_Link">
https://www.ukrinform.ua/rubric-polytics/3709535-duda-obgovorit-zi-stoltenbergom-padinna-raketi-pid-bidgosem.html</text:a>
</text:p>
      <!--NEWS-->
      <text:h text:style-name="P10" text:outline-level="1">
<text:span text:style-name="T4">
На Чернігівщині внаслідок обстрілу знеструмлені п’ять населених пунктів</text:span>
</text:h>
      <text:p text:style-name="P4">
Authors: Ukrinform (Person)</text:p>
      <text:p text:style-name="P4">
Publisher: Укринформ (Organization)</text:p>
      <text:p text:style-name="P4">
Published Time: 2023-05-15T16:43:00+03:00</text:p>
      <text:p text:style-name="P4">
Modified Time: 2023-05-15T16:43:00+03:00</text:p>
      <text:p text:style-name="P4">
Description: На Чернігівщині внаслідок ранкового обстрілу села Єліне Сновської міської територіальної громади знищено приватний будинок, пошкоджено господарське приміщення та п'ять населених пунктів залишилися без електропостачання. — Укрінформ.</text:p>
      <text:p text:style-name="P4">
Images: ["<text:a xlink:type="simple" xlink:href="https://static.ukrinform.com/photos/2023_05/thumb_files/630_360_1684158025-622.jpg" text:style-name="Internet_20_link" text:visited-style-name="Visited_20_Internet_20_Link">
630_360_16841...</text:a>
"]</text:p>
      <text:p text:style-name="P4">
Tags: ['Обстріл', 'Чернігівщина', 'Війна з росією']</text:p>
      <text:p text:style-name="P4">
Type: Article</text:p>
      <!--METADATA-->
      <text:p text:style-name="P4">
<draw:frame draw:style-name="fr1" draw:name="Image115" text:anchor-type="as-char" svg:width="6.9236in" svg:height="3.956343in" draw:z-index="0">
<draw:image xlink:href="../Images/yкринформ/2023-05-15T16-43-00-03-00/630_360_1684158025-622.jpg" xlink:type="simple" xlink:show="embed" xlink:actuate="onLoad" draw:mime-type="image/jpeg"/>
</draw:frame>
 НаЧернігівщині внаслідок ранкового обстрілу села Єліне Сновської міськоїтериторіальної громади знищено приватний будинок, пошкоджено господарськеприміщення та п'ять населених пунктів залишилися без електропостачання.</text:p>
      <text:p text:style-name="P4">
Про це повідомив у <text:a xlink:type="simple" xlink:href="https://www.facebook.com/ivan.vashchenko.krk" text:style-name="Internet_20_link" text:visited-style-name="Visited_20_Internet_20_Link">
 </text:a>
 начальникКорюківської РВА Іван Ващенко, передає Укрінформ.</text:p>
      <text:p text:style-name="P4">
“В результаті <text:a xlink:type="simple" xlink:href="https://www.ukrinform.ua/tag-obstril" text:style-name="Internet_20_link" text:visited-style-name="Visited_20_Internet_20_Link">
 </text:a>
 населеного пунктуЄліне Сновської міської територіальної громади знищено один приватний будинок,пошкоджено один приватний будинок та одне господарське приміщення”, - зазначивВащенко.</text:p>
      <text:p text:style-name="P4">
За його словами, також пошкоджено лінію електропередач і знеструмлено п'ятьнаселених пунктів.</text:p>
      <text:p text:style-name="P4">
На місці проводяться аварійно-рятувальні роботи підрозділами 8 ДПРЧ (м.Сновськ) 2 ДПРЗ ГУ ДСНС України у Чернігівській області.</text:p>
      <text:p text:style-name="P4">
<text:span text:style-name="T4">
Читайте також:</text:span>
 <text:a xlink:type="simple" xlink:href="https://www.ukrinform.ua/rubric-regions/3709393-rosiani-za-dobu-obstrilali-devat-oblastej-ukraini-zvedenna-ova.html" text:style-name="Internet_20_link" text:visited-style-name="Visited_20_Internet_20_Link">
 </text:a>
</text:p>
      <text:p text:style-name="P4">
Як повідомляв Укрінформ, 15 квітня вранці російські війська <text:a xlink:type="simple" xlink:href="https://www.ukrinform.ua/rubric-ato/3709294-zagarbniki-obstrilali-prikordonna-cernigivsini-16-prilotiv.html" text:style-name="Internet_20_link" text:visited-style-name="Visited_20_Internet_20_Link">
</text:a>
 прикордоння Чернігівщини, внаслідокчого пошкоджена цивільна інфраструктура.</text:p>
      <text:p text:style-name="P4">
Source: <text:a xlink:type="simple" xlink:href="https://www.ukrinform.ua/rubric-regions/3709541-na-cernigivsini-vnaslidok-obstrilu-znestrumleni-pat-naselenih-punktiv.html" text:style-name="Internet_20_link" text:visited-style-name="Visited_20_Internet_20_Link">
https://www.ukrinform.ua/rubric-regions/3709541-na-cernigivsini-vnaslidok-obstrilu-znestrumleni-pat-naselenih-punktiv.html</text:a>
</text:p>
      <!--NEWS-->
      <text:h text:style-name="P10" text:outline-level="1">
<text:span text:style-name="T4">
Програма U-LEAD започаткувала новий формат комунікації між НСЗУ та медзакладами</text:span>
</text:h>
      <text:p text:style-name="P4">
Authors: Ukrinform (Person)</text:p>
      <text:p text:style-name="P4">
Publisher: Укринформ (Organization)</text:p>
      <text:p text:style-name="P4">
Published Time: 2023-05-15T16:53:38+03:00</text:p>
      <text:p text:style-name="P4">
Modified Time: 2023-05-15T16:53:38+03:00</text:p>
      <text:p text:style-name="P4">
Description: Експерти Програми «U-LEAD з Європою» у контексті реформи системи охорони здоров’я провели на базі регіональних офісів інформаційні заходи «Діалог із Національною службою здоров’я України» за участю засновників і керівників медзакладів, представників громад. — Укрінформ.</text:p>
      <text:p text:style-name="P4">
Images: ["<text:a xlink:type="simple" xlink:href="https://static.ukrinform.com/photos/2022_10/thumb_files/630_360_1665068047-341.jpg" text:style-name="Internet_20_link" text:visited-style-name="Visited_20_Internet_20_Link">
630_360_16650...</text:a>
"]</text:p>
      <text:p text:style-name="P4">
Tags: ['Тергромада', "Здоров'я", 'Нацслужба здоров’я', 'U-LEAD з Європою']</text:p>
      <text:p text:style-name="P4">
Type: Article</text:p>
      <!--METADATA-->
      <text:p text:style-name="P4">
<draw:frame draw:style-name="fr1" draw:name="Image116" text:anchor-type="as-char" svg:width="6.9236in" svg:height="3.956343in" draw:z-index="0">
<draw:image xlink:href="../Images/yкринформ/2023-05-15T16-53-38-03-00/630_360_1665068047-341.jpg" xlink:type="simple" xlink:show="embed" xlink:actuate="onLoad" draw:mime-type="image/jpeg"/>
</draw:frame>
 ЕкспертиПрограми «U-LEAD з Європою» у контексті реформи системи охорони здоров’япровели на базі регіональних офісів інформаційні заходи «Діалог ізНаціональною службою здоров’я України» за участю засновників і керівниківмедзакладів, представників громад.</text:p>
      <text:p text:style-name="P4">
Про це повідомляється на <text:a xlink:type="simple" xlink:href="https://u-lead.org.ua/news/202" text:style-name="Internet_20_link" text:visited-style-name="Visited_20_Internet_20_Link">
</text:a>
, передає Укрінформ.</text:p>
      <text:p text:style-name="P4">
“Розуміючи важливість якісних змін та конструктивного діалогу, ми ініціювалисерію заходів для громад за участю представників НСЗУ. Від громад надійшлавелика кількість питань щодо посилення управлінської спроможності власників,контрактування закладів охорони здоров'я тощо”, - зазначила зовнішній експертU-LEAD Аліса Макаріхіна.</text:p>
      <text:p text:style-name="P4">
У межах "діалогів" спікери відповіли на чимало актуальних питань, зокрема щодоПрограми медичних гарантій у 2023 році, стоматологічних пакетів, електроннихмедичних записів, а також медичної допомоги військовослужбовцям та населеннюна території, де ведуться бойові дії.</text:p>
      <text:p text:style-name="P4">
<text:span text:style-name="T4">
Читайте також:</text:span>
 <text:a xlink:type="simple" xlink:href="https://www.ukrinform.ua/rubric-vidbudova/3707327-evrokomisia-cerez-programu-ulead-organizue-v-ukraini-testovi-pilotni-proekti-z-vidnovlenna-skil.html" text:style-name="Internet_20_link" text:visited-style-name="Visited_20_Internet_20_Link">
 </text:a>
</text:p>
      <text:p text:style-name="P4">
Голова Національної служби здоров'я України Наталія Гусак наголосила, що НСЗУнесе відповідальність за послуги, які закуповуються для пацієнтів, а такожналежне їх надання. Крім того, служба слідкує за тим, щоб кошти, отриманімедичними закладами за договорами, використовувалися на надання допомогихворим.</text:p>
      <text:p text:style-name="P4">
“Діяльність медичних закладів має бути пацієнтоорієнтованою, і кожен мешканецьта мешканка громади мають мати доступ до якісних і безоплатних послуг у межахПрограми медичних гарантій, а лікарні мають одержувати фінансову винагороду занадання цих послуг”, – заявила вона.</text:p>
      <text:p text:style-name="P4">
Гусак зазначила, що НСЗУ може ділитися з органами місцевої влади якіснимиданими, на основі яких "керівники закладів можуть приймати правильні,ефективні управлінські рішення".</text:p>
      <text:p text:style-name="P4">
На думку голови НСЗУ, важливим завданням для громад є комунікація з людьми,проведення роз’яснювальної роботи щодо їхніх прав на отримання медпослуг, якізакуповує НСЗУ.</text:p>
      <text:p text:style-name="P4">
<text:span text:style-name="T4">
Читайте також:</text:span>
 <text:a xlink:type="simple" xlink:href="https://www.ukrinform.ua/rubric-society/3701366-gromadi-povinni-mati-gotovij-kompleks-dokumentiv-neobhidnih-pid-cas-evakuacii-ludej-ekspert-ulead.html" text:style-name="Internet_20_link" text:visited-style-name="Visited_20_Internet_20_Link">
 </text:a>
</text:p>
      <text:p text:style-name="P4">
Програма для України з розширення прав і можливостей на місцевому рівні,підзвітності та розвитку « <text:a xlink:type="simple" xlink:href="https://u-lead.org.ua/" text:style-name="Internet_20_link" text:visited-style-name="Visited_20_Internet_20_Link">
 </text:a>
 » спільно фінансуєтьсяЄС та його державами-членами Німеччиною, Польщею, Швецією, Данією, Естонією таСловенією для підтримки України на її шляху до зміцнення місцевогосамоврядування. U-LEAD сприяє прозорому, підзвітному та багаторівневомууправлінню в Україні, яке відповідає на потреби громадян та розширюєможливості громад.</text:p>
      <text:p text:style-name="P4">
Source: <text:a xlink:type="simple" xlink:href="https://www.ukrinform.ua/rubric-society/3709543-programa-ulead-zapocatkuvala-novij-format-komunikacii-miz-nszu-ta-medzakladami.html" text:style-name="Internet_20_link" text:visited-style-name="Visited_20_Internet_20_Link">
https://www.ukrinform.ua/rubric-society/3709543-programa-ulead-zapocatkuvala-novij-format-komunikacii-miz-nszu-ta-medzakladami.html</text:a>
</text:p>
      <!--NEWS-->
      <text:h text:style-name="P10" text:outline-level="1">
<text:span text:style-name="T4">
Херсонська ОВА показала руйнування в Корабельному районі, який обстріляли росіяни</text:span>
</text:h>
      <text:p text:style-name="P4">
Authors: Ukrinform (Person)</text:p>
      <text:p text:style-name="P4">
Publisher: Укринформ (Organization)</text:p>
      <text:p text:style-name="P4">
Published Time: 2023-05-15T16:54:00+03:00</text:p>
      <text:p text:style-name="P4">
Modified Time: 2023-05-15T16:54:00+03:00</text:p>
      <text:p text:style-name="P4">
Description: Загарбники обстріляли Корабельний район у Херсоні, внаслідок чого виникла масштабна пожежа. — Укрінформ.</text:p>
      <text:p text:style-name="P4">
Images: ["<text:a xlink:type="simple" xlink:href="https://static.ukrinform.com/photos/2023_05/thumb_files/630_360_1683129867-638.jpg" text:style-name="Internet_20_link" text:visited-style-name="Visited_20_Internet_20_Link">
630_360_16831...</text:a>
"]</text:p>
      <text:p text:style-name="P4">
Tags: ['Херсон', 'Інфраструктура', 'Обстріл', 'Війна з росією']</text:p>
      <text:p text:style-name="P4">
Type: Article</text:p>
      <!--METADATA-->
      <text:p text:style-name="P4">
<draw:frame draw:style-name="fr1" draw:name="Image117" text:anchor-type="as-char" svg:width="6.9236in" svg:height="3.956343in" draw:z-index="0">
<draw:image xlink:href="../Images/yкринформ/2023-05-15T16-54-00-03-00/630_360_1683129867-638.jpg" xlink:type="simple" xlink:show="embed" xlink:actuate="onLoad" draw:mime-type="image/jpeg"/>
</draw:frame>
 Загарбникиобстріляли Корабельний район у Херсоні, внаслідок чого виникла масштабнапожежа.</text:p>
      <text:p text:style-name="P4">
Про це повідомляє <text:a xlink:type="simple" xlink:href="https://t.me/khersonskaODA/5854" text:style-name="Internet_20_link" text:visited-style-name="Visited_20_Internet_20_Link">
 </text:a>
 , передає Укрінформ.</text:p>
      <text:p text:style-name="P4">
«Росіяни вчергове обстріляли цивільну інфраструктуру. Сьогодні під вогнем -Корабельний район Херсона», - йдеться у повідомленні.</text:p>
      <text:p text:style-name="P4">
<text:span text:style-name="T4">
Читайте також:</text:span>
 <text:a xlink:type="simple" xlink:href="https://www.ukrinform.ua/rubric-ato/3709432-na-hersonsini-zsu-sodna-znisuut-do-semi-legkomotornih-kateriv-voroga-gumenuk.html" text:style-name="Internet_20_link" text:visited-style-name="Visited_20_Internet_20_Link">
 <text:span text:style-name="T4">
Херсон</text:span>
 </text:a>
</text:p>
      <text:p text:style-name="P4">
Зазначається, що внаслідок обстрілу пошкоджено житло та господарчі споруди,деяке майно знищено повністю. Виникла масштабна <text:a xlink:type="simple" xlink:href="https://www.ukrinform.ua/tag-pozeza" text:style-name="Internet_20_link" text:visited-style-name="Visited_20_Internet_20_Link">
</text:a>
 , яку оперативно ліквідувалирятувальники.</text:p>
      <text:p text:style-name="P4">
Пізніше <text:a xlink:type="simple" xlink:href="https://t.me/roman_mrochko/297" text:style-name="Internet_20_link" text:visited-style-name="Visited_20_Internet_20_Link">
 </text:a>
 повідомила, що Херсоні внаслідокворожого обстрілу мікрорайон Корабел залішівся без електро- й водопостачання.</text:p>
      <text:p text:style-name="P4">
Влада міста запевняє, що докладає зусиль для забезпечення жителів районупитною водою за графіком та сприяє у вирішенні питань усунення наслідківобстрілів.</text:p>
      <text:p text:style-name="P4">
Як <text:a xlink:type="simple" xlink:href="https://www.ukrinform.ua/rubric-ato/3709363-vorog-obstrilav-herson-pid-udar-potrapiv-osvitnij-zaklad.html" text:style-name="Internet_20_link" text:visited-style-name="Visited_20_Internet_20_Link">
 </text:a>
 Укрінформ, 15 травня близько 4-ї ранкуворог застосував по Херсону дрон-камікадзе.</text:p>
      <text:p text:style-name="P4">
Source: <text:a xlink:type="simple" xlink:href="https://www.ukrinform.ua/rubric-regions/3709546-hersonska-ova-pokazala-rujnuvanna-v-korabelnomu-rajoni-akij-obstrilali-rosiani.html" text:style-name="Internet_20_link" text:visited-style-name="Visited_20_Internet_20_Link">
https://www.ukrinform.ua/rubric-regions/3709546-hersonska-ova-pokazala-rujnuvanna-v-korabelnomu-rajoni-akij-obstrilali-rosiani.html</text:a>
</text:p>
      <!--NEWS-->
      <text:h text:style-name="P10" text:outline-level="1">
<text:span text:style-name="T4">
У портах Одеса та Чорноморськ залишилося по одному судну «зернової ініціативи» – BlackSeaNews</text:span>
</text:h>
      <text:p text:style-name="P4">
Authors: Ukrinform (Person)</text:p>
      <text:p text:style-name="P4">
Publisher: Укринформ (Organization)</text:p>
      <text:p text:style-name="P4">
Published Time: 2023-05-15T16:54:54+03:00</text:p>
      <text:p text:style-name="P4">
Modified Time: 2023-05-15T16:54:54+03:00</text:p>
      <text:p text:style-name="P4">
Description: У портах міст Одеса та Чорноморськ станом на 15 травня залишилося по одному судну "зернової ініціативи". — Укрінформ.</text:p>
      <text:p text:style-name="P4">
Images: ["<text:a xlink:type="simple" xlink:href="https://static.ukrinform.com/photos/2022_11/thumb_files/630_360_1669632623-529.jpg" text:style-name="Internet_20_link" text:visited-style-name="Visited_20_Internet_20_Link">
630_360_16696...</text:a>
", "<text:a xlink:type="simple" xlink:href="https://static.ukrinform.com/photos/2023_05/1684158816-912.jpg" text:style-name="Internet_20_link" text:visited-style-name="Visited_20_Internet_20_Link">
1684158816-91...</text:a>
"]</text:p>
      <text:p text:style-name="P4">
Tags: ['Порт', 'Зерно', 'Корабель']</text:p>
      <text:p text:style-name="P4">
Type: Article</text:p>
      <!--METADATA-->
      <text:p text:style-name="P4">
<draw:frame draw:style-name="fr1" draw:name="Image118" text:anchor-type="as-char" svg:width="6.9236in" svg:height="3.954724in" draw:z-index="0">
<draw:image xlink:href="../Images/yкринформ/2023-05-15T16-54-54-03-00/630_360_1669632623-529.jpg" xlink:type="simple" xlink:show="embed" xlink:actuate="onLoad" draw:mime-type="image/jpeg"/>
</draw:frame>
 У портахміст Одеса та Чорноморськ станом на 15 травня залишилося по одному судну"зернової ініціативи".</text:p>
      <text:p text:style-name="P4">
Як передає Укрінформ, про це в <text:a xlink:type="simple" xlink:href="https://www.facebook.com/permalink.php" text:style-name="Internet_20_link" text:visited-style-name="Visited_20_Internet_20_Link">
</text:a>
повідомив керівник Моніторингової групи Інституту Чорноморських стратегічнихдосліджень, головний редактор BlackSeaNews Андрій Клименко.</text:p>
      <text:p text:style-name="P4">
"Станом на 15 травня 2023 року в портах Одеса та Чорноморськ залишилося поодному судну " <text:a xlink:type="simple" xlink:href="https://www.ukrinform.ua/tag-zerno" text:style-name="Internet_20_link" text:visited-style-name="Visited_20_Internet_20_Link">
 </text:a>
 ініціативи", в портуПівденний такі судна відсутні", - зазначив Клименко.</text:p>
      <text:p text:style-name="P4">
<draw:frame draw:style-name="fr1" draw:name="Image119" text:anchor-type="as-char" svg:width="6.9236in" svg:height="4.205446in" draw:z-index="0">
<draw:image xlink:href="../Images/yкринформ/2023-05-15T16-54-54-03-00/1684158816-912.jpg" xlink:type="simple" xlink:show="embed" xlink:actuate="onLoad" draw:mime-type="image/jpeg"/>
</draw:frame>
</text:p>
      <text:p text:style-name="P4">
<text:span text:style-name="T4">
Читайте також:</text:span>
 <text:a xlink:type="simple" xlink:href="https://www.ukrinform.ua/rubric-economy/3708841-zelenskij-pro-blokuvanna-ukrainskogo-zerna-nevelicki-negarazdi-mi-ih-virisimo.html" text:style-name="Internet_20_link" text:visited-style-name="Visited_20_Internet_20_Link">
 <text:span text:style-name="T4">
зерна</text:span>
 </text:a>
</text:p>
      <text:p text:style-name="P4">
Як повідомляв Укрінформ, 11 травня у Стамбулі завершилися дводенні переговорипо Чорноморській зерновій ініціативі на рівні заступників міністрів оборони,було домовлено про продовження переговорів у цьому ж форматі найближчим часом,а також про повернення суден та екіпажів, які вимушено залишилися в Україні.</text:p>
      <text:p text:style-name="P4">
Source: <text:a xlink:type="simple" xlink:href="https://www.ukrinform.ua/rubric-economy/3709545-u-portah-odesa-ta-cornomorsk-zalisilosa-po-odnomu-sudnu-zernovoi-iniciativi-blackseanews.html" text:style-name="Internet_20_link" text:visited-style-name="Visited_20_Internet_20_Link">
https://www.ukrinform.ua/rubric-economy/3709545-u-portah-odesa-ta-cornomorsk-zalisilosa-po-odnomu-sudnu-zernovoi-iniciativi-blackseanews.html</text:a>
</text:p>
      <!--NEWS-->
      <text:h text:style-name="P10" text:outline-level="1">
<text:span text:style-name="T4">
УПЛ: «Олександрія» перемогла «Колос»</text:span>
</text:h>
      <text:p text:style-name="P4">
Authors: Ukrinform (Person)</text:p>
      <text:p text:style-name="P4">
Publisher: Укринформ (Organization)</text:p>
      <text:p text:style-name="P4">
Published Time: 2023-05-15T16:55:21+03:00</text:p>
      <text:p text:style-name="P4">
Modified Time: 2023-05-15T16:55:21+03:00</text:p>
      <text:p text:style-name="P4">
Description: «Олександрія» заволоділа перевагою з перших хвилин гри. — Укрінформ.</text:p>
      <text:p text:style-name="P4">
Images: ["<text:a xlink:type="simple" xlink:href="https://static.ukrinform.com/photos/2023_05/thumb_files/630_360_1684158442-364.jpg" text:style-name="Internet_20_link" text:visited-style-name="Visited_20_Internet_20_Link">
630_360_16841...</text:a>
"]</text:p>
      <text:p text:style-name="P4">
Tags: ['Футбол', 'Олександрія', 'Колос Ковалівка']</text:p>
      <text:p text:style-name="P4">
Type: Article</text:p>
      <!--METADATA-->
      <text:p text:style-name="P4">
<draw:frame draw:style-name="fr1" draw:name="Image120" text:anchor-type="as-char" svg:width="6.9236in" svg:height="3.956343in" draw:z-index="0">
<draw:image xlink:href="../Images/yкринформ/2023-05-15T16-55-21-03-00/630_360_1684158442-364.jpg" xlink:type="simple" xlink:show="embed" xlink:actuate="onLoad" draw:mime-type="image/jpeg"/>
</draw:frame>
«Олександрія» заволоділа перевагою з перших хвилин гри.</text:p>
      <text:p text:style-name="P4">
«Колос» Ковалівка вдома поступився «Олександрії» - 0:2 у поєдинку 26-го туруУкраїнської Прем'єр-ліги, передає Укрінформ.</text:p>
      <text:p text:style-name="P4">
Рахунок у матчі відкрили вже на 4-ій хвилині – відзначився Ковалець. За сімхвилин «Олександрія» подвоїла свою перевагу, другий гол на рахунку Логінова.Відзначимо Мустафаєва, який зробив дві гольові передачі.</text:p>
      <text:p text:style-name="P4">
Ця перемога залишає «Олександрію» на п’ятому місці в УПЛ, у них 42 пункти,«Колос» йде восьмим, маючи в своєму активі 33 очки.</text:p>
      <text:p text:style-name="P4">
<text:span text:style-name="T4">
Читайте також:</text:span>
 <text:a xlink:type="simple" xlink:href="https://www.ukrinform.ua/rubric-sports/3709472-dovbik-prinis-dnipru1-peremogu-nad-minaem-u-cempionati-premerligi.html" text:style-name="Internet_20_link" text:visited-style-name="Visited_20_Internet_20_Link">
 </text:a>
</text:p>
      <text:p text:style-name="P4">
Як повідомляв Укрінформ, в іншому матчі ігрового дня «Дніпро-1» мінімальнопереграв «Минай».</text:p>
      <text:p text:style-name="P4">
Фото: upl.ua</text:p>
      <text:p text:style-name="P4">
Source: <text:a xlink:type="simple" xlink:href="https://www.ukrinform.ua/rubric-sports/3709547-upl-oleksandria-peremogla-kolos.html" text:style-name="Internet_20_link" text:visited-style-name="Visited_20_Internet_20_Link">
https://www.ukrinform.ua/rubric-sports/3709547-upl-oleksandria-peremogla-kolos.html</text:a>
</text:p>
      <!--NEWS-->
      <text:h text:style-name="P10" text:outline-level="1">
<text:span text:style-name="T4">
Рішення парламенту про повернення доплат військовим не влаштовує нікого – Марченко</text:span>
</text:h>
      <text:p text:style-name="P4">
Authors: Ukrinform (Person)</text:p>
      <text:p text:style-name="P4">
Publisher: Укринформ (Organization)</text:p>
      <text:p text:style-name="P4">
Published Time: 2023-05-15T16:59:00+03:00</text:p>
      <text:p text:style-name="P4">
Modified Time: 2023-05-15T16:59:00+03:00</text:p>
      <text:p text:style-name="P4">
Description: Рішення Верховної Ради України про повернення доплат військовим у розмірі 30 тис. грн не влаштовує нікого, тому що прибирає мотивацію для військових. — Укрінформ.</text:p>
      <text:p text:style-name="P4">
Images: ["<text:a xlink:type="simple" xlink:href="https://static.ukrinform.com/photos/2023_05/thumb_files/630_360_1682960098-603.jpg" text:style-name="Internet_20_link" text:visited-style-name="Visited_20_Internet_20_Link">
630_360_16829...</text:a>
"]</text:p>
      <text:p text:style-name="P4">
Tags: ['Мінфін', 'Гроші', 'Сергій Марченко']</text:p>
      <text:p text:style-name="P4">
Type: Article</text:p>
      <!--METADATA-->
      <text:p text:style-name="P4">
<draw:frame draw:style-name="fr1" draw:name="Image121" text:anchor-type="as-char" svg:width="6.9236in" svg:height="3.956343in" draw:z-index="0">
<draw:image xlink:href="../Images/yкринформ/2023-05-15T16-59-00-03-00/630_360_1682960098-603.jpg" xlink:type="simple" xlink:show="embed" xlink:actuate="onLoad" draw:mime-type="image/jpeg"/>
</draw:frame>
 РішенняВерховної Ради України про повернення доплат військовим у розмірі 30 тис. грнне влаштовує нікого, тому що прибирає мотивацію для військових.</text:p>
      <text:p text:style-name="P4">
Як передає Укрінформ, про це заявив міністр фінансів України Сергій Марченко в<text:a xlink:type="simple" xlink:href="https://forbes.ua/money/poshuk-groshey-na-viynu-30-000-viyskovim-shcho-bude-z-podatkovoyu-ta-chomu-vidbudova-ne-bude-shvidkoyu-velike-intervyu-ministra-finansiv-sergiya-marchenka-15052023-13642" text:style-name="Internet_20_link" text:visited-style-name="Visited_20_Internet_20_Link">
 </text:a>
 .</text:p>
      <text:p text:style-name="P4">
"Те, що запропоновано правкою до закону (доплати військовим у 30 000 булискасовані у лютому, але на початку квітня Верховна Рада повернула, «випадково»проголосувавши за правку Дмитра Разумкова до закону щодо інших аспектівдіяльності ЗСУ. – Forbes), не влаштовує абсолютно нікого, тому що це прибираємотивацію. Деякі керівники силових відомств казали, що після того, як вонивнормували систему оплати, у їхніх підрозділах зʼявилось більше мотиваціїреально воювати, а не сидіти в тилу. Мотивацію потрібно шукати саме в цьому,адже не кожен з мільйонної армії знаходиться на передовій, як багато хтодумає", - сказав він.</text:p>
      <text:p text:style-name="P4">
<text:span text:style-name="T4">
Читайте також:</text:span>
 <text:a xlink:type="simple" xlink:href="https://www.ukrinform.ua/rubric-ato/3707675-700-griven-na-misac-dla-veterana-vijni-koli-ce-vipravlat.html" text:style-name="Internet_20_link" text:visited-style-name="Visited_20_Internet_20_Link">
 </text:a>
</text:p>
      <text:p text:style-name="P4">
Марченко зазначив, що парламентська робоча група вже напрацьовує варіант, якимчином питання доплат можна справедливо і ефективно вирішити.</text:p>
      <text:p text:style-name="P4">
Міністр наголосив, що рішення має бути максимально корисним для Збройних сил іпідйомним для фіскальної частини. Тому що доплати будуть виплачуватись шляхомвласних надходжень. За його словами, простір для компромісу у цьому питанні єі міністерство готове слухати українське військове командування про конкретнікатегорії, які треба мотивувати.</text:p>
      <text:p text:style-name="P4">
"Підкреслюю, що бюджет на сектор оборони не зменшується, а, навпаки, зростає.Бойове розпорядження і визначення випадків схеми виплат – це рішенняголовнокомандувача. В межах бюджету ми кажемо: визначайтеся, робіть правильнісистеми мотивації. Але ми вимушені ставити питання, коли бачимо, що,наприклад, держава продовжує доплачувати по 30 000 грн, навіть коли увійськовослужбовця встановлений факт дезертирства", - заявив міністр.</text:p>
      <text:p text:style-name="P4">
<text:span text:style-name="T4">
Читайте також:</text:span>
 <text:a xlink:type="simple" xlink:href="https://www.ukrinform.ua/rubric-society/3704071-dla-finansuvanna-doplat-vijskovim-treba-vnositi-zmini-v-budzet-marcenko.html" text:style-name="Internet_20_link" text:visited-style-name="Visited_20_Internet_20_Link">
 <text:span text:style-name="T4">
доплат</text:span>
 </text:a>
</text:p>
      <text:p text:style-name="P4">
Як повідомляв Укрінформ, 10 квітня Верховна Рада підтримала повернення виплату розмірі 30 тис. грн для військовослужбовців, поліцейських та працівниківДержавної служби з надзвичайних ситуацій. Законодавча ініціатива донині непідписана головою ВР та Президентом, оскільки зареєстрований блокуючий проєктпостанови про її відхилення.</text:p>
      <text:p text:style-name="P4">
У Міжнародному валютному фонді вважають, що повернення доплат військовим можепризвести до зростання дефіциту українського бюджету у 2023 році.</text:p>
      <text:p text:style-name="P4">
Народні депутати створили робочу комісію у Верховній Раді, яка повиннаврегулювати ситуацію з виплатами українським військовослужбовцям.</text:p>
      <text:p text:style-name="P4">
Фото: Мінфін</text:p>
      <text:p text:style-name="P4">
Source: <text:a xlink:type="simple" xlink:href="https://www.ukrinform.ua/rubric-society/3709552-risenna-parlamentu-pro-povernenna-doplat-vijskovim-ne-vlastovue-nikogo-marcenko.html" text:style-name="Internet_20_link" text:visited-style-name="Visited_20_Internet_20_Link">
https://www.ukrinform.ua/rubric-society/3709552-risenna-parlamentu-pro-povernenna-doplat-vijskovim-ne-vlastovue-nikogo-marcenko.html</text:a>
</text:p>
      <!--NEWS-->
      <text:h text:style-name="P10" text:outline-level="1">
<text:span text:style-name="T4">
У Таллінні відбудеться український фестиваль «Вишиванка об'єднує»</text:span>
</text:h>
      <text:p text:style-name="P4">
Authors: Ukrinform (Person)</text:p>
      <text:p text:style-name="P4">
Publisher: Укринформ (Organization)</text:p>
      <text:p text:style-name="P4">
Published Time: 2023-05-15T17:07:00+03:00</text:p>
      <text:p text:style-name="P4">
Modified Time: 2023-05-15T17:07:00+03:00</text:p>
      <text:p text:style-name="P4">
Description: Асоціація українських організацій в Естонії спільно з Музеєм під відкритим небом у Таллінні організовують до Всесвітнього дня вишиванки фестиваль «Вишиванка об'єднує». — Укрінформ.</text:p>
      <text:p text:style-name="P4">
Images: ["<text:a xlink:type="simple" xlink:href="https://static.ukrinform.com/photos/2019_04/thumb_files/630_360_1555315859-235.jpg" text:style-name="Internet_20_link" text:visited-style-name="Visited_20_Internet_20_Link">
630_360_15553...</text:a>
", "<text:a xlink:type="simple" xlink:href="https://static.ukrinform.com/photos/2023_05/1684159406-840.jpg" text:style-name="Internet_20_link" text:visited-style-name="Visited_20_Internet_20_Link">
1684159406-84...</text:a>
"]</text:p>
      <text:p text:style-name="P4">
Tags: ['Діаспора', 'Естонія', 'Культура', 'Вишиванка', 'День вишиванки']</text:p>
      <text:p text:style-name="P4">
Type: Article</text:p>
      <!--METADATA-->
      <text:p text:style-name="P4">
<draw:frame draw:style-name="fr1" draw:name="Image122" text:anchor-type="as-char" svg:width="6.9236in" svg:height="3.956343in" draw:z-index="0">
<draw:image xlink:href="../Images/yкринформ/2023-05-15T17-07-00-03-00/630_360_1555315859-235.jpg" xlink:type="simple" xlink:show="embed" xlink:actuate="onLoad" draw:mime-type="image/jpeg"/>
</draw:frame>
 Асоціаціяукраїнських організацій в Естонії спільно з Музеєм під відкритим небом уТаллінні організовують до Всесвітнього дня вишиванки фестиваль «Вишиванкаоб'єднує».</text:p>
      <text:p text:style-name="P4">
Як передає Укрінформ, про це йдеться на <text:a xlink:type="simple" xlink:href="https://www.facebook.com/events/s/%D1%84%D0%B5%D1%81%D1%82%D0%B8%D0%B2%D0%B0%D0%BB%D1%8C-%D0%B2%D0%B8%D1%88%D0%B8%D0%B2%D0%B0%D0%BD%D0%BA%D0%B0-%D0%BE%D0%B1%D1%94%D0%B4%D0%BD%D1%83%D1%94-ra/2081191072083273/" text:style-name="Internet_20_link" text:visited-style-name="Visited_20_Internet_20_Link">
</text:a>
події.</text:p>
      <text:p text:style-name="P4">
Зауважується, що ця подія покликана об’єднати українців та естонців у бажаннізберегти споконвічні народні традиції та культуру, а також познайомити одинодного зі своїм етносом та національним культурним надбанням.</text:p>
      <text:p text:style-name="P4">
<draw:frame draw:style-name="fr1" draw:name="Image123" text:anchor-type="as-char" svg:width="6.9236in" svg:height="3.89773in" draw:z-index="0">
<draw:image xlink:href="../Images/yкринформ/2023-05-15T17-07-00-03-00/1684159406-840.jpg" xlink:type="simple" xlink:show="embed" xlink:actuate="onLoad" draw:mime-type="image/jpeg"/>
</draw:frame>
</text:p>
      <text:p text:style-name="P4">
«Вишиванка має величезне значення для кожного українця. Вона не лише елементсвяткового народного вбрання, а й оберіг, в якому закодовані символи краси,сили та добробуту українського народу. Зараз, в умовах війни багато вимушенихпереселенців будуть зустрічати його в Естонії, яка протягнула нам рукудопомоги та надала прихисток тисячам українців. Тому ми будемо раді відзначитицей день разом з естонським народом!», – ідеться в анонсі</text:p>
      <text:p text:style-name="P4">
Фестиваль «Вишиванка об’єднує» відбудеться 20 травня на території «Музею підвідкритим небом» і триватиме з 12.00 до 18:00.</text:p>
      <text:p text:style-name="P4">
У цей день відвідувачам свята пропонують розваги для відвідувачів різного вікута смаків:</text:p>
      <ul>
        <li>
ярмарок товарів українських та естонських виробників;   * 15 майстер-класів;   * дитяча зона;   * страви української кухні, солодощі та напої;   * концерт народних пісень і танців;   * презентація українських вишиванок та естонських народних костюмів;   * вікторини та лотерея;   * шоу «Дуже цікавих питань» від StandUpFromUA;   * фото з найбільшою кількістю людей у вишиванках в Таллінні</li>
      </ul>
      <text:p text:style-name="P4">
«Цілий день натхнення, відпочинку та розваг – єднаємось разом аби відчути силунашого роду та культури!, – наголосили організатори.</text:p>
      <text:p text:style-name="P4">
Нагадаємо, українську громаду <text:a xlink:type="simple" xlink:href="https://www.ukrinform.ua/rubric-diaspora/3705041-ukrainsku-gromadu-zaprosili-priednatisa-do-visivankovoi-hodi-v-afinah.html" text:style-name="Internet_20_link" text:visited-style-name="Visited_20_Internet_20_Link">
 </text:a>
 до Вишиванкової ходи в Афінах.</text:p>
      <text:p text:style-name="P4">
Source: <text:a xlink:type="simple" xlink:href="https://www.ukrinform.ua/rubric-diaspora/3709551-u-tallinni-vidbudetsa-ukrainskij-festival-visivanka-obednue.html" text:style-name="Internet_20_link" text:visited-style-name="Visited_20_Internet_20_Link">
https://www.ukrinform.ua/rubric-diaspora/3709551-u-tallinni-vidbudetsa-ukrainskij-festival-visivanka-obednue.html</text:a>
</text:p>
      <!--NEWS-->
      <text:h text:style-name="P10" text:outline-level="1">
<text:span text:style-name="T4">
Президент Чехії закликав надати Україні зброю для контрнаступу якнайшвидше</text:span>
</text:h>
      <text:p text:style-name="P4">
Authors: Ukrinform (Person)</text:p>
      <text:p text:style-name="P4">
Publisher: Укринформ (Organization)</text:p>
      <text:p text:style-name="P4">
Published Time: 2023-05-15T17:13:17+03:00</text:p>
      <text:p text:style-name="P4">
Modified Time: 2023-05-15T17:13:17+03:00</text:p>
      <text:p text:style-name="P4">
Description: Партнерам України слід надати ЗСУ необхідну для контрнаступу зброю ще навесні. — Укрінформ.</text:p>
      <text:p text:style-name="P4">
Images: ["<text:a xlink:type="simple" xlink:href="https://static.ukrinform.com/photos/2023_05/thumb_files/630_360_1683710233-148.jpg" text:style-name="Internet_20_link" text:visited-style-name="Visited_20_Internet_20_Link">
630_360_16837...</text:a>
"]</text:p>
      <text:p text:style-name="P4">
Tags: ['Чехія', 'Зброя', 'Війна з росією']</text:p>
      <text:p text:style-name="P4">
Type: Article</text:p>
      <!--METADATA-->
      <text:p text:style-name="P4">
<draw:frame draw:style-name="fr1" draw:name="Image124" text:anchor-type="as-char" svg:width="6.9236in" svg:height="3.956343in" draw:z-index="0">
<draw:image xlink:href="../Images/yкринформ/2023-05-15T17-13-17-03-00/630_360_1683710233-148.jpg" xlink:type="simple" xlink:show="embed" xlink:actuate="onLoad" draw:mime-type="image/jpeg"/>
</draw:frame>
 ПартнерамУкраїни слід надати ЗСУ необхідну для контрнаступу зброю ще навесні.</text:p>
      <text:p text:style-name="P4">
Про це заявив президент Чехії Петр Павел на Копенгагенському самітідемократії, повідомляє кореспондент Укрінформу.</text:p>
      <text:p text:style-name="P4">
«Україна має шанс розпочати влітку суттєвий контрнаступ, і "вікно" звужується.Чим пізніше допомога надійде, тим менш корисною вона буде… Для того, щобивикористати це часове вікно, яке ще є, ми мали б забезпечити Україну всімнеобхідним – технікою і боєприпасами - ще навесні», - заявив Павел.</text:p>
      <text:p text:style-name="P4">
Він пояснив, що восени погодні умови не сприятимуть успішному наступу.</text:p>
      <text:p text:style-name="P4">
Водночас президент <text:a xlink:type="simple" xlink:href="https://www.ukrinform.ua/tag-cehia" text:style-name="Internet_20_link" text:visited-style-name="Visited_20_Internet_20_Link">
 </text:a>
 не вважає, що вЄвропі бракує виробничих потужностей ВПК. На його думку, у Центральній іСхідній Європі є можливості збільшити виробництво. Ймовірно, є дефіцит робочоїсили, але Україна готова її надати, зазначив Павел, згадавши про результатисвого нещодавнього візиту у Київ. Ще однією проблемою є дефіцит фінансування,але деякі держави готові це забезпечити.</text:p>
      <text:p text:style-name="P4">
<text:span text:style-name="T4">
Читайте також:</text:span>
 <text:a xlink:type="simple" xlink:href="https://www.ukrinform.ua/rubric-ato/3708501-prezident-cehii-ocinue-sansi-kontrnastupu-ukraini-ak-dobri.html" text:style-name="Internet_20_link" text:visited-style-name="Visited_20_Internet_20_Link">
 <text:span text:style-name="T4">
Президент</text:span>
 <text:span text:style-name="T4">
Чехії</text:span>
</text:a>
</text:p>
      <text:p text:style-name="P4">
«Йдеться про кращу координацію: зібрати все та почати виробляти дуже швидко тагнучко», - сказав президент Чехії.</text:p>
      <text:p text:style-name="P4">
Він також нагадав, що у низки третіх країн за межами Європи на складах єзначні запаси озброєння радянських зразків, які, на його думку, могли б бутипередані Україні.</text:p>
      <text:p text:style-name="P4">
<text:span text:style-name="T5">
Фото: АА</text:span>
</text:p>
      <text:p text:style-name="P4">
Source: <text:a xlink:type="simple" xlink:href="https://www.ukrinform.ua/rubric-ato/3709555-prezident-cehii-zaklikav-nadati-ukraini-zbrou-dla-kontrnastupu-aknajsvidse.html" text:style-name="Internet_20_link" text:visited-style-name="Visited_20_Internet_20_Link">
https://www.ukrinform.ua/rubric-ato/3709555-prezident-cehii-zaklikav-nadati-ukraini-zbrou-dla-kontrnastupu-aknajsvidse.html</text:a>
</text:p>
      <!--NEWS-->
      <text:h text:style-name="P10" text:outline-level="1">
<text:span text:style-name="T4">
Мінекономіки визначило пріоритетні галузі для корейських інвестицій</text:span>
</text:h>
      <text:p text:style-name="P4">
Authors: Ukrinform (Person)</text:p>
      <text:p text:style-name="P4">
Publisher: Укринформ (Organization)</text:p>
      <text:p text:style-name="P4">
Published Time: 2023-05-15T17:14:15+03:00</text:p>
      <text:p text:style-name="P4">
Modified Time: 2023-05-15T17:14:15+03:00</text:p>
      <text:p text:style-name="P4">
Description: Україна зацікавлена в корейських інвестиціях для реалізації спільних проєктів для відбудови та відновлення національної економіки. — Укрінформ.</text:p>
      <text:p text:style-name="P4">
Images: ["<text:a xlink:type="simple" xlink:href="https://static.ukrinform.com/photos/2023_05/thumb_files/630_360_1684159332-867.jpg" text:style-name="Internet_20_link" text:visited-style-name="Visited_20_Internet_20_Link">
630_360_16841...</text:a>
"]</text:p>
      <text:p text:style-name="P4">
Tags: ['Інвестиції', 'Корея', 'Україна']</text:p>
      <text:p text:style-name="P4">
Type: Article</text:p>
      <!--METADATA-->
      <text:p text:style-name="P4">
<draw:frame draw:style-name="fr1" draw:name="Image125" text:anchor-type="as-char" svg:width="6.9236in" svg:height="3.953188in" draw:z-index="0">
<draw:image xlink:href="../Images/yкринформ/2023-05-15T17-14-15-03-00/630_360_1684159332-867.jpg" xlink:type="simple" xlink:show="embed" xlink:actuate="onLoad" draw:mime-type="image/jpeg"/>
</draw:frame>
 Україназацікавлена в корейських інвестиціях для реалізації спільних проєктів длявідбудови та відновлення національної економіки.</text:p>
      <text:p text:style-name="P4">
Як передає Укрінформ з посиланням на <text:a xlink:type="simple" xlink:href="https://www.me.gov.ua/News/Detail" text:style-name="Internet_20_link" text:visited-style-name="Visited_20_Internet_20_Link">
</text:a>
 ,на цьому наголосила перший віцепрем’єр-міністр України - міністр економікиУкраїни Юлія Свириденко під час зустрічі з Корейсько-українською асоціацієюторгівлі та промисловості (KUATI) та корейськими компаніями.</text:p>
      <text:p text:style-name="P4">
«За оцінками <text:a xlink:type="simple" xlink:href="https://www.ukrinform.ua/tag-svitovij-bank" text:style-name="Internet_20_link" text:visited-style-name="Visited_20_Internet_20_Link">
 </text:a>
 , потреби длявідновлення України вже складають понад $400 млрд, а фінансування проєктіврозвитку, за оцінкою Мінекономіки, – понад $500 млрд. Інвестувати в розвитокУкраїни – це нові перспективи для корейського бізнесу і ми очікуємо на йогоучасть у цьому процесі», - зауважила Свириденко.</text:p>
      <text:p text:style-name="P4">
<text:span text:style-name="T4">
Читайте також:</text:span>
 <text:a xlink:type="simple" xlink:href="https://www.ukrinform.ua/rubric-polytics/3708033-pivdenna-korea-pidtrimue-ukrainsku-formulu-miru-kuleba.html" text:style-name="Internet_20_link" text:visited-style-name="Visited_20_Internet_20_Link">
 </text:a>
</text:p>
      <text:p text:style-name="P4">
В Мінекономики зазначили, що наразі пріоритетними для співпраці між Україноюта Кореєю є такі галузі, як електрика і водень, виробництво енергетичногообладнання, розвиток зеленої металургії, логістика, виробництво літію табатарей, електрокарів і міського транспорту.</text:p>
      <text:p text:style-name="P4">
За словами Свириденко, йдеться і про проєкти, які безпосередньо стосуютьсявідбудови України, і такі, що спрямовані на розвиток економіки: житловебудівництво, відновлювана енергетика, виробництво акумуляторів,суднобудування, автомобільний, залізничний бізнес та виробництвоспеціалізованої агротехніки.</text:p>
      <text:p text:style-name="P4">
Зокрема, Юлія Свириденко запросила корейських виробників електромобілів тамашинобудівників до співпраці. Наголошується, що вже досягнуті попереднідомовленості про потенційне розміщення їхніх виробництв в Україні.</text:p>
      <text:p text:style-name="P4">
<text:span text:style-name="T4">
Читайте також:</text:span>
 <text:a xlink:type="simple" xlink:href="https://www.ukrinform.ua/rubric-polytics/3698504-pivdenna-korea-vidilit-230-miljoniv-na-dopomogu-ukraini.html" text:style-name="Internet_20_link" text:visited-style-name="Visited_20_Internet_20_Link">
 </text:a>
</text:p>
      <text:p text:style-name="P4">
Також перший віцепрем’єр-міністр запропонувала корейським компаніям розміститисвої виробничі потужності в тому числі в індустріальних парках, а такождолучитися до розвитку індустріальних парків в Україні в якості їх керуючихкомпаній. Україна в свою чергу пропонує державні стимули у вигляді звільненнявід сплати ввізного мита та ПДВ на імпорт обладнання для підприємств-виробників.</text:p>
      <text:p text:style-name="P4">
Як повідомлялося, Міністерство аграрної політики та продовольства Україниспівпрацюватиме зі штатом Юта (Сполучені штати Америки) задля відновленняаграрної галузі України.</text:p>
      <text:p text:style-name="P4">
Source: <text:a xlink:type="simple" xlink:href="https://www.ukrinform.ua/rubric-economy/3709556-minekonomiki-viznacilo-prioritetni-galuzi-dla-korejskih-investicij.html" text:style-name="Internet_20_link" text:visited-style-name="Visited_20_Internet_20_Link">
https://www.ukrinform.ua/rubric-economy/3709556-minekonomiki-viznacilo-prioritetni-galuzi-dla-korejskih-investicij.html</text:a>
</text:p>
      <!--NEWS-->
      <text:h text:style-name="P10" text:outline-level="1">
<text:span text:style-name="T4">
Під час інклюзивних концертів у Львові та Тернополі зібрали 400 тисяч гривень для ЗСУ</text:span>
</text:h>
      <text:p text:style-name="P4">
Authors: Ukrinform (Person)</text:p>
      <text:p text:style-name="P4">
Publisher: Укринформ (Organization)</text:p>
      <text:p text:style-name="P4">
Published Time: 2023-05-15T17:17:59+03:00</text:p>
      <text:p text:style-name="P4">
Modified Time: 2023-05-15T17:17:59+03:00</text:p>
      <text:p text:style-name="P4">
Description: Благодійний інклюзивний концертний проєкт «Відчинилося життя», який відбувся у Львові та Тернополі, зібрав 400 тис. грн. для одного із підрозділів Сил спеціальних операцій. — Укрінформ.</text:p>
      <text:p text:style-name="P4">
Images: ["<text:a xlink:type="simple" xlink:href="https://static.ukrinform.com/photos/2023_05/thumb_files/630_360_1684160139-1132.jpeg" text:style-name="Internet_20_link" text:visited-style-name="Visited_20_Internet_20_Link">
630_360_16841...</text:a>
", "<text:a xlink:type="simple" xlink:href="https://static.ukrinform.com/photos/2023_05/thumb_files/630_360_1684160139-3259.jpeg" text:style-name="Internet_20_link" text:visited-style-name="Visited_20_Internet_20_Link">
630_360_16841...</text:a>
", "<text:a xlink:type="simple" xlink:href="https://static.ukrinform.com/photos/2023_05/thumb_files/630_360_1684160139-3104.jpeg" text:style-name="Internet_20_link" text:visited-style-name="Visited_20_Internet_20_Link">
630_360_16841...</text:a>
", "<text:a xlink:type="simple" xlink:href="https://static.ukrinform.com/photos/2023_05/thumb_files/630_360_1684160139-9848.jpeg" text:style-name="Internet_20_link" text:visited-style-name="Visited_20_Internet_20_Link">
630_360_16841...</text:a>
", "<text:a xlink:type="simple" xlink:href="https://static.ukrinform.com/photos/2023_05/thumb_files/630_360_1684160139-3407.jpeg" text:style-name="Internet_20_link" text:visited-style-name="Visited_20_Internet_20_Link">
630_360_16841...</text:a>
", "<text:a xlink:type="simple" xlink:href="https://static.ukrinform.com/photos/2023_05/thumb_files/630_360_1684160139-5501.jpeg" text:style-name="Internet_20_link" text:visited-style-name="Visited_20_Internet_20_Link">
630_360_16841...</text:a>
", "<text:a xlink:type="simple" xlink:href="https://static.ukrinform.com/photos/2023_05/thumb_files/630_360_1684160140-7593.jpeg" text:style-name="Internet_20_link" text:visited-style-name="Visited_20_Internet_20_Link">
630_360_16841...</text:a>
", "<text:a xlink:type="simple" xlink:href="https://static.ukrinform.com/photos/2023_05/thumb_files/630_360_1684160140-7493.jpeg" text:style-name="Internet_20_link" text:visited-style-name="Visited_20_Internet_20_Link">
630_360_16841...</text:a>
", "<text:a xlink:type="simple" xlink:href="https://static.ukrinform.com/photos/2023_05/thumb_files/630_360_1684160140-9973.jpeg" text:style-name="Internet_20_link" text:visited-style-name="Visited_20_Internet_20_Link">
630_360_16841...</text:a>
"]</text:p>
      <text:p text:style-name="P4">
Tags: ['Львів', 'ЗСУ', 'Тернопіль']</text:p>
      <text:p text:style-name="P4">
Type: Article</text:p>
      <!--METADATA-->
      <text:p text:style-name="P4">
<draw:frame draw:style-name="fr1" draw:name="Image126" text:anchor-type="as-char" svg:width="6.9236in" svg:height="3.956343in" draw:z-index="0">
<draw:image xlink:href="../Images/yкринформ/2023-05-15T17-17-59-03-00/630_360_1684160139-1132.jpeg" xlink:type="simple" xlink:show="embed" xlink:actuate="onLoad" draw:mime-type="image/jpeg"/>
</draw:frame>
Благодійний інклюзивний концертний проєкт «Відчинилося життя», який відбувся уЛьвові та Тернополі, зібрав 400 тис. грн. для одного із підрозділів Силспеціальних операцій.</text:p>
      <text:p text:style-name="P4">
Про це повідомляє <text:a xlink:type="simple" xlink:href="https://city-adm.lviv.ua/news/society/social-sphere/296509-pid-chas-inkliuzyvnykh-kontsertiv-vidchynylosia-zhyttia-zibraly-400-tys-hrn-dlia-zsu" text:style-name="Internet_20_link" text:visited-style-name="Visited_20_Internet_20_Link">
 </text:a>
 , передає Укрінформ.</text:p>
      <text:p text:style-name="P4">
«Придбані за кошти від обох концертів аксесуари допоможуть українськимвійськовим наблизити перемогу України. Щира дяка усім, хто придбав квиток наконцерти «Відчинилося життя» у Львові та Тернополі, і цим не лише підтримавунікальний для країни виступ незрячих співаків разом з оркестром таукраїнськими зірками, але й активно долучився до підтримки ЗСУ», - зазначилазасновниця проєкту «Відчинилося життя» Оксана Потимко.</text:p>
      <text:p text:style-name="P4">
<draw:frame draw:style-name="fr1" draw:name="Image127" text:anchor-type="as-char" svg:width="6.9236in" svg:height="3.956343in" draw:z-index="0">
<draw:image xlink:href="../Images/yкринформ/2023-05-15T17-17-59-03-00/630_360_1684160139-3259.jpeg" xlink:type="simple" xlink:show="embed" xlink:actuate="onLoad" draw:mime-type="image/jpeg"/>
</draw:frame>
 Під часінклюзивних концертів у Львові та Тернополі зібрали 400 тисяч гривень для ЗСУ/ Фото: fb/Оксана Потимко  <text:a xlink:type="simple" xlink:href="https://static.ukrinform.com/photos/2023_05/1684160139-3259.jpeg" text:style-name="Internet_20_link" text:visited-style-name="Visited_20_Internet_20_Link">
<draw:frame draw:style-name="fr1" draw:name="Image128" text:anchor-type="as-char" svg:width="6.9236in" svg:height="3.956343in" draw:z-index="0">
<draw:image xlink:href="../Images/yкринформ/2023-05-15T17-17-59-03-00/630_360_1684160139-3259.jpeg" xlink:type="simple" xlink:show="embed" xlink:actuate="onLoad" draw:mime-type="image/jpeg"/>
</draw:frame>
</text:a>
 <text:a xlink:type="simple" xlink:href="https://static.ukrinform.com/photos/2023_05/1684160139-3104.jpeg" text:style-name="Internet_20_link" text:visited-style-name="Visited_20_Internet_20_Link">
<draw:frame draw:style-name="fr1" draw:name="Image129" text:anchor-type="as-char" svg:width="6.9236in" svg:height="3.956343in" draw:z-index="0">
<draw:image xlink:href="../Images/yкринформ/2023-05-15T17-17-59-03-00/630_360_1684160139-3104.jpeg" xlink:type="simple" xlink:show="embed" xlink:actuate="onLoad" draw:mime-type="image/jpeg"/>
</draw:frame>
</text:a>
 <text:a xlink:type="simple" xlink:href="https://static.ukrinform.com/photos/2023_05/1684160139-9848.jpeg" text:style-name="Internet_20_link" text:visited-style-name="Visited_20_Internet_20_Link">
<draw:frame draw:style-name="fr1" draw:name="Image130" text:anchor-type="as-char" svg:width="6.9236in" svg:height="3.956343in" draw:z-index="0">
<draw:image xlink:href="../Images/yкринформ/2023-05-15T17-17-59-03-00/630_360_1684160139-9848.jpeg" xlink:type="simple" xlink:show="embed" xlink:actuate="onLoad" draw:mime-type="image/jpeg"/>
</draw:frame>
</text:a>
 <text:a xlink:type="simple" xlink:href="https://static.ukrinform.com/photos/2023_05/1684160139-1132.jpeg" text:style-name="Internet_20_link" text:visited-style-name="Visited_20_Internet_20_Link">
<draw:frame draw:style-name="fr1" draw:name="Image131" text:anchor-type="as-char" svg:width="6.9236in" svg:height="3.956343in" draw:z-index="0">
<draw:image xlink:href="../Images/yкринформ/2023-05-15T17-17-59-03-00/630_360_1684160139-1132.jpeg" xlink:type="simple" xlink:show="embed" xlink:actuate="onLoad" draw:mime-type="image/jpeg"/>
</draw:frame>
</text:a>
 <text:a xlink:type="simple" xlink:href="https://static.ukrinform.com/photos/2023_05/1684160139-3407.jpeg" text:style-name="Internet_20_link" text:visited-style-name="Visited_20_Internet_20_Link">
<draw:frame draw:style-name="fr1" draw:name="Image132" text:anchor-type="as-char" svg:width="6.9236in" svg:height="3.956343in" draw:z-index="0">
<draw:image xlink:href="../Images/yкринформ/2023-05-15T17-17-59-03-00/630_360_1684160139-3407.jpeg" xlink:type="simple" xlink:show="embed" xlink:actuate="onLoad" draw:mime-type="image/jpeg"/>
</draw:frame>
</text:a>
 <text:a xlink:type="simple" xlink:href="https://static.ukrinform.com/photos/2023_05/1684160139-5501.jpeg" text:style-name="Internet_20_link" text:visited-style-name="Visited_20_Internet_20_Link">
<draw:frame draw:style-name="fr1" draw:name="Image133" text:anchor-type="as-char" svg:width="6.9236in" svg:height="3.956343in" draw:z-index="0">
<draw:image xlink:href="../Images/yкринформ/2023-05-15T17-17-59-03-00/630_360_1684160139-5501.jpeg" xlink:type="simple" xlink:show="embed" xlink:actuate="onLoad" draw:mime-type="image/jpeg"/>
</draw:frame>
</text:a>
 <text:a xlink:type="simple" xlink:href="https://static.ukrinform.com/photos/2023_05/1684160140-7593.jpeg" text:style-name="Internet_20_link" text:visited-style-name="Visited_20_Internet_20_Link">
<draw:frame draw:style-name="fr1" draw:name="Image134" text:anchor-type="as-char" svg:width="6.9236in" svg:height="3.956343in" draw:z-index="0">
<draw:image xlink:href="../Images/yкринформ/2023-05-15T17-17-59-03-00/630_360_1684160140-7593.jpeg" xlink:type="simple" xlink:show="embed" xlink:actuate="onLoad" draw:mime-type="image/jpeg"/>
</draw:frame>
</text:a>
 <text:a xlink:type="simple" xlink:href="https://static.ukrinform.com/photos/2023_05/1684160140-7493.jpeg" text:style-name="Internet_20_link" text:visited-style-name="Visited_20_Internet_20_Link">
<draw:frame draw:style-name="fr1" draw:name="Image135" text:anchor-type="as-char" svg:width="6.9236in" svg:height="3.956343in" draw:z-index="0">
<draw:image xlink:href="../Images/yкринформ/2023-05-15T17-17-59-03-00/630_360_1684160140-7493.jpeg" xlink:type="simple" xlink:show="embed" xlink:actuate="onLoad" draw:mime-type="image/jpeg"/>
</draw:frame>
</text:a>
 <text:a xlink:type="simple" xlink:href="https://static.ukrinform.com/photos/2023_05/1684160140-9973.jpeg" text:style-name="Internet_20_link" text:visited-style-name="Visited_20_Internet_20_Link">
<draw:frame draw:style-name="fr1" draw:name="Image136" text:anchor-type="as-char" svg:width="6.9236in" svg:height="3.956343in" draw:z-index="0">
<draw:image xlink:href="../Images/yкринформ/2023-05-15T17-17-59-03-00/630_360_1684160140-9973.jpeg" xlink:type="simple" xlink:show="embed" xlink:actuate="onLoad" draw:mime-type="image/jpeg"/>
</draw:frame>
</text:a>
</text:p>
      <text:p text:style-name="P4">
<text:span text:style-name="T4">
Читайте також:</text:span>
 <text:a xlink:type="simple" xlink:href="https://www.ukrinform.ua/rubric-culture/3708709-na-doneccini-startuvav-misteckij-proekt-kulturnij-front-mkip.html" text:style-name="Internet_20_link" text:visited-style-name="Visited_20_Internet_20_Link">
 </text:a>
</text:p>
      <text:p text:style-name="P4">
Як повідомляв Укрінформ, <text:a xlink:type="simple" xlink:href="https://www.ukrinform.ua/rubric-culture/3706439-u-lvovi-nezraci-solisti-z-usiei-ukraini-dadut-blagodijnij-koncert-na-pidtrimku-zsu.html" text:style-name="Internet_20_link" text:visited-style-name="Visited_20_Internet_20_Link">
 </text:a>
 . Заснований у Львові інклюзивний концерт«Відчинилося життя» не має аналогів у інших країнах Європи і в Україні.</text:p>
      <text:p text:style-name="P4">
Виступ оркестру з незрячими солістами є вкрай складним через фізичнунеспроможність виконавців бачити диригентську паличку і, відповідно, вказівкидиригента. Оркестр Національного театру імені Марії Заньковецької перший (іпоки єдиний) погодився на сміливий та інноваційний експеримент під назвою«Відчинилося життя» і вже 15 років поспіль співпрацює з обдарованими незрячимивиконавцями з України і різних країн Європи (Литва, Польща, Грузія, Швеція).</text:p>
      <text:p text:style-name="P4">
Source: <text:a xlink:type="simple" xlink:href="https://www.ukrinform.ua/rubric-culture/3709559-pid-cas-inkluzivnih-koncertiv-u-lvovi-ta-ternopoli-zibrali-400-tisac-griven-dla-zsu.html" text:style-name="Internet_20_link" text:visited-style-name="Visited_20_Internet_20_Link">
https://www.ukrinform.ua/rubric-culture/3709559-pid-cas-inkluzivnih-koncertiv-u-lvovi-ta-ternopoli-zibrali-400-tisac-griven-dla-zsu.html</text:a>
</text:p>
      <!--NEWS-->
      <text:h text:style-name="P10" text:outline-level="1">
<text:span text:style-name="T4">
Податкова, митниця та БЕБ потребують перезавантаження - Марченко</text:span>
</text:h>
      <text:p text:style-name="P4">
Authors: Ukrinform (Person)</text:p>
      <text:p text:style-name="P4">
Publisher: Укринформ (Organization)</text:p>
      <text:p text:style-name="P4">
Published Time: 2023-05-15T17:20:00+03:00</text:p>
      <text:p text:style-name="P4">
Modified Time: 2023-05-15T17:20:00+03:00</text:p>
      <text:p text:style-name="P4">
Description: Міністр фінансів України Сергій Марченко вважає, що Державна податкова служба, Державна митна служба та Бюро економічної безпеки потребують перезавантаження. — Укрінформ.</text:p>
      <text:p text:style-name="P4">
Images: ["<text:a xlink:type="simple" xlink:href="https://static.ukrinform.com/photos/2023_05/thumb_files/630_360_1682960086-137.jpg" text:style-name="Internet_20_link" text:visited-style-name="Visited_20_Internet_20_Link">
630_360_16829...</text:a>
"]</text:p>
      <text:p text:style-name="P4">
Tags: ['Мінфін', 'Митниця', 'Сергій Марченко']</text:p>
      <text:p text:style-name="P4">
Type: Article</text:p>
      <!--METADATA-->
      <text:p text:style-name="P4">
<draw:frame draw:style-name="fr1" draw:name="Image137" text:anchor-type="as-char" svg:width="6.9236in" svg:height="3.956343in" draw:z-index="0">
<draw:image xlink:href="../Images/yкринформ/2023-05-15T17-20-00-03-00/630_360_1682960086-137.jpg" xlink:type="simple" xlink:show="embed" xlink:actuate="onLoad" draw:mime-type="image/jpeg"/>
</draw:frame>
 Міністрфінансів України Сергій Марченко вважає, що Державна податкова служба,Державна митна служба та Бюро економічної безпеки потребують перезавантаження.</text:p>
      <text:p text:style-name="P4">
Як передає Укрінформ, про це він сказав в інтерв'ю <text:a xlink:type="simple" xlink:href="https://forbes.ua/money/poshuk-groshey-na-viynu-30-000-viyskovim-shcho-bude-z-podatkovoyu-ta-chomu-vidbudova-ne-bude-shvidkoyu-velike-intervyu-ministra-finansiv-sergiya-marchenka-15052023-13642" text:style-name="Internet_20_link" text:visited-style-name="Visited_20_Internet_20_Link">
</text:a>
</text:p>
      <text:p text:style-name="P4">
"До кожного з цих органів є питання, як у бізнесу, так і в громадян. Думаю,всі три структури дійсно потребують перезавантаження", - заявив він.</text:p>
      <text:p text:style-name="P4">
Марченко зазначив, що міністерство наразі активно відпрацьовує варіанти того,яким чином сформувати загальноприйнятне бачення реформування митниці за участіміжнародних організацій, зокрема в частині кадрового відбору.</text:p>
      <text:p text:style-name="P4">
"Тому що в інтеграції до ЄС <text:a xlink:type="simple" xlink:href="https://www.ukrinform.ua/tag-mitnica" text:style-name="Internet_20_link" text:visited-style-name="Visited_20_Internet_20_Link">
 </text:a>
 займаєвизначальне місце. І щодо митниці зроблена величезна робота, адже ми вже маєморівень виконання Україною вимог Угоди про асоціацію з ЄС в митній сфері упонад 80%", - пояснив міністр.</text:p>
      <text:p text:style-name="P4">
Він додав, що податкова намагається виконувати планові показники, і з точкизору процесів це більш структурований та системний орган, ніж митниця.Марченко зауважив, що питання реформування цього органу також назрівають узв'язку з постійним запитом на системні зміни, зокрема в частиніадміністрування, це питання також назріває.</text:p>
      <text:p text:style-name="P4">
<text:span text:style-name="T4">
Читайте також:</text:span>
 <text:a xlink:type="simple" xlink:href="https://www.ukrinform.ua/rubric-polytics/3694478-parlament-pidtrimav-zakonoproekt-sodo-perezavantazenna-mitnici.html" text:style-name="Internet_20_link" text:visited-style-name="Visited_20_Internet_20_Link">
 </text:a>
</text:p>
      <text:p text:style-name="P4">
"Я не прихильник підходу, коли перезавантаження асоціюється з кадровимипризначеннями. Раніше я вважав, що дійсно, знайшовши професіоналів, ти певнимчином знімаєш з себе відповідальність. Та так не відбувається, на жаль.Важливо зрозуміти, на якому етапі можна нівелювати людський чинник. Я вважаю,будь-яка взаємодія з бізнесом – це вже корупція. Все має бути автоматизовано.Не тому, що податківці погані чи поганий бізнес, а тому, що це досить логічнаконструкція. Бізнес, який не хоче платити податки, знаходить таку можливість увигляді тих податківців, які готові цьому посприяти", - розповів очільникМінфіну.</text:p>
      <text:p text:style-name="P4">
За його словами, потрібно створити такі умови, при яких будуть прибрані будь-які можливості бізнесу взаємодіяти з держпосадовцями, крім окремих випадків,чітко визначених законом.</text:p>
      <text:p text:style-name="P4">
Наразі Мінфін готує відповідні законопроєкти щодо реформи митниці таподаткової.</text:p>
      <text:p text:style-name="P4">
<text:span text:style-name="T4">
Читайте також:</text:span>
 <text:a xlink:type="simple" xlink:href="https://www.ukrinform.ua/rubric-economy/3707454-obsuki-na-lvivskij-mitnici-beb-virilo-siroi-tehniki-na-20-miljoniv.html" text:style-name="Internet_20_link" text:visited-style-name="Visited_20_Internet_20_Link">
 <text:span text:style-name="T4">
митниц</text:span>
 </text:a>
</text:p>
      <text:p text:style-name="P4">
Як повідомляв Укрінформ, голова Комітету Верховної Ради України з питаньфінансів, податкової та митної політики Данило Гетманцев в інтерв'ю Укрінформузаявив, що в Україні до кінця року потрібно реформувати БЕБ, Державну митнуслужбу, а також Державну податкову службу. Зокрема, у січні 2023 року депутатанонсував масштабну цифровізацію податкової.</text:p>
      <text:p text:style-name="P4">
Прем'єр-міністр України Денис Шмигаль у лютому 2023 року заявив, що КабінетМіністрів планує цього року провести реформу митниці, яка включатимереалізацію шести кроків.</text:p>
      <text:p text:style-name="P4">
Source: <text:a xlink:type="simple" xlink:href="https://www.ukrinform.ua/rubric-economy/3709562-podatkova-mitnica-ta-beb-potrebuut-perezavantazenna-marcenko.html" text:style-name="Internet_20_link" text:visited-style-name="Visited_20_Internet_20_Link">
https://www.ukrinform.ua/rubric-economy/3709562-podatkova-mitnica-ta-beb-potrebuut-perezavantazenna-marcenko.html</text:a>
</text:p>
      <!--NEWS-->
      <text:h text:style-name="P10" text:outline-level="1">
<text:span text:style-name="T4">
У Prozorro.Продажі відбулися понад 5,4 тисячі аукціонів</text:span>
</text:h>
      <text:p text:style-name="P4">
Authors: Ukrinform (Person)</text:p>
      <text:p text:style-name="P4">
Publisher: Укринформ (Organization)</text:p>
      <text:p text:style-name="P4">
Published Time: 2023-05-15T17:22:00+03:00</text:p>
      <text:p text:style-name="P4">
Modified Time: 2023-05-15T17:22:00+03:00</text:p>
      <text:p text:style-name="P4">
Description: У системі Prozorro.Продажі з початку 2023 року, станом на 15 травня, успішно завершилися 5 417 аукціонів. — Укрінформ.</text:p>
      <text:p text:style-name="P4">
Images: ["<text:a xlink:type="simple" xlink:href="https://static.ukrinform.com/photos/2023_01/thumb_files/630_360_1672825122-567.jpg" text:style-name="Internet_20_link" text:visited-style-name="Visited_20_Internet_20_Link">
630_360_16728...</text:a>
"]</text:p>
      <text:p text:style-name="P4">
Tags: ['Аукціон', 'Банк', 'ProZorro']</text:p>
      <text:p text:style-name="P4">
Type: Article</text:p>
      <!--METADATA-->
      <text:p text:style-name="P4">
<draw:frame draw:style-name="fr1" draw:name="Image138" text:anchor-type="as-char" svg:width="6.9236in" svg:height="3.956343in" draw:z-index="0">
<draw:image xlink:href="../Images/yкринформ/2023-05-15T17-22-00-03-00/630_360_1672825122-567.jpg" xlink:type="simple" xlink:show="embed" xlink:actuate="onLoad" draw:mime-type="image/jpeg"/>
</draw:frame>
 У системіProzorro.Продажі з початку 2023 року, станом на 15 травня, успішно завершилися5 417 аукціонів.</text:p>
      <text:p text:style-name="P4">
Про це повідомляє АТ «Прозорро.Продажі» у <text:a xlink:type="simple" xlink:href="https://www.facebook.com/prozorro.sale/posts/pfbid02gKnUMPGKSqc2wu7cKCC8uQpg8pA4vKHDHHerJgzwLJwwDBVQtEH2TiUS5kAdfHx2l" text:style-name="Internet_20_link" text:visited-style-name="Visited_20_Internet_20_Link">
</text:a>
, передає Укрінформ.</text:p>
      <text:p text:style-name="P4">
«З початку 2023 року у системі «Прозорро.Продажі» успішно завершилося 5 417е-аукціонів, які поповнили бюджети різних рівнів на 2,49 млрд гривень», -йдеться в повідомленні.</text:p>
      <text:p text:style-name="P4">
За інформацію компанії, більше половини цієї суми принесли онлайн-аукціони зпродажу активів банків-банкрутів, а саме 1,29 млрд грн.</text:p>
      <text:p text:style-name="P4">
<text:span text:style-name="T4">
Читайте також:</text:span>
 <text:a xlink:type="simple" xlink:href="https://www.ukrinform.ua/rubric-economy/3701432-prozorroprodazi-povnistu-zaversili-proces-korporatizacii.html" text:style-name="Internet_20_link" text:visited-style-name="Visited_20_Internet_20_Link">
 <text:span text:style-name="T4">
Прозорро</text:span>
 <text:span text:style-name="T4">
Продажі</text:span>
</text:a>
</text:p>
      <text:p text:style-name="P4">
Також у число найбільш прибуткових напрямків входять мала приватизаціядержавного та комунального майна (343 млн грн), продаж майна та активів (324млн грн), земельні торги (218 млн грн) та <text:a xlink:type="simple" xlink:href="https://www.ukrinform.ua/tag-aukcion" text:style-name="Internet_20_link" text:visited-style-name="Visited_20_Internet_20_Link">
 </text:a>
 в межах справ про банкрутство (138 млн грн).</text:p>
      <text:p text:style-name="P4">
Станом на 15 травня у системі оголошено понад 4 тисячі е-аукціонів.</text:p>
      <text:p text:style-name="P4">
Як повідомлялося, у системі Prozorro.Продажі вже відбулось 435 аукціонів зпродажу прав на спеціальне використання водних біоресурсів у внутрішніхводоймах України.</text:p>
      <text:p text:style-name="P4">
Source: <text:a xlink:type="simple" xlink:href="https://www.ukrinform.ua/rubric-economy/3709561-u-prozorroprodazi-vidbulisa-ponad-54-tisaci-aukcioniv.html" text:style-name="Internet_20_link" text:visited-style-name="Visited_20_Internet_20_Link">
https://www.ukrinform.ua/rubric-economy/3709561-u-prozorroprodazi-vidbulisa-ponad-54-tisaci-aukcioniv.html</text:a>
</text:p>
      <!--NEWS-->
      <text:h text:style-name="P10" text:outline-level="1">
<text:span text:style-name="T4">
Навіть при зміні влади Туреччина продовжить заробляти на війні - Огризко</text:span>
</text:h>
      <text:p text:style-name="P4">
Authors: Ukrinform (Person)</text:p>
      <text:p text:style-name="P4">
Publisher: Укринформ (Organization)</text:p>
      <text:p text:style-name="P4">
Published Time: 2023-05-15T17:24:04+03:00</text:p>
      <text:p text:style-name="P4">
Modified Time: 2023-05-15T17:24:04+03:00</text:p>
      <text:p text:style-name="P4">
Description: Колишній міністр закордонних справ Володимир Огризко вважає, що Туреччина навіть при зміні влади в результаті президентських виборів не відмовиться від своїх національних інтересів і продовжить заробляти і в росії, і в Україні. — Укрінформ.</text:p>
      <text:p text:style-name="P4">
Images: ["<text:a xlink:type="simple" xlink:href="https://static.ukrinform.com/photos/2018_11/thumb_files/630_360_1542971118-8338.jpeg" text:style-name="Internet_20_link" text:visited-style-name="Visited_20_Internet_20_Link">
630_360_15429...</text:a>
"]</text:p>
      <text:p text:style-name="P4">
Tags: ['МЗС', 'Огризко', 'Туреччина']</text:p>
      <text:p text:style-name="P4">
Type: Article</text:p>
      <!--METADATA-->
      <text:p text:style-name="P4">
<draw:frame draw:style-name="fr1" draw:name="Image139" text:anchor-type="as-char" svg:width="6.9236in" svg:height="3.956343in" draw:z-index="0">
<draw:image xlink:href="../Images/yкринформ/2023-05-15T17-24-04-03-00/630_360_1542971118-8338.jpeg" xlink:type="simple" xlink:show="embed" xlink:actuate="onLoad" draw:mime-type="image/jpeg"/>
</draw:frame>
 Колишнійміністр закордонних справ Володимир Огризко вважає, що Туреччина навіть призміні влади в результаті президентських виборів не відмовиться від своїхнаціональних інтересів і продовжить заробляти і в росії, і в Україні.</text:p>
      <text:p text:style-name="P4">
Таку думку дипломат висловив у <text:a xlink:type="simple" xlink:href="https://www.youtube.com/watch" text:style-name="Internet_20_link" text:visited-style-name="Visited_20_Internet_20_Link">
</text:a>
 , передаєУкрінформ.</text:p>
      <text:p text:style-name="P4">
«Звісно, ситуація може змінитися насамперед для всіх гравців навколо Туреччини– України, росії, Заходу. Тут справді зараз зав’язався цікавий «вузлик». Але,з іншого боку, давайте розуміти, що Туреччина навіть при зміні влади від своїхнаціональних інтересів не відмовиться», - сказав Огризко.</text:p>
      <text:p text:style-name="P4">
<text:span text:style-name="T4">
Читайте також:</text:span>
 <text:a xlink:type="simple" xlink:href="https://www.ukrinform.ua/rubric-world/3709536-u-tureccini-ogolosili-datu-drugogo-turu-prezidentskih-viboriv.html" text:style-name="Internet_20_link" text:visited-style-name="Visited_20_Internet_20_Link">
 <text:span text:style-name="T4">
Туреччин</text:span>
 </text:a>
</text:p>
      <text:p text:style-name="P4">
За його словами, попри те, що конкурент Ердогана лідер опозиції КемальКиличдароглу позиціонує себе більше як ліберально-прозахідний політик,насправді чекати «чогось надзвичайного» у його позиції не варто.</text:p>
      <text:p text:style-name="P4">
«Зараз Туреччина, говорімо відверто, заробляє на війні по максимуму, тому щомає дуже непогані торговельно-економічні зв’язки з росією, і її прибуткизростають геометрично, а з другого боку, має дуже непогані воєнні зв’язки зУкраїною і так само отримує тут те, про не могла б і мріяти, якби цієї війнине було. Хіба новий турецький керівник скаже: «Ні, ми будемо кришталевочистими і думатимемо лише про принципи»? Нічого подібного, він буде думати проте, щоб Туреччина заробляла. Вона й зароблятиме далі, хочемо ми цього чи нехочемо», - спрогнозував колишній міністр.</text:p>
      <text:p text:style-name="P4">
Водночас на думку Огризка, з розвитком ситуації на поді бою змінюватиметься іполітична ситуація у світі, і тут багато чого залежатиме від того, наскількишвидко путінський режим почне валитися.</text:p>
      <text:p text:style-name="P4">
<text:span text:style-name="T4">
Читайте також:</text:span>
 <text:a xlink:type="simple" xlink:href="https://www.ukrinform.ua/rubric-world/3709266-u-tureccini-porahuvali-majze-99-golosiv-erdogan-ne-peremagae-u-persomu-turi.html" text:style-name="Internet_20_link" text:visited-style-name="Visited_20_Internet_20_Link">
 <text:span text:style-name="T4">
Туреччин</text:span>
 </text:a>
</text:p>
      <text:p text:style-name="P4">
«Тоді, безумовно, не тільки Туреччина, а й багато інших країн швидкозмінюватимуть риторику. Говорячи про Туреччину, мабуть, це буде кардинальназміна, якщо Ердоган програє. Але я не думаю, що вона буде настількипринциповою щонайменше до того моменту, поки не програє росія. Тоді взагалі,на мою думку, настане час «Ч» для багатьох речей – для глобальної безпеки,регіональної безпеки, позиціонування тих чи інших країн навколо росії», -вважає дипломат.</text:p>
      <text:p text:style-name="P4">
Як повідомлялося, у Туреччині станом на 08:00 15 травня за місцевим часом(однаковий з київським) було відкрито та внесено дані з 98,82% виборчихскринь. Лідирує чинний президент Реджеп Таїп Ердоган, але не перемагає упершому турі.</text:p>
      <text:p text:style-name="P4">
Source: <text:a xlink:type="simple" xlink:href="https://www.ukrinform.ua/rubric-world/3709563-navit-pri-zmini-vladi-tureccina-prodovzit-zaroblati-na-vijni-ogrizko.html" text:style-name="Internet_20_link" text:visited-style-name="Visited_20_Internet_20_Link">
https://www.ukrinform.ua/rubric-world/3709563-navit-pri-zmini-vladi-tureccina-prodovzit-zaroblati-na-vijni-ogrizko.html</text:a>
</text:p>
      <!--NEWS-->
      <text:h text:style-name="P10" text:outline-level="1">
<text:span text:style-name="T4">
М'янму накрив потужний циклон «Мокко», щонайменше шестеро загиблих</text:span>
</text:h>
      <text:p text:style-name="P4">
Authors: Ukrinform (Person)</text:p>
      <text:p text:style-name="P4">
Publisher: Укринформ (Organization)</text:p>
      <text:p text:style-name="P4">
Published Time: 2023-05-15T17:25:00+03:00</text:p>
      <text:p text:style-name="P4">
Modified Time: 2023-05-15T17:25:00+03:00</text:p>
      <text:p text:style-name="P4">
Description: Військове керівництво М'янми оголосило штат Ракхайн зоною стихійного лиха після того, як унаслідок циклону "Мокко" загинуло щонайменше шестеро людей. — Укрінформ.</text:p>
      <text:p text:style-name="P4">
Images: ["<text:a xlink:type="simple" xlink:href="https://static.ukrinform.com/photos/2023_05/thumb_files/630_360_1684160933-227.jpg" text:style-name="Internet_20_link" text:visited-style-name="Visited_20_Internet_20_Link">
630_360_16841...</text:a>
"]</text:p>
      <text:p text:style-name="P4">
Tags: ['Мʼянма', 'Загибель', 'Негода', 'Циклон']</text:p>
      <text:p text:style-name="P4">
Type: Article</text:p>
      <!--METADATA-->
      <text:p text:style-name="P4">
<draw:frame draw:style-name="fr1" draw:name="Image140" text:anchor-type="as-char" svg:width="6.9236in" svg:height="3.956343in" draw:z-index="0">
<draw:image xlink:href="../Images/yкринформ/2023-05-15T17-25-00-03-00/630_360_1684160933-227.jpg" xlink:type="simple" xlink:show="embed" xlink:actuate="onLoad" draw:mime-type="image/jpeg"/>
</draw:frame>
 Військовекерівництво М'янми оголосило штат Ракхайн зоною стихійного лиха після того, якунаслідок циклону "Мокко" загинуло щонайменше шестеро людей.</text:p>
      <text:p text:style-name="P4">
Про це повідомляє <text:a xlink:type="simple" xlink:href="https://www.bbc.com/news/world-asia-65595693" text:style-name="Internet_20_link" text:visited-style-name="Visited_20_Internet_20_Link">
 </text:a>
 , передаєУкрінформ.</text:p>
      <text:p text:style-name="P4">
Циклон, що вдарив по Бенгальській затоці, уразивши М’янму та Бангладеш, буводним з найпотужніших у цьому столітті.</text:p>
      <text:p text:style-name="P4">
На узбережжі <text:a xlink:type="simple" xlink:href="https://www.ukrinform.ua/tag-manma" text:style-name="Internet_20_link" text:visited-style-name="Visited_20_Internet_20_Link">
 </text:a>
 стихія зруйнувала сотнібудинків та тимчасових притулків.</text:p>
      <text:p text:style-name="P4">
Зливи, сильний вітер та штормові пориви були зафіксовані в штаті Ракхайн,зокрема на околицях його столиці міста Сіттве.</text:p>
      <text:p text:style-name="P4">
<text:span text:style-name="T4">
Читайте також:</text:span>
 <text:a xlink:type="simple" xlink:href="https://www.ukrinform.ua/rubric-world/3690456-kilkist-zertv-tornado-u-statah-zrosla-do-22-desatki-ludej-u-likarnah.html" text:style-name="Internet_20_link" text:visited-style-name="Visited_20_Internet_20_Link">
 </text:a>
</text:p>
      <text:p text:style-name="P4">
Жителі розповіли, що 90% міста знищено. Лінії зв’язку не працюють після того,як вітер повалив стовпи та дерева.</text:p>
      <text:p text:style-name="P4">
За інформацією <text:a xlink:type="simple" xlink:href="https://apnews.com/article/cyclone-mocha-myanmar-bangladesh-b785ae31d2b9800affe1aba24531a37f" text:style-name="Internet_20_link" text:visited-style-name="Visited_20_Internet_20_Link">
 </text:a>
 , 14 травня у М'янмі через негодупостраждали понад 700 людей.</text:p>
      <text:p text:style-name="P4">
Як повідомлялося, через потужний шторм, який наблизився до узбережжя Бангладеші М'янми в неділю, евакуювали сотні тисяч людей у безпечніші місця.</text:p>
      <text:p text:style-name="P4">
<text:span text:style-name="T5">
Фото: twitter.com/Wai129</text:span>
</text:p>
      <text:p text:style-name="P4">
Source: <text:a xlink:type="simple" xlink:href="https://www.ukrinform.ua/rubric-world/3709564-manmu-nakriv-potuznij-ciklon-mokko-sonajmense-sestero-zagiblih.html" text:style-name="Internet_20_link" text:visited-style-name="Visited_20_Internet_20_Link">
https://www.ukrinform.ua/rubric-world/3709564-manmu-nakriv-potuznij-ciklon-mokko-sonajmense-sestero-zagiblih.html</text:a>
</text:p>
      <!--NEWS-->
      <text:h text:style-name="P10" text:outline-level="1">
<text:span text:style-name="T4">
Український гурт KAZKA виступив у Гаазі</text:span>
</text:h>
      <text:p text:style-name="P4">
Authors: Ukrinform (Person)</text:p>
      <text:p text:style-name="P4">
Publisher: Укринформ (Organization)</text:p>
      <text:p text:style-name="P4">
Published Time: 2023-05-15T17:30:00+03:00</text:p>
      <text:p text:style-name="P4">
Modified Time: 2023-05-15T17:30:00+03:00</text:p>
      <text:p text:style-name="P4">
Description: У Гаазі 14 травня відбувся концерт українського музичного гурту KAZKA – насолодитися відомими хітами «Плакала» та «Свята» з’їхалися українці та нідерландці з усієї країни. — Укрінформ.</text:p>
      <text:p text:style-name="P4">
Images: ["<text:a xlink:type="simple" xlink:href="https://static.ukrinform.com/photos/2023_05/thumb_files/630_360_1684160793-377.jpeg" text:style-name="Internet_20_link" text:visited-style-name="Visited_20_Internet_20_Link">
630_360_16841...</text:a>
", "<text:a xlink:type="simple" xlink:href="https://static.ukrinform.com/photos/2023_05/1684160818-742.jpeg" text:style-name="Internet_20_link" text:visited-style-name="Visited_20_Internet_20_Link">
1684160818-74...</text:a>
", "<text:a xlink:type="simple" xlink:href="https://static.ukrinform.com/photos/2023_05/1684160837-719.jpeg" text:style-name="Internet_20_link" text:visited-style-name="Visited_20_Internet_20_Link">
1684160837-71...</text:a>
", "<text:a xlink:type="simple" xlink:href="https://static.ukrinform.com/photos/2023_05/1684160859-109.jpeg" text:style-name="Internet_20_link" text:visited-style-name="Visited_20_Internet_20_Link">
1684160859-10...</text:a>
", "<text:a xlink:type="simple" xlink:href="https://static.ukrinform.com/photos/2023_05/1684160873-318.jpeg" text:style-name="Internet_20_link" text:visited-style-name="Visited_20_Internet_20_Link">
1684160873-31...</text:a>
", "<text:a xlink:type="simple" xlink:href="https://static.ukrinform.com/photos/2023_05/1684160895-791.jpeg" text:style-name="Internet_20_link" text:visited-style-name="Visited_20_Internet_20_Link">
1684160895-79...</text:a>
", "<text:a xlink:type="simple" xlink:href="https://static.ukrinform.com/photos/2023_05/1684160981-394.jpg" text:style-name="Internet_20_link" text:visited-style-name="Visited_20_Internet_20_Link">
1684160981-39...</text:a>
", "<text:a xlink:type="simple" xlink:href="https://static.ukrinform.com/photos/2023_05/1684160915-761.jpeg" text:style-name="Internet_20_link" text:visited-style-name="Visited_20_Internet_20_Link">
1684160915-76...</text:a>
"]</text:p>
      <text:p text:style-name="P4">
Tags: ['Гаага', 'Культура', 'Нідерланди', 'Гурт KAZKA', 'Війна з росією']</text:p>
      <text:p text:style-name="P4">
Type: Article</text:p>
      <!--METADATA-->
      <text:p text:style-name="P4">
<draw:frame draw:style-name="fr1" draw:name="Image141" text:anchor-type="as-char" svg:width="6.9236in" svg:height="3.956343in" draw:z-index="0">
<draw:image xlink:href="../Images/yкринформ/2023-05-15T17-30-00-03-00/630_360_1684160793-377.jpeg" xlink:type="simple" xlink:show="embed" xlink:actuate="onLoad" draw:mime-type="image/jpeg"/>
</draw:frame>
 У Гаазі14 травня відбувся концерт українського музичного гурту KAZKA – насолодитисявідомими хітами «Плакала» та «Свята» з’їхалися українці та нідерландці з усієїкраїни.</text:p>
      <text:p text:style-name="P4">
Про це повідомляє кореспондент Укрінформу в Гаазі.</text:p>
      <text:p text:style-name="P4">
<draw:frame draw:style-name="fr1" draw:name="Image142" text:anchor-type="as-char" svg:width="6.9236in" svg:height="4.622144in" draw:z-index="0">
<draw:image xlink:href="../Images/yкринформ/2023-05-15T17-30-00-03-00/1684160818-742.jpeg" xlink:type="simple" xlink:show="embed" xlink:actuate="onLoad" draw:mime-type="image/jpeg"/>
</draw:frame>
</text:p>
      <text:p text:style-name="P4">
Серед присутніх також було багато тих, хто через війну росії в Україні бувзмушений покинути власні домівки в Україні та опинився в Нідерландах. Усупроводі волонтерів концерт українського гурту KAZKA також відвідалиукраїнські військові, які зараз проходять реабілітацію в Нідерландах.</text:p>
      <text:p text:style-name="P4">
<draw:frame draw:style-name="fr1" draw:name="Image143" text:anchor-type="as-char" svg:width="6.9236in" svg:height="4.622144in" draw:z-index="0">
<draw:image xlink:href="../Images/yкринформ/2023-05-15T17-30-00-03-00/1684160837-719.jpeg" xlink:type="simple" xlink:show="embed" xlink:actuate="onLoad" draw:mime-type="image/jpeg"/>
</draw:frame>
</text:p>
      <text:p text:style-name="P4">
Під час концерту солістка KAZKA Олександра Заріцька закликала дівчатпоцілувати українських захисників на знак вдячності.</text:p>
      <text:p text:style-name="P4">
Від українських військових Заріцька отримала квіти, а ще український прапор.Вже після концерту співачка показала кореспонденту Укрінформу свій подарунок –український прапор підписаний українськими військовими.</text:p>
      <text:p text:style-name="P4">
<draw:frame draw:style-name="fr1" draw:name="Image144" text:anchor-type="as-char" svg:width="6.9236in" svg:height="5.1927in" draw:z-index="0">
<draw:image xlink:href="../Images/yкринформ/2023-05-15T17-30-00-03-00/1684160859-109.jpeg" xlink:type="simple" xlink:show="embed" xlink:actuate="onLoad" draw:mime-type="image/jpeg"/>
</draw:frame>
</text:p>
      <text:p text:style-name="P4">
«Вони зробили мені сюрприз, і це такий дуже цінний подарунок. Я, мабуть, йогоповішу десь в рамочку вдома. Дивіться тут кожен з військових підписав від себеі це дуже цінно. Тут і позивні, і підписи, і сердечки намальовані. Дужекласно, дуже приємно», – каже Заріцька.</text:p>
      <text:p text:style-name="P4">
Варто зазначити, що український гурт KAZKA виступав в Гаазі чотири роки тому.Солістка гурту каже, що тоді була сором’язливіша.</text:p>
      <text:p text:style-name="P4">
<draw:frame draw:style-name="fr1" draw:name="Image145" text:anchor-type="as-char" svg:width="6.9236in" svg:height="5.1927in" draw:z-index="0">
<draw:image xlink:href="../Images/yкринформ/2023-05-15T17-30-00-03-00/1684160873-318.jpeg" xlink:type="simple" xlink:show="embed" xlink:actuate="onLoad" draw:mime-type="image/jpeg"/>
</draw:frame>
</text:p>
      <text:p text:style-name="P4">
«Відвідувачі концерту мають закохатися в артиста, і я намагаюся віддати всюсвою душу. Я думаю, що чотири роки тому я була трошки більш сором’язлива підчас виконання музики. Зараз я не соромлюся показувати справжню себе і недумаю, як я виглядаю, мені найголовніше, щоб люди зрозуміли, що я справжня іхочу зробити так, щоб вони нахапалися позитиву. Нам це вдалося – і сльозищастя побачити, і усмішки. І військові неймовірні. Був дуже справжній щирийнезабутній концерт в Гаазі», – розповіла артистка.</text:p>
      <text:p text:style-name="P4">
<draw:frame draw:style-name="fr1" draw:name="Image146" text:anchor-type="as-char" svg:width="6.9236in" svg:height="5.1927in" draw:z-index="0">
<draw:image xlink:href="../Images/yкринформ/2023-05-15T17-30-00-03-00/1684160895-791.jpeg" xlink:type="simple" xlink:show="embed" xlink:actuate="onLoad" draw:mime-type="image/jpeg"/>
</draw:frame>
</text:p>
      <text:p text:style-name="P4">
Гурту KAZKA також заспівав гімн України та постійно висловлював підтримкунашим захисникам та українцям, які опинилися в Нідерландах через війну.</text:p>
      <text:p text:style-name="P4">
<draw:frame draw:style-name="fr1" draw:name="Image147" text:anchor-type="as-char" svg:width="6.9236in" svg:height="5.1927in" draw:z-index="0">
<draw:image xlink:href="../Images/yкринформ/2023-05-15T17-30-00-03-00/1684160981-394.jpg" xlink:type="simple" xlink:show="embed" xlink:actuate="onLoad" draw:mime-type="image/jpeg"/>
</draw:frame>
</text:p>
      <text:p text:style-name="P4">
Окрім концерту, гурт також відвідав в Роттердамі центр, де проживаютьукраїнські біженці, а ще українську школу в Гаазі.</text:p>
      <text:p text:style-name="P4">
«Люди зберігають культуру, наші традиції це чудово, що вони перебуваючи закордоном це роблять», – зазначила Заріцька.</text:p>
      <text:p text:style-name="P4">
<draw:frame draw:style-name="fr1" draw:name="Image148" text:anchor-type="as-char" svg:width="6.9236in" svg:height="8.5804in" draw:z-index="0">
<draw:image xlink:href="../Images/yкринформ/2023-05-15T17-30-00-03-00/1684160915-761.jpeg" xlink:type="simple" xlink:show="embed" xlink:actuate="onLoad" draw:mime-type="image/jpeg"/>
</draw:frame>
</text:p>
      <text:p text:style-name="P4">
І, звісно, KAZKA побувала в Гаазі біля будівлі Палацу миру – офіційноїрезиденції Міжнародного суду ООН і Постійної палати третейського суду.</text:p>
      <text:p text:style-name="P4">
Там український гурт сфотографувався з плакатом, на якому було написано«чекаємо на тебе тут, х*йло!». Фотозвернення, адресоване путіну KAZKA виклалав <text:a xlink:type="simple" xlink:href="https://www.instagram.com/kazka.band/" text:style-name="Internet_20_link" text:visited-style-name="Visited_20_Internet_20_Link">
 </text:a>
 .</text:p>
      <text:p text:style-name="P4">
Нагадаємо, у нідерландському місті Гертогенбос на фестивалі, присвяченому Днювизволення, <text:a xlink:type="simple" xlink:href="https://www.ukrinform.ua/rubric-diaspora/3706403-u-niderlandah-gurt-goa-vistupiv-na-festivali-prisvacenomu-dnu-vizvolenna.html" text:style-name="Internet_20_link" text:visited-style-name="Visited_20_Internet_20_Link">
 </text:a>
 український гурт Go-A.</text:p>
      <text:p text:style-name="P4">
<text:span text:style-name="T5">
Фото: Ірина Драбок, Фундація «Українці в Нідерландах», KAZKA / Інстаграм</text:span>
</text:p>
      <text:p text:style-name="P4">
Source: <text:a xlink:type="simple" xlink:href="https://www.ukrinform.ua/rubric-diaspora/3709568-ukrainskij-gurt-kazka-vistupiv-u-gaazi.html" text:style-name="Internet_20_link" text:visited-style-name="Visited_20_Internet_20_Link">
https://www.ukrinform.ua/rubric-diaspora/3709568-ukrainskij-gurt-kazka-vistupiv-u-gaazi.html</text:a>
</text:p>
      <!--NEWS-->
      <text:h text:style-name="P10" text:outline-level="1">
<text:span text:style-name="T4">
Очікування і плани вітчизняного бізнесу залишаються досить обережними</text:span>
</text:h>
      <text:p text:style-name="P4">
Authors: Ukrinform (Person)</text:p>
      <text:p text:style-name="P4">
Publisher: Укринформ (Organization)</text:p>
      <text:p text:style-name="P4">
Published Time: 2023-05-15T17:31:00+03:00</text:p>
      <text:p text:style-name="P4">
Modified Time: 2023-05-15T17:31:00+03:00</text:p>
      <text:p text:style-name="P4">
Description: У квітні частка підприємств, які позитивно оцінюють поточну ситуацію, збільшилася на 9%., натомість на 10% скоротилася частка тих, хто планує зростання на найближчі місяці. — Укрінформ.</text:p>
      <text:p text:style-name="P4">
Images: ["<text:a xlink:type="simple" xlink:href="https://static.ukrinform.com/photos/2022_06/thumb_files/630_360_1654625684-969.jpg" text:style-name="Internet_20_link" text:visited-style-name="Visited_20_Internet_20_Link">
630_360_16546...</text:a>
"]</text:p>
      <text:p text:style-name="P4">
Tags: ['Бізнес', 'Резерви НБУ', 'Релокація підприємств']</text:p>
      <text:p text:style-name="P4">
Type: Article</text:p>
      <!--METADATA-->
      <text:p text:style-name="P4">
<draw:frame draw:style-name="fr1" draw:name="Image149" text:anchor-type="as-char" svg:width="6.9236in" svg:height="3.956343in" draw:z-index="0">
<draw:image xlink:href="../Images/yкринформ/2023-05-15T17-31-00-03-00/630_360_1654625684-969.jpg" xlink:type="simple" xlink:show="embed" xlink:actuate="onLoad" draw:mime-type="image/jpeg"/>
</draw:frame>
 У квітнічастка підприємств, які позитивно оцінюють поточну ситуацію, збільшилася на9%., натомість на 10% скоротилася частка тих, хто планує зростання нанайближчі місяці.</text:p>
      <text:p text:style-name="P4">
Про це розповіла виконавчий директор Інституту економічних досліджень таполітичних консультацій Оксана Кузяків під час презентації в Укрінформіщомісячного опитування українського бізнес-середовища «Економічні тенденції зточки зору бізнесу під час війни. Квітень 2023».</text:p>
      <text:p text:style-name="P4">
Так, згідно з оприлюдненими даними, у квітні 2023 року, частка тих керівниківпідприємств, хто вважає ситуацію кращою, ніж рік тому, зросла з 41% до 50%.Водночас відсоток тих, у кого ситуація є гіршою, ніж рік тому, зменшився з 43%до 30%.</text:p>
      <text:p text:style-name="P4">
<text:span text:style-name="T4">
Читайте також:</text:span>
 <text:a xlink:type="simple" xlink:href="https://www.ukrinform.ua/rubric-regions/3709448-relokovanij-biznes-vid-gadzetiv-i-bronikiv-do-kavuniv-i-sirnih-snekiv.html" text:style-name="Internet_20_link" text:visited-style-name="Visited_20_Internet_20_Link">
 <text:span text:style-name="T4">
бізнес</text:span>
 </text:a>
</text:p>
      <text:p text:style-name="P4">
«У квітні 2023 року підприємства продовжували відновлення виробництва. Івідсоток тих, які працюють майже на повну потужність, є найвищим за останні 12місяців», - зауважила Кузякіна.</text:p>
      <text:p text:style-name="P4">
Водночас як оцінки поточної ситуації в країні та на підприємствах продовжуютьповільно покращуватися, очікування та оцінка найближчих перспектив (у 6- та3-місячній перспективі) продовжують знижуватися.</text:p>
      <text:p text:style-name="P4">
«Очікування і плани бізнесу на наступні три місяці залишаються обережними. Авіддалене майбутнє, плани на наступні два роки, так само продовжує бутинеясним», - зазначила Кузякіна.</text:p>
      <text:p text:style-name="P4">
<text:span text:style-name="T4">
Читайте також:</text:span>
 <text:a xlink:type="simple" xlink:href="https://www.ukrinform.ua/rubric-regions/3708500-kim-nazvav-najbilsu-problemu-dla-biznesu-mikolaivsini.html" text:style-name="Internet_20_link" text:visited-style-name="Visited_20_Internet_20_Link">
 <text:span text:style-name="T4">
бізнес</text:span>
 </text:a>
</text:p>
      <text:p text:style-name="P4">
Зокрема, у квітні в порівнянні із березнем 2023 року частка підприємств, якіпланують зростання виробництва у найближчі 3-4 місяці, зменшилася з 60,1% до50,2%. І водночас зросла частка тих, які планують скорочувати виробництво – з3,8% у березні до 6,1% у квітні.</text:p>
      <text:p text:style-name="P4">
«Причина тут зрозуміла. Якщо на початку війни, рік тому, або влітку,тривалість активних бойових дій могла бути в передбаченнях до року або додвох, то очевидно, що зараз через неможливість визначити чіткі терміни, колице все закінчиться, ми бачимо ось таку реакцію бізнесу», - зазначила Кузякіна.</text:p>
      <text:p text:style-name="P4">
Як повідомлялося, за даними НБУ, у квітні 2023 року ІОДА (Індекс очікуваньділової активності) підвищився до 51.5 із 49.5 у березні, що свідчить проочікування щодо зростання виробництва в Україні завдяки стабілізації ситуаціїв енергетиці, підвищенню споживчих настроїв населення та поліпшеннюінфляційних та курсових очікувань.</text:p>
      <text:p text:style-name="P4">
Source: <text:a xlink:type="simple" xlink:href="https://www.ukrinform.ua/rubric-economy/3709591-ocikuvanna-i-plani-vitciznanogo-biznesu-zalisautsa-dosit-obereznimi.html" text:style-name="Internet_20_link" text:visited-style-name="Visited_20_Internet_20_Link">
https://www.ukrinform.ua/rubric-economy/3709591-ocikuvanna-i-plani-vitciznanogo-biznesu-zalisautsa-dosit-obereznimi.html</text:a>
</text:p>
      <!--NEWS-->
      <text:h text:style-name="P10" text:outline-level="1">
<text:span text:style-name="T4">
На Київщині масштабна лісова пожежа – горять 15 гектарів</text:span>
</text:h>
      <text:p text:style-name="P4">
Authors: Ukrinform (Person)</text:p>
      <text:p text:style-name="P4">
Publisher: Укринформ (Organization)</text:p>
      <text:p text:style-name="P4">
Published Time: 2023-05-15T17:34:09+03:00</text:p>
      <text:p text:style-name="P4">
Modified Time: 2023-05-15T17:34:09+03:00</text:p>
      <text:p text:style-name="P4">
Description: Рятувальники намагаються локалізувати масштабну пожежу у Вишгородському районі Київської області, де горить лісова підстилка на площі 15 гектарів. — Укрінформ.</text:p>
      <text:p text:style-name="P4">
Images: ["<text:a xlink:type="simple" xlink:href="https://static.ukrinform.com/photos/2023_05/thumb_files/630_360_1684161117-446.jpg" text:style-name="Internet_20_link" text:visited-style-name="Visited_20_Internet_20_Link">
630_360_16841...</text:a>
"]</text:p>
      <text:p text:style-name="P4">
Tags: ['ДСНС', 'Пожежа', 'Київщина']</text:p>
      <text:p text:style-name="P4">
Type: Article</text:p>
      <!--METADATA-->
      <text:p text:style-name="P4">
<draw:frame draw:style-name="fr1" draw:name="Image150" text:anchor-type="as-char" svg:width="6.9236in" svg:height="3.956343in" draw:z-index="0">
<draw:image xlink:href="../Images/yкринформ/2023-05-15T17-34-09-03-00/630_360_1684161117-446.jpg" xlink:type="simple" xlink:show="embed" xlink:actuate="onLoad" draw:mime-type="image/jpeg"/>
</draw:frame>
Рятувальники намагаються локалізувати масштабну пожежу у Вишгородському районіКиївської області, де горить лісова підстилка на площі 15 гектарів.</text:p>
      <text:p text:style-name="P4">
Про це повідомляє <text:a xlink:type="simple" xlink:href="https://www.facebook.com/MNS.GOV.UA/" text:style-name="Internet_20_link" text:visited-style-name="Visited_20_Internet_20_Link">
 </text:a>
 ,передає Укрінформ.</text:p>
      <text:p text:style-name="P4">
Як зазначається, 15 травня о 14:20 до оперативно-диспетчерської службиВишгородського району надійшло повідомлення про займання лісової підстилки натериторії Клавдіївського лісництва, неподалік с. Нові Петрівці.</text:p>
      <text:p text:style-name="P4">
<text:span text:style-name="T4">
Читайте також:</text:span>
 <text:a xlink:type="simple" xlink:href="https://www.ukrinform.ua/rubric-society/3709500-lisivniki-ciei-vesni-visadili-ponad-109-miljona-sianciv.html" text:style-name="Internet_20_link" text:visited-style-name="Visited_20_Internet_20_Link">
 </text:a>
</text:p>
      <text:p text:style-name="P4">
"По прибуттю рятувальниками встановлено, що виникло займання лісової підстилкина площі 15 га", - йдеться у повідомленні.</text:p>
      <text:p text:style-name="P4">
За даними рятувальної служби, до гасіння пожежі залучено 25 осіб та 7 одиницьтехніки, з них від ДСНС 15 осіб та 4 одиниці техніки; від ЗСУ 5 осіб та 1одиниця техніки, від лісництва 5 осіб та 2 одиниці техніки. Для оцінкиситуації використовується квадрокоптер.</text:p>
      <text:p text:style-name="P4">
Зараз триває локалізація пожежі.</text:p>
      <text:p text:style-name="P4">
<text:span text:style-name="T4">
Читайте також:</text:span>
 <text:a xlink:type="simple" xlink:href="https://www.ukrinform.ua/rubric-ato/3708572-rosiani-vnoci-atakuvali-hmelniccinu-poskodzena-kriticna-infrastruktura.html" text:style-name="Internet_20_link" text:visited-style-name="Visited_20_Internet_20_Link">
 </text:a>
</text:p>
      <text:p text:style-name="P4">
Ситуація контрольована, запевнили у ДСНС.</text:p>
      <text:p text:style-name="P4">
Як повідомлялось, у більшості областей України 15-18 травня очікуєтьсянадзвичайна пожежна небезпека.</text:p>
      <text:p text:style-name="P4">
Source: <text:a xlink:type="simple" xlink:href="https://www.ukrinform.ua/rubric-regions/3709570-na-kiivsini-masstabna-lisova-pozeza-gorat-15-gektariv.html" text:style-name="Internet_20_link" text:visited-style-name="Visited_20_Internet_20_Link">
https://www.ukrinform.ua/rubric-regions/3709570-na-kiivsini-masstabna-lisova-pozeza-gorat-15-gektariv.html</text:a>
</text:p>
      <!--NEWS-->
      <text:h text:style-name="P10" text:outline-level="1">
<text:span text:style-name="T4">
Monte вийшли в плей-офф BLAST Paris Major 2023</text:span>
</text:h>
      <text:p text:style-name="P4">
Authors: Ukrinform (Person)</text:p>
      <text:p text:style-name="P4">
Publisher: Укринформ (Organization)</text:p>
      <text:p text:style-name="P4">
Published Time: 2023-05-15T17:35:00+03:00</text:p>
      <text:p text:style-name="P4">
Modified Time: 2023-05-15T17:35:00+03:00</text:p>
      <text:p text:style-name="P4">
Description: На стадії «Легенд» вони здолали іншу українську команду NAVI. — Укрінформ.</text:p>
      <text:p text:style-name="P4">
Images: ["<text:a xlink:type="simple" xlink:href="https://static.ukrinform.com/photos/2023_05/thumb_files/630_360_1684161238-455.jpg" text:style-name="Internet_20_link" text:visited-style-name="Visited_20_Internet_20_Link">
630_360_16841...</text:a>
"]</text:p>
      <text:p text:style-name="P4">
Tags: ['кіберспорт']</text:p>
      <text:p text:style-name="P4">
Type: Article</text:p>
      <!--METADATA-->
      <text:p text:style-name="P4">
<draw:frame draw:style-name="fr1" draw:name="Image151" text:anchor-type="as-char" svg:width="6.9236in" svg:height="3.956343in" draw:z-index="0">
<draw:image xlink:href="../Images/yкринформ/2023-05-15T17-35-00-03-00/630_360_1684161238-455.jpg" xlink:type="simple" xlink:show="embed" xlink:actuate="onLoad" draw:mime-type="image/jpeg"/>
</draw:frame>
 На стадії«Легенд» вони здолали іншу українську команду NAVI.</text:p>
      <text:p text:style-name="P4">
Українські команди Monte і Natus Vincere зустрілися в очному протистоянні вчетвертому раунді стадії легенд BLAST.tv Paris Major, передає Укрінформ.</text:p>
      <text:p text:style-name="P4">
Monte обіграли NAVI з рахунком 2:0 (Anubis – 16:12, Nuke – 16:2) і вперше усвоїй історії вийшли до плей-офф мейджора. Раніше на стадії легенд українськакоманда обіграла FURIA Esports і Fnatic, а також поступилася Team Vitality.</text:p>
      <text:p text:style-name="P4">
NAVI зазнали другої поразки на стадії легенд і йдуть зі статистикою 2-2. Увівторок, 16 травня, «Народжені перемагати» проведуть заключний матч наLegends Stage. Українська команда вийде у плей-офф у разі перемоги та залишитьтурнір у разі поразки.</text:p>
      <text:p text:style-name="P4">
Legends Stage триватиме з 13 до 16 травня. За підсумками стадії легенд у плей-офф BLAST.tv Paris Major вийдуть вісім найкращих команд.</text:p>
      <text:p text:style-name="P4">
BLAST.tv Paris Major – останній мейджор з CS:GO в історії. Призовий фонд – 1250 000 доларів.</text:p>
      <text:p text:style-name="P4">
<text:span text:style-name="T4">
Читайте також:</text:span>
 <text:a xlink:type="simple" xlink:href="https://www.ukrinform.ua/rubric-sports/3709049-navi-zdolali-ninjas-in-pyjamas-na-blast-paris-major-2023.html" text:style-name="Internet_20_link" text:visited-style-name="Visited_20_Internet_20_Link">
 </text:a>
</text:p>
      <text:p text:style-name="P4">
Як повідомляв Укрінформ, Гранд-фінал турніру заплановано на 21 травня.</text:p>
      <text:p text:style-name="P4">
Фото: Getty Images</text:p>
      <text:p text:style-name="P4">
Source: <text:a xlink:type="simple" xlink:href="https://www.ukrinform.ua/rubric-sports/3709571-monte-vijsli-v-plejoff-blasttv-paris-major-2023.html" text:style-name="Internet_20_link" text:visited-style-name="Visited_20_Internet_20_Link">
https://www.ukrinform.ua/rubric-sports/3709571-monte-vijsli-v-plejoff-blasttv-paris-major-2023.html</text:a>
</text:p>
      <!--NEWS-->
      <text:h text:style-name="P10" text:outline-level="1">
<text:span text:style-name="T4">
Обстріл аеродрому «Канатове»: апеляційний суд залишив під вартою офіцера Червінського</text:span>
</text:h>
      <text:p text:style-name="P4">
Authors: Ukrinform (Person)</text:p>
      <text:p text:style-name="P4">
Publisher: Укринформ (Organization)</text:p>
      <text:p text:style-name="P4">
Published Time: 2023-05-15T17:37:00+03:00</text:p>
      <text:p text:style-name="P4">
Modified Time: 2023-05-15T17:37:00+03:00</text:p>
      <text:p text:style-name="P4">
Description: Апеляційний суд залишив у силі запобіжний захід для колишнього виконувача обов’язків командира однієї із частин Сил спеціальних операцій Романа Червінського у справі про ракетний обстріл аеродрому "Канатове". — Укрінформ.</text:p>
      <text:p text:style-name="P4">
Images: ["<text:a xlink:type="simple" xlink:href="https://static.ukrinform.com/photos/2023_04/thumb_files/630_360_1682446981-986.jpg" text:style-name="Internet_20_link" text:visited-style-name="Visited_20_Internet_20_Link">
630_360_16824...</text:a>
"]</text:p>
      <text:p text:style-name="P4">
Tags: ['Обстріл', 'Апеляція', 'Аеродром']</text:p>
      <text:p text:style-name="P4">
Type: Article</text:p>
      <!--METADATA-->
      <text:p text:style-name="P4">
<draw:frame draw:style-name="fr1" draw:name="Image152" text:anchor-type="as-char" svg:width="6.9236in" svg:height="3.956343in" draw:z-index="0">
<draw:image xlink:href="../Images/yкринформ/2023-05-15T17-37-00-03-00/630_360_1682446981-986.jpg" xlink:type="simple" xlink:show="embed" xlink:actuate="onLoad" draw:mime-type="image/jpeg"/>
</draw:frame>
Апеляційний суд залишив у силі запобіжний захід для колишнього виконувачаобов’язків командира однієї із частин Сил спеціальних операцій РоманаЧервінського у справі про ракетний обстріл аеродрому "Канатове".</text:p>
      <text:p text:style-name="P4">
Про це повідомляє <text:a xlink:type="simple" xlink:href="https://suspilne.media/476743-obstril-rf-aerodromu-kanatove-apelacijnij-sud-zalisiv-cervinskogo-pid-vartou/" text:style-name="Internet_20_link" text:visited-style-name="Visited_20_Internet_20_Link">
 </text:a>
 , передає Укрінформ.</text:p>
      <text:p text:style-name="P4">
Зазначається, що засідання проходило у закритому режимі.</text:p>
      <text:p text:style-name="P4">
Адвокат Червінського Людмила Куса повідомила, що захист планує податиклопотання про зміну запобіжного заходу.</text:p>
      <text:p text:style-name="P4">
<text:span text:style-name="T4">
Читайте також:</text:span>
 <text:a xlink:type="simple" xlink:href="https://www.ukrinform.ua/rubric-society/3698964-obstril-rosianami-aerodromu-kanatove-sbu-povidomila-pro-pidozru-eksbijcu-sso.html" text:style-name="Internet_20_link" text:visited-style-name="Visited_20_Internet_20_Link">
 </text:a>
</text:p>
      <text:p text:style-name="P4">
"Наша позиція з першого дня незмінна — підозра Червінському необґрунтована,доводи у підозрі не підтверджуються доказами і є надуманими", — сказала вона.</text:p>
      <text:p text:style-name="P4">
Як повідомляв Укрінформ, слідство <text:a xlink:type="simple" xlink:href="https://www.ukrinform.ua/rubric-ato/3698454-hotili-vkrasti-vorozij-litak-ale-naskodili-ukraini-sbu-zavela-spravu-na-vijskovih.html" text:style-name="Internet_20_link" text:visited-style-name="Visited_20_Internet_20_Link">
 </text:a>
 , що масований ракетний удар російських загарбниківпо аеродрому "Канатове" в липні 2022 року спровокували самовільні дії окремихвійськовослужбовців.</text:p>
      <text:p text:style-name="P4">
24 квітня у справі про обстріл аеродрому Служба безпеки України <text:a xlink:type="simple" xlink:href="https://www.ukrinform.ua/rubric-society/3700000-sbu-zatrimala-oficera-cervinskogo-akogo-sukali-v-spravi-pro-obstril-aerodromu-kanatove-dzerelo.html" text:style-name="Internet_20_link" text:visited-style-name="Visited_20_Internet_20_Link">
</text:a>
офіцера Червінського.</text:p>
      <text:p text:style-name="P4">
25 квітня Шевченківський <text:a xlink:type="simple" xlink:href="https://www.ukrinform.ua/tag-sud" text:style-name="Internet_20_link" text:visited-style-name="Visited_20_Internet_20_Link">
 </text:a>
 Києва обравйому запобіжний захід у вигляді тримання під вартою на два місяці без прававнесення застави.</text:p>
      <text:p text:style-name="P4">
<text:span text:style-name="T5">
Фото: Суспільне</text:span>
</text:p>
      <text:p text:style-name="P4">
Source: <text:a xlink:type="simple" xlink:href="https://www.ukrinform.ua/rubric-society/3709573-obstril-aerodromu-kanatove-apelacijnij-sud-zalisiv-pid-vartou-oficera-cervinskogo.html" text:style-name="Internet_20_link" text:visited-style-name="Visited_20_Internet_20_Link">
https://www.ukrinform.ua/rubric-society/3709573-obstril-aerodromu-kanatove-apelacijnij-sud-zalisiv-pid-vartou-oficera-cervinskogo.html</text:a>
</text:p>
      <!--NEWS-->
      <text:h text:style-name="P10" text:outline-level="1">
<text:span text:style-name="T4">
Google запускає функції для пошуку фейкових та штучно згенерованих зображень</text:span>
</text:h>
      <text:p text:style-name="P4">
Authors: Ukrinform (Person)</text:p>
      <text:p text:style-name="P4">
Publisher: Укринформ (Organization)</text:p>
      <text:p text:style-name="P4">
Published Time: 2023-05-15T17:38:05+03:00</text:p>
      <text:p text:style-name="P4">
Modified Time: 2023-05-15T17:38:05+03:00</text:p>
      <text:p text:style-name="P4">
Description: Google додає дві нові функції до пошуку фейкових та штучно згенерованих зображень для зменшення дезінформації на тлі розвитку сервісів штучного інтелекту. — Укрінформ.</text:p>
      <text:p text:style-name="P4">
Images: ["<text:a xlink:type="simple" xlink:href="https://static.ukrinform.com/photos/2021_10/thumb_files/630_360_1633690866-459.jpg" text:style-name="Internet_20_link" text:visited-style-name="Visited_20_Internet_20_Link">
630_360_16336...</text:a>
"]</text:p>
      <text:p text:style-name="P4">
Tags: ['Google', 'Технології', 'Штучний інтелект']</text:p>
      <text:p text:style-name="P4">
Type: Article</text:p>
      <!--METADATA-->
      <text:p text:style-name="P4">
<draw:frame draw:style-name="fr1" draw:name="Image153" text:anchor-type="as-char" svg:width="6.9236in" svg:height="3.956343in" draw:z-index="0">
<draw:image xlink:href="../Images/yкринформ/2023-05-15T17-38-05-03-00/630_360_1633690866-459.jpg" xlink:type="simple" xlink:show="embed" xlink:actuate="onLoad" draw:mime-type="image/jpeg"/>
</draw:frame>
 Googleдодає дві нові функції до пошуку фейкових та штучно згенерованих зображень длязменшення дезінформації на тлі розвитку сервісів штучного інтелекту.</text:p>
      <text:p text:style-name="P4">
Як передає Укрінформ, про це повідомляє <text:a xlink:type="simple" xlink:href="https://www.bloomberg.com/news/articles/2023-05-15/google-launching-tools-to-identify-misleading-and-ai-images" text:style-name="Internet_20_link" text:visited-style-name="Visited_20_Internet_20_Link">
</text:a>
 .</text:p>
      <text:p text:style-name="P4">
Перша із двох нових функцій компанії Alphabet Inc. носить назву «Про цезображення» і надає додатковий контекст: інформація про першу індексацію упошуковику, перше місце публікації та інші місця їх публікацій у мережі.</text:p>
      <text:p text:style-name="P4">
«Мета полягає у тому, щоб допомогти користувачам визначити першоджерело, атакож доповнити зображення будь-якими викривальними доказами, наданими ЗМІ», –йдеться у повідомленні.</text:p>
      <text:p text:style-name="P4">
<text:span text:style-name="T4">
Читайте також:</text:span>
 <text:a xlink:type="simple" xlink:href="https://www.ukrinform.ua/rubric-technology/3705164-bajden-zustrivsa-z-kerivnikami-microsoft-i-google-govorili-pro-bezpecnist-stucnogo-intelektu.html" text:style-name="Internet_20_link" text:visited-style-name="Visited_20_Internet_20_Link">
 </text:a>
</text:p>
      <text:p text:style-name="P4">
Google також позначатиме кожне зображення, створене за допомогою ШІ та йогоінструментами. Компанія працює і з іншими платформами, щоб переконатися уздійсненні ними аналогічного маркування таких зображень, зокрема з сервісамиMidjourney та Shutterstock.</text:p>
      <text:p text:style-name="P4">
Раніше компанія Truepic, яку підтримує <text:a xlink:type="simple" xlink:href="https://www.ukrinform.ua/tag-microsoft" text:style-name="Internet_20_link" text:visited-style-name="Visited_20_Internet_20_Link">
 </text:a>
 , запропонувала системи, які гарантують, що зображення непіддавалися змінам починаючи від зйомки і завершуючи відправкою.</text:p>
      <text:p text:style-name="P4">
Як повідомляв Укрінформ, розробник штучного інтелекту (ШІ) Джеффрі Хінтонзаявив, що новітня <text:a xlink:type="simple" xlink:href="https://www.ukrinform.ua/rubric-technology/3705572-zagroza-stucnogo-intelektu-moze-buti-bilsou-za-zminu-klimatu-rozrobnik.html" text:style-name="Internet_20_link" text:visited-style-name="Visited_20_Internet_20_Link">
 </text:a>
 для людства, ніж зміна клімату.</text:p>
      <text:p text:style-name="P4">
Source: <text:a xlink:type="simple" xlink:href="https://www.ukrinform.ua/rubric-technology/3709572-google-zapuskae-funkcii-dla-posuku-fejkovih-ta-stucno-zgenerovanih-zobrazen.html" text:style-name="Internet_20_link" text:visited-style-name="Visited_20_Internet_20_Link">
https://www.ukrinform.ua/rubric-technology/3709572-google-zapuskae-funkcii-dla-posuku-fejkovih-ta-stucno-zgenerovanih-zobrazen.html</text:a>
</text:p>
      <!--NEWS-->
      <text:h text:style-name="P10" text:outline-level="1">
<text:span text:style-name="T4">
УПЛ: Довбик та Ван Леувен – найкращі гравець та тренер квітня</text:span>
</text:h>
      <text:p text:style-name="P4">
Authors: Ukrinform (Person)</text:p>
      <text:p text:style-name="P4">
Publisher: Укринформ (Organization)</text:p>
      <text:p text:style-name="P4">
Published Time: 2023-05-15T17:41:40+03:00</text:p>
      <text:p text:style-name="P4">
Modified Time: 2023-05-15T17:41:40+03:00</text:p>
      <text:p text:style-name="P4">
Description: На рахунку Артема 8 голів у 5 матчах чемпіонату у минулому місяці. — Укрінформ.</text:p>
      <text:p text:style-name="P4">
Images: ["<text:a xlink:type="simple" xlink:href="https://static.ukrinform.com/photos/2023_05/thumb_files/630_360_1684161598-709.jpg" text:style-name="Internet_20_link" text:visited-style-name="Visited_20_Internet_20_Link">
630_360_16841...</text:a>
", "<text:a xlink:type="simple" xlink:href="https://static.ukrinform.com/photos/2023_05/1684161680-560.jpg" text:style-name="Internet_20_link" text:visited-style-name="Visited_20_Internet_20_Link">
1684161680-56...</text:a>
"]</text:p>
      <text:p text:style-name="P4">
Tags: ['Футбол']</text:p>
      <text:p text:style-name="P4">
Type: Article</text:p>
      <!--METADATA-->
      <text:p text:style-name="P4">
<draw:frame draw:style-name="fr1" draw:name="Image154" text:anchor-type="as-char" svg:width="6.9236in" svg:height="3.956343in" draw:z-index="0">
<draw:image xlink:href="../Images/yкринформ/2023-05-15T17-41-40-03-00/630_360_1684161598-709.jpg" xlink:type="simple" xlink:show="embed" xlink:actuate="onLoad" draw:mime-type="image/jpeg"/>
</draw:frame>
 На рахункуАртема 8 голів у 5 матчах чемпіонату у минулому місяці.</text:p>
      <text:p text:style-name="P4">
Пресслужба УПЛ <text:a xlink:type="simple" xlink:href="https://upl.ua/ua/news/view/7273" text:style-name="Internet_20_link" text:visited-style-name="Visited_20_Internet_20_Link">
 </text:a>
 результати голосування занайкращого тренера та гравця чемпіонату за підсумками матчів березня, передаєУкрінформ.</text:p>
      <text:p text:style-name="P4">
Нагороди отримали нападник «Дніпра-1» Артем Довбик та коуч «Зорі» Патрік ванЛеувен.</text:p>
      <text:p text:style-name="P4">
<draw:frame draw:style-name="fr1" draw:name="Image155" text:anchor-type="as-char" svg:width="6.9236in" svg:height="4.15416in" draw:z-index="0">
<draw:image xlink:href="../Images/yкринформ/2023-05-15T17-41-40-03-00/1684161680-560.jpg" xlink:type="simple" xlink:show="embed" xlink:actuate="onLoad" draw:mime-type="image/jpeg"/>
</draw:frame>
 Довбик уголосуванні випередив Артема Бондаренка («Шахтар»), Даниїла Алефіренка(«Чорноморець») та Едуардо Герреро («Зоря»). На рахунку Артема 8 голів у 5матчах чемпіонату у минулому місяці.</text:p>
      <text:p text:style-name="P4">
Ван Леувен натомість отримав більше голосів, ніж Олександр Кучер («Дніпро-1»),Роман Григорчук («Чорноморець») та Ігор Йовичевич («Шахтар»). Його «Зоря» уквітні здобула 4 перемоги та зазнала поразки від «Кривбаса» (0:1).</text:p>
      <text:p text:style-name="P4">
<text:span text:style-name="T4">
Читайте також:</text:span>
 <text:a xlink:type="simple" xlink:href="https://www.ukrinform.ua/rubric-sports/3709472-dovbik-prinis-dnipru1-peremogu-nad-minaem-u-cempionati-premerligi.html" text:style-name="Internet_20_link" text:visited-style-name="Visited_20_Internet_20_Link">
 </text:a>
</text:p>
      <text:p text:style-name="P4">
Як повідомляв Укрінформ, «Довбик» допоміг своїй команді перемогтизакарпатський «Минай» (1:0) у 26-у турі УПЛ.</text:p>
      <text:p text:style-name="P4">
Фото: upl.ua</text:p>
      <text:p text:style-name="P4">
Source: <text:a xlink:type="simple" xlink:href="https://www.ukrinform.ua/rubric-sports/3709574-upl-dovbik-ta-van-leuven-najkrasi-gravec-ta-trener-kvitna.html" text:style-name="Internet_20_link" text:visited-style-name="Visited_20_Internet_20_Link">
https://www.ukrinform.ua/rubric-sports/3709574-upl-dovbik-ta-van-leuven-najkrasi-gravec-ta-trener-kvitna.html</text:a>
</text:p>
      <!--NEWS-->
      <text:h text:style-name="P10" text:outline-level="1">
<text:span text:style-name="T4">
Міністр фінансів не виключає, що видатки бюджету можуть бути неодноразово збільшені</text:span>
</text:h>
      <text:p text:style-name="P4">
Authors: Ukrinform (Person)</text:p>
      <text:p text:style-name="P4">
Publisher: Укринформ (Organization)</text:p>
      <text:p text:style-name="P4">
Published Time: 2023-05-15T17:49:38+03:00</text:p>
      <text:p text:style-name="P4">
Modified Time: 2023-05-15T17:49:38+03:00</text:p>
      <text:p text:style-name="P4">
Description: Міністр фінансів України Сергій Марченко не виключає, що видатки державного бюджету у 2023 році можуть бути неодноразово збільшені. — Укрінформ.</text:p>
      <text:p text:style-name="P4">
Images: ["<text:a xlink:type="simple" xlink:href="https://static.ukrinform.com/photos/2023_05/thumb_files/630_360_1682960086-137.jpg" text:style-name="Internet_20_link" text:visited-style-name="Visited_20_Internet_20_Link">
630_360_16829...</text:a>
"]</text:p>
      <text:p text:style-name="P4">
Tags: ['Бюджет', 'Мінфін', 'Гроші', 'Сергій Марченко']</text:p>
      <text:p text:style-name="P4">
Type: Article</text:p>
      <!--METADATA-->
      <text:p text:style-name="P4">
<draw:frame draw:style-name="fr1" draw:name="Image156" text:anchor-type="as-char" svg:width="6.9236in" svg:height="3.956343in" draw:z-index="0">
<draw:image xlink:href="../Images/yкринформ/2023-05-15T17-49-38-03-00/630_360_1682960086-137.jpg" xlink:type="simple" xlink:show="embed" xlink:actuate="onLoad" draw:mime-type="image/jpeg"/>
</draw:frame>
 Міністрфінансів України Сергій Марченко не виключає, що видатки державного бюджету у2023 році можуть бути неодноразово збільшені.</text:p>
      <text:p text:style-name="P4">
Як передає Укрінформ, про це він сказав в інтерв'ю <text:a xlink:type="simple" xlink:href="https://forbes.ua/money/poshuk-groshey-na-viynu-30-000-viyskovim-shcho-bude-z-podatkovoyu-ta-chomu-vidbudova-ne-bude-shvidkoyu-velike-intervyu-ministra-finansiv-sergiya-marchenka-15052023-13642" text:style-name="Internet_20_link" text:visited-style-name="Visited_20_Internet_20_Link">
</text:a>
</text:p>
      <text:p text:style-name="P4">
"Це можуть бути точкові коригування. Але це не питання сотень мільярдів, цеточно. Можливо, в межах десяти мільярдів. Такі зміни можуть бутинеодноразовими, адже ми воююча країна і не можемо передбачити все", - сказавМарченко.</text:p>
      <text:p text:style-name="P4">
За його словами, поточного бюджету достатньо для ведення військових дій докінця 2023-го. При цьому, міністр не виключає коригувань.</text:p>
      <text:p text:style-name="P4">
<text:span text:style-name="T4">
Читайте також:</text:span>
 <text:a xlink:type="simple" xlink:href="https://www.ukrinform.ua/rubric-economy/3709431-do-zvedenogo-budzetu-nadijslo-677-milarda-podatkiv.html" text:style-name="Internet_20_link" text:visited-style-name="Visited_20_Internet_20_Link">
 <text:span text:style-name="T4">
зведеного</text:span>
 <text:span text:style-name="T4">
бюджету</text:span>
 <text:span text:style-name="T4">
надійшло</text:span>
 <text:span text:style-name="T4">
мільярда</text:span>
<text:span text:style-name="T4">
податків</text:span>
 </text:a>
</text:p>
      <text:p text:style-name="P4">
Як повідомляв Укрінформ, Верховна Рада 21 березня 2023 року ухвалила закон,який передбачає збільшення видатків державного <text:a xlink:type="simple" xlink:href="https://www.ukrinform.ua/tag-budzet" text:style-name="Internet_20_link" text:visited-style-name="Visited_20_Internet_20_Link">
</text:a>
 на 537,2 млрд грн, з яких 96,5%спрямовуються на сектор національної безпеки і оборони.</text:p>
      <text:p text:style-name="P4">
<text:span text:style-name="T5">
Фото: Мінфін</text:span>
</text:p>
      <text:p text:style-name="P4">
Source: <text:a xlink:type="simple" xlink:href="https://www.ukrinform.ua/rubric-economy/3709575-ministr-finansiv-ne-viklucae-so-vidatki-budzetu-mozut-buti-neodnorazovo-zbilseni.html" text:style-name="Internet_20_link" text:visited-style-name="Visited_20_Internet_20_Link">
https://www.ukrinform.ua/rubric-economy/3709575-ministr-finansiv-ne-viklucae-so-vidatki-budzetu-mozut-buti-neodnorazovo-zbilseni.html</text:a>
</text:p>
      <!--NEWS-->
      <text:h text:style-name="P10" text:outline-level="1">
<text:span text:style-name="T4">
Дмитро Кулеба анонсував візит до країн Африки - просуватиме українську формулу миру</text:span>
</text:h>
      <text:p text:style-name="P4">
Authors: Ukrinform (Person)</text:p>
      <text:p text:style-name="P4">
Publisher: Укринформ (Organization)</text:p>
      <text:p text:style-name="P4">
Published Time: 2023-05-15T17:49:49+03:00</text:p>
      <text:p text:style-name="P4">
Modified Time: 2023-05-15T17:49:49+03:00</text:p>
      <text:p text:style-name="P4">
Description: Міністр закордонних справ України Дмитро Кулеба незабаром відвідає Африку для просування формули миру Президента Володимира Зеленського та відкриття нових перспектив для країни. — Укрінформ.</text:p>
      <text:p text:style-name="P4">
Images: ["<text:a xlink:type="simple" xlink:href="https://static.ukrinform.com/photos/2023_05/thumb_files/630_360_1683309991-286.png" text:style-name="Internet_20_link" text:visited-style-name="Visited_20_Internet_20_Link">
630_360_16833...</text:a>
"]</text:p>
      <text:p text:style-name="P4">
Tags: ['Африка', 'Дмитро Кулеба', 'Візит']</text:p>
      <text:p text:style-name="P4">
Type: Article</text:p>
      <!--METADATA-->
      <text:p text:style-name="P4">
<draw:frame draw:style-name="fr1" draw:name="Image157" text:anchor-type="as-char" svg:width="6.9236in" svg:height="3.956343in" draw:z-index="0">
<draw:image xlink:href="../Images/yкринформ/2023-05-15T17-49-49-03-00/630_360_1683309991-286.png" xlink:type="simple" xlink:show="embed" xlink:actuate="onLoad" draw:mime-type="image/png"/>
</draw:frame>
 Міністрзакордонних справ України Дмитро Кулеба незабаром відвідає Африку дляпросування формули миру Президента Володимира Зеленського та відкриття новихперспектив для країни.</text:p>
      <text:p text:style-name="P4">
Про це глава української дипломатії оголосив під час свого включення у <text:a xlink:type="simple" xlink:href="https://www.facebook.com/dmytro.kuleba/videos/5834514513327125/" text:style-name="Internet_20_link" text:visited-style-name="Visited_20_Internet_20_Link">
</text:a>
 повідомляєУкрінформ.</text:p>
      <text:p text:style-name="P4">
«Ми збираємо по всьому світу країни для підтримки <text:a xlink:type="simple" xlink:href="https://www.ukrinform.ua/tag-formula-miru" text:style-name="Internet_20_link" text:visited-style-name="Visited_20_Internet_20_Link">
</text:a>
 Президента Зеленського. Саме дляцього я полетів у Латинську Америку, саме заради цього я незабаром поїду вАфрику. Ми маємо продовжувати відкривати нові горизонти для українськоїдипломатії, Української держави, бізнесу і громадян», - сказав Кулеба.</text:p>
      <text:p text:style-name="P4">
Він підкреслив, що Україна буде консолідувати світ довкола себе і пропонуватикраїнам нові можливості, які в неї є.</text:p>
      <text:p text:style-name="P4">
<text:span text:style-name="T4">
Читайте також:</text:span>
 <text:a xlink:type="simple" xlink:href="https://www.ukrinform.ua/rubric-ato/3709051-budakij-plan-sodo-miru-mae-bazuvatisa-na-propoziciah-ukraini-prezident.html" text:style-name="Internet_20_link" text:visited-style-name="Visited_20_Internet_20_Link">
 </text:a>
</text:p>
      <text:p text:style-name="P4">
Як повідомлялося, 12 травня <text:a xlink:type="simple" xlink:href="https://www.ukrinform.ua/rubric-polytics/3707604-dmitro-kuleba-rozpocav-persij-vizit-glavi-mzs-do-gvatemali.html" text:style-name="Internet_20_link" text:visited-style-name="Visited_20_Internet_20_Link">
 </text:a>
 перший в історії візит глави МЗС України до Гватемали.</text:p>
      <text:p text:style-name="P4">
Source: <text:a xlink:type="simple" xlink:href="https://www.ukrinform.ua/rubric-polytics/3709576-dmitro-kuleba-anonsuvav-vizit-do-krain-afriki-prosuvatime-ukrainsku-formulu-miru.html" text:style-name="Internet_20_link" text:visited-style-name="Visited_20_Internet_20_Link">
https://www.ukrinform.ua/rubric-polytics/3709576-dmitro-kuleba-anonsuvav-vizit-do-krain-afriki-prosuvatime-ukrainsku-formulu-miru.html</text:a>
</text:p>
      <!--NEWS-->
      <text:h text:style-name="P10" text:outline-level="1">
<text:span text:style-name="T4">
На Херсонщині ППО знищила чотири російських безпілотники</text:span>
</text:h>
      <text:p text:style-name="P4">
Authors: Ukrinform (Person)</text:p>
      <text:p text:style-name="P4">
Publisher: Укринформ (Organization)</text:p>
      <text:p text:style-name="P4">
Published Time: 2023-05-15T17:53:41+03:00</text:p>
      <text:p text:style-name="P4">
Modified Time: 2023-05-15T17:53:41+03:00</text:p>
      <text:p text:style-name="P4">
Description: У Херсонській області 15 травня протиповітряна оборона знищила чотири російських безпілотники. — Укрінформ.</text:p>
      <text:p text:style-name="P4">
Images: ["<text:a xlink:type="simple" xlink:href="https://static.ukrinform.com/photos/2019_06/thumb_files/630_360_1560689258-427.jpg" text:style-name="Internet_20_link" text:visited-style-name="Visited_20_Internet_20_Link">
630_360_15606...</text:a>
", "<text:a xlink:type="simple" xlink:href="https://static.ukrinform.com/photos/2023_05/1684162319-509.jpg" text:style-name="Internet_20_link" text:visited-style-name="Visited_20_Internet_20_Link">
1684162319-50...</text:a>
"]</text:p>
      <text:p text:style-name="P4">
Tags: ['Херсонщина', 'Війна з росією', 'ППО']</text:p>
      <text:p text:style-name="P4">
Type: Article</text:p>
      <!--METADATA-->
      <text:p text:style-name="P4">
<draw:frame draw:style-name="fr1" draw:name="Image158" text:anchor-type="as-char" svg:width="6.9236in" svg:height="3.956343in" draw:z-index="0">
<draw:image xlink:href="../Images/yкринформ/2023-05-15T17-53-41-03-00/630_360_1560689258-427.jpg" xlink:type="simple" xlink:show="embed" xlink:actuate="onLoad" draw:mime-type="image/jpeg"/>
</draw:frame>
 УХерсонській області 15 травня протиповітряна оборона знищила чотири російськихбезпілотники.</text:p>
      <text:p text:style-name="P4">
Як передає Укрінформ, про це Повітряне командування “Південь” повідомляє у <text:a xlink:type="simple" xlink:href="https://www.facebook.com/PvKPivden/posts/pfbid0354iVMUUh3bLxCEpEWszjCnanAD79GJNVWwmkyxg7Fyb5exQbHWRVDca25S5wGnHbl" text:style-name="Internet_20_link" text:visited-style-name="Visited_20_Internet_20_Link">
</text:a>
.</text:p>
      <text:p text:style-name="P4">
“15 травня 2023 року на Херсонщині силами та засобами протиповітряної оборониповітряного командування “Південь” знищено 4 російських безпілотних літальнихапарати: 1 розвідувальний БпЛА “Орлан-10”, 1 розвідувальний безпілотник“Суперкам”, 2 ударних БпЛА типу “Ланцет”, - ідеться в повідомленні.</text:p>
      <text:p text:style-name="P4">
<draw:frame draw:style-name="fr1" draw:name="Image159" text:anchor-type="as-char" svg:width="6.9236in" svg:height="6.9236in" draw:z-index="0">
<draw:image xlink:href="../Images/yкринформ/2023-05-15T17-53-41-03-00/1684162319-509.jpg" xlink:type="simple" xlink:show="embed" xlink:actuate="onLoad" draw:mime-type="image/jpeg"/>
</draw:frame>
</text:p>
      <text:p text:style-name="P4">
Як повідомляв Укрінформ, 14 травня Повітряні сили України <text:a xlink:type="simple" xlink:href="https://www.ukrinform.ua/rubric-ato/3709303-povitrani-sili-vnoci-znisili-rosijskij-orlan-i-cotiri-sahedi.html" text:style-name="Internet_20_link" text:visited-style-name="Visited_20_Internet_20_Link">
</text:a>
 та розвідувальний БпЛА "Орлан-10".</text:p>
      <text:p text:style-name="P4">
Фото ілюстративне</text:p>
      <text:p text:style-name="P4">
Source: <text:a xlink:type="simple" xlink:href="https://www.ukrinform.ua/rubric-ato/3709581-na-hersonsini-ppo-znisila-cotiri-rosijskih-bezpilotniki.html" text:style-name="Internet_20_link" text:visited-style-name="Visited_20_Internet_20_Link">
https://www.ukrinform.ua/rubric-ato/3709581-na-hersonsini-ppo-znisila-cotiri-rosijskih-bezpilotniki.html</text:a>
</text:p>
      <!--NEWS-->
      <text:h text:style-name="P10" text:outline-level="1">
<text:span text:style-name="T4">
Польща надіслала ноту протесту росії через демонтаж пам’ятника під Іркутськом</text:span>
</text:h>
      <text:p text:style-name="P4">
Authors: Ukrinform (Person)</text:p>
      <text:p text:style-name="P4">
Publisher: Укринформ (Organization)</text:p>
      <text:p text:style-name="P4">
Published Time: 2023-05-15T17:54:00+03:00</text:p>
      <text:p text:style-name="P4">
Modified Time: 2023-05-15T17:54:00+03:00</text:p>
      <text:p text:style-name="P4">
Description: Варшава надіслала москві ноту протесту у зв’язку з демонтажем під Іркутському пам’ятника польським жертвам репресій. — Укрінформ.</text:p>
      <text:p text:style-name="P4">
Images: ["<text:a xlink:type="simple" xlink:href="https://static.ukrinform.com/photos/2019_05/thumb_files/630_360_1557729860-429.jpg" text:style-name="Internet_20_link" text:visited-style-name="Visited_20_Internet_20_Link">
630_360_15577...</text:a>
"]</text:p>
      <text:p text:style-name="P4">
Tags: ["Пам'ятник", 'Польща', 'росія', 'Нота протесту']</text:p>
      <text:p text:style-name="P4">
Type: Article</text:p>
      <!--METADATA-->
      <text:p text:style-name="P4">
<draw:frame draw:style-name="fr1" draw:name="Image160" text:anchor-type="as-char" svg:width="6.9236in" svg:height="3.956343in" draw:z-index="0">
<draw:image xlink:href="../Images/yкринформ/2023-05-15T17-54-00-03-00/630_360_1557729860-429.jpg" xlink:type="simple" xlink:show="embed" xlink:actuate="onLoad" draw:mime-type="image/jpeg"/>
</draw:frame>
 Варшаванадіслала москві ноту протесту у зв’язку з демонтажем під Іркутськомупам’ятника польським жертвам репресій.</text:p>
      <text:p text:style-name="P4">
Про це повідомив у коментарі <text:a xlink:type="simple" xlink:href="https://www.pap.pl/aktualnosci/news%2C1572470%2Cambasador-krajewski-skierowalismy-note-do-msz-rosji-w-zwiazku-z-usunieciem" text:style-name="Internet_20_link" text:visited-style-name="Visited_20_Internet_20_Link">
</text:a>
 посол Польщі в росіїКшиштоф Краєвський, передає Укрінформ.</text:p>
      <text:p text:style-name="P4">
“Сьогодні ми подали ноту до МЗС рф через демонтаж символічного надгробку, якимвшановувалися польські жертви політичних репресій в росії, а також хреста,яким вшановувалися литовські жертви, що знаходився поруч із ним”, - заявивпосол.</text:p>
      <text:p text:style-name="P4">
За його словами, демонтаж і перенесення обох меморіальних об’єктів у невідомемісце “викликає спротив”.</text:p>
      <text:p text:style-name="P4">
<text:span text:style-name="T4">
Читайте також:</text:span>
 <text:a xlink:type="simple" xlink:href="https://www.ukrinform.ua/rubric-regions/3707821-zagarbniki-zrujnuvali-mozaicne-panno-na-vokzali-u-mariupoli.html" text:style-name="Internet_20_link" text:visited-style-name="Visited_20_Internet_20_Link">
 </text:a>
</text:p>
      <text:p text:style-name="P4">
Краєвський повідомив, що в ноті польська сторона просить також пояснити, чомуі куди було перевезено пам’ятник.</text:p>
      <text:p text:style-name="P4">
За його словами, польський пам’ятник був встановлений організацією польськоїдіаспори в росії в 2015 році за згодою місцевої влади.</text:p>
      <text:p text:style-name="P4">
<text:span text:style-name="T4">
Читайте також:</text:span>
 <text:a xlink:type="simple" xlink:href="https://www.ukrinform.ua/rubric-world/3705325-polsa-peredala-notu-protestu-rosii-cerez-pogrozi-poslu-u-moskvi.html" text:style-name="Internet_20_link" text:visited-style-name="Visited_20_Internet_20_Link">
 <text:span text:style-name="T4">
погрози</text:span>
 <text:span text:style-name="T4">
послу</text:span>
 </text:a>
</text:p>
      <text:p text:style-name="P4">
Як повідомлялось, у місті Глубчице Опольського воєводства на півдні <text:a xlink:type="simple" xlink:href="https://www.ukrinform.ua/tag-polsa" text:style-name="Internet_20_link" text:visited-style-name="Visited_20_Internet_20_Link">
</text:a>
 5 травня <text:a xlink:type="simple" xlink:href="https://www.ukrinform.ua/rubric-world/3705189-u-polsi-demontuvali-se-odin-pamatnik-vdacnosti-cervonij-armii.html" text:style-name="Internet_20_link" text:visited-style-name="Visited_20_Internet_20_Link">
</text:a>
 , який було встановлено в 1945 році.</text:p>
      <text:p text:style-name="P4">
Source: <text:a xlink:type="simple" xlink:href="https://www.ukrinform.ua/rubric-world/3709582-polsa-nadislala-notu-protestu-rosii-cerez-demontaz-pamatnika-pid-irkutskom.html" text:style-name="Internet_20_link" text:visited-style-name="Visited_20_Internet_20_Link">
https://www.ukrinform.ua/rubric-world/3709582-polsa-nadislala-notu-protestu-rosii-cerez-demontaz-pamatnika-pid-irkutskom.html</text:a>
</text:p>
      <!--NEWS-->
      <text:h text:style-name="P10" text:outline-level="1">
<text:span text:style-name="T4">
Солідарність у підтримці України гуртує ЄС та сприяє його розширенню - Боррель</text:span>
</text:h>
      <text:p text:style-name="P4">
Authors: Ukrinform (Person)</text:p>
      <text:p text:style-name="P4">
Publisher: Укринформ (Organization)</text:p>
      <text:p text:style-name="P4">
Published Time: 2023-05-15T17:59:00+03:00</text:p>
      <text:p text:style-name="P4">
Modified Time: 2023-05-15T23:59:00+03:00</text:p>
      <text:p text:style-name="P4">
Description: Євросоюз зберігає солідарність з Україною, і це своєю чергою консолідує та зміцнює єдність самого ЄС та надає нові можливості для країн-кандидатів на вступ. — Укрінформ.</text:p>
      <text:p text:style-name="P4">
Images: ["<text:a xlink:type="simple" xlink:href="https://static.ukrinform.com/photos/2022_11/thumb_files/630_360_1667561515-584.jpg" text:style-name="Internet_20_link" text:visited-style-name="Visited_20_Internet_20_Link">
630_360_16675...</text:a>
"]</text:p>
      <text:p text:style-name="P4">
Tags: ['Євроінтеграція', 'Євросоюз', 'Боррель', 'Війна з росією']</text:p>
      <text:p text:style-name="P4">
Type: Article</text:p>
      <!--METADATA-->
      <text:p text:style-name="P4">
<draw:frame draw:style-name="fr1" draw:name="Image161" text:anchor-type="as-char" svg:width="6.9236in" svg:height="3.956343in" draw:z-index="0">
<draw:image xlink:href="../Images/yкринформ/2023-05-15T17-59-00-03-00/630_360_1667561515-584.jpg" xlink:type="simple" xlink:show="embed" xlink:actuate="onLoad" draw:mime-type="image/jpeg"/>
</draw:frame>
 Євросоюззберігає солідарність з Україною, і це своєю чергою консолідує та зміцнюєєдність самого ЄС та надає нові можливості для країн-кандидатів на вступ.</text:p>
      <text:p text:style-name="P4">
Про це в ході дискусії в рамках аналітичного Центру європейської політикизаявив Високий представник ЄС Жозеп Боррель. передає Укрінформ із посиланнямна <text:a xlink:type="simple" xlink:href="http://audiovisual.ec.europa.eu/en/video/I-241057" text:style-name="Internet_20_link" text:visited-style-name="Visited_20_Internet_20_Link">
 </text:a>
 .</text:p>
      <text:p text:style-name="P4">
Саме так він відповів на запитання кореспондента Укрінформу, чи буде здатнаЄвропа скористатися часом, який на полі бою виграють українські захисники, абипідготуватися до майбутніх викликів з безпеки та подолати фрагментарність *оборони ЄС.</text:p>
      <text:p text:style-name="P4">
«Я сподіваюся, - так. Так, ми зможемо скористатися цією можливістю, щобскоротити фрагментацію та консолідувати наші спроможності, стати більшоб’єднаними. Маю сказати, що єдність, яку ми продемонстрували, є видатною,незважаючи на всі затримки та дискусії. Майже після півтора року після початкувійни ця єдність зберігається, хоча європейське суспільство пройшло черезтруднощі. Ви пам’ятаєте зиму, та ціни на електрику й продовольство. Незважаючина це, (європейські) уряди продовжували підтримували Україну та залишатисяоб’єднаними», - сказав Високий представник ЄС.</text:p>
      <text:p text:style-name="P4">
Він зауважив, що хотів би завершити обговорення на оптимістичній ноті, в томучислі у питанні інтеграції до ЄС країн Західних Балкан, які вже тривалий часочікують прогресу, і для яких ситуація в Україні може зіграти ролькаталізатора у процесі входження до євроспільноти.</text:p>
      <text:p text:style-name="P4">
<text:span text:style-name="T4">
Читайте також:</text:span>
 <text:a xlink:type="simple" xlink:href="https://www.ukrinform.ua/rubric-ato/3708513-borrel-vvazae-formulu-zelenskogo-edinim-slahom-do-spravedlivogo-ta-stijkogo-miru.html" text:style-name="Internet_20_link" text:visited-style-name="Visited_20_Internet_20_Link">
 <text:span text:style-name="T4">
Боррель</text:span>
 </text:a>
</text:p>
      <text:p text:style-name="P4">
«Я розумію розчарування, яке відчувають народи Західних Балкан. Але всіпроцеси входження були довгими. В Іспанії нам говорили: щойно закінчитьсявійськова диктатура, ви станете членами ЄС. Франко помер у 75-му році. Мистали членами ЄС у 86-му, через 11 років. При тому, що ми були ринковоюекономікою та мали багато економічних зв’язків», - зазначив <text:a xlink:type="simple" xlink:href="https://www.ukrinform.ua/tag-zozep-borrel" text:style-name="Internet_20_link" text:visited-style-name="Visited_20_Internet_20_Link">
</text:a>
 , відповідаючи на запитанняпредставниці Македонії щодо шансів цієї країни на членство в ЄС після майже 20років очікування.</text:p>
      <text:p text:style-name="P4">
«Безумовно, війна в Україні створила новий імпульс. Ми маємо скористатися циммоментом. Україна є країною-кандидатом. Це означає силу тяжіння й для іншихкандидатів... Тож ми маємо допомагати вам, щоб ви були готові. Зараз для цьогодобрий момент, тому що Україна має бути визнана як країна-кандидат не на лишена папері, але фактично. Це буде підтягувати всіх, хто перебувають у черзіочікування», - додав дипломат.</text:p>
      <text:p text:style-name="P4">
Він визнав, що процес входження нових країн є викликом для офіційнихпредставників Євросоюзу, які також мають виконати своє домашнє завдання, абирозширений ЄС міг працювати. Адже коли до ЄС приєднаються ще шість або навітьбільше держав, це змусить пристосовувати до нової реальності всі процедури тавсю систему прийняття рішень.</text:p>
      <text:p text:style-name="P4">
<text:span text:style-name="T4">
Читайте також:</text:span>
 <text:a xlink:type="simple" xlink:href="https://www.ukrinform.ua/rubric-polytics/3708248-evrosouz-gotue-bagatoricnij-plan-z-pidtrimki-ukraini-borrel.html" text:style-name="Internet_20_link" text:visited-style-name="Visited_20_Internet_20_Link">
 <text:span text:style-name="T4">
Боррель</text:span>
 </text:a>
</text:p>
      <text:p text:style-name="P4">
Як повідомлялося, у червні 2022 року Європейська Рада надала Україні статускраїни-кандидата на входження до ЄС. Єврокомісія розробила план дій із семикроків, які необхідно зробити для успішного просування до членства в ЄС -наразі Україна їх виконує.</text:p>
      <text:p text:style-name="P4">
Очікується, що у червні Єврокомісія оприлюднить попередню оцінку зусильУкраїни та включить остаточні висновки щодо досягнутого прогресу у загальнудоповідь про розширення ЄС, яка буде сформована до жовтня.</text:p>
      <text:p text:style-name="P4">
Україна розраховує, що ЄС зможе прийняти рішення щодо початку міждержавнихпереговорів про членство України в ЄС ще до кінця поточного року.</text:p>
      <text:p text:style-name="P4">
Source: <text:a xlink:type="simple" xlink:href="https://www.ukrinform.ua/rubric-polytics/3709691-solidarnist-u-pidtrimci-ukraini-gurtue-es-ta-spriae-jogo-rozsirennu-borrel.html" text:style-name="Internet_20_link" text:visited-style-name="Visited_20_Internet_20_Link">
https://www.ukrinform.ua/rubric-polytics/3709691-solidarnist-u-pidtrimci-ukraini-gurtue-es-ta-spriae-jogo-rozsirennu-borrel.html</text:a>
</text:p>
      <!--NEWS-->
      <text:h text:style-name="P10" text:outline-level="1">
<text:span text:style-name="T4">
Збірна України здобула 15 нагород на міжнародному турнірі з параатлетики в Італії</text:span>
</text:h>
      <text:p text:style-name="P4">
Authors: Ukrinform (Person)</text:p>
      <text:p text:style-name="P4">
Publisher: Укринформ (Organization)</text:p>
      <text:p text:style-name="P4">
Published Time: 2023-05-15T18:00:12+03:00</text:p>
      <text:p text:style-name="P4">
Modified Time: 2023-05-15T18:00:12+03:00</text:p>
      <text:p text:style-name="P4">
Description: Шість нагород найвищого ґатунку. — Укрінформ.</text:p>
      <text:p text:style-name="P4">
Images: ["<text:a xlink:type="simple" xlink:href="https://static.ukrinform.com/photos/2023_05/thumb_files/630_360_1684162702-262.jpg" text:style-name="Internet_20_link" text:visited-style-name="Visited_20_Internet_20_Link">
630_360_16841...</text:a>
"]</text:p>
      <text:p text:style-name="P4">
Tags: ['Паралімпійці']</text:p>
      <text:p text:style-name="P4">
Type: Article</text:p>
      <!--METADATA-->
      <text:p text:style-name="P4">
<draw:frame draw:style-name="fr1" draw:name="Image162" text:anchor-type="as-char" svg:width="6.9236in" svg:height="3.956343in" draw:z-index="0">
<draw:image xlink:href="../Images/yкринформ/2023-05-15T18-00-12-03-00/630_360_1684162702-262.jpg" xlink:type="simple" xlink:show="embed" xlink:actuate="onLoad" draw:mime-type="image/jpeg"/>
</draw:frame>
 Шістьнагород найвищого ґатунку.</text:p>
      <text:p text:style-name="P4">
Міжнародний рейтинговий турнір з легкої атлетики паралімпійські збірні провелиу італійському місті Єзоло, <text:a xlink:type="simple" xlink:href="https://suspilne.media/476893-ukraina-zdobula-15-nagorod-na-miznarodnomu-turniri-z-paraatletiki-v-italii-usi-medali-zbirnoi/" text:style-name="Internet_20_link" text:visited-style-name="Visited_20_Internet_20_Link">
 </text:a>
 Суспільне Спорт, передає Укрінформ.</text:p>
      <text:p text:style-name="P4">
Збірна України на турнірі складалася з 16 параатлетів.</text:p>
      <text:p text:style-name="P4">
Українські параатлети вибороли 15 нагород, шість з них найвищого ґатунку,окрім цього, збірна здобула три срібних та шість бронзових медалей.</text:p>
      <text:p text:style-name="P4">
Найбільшу кількість медалей у складі збірної України здобув ВладиславЗагребельний – три («золото» - біг на 100 метрів, «срібло» - стрибки у довжинута «бронзу» - біг на 100 метрів).</text:p>
      <text:p text:style-name="P4">
А ось Володимир Пономаренко єдиним з українців виборов дві золоті нагороди –перше місце у штовханні ядра та метанні диска. Також мультимедалістом турнірустав Олександр Дорошенко («срібло» - штовхання ядра та «бронза» - метаннядиска).</text:p>
      <text:p text:style-name="P4">
<text:span text:style-name="T4">
Читайте також:</text:span>
 <text:a xlink:type="simple" xlink:href="https://www.ukrinform.ua/rubric-sports/3708356-tribunal-miznarodnogo-paralimpijskogo-komitetu-skasuvav-pripinenna-clenstva-rosii-ta-bilorusi-v-organizacii.html" text:style-name="Internet_20_link" text:visited-style-name="Visited_20_Internet_20_Link">
 </text:a>
</text:p>
      <text:p text:style-name="P4">
Як повідомляв Укрінформ, у травні трибунал Міжнародного паралімпійськогокомітету задовільнив апеляцію щодо призупинення членства Росії та Білорусі.</text:p>
      <text:p text:style-name="P4">
Фото: Getty Images</text:p>
      <text:p text:style-name="P4">
Source: <text:a xlink:type="simple" xlink:href="https://www.ukrinform.ua/rubric-sports/3709584-zbirna-ukraini-zdobula-15-nagorod-na-miznarodnomu-turniri-z-paraatletiki-v-italii.html" text:style-name="Internet_20_link" text:visited-style-name="Visited_20_Internet_20_Link">
https://www.ukrinform.ua/rubric-sports/3709584-zbirna-ukraini-zdobula-15-nagorod-na-miznarodnomu-turniri-z-paraatletiki-v-italii.html</text:a>
</text:p>
      <!--NEWS-->
      <text:h text:style-name="P10" text:outline-level="1">
<text:span text:style-name="T4">
росія в обхід санкцій купує запчастини до літаків Boeing та Airbus - NYT</text:span>
</text:h>
      <text:p text:style-name="P4">
Authors: Ukrinform (Person)</text:p>
      <text:p text:style-name="P4">
Publisher: Укринформ (Organization)</text:p>
      <text:p text:style-name="P4">
Published Time: 2023-05-15T18:20:43+03:00</text:p>
      <text:p text:style-name="P4">
Modified Time: 2023-05-15T18:20:43+03:00</text:p>
      <text:p text:style-name="P4">
Description: Торік у росію в обхід санкцій надійшли запчастини для літаків Boeing, Airbus та інших виробників на мільйони доларів. — Укрінформ.</text:p>
      <text:p text:style-name="P4">
Images: ["<text:a xlink:type="simple" xlink:href="https://static.ukrinform.com/photos/2023_05/thumb_files/630_360_1684163722-213.png" text:style-name="Internet_20_link" text:visited-style-name="Visited_20_Internet_20_Link">
630_360_16841...</text:a>
"]</text:p>
      <text:p text:style-name="P4">
Tags: ['Антиросійські санкції', 'США', 'Російська авіація', 'росія']</text:p>
      <text:p text:style-name="P4">
Type: Article</text:p>
      <!--METADATA-->
      <text:p text:style-name="P4">
<draw:frame draw:style-name="fr1" draw:name="Image163" text:anchor-type="as-char" svg:width="6.9236in" svg:height="3.956343in" draw:z-index="0">
<draw:image xlink:href="../Images/yкринформ/2023-05-15T18-20-43-03-00/630_360_1684163722-213.png" xlink:type="simple" xlink:show="embed" xlink:actuate="onLoad" draw:mime-type="image/png"/>
</draw:frame>
 Торік уросію в обхід санкцій надійшли запчастини для літаків Boeing, Airbus та іншихвиробників на мільйони доларів.</text:p>
      <text:p text:style-name="P4">
Як передає Укрінформ, про це з посиланням на дані російської митниці пише <text:a xlink:type="simple" xlink:href="https://www.nytimes.com/2023/05/15/business/economy/russia-airlines-sanctions-ukraine.html" text:style-name="Internet_20_link" text:visited-style-name="Visited_20_Internet_20_Link">
</text:a>
 .</text:p>
      <text:p text:style-name="P4">
За даними видання, інформація, зібрана та проаналізована американськимагрегатором торговельних даних Import Genius, показує, що запчастини для <text:a xlink:type="simple" xlink:href="https://www.ukrinform.ua/tag-litak" text:style-name="Internet_20_link" text:visited-style-name="Visited_20_Internet_20_Link">
</text:a>
 на десятки мільйонів доларів буливідправлені російським авіакомпаніям, що знаходяться під санкціями США, середяких авіакомпанії "росія", "Аерофлот", "Уральські авіалінії", Airlines, S7Airlines, Utair Aviation та "Побєда".</text:p>
      <text:p text:style-name="P4">
Зазначається, що ці поставки стали можливими завдяки незаконним схемам, якістворили для обходу санкції, переміщуючи товари через неофіційних покупців,які часто знаходяться на Близькому Сході та в країнах Азії.</text:p>
      <text:p text:style-name="P4">
<text:span text:style-name="T4">
Читайте також:</text:span>
 <text:a xlink:type="simple" xlink:href="https://www.ukrinform.ua/rubric-world/3700943-boeing-likvidue-docirnu-kompaniu-v-bilorusi.html" text:style-name="Internet_20_link" text:visited-style-name="Visited_20_Internet_20_Link">
 </text:a>
</text:p>
      <text:p text:style-name="P4">
Наприклад, як вказує видання, минулого року на склади "Аерофлоту" потрапилидесятки партій мідних дротів, болтів, графіту та інших деталей, маркованих яквироблені в США компанією Boeing. Їх постачали через невідомі торговікомпанії, зони вільної торгівлі та індустріальні парки в Об'єднаних АрабськихЕміратах і Китаї, а потім вони потрапили до росії.</text:p>
      <text:p text:style-name="P4">
Зазначені дані митниці охоплюють понад 5 000 окремих поставок авіадеталей доросії протягом восьми місяців 2022 року - від простих гвинтів до стартераавіаційного двигуна марки Honeywell вартістю 290 000 доларів.</text:p>
      <text:p text:style-name="P4">
<text:span text:style-name="T4">
Читайте також:</text:span>
 <text:a xlink:type="simple" xlink:href="https://www.ukrinform.ua/rubric-world/3708567-kraini-es-nastupnogo-tizna-prodovzat-obgovorenna-11go-paketu-sankcij-proti-rf.html" text:style-name="Internet_20_link" text:visited-style-name="Visited_20_Internet_20_Link">
 </text:a>
</text:p>
      <text:p text:style-name="P4">
Дані свідчать, що більша частина продукції спрямовувалася через такі країни,як Об'єднані Арабські Емірати, Туреччина, Китай та Мальдіви. Але декількапартій, зокрема для авіакомпанії "росія", були відправлені безпосередньо з СШАабо країн Європи.</text:p>
      <text:p text:style-name="P4">
Як повідомлялося, після вторгнення росії в Україну Сполучені Штати Америки таїх союзники запровадили низку економічних <text:a xlink:type="simple" xlink:href="https://www.ukrinform.ua/tag-sankcii" text:style-name="Internet_20_link" text:visited-style-name="Visited_20_Internet_20_Link">
 </text:a>
 проти рф, фізичних та юридичних осіб, яких вважають причетними дорозв’язання війни або її підтримки.</text:p>
      <text:p text:style-name="P4">
<text:span text:style-name="T5">
Фото: Sergey Ponomarev for The New York Times</text:span>
</text:p>
      <text:p text:style-name="P4">
Source: <text:a xlink:type="simple" xlink:href="https://www.ukrinform.ua/rubric-world/3709592-rosia-v-obhid-sankcij-kupue-zapcastini-do-litakiv-boeing-ta-airbus-nyt.html" text:style-name="Internet_20_link" text:visited-style-name="Visited_20_Internet_20_Link">
https://www.ukrinform.ua/rubric-world/3709592-rosia-v-obhid-sankcij-kupue-zapcastini-do-litakiv-boeing-ta-airbus-nyt.html</text:a>
</text:p>
      <!--NEWS-->
      <text:h text:style-name="P10" text:outline-level="1">
<text:span text:style-name="T4">
Брак робочої сили залишається однією з перешкод для ведення бізнесу</text:span>
</text:h>
      <text:p text:style-name="P4">
Authors: Ukrinform (Person)</text:p>
      <text:p text:style-name="P4">
Publisher: Укринформ (Organization)</text:p>
      <text:p text:style-name="P4">
Published Time: 2023-05-15T18:22:22+03:00</text:p>
      <text:p text:style-name="P4">
Modified Time: 2023-05-15T18:22:22+03:00</text:p>
      <text:p text:style-name="P4">
Description: В Україні зросла кількість підприємств, які відчувають посилення проблем із пошуком персоналу. — Укрінформ.</text:p>
      <text:p text:style-name="P4">
Images: ["<text:a xlink:type="simple" xlink:href="https://static.ukrinform.com/photos/2023_02/thumb_files/630_360_1676561865-943.jpg" text:style-name="Internet_20_link" text:visited-style-name="Visited_20_Internet_20_Link">
630_360_16765...</text:a>
"]</text:p>
      <text:p text:style-name="P4">
Tags: ['Бізнес', 'Нацбанк']</text:p>
      <text:p text:style-name="P4">
Type: Article</text:p>
      <!--METADATA-->
      <text:p text:style-name="P4">
<draw:frame draw:style-name="fr1" draw:name="Image164" text:anchor-type="as-char" svg:width="6.9236in" svg:height="3.956343in" draw:z-index="0">
<draw:image xlink:href="../Images/yкринформ/2023-05-15T18-22-22-03-00/630_360_1676561865-943.jpg" xlink:type="simple" xlink:show="embed" xlink:actuate="onLoad" draw:mime-type="image/jpeg"/>
</draw:frame>
 В Українізросла кількість підприємств, які відчувають посилення проблем із пошукомперсоналу.</text:p>
      <text:p text:style-name="P4">
Про це розповіла виконавчий директор Інституту економічних досліджень таполітичних консультацій Оксана Кузяків під час презентації в Укрінформіщомісячного опитування українського бізнес-середовища «Економічні тенденції зточки зору бізнесу під час війни. Квітень 2023».</text:p>
      <text:p text:style-name="P4">
«Серед усіх перешкод для ведення <text:a xlink:type="simple" xlink:href="https://www.ukrinform.ua/tag-biznes" text:style-name="Internet_20_link" text:visited-style-name="Visited_20_Internet_20_Link">
 </text:a>
 вУкраїні брак робочої сили посідає п’яте місце – 31% опитаних підприємстввідмічають проблеми із пошуком персоналу», - сказала експерт.</text:p>
      <text:p text:style-name="P4">
Так, у квітні частка бізнесів, що відчули брак кваліфікованих працівників,зросла до 26,9% з 19,9% у березні. Водночас поменшало роботодавців (з 7% до4,9%), які повідомили, що їм легко знайти некваліфікованих працівників.</text:p>
      <text:p text:style-name="P4">
Відтак, підприємства не поспішають із збільшенням персоналу. Плануютьзростання кількості працівників лише 5,6% (проти 8,3% у березні). Тоді як вжепонад 91% не очікують змін у зайнятості (у березні таких було 88,3%).</text:p>
      <text:p text:style-name="P4">
<text:span text:style-name="T4">
Читайте також:</text:span>
 <text:a xlink:type="simple" xlink:href="https://www.ukrinform.ua/rubric-society/3707420-na-edinomu-portali-184-tisaci-vakansij-kogo-sukaut-robotodavci-ta-na-aku-zarplatu.html" text:style-name="Internet_20_link" text:visited-style-name="Visited_20_Internet_20_Link">
 </text:a>
</text:p>
      <text:p text:style-name="P4">
«Якщо подивитися на цей показник за розміром підприємств, то побачимо, що увеликих та середніх підприємств проблема з пошуком персоналу стоїть гостріше,на відміну від малих та мікробізнесів. Ця тенденція може свідчити про першіспроби великого та середнього бізнесу вдатися до розвитку», – зауважила ОксанаКузяків.</text:p>
      <text:p text:style-name="P4">
Як повідомлялося, за даними НБУ, у квітні 2023 року ІОДА (Індекс очікуваньділової активності) підвищився до 51.5 із 49.5 у березні, що свідчить проочікування щодо зростання виробництва в Україні завдяки стабілізації ситуаціїв енергетиці, підвищенню споживчих настроїв населення та поліпшеннюінфляційних та курсових очікувань.</text:p>
      <text:p text:style-name="P4">
Source: <text:a xlink:type="simple" xlink:href="https://www.ukrinform.ua/rubric-economy/3709593-brak-robocoi-sili-zalisaetsa-odnieu-z-pereskod-dla-vedenna-biznesu.html" text:style-name="Internet_20_link" text:visited-style-name="Visited_20_Internet_20_Link">
https://www.ukrinform.ua/rubric-economy/3709593-brak-robocoi-sili-zalisaetsa-odnieu-z-pereskod-dla-vedenna-biznesu.html</text:a>
</text:p>
      <!--NEWS-->
      <text:h text:style-name="P10" text:outline-level="1">
<text:span text:style-name="T4">
У Фінляндії розбився військовий навчальний літак</text:span>
</text:h>
      <text:p text:style-name="P4">
Authors: Ukrinform (Person)</text:p>
      <text:p text:style-name="P4">
Publisher: Укринформ (Organization)</text:p>
      <text:p text:style-name="P4">
Published Time: 2023-05-15T18:25:14+03:00</text:p>
      <text:p text:style-name="P4">
Modified Time: 2023-05-15T18:25:14+03:00</text:p>
      <text:p text:style-name="P4">
Description: Навчально-тренувальний літак Військово-повітряних сил Фінляндії Hawk розбився сьогодні вдень в місті Кеуруу в центральній частині країни. — Укрінформ.</text:p>
      <text:p text:style-name="P4">
Images: ["<text:a xlink:type="simple" xlink:href="https://static.ukrinform.com/photos/2023_05/thumb_files/630_360_1684164059-317.png" text:style-name="Internet_20_link" text:visited-style-name="Visited_20_Internet_20_Link">
630_360_16841...</text:a>
"]</text:p>
      <text:p text:style-name="P4">
Tags: ['Аварія', 'Фінляндія', 'Літак']</text:p>
      <text:p text:style-name="P4">
Type: Article</text:p>
      <!--METADATA-->
      <text:p text:style-name="P4">
<draw:frame draw:style-name="fr1" draw:name="Image165" text:anchor-type="as-char" svg:width="6.9236in" svg:height="3.956343in" draw:z-index="0">
<draw:image xlink:href="../Images/yкринформ/2023-05-15T18-25-14-03-00/630_360_1684164059-317.png" xlink:type="simple" xlink:show="embed" xlink:actuate="onLoad" draw:mime-type="image/png"/>
</draw:frame>
 Навчально-тренувальний літак Військово-повітряних сил Фінляндії Hawk розбився сьогоднівдень в місті Кеуруу в центральній частині країни.</text:p>
      <text:p text:style-name="P4">
Як передає Укрінформ, про це повідомляє <text:a xlink:type="simple" xlink:href="https://yle.fi/a/74-20031919" text:style-name="Internet_20_link" text:visited-style-name="Visited_20_Internet_20_Link">
 </text:a>
 .</text:p>
      <text:p text:style-name="P4">
Як зазначається, обом пілотам вдалося катапультуватися.</text:p>
      <text:p text:style-name="P4">
Тренувальний <text:a xlink:type="simple" xlink:href="https://www.ukrinform.ua/tag-litak" text:style-name="Internet_20_link" text:visited-style-name="Visited_20_Internet_20_Link">
 </text:a>
 розбився в південнійчастині Кеуруу, приблизно за 300 км на північ від столиці Фінляндії Гельсінкі,повідомили у ВПС Фінляндії.</text:p>
      <text:p text:style-name="P4">
За словами бригадного генерала ВПС Тімо Герранена, пілоти літака проводилильотну підготовку. Обидва пілоти були відправлені на обстеження.</text:p>
      <text:p text:style-name="P4">
<text:span text:style-name="T4">
Читайте також:</text:span>
 <text:a xlink:type="simple" xlink:href="https://www.ukrinform.ua/rubric-crimea/3708401-u-krimu-rozbivsa-rosijskij-vertolit-mi28-piloti-zaginuli.html" text:style-name="Internet_20_link" text:visited-style-name="Visited_20_Internet_20_Link">
 <text:span text:style-name="T4">
розбився</text:span>
 </text:a>
</text:p>
      <text:p text:style-name="P4">
Зазначається, що це 12-та аварія літаків Hawk, яка сталася відтоді, як ВПСпочали використовувати ці літаки у 1980 році.</text:p>
      <text:p text:style-name="P4">
Остання аварія літака Hawk сталася у листопаді 2013 року, коли два літакизіткнулися під час бойових навчань.</text:p>
      <text:p text:style-name="P4">
<text:span text:style-name="T5">
Фото: Risto Degerman / Yle</text:span>
</text:p>
      <text:p text:style-name="P4">
Source: <text:a xlink:type="simple" xlink:href="https://www.ukrinform.ua/rubric-world/3709595-u-finlandii-rozbivsa-vijskovij-navcalnij-litak.html" text:style-name="Internet_20_link" text:visited-style-name="Visited_20_Internet_20_Link">
https://www.ukrinform.ua/rubric-world/3709595-u-finlandii-rozbivsa-vijskovij-navcalnij-litak.html</text:a>
</text:p>
      <!--NEWS-->
      <text:h text:style-name="P10" text:outline-level="1">
<text:span text:style-name="T4">
В Україні оголосили конкурс культурно-мистецьких проєктів з випуску книжкової продукції</text:span>
</text:h>
      <text:p text:style-name="P4">
Authors: Ukrinform (Person)</text:p>
      <text:p text:style-name="P4">
Publisher: Укринформ (Organization)</text:p>
      <text:p text:style-name="P4">
Published Time: 2023-05-15T18:28:42+03:00</text:p>
      <text:p text:style-name="P4">
Modified Time: 2023-05-15T18:28:42+03:00</text:p>
      <text:p text:style-name="P4">
Description: Український інститут книги оголосив конкурс культурно-мистецьких проєктів з випуску книжкової продукції. — Укрінформ.</text:p>
      <text:p text:style-name="P4">
Images: ["<text:a xlink:type="simple" xlink:href="https://static.ukrinform.com/photos/2022_12/thumb_files/630_360_1670748759-862.jpg" text:style-name="Internet_20_link" text:visited-style-name="Visited_20_Internet_20_Link">
630_360_16707...</text:a>
"]</text:p>
      <text:p text:style-name="P4">
Tags: ['Книги', 'Конкурс', 'МКІП ']</text:p>
      <text:p text:style-name="P4">
Type: Article</text:p>
      <!--METADATA-->
      <text:p text:style-name="P4">
<draw:frame draw:style-name="fr1" draw:name="Image166" text:anchor-type="as-char" svg:width="6.9236in" svg:height="3.956343in" draw:z-index="0">
<draw:image xlink:href="../Images/yкринформ/2023-05-15T18-28-42-03-00/630_360_1670748759-862.jpg" xlink:type="simple" xlink:show="embed" xlink:actuate="onLoad" draw:mime-type="image/jpeg"/>
</draw:frame>
Український інститут книги оголосив конкурс культурно-мистецьких проєктів звипуску книжкової продукції.</text:p>
      <text:p text:style-name="P4">
Як передає Укрінформ, про це Міністерство культури та інформаційної політикиповідомляє у <text:a xlink:type="simple" xlink:href="https://t.me/mkipu/6072" text:style-name="Internet_20_link" text:visited-style-name="Visited_20_Internet_20_Link">
 </text:a>
 .</text:p>
      <text:p text:style-name="P4">
На конкурс запрошують подавати культурно-мистецькі проєкти, спрямовані навипуск книжкової продукції за тематичними напрямами: художні та науково-популярні твори для різних вікових категорій читачів; твори для дітей таюнацтва; художні твори, пов’язані з відзначенням подвигів ветеранів війни,проявлених під час захисту суверенітету, територіальної цілісності танедоторканості України.</text:p>
      <text:p text:style-name="P4">
<text:span text:style-name="T4">
Читайте також:</text:span>
 <text:a xlink:type="simple" xlink:href="https://www.ukrinform.ua/rubric-diaspora/3708208-na-knizkovomu-festivali-u-prazi-predstavili-ukrainskij-stend.html" text:style-name="Internet_20_link" text:visited-style-name="Visited_20_Internet_20_Link">
 <text:span text:style-name="T4">
книжк</text:span>
 </text:a>
</text:p>
      <text:p text:style-name="P4">
Учасник може подати заявки не більше як на шість книжкових проєктів за однимабо всіма пріоритетними тематичними напрямами.</text:p>
      <text:p text:style-name="P4">
За умовами конкурсу, УІК фінансуватиме усі прямі витрати учасників, а саме:підготовка, друк та доставка книжкових видань, що будуть здійснені учасникомпід час дії договору про виконання проєкту; витрати на друк та витратніматеріали, пов’язані з друком; витрати на доставку книжкової продукції.</text:p>
      <text:p text:style-name="P4">
Книжкові видання спрямовуються публічним бібліотекам для поповнення їх фондів.</text:p>
      <text:p text:style-name="P4">
<text:span text:style-name="T4">
Читайте також:</text:span>
 <text:a xlink:type="simple" xlink:href="https://www.ukrinform.ua/rubric-culture/3706479-u-mzs-rozpovili-pro-rezultati-misaca-kulturnoi-diplomatii-ukraini-u-vikipedii.html" text:style-name="Internet_20_link" text:visited-style-name="Visited_20_Internet_20_Link">
 </text:a>
</text:p>
      <text:p text:style-name="P4">
Всі деталі щодо вимог та документів, які потрібно подати для участі вконкурсі, можна знайти на сайті МКІП за посиланням.</text:p>
      <text:p text:style-name="P4">
Як повідомляв Укрінформ, українці можуть взяти участь у проєкті Міністерствакультури та інформаційної політики України “Книга на фронт”, передати книгу іпідтримати моральний дух та психологічний стан військових .</text:p>
      <text:p text:style-name="P4">
Source: <text:a xlink:type="simple" xlink:href="https://www.ukrinform.ua/rubric-culture/3709597-v-ukraini-ogolosili-konkurs-kulturnomisteckih-proektiv-z-vipusku-knizkovoi-produkcii.html" text:style-name="Internet_20_link" text:visited-style-name="Visited_20_Internet_20_Link">
https://www.ukrinform.ua/rubric-culture/3709597-v-ukraini-ogolosili-konkurs-kulturnomisteckih-proektiv-z-vipusku-knizkovoi-produkcii.html</text:a>
</text:p>
      <!--NEWS-->
      <text:h text:style-name="P10" text:outline-level="1">
<text:span text:style-name="T4">
Британець проїхав на велосипеді з Лондона до Львова — збирав кошти на розмінування України</text:span>
</text:h>
      <text:p text:style-name="P4">
Authors: Ukrinform (Person)</text:p>
      <text:p text:style-name="P4">
Publisher: Укринформ (Organization)</text:p>
      <text:p text:style-name="P4">
Published Time: 2023-05-15T18:34:52+03:00</text:p>
      <text:p text:style-name="P4">
Modified Time: 2023-05-15T18:34:52+03:00</text:p>
      <text:p text:style-name="P4">
Description: Британець Том Хашемі здійснив велосипедну подорож з Лондона до Львова, в межах якої зібрав понад 21 тисяч фунтів на розмінування території України. — Укрінформ.</text:p>
      <text:p text:style-name="P4">
Images: ["<text:a xlink:type="simple" xlink:href="https://static.ukrinform.com/photos/2023_05/thumb_files/630_360_1684164668-428.png" text:style-name="Internet_20_link" text:visited-style-name="Visited_20_Internet_20_Link">
630_360_16841...</text:a>
"]</text:p>
      <text:p text:style-name="P4">
Tags: ['Британія', 'Розмінування', 'Україна', 'Велосипед']</text:p>
      <text:p text:style-name="P4">
Type: Article</text:p>
      <!--METADATA-->
      <text:p text:style-name="P4">
<draw:frame draw:style-name="fr1" draw:name="Image167" text:anchor-type="as-char" svg:width="6.9236in" svg:height="3.956343in" draw:z-index="0">
<draw:image xlink:href="../Images/yкринформ/2023-05-15T18-34-52-03-00/630_360_1684164668-428.png" xlink:type="simple" xlink:show="embed" xlink:actuate="onLoad" draw:mime-type="image/png"/>
</draw:frame>
 БританецьТом Хашемі здійснив велосипедну подорож з Лондона до Львова, в межах якоїзібрав понад 21 тисяч фунтів на розмінування території України.</text:p>
      <text:p text:style-name="P4">
Про це повідомляє <text:a xlink:type="simple" xlink:href="https://city-adm.lviv.ua/news/society/public-sector/296516-mer-lvova-zustrivsia-iz-brytantsem-shcho-zdiisnyv-blahodiinu-podorozh-velosypedom-z-londona-do-lvova" text:style-name="Internet_20_link" text:visited-style-name="Visited_20_Internet_20_Link">
 </text:a>
 ради, передає Укрінформ.</text:p>
      <text:p text:style-name="P4">
Зазначається, що у суботу Том Хашемі приїхав до Львова, подолавши за два тижніблизько 2000 кілометрів Європою. Першочерговою метою цієї поїзди став збіркоштів на фандрайзинговій платформі для розмінування української території.</text:p>
      <text:p text:style-name="P4">
Британця дуже вразило те, що від нерозірваних <text:a xlink:type="simple" xlink:href="https://www.ukrinform.ua/tag-mina" text:style-name="Internet_20_link" text:visited-style-name="Visited_20_Internet_20_Link">
</text:a>
 і снарядів через необережність тацікавість найчастіше потерпають діти. Маючи 5-річного сина, ця проблема йогоособливо зачепила, тому він вирішив збирати кошти саме на таку ціль. Йомувдалося зібрати 21 тисячу фунтів.</text:p>
      <text:p text:style-name="P4">
«Це був нелегкий шлях, але я радий, що все вдалося. Щасливий знову приїхати докрасивого Львова. Сподіваюсь, що нам вдасться зміцнити зв’язки між Львовом таЛондоном», – зазначив британець.</text:p>
      <text:p text:style-name="P4">
<text:span text:style-name="T4">
Читайте також:</text:span>
 <text:a xlink:type="simple" xlink:href="https://www.ukrinform.ua/rubric-society/3709586-estonski-saperi-gotovi-dopomagati-ukraini-u-rozminuvanni-teritorij.html" text:style-name="Internet_20_link" text:visited-style-name="Visited_20_Internet_20_Link">
 <text:span text:style-name="T4">
розмінуванн</text:span>
 </text:a>
</text:p>
      <text:p text:style-name="P4">
Сьогодні Хашемі зустрівся з міським головою Львова Андрієм Садовим та передавйому листи від члена парламенту Рочдейла та депутатів британського уряду зіслова підтримки.</text:p>
      <text:p text:style-name="P4">
Мер презентував гостю екосистему «Незламні», яка розбудовується у Львові длядопомоги людям, що постраждали від війни, та розповів про співпрацю з різнимимістами-побратимами. Під час зустрічі домовились про подальшу співпрацю:зокрема, Хашемі спробує допомогти Львову налагодити партнерство з британськимимістами.</text:p>
      <text:p text:style-name="P4">
Як повідомляв Укрінформ, за розрахунками Світового банку, <text:a xlink:type="simple" xlink:href="https://www.ukrinform.ua/rubric-economy/3705065-potrebi-na-rozminuvanna-na-potocnij-rik-sagaut-ponad-397-mln-pavluk.html" text:style-name="Internet_20_link" text:visited-style-name="Visited_20_Internet_20_Link">
</text:a>
 . Орієнтовна вартість повногокомплексу робіт з гуманітарного розмінування складає $37 млрд доларів.</text:p>
      <text:p text:style-name="P4">
Станом на початок травня, в Україні у межах гуманітарного розмінуваннясільськогосподарських земель вже обстежено близько 70 тис. га.</text:p>
      <text:p text:style-name="P4">
<text:span text:style-name="T5">
Фото: Львівська міська рада</text:span>
</text:p>
      <text:p text:style-name="P4">
Source: <text:a xlink:type="simple" xlink:href="https://www.ukrinform.ua/rubric-regions/3709599-britanec-proihav-na-velosipedi-z-londona-do-lvova-zbirav-kosti-na-rozminuvanna-ukraini.html" text:style-name="Internet_20_link" text:visited-style-name="Visited_20_Internet_20_Link">
https://www.ukrinform.ua/rubric-regions/3709599-britanec-proihav-na-velosipedi-z-londona-do-lvova-zbirav-kosti-na-rozminuvanna-ukraini.html</text:a>
</text:p>
      <!--NEWS-->
      <text:h text:style-name="P10" text:outline-level="1">
<text:span text:style-name="T4">
За програмою «5-7-9%» бізнес уже отримав 197 мільярдів кредитів</text:span>
</text:h>
      <text:p text:style-name="P4">
Authors: Ukrinform (Person)</text:p>
      <text:p text:style-name="P4">
Publisher: Укринформ (Organization)</text:p>
      <text:p text:style-name="P4">
Published Time: 2023-05-15T18:37:32+03:00</text:p>
      <text:p text:style-name="P4">
Modified Time: 2023-05-15T18:37:32+03:00</text:p>
      <text:p text:style-name="P4">
Description: За урядовою програмою «Доступні кредити 5-7-9%» бізнес вже отримав 197 млрд грн, з яких минулого тижня було видано 1,8 млрд грн. — Укрінформ.</text:p>
      <text:p text:style-name="P4">
Images: ["<text:a xlink:type="simple" xlink:href="https://static.ukrinform.com/photos/2020_01/thumb_files/630_360_1579711515-863.jpg" text:style-name="Internet_20_link" text:visited-style-name="Visited_20_Internet_20_Link">
630_360_15797...</text:a>
"]</text:p>
      <text:p text:style-name="P4">
Tags: ['Кредит', 'Мінекономіки', 'Доступні кредити']</text:p>
      <text:p text:style-name="P4">
Type: Article</text:p>
      <!--METADATA-->
      <text:p text:style-name="P4">
<draw:frame draw:style-name="fr1" draw:name="Image168" text:anchor-type="as-char" svg:width="6.9236in" svg:height="3.956343in" draw:z-index="0">
<draw:image xlink:href="../Images/yкринформ/2023-05-15T18-37-32-03-00/630_360_1579711515-863.jpg" xlink:type="simple" xlink:show="embed" xlink:actuate="onLoad" draw:mime-type="image/jpeg"/>
</draw:frame>
 Заурядовою програмою «Доступні кредити 5-7-9%» бізнес вже отримав 197 млрд грн,з яких минулого тижня було видано 1,8 млрд грн.</text:p>
      <text:p text:style-name="P4">
Про це повідомляє пресслужба <text:a xlink:type="simple" xlink:href="https://www.me.gov.ua/News/Detail" text:style-name="Internet_20_link" text:visited-style-name="Visited_20_Internet_20_Link">
 </text:a>
 ,передає Укрінформ.</text:p>
      <text:p text:style-name="P4">
«З початку 2023 року банки видали бізнесу 8,5 тис. кредитів на 30 млрд грн.Від початку дії програми (лютий 2020 року) було видано 61,6 тис. кредитів на197 млрд грн», - йдеться в повідомленні.</text:p>
      <text:p text:style-name="P4">
Зокрема, минулого тижня понад 400 підприємців за урядовою програмою отрималикредити на загальну суму 1,8 млрд грн.</text:p>
      <text:p text:style-name="P4">
<text:span text:style-name="T4">
Читайте також:</text:span>
 <text:a xlink:type="simple" xlink:href="https://www.ukrinform.ua/rubric-economy/3707822-za-programou-eosela-vidali-ponad-tisacu-kreditiv.html" text:style-name="Internet_20_link" text:visited-style-name="Visited_20_Internet_20_Link">
 <text:span text:style-name="T4">
кредитів</text:span>
 </text:a>
</text:p>
      <text:p text:style-name="P4">
Наголошується, що найбільше підприємці взяли антикризових <text:a xlink:type="simple" xlink:href="https://www.ukrinform.ua/tag-kredit" text:style-name="Internet_20_link" text:visited-style-name="Visited_20_Internet_20_Link">
</text:a>
 – 62 млрд грн та на антивоєнні цілі -55 млрд грн. На рефінансування попередньо отриманих кредитів було видано 28,6млрд грн, на інвестиційні цілі - 12,6 млрд грн.</text:p>
      <text:p text:style-name="P4">
Окрім того, аграрії отримали 30,2 млрд грн кредитних коштів на підтримку своєїдіяльності, торговельні компанії взяли 1,5 млрд грн кредитів для поповненняобігових коштів.</text:p>
      <text:p text:style-name="P4">
Найчастіше кредитуються за програмою підприємства, що працюють у сферахсільського господарства (54%), торгівлі та виробництва (23%), промисловоїпереробки (13%).</text:p>
      <text:p text:style-name="P4">
Серед регіонів лідерами за сумами укладених кредитних договорів є Львівська,Одеська, Дніпропетровська, Харківська, Київська, Вінницька області та м. Київ.</text:p>
      <text:p text:style-name="P4">
На сьогодні участь у програмі беруть 45 банків, найбільшу кількість кредитіввидали ПриватБанк (27 тис.), Ощадбанк (9,3 тис.) та Райффайзен Банк Аваль (5,3тис.).</text:p>
      <text:p text:style-name="P4">
<text:span text:style-name="T4">
Читайте також:</text:span>
 <text:a xlink:type="simple" xlink:href="https://www.ukrinform.ua/rubric-economy/3708341-kabmin-rozsirue-diu-programi-pilgovogo-kredituvanna-na-tec-ta-tes.html" text:style-name="Internet_20_link" text:visited-style-name="Visited_20_Internet_20_Link">
 <text:span text:style-name="T4">
кредит</text:span>
 </text:a>
</text:p>
      <text:p text:style-name="P4">
Як повідомлялося, урядова програма «Доступні кредити 5-7-9%» стартувала 1лютого 2020 року. У її межах діють три відсоткові ставки (залежно від датизаснування бізнесу та його розміру (річного обороту): 5% річних – якщо виручкадо 25 млн гривень і створюються мінімум 2 робочих місця протягом першогокварталу; 7% річних – для бізнесу з виручкою до 25 млн гривень; 9% річних –для бізнесу з виручкою до 50 млн гривень. У березні 2023 року КабінетМіністрів дозволив підприємцям із територій можливих бойових дій ідеокупованих територій брати участь у державній програмі «Доступні кредити5-7-9%».</text:p>
      <text:p text:style-name="P4">
Source: <text:a xlink:type="simple" xlink:href="https://www.ukrinform.ua/rubric-economy/3709600-za-programou-579-biznes-uze-otrimav-197-milardiv-kreditiv.html" text:style-name="Internet_20_link" text:visited-style-name="Visited_20_Internet_20_Link">
https://www.ukrinform.ua/rubric-economy/3709600-za-programou-579-biznes-uze-otrimav-197-milardiv-kreditiv.html</text:a>
</text:p>
      <!--NEWS-->
      <text:h text:style-name="P10" text:outline-level="1">
<text:span text:style-name="T4">
В ООН заявили про 23 600 убитих і поранених цивільних внаслідок вторгнення рф в Україну</text:span>
</text:h>
      <text:p text:style-name="P4">
Authors: Ukrinform (Person)</text:p>
      <text:p text:style-name="P4">
Publisher: Укринформ (Organization)</text:p>
      <text:p text:style-name="P4">
Published Time: 2023-05-15T18:38:00+03:00</text:p>
      <text:p text:style-name="P4">
Modified Time: 2023-05-15T18:38:00+03:00</text:p>
      <text:p text:style-name="P4">
Description: Кількість жертв серед цивільного населення в Україні за останні місяці зросла до найвищого рівня - 23600 вбитих і поранених. — Укрінформ.</text:p>
      <text:p text:style-name="P4">
Images: ["<text:a xlink:type="simple" xlink:href="https://static.ukrinform.com/photos/2023_02/thumb_files/630_360_1675700887-744.jpeg" text:style-name="Internet_20_link" text:visited-style-name="Visited_20_Internet_20_Link">
630_360_16757...</text:a>
"]</text:p>
      <text:p text:style-name="P4">
Tags: ['ООН', 'Радбез ООН', 'Війна з росією']</text:p>
      <text:p text:style-name="P4">
Type: Article</text:p>
      <!--METADATA-->
      <text:p text:style-name="P4">
<draw:frame draw:style-name="fr1" draw:name="Image169" text:anchor-type="as-char" svg:width="6.9236in" svg:height="3.956343in" draw:z-index="0">
<draw:image xlink:href="../Images/yкринформ/2023-05-15T18-38-00-03-00/630_360_1675700887-744.jpeg" xlink:type="simple" xlink:show="embed" xlink:actuate="onLoad" draw:mime-type="image/jpeg"/>
</draw:frame>
 Кількістьжертв серед цивільного населення в Україні за останні місяці зросла донайвищого рівня - 23600 вбитих і поранених.</text:p>
      <text:p text:style-name="P4">
Про це заявив у понеділок на засіданні Ради Безпеки ООН, на якомуобговорюється гуманітарна ситуація, спричинена російською війною, заступникГенсека ООН з гуманітарних питань Мартін Гріффітс, повідомляє власнийкореспондент Укрінформу в Нью-Йорку.</text:p>
      <text:p text:style-name="P4">
За словами Гріффітса, від початку повномасштабної російської агресіїзафіксовано 23 600 жертв (убитими й пораненими) серед цивільного населення,хоча «фактичні втрати, ймовірно, набагато вищі».</text:p>
      <text:p text:style-name="P4">
<text:span text:style-name="T4">
Читайте також:</text:span>
 <text:a xlink:type="simple" xlink:href="https://www.ukrinform.ua/rubric-polytics/3708551-u-ponedilok-radbez-oon-obgovorit-gumanitarni-naslidki-rosijskoi-vijni-proti-ukraini.html" text:style-name="Internet_20_link" text:visited-style-name="Visited_20_Internet_20_Link">
 <text:span text:style-name="T4">
ООН</text:span>
 </text:a>
</text:p>
      <text:p text:style-name="P4">
Він також нагадав про ракетні обстріли російською армією складів гуманітарноїдопомоги в Одесі, мобільного шпиталю Товариства Червоного Хреста в Миколаєві,внаслідок яких було знищено гуманітарні вантажі та життєво важливе медичнеобладнання.</text:p>
      <text:p text:style-name="P4">
Заступник генсека ООН зазначив, що в першому кварталі цього року гуманітарнудопомогу в Україні отримали майже 3,6 млн осіб. Ідеться про грошові виплати,продовольство, медичні послуги тощо, зокрема приблизно 280 тис. осіб отрималирізну допомогу в прифронтових районах.</text:p>
      <text:p text:style-name="P4">
«Найбільшою проблемою залишаються перешкоди для доступу до всіх районів уДонецькій, Луганській, Херсонській та Запорізькій областях, які на цей моментперебувають під військовим контролем російської федерації», – додав він. Зайого словами, росія жодного разу не дала можливості доставити гуманітарнудопомогу громадам уздовж лінії фронту в окупованих районах.</text:p>
      <text:p text:style-name="P4">
<text:span text:style-name="T4">
Читайте також:</text:span>
 <text:a xlink:type="simple" xlink:href="https://www.ukrinform.ua/rubric-ato/3666489-zertvami-rosijskoi-agresii-v-ukraini-stali-ponad-sim-miljoniv-civilnih-zastupnik-genseka-oon.html" text:style-name="Internet_20_link" text:visited-style-name="Visited_20_Internet_20_Link">
 </text:a>
</text:p>
      <text:p text:style-name="P4">
Гріффітс також нагадав, що на сьогодні з українських портів у рамкахЧорноморської зернової ініціативи вивезено понад 30 млн тонн вантажів, з якихпонад 600 тис. тонн пшениці доставлено Всесвітньою продовольчою програмою врамках підтримки гуманітарних операцій у Афганістані, Ефіопії, Кенії, Сомаліта Ємені.</text:p>
      <text:p text:style-name="P4">
Останній аналіз ФАО показує, що за останні дванадцять місяців світові ціни назернові впали майже на 20%. У квітні ціни на пшеницю досягли найнижчого рівняз липня 2021 року, зокрема й через експорт українського збіжжя. Водночас нині«спостерігається скорочення обсягів експорту з чорноморських портів Україничерез складну динаміку в Спільному координаційному центрі, створеномувідповідно до цієї Угоди 22 липня минулого року в Стамбулі», до якого входятьпредставники України, Туреччини, ООН та росії, відзначив він.</text:p>
      <text:p text:style-name="P4">
Водночас на переконання заступника генсека, зусилля щодо реалізації зерновоїініціативи «будуть продовжені й сконцентровані найближчими днями».</text:p>
      <text:p text:style-name="P4">
Як повідомляв Укрінформ, у понеділок Рада Безпеки ООН обговорює гуманітарнуситуацію в Україні, спричинену російською війною.</text:p>
      <text:p text:style-name="P4">
Source: <text:a xlink:type="simple" xlink:href="https://www.ukrinform.ua/rubric-ato/3709601-v-oon-zaavili-pro-23-600-ubitih-i-poranenih-civilnih-vnaslidok-vtorgnenna-rf-v-ukrainu.html" text:style-name="Internet_20_link" text:visited-style-name="Visited_20_Internet_20_Link">
https://www.ukrinform.ua/rubric-ato/3709601-v-oon-zaavili-pro-23-600-ubitih-i-poranenih-civilnih-vnaslidok-vtorgnenna-rf-v-ukrainu.html</text:a>
</text:p>
      <!--NEWS-->
      <text:h text:style-name="P10" text:outline-level="1">
<text:span text:style-name="T4">
«Мотор» - переможець Кубка України з гандболу серед чоловіків</text:span>
</text:h>
      <text:p text:style-name="P4">
Authors: Ukrinform (Person)</text:p>
      <text:p text:style-name="P4">
Publisher: Укринформ (Organization)</text:p>
      <text:p text:style-name="P4">
Published Time: 2023-05-15T18:41:08+03:00</text:p>
      <text:p text:style-name="P4">
Modified Time: 2023-05-15T18:41:08+03:00</text:p>
      <text:p text:style-name="P4">
Description: Запоріжці оформили у нинішньому сезоні «золотий дубль». — Укрінформ.</text:p>
      <text:p text:style-name="P4">
Images: ["<text:a xlink:type="simple" xlink:href="https://static.ukrinform.com/photos/2023_05/thumb_files/630_360_1684165179-333.jpg" text:style-name="Internet_20_link" text:visited-style-name="Visited_20_Internet_20_Link">
630_360_16841...</text:a>
"]</text:p>
      <text:p text:style-name="P4">
Tags: ['гандбол', 'Мотор Запоріжжя']</text:p>
      <text:p text:style-name="P4">
Type: Article</text:p>
      <!--METADATA-->
      <text:p text:style-name="P4">
<draw:frame draw:style-name="fr1" draw:name="Image170" text:anchor-type="as-char" svg:width="6.9236in" svg:height="3.956343in" draw:z-index="0">
<draw:image xlink:href="../Images/yкринформ/2023-05-15T18-41-08-03-00/630_360_1684165179-333.jpg" xlink:type="simple" xlink:show="embed" xlink:actuate="onLoad" draw:mime-type="image/jpeg"/>
</draw:frame>
 Запоріжціоформили у нинішньому сезоні «золотий дубль».</text:p>
      <text:p text:style-name="P4">
«Мотор» здобув перемогу у Кубку України з гандболу серед чоловіків, у фіналітурніру запоріжці обіграли «Одесу» - 40:27, передає Укрінформ.</text:p>
      <text:p text:style-name="P4">
Цьогорічний переможець Кубка України з гандболу серед чоловіків визначився уФіналі чотирьох. Матчі цього міні-турніру відбулись 14-15 травня в Ужгороді.Одним з претендентів на національний кубок став чинний переможець турніру –«Мотор». Окрім нього, у Фіналі чотирьох зіграли «Одеса», «Ізмаїл» та «Донбас».</text:p>
      <text:p text:style-name="P4">
За підсумками півфінальних поєдинків до гри за третє місце вийшли «Ізмаїл» та«Донбас». Останній зрештою здобув «бронзу» національного кубка, обігравшисуперника з рахунком 28:23.</text:p>
      <text:p text:style-name="P4">
«Мотор» розпочав нинішній сезон на внутрішній арені резервним складом, алезавершує його основою, яка виступала у другій німецькій Бундеслізі. У КубкуУкраїни запоріжці стартували з перемоги над «Ізмаїлом» з рахунком 44:19.</text:p>
      <text:p text:style-name="P4">
У фіналі Фіналу чотирьох-2023 «Мотор» обіграв «Одесу» – 40:27 та здобувдев'яту перемогу у Кубку України у своїй історії.</text:p>
      <text:p text:style-name="P4">
Найрезультативнішими гравцями фіналу у складі «Мотора» стали Дмитро Горіга,Ігор Турченко та Дмитро Тютюнник, які закинули по шість м'ячів.</text:p>
      <text:p text:style-name="P4">
Завдяки цьому результату запоріжці оформили у чинному сезоні «золотий дубль»,вигравши чемпіонат та кубок.</text:p>
      <text:p text:style-name="P4">
<text:span text:style-name="T4">
Читайте також:</text:span>
 <text:a xlink:type="simple" xlink:href="https://www.ukrinform.ua/rubric-sports/3707057-motor-postupivsa-u-matci-drugoi-bundesligi.html" text:style-name="Internet_20_link" text:visited-style-name="Visited_20_Internet_20_Link">
 <text:span text:style-name="T4">
Мотор</text:span>
 </text:a>
</text:p>
      <text:p text:style-name="P4">
Як повідомляв Укрінформ, у другій німецькій Бундеслізі «Мотор» за п'ять турівдо фінішу займає 17-е місце, команда набрала 21 очко та випереджає зонувильоту на два бали.</text:p>
      <text:p text:style-name="P4">
Фото: facebook.com/handball.club.motor</text:p>
      <text:p text:style-name="P4">
Source: <text:a xlink:type="simple" xlink:href="https://www.ukrinform.ua/rubric-sports/3709602-motor-peremozec-kubka-ukraini-z-gandbolu-sered-colovikiv.html" text:style-name="Internet_20_link" text:visited-style-name="Visited_20_Internet_20_Link">
https://www.ukrinform.ua/rubric-sports/3709602-motor-peremozec-kubka-ukraini-z-gandbolu-sered-colovikiv.html</text:a>
</text:p>
      <!--NEWS-->
      <text:h text:style-name="P10" text:outline-level="1">
<text:span text:style-name="T4">
Всеукраїнська рада церков підтримала створення спецтрибуналу проти росії</text:span>
</text:h>
      <text:p text:style-name="P4">
Authors: Ukrinform (Person)</text:p>
      <text:p text:style-name="P4">
Publisher: Укринформ (Organization)</text:p>
      <text:p text:style-name="P4">
Published Time: 2023-05-15T18:46:32+03:00</text:p>
      <text:p text:style-name="P4">
Modified Time: 2023-05-15T18:46:32+03:00</text:p>
      <text:p text:style-name="P4">
Description: Всеукраїнська Рада Церков і релігійних організацій підтримала створення спецтрибуналу проти росії. — Укрінформ.</text:p>
      <text:p text:style-name="P4">
Images: ["<text:a xlink:type="simple" xlink:href="https://static.ukrinform.com/photos/2023_05/thumb_files/630_360_1684165506-919.png" text:style-name="Internet_20_link" text:visited-style-name="Visited_20_Internet_20_Link">
630_360_16841...</text:a>
"]</text:p>
      <text:p text:style-name="P4">
Tags: ['Трибунал', 'Війна з росією', 'Всеукраїнська рада церков']</text:p>
      <text:p text:style-name="P4">
Type: Article</text:p>
      <!--METADATA-->
      <text:p text:style-name="P4">
<draw:frame draw:style-name="fr1" draw:name="Image171" text:anchor-type="as-char" svg:width="6.9236in" svg:height="3.956343in" draw:z-index="0">
<draw:image xlink:href="../Images/yкринформ/2023-05-15T18-46-32-03-00/630_360_1684165506-919.png" xlink:type="simple" xlink:show="embed" xlink:actuate="onLoad" draw:mime-type="image/png"/>
</draw:frame>
Всеукраїнська Рада Церков і релігійних організацій підтримала створенняспецтрибуналу проти росії.</text:p>
      <text:p text:style-name="P4">
Як передає Укрінформ, відповідну <text:a xlink:type="simple" xlink:href="https://vrciro.org.ua/ua/news/zayava-vseukrainskoi-radi-tserkov-i-religiynikh-organizatsiy-z-privodu-initsiativ-prezidenta-ukraini-shchodo-prityagnennya-do-vidpovidalnosti-rosiyskoi-vladi-ta-vidnovlennya-spravedlivosti" text:style-name="Internet_20_link" text:visited-style-name="Visited_20_Internet_20_Link">
 </text:a>
 оприлюднено на сайті ВРЦ.</text:p>
      <text:p text:style-name="P4">
“Усвідомлюючи масштаби горя, яке принесла росія нашим вірним, усьомуукраїнському народові, будучи свідомими того, яку загрозу становить російськийімперіалізм народам Європи, виходячи з наших віросповідних принципів, своїхпереконань, поклику власної совісті, ми беззастережно підтримуємо створенняМіжнародного <text:a xlink:type="simple" xlink:href="https://www.ukrinform.ua/tag-tribunal" text:style-name="Internet_20_link" text:visited-style-name="Visited_20_Internet_20_Link">
 </text:a>
 який би судивросійську владу за злочин агресії, тобто за розпочату проти України війну”, -йдеться в заяві.</text:p>
      <text:p text:style-name="P4">
Також ВРЦ виступає за те, щоб Міжнародний трибунал був створений і почавпрацювати якнайшвидше, а всі хто розпочав агресивну війну проти України були бпокарані.</text:p>
      <text:p text:style-name="P4">
ВРЦ звернулось до всіх держав світу, а зокрема до Палати Представників, Сенатута Державного департаменту США, з проханням підтримати створення Трибуналу заміжнародною моделлю.</text:p>
      <text:p text:style-name="P4">
<text:span text:style-name="T4">
Читайте також:</text:span>
 <text:a xlink:type="simple" xlink:href="https://www.ukrinform.ua/rubric-polytics/3708740-zelenskij-obgovoriv-iz-prezidentom-italii-pidtrimku-ukraini-j-tisk-na-rosiu.html" text:style-name="Internet_20_link" text:visited-style-name="Visited_20_Internet_20_Link">
 </text:a>
</text:p>
      <text:p text:style-name="P4">
Крім того, у заяві засуджується практика незаконної та насильницькоїдепортації українських дітей до росії та їх насильницького усиновлення.</text:p>
      <text:p text:style-name="P4">
“Ми закликаємо ООН, ЮНІСЕФ і Червоний хрест чинити тиск на Росію з вимогоюповернути депортованих українських дітей до країни та возз'єднати їх ізбатьками та родичами”, - підкреслили в заяві.</text:p>
      <text:p text:style-name="P4">
Окрім цього, ВРЦ вітає розслідування Міжнародного кримінального суду протиросійської влади та військових злочинців.</text:p>
      <text:p text:style-name="P4">
В організації закликають міжнародне співтовариство також підтриматикомпенсаційний механізм, який би був здатним відшкодувати збитки, завданіукраїнській державі та суспільству з боку росії.</text:p>
      <text:p text:style-name="P4">
<text:span text:style-name="T4">
Читайте також:</text:span>
 <text:a xlink:type="simple" xlink:href="https://www.ukrinform.ua/rubric-polytics/3708010-ssa-vistupaut-na-pidtrimku-pravosudda-ta-vidpovidalnosti-za-voenni-zlocini-derzdep.html" text:style-name="Internet_20_link" text:visited-style-name="Visited_20_Internet_20_Link">
 </text:a>
</text:p>
      <text:p text:style-name="P4">
Як повідомлялося, від самого початку широкомасштабного вторгнення російськоїфедерації в Україну Всеукраїнська Рада Церков і релігійних організаційнаполягала на притягненні до відповідальності всіх натхненників, організаторівта виконавців злочинів проти українців і України.</text:p>
      <text:p text:style-name="P4">
<text:span text:style-name="T5">
Фото: ВРЦ</text:span>
</text:p>
      <text:p text:style-name="P4">
Source: <text:a xlink:type="simple" xlink:href="https://www.ukrinform.ua/rubric-polytics/3709603-vseukrainska-rada-cerkov-pidtrimala-stvorenna-spectribunalu-proti-rosii.html" text:style-name="Internet_20_link" text:visited-style-name="Visited_20_Internet_20_Link">
https://www.ukrinform.ua/rubric-polytics/3709603-vseukrainska-rada-cerkov-pidtrimala-stvorenna-spectribunalu-proti-rosii.html</text:a>
</text:p>
      <!--NEWS-->
      <text:h text:style-name="P10" text:outline-level="1">
<text:span text:style-name="T4">
лукашенко після чуток про хворобу вперше за тиждень з’явився у медіапросторі</text:span>
</text:h>
      <text:p text:style-name="P4">
Authors: Ukrinform (Person)</text:p>
      <text:p text:style-name="P4">
Publisher: Укринформ (Organization)</text:p>
      <text:p text:style-name="P4">
Published Time: 2023-05-15T18:48:12+03:00</text:p>
      <text:p text:style-name="P4">
Modified Time: 2023-05-15T18:48:12+03:00</text:p>
      <text:p text:style-name="P4">
Description: Після відсутності на публіці самопроголошеного президента білорусі олександра лукашенка було опубліковано його фото, де він знову із перев'язаною рукою. — Укрінформ.</text:p>
      <text:p text:style-name="P4">
Images: ["<text:a xlink:type="simple" xlink:href="https://static.ukrinform.com/photos/2023_05/thumb_files/630_360_1684165530-185.jpg" text:style-name="Internet_20_link" text:visited-style-name="Visited_20_Internet_20_Link">
630_360_16841...</text:a>
"]</text:p>
      <text:p text:style-name="P4">
Tags: ['білорусь', 'лукашенко', 'Хвороба']</text:p>
      <text:p text:style-name="P4">
Type: Article</text:p>
      <!--METADATA-->
      <text:p text:style-name="P4">
<draw:frame draw:style-name="fr1" draw:name="Image172" text:anchor-type="as-char" svg:width="6.9236in" svg:height="3.956343in" draw:z-index="0">
<draw:image xlink:href="../Images/yкринформ/2023-05-15T18-48-12-03-00/630_360_1684165530-185.jpg" xlink:type="simple" xlink:show="embed" xlink:actuate="onLoad" draw:mime-type="image/jpeg"/>
</draw:frame>
 Післявідсутності на публіці самопроголошеного президента білорусі олександралукашенка було опубліковано його фото, де він знову із перев'язаною рукою.</text:p>
      <text:p text:style-name="P4">
Про це повідомляє Укрінформ з посиланням на близький до білоруського диктатора<text:a xlink:type="simple" xlink:href="https://t.me/pul_1/8919" text:style-name="Internet_20_link" text:visited-style-name="Visited_20_Internet_20_Link">
 </text:a>
 .</text:p>
      <text:p text:style-name="P4">
«Перший сьогодні працює у центральному командному пункті ВПС та військ ППО.Заслухає доповідь про організацію та виконання завдань бойового чергування зпротиповітряної оборони», — йдеться у повідомленні.</text:p>
      <text:p text:style-name="P4">
<text:span text:style-name="T4">
Читайте також:</text:span>
 <text:a xlink:type="simple" xlink:href="https://www.ukrinform.ua/rubric-world/3709488-u-gur-e-informacia-pro-problemi-zi-zdorovam-u-lukasenka.html" text:style-name="Internet_20_link" text:visited-style-name="Visited_20_Internet_20_Link">
 <text:span text:style-name="T4">
лукашенка</text:span>
 </text:a>
</text:p>
      <text:p text:style-name="P4">
Телеграм-канал також <text:a xlink:type="simple" xlink:href="https://t.me/pul_1/8921" text:style-name="Internet_20_link" text:visited-style-name="Visited_20_Internet_20_Link">
 </text:a>
 такі слова, ніби сказанілукашенком: «Три доби після подій поряд з нами - я маю на увазі в Брянськійобласті (росії - ред.), коли було збито чотири повітряні судна. Ми змушеніреагувати. З того часу ми перебуваємо в підвищеній готовності, наші війська».При цьому відео самого виступу, як часто робить цей канал, не оприлюднено.</text:p>
      <text:p text:style-name="P4">
Як повідомляв Укрінформ, раніше, 14 травня, лукашенко пропустив у мінськуурочистості до Дня прапора, герба та гімну білорусі. ЗМІ та соцмережіобговорювали нездоровий вигляд лукашенка та те, що 9 травня на параді в москвівін був із перев’язаною руки та вилетів до мінська, не залишившись на обідкерівників країн СНД.</text:p>
      <text:p text:style-name="P4">
Source: <text:a xlink:type="simple" xlink:href="https://www.ukrinform.ua/rubric-world/3709604-lukasenko-pisla-cutok-pro-hvorobu-vperse-za-tizden-zavivsa-u-mediaprostori.html" text:style-name="Internet_20_link" text:visited-style-name="Visited_20_Internet_20_Link">
https://www.ukrinform.ua/rubric-world/3709604-lukasenko-pisla-cutok-pro-hvorobu-vperse-za-tizden-zavivsa-u-mediaprostori.html</text:a>
</text:p>
      <!--NEWS-->
      <text:h text:style-name="P10" text:outline-level="1">
<text:span text:style-name="T4">
У Фонд ліквідації наслідків агресії зібрали ₴61,7 мільярда</text:span>
</text:h>
      <text:p text:style-name="P4">
Authors: Ukrinform (Person)</text:p>
      <text:p text:style-name="P4">
Publisher: Укринформ (Organization)</text:p>
      <text:p text:style-name="P4">
Published Time: 2023-05-15T19:01:19+03:00</text:p>
      <text:p text:style-name="P4">
Modified Time: 2023-05-15T19:01:19+03:00</text:p>
      <text:p text:style-name="P4">
Description: У державному бюджеті на ліквідацію наслідків збройної агресії є 61,7 млрд грн, з них 25,8 млрд грн примусово вилучені у держави-агресора. — Укрінформ.</text:p>
      <text:p text:style-name="P4">
Images: ["<text:a xlink:type="simple" xlink:href="https://static.ukrinform.com/photos/2019_02/thumb_files/630_360_1550576451-985.jpg" text:style-name="Internet_20_link" text:visited-style-name="Visited_20_Internet_20_Link">
630_360_15505...</text:a>
"]</text:p>
      <text:p text:style-name="P4">
Tags: ['Бюджет', 'Агресія РФ', 'Відбудова']</text:p>
      <text:p text:style-name="P4">
Type: Article</text:p>
      <!--METADATA-->
      <text:p text:style-name="P4">
<draw:frame draw:style-name="fr1" draw:name="Image173" text:anchor-type="as-char" svg:width="6.9236in" svg:height="3.956343in" draw:z-index="0">
<draw:image xlink:href="../Images/yкринформ/2023-05-15T19-01-19-03-00/630_360_1550576451-985.jpg" xlink:type="simple" xlink:show="embed" xlink:actuate="onLoad" draw:mime-type="image/jpeg"/>
</draw:frame>
 Удержавному бюджеті на ліквідацію наслідків збройної агресії є 61,7 млрд грн, зних 25,8 млрд грн примусово вилучені у держави-агресора.</text:p>
      <text:p text:style-name="P4">
Як передає Укрінформ, про це у <text:a xlink:type="simple" xlink:href="https://www.facebook.com/roksolana.pidlasa/posts/pfbid02FQHCz7ETPSanuxnhWtUBBkuMsrjDRM4PzpvBHYU1PpJqR6iWKma4kKRXfMygdB18l" text:style-name="Internet_20_link" text:visited-style-name="Visited_20_Internet_20_Link">
</text:a>
повідомила голова Комітету ВР з питань бюджету Роксолана Підласа.</text:p>
      <text:p text:style-name="P4">
«На ліквідацію наслідків збройної <text:a xlink:type="simple" xlink:href="https://www.ukrinform.ua/tag-russian-aggression" text:style-name="Internet_20_link" text:visited-style-name="Visited_20_Internet_20_Link">
 </text:a>
 в бюджеті є 61,7 млрд грн. З них 35,9 млрд грн – це 50% прибуткуНацбанку за 2022 рік та 25,8 млрд грн отриманих від примусового вилученнякоштів держави-агресора», - йдеться в повідомленні.</text:p>
      <text:p text:style-name="P4">
Як зазначає депутат, кошти Фонду будуть використовуватися в 2023 році длянадання грошової допомоги на ремонт пошкодженого житла (програмуєВідновлення), відновлення критичної інфраструктури, на пілотні проєктивідновлення у п’яти областях, а також на велику кількість об’єктів по всійкраїні, які були зруйновані.</text:p>
      <text:p text:style-name="P4">
<text:span text:style-name="T4">
Читайте також:</text:span>
 <text:a xlink:type="simple" xlink:href="https://www.ukrinform.ua/rubric-vidbudova/3708323-ukrainci-za-programou-evidnovlenna-vze-oformili-5-575-zaavok-smigal.html" text:style-name="Internet_20_link" text:visited-style-name="Visited_20_Internet_20_Link">
 </text:a>
</text:p>
      <text:p text:style-name="P4">
Ще одним напрямком спрямування цих коштів може стати подолання соціально-економічних наслідків війни.</text:p>
      <text:p text:style-name="P4">
Як повідомлялося, на розгляд Міністерства інфраструктури про виділення коштівіз Фонду відновлення зруйнованих та пошкоджених об’єктів подано заявки з 16областей.</text:p>
      <text:p text:style-name="P4">
Source: <text:a xlink:type="simple" xlink:href="https://www.ukrinform.ua/rubric-economy/3709611-u-fond-likvidacii-naslidkiv-agresii-zibrali-617-milarda.html" text:style-name="Internet_20_link" text:visited-style-name="Visited_20_Internet_20_Link">
https://www.ukrinform.ua/rubric-economy/3709611-u-fond-likvidacii-naslidkiv-agresii-zibrali-617-milarda.html</text:a>
</text:p>
      <!--NEWS-->
      <text:h text:style-name="P10" text:outline-level="1">
<text:span text:style-name="T4">
Реконструкцію Шулявського шляхопроводу завершать до середини 2024 року - Кличко</text:span>
</text:h>
      <text:p text:style-name="P4">
Authors: Ukrinform (Person)</text:p>
      <text:p text:style-name="P4">
Publisher: Укринформ (Organization)</text:p>
      <text:p text:style-name="P4">
Published Time: 2023-05-15T19:07:14+03:00</text:p>
      <text:p text:style-name="P4">
Modified Time: 2023-05-15T19:07:14+03:00</text:p>
      <text:p text:style-name="P4">
Description: У Києві планують повністю завершити реконструкцію Шулявського шляхопроводу до середини наступного року. — Укрінформ.</text:p>
      <text:p text:style-name="P4">
Images: ["<text:a xlink:type="simple" xlink:href="https://static.ukrinform.com/photos/2023_05/thumb_files/630_360_1684166568-885.jpg" text:style-name="Internet_20_link" text:visited-style-name="Visited_20_Internet_20_Link">
630_360_16841...</text:a>
"]</text:p>
      <text:p text:style-name="P4">
Tags: ['КМДА', 'Віталій Кличко', 'Київ']</text:p>
      <text:p text:style-name="P4">
Type: Article</text:p>
      <!--METADATA-->
      <text:p text:style-name="P4">
<draw:frame draw:style-name="fr1" draw:name="Image174" text:anchor-type="as-char" svg:width="6.9236in" svg:height="3.956343in" draw:z-index="0">
<draw:image xlink:href="../Images/yкринформ/2023-05-15T19-07-14-03-00/630_360_1684166568-885.jpg" xlink:type="simple" xlink:show="embed" xlink:actuate="onLoad" draw:mime-type="image/jpeg"/>
</draw:frame>
 У Києвіпланують повністю завершити реконструкцію Шулявського шляхопроводу до середининаступного року.</text:p>
      <text:p text:style-name="P4">
Як передає Укрінформ, про це мер Києва Віталій Кличко заявив в <text:a xlink:type="simple" xlink:href="https://kyivcity.gov.ua/news/vitaliy_klichko_rekonstruktsiyu_shulyavskogo_shlyakhoprovodu_povnistyu_zavershat_do_seredini_nastupnogo_roku/" text:style-name="Internet_20_link" text:visited-style-name="Visited_20_Internet_20_Link">
</text:a>
, повідомляє Київська міська державна адміністрація.</text:p>
      <text:p text:style-name="P4">
“Реконструкцію Шулявського шляхопроводу планують повністю завершити досередини наступного року. До того часу здійснять роботи з демонтажу 5 цехузаводу, розташованого поруч зі шляхопроводом, облаштують зʼїзди із Шулявськогошляхопроводу, завершать благоустрій території”, - заявив Кличко.</text:p>
      <text:p text:style-name="P4">
<text:span text:style-name="T4">
Читайте також:</text:span>
 <text:a xlink:type="simple" xlink:href="https://www.ukrinform.ua/rubric-kyiv/3708348-klicko-pokazav-zurnalistam-ulamki-rosijskih-raket-ta-droniv.html" text:style-name="Internet_20_link" text:visited-style-name="Visited_20_Internet_20_Link">
 <text:span text:style-name="T4">
Кличко</text:span>
 </text:a>
</text:p>
      <text:p text:style-name="P4">
Він зауважив, що закінчити цей об’єкт можна тільки після знесення цеху номерп'ять. Ця споруда перебувала у державній власності, і за неї держава виставиламісту “дуже немалий рахунок – майже 113 мільйонів гривень”. Кошти на викупбули виділені шляхом бюджетних асигнувань, передбачених на 2022 рік відповіднодо рішень Київської міської ради.</text:p>
      <text:p text:style-name="P4">
Кличко повідомив, що наразі комунальне підприємство “Дирекція будівництвашляхово-транспортних споруд міста Києва” спільно з колишнім власникомздійснюють демонтаж та вивільнення внутрішніх приміщень будівлі від обладнання– задля подальшого знесення самої будівлі та продовження реалізації проєктуреконструкції Шулявського шляхопроводу.</text:p>
      <text:p text:style-name="P4">
“Біля Шулявського шляхопроводу вже розпочали ремонт підземного пішохідногопереходу. Завершать його наприкінці осені цього року. А в липні розпочнутьроботи з демонтажу 5-го цеху. У жовтні будівельники почнуть облаштовуватизʼїзди. В середині 2024 року всі будівельні і роботи з реконструкціїШулявського шляхопроводу мають завершити. І розвʼязка буде повністю запущена”,- заявив мер Києва.</text:p>
      <text:p text:style-name="P4">
<text:span text:style-name="T4">
Читайте також:</text:span>
 <text:a xlink:type="simple" xlink:href="https://www.ukrinform.ua/rubric-kyiv/3708261-klicko-vruciv-vidznaki-materam-zagiblih-zahisnikiv.html" text:style-name="Internet_20_link" text:visited-style-name="Visited_20_Internet_20_Link">
 <text:span text:style-name="T4">
Кличко</text:span>
 </text:a>
</text:p>
      <text:p text:style-name="P4">
Як повідомляв Укрінформ, у більшості районів столиці розпочали облаштовуватикільцеві розв’язки на перехрестях, загалом цього року планують облаштуватиблизько 40 нових кільцевих розв’язок для підвищення безпеки руху.</text:p>
      <text:p text:style-name="P4">
Фото: КМДА</text:p>
      <text:p text:style-name="P4">
Source: <text:a xlink:type="simple" xlink:href="https://www.ukrinform.ua/rubric-kyiv/3709612-rekonstrukciu-sulavskogo-slahoprovodu-zaversat-do-seredini-2024-roku-klicko.html" text:style-name="Internet_20_link" text:visited-style-name="Visited_20_Internet_20_Link">
https://www.ukrinform.ua/rubric-kyiv/3709612-rekonstrukciu-sulavskogo-slahoprovodu-zaversat-do-seredini-2024-roku-klicko.html</text:a>
</text:p>
      <!--NEWS-->
      <text:h text:style-name="P10" text:outline-level="1">
<text:span text:style-name="T4">
Донецька ОВА показала наслідки двох ракетних ударів по Костянтинівці</text:span>
</text:h>
      <text:p text:style-name="P4">
Authors: Ukrinform (Person)</text:p>
      <text:p text:style-name="P4">
Publisher: Укринформ (Organization)</text:p>
      <text:p text:style-name="P4">
Published Time: 2023-05-15T19:10:00+03:00</text:p>
      <text:p text:style-name="P4">
Modified Time: 2023-05-15T19:10:00+03:00</text:p>
      <text:p text:style-name="P4">
Description: Донецька обласна військова адміністрація оприлюднила відео з наслідками нічних ракетних ударів російських військ по Костянтинівці, де поранень зазнали двоє мирних мешканців міста. — Укрінформ.</text:p>
      <text:p text:style-name="P4">
Images: ["<text:a xlink:type="simple" xlink:href="https://static.ukrinform.com/photos/2023_05/thumb_files/630_360_1684167193-844.jpg" text:style-name="Internet_20_link" text:visited-style-name="Visited_20_Internet_20_Link">
630_360_16841...</text:a>
"]</text:p>
      <text:p text:style-name="P4">
Tags: ['Донеччина', 'Обстріл', 'Ракетний удар']</text:p>
      <text:p text:style-name="P4">
Type: Article</text:p>
      <!--METADATA-->
      <text:p text:style-name="P4">
<draw:frame draw:style-name="fr1" draw:name="Image175" text:anchor-type="as-char" svg:width="6.9236in" svg:height="3.956343in" draw:z-index="0">
<draw:image xlink:href="../Images/yкринформ/2023-05-15T19-10-00-03-00/630_360_1684167193-844.jpg" xlink:type="simple" xlink:show="embed" xlink:actuate="onLoad" draw:mime-type="image/jpeg"/>
</draw:frame>
 Донецькаобласна військова адміністрація оприлюднила відео з наслідками нічних ракетнихударів російських військ по Костянтинівці, де поранень зазнали двоє мирнихмешканців міста.</text:p>
      <text:p text:style-name="P4">
Відповідний ролик викладений на <text:a xlink:type="simple" xlink:href="https://www.youtube.com/watch" text:style-name="Internet_20_link" text:visited-style-name="Visited_20_Internet_20_Link">
</text:a>
 , передає Укрінформ.</text:p>
      <text:p text:style-name="P4">
На відео – пошкоджена будівля двоповерхової школи, де у вікнах вже нема скла,рами вивернуті, місцями вони взагалі вилетіли, пошкоджений дах з дірками. Навулиці велика вирва від ворожої ракети. У багатоквартирних будинках, де відвибухів повилітали шибки, поламало поруч будинків дерева, комунальники наспецтехниці усувають пошкодження. Також вони навколо будинків прибираютьбудівельне сміття, що утворилося після вибуху. На відео також багатопошкоджених приватних будинків</text:p>
      <text:p text:style-name="P4">
«Двоє цивільних зазнали поранень внаслідок нічних обстрілів Костянтинівки.Росіяни двічі ударили по місту <text:a xlink:type="simple" xlink:href="https://www.ukrinform.ua/tag-raketa" text:style-name="Internet_20_link" text:visited-style-name="Visited_20_Internet_20_Link">
 </text:a>
 :близько 20 години ракетою «Іскандер-К», а о пів на першу ночі – ракетами«С-300», - йдеться у дописі під відео.</text:p>
      <text:p text:style-name="P4">
В ОВА також додали, що ворожими ракетами було пошкоджено 10 приватнихбудинків, сім багатоповерхівок, школу та газорозподільний пункт.</text:p>
      <text:p text:style-name="P4">
<text:span text:style-name="T4">
Читайте також:</text:span>
 <text:a xlink:type="simple" xlink:href="https://www.ukrinform.ua/rubric-ato/3709332-vorog-vcora-obstrilav-raketami-kramatorsk-vnoci-vdariv-iz-gradiv-po-avdiivci.html" text:style-name="Internet_20_link" text:visited-style-name="Visited_20_Internet_20_Link">
 </text:a>
</text:p>
      <text:p text:style-name="P4">
«Костянтинівка майже щодня під щільним ворожим вогнем. Бережіть себе –евакуюйтесь!», - наголосили в облдержадміністрації.</text:p>
      <text:p text:style-name="P4">
Як повідомлялося, минулої доби, 14 травня, російські війська <text:a xlink:type="simple" xlink:href="https://www.ukrinform.ua/rubric-regions/3709258-rosiani-za-dobu-poranili-na-doneccini-simoh-civilnih.html" text:style-name="Internet_20_link" text:visited-style-name="Visited_20_Internet_20_Link">
</text:a>
 жителів Донецької області.</text:p>
      <text:p text:style-name="P4">
Донеччина постійно перебуває під обстрілами російських військ, щодня ворогвбиває та травмує цивільних мешканців, руйнує інфраструктурні об’єкти.</text:p>
      <text:p text:style-name="P4">
Source: <text:a xlink:type="simple" xlink:href="https://www.ukrinform.ua/rubric-regions/3709615-donecka-ova-pokazala-naslidki-dvoh-raketnih-udariv-po-kostantinivci.html" text:style-name="Internet_20_link" text:visited-style-name="Visited_20_Internet_20_Link">
https://www.ukrinform.ua/rubric-regions/3709615-donecka-ova-pokazala-naslidki-dvoh-raketnih-udariv-po-kostantinivci.html</text:a>
</text:p>
      <!--NEWS-->
      <text:h text:style-name="P10" text:outline-level="1">
<text:span text:style-name="T4">
На Київщині рятувальники локалізували лісову пожежу</text:span>
</text:h>
      <text:p text:style-name="P4">
Authors: Ukrinform (Person)</text:p>
      <text:p text:style-name="P4">
Publisher: Укринформ (Organization)</text:p>
      <text:p text:style-name="P4">
Published Time: 2023-05-15T19:16:00+03:00</text:p>
      <text:p text:style-name="P4">
Modified Time: 2023-05-15T19:16:00+03:00</text:p>
      <text:p text:style-name="P4">
Description: У Вишгородському районі Київської області рятувальники локалізували лісову пожежу. — Укрінформ.</text:p>
      <text:p text:style-name="P4">
Images: ["<text:a xlink:type="simple" xlink:href="https://static.ukrinform.com/photos/2023_05/thumb_files/630_360_1684167309-779.jpg" text:style-name="Internet_20_link" text:visited-style-name="Visited_20_Internet_20_Link">
630_360_16841...</text:a>
"]</text:p>
      <text:p text:style-name="P4">
Tags: ['Ліс', 'Пожежа', 'Київщина']</text:p>
      <text:p text:style-name="P4">
Type: Article</text:p>
      <!--METADATA-->
      <text:p text:style-name="P4">
<draw:frame draw:style-name="fr1" draw:name="Image176" text:anchor-type="as-char" svg:width="6.9236in" svg:height="3.956343in" draw:z-index="0">
<draw:image xlink:href="../Images/yкринформ/2023-05-15T19-16-00-03-00/630_360_1684167309-779.jpg" xlink:type="simple" xlink:show="embed" xlink:actuate="onLoad" draw:mime-type="image/jpeg"/>
</draw:frame>
 УВишгородському районі Київської області рятувальники локалізували лісовупожежу.</text:p>
      <text:p text:style-name="P4">
Як передає Укрінформ, про це Державна служба з надзвичайних ситуацій уКиївській області повідомляє у <text:a xlink:type="simple" xlink:href="https://t.me/dsns_kyiv_region/5771" text:style-name="Internet_20_link" text:visited-style-name="Visited_20_Internet_20_Link">
 </text:a>
 .</text:p>
      <text:p text:style-name="P4">
“Пожежу локалізовано о 17:28 по всій площі. Ситуація контрольована”, - ідетьсяв повідомленні.</text:p>
      <text:p text:style-name="P4">
В ДСНС зазначили, що 15 травня о 14:20 до оперативно-диспетчерської службиВишгородського району надійшло повідомлення про загоряння лісової підстилки натериторії Клавдіївського лісництва неподалік села Нові Петрівці.</text:p>
      <text:p text:style-name="P4">
<text:span text:style-name="T4">
Читайте також:</text:span>
 <text:a xlink:type="simple" xlink:href="https://www.ukrinform.ua/rubric-regions/3709570-na-kiivsini-masstabna-lisova-pozeza-gorat-15-gektariv.html" text:style-name="Internet_20_link" text:visited-style-name="Visited_20_Internet_20_Link">
 <text:span text:style-name="T4">
пожеж</text:span>
 </text:a>
</text:p>
      <text:p text:style-name="P4">
На місце події направлено вогнеборців. По прибуттю рятувальниками встановлено,що виникло загоряння лісової підстилки на площі 15 га.</text:p>
      <text:p text:style-name="P4">
Для гасіння пожежі залучено 75 осіб та 7 одиниць техніки, зокрема, від ДСНС 15осіб та чотири одиниці техніки, Національної гвардії 55 осіб та одну одиницютехніки, лісництва 5 осіб та дві одиниці техніки.</text:p>
      <text:p text:style-name="P4">
Як повідомляв Укрінформ, 15-17 травня у Київській області спостерігатиметьсянадзвичайний рівень пожежної небезпеки.</text:p>
      <text:p text:style-name="P4">
Source: <text:a xlink:type="simple" xlink:href="https://www.ukrinform.ua/rubric-regions/3709614-na-kiivsini-ratuvalniki-lokalizuvali-lisovu-pozezu.html" text:style-name="Internet_20_link" text:visited-style-name="Visited_20_Internet_20_Link">
https://www.ukrinform.ua/rubric-regions/3709614-na-kiivsini-ratuvalniki-lokalizuvali-lisovu-pozezu.html</text:a>
</text:p>
      <!--NEWS-->
      <text:h text:style-name="P10" text:outline-level="1">
<text:span text:style-name="T4">
Бахмут та Мар'їнка залишаються в епіцентрі боїв, на сході за добу - 37 зіткнень</text:span>
</text:h>
      <text:p text:style-name="P4">
Authors: Ukrinform (Person)</text:p>
      <text:p text:style-name="P4">
Publisher: Укринформ (Organization)</text:p>
      <text:p text:style-name="P4">
Published Time: 2023-05-15T19:18:00+03:00</text:p>
      <text:p text:style-name="P4">
Modified Time: 2023-05-15T19:18:00+03:00</text:p>
      <text:p text:style-name="P4">
Description: Авіація Сил оборони України за добу здійснила по російських військах 14 ударів: сім — по районах зосередження особового складу та військової техніки, решту — по зенітно-ракетних комплексах. — Укрінформ.</text:p>
      <text:p text:style-name="P4">
Images: ["<text:a xlink:type="simple" xlink:href="https://static.ukrinform.com/photos/2023_04/thumb_files/630_360_1682412638-215.png" text:style-name="Internet_20_link" text:visited-style-name="Visited_20_Internet_20_Link">
630_360_16824...</text:a>
"]</text:p>
      <text:p text:style-name="P4">
Tags: ['Бахмут', 'Генштаб', 'Війна з росією']</text:p>
      <text:p text:style-name="P4">
Type: Article</text:p>
      <!--METADATA-->
      <text:p text:style-name="P4">
<draw:frame draw:style-name="fr1" draw:name="Image177" text:anchor-type="as-char" svg:width="6.9236in" svg:height="3.956343in" draw:z-index="0">
<draw:image xlink:href="../Images/yкринформ/2023-05-15T19-18-00-03-00/630_360_1682412638-215.png" xlink:type="simple" xlink:show="embed" xlink:actuate="onLoad" draw:mime-type="image/png"/>
</draw:frame>
 АвіаціяСил оборони України за добу здійснила по російських військах 14 ударів: сім —по районах зосередження особового складу та військової техніки, решту — позенітно-ракетних комплексах.</text:p>
      <text:p text:style-name="P4">
Як передає Укрінформ, про це Генеральний штаб Збройних сил України повідомив у<text:a xlink:type="simple" xlink:href="https://www.facebook.com/GeneralStaff.ua/posts/pfbid0graoCze2X4inr45acwsJX41cYUyALuimYddDxMW7etiKjirNHvbCtgmitaAGUJD2l" text:style-name="Internet_20_link" text:visited-style-name="Visited_20_Internet_20_Link">
</text:a>
, оприлюднивши оперативну інформацію станом на 18:00 15 травня.</text:p>
      <text:p text:style-name="P4">
Підрозділи українських ракетних військ й артилерії зі свого боку уразили пунктуправління, два райони зосередження живої сили, три артилерійські підрозділина вогневій позиції, дві станції радіоелектронної боротьби, а також складбоєприпасів ворога.</text:p>
      <text:p text:style-name="P4">
російські загарбники продовжують зосереджувати основні зусилля на Лиманському,Бахмутському, Авдіївському та Мар’їнському напрямках. На згаданих ділянкахфронту відбулися 37 бойових зіткнень.</text:p>
      <text:p text:style-name="P4">
<text:span text:style-name="T4">
Читайте також:</text:span>
 <text:a xlink:type="simple" xlink:href="https://www.ukrinform.ua/rubric-ato/3709290-sirskij-pro-oboronu-bahmuta-prosuvanna-zsu-persij-uspih-nastupalnih-dij-ale-castkovij.html" text:style-name="Internet_20_link" text:visited-style-name="Visited_20_Internet_20_Link">
 </text:a>
</text:p>
      <text:p text:style-name="P4">
За даними Генштабу, в епіцентрі бойових дій і надалі залишаються Бахмут таМар’їнка Донецької області.</text:p>
      <text:p text:style-name="P4">
Загалом протягом доби ворог здійснив два ракетні й 38 авіаційних ударів, атакож понад 25 обстрілів з реактивних систем залпового вогню. Ракетами росіяниатакували Костянтинівку Донецької області, застосувавши зенітні ракетнікомплекси С-300.</text:p>
      <text:p text:style-name="P4">
У Генштабі застерігають: імовірність здійснення загарбниками подальшихракетних й авіаційних ударів по всій території України залишається високою.</text:p>
      <text:p text:style-name="P4">
На Волинському та Поліському напрямках обстановка суттєвих змін не зазнала.</text:p>
      <text:p text:style-name="P4">
На Сіверському і Слобожанському напрямках російська армія завдавала мінометнихй артилерійських ударів по Єліному та Мурав’ях Чернігівської області,Вовківці, Іскрисківщині, Волфиному, Шпилю й Степоку Сумської області, КозачійЛопані, Гоптівці, Лук’янцях, Гатищу, Бударках, Нестерному, Круглому, Землянкахі Стариці Харківської області.</text:p>
      <text:p text:style-name="P4">
На Куп’янському напрямку росіяни не припиняють спроб покращити тактичнеположення. У районі Масютівки протягом цієї доби ворог вів безуспішнінаступальні дії.</text:p>
      <text:p text:style-name="P4">
<text:span text:style-name="T4">
Читайте також:</text:span>
 <text:a xlink:type="simple" xlink:href="https://www.ukrinform.ua/rubric-ato/3709444-na-teritorii-bilorusi-perebuvae-blizko-25-tisaci-vijskovih-rf.html" text:style-name="Internet_20_link" text:visited-style-name="Visited_20_Internet_20_Link">
 </text:a>
</text:p>
      <text:p text:style-name="P4">
З авіації загарбники били по району Кислівки, з артилерії і мінометів — поДворічанському, Кам'янці, Красному Першому, Митрофанівці, Фиголівці,Новомлинську, Дворічній, Западному, Кіндрашівці, Куп’янську, Кислівці,Табаївці й Берестовому Харківської області, а також по Стельмахівці Луганськоїобласті.</text:p>
      <text:p text:style-name="P4">
На Лиманському напрямку протягом доби наступальних дій війська російськоїфедерації не проводили, натомість завдали авіаційного удару в районі Спірного,з артилерії обстрілювали Макіївку і Білогорівку Луганської області,Верхньокам’янське та Спірне Донецької області.</text:p>
      <text:p text:style-name="P4">
На Бахмутському напрямку ворог продовжує вести наступальні дії. Тривають важкібої за Бахмут. Від ворожих обстрілів постраждали Григорівка, Богданівка,Бахмут, Іванівське, Дружба, Північне, Петрівка й Торецьк Донецької області.</text:p>
      <text:p text:style-name="P4">
Безуспішні спроби наступу протягом доби росіяни вели в напрямку Іванівського.</text:p>
      <text:p text:style-name="P4">
На Авдіївському напрямку війська рф продовжують знищувати інфраструктурунаселених пунктів, з авіації б'ють по Авдіївці, обстрілюють Степове,Ласточкине, Авдіївку, Первомайське й Карлівку Донецької області.</text:p>
      <text:p text:style-name="P4">
На Мар’їнському напрямку підрозділи Сил оборони відбили численні атаки ворогав районі Мар’їнки. Обстрілів від росіян зазнали Красногорівка, Гостре,Георгіївка, Мар’їнка й Новомихайлівка Донецької області.</text:p>
      <text:p text:style-name="P4">
На Шахтарському напрямку протягом доби російська армія била по Вугледару,Пречистівці, Новоукраїнці та Шахтарському.</text:p>
      <text:p text:style-name="P4">
На Запорізькому та Херсонському напрямках війська рф продовжують вестиоборонні дії. Авіаційних ударів від загарбників зазнали Вільне Поле Донецькоїобласті, Мала Токмачка Запорізької області та Станіслав Херсонської області.</text:p>
      <text:p text:style-name="P4">
Від ворожих <text:a xlink:type="simple" xlink:href="https://www.ukrinform.ua/tag-obstril" text:style-name="Internet_20_link" text:visited-style-name="Visited_20_Internet_20_Link">
 </text:a>
 потерпали Бурлацьке,Вільне Поле та Новопіль Донецької області, Ольгівське, Малинівка, Гуляйполе,Залізничне, Гуляйпільське, Білогір'я, Мала Токмачка, Оріхів і Кам’янськеЗапорізької області, а також Херсон.</text:p>
      <text:p text:style-name="P4">
<text:span text:style-name="T4">
Читайте також:</text:span>
 <text:a xlink:type="simple" xlink:href="https://www.ukrinform.ua/rubric-ato/3709523-rosiani-zbilsili-kilkist-obstriliv-na-pivdennomu-napramku-vijskovi.html" text:style-name="Internet_20_link" text:visited-style-name="Visited_20_Internet_20_Link">
 <text:span text:style-name="T4">
обстр</text:span>
 </text:a>
</text:p>
      <text:p text:style-name="P4">
На тимчасово захопленій території Запорізької області особам, які погодилисяспівпрацювати з російськими загарбниками, пропонується фіксувати в письмовомувигляді відмову від українського громадянства та прийняти російське.Відмовникам погрожують звільненням з робочих місць із подальшимпереслідуванням.</text:p>
      <text:p text:style-name="P4">
У тимчасово окупованому Криму з метою посилення контролю за населеннямоперативні групи міністерства внутрішніх справ і федеральної служби безпеки рфпроводять рейди на залізничних станціях й автовокзалах. Найперше перевіряютькримських татар.</text:p>
      <text:p text:style-name="P4">
Як повідомляв Укрінформ, у ході розв'язаної проти України повномасштабноївійни Сили оборони <text:a xlink:type="simple" xlink:href="https://www.ukrinform.ua/rubric-ato/3709259-zsu-vze-znisili-199-tisac-460-rosijskih-zagarbnikiv.html" text:style-name="Internet_20_link" text:visited-style-name="Visited_20_Internet_20_Link">
 </text:a>
 близько 199 тисяч 460військових рф і тисячі одиниць бойової техніки ворога.</text:p>
      <text:p text:style-name="P4">
<text:span text:style-name="T5">
Фото: Костянтин Ліберов</text:span>
</text:p>
      <text:p text:style-name="P4">
Source: <text:a xlink:type="simple" xlink:href="https://www.ukrinform.ua/rubric-ato/3709616-bahmut-ta-marinka-zalisautsa-v-epicentri-bojovih-dij-na-shodi-za-dobu-37-zitknen.html" text:style-name="Internet_20_link" text:visited-style-name="Visited_20_Internet_20_Link">
https://www.ukrinform.ua/rubric-ato/3709616-bahmut-ta-marinka-zalisautsa-v-epicentri-bojovih-dij-na-shodi-za-dobu-37-zitknen.html</text:a>
</text:p>
      <!--NEWS-->
      <text:h text:style-name="P10" text:outline-level="1">
<text:span text:style-name="T4">
Джордж Сорос спростував чутки про свою смерть</text:span>
</text:h>
      <text:p text:style-name="P4">
Authors: Ukrinform (Person)</text:p>
      <text:p text:style-name="P4">
Publisher: Укринформ (Organization)</text:p>
      <text:p text:style-name="P4">
Published Time: 2023-05-15T19:22:03+03:00</text:p>
      <text:p text:style-name="P4">
Modified Time: 2023-05-15T19:22:03+03:00</text:p>
      <text:p text:style-name="P4">
Description: Відомий філантроп Джордж Сорос спростував чутки про свою смерть та повідомив, що він здоровий. — Укрінформ.</text:p>
      <text:p text:style-name="P4">
Images: ["<text:a xlink:type="simple" xlink:href="https://static.ukrinform.com/photos/2017_06/thumb_files/630_360_1496968915-1298.jpg" text:style-name="Internet_20_link" text:visited-style-name="Visited_20_Internet_20_Link">
630_360_14969...</text:a>
"]</text:p>
      <text:p text:style-name="P4">
Tags: ['Смерть', 'Сорос']</text:p>
      <text:p text:style-name="P4">
Type: Article</text:p>
      <!--METADATA-->
      <text:p text:style-name="P4">
<draw:frame draw:style-name="fr1" draw:name="Image178" text:anchor-type="as-char" svg:width="6.9236in" svg:height="3.956343in" draw:z-index="0">
<draw:image xlink:href="../Images/yкринформ/2023-05-15T19-22-03-03-00/630_360_1496968915-1298.jpg" xlink:type="simple" xlink:show="embed" xlink:actuate="onLoad" draw:mime-type="image/jpeg"/>
</draw:frame>
 Відомийфілантроп Джордж Сорос спростував чутки про свою смерть та повідомив, що вінздоровий.</text:p>
      <text:p text:style-name="P4">
Як передає Укрінформ, про це повідомив у власному <text:a xlink:type="simple" xlink:href="https://twitter.com/georgesoros/status/1658098300203958272" text:style-name="Internet_20_link" text:visited-style-name="Visited_20_Internet_20_Link">
</text:a>
 .</text:p>
      <text:p text:style-name="P4">
«Чутки про те, що у мене стався серцевий напад, зовсім не відповідаютьдійсності. Я живий та здоровий», - йдеться у повідомленні.</text:p>
      <text:p text:style-name="P4">
Раніше у соціальних мережах почали поширювати інформацію про те, що Джордж <text:a xlink:type="simple" xlink:href="https://www.ukrinform.ua/tag-soros" text:style-name="Internet_20_link" text:visited-style-name="Visited_20_Internet_20_Link">
</text:a>
 , нібито, помер.</text:p>
      <text:p text:style-name="P4">
<text:span text:style-name="T4">
Читайте також:</text:span>
 <text:a xlink:type="simple" xlink:href="https://www.ukrinform.ua/rubric-world/3709007-u-sudani-vnaslidok-zbrojnih-suticok-zaginula-vidoma-spivacka.html" text:style-name="Internet_20_link" text:visited-style-name="Visited_20_Internet_20_Link">
 </text:a>
</text:p>
      <text:p text:style-name="P4">
Про це, зокрема, <text:a xlink:type="simple" xlink:href="https://twitter.com/MattWallace888/status/1657972202484953090" text:style-name="Internet_20_link" text:visited-style-name="Visited_20_Internet_20_Link">
</text:a>
 блогер та друг американськоговинахідника, мільярдера Ілона Маска Метт Воллес.</text:p>
      <text:p text:style-name="P4">
Source: <text:a xlink:type="simple" xlink:href="https://www.ukrinform.ua/rubric-world/3709617-dzordz-soros-sprostuvav-cutki-pro-svou-smert.html" text:style-name="Internet_20_link" text:visited-style-name="Visited_20_Internet_20_Link">
https://www.ukrinform.ua/rubric-world/3709617-dzordz-soros-sprostuvav-cutki-pro-svou-smert.html</text:a>
</text:p>
      <!--NEWS-->
      <text:h text:style-name="P10" text:outline-level="1">
<text:span text:style-name="T4">
США надаватимуть Україні регулярні пакети допомоги впродовж наступних місяців – Білий дім</text:span>
</text:h>
      <text:p text:style-name="P4">
Authors: Ukrinform (Person)</text:p>
      <text:p text:style-name="P4">
Publisher: Укринформ (Organization)</text:p>
      <text:p text:style-name="P4">
Published Time: 2023-05-15T19:25:00+03:00</text:p>
      <text:p text:style-name="P4">
Modified Time: 2023-05-15T19:25:00+03:00</text:p>
      <text:p text:style-name="P4">
Description: У адміністрації президента США Джо Байдена підтвердили, що регулярні пакети допомоги Україні у сфері безпеки й оборони з боку Сполучених Штатів виділятимуться надалі, впродовж середньої перспективи. — Укрінформ.</text:p>
      <text:p text:style-name="P4">
Images: ["<text:a xlink:type="simple" xlink:href="https://static.ukrinform.com/photos/2016_05/thumb_files/630_360_1463722910-7684.jpg" text:style-name="Internet_20_link" text:visited-style-name="Visited_20_Internet_20_Link">
630_360_14637...</text:a>
"]</text:p>
      <text:p text:style-name="P4">
Tags: ['США', 'Україна', 'Білий дім', 'Війна з росією']</text:p>
      <text:p text:style-name="P4">
Type: Article</text:p>
      <!--METADATA-->
      <text:p text:style-name="P4">
<draw:frame draw:style-name="fr1" draw:name="Image179" text:anchor-type="as-char" svg:width="6.9236in" svg:height="3.956343in" draw:z-index="0">
<draw:image xlink:href="../Images/yкринформ/2023-05-15T19-25-00-03-00/630_360_1463722910-7684.jpg" xlink:type="simple" xlink:show="embed" xlink:actuate="onLoad" draw:mime-type="image/jpeg"/>
</draw:frame>
 Уадміністрації президента США Джо Байдена підтвердили, що регулярні пакетидопомоги Україні у сфері безпеки й оборони з боку Сполучених Штатіввиділятимуться надалі, впродовж середньої перспективи.</text:p>
      <text:p text:style-name="P4">
З такою заявою виступив у понеділок координатор Ради нацбезпеки Білого домуДжон Кірбі, передає власний кореспондент Укрінформу.</text:p>
      <text:p text:style-name="P4">
«Що стосується <text:a xlink:type="simple" xlink:href="https://www.ukrinform.ua/tag-ssa" text:style-name="Internet_20_link" text:visited-style-name="Visited_20_Internet_20_Link">
 </text:a>
 , ми надаліпідтримуватимемо Україну. Ви бачили, як виділялися пакети оборонної допомогиприблизно раз на два тижні – це триватиме впродовж наступних тижнів імісяців», - зауважив представник адміністрації Байдена.</text:p>
      <text:p text:style-name="P4">
Він також підтвердив, що питання подальшої підтримки Україниобговорюватиметься на саміті лідерів країн G7 у Хіросімі цього тижня. У цьомузв’язку він запевнив, що Сполучені Штати як у рамках цього формату, так і позаним зберігатимуть міжнародне лідерство на підтримку Української держави. Крімтого, за його словами, всі країни-учасниці G7 також залишаються прихильними допротистояння агресії рф й допомозі Україні.</text:p>
      <text:p text:style-name="P4">
<text:span text:style-name="T4">
Читайте також:</text:span>
 <text:a xlink:type="simple" xlink:href="https://www.ukrinform.ua/rubric-economy/3708722-kraini-g7-zbilsili-obsag-dopomogi-ukraini-do-44-milardiv.html" text:style-name="Internet_20_link" text:visited-style-name="Visited_20_Internet_20_Link">
 </text:a>
</text:p>
      <text:p text:style-name="P4">
Як повідомляв Укрінформ, <text:a xlink:type="simple" xlink:href="https://www.ukrinform.ua/rubric-ato/3708649-nimeccina-anonsuvala-paket-vijskovoi-dopomogi-na-27-milarda-aku-zbrou-otrimae-ukraina.html" text:style-name="Internet_20_link" text:visited-style-name="Visited_20_Internet_20_Link">
 </text:a>
 . Він включає, у тому числі, 18 колісних гаубиць,артилерійські боєприпаси, керовані ракети для систем ППО, 4 IRIS-T SLM,пускові пристрої IRIS-T SLS, інфрачервоні системи візуалізації, 30 танківLeopard 1A5 і 20 БМП Marder, понад 100 бойових броньованих машин, понад 200безпілотників-розвідників тощо.</text:p>
      <text:p text:style-name="P4">
Source: <text:a xlink:type="simple" xlink:href="https://www.ukrinform.ua/rubric-polytics/3709619-ssa-nadavatimut-ukraini-regularni-paketi-dopomogi-vprodovz-nastupnih-misaciv-bilij-dim.html" text:style-name="Internet_20_link" text:visited-style-name="Visited_20_Internet_20_Link">
https://www.ukrinform.ua/rubric-polytics/3709619-ssa-nadavatimut-ukraini-regularni-paketi-dopomogi-vprodovz-nastupnih-misaciv-bilij-dim.html</text:a>
</text:p>
      <!--NEWS-->
      <text:h text:style-name="P10" text:outline-level="1">
<text:span text:style-name="T4">
Ворог обстріляв Донеччину, поранені п’ятеро поліцейських з підрозділу «Білий янгол»</text:span>
</text:h>
      <text:p text:style-name="P4">
Authors: Ukrinform (Person)</text:p>
      <text:p text:style-name="P4">
Publisher: Укринформ (Organization)</text:p>
      <text:p text:style-name="P4">
Published Time: 2023-05-15T19:32:00+03:00</text:p>
      <text:p text:style-name="P4">
Modified Time: 2023-05-15T19:32:00+03:00</text:p>
      <text:p text:style-name="P4">
Description: У Бахмутському районі автомобіль поліцейського підрозділу “Білий янгол” потрапив під обстріл, у результаті п’ятеро поліцейських отримали поранення. — Укрінформ.</text:p>
      <text:p text:style-name="P4">
Images: ["<text:a xlink:type="simple" xlink:href="https://static.ukrinform.com/photos/2017_10/thumb_files/630_360_1507654552-5163.jpeg" text:style-name="Internet_20_link" text:visited-style-name="Visited_20_Internet_20_Link">
630_360_15076...</text:a>
"]</text:p>
      <text:p text:style-name="P4">
Tags: ['Донеччина', 'Обстріл', 'Війна з росією']</text:p>
      <text:p text:style-name="P4">
Type: Article</text:p>
      <!--METADATA-->
      <text:p text:style-name="P4">
<draw:frame draw:style-name="fr1" draw:name="Image180" text:anchor-type="as-char" svg:width="6.9236in" svg:height="3.956343in" draw:z-index="0">
<draw:image xlink:href="../Images/yкринформ/2023-05-15T19-32-00-03-00/630_360_1507654552-5163.jpeg" xlink:type="simple" xlink:show="embed" xlink:actuate="onLoad" draw:mime-type="image/jpeg"/>
</draw:frame>
 УБахмутському районі автомобіль поліцейського підрозділу “Білий янгол” потрапивпід обстріл, у результаті п’ятеро поліцейських отримали поранення.</text:p>
      <text:p text:style-name="P4">
Як передає Укрінформ, про це повідомляє <text:a xlink:type="simple" xlink:href="https://t.me/UA_National_Police/11661" text:style-name="Internet_20_link" text:visited-style-name="Visited_20_Internet_20_Link">
</text:a>
 .</text:p>
      <text:p text:style-name="P4">
“Сьогодні автомобіль поліцейського підрозділу «Білий янгол» потрапив підобстріл на Донеччині – пʼятеро поліцейських екіпажу отримали поранення.Поліцейські потрапили під російський обстріл у районі Часового Яру,Бахмутський район", - наголосив в.о. голови Нацполіції Іван Вигівський.</text:p>
      <text:p text:style-name="P4">
<text:span text:style-name="T4">
Читайте також:</text:span>
 <text:a xlink:type="simple" xlink:href="https://www.ukrinform.ua/rubric-ato/3709534-vorog-obstrilav-harkivsinu-dvoe-zagiblih.html" text:style-name="Internet_20_link" text:visited-style-name="Visited_20_Internet_20_Link">
 <text:span text:style-name="T4">
обстріл</text:span>
 </text:a>
</text:p>
      <text:p text:style-name="P4">
Зазначається, що вони самостійно вибрались з зони ураження, їм надана медичнадопомога. Стан правоохоронців зʼясовується.</text:p>
      <text:p text:style-name="P4">
Підрозділ Нацполіції, який евакуює дітей і цілі родини з небезпечнихтериторій, розвозить гуманітарну допомогу та допомагає людям, у народі назвали“Білим янголом”.</text:p>
      <text:p text:style-name="P4">
Як повідомлялось, у підрозділі понад 20 поліцейських екіпажів, які постійнопрацюють поблизу ліній фронту. На їхньому рахунку тисячі евакуйованихгромадян, серед яких 600 дітей.</text:p>
      <text:p text:style-name="P4">
Source: <text:a xlink:type="simple" xlink:href="https://www.ukrinform.ua/rubric-ato/3709623-vorog-obstrilav-doneccinu-poraneni-patero-policejskih-z-pidrozdilu-bilij-angol.html" text:style-name="Internet_20_link" text:visited-style-name="Visited_20_Internet_20_Link">
https://www.ukrinform.ua/rubric-ato/3709623-vorog-obstrilav-doneccinu-poraneni-patero-policejskih-z-pidrozdilu-bilij-angol.html</text:a>
</text:p>
      <!--NEWS-->
      <text:h text:style-name="P10" text:outline-level="1">
<text:span text:style-name="T4">
Зеленський: Повертаємося з новими оборонними пакетами - Україна стає сильнішою</text:span>
</text:h>
      <text:p text:style-name="P4">
Authors: Ukrinform (Person)</text:p>
      <text:p text:style-name="P4">
Publisher: Укринформ (Organization)</text:p>
      <text:p text:style-name="P4">
Published Time: 2023-05-15T19:35:00+03:00</text:p>
      <text:p text:style-name="P4">
Modified Time: 2023-05-15T19:35:00+03:00</text:p>
      <text:p text:style-name="P4">
Description: Президент України Володимир Зеленський повертається в Україну з новими пакетами оборонної допомоги. — Укрінформ.</text:p>
      <text:p text:style-name="P4">
Images: ["<text:a xlink:type="simple" xlink:href="https://static.ukrinform.com/photos/2023_05/thumb_files/630_360_1683122925-491.jpeg" text:style-name="Internet_20_link" text:visited-style-name="Visited_20_Internet_20_Link">
630_360_16831...</text:a>
"]</text:p>
      <text:p text:style-name="P4">
Tags: ['Британія', 'Франція', 'Італія', 'Німеччина', 'Зеленський', 'Війна з росією']</text:p>
      <text:p text:style-name="P4">
Type: Article</text:p>
      <!--METADATA-->
      <text:p text:style-name="P4">
<draw:frame draw:style-name="fr1" draw:name="Image181" text:anchor-type="as-char" svg:width="6.9236in" svg:height="3.956343in" draw:z-index="0">
<draw:image xlink:href="../Images/yкринформ/2023-05-15T19-35-00-03-00/630_360_1683122925-491.jpeg" xlink:type="simple" xlink:show="embed" xlink:actuate="onLoad" draw:mime-type="image/jpeg"/>
</draw:frame>
 ПрезидентУкраїни Володимир Зеленський повертається в Україну з новими пакетамиоборонної допомоги.</text:p>
      <text:p text:style-name="P4">
Про це він заявив під час вечірнього <text:a xlink:type="simple" xlink:href="https://t.me/V_Zelenskiy_official/6234" text:style-name="Internet_20_link" text:visited-style-name="Visited_20_Internet_20_Link">
</text:a>
 , передає Укрінформ.</text:p>
      <text:p text:style-name="P4">
“Три довгих дні – і наші воїни, наша держава стають сильнішими. Значносильнішими. Повертаємось додому з новими оборонними пакетами. Більше нової,більше потужної зброї для фронту. Більше захисту для наших людей. Більшеполітичної підтримки”, - наголосив Зеленський.</text:p>
      <text:p text:style-name="P4">
Він зазначив, що переговори в Італії з Прем'єр-міністром Джорджею Мелоні тазустріч з Президентом Серджо Маттареллою - доволі обнадійливі.</text:p>
      <text:p text:style-name="P4">
Також Зеленський зауважив, що зустріч у Німеччині Президентом Штайнмаєром та зКанцлером Олофом Шольцом - особливо змістовні для нашої оборони.</text:p>
      <text:p text:style-name="P4">
У Франції глава держави зустрівся з Президентом Макроном.</text:p>
      <text:p text:style-name="P4">
“Тривалі, корисні переговори. Є новий військовий пакет. Потужний. Новіполітичні домовленості”, - підкреслив він.</text:p>
      <text:p text:style-name="P4">
У Великій Британії Зеленський зустрівся із Премʼєр-міністром Ріші Сунаком.</text:p>
      <text:p text:style-name="P4">
“Оборона й дуже важливе британське лідерство у військових коаліціях.</text:p>
      <text:p text:style-name="P4">
Перед міжнародними заходами, що заплановані на найближчий час, скоординувалинаші позиції: перед G7, самітом у Вільнюсі”, - сказав Президент.</text:p>
      <text:p text:style-name="P4">
Він зазначив, що на всіх зустрічах обговорювали запропоновану українськоюстороною формулу миру, і тепер є більше готовності партнерів іти заукраїнською формулою. За його словами, є більше підтримки для нашого вступу вЄС, більше розуміння, що вступ України в НАТО буде, він неминучий.</text:p>
      <text:p text:style-name="P4">
Як повідомлялося, Президент Володимир Зеленський у понеділок перебуває звізитом у Великій Британії, напередодні він відвідав Францію та Німеччину, 13травня – Італію.</text:p>
      <text:p text:style-name="P4">
<text:span text:style-name="T5">
Укрінформ наводить повний текст звернення Глави держави до українців.</text:span>
</text:p>
      <text:p text:style-name="P4">
_<text:span text:style-name="T4">
Бажаю здоровʼя, шановні українці!</text:span>
 _</text:p>
      <text:p text:style-name="P4">
Три довгих дні, – і наші воїни, наша держава стають сильнішими. Я впевнений -значно сильнішими.</text:p>
      <text:p text:style-name="P4">
Повертаємося додому з новими оборонними пакетами: більше нової, більшепотужної зброї для фронту, більше захисту для наших людей. Більше політичноїпідтримки.</text:p>
      <text:p text:style-name="P4">
Італія – хороші переговори з Джорджею, пані Премʼєр-міністром. Зустріч ізпонтифіком, доволі обнадійлива. Зустріч із Президентом Італії.</text:p>
      <text:p text:style-name="P4">
Німеччина – пан Президент Штайнмаєр, зустріч із паном канцлером Олафом Шольцом– особливо змістовно для нашої оборони.</text:p>
      <text:p text:style-name="P4">
Окрім Берліна, відвідали також Аахен. Був на військовій базі, оглянув«Леопарди», оглянув «Мардери», подякував нашим воїнам, які тренуються нанімецькій техніці.</text:p>
      <text:p text:style-name="P4">
Від імені й на честь українського народу отримали в Аахені вагому європейськувідзнаку імені Карла Великого. Вперше у залі, де вшановують лауреатів, звучалаукраїнська мова – у промові. Українська буде однією з офіційних мовЄвропейського Союзу, я впевнений у цьому.</text:p>
      <text:p text:style-name="P4">
Франція – зустріч із паном Президентом Макроном, тривалі, корисні переговори.Є новий військовий пакет. Потужний. Є нові політичні домовленості.</text:p>
      <text:p text:style-name="P4">
Велика Британія – зустріч із Ріші, паном Премʼєр-міністром Сунаком. Оборона йдуже важливе британське лідерство у військових коаліціях.</text:p>
      <text:p text:style-name="P4">
Перед міжнародними заходами, що заплановані на найближчий час, скоординувалинаші позиції: перед G7, самітом у Вільнюсі.</text:p>
      <text:p text:style-name="P4">
На всіх зустрічах обговорювали нашу формулу миру, і тепер є більше готовностіпартнерів іти за українською формулою. Є більше підтримки для нашого вступу вЄС, більше розуміння, що вступ України в НАТО буде, він неминучий.</text:p>
      <text:p text:style-name="P4">
Дякую Італії за допомогу в захисті життя наших людей – від захисту неба допідготовки повноцінної відбудови України після бойових дій.</text:p>
      <text:p text:style-name="P4">
Дякую Німеччині за найбільший оборонний пакет – 2 мільярди 700 мільйонів євро.Системи ППО «Айріс» різних модифікацій, ракети до них - багато, гармати,снаряди, бронетехніка…</text:p>
      <text:p text:style-name="P4">
Окрім того, Німеччина підтримає нашу країну довгостроково – є для цього 11мільярдів євро, суто на оборону. Плюс Німеччина бере участь у Європейськомуфонді миру, який посилює наш захист.</text:p>
      <text:p text:style-name="P4">
Дякую Франції за нові можливості для наших воїнів у протидії російськомутерору, і зараз іще не час говорити про деталі. Дякую за додаткову техніку, задодаткову бронетехніку. За допомогу в консолідації партнерів.</text:p>
      <text:p text:style-name="P4">
Дякую Британії за домовленість про навчання наших пілотів. Створюємо коаліціюдля тренування пілотів на сучасних західних літаках. Британія – так, Польща –так, і я впевнений: підключиться Франція, інші партнери. Ми продовжуємопрацювати й над коаліцією винищувачів, рухаємось активно. Звичайно, дякуюБританії за long-range можливості для наших воїнів, за далекобійність.</text:p>
      <text:p text:style-name="P4">
Отже, головні результати за ці дні – нова зброя для України, шана доукраїнців, нашу перемогу вдалося зробити ближчою.</text:p>
      <text:p text:style-name="P4">
І ми ще додамо підтримки! Я знаю це. Я вірю в це.</text:p>
      <text:p text:style-name="P4">
Слава всім, хто в бою заради нашої держави! Слава всім, хто допомагає! Слававсім, хто тренує наших бійців!</text:p>
      <text:p text:style-name="P4">
_<text:span text:style-name="T4">
Слава Україні!</text:span>
 _</text:p>
      <text:p text:style-name="P4">
<text:span text:style-name="T5">
Фото: ОП</text:span>
</text:p>
      <text:p text:style-name="P4">
Source: <text:a xlink:type="simple" xlink:href="https://www.ukrinform.ua/rubric-ato/3709626-zelenskij-povertaemosa-dodomu-z-novimi-oboronnimi-paketami-ukraina-stae-silnisou.html" text:style-name="Internet_20_link" text:visited-style-name="Visited_20_Internet_20_Link">
https://www.ukrinform.ua/rubric-ato/3709626-zelenskij-povertaemosa-dodomu-z-novimi-oboronnimi-paketami-ukraina-stae-silnisou.html</text:a>
</text:p>
      <!--NEWS-->
      <text:h text:style-name="P10" text:outline-level="1">
<text:span text:style-name="T4">
У Києві відкрили фотовиставку про досвід війни переселенців із Маріуполя</text:span>
</text:h>
      <text:p text:style-name="P4">
Authors: Ukrinform (Person)</text:p>
      <text:p text:style-name="P4">
Publisher: Укринформ (Organization)</text:p>
      <text:p text:style-name="P4">
Published Time: 2023-05-15T19:37:44+03:00</text:p>
      <text:p text:style-name="P4">
Modified Time: 2023-05-15T19:37:44+03:00</text:p>
      <text:p text:style-name="P4">
Description: У Національному музеї історії України відбулася презентація проєкту "Портрети Маріуполя", у межах якого зібрано історії 27 переселенців, життя яких змінило повномасштабне вторгнення. — Укрінформ.</text:p>
      <text:p text:style-name="P4">
Images: ["<text:a xlink:type="simple" xlink:href="https://static.ukrinform.com/photos/2023_05/thumb_files/630_360_1684165879-7306.jpeg" text:style-name="Internet_20_link" text:visited-style-name="Visited_20_Internet_20_Link">
630_360_16841...</text:a>
", "<text:a xlink:type="simple" xlink:href="https://static.ukrinform.com/photos/2023_05/thumb_files/630_360_1684165879-8868.jpeg" text:style-name="Internet_20_link" text:visited-style-name="Visited_20_Internet_20_Link">
630_360_16841...</text:a>
", "<text:a xlink:type="simple" xlink:href="https://static.ukrinform.com/photos/2023_05/thumb_files/630_360_1684165878-1933.jpeg" text:style-name="Internet_20_link" text:visited-style-name="Visited_20_Internet_20_Link">
630_360_16841...</text:a>
", "<text:a xlink:type="simple" xlink:href="https://static.ukrinform.com/photos/2023_05/thumb_files/630_360_1684165878-1260.jpeg" text:style-name="Internet_20_link" text:visited-style-name="Visited_20_Internet_20_Link">
630_360_16841...</text:a>
", "<text:a xlink:type="simple" xlink:href="https://static.ukrinform.com/photos/2023_05/thumb_files/630_360_1684165878-9590.jpeg" text:style-name="Internet_20_link" text:visited-style-name="Visited_20_Internet_20_Link">
630_360_16841...</text:a>
", "<text:a xlink:type="simple" xlink:href="https://static.ukrinform.com/photos/2023_05/thumb_files/630_360_1684165878-9911.jpeg" text:style-name="Internet_20_link" text:visited-style-name="Visited_20_Internet_20_Link">
630_360_16841...</text:a>
", "<text:a xlink:type="simple" xlink:href="https://static.ukrinform.com/photos/2023_05/thumb_files/630_360_1684165878-2703.jpeg" text:style-name="Internet_20_link" text:visited-style-name="Visited_20_Internet_20_Link">
630_360_16841...</text:a>
", "<text:a xlink:type="simple" xlink:href="https://static.ukrinform.com/photos/2023_05/thumb_files/630_360_1684165878-8150.jpeg" text:style-name="Internet_20_link" text:visited-style-name="Visited_20_Internet_20_Link">
630_360_16841...</text:a>
", "<text:a xlink:type="simple" xlink:href="https://static.ukrinform.com/photos/2023_05/thumb_files/630_360_1684165879-2575.jpeg" text:style-name="Internet_20_link" text:visited-style-name="Visited_20_Internet_20_Link">
630_360_16841...</text:a>
", "<text:a xlink:type="simple" xlink:href="https://static.ukrinform.com/photos/2023_05/thumb_files/630_360_1684165879-2277.jpeg" text:style-name="Internet_20_link" text:visited-style-name="Visited_20_Internet_20_Link">
630_360_16841...</text:a>
", "<text:a xlink:type="simple" xlink:href="https://static.ukrinform.com/photos/2023_05/thumb_files/630_360_1684165879-5538.jpeg" text:style-name="Internet_20_link" text:visited-style-name="Visited_20_Internet_20_Link">
630_360_16841...</text:a>
", "<text:a xlink:type="simple" xlink:href="https://static.ukrinform.com/photos/2023_05/thumb_files/630_360_1684165879-4072.jpeg" text:style-name="Internet_20_link" text:visited-style-name="Visited_20_Internet_20_Link">
630_360_16841...</text:a>
", "<text:a xlink:type="simple" xlink:href="https://static.ukrinform.com/photos/2023_05/thumb_files/630_360_1684165880-3526.jpeg" text:style-name="Internet_20_link" text:visited-style-name="Visited_20_Internet_20_Link">
630_360_16841...</text:a>
"]</text:p>
      <text:p text:style-name="P4">
Tags: ['Фото', 'Маріуполь', 'Виставка', 'Київ']</text:p>
      <text:p text:style-name="P4">
Type: Article</text:p>
      <!--METADATA-->
      <text:p text:style-name="P4">
<draw:frame draw:style-name="fr1" draw:name="Image182" text:anchor-type="as-char" svg:width="6.9236in" svg:height="3.956343in" draw:z-index="0">
<draw:image xlink:href="../Images/yкринформ/2023-05-15T19-37-44-03-00/630_360_1684165879-7306.jpeg" xlink:type="simple" xlink:show="embed" xlink:actuate="onLoad" draw:mime-type="image/jpeg"/>
</draw:frame>
 УНаціональному музеї історії України відбулася презентація проєкту "ПортретиМаріуполя", у межах якого зібрано історії 27 переселенців, життя яких змінилоповномасштабне вторгнення.</text:p>
      <text:p text:style-name="P4">
Про це повідомляє кореспондент Укрінформу.</text:p>
      <text:p text:style-name="P4">
"Проєкт "Портрети Маріуполя" покликаний розповісти не лише про те, як виживалив місті Марії. Сьогодні він трансформувався у натхнення й віру, бо ці 27героїв і героїнь, зокрема, у Києві, Львові та Тернополі починають нове життя.Вони... інтегруються в громади, знаходять нові соціальні зв'язки. Для кожногоз них - це пошук дому, водночас це й віра в те, що ми обов'язково повернемосядо деокупованого Маріуполя", - зазначила ініціаторка проєкту Алевтина Швецова.</text:p>
      <text:p text:style-name="P4">
Зі світлин на відвідувачів виставки дивляться люди, які у буквальному сенсівтратили своє минуле життя, оскільки масові пожежі знищили житло й речігероїв. Зокрема, В'ячислав Довженко втратив колекцію старовинних речей, якузбирав протягом 30 років, аби створити музей старожитностей у <text:a xlink:type="simple" xlink:href="https://www.ukrinform.ua/tag-mariupol" text:style-name="Internet_20_link" text:visited-style-name="Visited_20_Internet_20_Link">
</text:a>
 , а Ксенія Сафонова - свою точкупродажу кави та хотдогів на пірсі.</text:p>
      <text:p text:style-name="P4">
Героїв об'єднує і непростий шлях виїзду з окупованого міста. Так, МаринаАртемова отримала поранення під час виїзду з Маріуполя і, попри біль,продовжувала йти з міста заради сина, бо була впевнена: якщо впаде, то більшене підведеться. Наталії Яковенко довелося собою закривати дитину вевакуаційному потязі, який обстрілювали російські війська.</text:p>
      <text:p text:style-name="P4">
<text:span text:style-name="T4">
Читайте також:</text:span>
 <text:a xlink:type="simple" xlink:href="https://www.ukrinform.ua/rubric-culture/3700086-mikolaivskij-teatr-na-festivali-u-polsi-predstaviv-vistavu-pro-rodinni-stosunki-pid-cas-vijni.html" text:style-name="Internet_20_link" text:visited-style-name="Visited_20_Internet_20_Link">
 </text:a>
</text:p>
      <text:p text:style-name="P4">
"Нам дуже пощастило. Ми ухвалили рішення вибиратися з міста, купили квиток напотяг і з моєю подругою та двома дітьми виїхали. І це був останнійевакуаційний потяг", - згадала Яковенко.</text:p>
      <text:p text:style-name="P4">
<draw:frame draw:style-name="fr1" draw:name="Image183" text:anchor-type="as-char" svg:width="6.9236in" svg:height="3.956343in" draw:z-index="0">
<draw:image xlink:href="../Images/yкринформ/2023-05-15T19-37-44-03-00/630_360_1684165879-8868.jpeg" xlink:type="simple" xlink:show="embed" xlink:actuate="onLoad" draw:mime-type="image/jpeg"/>
</draw:frame>
 УНаціональному музеї історії України відбулася презентація проєкту "ПортретиМаріуполя" / Фото: Геннадій Мінченко, Укрінформ  <text:a xlink:type="simple" xlink:href="https://static.ukrinform.com/photos/2023_05/1684165879-8868.jpeg" text:style-name="Internet_20_link" text:visited-style-name="Visited_20_Internet_20_Link">
<draw:frame draw:style-name="fr1" draw:name="Image184" text:anchor-type="as-char" svg:width="6.9236in" svg:height="3.956343in" draw:z-index="0">
<draw:image xlink:href="../Images/yкринформ/2023-05-15T19-37-44-03-00/630_360_1684165879-8868.jpeg" xlink:type="simple" xlink:show="embed" xlink:actuate="onLoad" draw:mime-type="image/jpeg"/>
</draw:frame>
</text:a>
 <text:a xlink:type="simple" xlink:href="https://static.ukrinform.com/photos/2023_05/1684165878-1933.jpeg" text:style-name="Internet_20_link" text:visited-style-name="Visited_20_Internet_20_Link">
<draw:frame draw:style-name="fr1" draw:name="Image185" text:anchor-type="as-char" svg:width="6.9236in" svg:height="3.956343in" draw:z-index="0">
<draw:image xlink:href="../Images/yкринформ/2023-05-15T19-37-44-03-00/630_360_1684165878-1933.jpeg" xlink:type="simple" xlink:show="embed" xlink:actuate="onLoad" draw:mime-type="image/jpeg"/>
</draw:frame>
</text:a>
 <text:a xlink:type="simple" xlink:href="https://static.ukrinform.com/photos/2023_05/1684165878-1260.jpeg" text:style-name="Internet_20_link" text:visited-style-name="Visited_20_Internet_20_Link">
<draw:frame draw:style-name="fr1" draw:name="Image186" text:anchor-type="as-char" svg:width="6.9236in" svg:height="3.956343in" draw:z-index="0">
<draw:image xlink:href="../Images/yкринформ/2023-05-15T19-37-44-03-00/630_360_1684165878-1260.jpeg" xlink:type="simple" xlink:show="embed" xlink:actuate="onLoad" draw:mime-type="image/jpeg"/>
</draw:frame>
</text:a>
 <text:a xlink:type="simple" xlink:href="https://static.ukrinform.com/photos/2023_05/1684165878-9590.jpeg" text:style-name="Internet_20_link" text:visited-style-name="Visited_20_Internet_20_Link">
<draw:frame draw:style-name="fr1" draw:name="Image187" text:anchor-type="as-char" svg:width="6.9236in" svg:height="3.956343in" draw:z-index="0">
<draw:image xlink:href="../Images/yкринформ/2023-05-15T19-37-44-03-00/630_360_1684165878-9590.jpeg" xlink:type="simple" xlink:show="embed" xlink:actuate="onLoad" draw:mime-type="image/jpeg"/>
</draw:frame>
</text:a>
 <text:a xlink:type="simple" xlink:href="https://static.ukrinform.com/photos/2023_05/1684165878-9911.jpeg" text:style-name="Internet_20_link" text:visited-style-name="Visited_20_Internet_20_Link">
<draw:frame draw:style-name="fr1" draw:name="Image188" text:anchor-type="as-char" svg:width="6.9236in" svg:height="3.956343in" draw:z-index="0">
<draw:image xlink:href="../Images/yкринформ/2023-05-15T19-37-44-03-00/630_360_1684165878-9911.jpeg" xlink:type="simple" xlink:show="embed" xlink:actuate="onLoad" draw:mime-type="image/jpeg"/>
</draw:frame>
</text:a>
 <text:a xlink:type="simple" xlink:href="https://static.ukrinform.com/photos/2023_05/1684165878-2703.jpeg" text:style-name="Internet_20_link" text:visited-style-name="Visited_20_Internet_20_Link">
<draw:frame draw:style-name="fr1" draw:name="Image189" text:anchor-type="as-char" svg:width="6.9236in" svg:height="3.956343in" draw:z-index="0">
<draw:image xlink:href="../Images/yкринформ/2023-05-15T19-37-44-03-00/630_360_1684165878-2703.jpeg" xlink:type="simple" xlink:show="embed" xlink:actuate="onLoad" draw:mime-type="image/jpeg"/>
</draw:frame>
</text:a>
 <text:a xlink:type="simple" xlink:href="https://static.ukrinform.com/photos/2023_05/1684165878-8150.jpeg" text:style-name="Internet_20_link" text:visited-style-name="Visited_20_Internet_20_Link">
<draw:frame draw:style-name="fr1" draw:name="Image190" text:anchor-type="as-char" svg:width="6.9236in" svg:height="3.956343in" draw:z-index="0">
<draw:image xlink:href="../Images/yкринформ/2023-05-15T19-37-44-03-00/630_360_1684165878-8150.jpeg" xlink:type="simple" xlink:show="embed" xlink:actuate="onLoad" draw:mime-type="image/jpeg"/>
</draw:frame>
</text:a>
 <text:a xlink:type="simple" xlink:href="https://static.ukrinform.com/photos/2023_05/1684165879-2575.jpeg" text:style-name="Internet_20_link" text:visited-style-name="Visited_20_Internet_20_Link">
<draw:frame draw:style-name="fr1" draw:name="Image191" text:anchor-type="as-char" svg:width="6.9236in" svg:height="3.956343in" draw:z-index="0">
<draw:image xlink:href="../Images/yкринформ/2023-05-15T19-37-44-03-00/630_360_1684165879-2575.jpeg" xlink:type="simple" xlink:show="embed" xlink:actuate="onLoad" draw:mime-type="image/jpeg"/>
</draw:frame>
</text:a>
 <text:a xlink:type="simple" xlink:href="https://static.ukrinform.com/photos/2023_05/1684165879-2277.jpeg" text:style-name="Internet_20_link" text:visited-style-name="Visited_20_Internet_20_Link">
<draw:frame draw:style-name="fr1" draw:name="Image192" text:anchor-type="as-char" svg:width="6.9236in" svg:height="3.956343in" draw:z-index="0">
<draw:image xlink:href="../Images/yкринформ/2023-05-15T19-37-44-03-00/630_360_1684165879-2277.jpeg" xlink:type="simple" xlink:show="embed" xlink:actuate="onLoad" draw:mime-type="image/jpeg"/>
</draw:frame>
</text:a>
 <text:a xlink:type="simple" xlink:href="https://static.ukrinform.com/photos/2023_05/1684165879-5538.jpeg" text:style-name="Internet_20_link" text:visited-style-name="Visited_20_Internet_20_Link">
<draw:frame draw:style-name="fr1" draw:name="Image193" text:anchor-type="as-char" svg:width="6.9236in" svg:height="3.956343in" draw:z-index="0">
<draw:image xlink:href="../Images/yкринформ/2023-05-15T19-37-44-03-00/630_360_1684165879-5538.jpeg" xlink:type="simple" xlink:show="embed" xlink:actuate="onLoad" draw:mime-type="image/jpeg"/>
</draw:frame>
</text:a>
 <text:a xlink:type="simple" xlink:href="https://static.ukrinform.com/photos/2023_05/1684165879-4072.jpeg" text:style-name="Internet_20_link" text:visited-style-name="Visited_20_Internet_20_Link">
<draw:frame draw:style-name="fr1" draw:name="Image194" text:anchor-type="as-char" svg:width="6.9236in" svg:height="3.956343in" draw:z-index="0">
<draw:image xlink:href="../Images/yкринформ/2023-05-15T19-37-44-03-00/630_360_1684165879-4072.jpeg" xlink:type="simple" xlink:show="embed" xlink:actuate="onLoad" draw:mime-type="image/jpeg"/>
</draw:frame>
</text:a>
 <text:a xlink:type="simple" xlink:href="https://static.ukrinform.com/photos/2023_05/1684165879-7306.jpeg" text:style-name="Internet_20_link" text:visited-style-name="Visited_20_Internet_20_Link">
<draw:frame draw:style-name="fr1" draw:name="Image195" text:anchor-type="as-char" svg:width="6.9236in" svg:height="3.956343in" draw:z-index="0">
<draw:image xlink:href="../Images/yкринформ/2023-05-15T19-37-44-03-00/630_360_1684165879-7306.jpeg" xlink:type="simple" xlink:show="embed" xlink:actuate="onLoad" draw:mime-type="image/jpeg"/>
</draw:frame>
</text:a>
 <text:a xlink:type="simple" xlink:href="https://static.ukrinform.com/photos/2023_05/1684165880-3526.jpeg" text:style-name="Internet_20_link" text:visited-style-name="Visited_20_Internet_20_Link">
<draw:frame draw:style-name="fr1" draw:name="Image196" text:anchor-type="as-char" svg:width="6.9236in" svg:height="3.956343in" draw:z-index="0">
<draw:image xlink:href="../Images/yкринформ/2023-05-15T19-37-44-03-00/630_360_1684165880-3526.jpeg" xlink:type="simple" xlink:show="embed" xlink:actuate="onLoad" draw:mime-type="image/jpeg"/>
</draw:frame>
</text:a>
</text:p>
      <text:p text:style-name="P4">
Наразі маріупольці знаходять себе в громадах по всій Україні: будівельникОлександр Мельник відбудовує знищені росіянами будівлі в деокупованій Бучі,Євген Волошин, який пробув в облозі до 15 березня 2022 року, зараз працюєвикладачем в одному зі столичних ліцеїв. На знак того, що життя продовжується,фотограф проєкту Сергій Макаров подарував мешканцям міста Марії світлини, якізапочаткують новий фотоархів для кожного з учасників проєкту.</text:p>
      <text:p text:style-name="P4">
"Я розумію, наскільки було складно згадувати історії для цього проєкту, тому явсім щиро вдячний. Я хотів би поповнити ваші альбоми новими знімками. Нехай цебуде початком ваших нових фотоархівів", - сказав він.</text:p>
      <text:p text:style-name="P4">
<text:span text:style-name="T4">
Читайте також:</text:span>
 <text:a xlink:type="simple" xlink:href="https://www.ukrinform.ua/rubric-regions/3698172-u-lucku-vidkrili-fotovistavku-pro-voenni-zlocini-rosian.html" text:style-name="Internet_20_link" text:visited-style-name="Visited_20_Internet_20_Link">
 <text:span text:style-name="T4">
фотовиставк</text:span>
 </text:a>
</text:p>
      <text:p text:style-name="P4">
Над проєктом також працював відеограф Олександр Євманенко, матеріал зібралаАлевтина Швецова, а тексти написала Яна Іванова. Команда інтерв'юваламаріупольчан у Львові, Тернополі та Києві, оскільки саме з цих міст найбільшелюдей погодилися поділитися досвідом війни, подавши заявки на участь упроєкті.</text:p>
      <text:p text:style-name="P4">
Проєкт створено за підтримки ГО "Простір Марії". Також ініціативу підтримавМіжнародний фонд "Відродженя".</text:p>
      <text:p text:style-name="P4">
Як повідомляв Укрінформ, у Національному музеї історії України відкрила18квітня відкрилася фотовиставка про зруйновані пам'ятки Маріуполя.</text:p>
      <text:p text:style-name="P4">
Source: <text:a xlink:type="simple" xlink:href="https://www.ukrinform.ua/rubric-kyiv/3709624-u-kievi-vidkrili-fotovistavku-pro-dosvid-vijni-pereselenciv-iz-mariupola.html" text:style-name="Internet_20_link" text:visited-style-name="Visited_20_Internet_20_Link">
https://www.ukrinform.ua/rubric-kyiv/3709624-u-kievi-vidkrili-fotovistavku-pro-dosvid-vijni-pereselenciv-iz-mariupola.html</text:a>
</text:p>
      <!--NEWS-->
      <text:h text:style-name="P10" text:outline-level="1">
<text:span text:style-name="T4">
росіяни тричі вдарили по прикордонню Сумщини та Чернігівщини</text:span>
</text:h>
      <text:p text:style-name="P4">
Authors: Ukrinform (Person)</text:p>
      <text:p text:style-name="P4">
Publisher: Укринформ (Organization)</text:p>
      <text:p text:style-name="P4">
Published Time: 2023-05-15T19:45:57+03:00</text:p>
      <text:p text:style-name="P4">
Modified Time: 2023-05-15T19:45:57+03:00</text:p>
      <text:p text:style-name="P4">
Description: Війська російської федерації 15 травня тричі обстріляли з мінометів і артилерії прикордонні території Чернігівської та Сумської областей, здійснивши загалом понад 20 влучань. — Укрінформ.</text:p>
      <text:p text:style-name="P4">
Images: ["<text:a xlink:type="simple" xlink:href="https://static.ukrinform.com/photos/2022_06/thumb_files/630_360_1656480323-642.jpg" text:style-name="Internet_20_link" text:visited-style-name="Visited_20_Internet_20_Link">
630_360_16564...</text:a>
"]</text:p>
      <text:p text:style-name="P4">
Tags: ['Обстріл', 'Сумщина', 'Чернігівщина', 'Війна з росією']</text:p>
      <text:p text:style-name="P4">
Type: Article</text:p>
      <!--METADATA-->
      <text:p text:style-name="P4">
<draw:frame draw:style-name="fr1" draw:name="Image197" text:anchor-type="as-char" svg:width="6.9236in" svg:height="3.956343in" draw:z-index="0">
<draw:image xlink:href="../Images/yкринформ/2023-05-15T19-45-57-03-00/630_360_1656480323-642.jpg" xlink:type="simple" xlink:show="embed" xlink:actuate="onLoad" draw:mime-type="image/jpeg"/>
</draw:frame>
 Військаросійської федерації 15 травня тричі обстріляли з мінометів і артилеріїприкордонні території Чернігівської та Сумської областей, здійснивши загаломпонад 20 влучань.</text:p>
      <text:p text:style-name="P4">
Як передає Укрінформ, про це оперативне командування "Північ" повідомило в <text:a xlink:type="simple" xlink:href="https://t.me/ok_pivnich1/2631" text:style-name="Internet_20_link" text:visited-style-name="Visited_20_Internet_20_Link">
</text:a>
 .</text:p>
      <text:p text:style-name="P4">
Зокрема, з 10:35 до 11:40 у районі села Мурав'ї Чернігівської областівідбулися сім влучань, імовірно, зі ствольної артилерії ворога.</text:p>
      <text:p text:style-name="P4">
З 11:10 до 12:10 зафіксовані дев'ять влучань, імовірно, з <text:a xlink:type="simple" xlink:href="https://www.ukrinform.ua/tag-minomet" text:style-name="Internet_20_link" text:visited-style-name="Visited_20_Internet_20_Link">
</text:a>
 120-міліметрового калібру в районісела Вовківка Сумської області.</text:p>
      <text:p text:style-name="P4">
З 13:30 до 13:50 загарбники здійснили п'ять влучань, імовірно, з такої ж зброїв районі села Медведівка Чернігівської області.</text:p>
      <text:p text:style-name="P4">
<text:span text:style-name="T4">
Читайте також:</text:span>
 <text:a xlink:type="simple" xlink:href="https://www.ukrinform.ua/rubric-regions/3709541-na-cernigivsini-vnaslidok-obstrilu-znestrumleni-pat-naselenih-punktiv.html" text:style-name="Internet_20_link" text:visited-style-name="Visited_20_Internet_20_Link">
 <text:span text:style-name="T4">
Черніг</text:span>
 </text:a>
</text:p>
      <text:p text:style-name="P4">
В усіх випадках інформація про втрати серед місцевого населення чи пошкодженняцивільної інфраструктури не надходила.</text:p>
      <text:p text:style-name="P4">
Як повідомляв Укрінформ, зранку 15 травня російські війська обстрілялиприкордоння Чернігівської області з реактивних систем залпового вогню. Підворожим ударом опинилося село Єліне.</text:p>
      <text:p text:style-name="P4">
Source: <text:a xlink:type="simple" xlink:href="https://www.ukrinform.ua/rubric-ato/3709627-rosiani-trici-vdarili-po-prikordonnu-sumsini-ta-cernigivsini.html" text:style-name="Internet_20_link" text:visited-style-name="Visited_20_Internet_20_Link">
https://www.ukrinform.ua/rubric-ato/3709627-rosiani-trici-vdarili-po-prikordonnu-sumsini-ta-cernigivsini.html</text:a>
</text:p>
      <!--NEWS-->
      <text:h text:style-name="P10" text:outline-level="1">
<text:span text:style-name="T4">
Матчі 27-го туру футбольної Прем’єр-ліги України відбудуться 19-21 травня</text:span>
</text:h>
      <text:p text:style-name="P4">
Authors: Ukrinform (Person)</text:p>
      <text:p text:style-name="P4">
Publisher: Укринформ (Organization)</text:p>
      <text:p text:style-name="P4">
Published Time: 2023-05-15T19:51:50+03:00</text:p>
      <text:p text:style-name="P4">
Modified Time: 2023-05-15T19:51:50+03:00</text:p>
      <text:p text:style-name="P4">
Description: Українські футбольні клуби продовжать боротьбу в національному чемпіонаті серед команд Прем'єр-ліги поєдинками 27-го туру, які пройдуть 19-21 травня. — Укрінформ.</text:p>
      <text:p text:style-name="P4">
Images: ["<text:a xlink:type="simple" xlink:href="https://static.ukrinform.com/photos/2018_04/thumb_files/630_360_1524051222-8444.jpg" text:style-name="Internet_20_link" text:visited-style-name="Visited_20_Internet_20_Link">
630_360_15240...</text:a>
"]</text:p>
      <text:p text:style-name="P4">
Tags: ['Футбол', "Прем'єр-ліга"]</text:p>
      <text:p text:style-name="P4">
Type: Article</text:p>
      <!--METADATA-->
      <text:p text:style-name="P4">
<draw:frame draw:style-name="fr1" draw:name="Image198" text:anchor-type="as-char" svg:width="6.9236in" svg:height="3.956343in" draw:z-index="0">
<draw:image xlink:href="../Images/yкринформ/2023-05-15T19-51-50-03-00/630_360_1524051222-8444.jpg" xlink:type="simple" xlink:show="embed" xlink:actuate="onLoad" draw:mime-type="image/jpeg"/>
</draw:frame>
Українські футбольні клуби продовжать боротьбу в національному чемпіонатісеред команд Прем'єр-ліги поєдинками 27-го туру, які пройдуть 19-21 травня.</text:p>
      <text:p text:style-name="P4">
У п’ятницю, 19 травня, тур відкриє матч на стадіоні «Авангард» в Ужгороді, део 14.00 зустрінуться футболісти «Дніпра-1» та ковалівського «Колоса», передаєУкрінформ.</text:p>
      <text:p text:style-name="P4">
Перший ігровий день продовжать поєдинки полтавської «Ворскли» з криворізьким«Кривбасом» (15.00) та донецького «Шахтаря» з рівненським «Вересом» (17.00).</text:p>
      <text:p text:style-name="P4">
У суботу, 20 травня, зіграють одеський «Чорноморець» та закарпатський «Минай»(13.00), луганська «Зоря» та «Інгулець» з Петрового (14.00), «Олександрія» такиївське «Динамо» (15.00).</text:p>
      <text:p text:style-name="P4">
У понеділок, 21 травня, зійдуться харківські «Металіст 1925» та «Металіст»(15.00), львівський «Рух» та «Львів» (17.00).</text:p>
      <text:p text:style-name="P4">
<text:span text:style-name="T4">
Читайте також:</text:span>
 <text:a xlink:type="simple" xlink:href="https://www.ukrinform.ua/rubric-sports/3709472-dovbik-prinis-dnipru1-peremogu-nad-minaem-u-cempionati-premerligi.html" text:style-name="Internet_20_link" text:visited-style-name="Visited_20_Internet_20_Link">
 </text:a>
</text:p>
      <text:p text:style-name="P4">
У турнірній таблиці УПЛ лідирує «Шахтар», у якого 63 очки, далі - «Дніпро-1» -61, «Зоря» - 58, «Динамо» - 50, «Олександрія» - 42, «Кривбас» - 35, «Ворскла»- 33, «Колос» - 33....</text:p>
      <text:p text:style-name="P4">
Source: <text:a xlink:type="simple" xlink:href="https://www.ukrinform.ua/rubric-sports/3709629-matci-27go-turu-futbolnoi-premerligi-ukraini-vidbudutsa-1921-travna.html" text:style-name="Internet_20_link" text:visited-style-name="Visited_20_Internet_20_Link">
https://www.ukrinform.ua/rubric-sports/3709629-matci-27go-turu-futbolnoi-premerligi-ukraini-vidbudutsa-1921-travna.html</text:a>
</text:p>
      <!--NEWS-->
      <text:h text:style-name="P10" text:outline-level="1">
<text:span text:style-name="T4">
Кубраков обговорив з представниками ООН і країн-партнерів відбудову України</text:span>
</text:h>
      <text:p text:style-name="P4">
Authors: Ukrinform (Person)</text:p>
      <text:p text:style-name="P4">
Publisher: Укринформ (Organization)</text:p>
      <text:p text:style-name="P4">
Published Time: 2023-05-15T19:55:33+03:00</text:p>
      <text:p text:style-name="P4">
Modified Time: 2023-05-15T19:55:33+03:00</text:p>
      <text:p text:style-name="P4">
Description: Віцепрем’єр з відновлення – міністр розвитку громад, територій та інфраструктури Олександр Кубраков обговорив відбудову України з представниками ООН, США, Японії, Канади, Швеції, Норвегії, Німеччини, Італії, Іспанії, Данії, Словенії, Ірландії, Швейцарії, Кореї, Бельгії та Нідерландів. — Укрінформ.</text:p>
      <text:p text:style-name="P4">
Images: ["<text:a xlink:type="simple" xlink:href="https://static.ukrinform.com/photos/2023_05/thumb_files/630_360_1684169524-517.jpg" text:style-name="Internet_20_link" text:visited-style-name="Visited_20_Internet_20_Link">
630_360_16841...</text:a>
", "<text:a xlink:type="simple" xlink:href="https://static.ukrinform.com/photos/2023_05/1684169524-975.jpg" text:style-name="Internet_20_link" text:visited-style-name="Visited_20_Internet_20_Link">
1684169524-97...</text:a>
", "<text:a xlink:type="simple" xlink:href="https://static.ukrinform.com/photos/2023_05/1684169525-439.jpg" text:style-name="Internet_20_link" text:visited-style-name="Visited_20_Internet_20_Link">
1684169525-43...</text:a>
"]</text:p>
      <text:p text:style-name="P4">
Tags: ['ООН', 'США', 'Україна', 'Кубраков', 'Війна з росією', 'Відбудова']</text:p>
      <text:p text:style-name="P4">
Type: Article</text:p>
      <!--METADATA-->
      <text:p text:style-name="P4">
<draw:frame draw:style-name="fr1" draw:name="Image199" text:anchor-type="as-char" svg:width="6.9236in" svg:height="3.956343in" draw:z-index="0">
<draw:image xlink:href="../Images/yкринформ/2023-05-15T19-55-33-03-00/630_360_1684169524-517.jpg" xlink:type="simple" xlink:show="embed" xlink:actuate="onLoad" draw:mime-type="image/jpeg"/>
</draw:frame>
Віцепрем’єр з відновлення – міністр розвитку громад, територій таінфраструктури Олександр Кубраков обговорив відбудову України з представникамиООН, США, Японії, Канади, Швеції, Норвегії, Німеччини, Італії, Іспанії, Данії,Словенії, Ірландії, Швейцарії, Кореї, Бельгії та Нідерландів.</text:p>
      <text:p text:style-name="P4">
Як передає Укрінформ, про це повідомляє пресслужба Мінвідновлення у <text:a xlink:type="simple" xlink:href="https://www.facebook.com/Ministry.for.restoration/posts/pfbid02RrWGw7mQmNzkDPSsH8sEafEFDFVrzgBVNR6Ld6gdXpCCwQoMyz36RN64F5EtyQfDl" text:style-name="Internet_20_link" text:visited-style-name="Visited_20_Internet_20_Link">
</text:a>
.</text:p>
      <text:p text:style-name="P4">
«Зараз у нашому фокусі – запуск єВідновлення, державної допомоги людям, чиєжитло зазнало незначних пошкоджень через російську агресію; запуск Фондуліквідації наслідків збройної агресії рф; цифрової системи управліннявідбудовою – система DREAM. Вдячні партнерам, які планують або вже реалізуютьпроєкти, які посилюють спроможність громад, адже це є умовою успішностівідбудови», – розповів Кубраков.</text:p>
      <text:p text:style-name="P4">
<text:span text:style-name="T4">
Читайте також:</text:span>
 <text:a xlink:type="simple" xlink:href="https://www.ukrinform.ua/rubric-vidbudova/3707215-u-dii-zapustili-programu-derzavnoi-dopomogi-evidnovlenna.html" text:style-name="Internet_20_link" text:visited-style-name="Visited_20_Internet_20_Link">
 </text:a>
</text:p>
      <text:p text:style-name="P4">
<draw:frame draw:style-name="fr1" draw:name="Image200" text:anchor-type="as-char" svg:width="6.9236in" svg:height="4.615733in" draw:z-index="0">
<draw:image xlink:href="../Images/yкринформ/2023-05-15T19-55-33-03-00/1684169524-975.jpg" xlink:type="simple" xlink:show="embed" xlink:actuate="onLoad" draw:mime-type="image/jpeg"/>
</draw:frame>
</text:p>
      <text:p text:style-name="P4">
Він зазначив, що команда міністерства спільно з Агентством відновленнясистемно працює над забезпеченням прозорості та підзвітності відбудови, атакож пріоритезації заснованої на зібраних та верифікованих даних.</text:p>
      <text:p text:style-name="P4">
На зустрічі також була презентована ініціатива <text:a xlink:type="simple" xlink:href="https://www.ukrinform.ua/tag-oon" text:style-name="Internet_20_link" text:visited-style-name="Visited_20_Internet_20_Link">
</text:a>
 щодо створення Фонду терміновоговідновлення громад. У фокусі підтримки — пріоритетів: житло; енергетичнаінфраструктура; соціальна, муніципальна та критична інфраструктура (включаючитранспорт); розмінування територій; підтримка приватного сектору.</text:p>
      <text:p text:style-name="P4">
<draw:frame draw:style-name="fr1" draw:name="Image201" text:anchor-type="as-char" svg:width="6.9236in" svg:height="4.615733in" draw:z-index="0">
<draw:image xlink:href="../Images/yкринформ/2023-05-15T19-55-33-03-00/1684169525-439.jpg" xlink:type="simple" xlink:show="embed" xlink:actuate="onLoad" draw:mime-type="image/jpeg"/>
</draw:frame>
</text:p>
      <text:p text:style-name="P4">
У міністерстві нагадують, що згідно зі звітом Світового банку, в Україніпошкоджено або зруйновано майже 18 тисяч багатоповерхівок, 135 тисяч приватнихбудинків, 3 тисячі шкіл і дитсадків, понад 1,5 тисячі лікарень, заміновано 200тисяч квадратних кілометрів територій.</text:p>
      <text:p text:style-name="P4">
<text:span text:style-name="T4">
Читайте також:</text:span>
 <text:a xlink:type="simple" xlink:href="https://www.ukrinform.ua/rubric-economy/3709611-u-fond-likvidacii-naslidkiv-agresii-zibrali-617-milarda.html" text:style-name="Internet_20_link" text:visited-style-name="Visited_20_Internet_20_Link">
 </text:a>
</text:p>
      <text:p text:style-name="P4">
Як повідомлялося, 21 квітня Кабінет Міністрів ухвалив порядок наданнядержавної допомоги на ремонт пошкодженого житла. Він передбачає наданнягромадянам, чиє житло було пошкоджено внаслідок збройної агресії рф, державноїдопомоги на поточний ремонт житла. Зробити це можна буде з допомогоюелектронної послуги єВідновлення.</text:p>
      <text:p text:style-name="P4">
Послугою з 10 травня 2023 року можуть скористатися всі громадяни, чиє житлоотримало незначні пошкодження внаслідок збройної агресії рф і яке ще не буловідремонтоване. Йдеться, перш за все, про заміну вікон чи дверей, ремонтпокрівлі тощо.</text:p>
      <text:p text:style-name="P4">
<text:span text:style-name="T5">
Фото: Мінвідновлення</text:span>
</text:p>
      <text:p text:style-name="P4">
Source: <text:a xlink:type="simple" xlink:href="https://www.ukrinform.ua/rubric-vidbudova/3709630-kubrakov-obgovoriv-z-predstavnikami-oon-i-krainpartneriv-vidbudovu-ukraini.html" text:style-name="Internet_20_link" text:visited-style-name="Visited_20_Internet_20_Link">
https://www.ukrinform.ua/rubric-vidbudova/3709630-kubrakov-obgovoriv-z-predstavnikami-oon-i-krainpartneriv-vidbudovu-ukraini.html</text:a>
</text:p>
      <!--NEWS-->
      <text:h text:style-name="P10" text:outline-level="1">
<text:span text:style-name="T4">
Кислиця в Радбезі ООН: Лише за квітень росія вбила в Україні 207 цивільних, з них – 11 дітей</text:span>
</text:h>
      <text:p text:style-name="P4">
Authors: Ukrinform (Person)</text:p>
      <text:p text:style-name="P4">
Publisher: Укринформ (Organization)</text:p>
      <text:p text:style-name="P4">
Published Time: 2023-05-15T19:58:05+03:00</text:p>
      <text:p text:style-name="P4">
Modified Time: 2023-05-15T19:58:05+03:00</text:p>
      <text:p text:style-name="P4">
Description: Лише у квітні росія вбила в Україні понад 200 цивільних осіб, серед яких 11 дітей. — Укрінформ.</text:p>
      <text:p text:style-name="P4">
Images: ["<text:a xlink:type="simple" xlink:href="https://static.ukrinform.com/photos/2023_05/thumb_files/630_360_1684169740-893.jpg" text:style-name="Internet_20_link" text:visited-style-name="Visited_20_Internet_20_Link">
630_360_16841...</text:a>
"]</text:p>
      <text:p text:style-name="P4">
Tags: ['ООН', 'Кислиця', 'Війна з росією']</text:p>
      <text:p text:style-name="P4">
Type: Article</text:p>
      <!--METADATA-->
      <text:p text:style-name="P4">
<draw:frame draw:style-name="fr1" draw:name="Image202" text:anchor-type="as-char" svg:width="6.9236in" svg:height="3.956343in" draw:z-index="0">
<draw:image xlink:href="../Images/yкринформ/2023-05-15T19-58-05-03-00/630_360_1684169740-893.jpg" xlink:type="simple" xlink:show="embed" xlink:actuate="onLoad" draw:mime-type="image/jpeg"/>
</draw:frame>
 Лише уквітні росія вбила в Україні понад 200 цивільних осіб, серед яких 11 дітей.</text:p>
      <text:p text:style-name="P4">
Як передає власний кореспондент Укрінформу у Нью-Йорку, про це заявив упонеділок постійний представник України при ООН Сергій Кислиця на засіданніРади безпеки ООН.</text:p>
      <text:p text:style-name="P4">
«Терор проти звільнених територій став візитною карткою російської армії», –зазначив він.</text:p>
      <text:p text:style-name="P4">
<text:span text:style-name="T4">
Читайте також:</text:span>
 <text:a xlink:type="simple" xlink:href="https://www.ukrinform.ua/rubric-polytics/3703239-v-oon-rozumiut-so-pokaranna-rosijskih-zlocinciv-zapobigatime-majbutnim-konfliktam-kislica.html" text:style-name="Internet_20_link" text:visited-style-name="Visited_20_Internet_20_Link">
 <text:span text:style-name="T4">
Кислиця</text:span>
 </text:a>
</text:p>
      <text:p text:style-name="P4">
За словами Кислиці, лише у квітні цього року російські окупанти скоїли 6139воєнних злочинів, що призвело до загибелі 207 українських цивільних осіб, утому числі 11 дітей.</text:p>
      <text:p text:style-name="P4">
Він нагадав, що 28 квітня росія завдала ракетного удару по багатоповерховомужитловому будинку в Умані, внаслідок чого загинуло 23 мешканці, серед них 6дітей.</text:p>
      <text:p text:style-name="P4">
«У рф телеглядачі побачили ці кадри на державному пропагандистському каналі«росія-1». Тим часом російське військове міністерство написало в соціальнихмережах: «Прямо в ціль!» - зазначив постпред України при ООН.</text:p>
      <text:p text:style-name="P4">
<text:span text:style-name="T4">
Читайте також:</text:span>
 <text:a xlink:type="simple" xlink:href="https://www.ukrinform.ua/rubric-ato/3709601-v-oon-zaavili-pro-23-600-ubitih-i-poranenih-civilnih-vnaslidok-vtorgnenna-rf-v-ukrainu.html" text:style-name="Internet_20_link" text:visited-style-name="Visited_20_Internet_20_Link">
 <text:span text:style-name="T4">
ООН</text:span>
 </text:a>
</text:p>
      <text:p text:style-name="P4">
Також Кислиця розповів про загибель 1 травня 14-річнго хлопчика в ЛизунівціЧернігівської області від російської авіабомби, яка також зруйнувала місцевушколу.</text:p>
      <text:p text:style-name="P4">
«Цей напад став черговим проявом боягузливої та підлої тактики терору, якуросійська армія широко застосовує проти звільнених торік північних регіонівУкраїни – бомбардування прикордонних населених пунктів України з повітряногопростору росії», – сказав він.</text:p>
      <text:p text:style-name="P4">
3 травня лише в Херсонській області росіяни вбили 23 людини, 49 були поранені– у магазині, на вокзалі, заправці, в їхніх домівках, додав постпред.</text:p>
      <text:p text:style-name="P4">
<text:span text:style-name="T4">
Читайте також:</text:span>
 <text:a xlink:type="simple" xlink:href="https://www.ukrinform.ua/rubric-polytics/3709603-vseukrainska-rada-cerkov-pidtrimala-stvorenna-spectribunalu-proti-rosii.html" text:style-name="Internet_20_link" text:visited-style-name="Visited_20_Internet_20_Link">
 </text:a>
</text:p>
      <text:p text:style-name="P4">
Розповідаючи про російські атаки на гуманітарну допомогу, він зазначив, що відпочатку повномасштабного вторгнення було пошкоджено або зруйновано 25 об'єктівТовариства Червоного Хреста України.</text:p>
      <text:p text:style-name="P4">
За словами Кислиці, росія розпочала нові масовані атаки з використаннямдесятків іранських безпілотників, крилатих ракет і С-300. Істотних пошкодженьцивільної інфраструктури та людських жертв зазнали міста Хмельницький,Тернопіль, Миколаїв, Харків та Костянтинівка Донецької області.</text:p>
      <text:p text:style-name="P4">
Як повідомлялося, у понеділок Рада безпеки ООН обговорювала гуманітарнуситуацію в Україні, спричинену російською війною. Крім членів Радбезу, зокремими заявами виступили представники ЄС, Румунії, Польщі, країн Балтії,країн Північної Європи.</text:p>
      <text:p text:style-name="P4">
Source: <text:a xlink:type="simple" xlink:href="https://www.ukrinform.ua/rubric-ato/3709631-kislica-v-radbezi-oon-lise-za-kviten-rosia-vbila-v-ukraini-207-civilnih-z-nih-11-ditej.html" text:style-name="Internet_20_link" text:visited-style-name="Visited_20_Internet_20_Link">
https://www.ukrinform.ua/rubric-ato/3709631-kislica-v-radbezi-oon-lise-za-kviten-rosia-vbila-v-ukraini-207-civilnih-z-nih-11-ditej.html</text:a>
</text:p>
      <!--NEWS-->
      <text:h text:style-name="P10" text:outline-level="1">
<text:span text:style-name="T4">
росіяни обстріляли село на Херсонщині, є поранені</text:span>
</text:h>
      <text:p text:style-name="P4">
Authors: Ukrinform (Person)</text:p>
      <text:p text:style-name="P4">
Publisher: Укринформ (Organization)</text:p>
      <text:p text:style-name="P4">
Published Time: 2023-05-15T20:00:00+03:00</text:p>
      <text:p text:style-name="P4">
Modified Time: 2023-05-15T20:00:00+03:00</text:p>
      <text:p text:style-name="P4">
Description: У Херсонській області російські війська обстріляли село Львове Тягинської громади, влучивши по житлових будинках та поранивши двох цивільних.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Херсонщина', 'Обстріл', 'Поранені', 'Війна з росією']</text:p>
      <text:p text:style-name="P4">
Type: Article</text:p>
      <!--METADATA-->
      <text:p text:style-name="P4">
<draw:frame draw:style-name="fr1" draw:name="Image203" text:anchor-type="as-char" svg:width="6.9236in" svg:height="3.956343in" draw:z-index="0">
<draw:image xlink:href="../Images/yкринформ/2023-05-15T20-00-00-03-00/630_360_1669987737-966.jpg" xlink:type="simple" xlink:show="embed" xlink:actuate="onLoad" draw:mime-type="image/jpeg"/>
</draw:frame>
 УХерсонській області російські війська обстріляли село Львове Тягинськоїгромади, влучивши по житлових будинках та поранивши двох цивільних.</text:p>
      <text:p text:style-name="P4">
Як передає Укрінформ, про це очільник Херсонської обласної військовоїадміністрації Олександр Прокудін повідомив у <text:a xlink:type="simple" xlink:href="https://t.me/olexandrprokudin/505" text:style-name="Internet_20_link" text:visited-style-name="Visited_20_Internet_20_Link">
</text:a>
 .</text:p>
      <text:p text:style-name="P4">
"Через обстріл поранення отримав 79-річний чоловік та його 48-річний син.Постраждалих до медзакладу у <text:a xlink:type="simple" xlink:href="https://www.ukrinform.ua/tag-herson" text:style-name="Internet_20_link" text:visited-style-name="Visited_20_Internet_20_Link">
 </text:a>
доставили наші військові", – зазначив він.</text:p>
      <text:p text:style-name="P4">
<text:span text:style-name="T4">
Читайте також:</text:span>
 <text:a xlink:type="simple" xlink:href="https://www.ukrinform.ua/rubric-ato/3709581-na-hersonsini-ppo-znisila-cotiri-rosijskih-bezpilotniki.html" text:style-name="Internet_20_link" text:visited-style-name="Visited_20_Internet_20_Link">
 <text:span text:style-name="T4">
Херсон</text:span>
 </text:a>
</text:p>
      <text:p text:style-name="P4">
Як повідомляв Укрінформ, удосвіта 15 травня загарбники <text:a xlink:type="simple" xlink:href="https://www.ukrinform.ua/rubric-ato/3709363-vorog-obstrilav-herson-pid-udar-potrapiv-osvitnij-zaklad.html" text:style-name="Internet_20_link" text:visited-style-name="Visited_20_Internet_20_Link">
</text:a>
 Херсон, під ворожий удар потрапив один ізосвітніх закладів.</text:p>
      <text:p text:style-name="P4">
Source: <text:a xlink:type="simple" xlink:href="https://www.ukrinform.ua/rubric-ato/3709634-rosiani-obstrilali-selo-na-hersonsini-e-poraneni.html" text:style-name="Internet_20_link" text:visited-style-name="Visited_20_Internet_20_Link">
https://www.ukrinform.ua/rubric-ato/3709634-rosiani-obstrilali-selo-na-hersonsini-e-poraneni.html</text:a>
</text:p>
      <!--NEWS-->
      <text:h text:style-name="P10" text:outline-level="1">
<text:span text:style-name="T4">
Німеччина виділить Україні €11 мільярдів суто на оборону - Зеленський</text:span>
</text:h>
      <text:p text:style-name="P4">
Authors: Ukrinform (Person)</text:p>
      <text:p text:style-name="P4">
Publisher: Укринформ (Organization)</text:p>
      <text:p text:style-name="P4">
Published Time: 2023-05-15T20:02:00+03:00</text:p>
      <text:p text:style-name="P4">
Modified Time: 2023-05-15T20:02:00+03:00</text:p>
      <text:p text:style-name="P4">
Description: Німеччина виділить Україні €11 мільярдів суто на оборонні потреби. — Укрінформ.</text:p>
      <text:p text:style-name="P4">
Images: ["<text:a xlink:type="simple" xlink:href="https://static.ukrinform.com/photos/2023_04/thumb_files/630_360_1682862659-378.jpeg" text:style-name="Internet_20_link" text:visited-style-name="Visited_20_Internet_20_Link">
630_360_16828...</text:a>
"]</text:p>
      <text:p text:style-name="P4">
Tags: ['Німеччина', 'Гроші', 'Зеленський']</text:p>
      <text:p text:style-name="P4">
Type: Article</text:p>
      <!--METADATA-->
      <text:p text:style-name="P4">
<draw:frame draw:style-name="fr1" draw:name="Image204" text:anchor-type="as-char" svg:width="6.9236in" svg:height="3.956343in" draw:z-index="0">
<draw:image xlink:href="../Images/yкринформ/2023-05-15T20-02-00-03-00/630_360_1682862659-378.jpeg" xlink:type="simple" xlink:show="embed" xlink:actuate="onLoad" draw:mime-type="image/jpeg"/>
</draw:frame>
 Німеччинавиділить Україні €11 мільярдів суто на оборонні потреби.</text:p>
      <text:p text:style-name="P4">
Про це він заявив під час <text:a xlink:type="simple" xlink:href="https://t.me/V_Zelenskiy_official/6234" text:style-name="Internet_20_link" text:visited-style-name="Visited_20_Internet_20_Link">
 </text:a>
 ,передає Укрінформ.</text:p>
      <text:p text:style-name="P4">
“Дякую Британії за домовленість про навчання наших пілотів. Створюємо коаліціюдля тренування пілотів на сучасних західних літаках. Британія – так, Польща –так, і я впевнений: підключиться Франція, інші партнери. Ми продовжуємопрацювати й над коаліцією винищувачів, рухаємось активно. Звичайно, дякуюБританії за long-range можливості для наших воїнів, за далекобійність”, -сказав Зеленський.</text:p>
      <text:p text:style-name="P4">
<text:span text:style-name="T4">
Читайте також:</text:span>
 <text:a xlink:type="simple" xlink:href="https://www.ukrinform.ua/rubric-ato/3709626-zelenskij-povertaemosa-dodomu-z-novimi-oboronnimi-paketami-ukraina-stae-silnisou.html" text:style-name="Internet_20_link" text:visited-style-name="Visited_20_Internet_20_Link">
 <text:span text:style-name="T4">
Зеленський</text:span>
 </text:a>
</text:p>
      <text:p text:style-name="P4">
Він подякував Італії за допомогу в захисті життя українців – від захисту небадо підготовки повноцінної відбудови України після бойових дій.</text:p>
      <text:p text:style-name="P4">
Також глава держави подякував Німеччині за найбільший оборонний пакет – на 2мільярди 700 мільйонів євро. Він включає системи ППО IRIS-T різнихмодифікацій, ракети до них, гармати, снаряди, бронетехніку.</text:p>
      <text:p text:style-name="P4">
Окрім того, Президент зазначив, що Німеччина підтримає Україну довгостроково.“Є для цього 11 мільярдів євро, суто на оборону. Плюс Німеччина бере участь уЄвропейському фонді миру, який посилює наш захист”, - сказав він.</text:p>
      <text:p text:style-name="P4">
<text:span text:style-name="T4">
Читайте також:</text:span>
 <text:a xlink:type="simple" xlink:href="https://www.ukrinform.ua/rubric-ato/3709439-zelenskij-rozpoviv-pro-domovlenosti-pid-cas-evroturu-e-potuzni-oboronni-paketi.html" text:style-name="Internet_20_link" text:visited-style-name="Visited_20_Internet_20_Link">
 <text:span text:style-name="T4">
Зеленськи</text:span>
 </text:a>
</text:p>
      <text:p text:style-name="P4">
Зеленський подякував Франції за нові можливості для українських воїнів упротидії російському терору, за додаткову техніку, за додаткову бронетехнікута за допомогу в консолідації партнерів.</text:p>
      <text:p text:style-name="P4">
“Отже, головні результати за ці дні – нова зброя для України, шана доукраїнців, нашу перемогу вдалося зробити ближчою”, - підсумував він.</text:p>
      <text:p text:style-name="P4">
Як повідомлялося, Президент Володимир Зеленський у понеділок перебуває звізитом у Великій Британії, напередодні він відвідав Францію та Німеччину, 13травня – Італію.</text:p>
      <text:p text:style-name="P4">
Фото: ОП</text:p>
      <text:p text:style-name="P4">
Source: <text:a xlink:type="simple" xlink:href="https://www.ukrinform.ua/rubric-ato/3709635-nimeccina-vidilit-ukraini-11-milardiv-suto-na-oboronu-zelenskij.html" text:style-name="Internet_20_link" text:visited-style-name="Visited_20_Internet_20_Link">
https://www.ukrinform.ua/rubric-ato/3709635-nimeccina-vidilit-ukraini-11-milardiv-suto-na-oboronu-zelenskij.html</text:a>
</text:p>
      <!--NEWS-->
      <text:h text:style-name="P10" text:outline-level="1">
<text:span text:style-name="T4">
Річний звіт НБУ: попри війну вдалося зберегти макрофінансову стабільність та довіру громадян</text:span>
</text:h>
      <text:p text:style-name="P4">
Authors: Ukrinform (Person)</text:p>
      <text:p text:style-name="P4">
Publisher: Укринформ (Organization)</text:p>
      <text:p text:style-name="P4">
Published Time: 2023-05-15T20:12:09+03:00</text:p>
      <text:p text:style-name="P4">
Modified Time: 2023-05-15T20:12:09+03:00</text:p>
      <text:p text:style-name="P4">
Description: Національний банк підсумував зміни, що відбулися у фінансовій системі та економіці України впродовж минулого року, - року безпрецедентних випробувань повномасштабною війною. — Укрінформ.</text:p>
      <text:p text:style-name="P4">
Images: ["<text:a xlink:type="simple" xlink:href="https://static.ukrinform.com/photos/2023_03/thumb_files/630_360_1679320501-539.png" text:style-name="Internet_20_link" text:visited-style-name="Visited_20_Internet_20_Link">
630_360_16793...</text:a>
"]</text:p>
      <text:p text:style-name="P4">
Tags: ['Банк', 'Економіка', 'Фінанси', 'Нацбанк', 'Україна', 'Андрій Пишний']</text:p>
      <text:p text:style-name="P4">
Type: Article</text:p>
      <!--METADATA-->
      <text:p text:style-name="P4">
<draw:frame draw:style-name="fr1" draw:name="Image205" text:anchor-type="as-char" svg:width="6.9236in" svg:height="3.956343in" draw:z-index="0">
<draw:image xlink:href="../Images/yкринформ/2023-05-15T20-12-09-03-00/630_360_1679320501-539.png" xlink:type="simple" xlink:show="embed" xlink:actuate="onLoad" draw:mime-type="image/png"/>
</draw:frame>
Національний банк підсумував зміни, що відбулися у фінансовій системі таекономіці України впродовж минулого року, - року безпрецедентних випробуваньповномасштабною війною.</text:p>
      <text:p text:style-name="P4">
Про це йдеться в оприлюдненому <text:a xlink:type="simple" xlink:href="https://bank.gov.ua/ua/news/all/richniy-zvit-natsionalnogo-banku-ukrayini-za-2022-rik" text:style-name="Internet_20_link" text:visited-style-name="Visited_20_Internet_20_Link">
 </text:a>
 Національного банку за 2022рік, передає Укрінформ.</text:p>
      <text:p text:style-name="P4">
"Завдяки комплексним зусиллям Національного банку в 2022 рік фінансовий секторУкраїни увійшов з показниками, які закладали надійний фундамент йогостабільної роботи та подальшого розвитку", - йдеться у повідомленні.</text:p>
      <text:p text:style-name="P4">
Зокрема, наводяться такі показники:</text:p>
      <ul>
        <li>
міцна і добре капіталізована банківська система з історично рекордним прибутком – 77,5 млрд грн за 2021 рік;   * стійкий та високоліквідний валютний ринок завдяки переходу з 2015 року до плаваючого курсоутворення;   * обсяг міжнародних резервів – майже 31 млрд дол. США;   * успішний досвід політики інфляційного таргетування – уповільнення інфляції наприкінці 2021 року, на відміну від її зростання в більшості країн світу;   * конкурентно високий рівень диджиталізації українського фінансового сектору: завдяки розвитку cashless economy і методів дистанційної ідентифікації та верифікації клієнтів фінансових установ, зокрема через Систему BankID НБУ.</li>
      </ul>
      <text:p text:style-name="P4">
<text:span text:style-name="T4">
Читайте також:</text:span>
 <text:a xlink:type="simple" xlink:href="https://www.ukrinform.ua/rubric-economy/3709362-nbu-za-tizden-prodav-na-mizbanku-5522-miljona.html" text:style-name="Internet_20_link" text:visited-style-name="Visited_20_Internet_20_Link">
 </text:a>
</text:p>
      <text:p text:style-name="P4">
Підкреслюється, що міцний фундамент фінансової системи та завчасна підготовкадо найгірших варіантів зіграли вирішальну роль з 24 лютого 2022 року.</text:p>
      <text:p text:style-name="P4">
Як наслідок, результатом спільної роботи Національного банку, фінансовихустанов та керівництва держави у 2022 році стали - збереження макрофінансовоїстабільності, недопущення дестабілізації фінансової системи противником.</text:p>
      <text:p text:style-name="P4">
Було забезпечено екстрене фінансування оборонних видатків держави та створеноумови для переходу до беземісійного фінансування потреб <text:a xlink:type="simple" xlink:href="https://www.ukrinform.ua/tag-budzet" text:style-name="Internet_20_link" text:visited-style-name="Visited_20_Internet_20_Link">
</text:a>
 у 2023 році. Утримано курсову стійкістьта контроль на валютному ринку. Уповільнено інфляцію вже наприкінці 2022 року,попри масовані ракетні обстріли, проблеми з енергозабезпеченням, окупаціючастини територій України та продовження активної фази бойових дій.</text:p>
      <text:p text:style-name="P4">
<text:span text:style-name="T4">
Читайте також:</text:span>
 <text:a xlink:type="simple" xlink:href="https://www.ukrinform.ua/rubric-economy/3707246-bankivska-sistema-ukraini-finansovij-uspih-na-tli-dodatkovih-viklikiv.html" text:style-name="Internet_20_link" text:visited-style-name="Visited_20_Internet_20_Link">
 </text:a>
</text:p>
      <text:p text:style-name="P4">
Відбулося зростання міжнародних резервів Національного банку, що насампередстало результатом активного поглиблення співробітництва з міжнароднимипартнерами та демонстрації Україною спроможності гідно долати виклики длямакрофінансової стабільності, спричинені війною.</text:p>
      <text:p text:style-name="P4">
Нова модель співпраці з МВФ стала запорукою успішного виконання у 2023 роціМоніторингової програми та укладання нової чотирирічної програмиспівробітництва, яка уможливила реалізацію безпрецедентного пакета допомогиУкраїні загальним обсягом понад 115 млрд доларів США.</text:p>
      <text:p text:style-name="P4">
Було проведено збір і перерахування зі спецрахунків НБУ коштів у сумі 22,3млрд грн на потреби сил оборони України, 920 млн грн – на гуманітарнудопомогу.</text:p>
      <text:p text:style-name="P4">
Загалом - збережено довіру до банківської системи і Національного банку внайкритичніший момент незалежної України.</text:p>
      <text:p text:style-name="P4">
<text:span text:style-name="T4">
Читайте також:</text:span>
 <text:a xlink:type="simple" xlink:href="https://www.ukrinform.ua/rubric-economy/3709575-ministr-finansiv-ne-viklucae-so-vidatki-budzetu-mozut-buti-neodnorazovo-zbilseni.html" text:style-name="Internet_20_link" text:visited-style-name="Visited_20_Internet_20_Link">
 <text:span text:style-name="T4">
Міністр</text:span>
 <text:span text:style-name="T4">
фінансів</text:span>
 <text:span text:style-name="T4">
виключає</text:span>
 <text:span text:style-name="T4">
видатки</text:span>
<text:span text:style-name="T4">
бюджету</text:span>
 <text:span text:style-name="T4">
можуть</text:span>
 <text:span text:style-name="T4">
бути</text:span>
 <text:span text:style-name="T4">
неодноразово</text:span>
 <text:span text:style-name="T4">
збільшені</text:span>
</text:a>
</text:p>
      <text:p text:style-name="P4">
«Озираючись та підсумовуючи 2022 рік, Національний банк України висловлюєвдячність кожному українцю, працівникам фінансових установ, державнимінституціям, міжнародним партнерам – за єдність і довіру, що допомоглиподолати цей рік. Та найбільше – висловлюємо шану і вдячність захисникам ізахисницям України, адже без вашої героїчної боротьби нинішнього року могло бне бути», – наголосив голова НБУ Андрій Пишний.</text:p>
      <text:p text:style-name="P4">
Як повідомлялося, Рада з фінансової стабільності погодила концепцію новоїСтратегії розвитку фінансового сектору, розроблення якої передбаченемеморандумом між Україною і Міжнародним валютним фондом.</text:p>
      <text:p text:style-name="P4">
Source: <text:a xlink:type="simple" xlink:href="https://www.ukrinform.ua/rubric-economy/3709638-ricnij-zvit-nbu-popri-vijnu-vdalosa-zberegti-makrofinansovu-stabilnist-ta-doviru-gromadan.html" text:style-name="Internet_20_link" text:visited-style-name="Visited_20_Internet_20_Link">
https://www.ukrinform.ua/rubric-economy/3709638-ricnij-zvit-nbu-popri-vijnu-vdalosa-zberegti-makrofinansovu-stabilnist-ta-doviru-gromadan.html</text:a>
</text:p>
      <!--NEWS-->
      <text:h text:style-name="P10" text:outline-level="1">
<text:span text:style-name="T4">
У Конгресі США залишається двопартійна підтримка України - Пелосі</text:span>
</text:h>
      <text:p text:style-name="P4">
Authors: Ukrinform (Person)</text:p>
      <text:p text:style-name="P4">
Publisher: Укринформ (Organization)</text:p>
      <text:p text:style-name="P4">
Published Time: 2023-05-15T20:20:00+03:00</text:p>
      <text:p text:style-name="P4">
Modified Time: 2023-05-15T20:20:00+03:00</text:p>
      <text:p text:style-name="P4">
Description: Впливові демократи й республіканці запевнили у збереженні в Сполучених Штатах потужної двопартійної підтримки України в обох партіях Конгресу США, оскільки це відповідає американським національним інтересам. — Укрінформ.</text:p>
      <text:p text:style-name="P4">
Images: ["<text:a xlink:type="simple" xlink:href="https://static.ukrinform.com/photos/2019_09/thumb_files/630_360_1569605948-904.jpg" text:style-name="Internet_20_link" text:visited-style-name="Visited_20_Internet_20_Link">
630_360_15696...</text:a>
"]</text:p>
      <text:p text:style-name="P4">
Tags: ['США', 'Конгрес США', 'Пелосі']</text:p>
      <text:p text:style-name="P4">
Type: Article</text:p>
      <!--METADATA-->
      <text:p text:style-name="P4">
<draw:frame draw:style-name="fr1" draw:name="Image206" text:anchor-type="as-char" svg:width="6.9236in" svg:height="3.956343in" draw:z-index="0">
<draw:image xlink:href="../Images/yкринформ/2023-05-15T20-20-00-03-00/630_360_1569605948-904.jpg" xlink:type="simple" xlink:show="embed" xlink:actuate="onLoad" draw:mime-type="image/jpeg"/>
</draw:frame>
 Впливовідемократи й республіканці запевнили у збереженні в Сполучених Штатах потужноїдвопартійної підтримки України в обох партіях Конгресу США, оскільки цевідповідає американським національним інтересам.</text:p>
      <text:p text:style-name="P4">
Про це заявили в понеділок під час Копенгагенського демократичного саміту52-га спікерка Палати представників США Ненсі Пелосі й 66 держсекретар СШАКондоліза Райс, передає власний кореспондент Укрінформу.</text:p>
      <text:p text:style-name="P4">
«Ми дуже пишаємося чудовим лідерством нашого президента Джо Байдена, якийоб’єднує вільний світ, щоби бути разом з Україною. І в Конгресі СполученихШтатів залишається потужна двопартійна та двопалатна підтримка длязабезпечення України допомогою, необхідною їй, щоби вийти переможцем», -наголосила Пелосі, яка представляє Демократичну партію.</text:p>
      <text:p text:style-name="P4">
<text:span text:style-name="T4">
Читайте також:</text:span>
 <text:a xlink:type="simple" xlink:href="https://www.ukrinform.ua/rubric-polytics/3709619-ssa-nadavatimut-ukraini-regularni-paketi-dopomogi-vprodovz-nastupnih-misaciv-bilij-dim.html" text:style-name="Internet_20_link" text:visited-style-name="Visited_20_Internet_20_Link">
 <text:span text:style-name="T4">
США</text:span>
 </text:a>
</text:p>
      <text:p text:style-name="P4">
Вона також закликала міжнародне співтовариство докласти спільних зусиль, щобипритягнути президента рф володимира путіна та його уряд до відповідальності.</text:p>
      <text:p text:style-name="P4">
Своєю чергою представниця Республіканської партії, колишня радниця з питаньнацбезпеки Білого дому та держсекретар США (2005-2009 рр.) Кондоліза Райснаголосила, що зараз світ переживає випробування для поколінь. Вонапідкреслила, що українці не вимагають воювати замість них у цій боротьбі, апросять зброю.</text:p>
      <text:p text:style-name="P4">
«Це не лише питання справедливості, це питання захисту наших інтересів. Те, щовідбувається в Україні, впливає на світовий порядок», - наголосилапредставниця Республіканської партії. У цьому зв’язку вона підкреслила, щоподії в Україні є невіддільними від інших викликів, які загрожують світові уЄвропі, на Близькому Сході та у випадку з Китаєм.</text:p>
      <text:p text:style-name="P4">
<text:span text:style-name="T4">
Читайте також:</text:span>
 <text:a xlink:type="simple" xlink:href="https://www.ukrinform.ua/rubric-polytics/3709020-ermak-obgovoriv-z-radnikom-prezidenta-ssa-situaciu-na-fronti.html" text:style-name="Internet_20_link" text:visited-style-name="Visited_20_Internet_20_Link">
 <text:span text:style-name="T4">
США</text:span>
 </text:a>
</text:p>
      <text:p text:style-name="P4">
«путін думає, що час на його боці. Але ми повинні показати йому, навіть якщовін готовий витрачати життя молодих росіян, навіть якщо він готовийтероризувати український народ, що насправді наша єдність і наша підтримкаУкраїни не зруйнуються», - наголосила колишня держсекретар США.</text:p>
      <text:p text:style-name="P4">
За її словами, будь-які потенційні домовленості про припинення вогню дадутьросійським силам потужну позицію для того, щоби знову вдертися, коли настанезручний для них час.</text:p>
      <text:p text:style-name="P4">
«Щоби уникнути цього, потрібно надати Україні все, що їй потрібно на сьогодні,терміново забезпечити Україну різким збільшенням військових поставок іможливостей, достатніх для того, щоби переконатися, що росія ніколи не зможедосягти своїх цілей», - наголосила Райс.</text:p>
      <text:p text:style-name="P4">
<text:span text:style-name="T4">
Читайте також:</text:span>
 <text:a xlink:type="simple" xlink:href="https://www.ukrinform.ua/rubric-polytics/3702636-pelosi-vpevnena-so-obidvi-partii-kongresu-ssa-pidtrimuvatimut-ukrainu-do-peremogi.html" text:style-name="Internet_20_link" text:visited-style-name="Visited_20_Internet_20_Link">
 <text:span text:style-name="T4">
Пелосі</text:span>
 </text:a>
</text:p>
      <text:p text:style-name="P4">
Тим часом координатор Ради нацбезпеки Білого дому Джон Кірбі у понеділокзаявив у Вашингтоні, що адміністрація Байдена отримала «приголомшливудвопартійну й двопалатну підтримку» всього, що робила для допомоги Україні. Уцьому зв’язку він згадав заяви впливових республіканців, зокрема, спікераПалати представників Кевіна Маккарті, голови комітету Джеймса Комера, а такожкерівництва міжнародного комітету нижньої палати, які виступили за продовженнядопомоги Україні.</text:p>
      <text:p text:style-name="P4">
«Подальша підтримка України залишається міцною (позицією – ред.), вонапродовжує існувати, вона продовжує бути двопалатною та двопартійною, іпрезидент Байден це цінує. Ми вдячні за цю підтримку, і ми сподіваємося, що цяпідтримка триватиме», - підкреслив Кірбі.</text:p>
      <text:p text:style-name="P4">
Він також визнав, що незначна частина республіканців у Палаті представниківставить під сумнів необхідність подальшої підтримки України, однак, за йогословами, це не впливає на позицію більшості.</text:p>
      <text:p text:style-name="P4">
Як повідомляв Укрінформ, в адміністрації президента Байдена в понеділокпідтвердили, що регулярні пакети допомоги Україні у сфері безпеки й оборони збоку Сполучених Штатів виділятимуться надалі, впродовж середньої перспективи.</text:p>
      <text:p text:style-name="P4">
Фото: MCT</text:p>
      <text:p text:style-name="P4">
Source: <text:a xlink:type="simple" xlink:href="https://www.ukrinform.ua/rubric-polytics/3709643-u-kongresi-ssa-zalisaetsa-dvopartijna-pidtrimka-ukraini-pelosi.html" text:style-name="Internet_20_link" text:visited-style-name="Visited_20_Internet_20_Link">
https://www.ukrinform.ua/rubric-polytics/3709643-u-kongresi-ssa-zalisaetsa-dvopartijna-pidtrimka-ukraini-pelosi.html</text:a>
</text:p>
      <!--NEWS-->
      <text:h text:style-name="P10" text:outline-level="1">
<text:span text:style-name="T4">
росіяни обстріляли Нікопольський район, троє поранених, серед них - дитина</text:span>
</text:h>
      <text:p text:style-name="P4">
Authors: Ukrinform (Person)</text:p>
      <text:p text:style-name="P4">
Publisher: Укринформ (Organization)</text:p>
      <text:p text:style-name="P4">
Published Time: 2023-05-15T20:34:00+03:00</text:p>
      <text:p text:style-name="P4">
Modified Time: 2023-05-15T20:34:00+03:00</text:p>
      <text:p text:style-name="P4">
Description: російські загарбники обстріляли Нікопольський район на Дніпропетровщині. Поранень зазнали двоє дорослих і дитина. — Укрінформ.</text:p>
      <text:p text:style-name="P4">
Images: ["<text:a xlink:type="simple" xlink:href="https://static.ukrinform.com/photos/2023_05/thumb_files/630_360_1684171993-605.jpg" text:style-name="Internet_20_link" text:visited-style-name="Visited_20_Internet_20_Link">
630_360_16841...</text:a>
"]</text:p>
      <text:p text:style-name="P4">
Tags: ['Дніпропетровщина', 'Обстріл', 'Війна з росією']</text:p>
      <text:p text:style-name="P4">
Type: Article</text:p>
      <!--METADATA-->
      <text:p text:style-name="P4">
<draw:frame draw:style-name="fr1" draw:name="Image207" text:anchor-type="as-char" svg:width="6.9236in" svg:height="3.956343in" draw:z-index="0">
<draw:image xlink:href="../Images/yкринформ/2023-05-15T20-34-00-03-00/630_360_1684171993-605.jpg" xlink:type="simple" xlink:show="embed" xlink:actuate="onLoad" draw:mime-type="image/jpeg"/>
</draw:frame>
 російськізагарбники обстріляли Нікопольський район на Дніпропетровщині. Пораненьзазнали двоє дорослих і дитина.</text:p>
      <text:p text:style-name="P4">
Про це в <text:a xlink:type="simple" xlink:href="https://t.me/mykola_lukashuk/4566" text:style-name="Internet_20_link" text:visited-style-name="Visited_20_Internet_20_Link">
 </text:a>
 повідомив головаДніпропетровської обласної ради Микола Лукашук, передає Укрінформ.</text:p>
      <text:p text:style-name="P4">
"Дівчинка 2009 р.н. Вона госпіталізована з діагнозом мінно-вибухова травма,черепно-мозкова травма. Лікарі надають усю необхідну допомогу", - написав він.</text:p>
      <text:p text:style-name="P4">
<text:span text:style-name="T4">
Читайте також:</text:span>
 <text:a xlink:type="simple" xlink:href="https://www.ukrinform.ua/rubric-ato/3709634-rosiani-obstrilali-selo-na-hersonsini-e-poraneni.html" text:style-name="Internet_20_link" text:visited-style-name="Visited_20_Internet_20_Link">
 <text:span text:style-name="T4">
обстріл</text:span>
 </text:a>
</text:p>
      <text:p text:style-name="P4">
Внаслідок обстрілу поранено чоловіка 1981 року народження. Він отримавосколкові поранення обох рук, голови і контузію. Наразі поранений перебуває наамбулаторному лікуванні.</text:p>
      <text:p text:style-name="P4">
Ще одного чоловіка 1962 року народження забрали до лікарні. Йому поставилидіагноз мінно-вибухова травма, баротравма.</text:p>
      <text:p text:style-name="P4">
Також після обстрілу сталися три пожежі у господарчих спорудах та на об'єктіінфраструктури. 1 господарчу споруду було знищено.</text:p>
      <text:p text:style-name="P4">
<text:span text:style-name="T4">
Читайте також:</text:span>
 <text:a xlink:type="simple" xlink:href="https://www.ukrinform.ua/rubric-ato/3709623-vorog-obstrilav-doneccinu-poraneni-patero-policejskih-z-pidrozdilu-bilij-angol.html" text:style-name="Internet_20_link" text:visited-style-name="Visited_20_Internet_20_Link">
 <text:span text:style-name="T4">
обстріл</text:span>
 </text:a>
</text:p>
      <text:p text:style-name="P4">
Пошкоджено приватне підприємство, 14 багатоповерхівок, 6 житлових будинків, 8господарчих споруд, 4 легкові автомобілі, 1 вантажівку.</text:p>
      <text:p text:style-name="P4">
Рятувальники продовжують працювати на місці, підкреслив Лукашук.</text:p>
      <text:p text:style-name="P4">
Як повідомлялося, минулої доби, 14 травня, росіяни завдали по наближених долінії фронту населених пунктах у Запорізькій області 84 удари з артилерії,авіації, РСЗВ та БПЛА.</text:p>
      <text:p text:style-name="P4">
Source: <text:a xlink:type="simple" xlink:href="https://www.ukrinform.ua/rubric-ato/3709647-rosiani-obstrilali-nikopolskij-rajon-troe-poranenih-sered-nih-ditina.html" text:style-name="Internet_20_link" text:visited-style-name="Visited_20_Internet_20_Link">
https://www.ukrinform.ua/rubric-ato/3709647-rosiani-obstrilali-nikopolskij-rajon-troe-poranenih-sered-nih-ditina.html</text:a>
</text:p>
      <!--NEWS-->
      <text:h text:style-name="P10" text:outline-level="1">
<text:span text:style-name="T4">
росія збільшила депортації та викрадення людей в Україні - Кислиця в Радбезі ООН</text:span>
</text:h>
      <text:p text:style-name="P4">
Authors: Ukrinform (Person)</text:p>
      <text:p text:style-name="P4">
Publisher: Укринформ (Organization)</text:p>
      <text:p text:style-name="P4">
Published Time: 2023-05-15T20:40:52+03:00</text:p>
      <text:p text:style-name="P4">
Modified Time: 2023-05-15T20:40:52+03:00</text:p>
      <text:p text:style-name="P4">
Description: російська федерація збільшила депортації та викрадення людей на тимчасово окупованих територіях. — Укрінформ.</text:p>
      <text:p text:style-name="P4">
Images: ["<text:a xlink:type="simple" xlink:href="https://static.ukrinform.com/photos/2020_02/thumb_files/630_360_1582283346-120.jpg" text:style-name="Internet_20_link" text:visited-style-name="Visited_20_Internet_20_Link">
630_360_15822...</text:a>
"]</text:p>
      <text:p text:style-name="P4">
Tags: ['Депортація', 'Діти', 'Кислиця', 'Радбез ООН', 'Війна з росією']</text:p>
      <text:p text:style-name="P4">
Type: Article</text:p>
      <!--METADATA-->
      <text:p text:style-name="P4">
<draw:frame draw:style-name="fr1" draw:name="Image208" text:anchor-type="as-char" svg:width="6.9236in" svg:height="3.956343in" draw:z-index="0">
<draw:image xlink:href="../Images/yкринформ/2023-05-15T20-40-52-03-00/630_360_1582283346-120.jpg" xlink:type="simple" xlink:show="embed" xlink:actuate="onLoad" draw:mime-type="image/jpeg"/>
</draw:frame>
 російськафедерація збільшила депортації та викрадення людей на тимчасово окупованихтериторіях.</text:p>
      <text:p text:style-name="P4">
Про це заявив у понеділок постійний представник України при ООН Сергій Кислицяна засіданні Ради Безпеки ООН, на якому розглядалися гуманітарні наслідкиросійської війни, передає кореспондент Укрінформу у Нью-Йорку.</text:p>
      <text:p text:style-name="P4">
«Ми із занепокоєнням відзначаємо, що росія активізувала практику депортації тавикрадення людей на окупованих територіях під виглядом так званої «евакуації»,– сказав він. – Як і багато хто з вас у Радбезі, ми повторюємо, що з територіїУкраїни мають бути «евакуйовані» лише російські війська. Як тільки цестанеться, звірствам війни буде покладено край».</text:p>
      <text:p text:style-name="P4">
Він підкреслив, що росія порушує основоположні принципи захисту дітей увоєнний час. Внаслідок російської агресії 480 дітей загинули, а 967 отрималипоранення. За словами Кислиці, на сьогодні Генеральна прокуратура Україниздійснила перевірку 13 випадків сексуального насильства щодо дітей уДонецькій, Київській, Херсонській, Миколаївській та Чернігівській областях.«Реальні цифри, безумовно, вищі, і наші правоохоронці продовжуютьрозслідування», – додав він.</text:p>
      <text:p text:style-name="P4">
<text:span text:style-name="T4">
Читайте також:</text:span>
 <text:a xlink:type="simple" xlink:href="https://www.ukrinform.ua/rubric-society/3708789-rosia-ne-lise-rozlucae-ditej-iz-ridnimi-a-j-vcit-nenaviditi-ukrainu-zelenskij.html" text:style-name="Internet_20_link" text:visited-style-name="Visited_20_Internet_20_Link">
 </text:a>
</text:p>
      <text:p text:style-name="P4">
Кислиця розповів, що внаслідок російських атак пошкоджено 3185 навчальнихзакладів, з яких 330 зруйновано повністю. Згідно з доповіддю <text:a xlink:type="simple" xlink:href="https://www.ukrinform.ua/tag-unisef" text:style-name="Internet_20_link" text:visited-style-name="Visited_20_Internet_20_Link">
</text:a>
 , перервано навчання 5,7 млн дітей.Півтора мільйона дітей стикаються з проблемами психічного здоров'я.</text:p>
      <text:p text:style-name="P4">
«Насильницька депортація дітей є нічим іншим, як добре спланованою політикоюкремля, спрямованою на агресивну індоктринацію, зміну етнічної ідентифікаціїта позбавлення України її майбутнього покоління», – зазначив постпред.</text:p>
      <text:p text:style-name="P4">
На сьогодні українська влада ідентифікувала 19 393 дітей, які були депортованіабо викрадені на окупованих територіях. Майже 4390 з них – сироти або діти,позбавлені батьківської опіки. Вдалося повернути лише 364 дитини, сказавКислиця. Він закликав Генерального секретаря ООН та спеціального представниказ питань дітей та збройних конфліктів дати належну оцінку тяжкості порушеньщодо дітей в Україні з боку російської влади у майбутній щорічній доповіді.</text:p>
      <text:p text:style-name="P4">
<text:span text:style-name="T4">
Читайте також:</text:span>
 <text:a xlink:type="simple" xlink:href="https://www.ukrinform.ua/rubric-society/3707884-pered-kontrnastupom-zsu-rosiani-masovo-deportuut-ditej-save-ukraine.html" text:style-name="Internet_20_link" text:visited-style-name="Visited_20_Internet_20_Link">
 </text:a>
</text:p>
      <text:p text:style-name="P4">
«Ми вважаємо, що ця доповідь має сприяти притягненню до відповідальностівинних та встановленню справедливості для українських дітей – жертв російськоїагресії, – зазначив постпред. – Вторгнення на постійне місце Радянського Союзув Раді Безпеки не повинно давати ані імунітету, ані амністії воєннимзлочинцям». (росія після розпаду СРСР зайняла його місце в РБ ООН у 1991році).</text:p>
      <text:p text:style-name="P4">
Як повідомляв Укрінформ, у понеділок Рада Безпеки ООН обговорювала гуманітарнуситуацію в Україні, спричинену російською війною.</text:p>
      <text:p text:style-name="P4">
Source: <text:a xlink:type="simple" xlink:href="https://www.ukrinform.ua/rubric-ato/3709649-rosia-zbilsila-deportacii-ta-vikradenna-ludej-v-ukraini-kislica-v-radbezi-oon.html" text:style-name="Internet_20_link" text:visited-style-name="Visited_20_Internet_20_Link">
https://www.ukrinform.ua/rubric-ato/3709649-rosia-zbilsila-deportacii-ta-vikradenna-ludej-v-ukraini-kislica-v-radbezi-oon.html</text:a>
</text:p>
      <!--NEWS-->
      <text:h text:style-name="P10" text:outline-level="1">
<text:span text:style-name="T4">
Іран і росія розширюють партнерство в оборонній сфері — США виявили нові докази</text:span>
</text:h>
      <text:p text:style-name="P4">
Authors: Ukrinform (Person)</text:p>
      <text:p text:style-name="P4">
Publisher: Укринформ (Organization)</text:p>
      <text:p text:style-name="P4">
Published Time: 2023-05-15T20:55:00+03:00</text:p>
      <text:p text:style-name="P4">
Modified Time: 2023-05-15T20:55:00+03:00</text:p>
      <text:p text:style-name="P4">
Description: Сполучені Штати виявили нові ознаки, що Іран продовжує продавати бойові безпілотники, а також інше озброєння росії попри заборону, ухвалену, зокрема, резолюцією Ради Безпеки ООН. — Укрінформ.</text:p>
      <text:p text:style-name="P4">
Images: ["<text:a xlink:type="simple" xlink:href="https://static.ukrinform.com/photos/2023_04/thumb_files/630_360_1682395902-573.jpg" text:style-name="Internet_20_link" text:visited-style-name="Visited_20_Internet_20_Link">
630_360_16823...</text:a>
"]</text:p>
      <text:p text:style-name="P4">
Tags: ['Безпілотник', 'Іран', 'США', 'Зброя', 'росія']</text:p>
      <text:p text:style-name="P4">
Type: Article</text:p>
      <!--METADATA-->
      <text:p text:style-name="P4">
<draw:frame draw:style-name="fr1" draw:name="Image209" text:anchor-type="as-char" svg:width="6.9236in" svg:height="3.956343in" draw:z-index="0">
<draw:image xlink:href="../Images/yкринформ/2023-05-15T20-55-00-03-00/630_360_1682395902-573.jpg" xlink:type="simple" xlink:show="embed" xlink:actuate="onLoad" draw:mime-type="image/jpeg"/>
</draw:frame>
 СполученіШтати виявили нові ознаки, що Іран продовжує продавати бойові безпілотники, атакож інше озброєння росії попри заборону, ухвалену, зокрема, резолюцією РадиБезпеки ООН.</text:p>
      <text:p text:style-name="P4">
Про це заявив у понеділок під час онлайн-брифінгу координатор Ради нацбезпекиБілого дому Джон Кірбі, передає кореспондент Укрінформу.</text:p>
      <text:p text:style-name="P4">
«Ми надалі бачимо ознаки того, що Іран і росія розширюють своє безпрецедентнепартнерство в оборонній сфері. Іран залишається головною військовою підтримкоюрф», - зауважив представник Ради нацбезпеки США.</text:p>
      <text:p text:style-name="P4">
Він поінформував, що Тегеран уже надав росії артилерійські й танкові снарядидля їх застосування по цілях в Україні, а також продовжує постачання дронів-камікадзе силам рф.</text:p>
      <text:p text:style-name="P4">
«Від серпня Іран надав росії понад 400 БПЛА, в основному типу «Шахед». Росіявикористала більшість цих БПЛА, поціливши по критично важливій інфраструктуріУкраїни»,- зазначив Кірбі.</text:p>
      <text:p text:style-name="P4">
<text:span text:style-name="T4">
Читайте також:</text:span>
 <text:a xlink:type="simple" xlink:href="https://www.ukrinform.ua/rubric-ato/3708835-iran-prodav-rosii-ponad-tisacu-droniv-ta-insu-zbrou-zelenskij.html" text:style-name="Internet_20_link" text:visited-style-name="Visited_20_Internet_20_Link">
 <text:span text:style-name="T4">
Іран</text:span>
 </text:a>
</text:p>
      <text:p text:style-name="P4">
Він підкреслив, що таким чином Іран безпосередньо сприяє російськійзагарбницькій війні проти України.</text:p>
      <text:p text:style-name="P4">
«Взаємодія між Іраном і рф щодо продажу передової зброї, особливовдосконалених БПЛА, наразі продовжується»,- зауважив представник адміністраціїСША.</text:p>
      <text:p text:style-name="P4">
Водночас, за його словами, взаємодія між москвою і Тегераном відбувається «вобидва боки». Зокрема, росіяни пропонували іранцям ракети, електроніку тазасоби <text:a xlink:type="simple" xlink:href="https://www.ukrinform.ua/tag-ppo" text:style-name="Internet_20_link" text:visited-style-name="Visited_20_Internet_20_Link">
 </text:a>
 .</text:p>
      <text:p text:style-name="P4">
«Минулого місяця Іран оголосив про укладання угоди щодо закупівлю винищувачівСу-35 у росії. Іран прагне придбати у рф додаткову військову техніку, в томучислі ударні гелікоптери, радари та навчально-бойові літаки Як-130», -зауважив Кірбі, додавши, що йдеться про мільярдні оборудки.</text:p>
      <text:p text:style-name="P4">
Представник Білого дому наголосив, що таке партнерство між москвою й Тегераномне лише посилює небезпеку для України, а й дестабілізує ситуацію на БлизькомуСході, що загрожує країнам Близького Сходу та міжнародній спільноті в цілому.</text:p>
      <text:p text:style-name="P4">
«Ми використовуємо наявні в нашому розпорядженні інструменти, щоби виявити таперешкодити цій діяльності, і ми готові робити більше»,- наголосив представникСША.</text:p>
      <text:p text:style-name="P4">
<text:span text:style-name="T4">
Читайте також:</text:span>
 <text:a xlink:type="simple" xlink:href="https://www.ukrinform.ua/rubric-ato/3709303-povitrani-sili-vnoci-znisili-rosijskij-orlan-i-cotiri-sahedi.html" text:style-name="Internet_20_link" text:visited-style-name="Visited_20_Internet_20_Link">
 <text:span text:style-name="T4">
Шахед</text:span>
 </text:a>
</text:p>
      <text:p text:style-name="P4">
Він підкреслив, що така взаємодія порушує резолюцію 2231 Ради Безпеки ООН.</text:p>
      <text:p text:style-name="P4">
«Ми продовжимо працювати із союзниками, партнерами, а також з ООН над тим,щоби притягнути їх (москву і Тегеран – ред.) до відповідальності. Ми такожпродовжимо притягати до відповідальності суб’єкти, залучені до передачііранського військового обладнання в росію з її подальшим застосуванням вУкраїні»,- заявив представник США.</text:p>
      <text:p text:style-name="P4">
Як повідомляв Укрінформ, російські терористичні війська продовжуютьобстрілювати мирні міста України дронами-камікадзе іранського виробництва.Водночас західні союзники постачають для ЗСУ засоби протиповітряної оборони,щоби забезпечити захист від ракетно-повітряних атак російських сил.</text:p>
      <text:p text:style-name="P4">
Source: <text:a xlink:type="simple" xlink:href="https://www.ukrinform.ua/rubric-world/3709652-iran-i-rosia-rozsiruut-partnerstvo-v-oboronnij-sferi-ssa-viavili-novi-dokazi.html" text:style-name="Internet_20_link" text:visited-style-name="Visited_20_Internet_20_Link">
https://www.ukrinform.ua/rubric-world/3709652-iran-i-rosia-rozsiruut-partnerstvo-v-oboronnij-sferi-ssa-viavili-novi-dokazi.html</text:a>
</text:p>
      <!--NEWS-->
      <text:h text:style-name="P10" text:outline-level="1">
<text:span text:style-name="T4">
Ердоган сподівається перемогти в другому турі</text:span>
</text:h>
      <text:p text:style-name="P4">
Authors: Ukrinform (Person)</text:p>
      <text:p text:style-name="P4">
Publisher: Укринформ (Organization)</text:p>
      <text:p text:style-name="P4">
Published Time: 2023-05-15T21:00:53+03:00</text:p>
      <text:p text:style-name="P4">
Modified Time: 2023-05-15T21:00:53+03:00</text:p>
      <text:p text:style-name="P4">
Description: На виборах 14 травня в Туреччині переміг турецький народ та демократія, відрив між кандидатами на посаду президента країни склав 2,5 млн голосів на користь чинного глави держави, який має намір здобути перемогу в другому турі. — Укрінформ.</text:p>
      <text:p text:style-name="P4">
Images: ["<text:a xlink:type="simple" xlink:href="https://static.ukrinform.com/photos/2020_02/thumb_files/630_360_1580752659-674.jpg" text:style-name="Internet_20_link" text:visited-style-name="Visited_20_Internet_20_Link">
630_360_15807...</text:a>
"]</text:p>
      <text:p text:style-name="P4">
Tags: ['Ердоган', 'Вибори', 'Туреччина']</text:p>
      <text:p text:style-name="P4">
Type: Article</text:p>
      <!--METADATA-->
      <text:p text:style-name="P4">
<draw:frame draw:style-name="fr1" draw:name="Image210" text:anchor-type="as-char" svg:width="6.9236in" svg:height="3.956343in" draw:z-index="0">
<draw:image xlink:href="../Images/yкринформ/2023-05-15T21-00-53-03-00/630_360_1580752659-674.jpg" xlink:type="simple" xlink:show="embed" xlink:actuate="onLoad" draw:mime-type="image/jpeg"/>
</draw:frame>
 На виборах14 травня в Туреччині переміг турецький народ та демократія, відрив міжкандидатами на посаду президента країни склав 2,5 млн голосів на користьчинного глави держави, який має намір здобути перемогу в другому турі.</text:p>
      <text:p text:style-name="P4">
Як повідомляє Укрінформ, про це Президент Туреччини Реджеп Таїп Ердоганнаписав на своїй сторінці у <text:a xlink:type="simple" xlink:href="https://twitter.com/rterdogan/status/1658151839135674383" text:style-name="Internet_20_link" text:visited-style-name="Visited_20_Internet_20_Link">
</text:a>
.</text:p>
      <text:p text:style-name="P4">
«Незалежно від результату, переможцем виборів 14 травня стала турецькадемократія та турецький народ із 85 мільйонами осіб. Наша нація з більш ніж 27мільйонами голосів, 49,51% голосів, знову виявила велику прихильність до нас івіддала більшість у Великих національних зборах <text:a xlink:type="simple" xlink:href="https://www.ukrinform.ua/tag-tureccina" text:style-name="Internet_20_link" text:visited-style-name="Visited_20_Internet_20_Link">
</text:a>
 Народному альянсу, підтверджуючи, щовони довіряють нам і нашому Альянсу, вони вірять, і вони бачать тут своємайбутнє», - написав Ердоган.</text:p>
      <text:p text:style-name="P4">
<text:span text:style-name="T4">
Читайте також:</text:span>
 <text:a xlink:type="simple" xlink:href="https://www.ukrinform.ua/rubric-world/3709536-u-tureccini-ogolosili-datu-drugogo-turu-prezidentskih-viboriv.html" text:style-name="Internet_20_link" text:visited-style-name="Visited_20_Internet_20_Link">
 </text:a>
</text:p>
      <text:p text:style-name="P4">
Президент Туреччини подякувати громадянам, які взяли участь у виборах, уТуреччині та за кордоном та вказав, що відрив у кількості голосів від лідераопозиції Кемаля Киличдароглу склав 2,5 млн голосів.</text:p>
      <text:p text:style-name="P4">
«До 28 травня ми будемо виконувати свій обов’язок перед улюбленою нацією… Мивийдемо переможцями на виборах 28 травня, збільшивши кількість голосів, яку миотримали 14 травня, і, сподіваюся, ми досягнемо історичного успіху», -запевнив політик.</text:p>
      <text:p text:style-name="P4">
Ердоган закликав всіх громадян голосувати в другому турі незалежно від того,яку політичну партію вони підтримують.</text:p>
      <text:p text:style-name="P4">
Як повідомляв Укрінформ, другий тур виборів президента Туреччини <text:a xlink:type="simple" xlink:href="https://www.ukrinform.ua/rubric-world/3709536-u-tureccini-ogolosili-datu-drugogo-turu-prezidentskih-viboriv.html" text:style-name="Internet_20_link" text:visited-style-name="Visited_20_Internet_20_Link">
</text:a>
 28 травня.</text:p>
      <text:p text:style-name="P4">
Source: <text:a xlink:type="simple" xlink:href="https://www.ukrinform.ua/rubric-world/3709653-erdogan-spodivaetsa-peremogti-v-drugomu-turi.html" text:style-name="Internet_20_link" text:visited-style-name="Visited_20_Internet_20_Link">
https://www.ukrinform.ua/rubric-world/3709653-erdogan-spodivaetsa-peremogti-v-drugomu-turi.html</text:a>
</text:p>
      <!--NEWS-->
      <text:h text:style-name="P10" text:outline-level="1">
<text:span text:style-name="T4">
росія спекулює на «зерновій угоді», її власний експорт подвоївся – Кислиця в ООН</text:span>
</text:h>
      <text:p text:style-name="P4">
Authors: Ukrinform (Person)</text:p>
      <text:p text:style-name="P4">
Publisher: Укринформ (Organization)</text:p>
      <text:p text:style-name="P4">
Published Time: 2023-05-15T21:11:00+03:00</text:p>
      <text:p text:style-name="P4">
Modified Time: 2023-05-15T21:11:00+03:00</text:p>
      <text:p text:style-name="P4">
Description: російська федерація шантажує світ зривом чорноморської зернової угоди і вдає, ніби програє від її дії, насправді експорт зерна з рф зріс удвоє. — Укрінформ.</text:p>
      <text:p text:style-name="P4">
Images: ["<text:a xlink:type="simple" xlink:href="https://static.ukrinform.com/photos/2023_04/thumb_files/630_360_1680511197-485.jpg" text:style-name="Internet_20_link" text:visited-style-name="Visited_20_Internet_20_Link">
630_360_16805...</text:a>
"]</text:p>
      <text:p text:style-name="P4">
Tags: ['ООН', 'Зерно', 'росія', 'Кислиця']</text:p>
      <text:p text:style-name="P4">
Type: Article</text:p>
      <!--METADATA-->
      <text:p text:style-name="P4">
<draw:frame draw:style-name="fr1" draw:name="Image211" text:anchor-type="as-char" svg:width="6.9236in" svg:height="3.956343in" draw:z-index="0">
<draw:image xlink:href="../Images/yкринформ/2023-05-15T21-11-00-03-00/630_360_1680511197-485.jpg" xlink:type="simple" xlink:show="embed" xlink:actuate="onLoad" draw:mime-type="image/jpeg"/>
</draw:frame>
 російськафедерація шантажує світ зривом чорноморської зернової угоди і вдає, нібипрограє від її дії, насправді експорт зерна з рф зріс удвоє.</text:p>
      <text:p text:style-name="P4">
Про це заявив у понеділок постійний представник України при ООН Сергій Кислицяна засіданні Ради Безпеки ООН, на якому розглядалися гуманітарні наслідкиросійської війни, передає власний кореспондент Укрінформу у Нью-Йорку.</text:p>
      <text:p text:style-name="P4">
«Огидно, що росія все ще вдає, ніби вона програє в цій угоді. Я навіть ненагадуватиму Раді Безпеки про аморальність таких скарг з боку держави-агресора, яка була й залишається єдиною загрозою для поставок продовольства наЧорному морі», – сказав Кислиця, зазначивши, що експорт російської пшениці всічні – лютому 2023 року майже подвоївся порівняно з аналогічним періодомминулого року. «Тому ми вважаємо ці спекуляції спробою відбілитицілеспрямовані дії росії, спрямовані на використання поставок продовольства якзброї, і закликаємо міжнародну спільноту дати рішучу відповідь», – додав він.Постпред зазначив, що росія всіляко перешкоджає транспортуванню українськогозерна морським шляхом.</text:p>
      <text:p text:style-name="P4">
<text:span text:style-name="T4">
Читайте також:</text:span>
 <text:a xlink:type="simple" xlink:href="https://www.ukrinform.ua/rubric-economy/3709545-u-portah-odesa-ta-cornomorsk-zalisilosa-po-odnomu-sudnu-zernovoi-iniciativi-blackseanews.html" text:style-name="Internet_20_link" text:visited-style-name="Visited_20_Internet_20_Link">
 <text:span text:style-name="T4">
зерно</text:span>
 </text:a>
</text:p>
      <text:p text:style-name="P4">
А також додав, що з 1 травня проводиться менш як три інспекції в день, тоді яку період з серпня 2022-го по квітень 2023 року щодоби здійснювалося всередньому з 6,6 перевірки.</text:p>
      <text:p text:style-name="P4">
«У квітні ми змогли експортувати через зерновий коридор менш як 3 млн тоннпродукції, що становить лише половину наших можливостей сільськогосподарськогоекспорту», – сказав Кислиця. Він нагадав членам Радбезу, що дата 18 травня, доякої було продовжено дію зернової угоди, визначена лише через позицію росії.</text:p>
      <text:p text:style-name="P4">
«Чорноморська зернова ініціатива не закінчується цього тижня, – пояснив він. –Але саме цього тижня спливає термін російського шантажу».</text:p>
      <text:p text:style-name="P4">
<text:span text:style-name="T4">
Читайте також:</text:span>
 <text:a xlink:type="simple" xlink:href="https://www.ukrinform.ua/rubric-economy/3709441-zernova-ugoda-u-mzs-kazut-pro-pidvisenu-situaciu-e-rizni-signali.html" text:style-name="Internet_20_link" text:visited-style-name="Visited_20_Internet_20_Link">
 <text:span text:style-name="T4">
Зерно</text:span>
 </text:a>
</text:p>
      <text:p text:style-name="P4">
Як повідомляв Укрінформ, у понеділок Рада Безпеки ООН обговорювала гуманітарнуситуацію в Україні, спричинену російською війною.</text:p>
      <text:p text:style-name="P4">
Фото: Мінагро</text:p>
      <text:p text:style-name="P4">
Source: <text:a xlink:type="simple" xlink:href="https://www.ukrinform.ua/rubric-economy/3709650-rosia-spekulue-na-zernovij-ugodi-ii-vlasnij-eksport-podvoivsa-kislica-v-oon.html" text:style-name="Internet_20_link" text:visited-style-name="Visited_20_Internet_20_Link">
https://www.ukrinform.ua/rubric-economy/3709650-rosia-spekulue-na-zernovij-ugodi-ii-vlasnij-eksport-podvoivsa-kislica-v-oon.html</text:a>
</text:p>
      <!--NEWS-->
      <text:h text:style-name="P10" text:outline-level="1">
<text:span text:style-name="T4">
Півфінал Ліги чемпіонів «Манчестер Сіті» - «Реал» доручили арбітрам з Польщі</text:span>
</text:h>
      <text:p text:style-name="P4">
Authors: Ukrinform (Person)</text:p>
      <text:p text:style-name="P4">
Publisher: Укринформ (Organization)</text:p>
      <text:p text:style-name="P4">
Published Time: 2023-05-15T21:11:49+03:00</text:p>
      <text:p text:style-name="P4">
Modified Time: 2023-05-15T21:11:49+03:00</text:p>
      <text:p text:style-name="P4">
Description: У Лізі чемпіонів УЄФА у середу, 17 травня, відбудеться матч у відповідь 1/2 фіналу між футболістами англійського «Манчестер Сіті» та чинним володарем титулу іспанським «Реалом». — Укрінформ.</text:p>
      <text:p text:style-name="P4">
Images: ["<text:a xlink:type="simple" xlink:href="https://static.ukrinform.com/photos/2023_05/thumb_files/630_360_1684174249-279.jpg" text:style-name="Internet_20_link" text:visited-style-name="Visited_20_Internet_20_Link">
630_360_16841...</text:a>
"]</text:p>
      <text:p text:style-name="P4">
Tags: ['Футбол', 'Ліга чемпіонів', 'Реал Мадрид', 'Манчестер Сіті']</text:p>
      <text:p text:style-name="P4">
Type: Article</text:p>
      <!--METADATA-->
      <text:p text:style-name="P4">
<draw:frame draw:style-name="fr1" draw:name="Image212" text:anchor-type="as-char" svg:width="6.9236in" svg:height="3.956343in" draw:z-index="0">
<draw:image xlink:href="../Images/yкринформ/2023-05-15T21-11-49-03-00/630_360_1684174249-279.jpg" xlink:type="simple" xlink:show="embed" xlink:actuate="onLoad" draw:mime-type="image/jpeg"/>
</draw:frame>
 У Лізічемпіонів УЄФА у середу, 17 травня, відбудеться матч у відповідь 1/2 фіналуміж футболістами англійського «Манчестер Сіті» та чинним володарем титулуіспанським «Реалом».</text:p>
      <text:p text:style-name="P4">
Поєдинок на арені «Етіхад» у Манчестері обслуговуватиме суддівська бригада зПольщі, передає Укрінформ.</text:p>
      <text:p text:style-name="P4">
Головному арбітру Шимону Марчиняку асистуватимуть на лінії Павел Сокольницькийта Томаш Листкевич. Четвертий арбітр - Іштван Ковач.</text:p>
      <text:p text:style-name="P4">
Нагадаємо, перший матч на «Сантьяго Бернабеу» у Мадриді завершився внічию -1:1.</text:p>
      <text:p text:style-name="P4">
Іншу півфінальну пару складають італійські «Інтер» та «Мілан» (2:0), які усвою чергу 16 травня визначать учасника фіналу на стадіоні «Джузеппе Меацца» уМілані.</text:p>
      <text:p text:style-name="P4">
<text:span text:style-name="T4">
Читайте також:</text:span>
 <text:a xlink:type="simple" xlink:href="https://www.ukrinform.ua/rubric-sports/3709143-apl-man-siti-povernuvsa-v-odnoosibni-lideri-obigravsi-everton-mikolenka.html" text:style-name="Internet_20_link" text:visited-style-name="Visited_20_Internet_20_Link">
 </text:a>
</text:p>
      <text:p text:style-name="P4">
Фінальний поєдинок Ліги чемпіонів УЄФА відбудеться 10 червня на «Олімпійськомустадіоні Ататюрка» у Стамбулі (Туреччина).</text:p>
      <text:p text:style-name="P4">
Фото: Твіттер.</text:p>
      <text:p text:style-name="P4">
Source: <text:a xlink:type="simple" xlink:href="https://www.ukrinform.ua/rubric-sports/3709656-pivfinal-ligi-cempioniv-mancester-siti-real-dorucili-arbitram-z-polsi.html" text:style-name="Internet_20_link" text:visited-style-name="Visited_20_Internet_20_Link">
https://www.ukrinform.ua/rubric-sports/3709656-pivfinal-ligi-cempioniv-mancester-siti-real-dorucili-arbitram-z-polsi.html</text:a>
</text:p>
      <!--NEWS-->
      <text:h text:style-name="P10" text:outline-level="1">
<text:span text:style-name="T4">
Редактор/редакторка для роботи на сайті</text:span>
</text:h>
      <text:p text:style-name="P4">
Authors: Ukrinform (Person)</text:p>
      <text:p text:style-name="P4">
Publisher: Укринформ (Organization)</text:p>
      <text:p text:style-name="P4">
Published Time: 2023-05-15T21:17:00+03:00</text:p>
      <text:p text:style-name="P4">
Modified Time: 2023-05-15T21:17:00+03:00</text:p>
      <text:p text:style-name="P4">
Description: Українське національне інформаційне агентство «Укрінформ» шукає редактора/редакторку для роботи на сайті. — Укрінформ.</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213" text:anchor-type="as-char" svg:width="6.9236in" svg:height="3.956343in" draw:z-index="0">
<draw:image xlink:href="../Images/yкринформ/2023-05-15T21-17-00-03-00/630_360_1645107758-865.jpg" xlink:type="simple" xlink:show="embed" xlink:actuate="onLoad" draw:mime-type="image/jpeg"/>
</draw:frame>
 Українськенаціональне інформаційне агентство «Укрінформ» шукає редактора/редакторку дляроботи на сайті.</text:p>
      <text:p text:style-name="P4">
<text:span text:style-name="T4">
Вимоги до кандидатів на вакансію редактора:</text:span>
</text:p>
      <ul>
        <li>
повна вища освіта;   * відмінне володіння українською мовою;   * обізнаність із суспільно-політичною ситуацією в Україні і світі;   * креативність;   * досвід редакторської роботи з новинами в інтернет-ЗМІ.</li>
      </ul>
      <text:p text:style-name="P4">
Вітаються досвід роботи у соцмережах, профільна освіта та знання англійськоїмови.</text:p>
      <text:p text:style-name="P4">
Резюме надсилати за адресою <text:span text:style-name="T4">
<text:a xlink:type="simple" xlink:href="mailto:Zhalovaha@gmail.com" text:style-name="Internet_20_link" text:visited-style-name="Visited_20_Internet_20_Link">
 </text:a>
 </text:span>
 .</text:p>
      <text:p text:style-name="P4">
<text:span text:style-name="T4">
Укрінформ пропонує:</text:span>
</text:p>
      <ul>
        <li>
повну зайнятість;   * гнучкий графік із роботою у вечірні зміни та у вихідні;   * заробітну плату за результатами співбесіди (в залежності від кваліфікації і досвіду роботи);   * можливість дистанційної роботи /офіс в центрі Києва (метро Театральна).</li>
      </ul>
      <text:p text:style-name="P4">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Білий дім: Санкції впливають на здатність путіна вести війну</text:span>
</text:h>
      <text:p text:style-name="P4">
Authors: Ukrinform (Person)</text:p>
      <text:p text:style-name="P4">
Publisher: Укринформ (Organization)</text:p>
      <text:p text:style-name="P4">
Published Time: 2023-05-15T21:23:00+03:00</text:p>
      <text:p text:style-name="P4">
Modified Time: 2023-05-15T21:23:00+03:00</text:p>
      <text:p text:style-name="P4">
Description: Міжнародні санкції напряму впливають на здатність рф вести війну проти України, оскільки суттєво обмежують діяльність ВПК росії та поступово руйнують її економіку. — Укрінформ.</text:p>
      <text:p text:style-name="P4">
Images: ["<text:a xlink:type="simple" xlink:href="https://static.ukrinform.com/photos/2022_03/thumb_files/630_360_1647268733-248.jpg" text:style-name="Internet_20_link" text:visited-style-name="Visited_20_Internet_20_Link">
630_360_16472...</text:a>
"]</text:p>
      <text:p text:style-name="P4">
Tags: ['Антиросійські санкції', 'Економіка', 'США', 'Білий дім', 'Війна з росією']</text:p>
      <text:p text:style-name="P4">
Type: Article</text:p>
      <!--METADATA-->
      <text:p text:style-name="P4">
<draw:frame draw:style-name="fr1" draw:name="Image214" text:anchor-type="as-char" svg:width="6.9236in" svg:height="3.956343in" draw:z-index="0">
<draw:image xlink:href="../Images/yкринформ/2023-05-15T21-23-00-03-00/630_360_1647268733-248.jpg" xlink:type="simple" xlink:show="embed" xlink:actuate="onLoad" draw:mime-type="image/jpeg"/>
</draw:frame>
 Міжнароднісанкції напряму впливають на здатність рф вести війну проти України, оскількисуттєво обмежують діяльність ВПК росії та поступово руйнують її економіку.</text:p>
      <text:p text:style-name="P4">
Про це заявив координатор Ради нацбезпеки Білого дому Джон Кірбі, передаєвласний кореспондент Укрінформу.</text:p>
      <text:p text:style-name="P4">
«Санкції впливають на здатність путіна вести війну», - сказав представникБілого дому.</text:p>
      <text:p text:style-name="P4">
За його словами, інакше росія не зверталася б до Ірану по безпілотники та ненамагалася купувати артилерійські снаряди в Північній Кореї. Адже економічніобмеження та заходи експортного контролю проти рф не дають їй виробляти новузброю, у тому числі ракети й високоточні боєприпаси – через брак доступу дотехнологій, мікроелектроніки та інших необхідних інструментів.</text:p>
      <text:p text:style-name="P4">
«Тож ми знаємо, що санкції мають свій ефект», - підкреслив Кірбі.</text:p>
      <text:p text:style-name="P4">
Він зауважив, що для цього потрібен певний час. І якщо економіка рф не булазруйнована повністю за останній рік, вона все ж істотно постраждала. Напереконання Кірбі, це змусило кремлівське керівництво до надмірних фінансовихвидатків, зокрема, з метою зміцнення рубля, однак такі радикальні заходи неможуть тривати довго.</text:p>
      <text:p text:style-name="P4">
<text:span text:style-name="T4">
Читайте також:</text:span>
 <text:a xlink:type="simple" xlink:href="https://www.ukrinform.ua/rubric-world/3709592-rosia-v-obhid-sankcij-kupue-zapcastini-do-litakiv-boeing-ta-airbus-nyt.html" text:style-name="Internet_20_link" text:visited-style-name="Visited_20_Internet_20_Link">
 </text:a>
</text:p>
      <text:p text:style-name="P4">
«Путіну доведеться зважати на економічні наслідки, до яких призводять <text:a xlink:type="simple" xlink:href="https://www.ukrinform.ua/tag-sankcii" text:style-name="Internet_20_link" text:visited-style-name="Visited_20_Internet_20_Link">
</text:a>
 та експортний контроль», - переконанийпредставник Білого дому.</text:p>
      <text:p text:style-name="P4">
Кірбі додав, що для цього знадобиться певний час, але вже зараз видно тріщинив російській економіці.</text:p>
      <text:p text:style-name="P4">
Водночас він зазначив, що під час саміту лідерів G7 цього тижня будепродемонстровано серйозний намір притягти росію до відповідальності, в томучислі шляхом застосування економічних інструментів.</text:p>
      <text:p text:style-name="P4">
<text:span text:style-name="T4">
Читайте також:</text:span>
 <text:a xlink:type="simple" xlink:href="https://www.ukrinform.ua/rubric-world/3708567-kraini-es-nastupnogo-tizna-prodovzat-obgovorenna-11go-paketu-sankcij-proti-rf.html" text:style-name="Internet_20_link" text:visited-style-name="Visited_20_Internet_20_Link">
 </text:a>
</text:p>
      <text:p text:style-name="P4">
Як повідомляв Укрінформ, наприкінці цього тижня в Хіросімі (Японія)відбудеться саміт G7. Очікується, що питання підтримки України, а такожпродовження тиску на рф буде одним із головних під час зустрічі.</text:p>
      <text:p text:style-name="P4">
<text:span text:style-name="T5">
Фото: dpa</text:span>
</text:p>
      <text:p text:style-name="P4">
Source: <text:a xlink:type="simple" xlink:href="https://www.ukrinform.ua/rubric-world/3709658-sankcii-vplivaut-na-zdatnist-putina-vesti-vijnu-bilij-dim.html" text:style-name="Internet_20_link" text:visited-style-name="Visited_20_Internet_20_Link">
https://www.ukrinform.ua/rubric-world/3709658-sankcii-vplivaut-na-zdatnist-putina-vesti-vijnu-bilij-dim.html</text:a>
</text:p>
      <!--NEWS-->
      <text:h text:style-name="P10" text:outline-level="1">
<text:span text:style-name="T4">
Угорщина заблокувала €500 мільйонів з фонду, що фінансує зброю для України - ЗМІ</text:span>
</text:h>
      <text:p text:style-name="P4">
Authors: Ukrinform (Person)</text:p>
      <text:p text:style-name="P4">
Publisher: Укринформ (Organization)</text:p>
      <text:p text:style-name="P4">
Published Time: 2023-05-15T21:31:12+03:00</text:p>
      <text:p text:style-name="P4">
Modified Time: 2023-05-15T21:31:12+03:00</text:p>
      <text:p text:style-name="P4">
Description: Угорщина заблокувала виплату восьмого траншу коштів з Європейського фонду миру у розмірі 500 мільйонів євро на озброєння, яке держави-члени ЄС передають Україні. — Укрінформ.</text:p>
      <text:p text:style-name="P4">
Images: ["<text:a xlink:type="simple" xlink:href="https://static.ukrinform.com/photos/2020_05/thumb_files/630_360_1589214027-326.jpg" text:style-name="Internet_20_link" text:visited-style-name="Visited_20_Internet_20_Link">
630_360_15892...</text:a>
"]</text:p>
      <text:p text:style-name="P4">
Tags: ['Угорщина', 'Гроші', 'Будапешт']</text:p>
      <text:p text:style-name="P4">
Type: Article</text:p>
      <!--METADATA-->
      <text:p text:style-name="P4">
<draw:frame draw:style-name="fr1" draw:name="Image215" text:anchor-type="as-char" svg:width="6.9236in" svg:height="3.956343in" draw:z-index="0">
<draw:image xlink:href="../Images/yкринформ/2023-05-15T21-31-12-03-00/630_360_1589214027-326.jpg" xlink:type="simple" xlink:show="embed" xlink:actuate="onLoad" draw:mime-type="image/jpeg"/>
</draw:frame>
 Угорщиназаблокувала виплату восьмого траншу коштів з Європейського фонду миру урозмірі 500 мільйонів євро на озброєння, яке держави-члени ЄС передаютьУкраїні.</text:p>
      <text:p text:style-name="P4">
Як передає Укрінформ, про це повідомляє агенція <text:a xlink:type="simple" xlink:href="https://www.ansa.it/sito/notizie/topnews/2023/05/15/fonti-budapest-blocca-tranche-fondi-epf-per-armi-a-kiev_c2702c9d-c274-4f17-8297-3b278f4436ca.html" text:style-name="Internet_20_link" text:visited-style-name="Visited_20_Internet_20_Link">
</text:a>
 .</text:p>
      <text:p text:style-name="P4">
"Угорщина, на диво, сьогодні заблокувала виплату восьмого траншу коштівЄвропейського фонду миру (EPF) на зброю, призначену для України", - повідомилоджерело агенції.</text:p>
      <text:p text:style-name="P4">
<text:span text:style-name="T4">
Читайте також:</text:span>
 <text:a xlink:type="simple" xlink:href="https://www.ukrinform.ua/rubric-world/3709356-glavi-mzs-kitau-ta-ugorsini-proveli-pogliblenij-obmin-dumkami-sodo-ukraini.html" text:style-name="Internet_20_link" text:visited-style-name="Visited_20_Internet_20_Link">
 <text:span text:style-name="T4">
Угорщин</text:span>
 </text:a>
</text:p>
      <text:p text:style-name="P4">
Транш у 500 мільйонів євро мав бути виплачений наступного понеділка, 22травня. Але Будапешт заблокував рішення, нібито зажадавши "гарантій", щоЄвропейський фонд миру не буде використовуватись у майбутньому виключно длядопомоги Україні.</text:p>
      <text:p text:style-name="P4">
Як повідомлялося, 20 березня Європейська рада ухвалила рішення щодоприскорення поставок боєприпасів для України та про нарощування спроможностейєвропейської оборонної промисловості. Це рішення передбачає, що країни ЄСпоставлять Україні 1 мільйон артилерійських боєприпасів, у тому числі снарядівкалібру 155 мм, протягом наступних 12 місяців.</text:p>
      <text:p text:style-name="P4">
<text:span text:style-name="T4">
Читайте також:</text:span>
 <text:a xlink:type="simple" xlink:href="https://www.ukrinform.ua/rubric-world/3705472-glava-mzs-ugorsini-poskandaliv-z-poslom-ssa-zvinuvativsi-jogo-v-propagandi-vijni.html" text:style-name="Internet_20_link" text:visited-style-name="Visited_20_Internet_20_Link">
 <text:span text:style-name="T4">
Угорщин</text:span>
 </text:a>
</text:p>
      <text:p text:style-name="P4">
5 травня Рада ЄС остаточно схвалила виділення 1 млрд євро в межахЄвропейського фонду миру на закупівлю боєприпасів і ракет для України.</text:p>
      <text:p text:style-name="P4">
Source: <text:a xlink:type="simple" xlink:href="https://www.ukrinform.ua/rubric-world/3709659-ugorsina-zablokuvala-500-miljoniv-z-fondu-so-finansue-zbrou-dla-ukraini-zmi.html" text:style-name="Internet_20_link" text:visited-style-name="Visited_20_Internet_20_Link">
https://www.ukrinform.ua/rubric-world/3709659-ugorsina-zablokuvala-500-miljoniv-z-fondu-so-finansue-zbrou-dla-ukraini-zmi.html</text:a>
</text:p>
      <!--NEWS-->
      <text:h text:style-name="P10" text:outline-level="1">
<text:span text:style-name="T4">
У районі Бахмута ЗСУ просунулися на відстань до двох кілометрів - Череватий</text:span>
</text:h>
      <text:p text:style-name="P4">
Authors: Ukrinform (Person)</text:p>
      <text:p text:style-name="P4">
Publisher: Укринформ (Organization)</text:p>
      <text:p text:style-name="P4">
Published Time: 2023-05-15T21:35:00+03:00</text:p>
      <text:p text:style-name="P4">
Modified Time: 2023-05-15T21:35:00+03:00</text:p>
      <text:p text:style-name="P4">
Description: Українські військові протягом останніх двох днів на деяких ділянках навколо Бахмута просунулися на відстань від 350 метрів до 2 кілометрів. — Укрінформ.</text:p>
      <text:p text:style-name="P4">
Images: ["<text:a xlink:type="simple" xlink:href="https://static.ukrinform.com/photos/2023_04/thumb_files/630_360_1682412638-215.png" text:style-name="Internet_20_link" text:visited-style-name="Visited_20_Internet_20_Link">
630_360_16824...</text:a>
"]</text:p>
      <text:p text:style-name="P4">
Tags: ['Бахмут', 'ЗСУ', 'Війна з росією', 'Єдині новини']</text:p>
      <text:p text:style-name="P4">
Type: Article</text:p>
      <!--METADATA-->
      <text:p text:style-name="P4">
<draw:frame draw:style-name="fr1" draw:name="Image216" text:anchor-type="as-char" svg:width="6.9236in" svg:height="3.956343in" draw:z-index="0">
<draw:image xlink:href="../Images/yкринформ/2023-05-15T21-35-00-03-00/630_360_1682412638-215.png" xlink:type="simple" xlink:show="embed" xlink:actuate="onLoad" draw:mime-type="image/png"/>
</draw:frame>
 Українськівійськові протягом останніх двох днів на деяких ділянках навколо Бахмутапросунулися на відстань від 350 метрів до 2 кілометрів.</text:p>
      <text:p text:style-name="P4">
Про це повідомив спікер Східного угруповання ЗСУ Сергій Череватий в ефірітелемарафону «Єдині новини», передає Укрінформ.</text:p>
      <text:p text:style-name="P4">
«Попередні дві доби наші війська просунулися на різну відстань: від 350 метрівдо двох кілометрів, але ворог чинить шалений спротив. Також ворог проводитьатакуючі дії. За цю добу на Бахмутському напрямку відбулося 34 бойовихзіткнення, 479 разів ворог різними системами, різною артилерією обстрілювавнаші позиції, відбулося чотири авіанальоти» - сказав він.</text:p>
      <text:p text:style-name="P4">
<text:span text:style-name="T4">
Читайте також:</text:span>
 <text:a xlink:type="simple" xlink:href="https://www.ukrinform.ua/rubric-ato/3709616-bahmut-ta-marinka-zalisautsa-v-epicentri-bojovih-dij-na-shodi-za-dobu-37-zitknen.html" text:style-name="Internet_20_link" text:visited-style-name="Visited_20_Internet_20_Link">
 <text:span text:style-name="T4">
Бахмут</text:span>
 </text:a>
</text:p>
      <text:p text:style-name="P4">
Череватий додав, що в боях українські військові знищили 149 окупантів, 160 -поранили, а шістьох захопили в полон.</text:p>
      <text:p text:style-name="P4">
Також протягом останньої доби наші військові підбили дві бойові машини піхоти,два бронеавтомобілі, три безпілотники ворога і польовий склад із боєприпасами.</text:p>
      <text:p text:style-name="P4">
<text:span text:style-name="T4">
Читайте також:</text:span>
 <text:a xlink:type="simple" xlink:href="https://www.ukrinform.ua/rubric-ato/3709290-sirskij-pro-oboronu-bahmuta-prosuvanna-zsu-persij-uspih-nastupalnih-dij-ale-castkovij.html" text:style-name="Internet_20_link" text:visited-style-name="Visited_20_Internet_20_Link">
 <text:span text:style-name="T4">
Бахмут</text:span>
 </text:a>
</text:p>
      <text:p text:style-name="P4">
«Ворог понад усе намагається захопити саме місто, докладає для цьогонеймовірних зусиль. Наші воїни тримають оборону, проявляючи вершини мужності,героїзму, витримки і кмітливості, щоб утримати натиск ворога. Це всевідбувається у рамках оборонної операції, яка проводиться багато місяців, іспрямована на абсолютне знищення ворога», - зазначив спікер Східногоугруповання Збройних сил України.</text:p>
      <text:p text:style-name="P4">
Як повідомляв Укрінформ, від початку повномасштабної війни <text:a xlink:type="simple" xlink:href="http://www.ukrinform.ua/rubric-ato/3709259-zsu-vze-znisili-199-tisac-460-rosijskih-zagarbnikiv.html" text:style-name="Internet_20_link" text:visited-style-name="Visited_20_Internet_20_Link">
</text:a>
 вже близько 199 тисяч 460військових рф та тисячі одиниць бойової техніки ворога.</text:p>
      <text:p text:style-name="P4">
<text:span text:style-name="T5">
Фото: Костянтин Ліберов</text:span>
</text:p>
      <text:p text:style-name="P4">
Source: <text:a xlink:type="simple" xlink:href="https://www.ukrinform.ua/rubric-ato/3709661-u-rajoni-bahmuta-zsu-prosunulisa-na-vidstan-do-dvoh-kilometriv-cerevatij.html" text:style-name="Internet_20_link" text:visited-style-name="Visited_20_Internet_20_Link">
https://www.ukrinform.ua/rubric-ato/3709661-u-rajoni-bahmuta-zsu-prosunulisa-na-vidstan-do-dvoh-kilometriv-cerevatij.html</text:a>
</text:p>
      <!--NEWS-->
      <text:h text:style-name="P10" text:outline-level="1">
<text:span text:style-name="T4">
Артилеристи знищили російський міномет «Тюльпан»</text:span>
</text:h>
      <text:p text:style-name="P4">
Authors: Ukrinform (Person)</text:p>
      <text:p text:style-name="P4">
Publisher: Укринформ (Organization)</text:p>
      <text:p text:style-name="P4">
Published Time: 2023-05-15T21:47:00+03:00</text:p>
      <text:p text:style-name="P4">
Modified Time: 2023-05-15T21:47:00+03:00</text:p>
      <text:p text:style-name="P4">
Description: Артилеристи Військово-морських сил Збройних сил України знищили російський самохідний міномет 240-міліметрового калібру "Тюльпан". — Укрінформ.</text:p>
      <text:p text:style-name="P4">
Images: ["<text:a xlink:type="simple" xlink:href="https://static.ukrinform.com/photos/2023_05/thumb_files/630_360_1684161089-499.jpg" text:style-name="Internet_20_link" text:visited-style-name="Visited_20_Internet_20_Link">
630_360_16841...</text:a>
"]</text:p>
      <text:p text:style-name="P4">
Tags: ['Міномет', 'Війна з росією', 'Артилерія']</text:p>
      <text:p text:style-name="P4">
Type: Article</text:p>
      <!--METADATA-->
      <text:p text:style-name="P4">
<draw:frame draw:style-name="fr1" draw:name="Image217" text:anchor-type="as-char" svg:width="6.9236in" svg:height="3.956343in" draw:z-index="0">
<draw:image xlink:href="../Images/yкринформ/2023-05-15T21-47-00-03-00/630_360_1684161089-499.jpg" xlink:type="simple" xlink:show="embed" xlink:actuate="onLoad" draw:mime-type="image/jpeg"/>
</draw:frame>
Артилеристи Військово-морських сил Збройних сил України знищили російськийсамохідний міномет 240-міліметрового калібру "Тюльпан".</text:p>
      <text:p text:style-name="P4">
Як передає Укрінформ, про це пресслужба ВМС повідомила в <text:a xlink:type="simple" xlink:href="https://t.me/ukrainian_navy/3111" text:style-name="Internet_20_link" text:visited-style-name="Visited_20_Internet_20_Link">
</text:a>
</text:p>
      <text:p text:style-name="P4">
"Військовослужбовці 406-ї окремої артилерійської бригади влучним постріломзнищили 240-мм міномет 2С4 "Тюльпан" російського окупаційного війська – машинанамагалася втекти від "очей" наших захисників, але влучні артилеристивисокоточним пострілом знищили ворожу техніку", – йдеться в повідомленні.</text:p>
      <text:p text:style-name="P4">
<text:span text:style-name="T4">
Читайте також:</text:span>
 <text:a xlink:type="simple" xlink:href="https://www.ukrinform.ua/rubric-ato/3709401-morpihi-znisili-rosijskij-plavzasib-iz-zagarbnikami.html" text:style-name="Internet_20_link" text:visited-style-name="Visited_20_Internet_20_Link">
 <text:span text:style-name="T4">
знищ</text:span>
 </text:a>
</text:p>
      <text:p text:style-name="P4">
Як повідомляв Укрінформ, у ході розв'язаної проти України повномасштабноївійни російська федерація <text:a xlink:type="simple" xlink:href="https://www.ukrinform.ua/rubric-ato/3709259-zsu-vze-znisili-199-tisac-460-rosijskih-zagarbnikiv.html" text:style-name="Internet_20_link" text:visited-style-name="Visited_20_Internet_20_Link">
 </text:a>
 і тисячі одиниць бойовоїтехніки.</text:p>
      <text:p text:style-name="P4">
<text:span text:style-name="T5">
Фото: Вікіпедія</text:span>
</text:p>
      <text:p text:style-name="P4">
Source: <text:a xlink:type="simple" xlink:href="https://www.ukrinform.ua/rubric-ato/3709569-artileristi-znisili-rosijskij-minomet-tulpan.html" text:style-name="Internet_20_link" text:visited-style-name="Visited_20_Internet_20_Link">
https://www.ukrinform.ua/rubric-ato/3709569-artileristi-znisili-rosijskij-minomet-tulpan.html</text:a>
</text:p>
      <!--NEWS-->
      <text:h text:style-name="P10" text:outline-level="1">
<text:span text:style-name="T4">
Японія хоче запропонувати Україні нові технології для післявоєнного відновлення</text:span>
</text:h>
      <text:p text:style-name="P4">
Authors: Ukrinform (Person)</text:p>
      <text:p text:style-name="P4">
Publisher: Укринформ (Organization)</text:p>
      <text:p text:style-name="P4">
Published Time: 2023-05-15T21:48:38+03:00</text:p>
      <text:p text:style-name="P4">
Modified Time: 2023-05-15T21:48:38+03:00</text:p>
      <text:p text:style-name="P4">
Description: Уряд Японії планує запросити представників уряду України для обміну технологіями, що допоможуть у відновленні країни після руйнувань, спричинених військовим вторгненням москви. — Укрінформ.</text:p>
      <text:p text:style-name="P4">
Images: ["<text:a xlink:type="simple" xlink:href="https://static.ukrinform.com/photos/2022_11/thumb_files/630_360_1667308231-551.jpg" text:style-name="Internet_20_link" text:visited-style-name="Visited_20_Internet_20_Link">
630_360_16673...</text:a>
"]</text:p>
      <text:p text:style-name="P4">
Tags: ['Японія', 'Відбудова', 'Відновлення України']</text:p>
      <text:p text:style-name="P4">
Type: Article</text:p>
      <!--METADATA-->
      <text:p text:style-name="P4">
<draw:frame draw:style-name="fr1" draw:name="Image218" text:anchor-type="as-char" svg:width="6.9236in" svg:height="3.956343in" draw:z-index="0">
<draw:image xlink:href="../Images/yкринформ/2023-05-15T21-48-38-03-00/630_360_1667308231-551.jpg" xlink:type="simple" xlink:show="embed" xlink:actuate="onLoad" draw:mime-type="image/jpeg"/>
</draw:frame>
 УрядЯпонії планує запросити представників уряду України для обміну технологіями,що допоможуть у відновленні країни після руйнувань, спричинених військовимвторгненням москви.</text:p>
      <text:p text:style-name="P4">
Як передає Укрінформ, про це повідомляє <text:a xlink:type="simple" xlink:href="https://www3.nhk.or.jp/nhkworld/en/news/20230515_05/" text:style-name="Internet_20_link" text:visited-style-name="Visited_20_Internet_20_Link">
</text:a>
.</text:p>
      <text:p text:style-name="P4">
Цей план розроблено напередодні саміту «Групи семи», що має початися вХіросімі у п'ятницю. Очікується, що там обговорюватимуться питання відновленнята реконструкції соціально-економічної інфраструктури України, яка постраждалавнаслідок військового вторгнення москви.</text:p>
      <text:p text:style-name="P4">
<text:span text:style-name="T4">
Читайте також:</text:span>
 <text:a xlink:type="simple" xlink:href="https://www.ukrinform.ua/rubric-vidbudova/3709630-kubrakov-obgovoriv-z-predstavnikami-oon-i-krainpartneriv-vidbudovu-ukraini.html" text:style-name="Internet_20_link" text:visited-style-name="Visited_20_Internet_20_Link">
 </text:a>
</text:p>
      <text:p text:style-name="P4">
Голова уряду Японії Фуміо Кішіда зазначив, що він хоче використати цей самітяк можливість підтвердити непохитну солідарність країн G7 з Україною.</text:p>
      <text:p text:style-name="P4">
"Японія сподівається підтримати свої зусилля з відновлення, запросившиофіційних осіб задля перевірки різних методів, таких як ефективні засобивидалення сміття та ноу-хау для зміцнення системи електропостачання", -йдеться у повідомленні.</text:p>
      <text:p text:style-name="P4">
<text:span text:style-name="T4">
Читайте також:</text:span>
 <text:a xlink:type="simple" xlink:href="https://www.ukrinform.ua/rubric-vidbudova/3709483-dla-vidbudovi-deokupovanoi-lugansini-planuut-stvoriti-centr-vidnovlenna-ta-rozvitku-gromad.html" text:style-name="Internet_20_link" text:visited-style-name="Visited_20_Internet_20_Link">
 <text:span text:style-name="T4">
відновлен</text:span>
 </text:a>
</text:p>
      <text:p text:style-name="P4">
Як повідомлялося, у межах Програми екстреного відновлення, що впроваджуєтьсязгідно з Грантовою угодою між урядом України та Японським агентствомміжнародного співробітництва, для НЕК “Укренерго” буде передано обладнання дляпідстанцій на суму 5,135 млрд японських єн.</text:p>
      <text:p text:style-name="P4">
Source: <text:a xlink:type="simple" xlink:href="https://www.ukrinform.ua/rubric-vidbudova/3709664-aponia-hoce-zaproponuvati-ukraini-novi-tehnologii-dla-pislavoennogo-vidnovlenna.html" text:style-name="Internet_20_link" text:visited-style-name="Visited_20_Internet_20_Link">
https://www.ukrinform.ua/rubric-vidbudova/3709664-aponia-hoce-zaproponuvati-ukraini-novi-tehnologii-dla-pislavoennogo-vidnovlenna.html</text:a>
</text:p>
      <!--NEWS-->
      <text:h text:style-name="P10" text:outline-level="1">
<text:span text:style-name="T4">
Штати вже доправили до Німеччини три десятки тренувальних танків Abrams - Пентагон</text:span>
</text:h>
      <text:p text:style-name="P4">
Authors: Ukrinform (Person)</text:p>
      <text:p text:style-name="P4">
Publisher: Укринформ (Organization)</text:p>
      <text:p text:style-name="P4">
Published Time: 2023-05-15T21:51:00+03:00</text:p>
      <text:p text:style-name="P4">
Modified Time: 2023-05-15T21:51:00+03:00</text:p>
      <text:p text:style-name="P4">
Description: Сполучені Штати уже доправили до Німеччини три десятки навчальних танків М1 Abrams, на яких незабаром тренуватимуться українські захисники. — Укрінформ.</text:p>
      <text:p text:style-name="P4">
Images: ["<text:a xlink:type="simple" xlink:href="https://static.ukrinform.com/photos/2023_04/thumb_files/630_360_1682371441-131.jpg" text:style-name="Internet_20_link" text:visited-style-name="Visited_20_Internet_20_Link">
630_360_16823...</text:a>
"]</text:p>
      <text:p text:style-name="P4">
Tags: ['Німеччина', 'Пентагон', 'США', 'Танк', 'Abrams ', 'Війна з росією']</text:p>
      <text:p text:style-name="P4">
Type: Article</text:p>
      <!--METADATA-->
      <text:p text:style-name="P4">
<draw:frame draw:style-name="fr1" draw:name="Image219" text:anchor-type="as-char" svg:width="6.9236in" svg:height="3.956343in" draw:z-index="0">
<draw:image xlink:href="../Images/yкринформ/2023-05-15T21-51-00-03-00/630_360_1682371441-131.jpg" xlink:type="simple" xlink:show="embed" xlink:actuate="onLoad" draw:mime-type="image/jpeg"/>
</draw:frame>
 СполученіШтати уже доправили до Німеччини три десятки навчальних танків М1 Abrams, наяких незабаром тренуватимуться українські захисники.</text:p>
      <text:p text:style-name="P4">
Про це сказав на брифінгу у Вашингтоні речник Пентагону генерал Патрік Райдер,передає кореспондент Укрінформу.</text:p>
      <text:p text:style-name="P4">
“Можу підтвердити, що 31 навчальний танк М1 Abrams прибув до Німеччини урамках підготовки до майбутнього тренування українських військових”, -зазначив Райдер.</text:p>
      <text:p text:style-name="P4">
За його словами, навчання українських бійців на американських <text:a xlink:type="simple" xlink:href="https://www.ukrinform.ua/tag-tank" text:style-name="Internet_20_link" text:visited-style-name="Visited_20_Internet_20_Link">
</text:a>
 розпочнеться протягом кількох наступнихтижнів.</text:p>
      <text:p text:style-name="P4">
<text:span text:style-name="T4">
Читайте також:</text:span>
 <text:a xlink:type="simple" xlink:href="https://www.ukrinform.ua/rubric-ato/3708038-stati-peredadut-tanki-abrams-ukraini-na-pocatku-oseni-ostin.html" text:style-name="Internet_20_link" text:visited-style-name="Visited_20_Internet_20_Link">
 <text:span text:style-name="T4">
Abrams</text:span>
 </text:a>
</text:p>
      <text:p text:style-name="P4">
“Ця широка тренувальна програма для українських танкістів та техніківпокликана підготувати їх до виконання у майбутньому важливої ролі, ефективновикористовуючи танки М1 та захищаючи український народ”, - наголосив речникПентагону.</text:p>
      <text:p text:style-name="P4">
Як повідомлялося, президент Байден оголосив, що США передадуть Україні сучаснуверсію бойового танка Abrams M1-A2. Однак їх іще треба виробити на заводах абомодернізувати старі машини. Водночас сучасніші версії потребують більше часудля фахової підготовки українських військових.</text:p>
      <text:p text:style-name="P4">
Source: <text:a xlink:type="simple" xlink:href="https://www.ukrinform.ua/rubric-ato/3709665-stati-vze-dopravili-do-nimeccini-tri-desatki-trenuvalnih-tankiv-abrams-pentagon.html" text:style-name="Internet_20_link" text:visited-style-name="Visited_20_Internet_20_Link">
https://www.ukrinform.ua/rubric-ato/3709665-stati-vze-dopravili-do-nimeccini-tri-desatki-trenuvalnih-tankiv-abrams-pentagon.html</text:a>
</text:p>
      <!--NEWS-->
      <text:h text:style-name="P10" text:outline-level="1">
<text:span text:style-name="T4">
Калініна зіграє з фіналісткою Australian Open на турнірі WTA в Римі</text:span>
</text:h>
      <text:p text:style-name="P4">
Authors: Ukrinform (Person)</text:p>
      <text:p text:style-name="P4">
Publisher: Укринформ (Organization)</text:p>
      <text:p text:style-name="P4">
Published Time: 2023-05-15T21:59:28+03:00</text:p>
      <text:p text:style-name="P4">
Modified Time: 2023-05-15T21:59:28+03:00</text:p>
      <text:p text:style-name="P4">
Description: Посіяна під 12-м номером Беатріс Аддад Мая з Бразилії стане суперницею другої «ракетки» України Ангеліни Калініної у чвертьфіналі престижного грунтового турніру Жіночої тенісної асоціації (WTA) - Internazionali BNL d’Italia - у Римі (Італія) з призовим фондом $3,5 млн. — Укрінформ.</text:p>
      <text:p text:style-name="P4">
Images: ["<text:a xlink:type="simple" xlink:href="https://static.ukrinform.com/photos/2023_05/thumb_files/630_360_1683975732-816.jpg" text:style-name="Internet_20_link" text:visited-style-name="Visited_20_Internet_20_Link">
630_360_16839...</text:a>
"]</text:p>
      <text:p text:style-name="P4">
Tags: ['Теніс', 'Ангеліна Калініна']</text:p>
      <text:p text:style-name="P4">
Type: Article</text:p>
      <!--METADATA-->
      <text:p text:style-name="P4">
<draw:frame draw:style-name="fr1" draw:name="Image220" text:anchor-type="as-char" svg:width="6.9236in" svg:height="3.956343in" draw:z-index="0">
<draw:image xlink:href="../Images/yкринформ/2023-05-15T21-59-28-03-00/630_360_1683975732-816.jpg" xlink:type="simple" xlink:show="embed" xlink:actuate="onLoad" draw:mime-type="image/jpeg"/>
</draw:frame>
 Посіянапід 12-м номером Беатріс Аддад Мая з Бразилії стане суперницею другої«ракетки» України Ангеліни Калініної у чвертьфіналі престижного грунтовоготурніру Жіночої тенісної асоціації (WTA) - Internazionali BNL d’Italia - уРимі (Італія) з призовим фондом $3,5 млн.</text:p>
      <text:p text:style-name="P4">
У четвертому раунді змагань Мая здобула перемогу над колумбійкою КамілоюОсоріо - 6:3, 6:3, передає Укрінформ.</text:p>
      <text:p text:style-name="P4">
Зазначимо, що торік Беатріс Аддад Мая у Мельбурні (Австралія) дійшла до фіналуAustralian Open у парному розряді.</text:p>
      <text:p text:style-name="P4">
<text:span text:style-name="T4">
Читайте також:</text:span>
 <text:a xlink:type="simple" xlink:href="https://www.ukrinform.ua/rubric-sports/3709450-ukrainka-kalinina-peremogla-amerikanku-kiz-na-turniri-wta-1000-u-rimi.html" text:style-name="Internet_20_link" text:visited-style-name="Visited_20_Internet_20_Link">
 </text:a>
</text:p>
      <text:p text:style-name="P4">
Турнір у Римі триватиме до 21 травня.</text:p>
      <text:p text:style-name="P4">
Фото: Getty Images.</text:p>
      <text:p text:style-name="P4">
Source: <text:a xlink:type="simple" xlink:href="https://www.ukrinform.ua/rubric-sports/3709667-kalinina-zigrae-z-finalistkou-australian-open-na-turniri-wta-v-rimi.html" text:style-name="Internet_20_link" text:visited-style-name="Visited_20_Internet_20_Link">
https://www.ukrinform.ua/rubric-sports/3709667-kalinina-zigrae-z-finalistkou-australian-open-na-turniri-wta-v-rimi.html</text:a>
</text:p>
      <!--NEWS-->
      <text:h text:style-name="P10" text:outline-level="1">
<text:span text:style-name="T4">
росіяни за день 12 разів обстріляли прикордоння Сумщини</text:span>
</text:h>
      <text:p text:style-name="P4">
Authors: Ukrinform (Person)</text:p>
      <text:p text:style-name="P4">
Publisher: Укринформ (Organization)</text:p>
      <text:p text:style-name="P4">
Published Time: 2023-05-15T22:05:00+03:00</text:p>
      <text:p text:style-name="P4">
Modified Time: 2023-05-15T22:05:00+03:00</text:p>
      <text:p text:style-name="P4">
Description: російська армія протягом дня 12 разів атакувала з різних видів зброї прикордонні громади Сумської області/ — Укрінформ.</text:p>
      <text:p text:style-name="P4">
Images: ["<text:a xlink:type="simple" xlink:href="https://static.ukrinform.com/photos/2023_02/thumb_files/630_360_1675418382-232.jpg" text:style-name="Internet_20_link" text:visited-style-name="Visited_20_Internet_20_Link">
630_360_16754...</text:a>
"]</text:p>
      <text:p text:style-name="P4">
Tags: ['Обстріл', 'Сумщина', 'Війна з росією']</text:p>
      <text:p text:style-name="P4">
Type: Article</text:p>
      <!--METADATA-->
      <text:p text:style-name="P4">
<draw:frame draw:style-name="fr1" draw:name="Image221" text:anchor-type="as-char" svg:width="6.9236in" svg:height="3.956343in" draw:z-index="0">
<draw:image xlink:href="../Images/yкринформ/2023-05-15T22-05-00-03-00/630_360_1675418382-232.jpg" xlink:type="simple" xlink:show="embed" xlink:actuate="onLoad" draw:mime-type="image/jpeg"/>
</draw:frame>
 російськаармія протягом дня 12 разів атакувала з різних видів зброї прикордонні громадиСумської області/</text:p>
      <text:p text:style-name="P4">
Як передає Укрінформ, про це Сумська обласна військова адміністраціяповідомила в <text:a xlink:type="simple" xlink:href="https://t.me/Sumy_news_ODA/16182" text:style-name="Internet_20_link" text:visited-style-name="Visited_20_Internet_20_Link">
 </text:a>
 .</text:p>
      <text:p text:style-name="P4">
Новослобідську громаду загарбники обстріляли з крупнокаліберного кулемета таствольної артилерії, унаслідок чого пролунали три вибухи. Через ворожийобстріл загорівся приватний житловий будинок.</text:p>
      <text:p text:style-name="P4">
<text:span text:style-name="T4">
Читайте також:</text:span>
 <text:a xlink:type="simple" xlink:href="https://www.ukrinform.ua/rubric-ato/3709627-rosiani-trici-vdarili-po-prikordonnu-sumsini-ta-cernigivsini.html" text:style-name="Internet_20_link" text:visited-style-name="Visited_20_Internet_20_Link">
 <text:span text:style-name="T4">
Сумщин</text:span>
 </text:a>
</text:p>
      <text:p text:style-name="P4">
По території цієї ж громади росіяни вдарили з мінометів, спричинивши шістьвибухів. Ворожим вогнем пошкоджена лінія електропередач.</text:p>
      <text:p text:style-name="P4">
Мінометного удару загарбники завдали також по Білопільській громаді, унаслідокчого пролунав 51 вибух. Її ж територію ворог атакував зі ствольної артилерії ігранатометів — відбулися 7 і 55 вибухів відповідно.</text:p>
      <text:p text:style-name="P4">
Шалигинська громада зазнала від російських військ мінометного удару —зафіксовані 9 вибухів.</text:p>
      <text:p text:style-name="P4">
<text:span text:style-name="T4">
Читайте також:</text:span>
 <text:a xlink:type="simple" xlink:href="https://www.ukrinform.ua/rubric-ato/3709220-vorog-za-den-visim-raziv-obstrilav-prikordonna-sumsini-zagalom-109-prilotiv.html" text:style-name="Internet_20_link" text:visited-style-name="Visited_20_Internet_20_Link">
 <text:span text:style-name="T4">
Сумщин</text:span>
 </text:a>
</text:p>
      <text:p text:style-name="P4">
По Краснопільській громаді росіяни били із самохідних артилерійськихустановок, спричинивши 8 вибухів.</text:p>
      <text:p text:style-name="P4">
Як повідомляв Укрінформ, 14 травня війська російської федерації вісім разівобстріляли прикордонні громади Сумської області.</text:p>
      <text:p text:style-name="P4">
Фото ілюстративне</text:p>
      <text:p text:style-name="P4">
Source: <text:a xlink:type="simple" xlink:href="https://www.ukrinform.ua/rubric-ato/3709668-rosiani-za-den-12-raziv-obstrilali-prikordonna-sumsini.html" text:style-name="Internet_20_link" text:visited-style-name="Visited_20_Internet_20_Link">
https://www.ukrinform.ua/rubric-ato/3709668-rosiani-za-den-12-raziv-obstrilali-prikordonna-sumsini.html</text:a>
</text:p>
      <!--NEWS-->
      <text:h text:style-name="P10" text:outline-level="1">
<text:span text:style-name="T4">
У Києві вшанували пам’ять загиблого французького репортера Армана Солдіна</text:span>
</text:h>
      <text:p text:style-name="P4">
Authors: Ukrinform (Person)</text:p>
      <text:p text:style-name="P4">
Publisher: Укринформ (Organization)</text:p>
      <text:p text:style-name="P4">
Published Time: 2023-05-15T22:10:00+03:00</text:p>
      <text:p text:style-name="P4">
Modified Time: 2023-05-15T22:10:00+03:00</text:p>
      <text:p text:style-name="P4">
Description: У Києві відбувся вечір пам’яті журналіста французького інформагентства AFP Армана Солдіна, який загинув 9 травня 2023 року під час російського ракетного обстрілу поблизу Часового Яру на Донеччині. — Укрінформ.</text:p>
      <text:p text:style-name="P4">
Images: ["<text:a xlink:type="simple" xlink:href="https://static.ukrinform.com/photos/2023_05/thumb_files/630_360_1684178771-5424.jpeg" text:style-name="Internet_20_link" text:visited-style-name="Visited_20_Internet_20_Link">
630_360_16841...</text:a>
", "<text:a xlink:type="simple" xlink:href="https://static.ukrinform.com/photos/2023_05/1684178980-997.jpg" text:style-name="Internet_20_link" text:visited-style-name="Visited_20_Internet_20_Link">
1684178980-99...</text:a>
", "<text:a xlink:type="simple" xlink:href="https://static.ukrinform.com/photos/2023_05/thumb_files/630_360_1684178769-7437.jpeg" text:style-name="Internet_20_link" text:visited-style-name="Visited_20_Internet_20_Link">
630_360_16841...</text:a>
", "<text:a xlink:type="simple" xlink:href="https://static.ukrinform.com/photos/2023_05/thumb_files/630_360_1684178769-3640.jpeg" text:style-name="Internet_20_link" text:visited-style-name="Visited_20_Internet_20_Link">
630_360_16841...</text:a>
", "<text:a xlink:type="simple" xlink:href="https://static.ukrinform.com/photos/2023_05/thumb_files/630_360_1684178769-1842.jpeg" text:style-name="Internet_20_link" text:visited-style-name="Visited_20_Internet_20_Link">
630_360_16841...</text:a>
", "<text:a xlink:type="simple" xlink:href="https://static.ukrinform.com/photos/2023_05/thumb_files/630_360_1684178769-5758.jpeg" text:style-name="Internet_20_link" text:visited-style-name="Visited_20_Internet_20_Link">
630_360_16841...</text:a>
", "<text:a xlink:type="simple" xlink:href="https://static.ukrinform.com/photos/2023_05/thumb_files/630_360_1684178769-1258.jpeg" text:style-name="Internet_20_link" text:visited-style-name="Visited_20_Internet_20_Link">
630_360_16841...</text:a>
", "<text:a xlink:type="simple" xlink:href="https://static.ukrinform.com/photos/2023_05/thumb_files/630_360_1684178769-9092.jpeg" text:style-name="Internet_20_link" text:visited-style-name="Visited_20_Internet_20_Link">
630_360_16841...</text:a>
", "<text:a xlink:type="simple" xlink:href="https://static.ukrinform.com/photos/2023_05/thumb_files/630_360_1684178770-2824.jpeg" text:style-name="Internet_20_link" text:visited-style-name="Visited_20_Internet_20_Link">
630_360_16841...</text:a>
", "<text:a xlink:type="simple" xlink:href="https://static.ukrinform.com/photos/2023_05/thumb_files/630_360_1684178770-3129.jpeg" text:style-name="Internet_20_link" text:visited-style-name="Visited_20_Internet_20_Link">
630_360_16841...</text:a>
", "<text:a xlink:type="simple" xlink:href="https://static.ukrinform.com/photos/2023_05/thumb_files/630_360_1684178771-5084.jpeg" text:style-name="Internet_20_link" text:visited-style-name="Visited_20_Internet_20_Link">
630_360_16841...</text:a>
", "<text:a xlink:type="simple" xlink:href="https://static.ukrinform.com/photos/2023_05/thumb_files/630_360_1684178770-2409.jpeg" text:style-name="Internet_20_link" text:visited-style-name="Visited_20_Internet_20_Link">
630_360_16841...</text:a>
", "<text:a xlink:type="simple" xlink:href="https://static.ukrinform.com/photos/2023_05/thumb_files/630_360_1684178770-7751.jpeg" text:style-name="Internet_20_link" text:visited-style-name="Visited_20_Internet_20_Link">
630_360_16841...</text:a>
", "<text:a xlink:type="simple" xlink:href="https://static.ukrinform.com/photos/2023_05/thumb_files/630_360_1684178772-7383.jpeg" text:style-name="Internet_20_link" text:visited-style-name="Visited_20_Internet_20_Link">
630_360_16841...</text:a>
", "<text:a xlink:type="simple" xlink:href="https://static.ukrinform.com/photos/2023_05/thumb_files/630_360_1684178772-9957.jpeg" text:style-name="Internet_20_link" text:visited-style-name="Visited_20_Internet_20_Link">
630_360_16841...</text:a>
"]</text:p>
      <text:p text:style-name="P4">
Tags: ['Ткаченко', 'Журналіст', 'МКІП ']</text:p>
      <text:p text:style-name="P4">
Type: Article</text:p>
      <!--METADATA-->
      <text:p text:style-name="P4">
<draw:frame draw:style-name="fr1" draw:name="Image222" text:anchor-type="as-char" svg:width="6.9236in" svg:height="3.956343in" draw:z-index="0">
<draw:image xlink:href="../Images/yкринформ/2023-05-15T22-10-00-03-00/630_360_1684178771-5424.jpeg" xlink:type="simple" xlink:show="embed" xlink:actuate="onLoad" draw:mime-type="image/jpeg"/>
</draw:frame>
 У Києвівідбувся вечір пам’яті журналіста французького інформагентства AFP АрманаСолдіна, який загинув 9 травня 2023 року під час російського ракетногообстрілу поблизу Часового Яру на Донеччині.</text:p>
      <text:p text:style-name="P4">
Віддати шану загиблому репортеру і згадати найяскравіші сторінки його життя намеморіальний захід, організований інформагентством AFP спільно з Українськимнаціональним інформаційним агентством «Укрінформ», прийшло близько сотні колегта друзів, повідомляє кореспондент агентства.</text:p>
      <text:p text:style-name="P4">
«Арман був одним із перших журналістів, який добровільно зголосився приїхати вУкраїну… Він віддав своє життя, щоб мільйони людей знали, що тутвідбувається», - сказав директор Agence France-Presse Фабріс Фрис.</text:p>
      <text:p text:style-name="P4">
<draw:frame draw:style-name="fr1" draw:name="Image223" text:anchor-type="as-char" svg:width="6.9236in" svg:height="3.955427in" draw:z-index="0">
<draw:image xlink:href="../Images/yкринформ/2023-05-15T22-10-00-03-00/1684178980-997.jpg" xlink:type="simple" xlink:show="embed" xlink:actuate="onLoad" draw:mime-type="image/jpeg"/>
</draw:frame>
</text:p>
      <text:p text:style-name="P4">
<text:span text:style-name="T4">
Читайте також:</text:span>
 <text:a xlink:type="simple" xlink:href="https://www.ukrinform.ua/rubric-society/3707902-100-tisac-na-poratunok-izakiv-zoozahisniki-vidkrili-grant-u-pamat-pro-francuzkogo-zurnalista.html" text:style-name="Internet_20_link" text:visited-style-name="Visited_20_Internet_20_Link">
 </text:a>
</text:p>
      <text:p text:style-name="P4">
Колеги Солдіна згадували, що він розповідав про жахіття війни з Ірпеня, Бучі,Херсона, часто бував і на Бахмутському напрямку.</text:p>
      <text:p text:style-name="P4">
<draw:frame draw:style-name="fr1" draw:name="Image224" text:anchor-type="as-char" svg:width="6.9236in" svg:height="3.956343in" draw:z-index="0">
<draw:image xlink:href="../Images/yкринформ/2023-05-15T22-10-00-03-00/630_360_1684178769-7437.jpeg" xlink:type="simple" xlink:show="embed" xlink:actuate="onLoad" draw:mime-type="image/jpeg"/>
</draw:frame>
 У Києвівшанували пам’ять загиблого французького репортера Армана Солдіна / Фото:Руслан Канюка, Укрінформ  <text:a xlink:type="simple" xlink:href="https://static.ukrinform.com/photos/2023_05/1684178769-7437.jpeg" text:style-name="Internet_20_link" text:visited-style-name="Visited_20_Internet_20_Link">
<draw:frame draw:style-name="fr1" draw:name="Image225" text:anchor-type="as-char" svg:width="6.9236in" svg:height="3.956343in" draw:z-index="0">
<draw:image xlink:href="../Images/yкринформ/2023-05-15T22-10-00-03-00/630_360_1684178769-7437.jpeg" xlink:type="simple" xlink:show="embed" xlink:actuate="onLoad" draw:mime-type="image/jpeg"/>
</draw:frame>
</text:a>
 <text:a xlink:type="simple" xlink:href="https://static.ukrinform.com/photos/2023_05/1684178769-3640.jpeg" text:style-name="Internet_20_link" text:visited-style-name="Visited_20_Internet_20_Link">
<draw:frame draw:style-name="fr1" draw:name="Image226" text:anchor-type="as-char" svg:width="6.9236in" svg:height="3.956343in" draw:z-index="0">
<draw:image xlink:href="../Images/yкринформ/2023-05-15T22-10-00-03-00/630_360_1684178769-3640.jpeg" xlink:type="simple" xlink:show="embed" xlink:actuate="onLoad" draw:mime-type="image/jpeg"/>
</draw:frame>
</text:a>
 <text:a xlink:type="simple" xlink:href="https://static.ukrinform.com/photos/2023_05/1684178769-1842.jpeg" text:style-name="Internet_20_link" text:visited-style-name="Visited_20_Internet_20_Link">
<draw:frame draw:style-name="fr1" draw:name="Image227" text:anchor-type="as-char" svg:width="6.9236in" svg:height="3.956343in" draw:z-index="0">
<draw:image xlink:href="../Images/yкринформ/2023-05-15T22-10-00-03-00/630_360_1684178769-1842.jpeg" xlink:type="simple" xlink:show="embed" xlink:actuate="onLoad" draw:mime-type="image/jpeg"/>
</draw:frame>
</text:a>
 <text:a xlink:type="simple" xlink:href="https://static.ukrinform.com/photos/2023_05/1684178769-5758.jpeg" text:style-name="Internet_20_link" text:visited-style-name="Visited_20_Internet_20_Link">
<draw:frame draw:style-name="fr1" draw:name="Image228" text:anchor-type="as-char" svg:width="6.9236in" svg:height="3.956343in" draw:z-index="0">
<draw:image xlink:href="../Images/yкринформ/2023-05-15T22-10-00-03-00/630_360_1684178769-5758.jpeg" xlink:type="simple" xlink:show="embed" xlink:actuate="onLoad" draw:mime-type="image/jpeg"/>
</draw:frame>
</text:a>
 <text:a xlink:type="simple" xlink:href="https://static.ukrinform.com/photos/2023_05/1684178769-1258.jpeg" text:style-name="Internet_20_link" text:visited-style-name="Visited_20_Internet_20_Link">
<draw:frame draw:style-name="fr1" draw:name="Image229" text:anchor-type="as-char" svg:width="6.9236in" svg:height="3.956343in" draw:z-index="0">
<draw:image xlink:href="../Images/yкринформ/2023-05-15T22-10-00-03-00/630_360_1684178769-1258.jpeg" xlink:type="simple" xlink:show="embed" xlink:actuate="onLoad" draw:mime-type="image/jpeg"/>
</draw:frame>
</text:a>
 <text:a xlink:type="simple" xlink:href="https://static.ukrinform.com/photos/2023_05/1684178769-9092.jpeg" text:style-name="Internet_20_link" text:visited-style-name="Visited_20_Internet_20_Link">
<draw:frame draw:style-name="fr1" draw:name="Image230" text:anchor-type="as-char" svg:width="6.9236in" svg:height="3.956343in" draw:z-index="0">
<draw:image xlink:href="../Images/yкринформ/2023-05-15T22-10-00-03-00/630_360_1684178769-9092.jpeg" xlink:type="simple" xlink:show="embed" xlink:actuate="onLoad" draw:mime-type="image/jpeg"/>
</draw:frame>
</text:a>
 <text:a xlink:type="simple" xlink:href="https://static.ukrinform.com/photos/2023_05/1684178770-2824.jpeg" text:style-name="Internet_20_link" text:visited-style-name="Visited_20_Internet_20_Link">
<draw:frame draw:style-name="fr1" draw:name="Image231" text:anchor-type="as-char" svg:width="6.9236in" svg:height="3.956343in" draw:z-index="0">
<draw:image xlink:href="../Images/yкринформ/2023-05-15T22-10-00-03-00/630_360_1684178770-2824.jpeg" xlink:type="simple" xlink:show="embed" xlink:actuate="onLoad" draw:mime-type="image/jpeg"/>
</draw:frame>
</text:a>
 <text:a xlink:type="simple" xlink:href="https://static.ukrinform.com/photos/2023_05/1684178770-3129.jpeg" text:style-name="Internet_20_link" text:visited-style-name="Visited_20_Internet_20_Link">
<draw:frame draw:style-name="fr1" draw:name="Image232" text:anchor-type="as-char" svg:width="6.9236in" svg:height="3.956343in" draw:z-index="0">
<draw:image xlink:href="../Images/yкринформ/2023-05-15T22-10-00-03-00/630_360_1684178770-3129.jpeg" xlink:type="simple" xlink:show="embed" xlink:actuate="onLoad" draw:mime-type="image/jpeg"/>
</draw:frame>
</text:a>
 <text:a xlink:type="simple" xlink:href="https://static.ukrinform.com/photos/2023_05/1684178771-5084.jpeg" text:style-name="Internet_20_link" text:visited-style-name="Visited_20_Internet_20_Link">
<draw:frame draw:style-name="fr1" draw:name="Image233" text:anchor-type="as-char" svg:width="6.9236in" svg:height="3.956343in" draw:z-index="0">
<draw:image xlink:href="../Images/yкринформ/2023-05-15T22-10-00-03-00/630_360_1684178771-5084.jpeg" xlink:type="simple" xlink:show="embed" xlink:actuate="onLoad" draw:mime-type="image/jpeg"/>
</draw:frame>
</text:a>
 <text:a xlink:type="simple" xlink:href="https://static.ukrinform.com/photos/2023_05/1684178770-2409.jpeg" text:style-name="Internet_20_link" text:visited-style-name="Visited_20_Internet_20_Link">
<draw:frame draw:style-name="fr1" draw:name="Image234" text:anchor-type="as-char" svg:width="6.9236in" svg:height="3.956343in" draw:z-index="0">
<draw:image xlink:href="../Images/yкринформ/2023-05-15T22-10-00-03-00/630_360_1684178770-2409.jpeg" xlink:type="simple" xlink:show="embed" xlink:actuate="onLoad" draw:mime-type="image/jpeg"/>
</draw:frame>
</text:a>
 <text:a xlink:type="simple" xlink:href="https://static.ukrinform.com/photos/2023_05/1684178771-5424.jpeg" text:style-name="Internet_20_link" text:visited-style-name="Visited_20_Internet_20_Link">
<draw:frame draw:style-name="fr1" draw:name="Image235" text:anchor-type="as-char" svg:width="6.9236in" svg:height="3.956343in" draw:z-index="0">
<draw:image xlink:href="../Images/yкринформ/2023-05-15T22-10-00-03-00/630_360_1684178771-5424.jpeg" xlink:type="simple" xlink:show="embed" xlink:actuate="onLoad" draw:mime-type="image/jpeg"/>
</draw:frame>
</text:a>
 <text:a xlink:type="simple" xlink:href="https://static.ukrinform.com/photos/2023_05/1684178770-7751.jpeg" text:style-name="Internet_20_link" text:visited-style-name="Visited_20_Internet_20_Link">
<draw:frame draw:style-name="fr1" draw:name="Image236" text:anchor-type="as-char" svg:width="6.9236in" svg:height="3.956343in" draw:z-index="0">
<draw:image xlink:href="../Images/yкринформ/2023-05-15T22-10-00-03-00/630_360_1684178770-7751.jpeg" xlink:type="simple" xlink:show="embed" xlink:actuate="onLoad" draw:mime-type="image/jpeg"/>
</draw:frame>
</text:a>
 <text:a xlink:type="simple" xlink:href="https://static.ukrinform.com/photos/2023_05/1684178772-7383.jpeg" text:style-name="Internet_20_link" text:visited-style-name="Visited_20_Internet_20_Link">
<draw:frame draw:style-name="fr1" draw:name="Image237" text:anchor-type="as-char" svg:width="6.9236in" svg:height="3.956343in" draw:z-index="0">
<draw:image xlink:href="../Images/yкринформ/2023-05-15T22-10-00-03-00/630_360_1684178772-7383.jpeg" xlink:type="simple" xlink:show="embed" xlink:actuate="onLoad" draw:mime-type="image/jpeg"/>
</draw:frame>
</text:a>
 <text:a xlink:type="simple" xlink:href="https://static.ukrinform.com/photos/2023_05/1684178772-9957.jpeg" text:style-name="Internet_20_link" text:visited-style-name="Visited_20_Internet_20_Link">
<draw:frame draw:style-name="fr1" draw:name="Image238" text:anchor-type="as-char" svg:width="6.9236in" svg:height="3.956343in" draw:z-index="0">
<draw:image xlink:href="../Images/yкринформ/2023-05-15T22-10-00-03-00/630_360_1684178772-9957.jpeg" xlink:type="simple" xlink:show="embed" xlink:actuate="onLoad" draw:mime-type="image/jpeg"/>
</draw:frame>
</text:a>
</text:p>
      <text:p text:style-name="P4">
За словами журналіста Еммануеля Пешо, який був поряд із Арманом під часобстрілу, «він був дуже серйозним і знав про ризики, але він поїхав в Україну,тому що хотів показати та розповісти правду про цю війну».</text:p>
      <text:p text:style-name="P4">
Міністр культури та інформаційної політики Олександр Ткаченко у своєму виступізазначив, що не був особисто знайомий з Арманом Солдіном, але зі спогадів тих,хто його знав, бачить, що він був не лише чудовим журналістом, а й прекрасноюлюдиною.</text:p>
      <text:p text:style-name="P4">
<text:span text:style-name="T4">
Читайте також:</text:span>
 <text:a xlink:type="simple" xlink:href="https://www.ukrinform.ua/rubric-ato/3707769-nazavzdi-molodij-francuzkij-zurnalist-arman-soldin-ubitij-rosijskou-raketou.html" text:style-name="Internet_20_link" text:visited-style-name="Visited_20_Internet_20_Link">
 <text:span text:style-name="T4">
Солдін</text:span>
 </text:a>
</text:p>
      <text:p text:style-name="P4">
«Девіз Франції «свобода, рівність, братерство». На жаль, коли йдеться провійну, рівність означає однакову небезпеку для всіх. Але я вважаю, що всі ті,хто розпочав війну, мають понести однакову відповідальність післярозслідування. Навіщо вони це зробили, оскільки загинули не лише журналісти –було вбито багато людей. Братерство проявляється у тому, що багато журналістіввисвітлюють цю війну і дають світові розуміння, що принесла нам російськаагресія. І, звісно, свобода означає те, що ми боремося за неї і мипереможемо», - зазначив Ткаченко.</text:p>
      <text:p text:style-name="P4">
Керівниця офісу «Репортери без кордонів» у Східній Європі та Центральній АзіїЖанна Кавельє в коментарі Укрінформу повідомила, що французькі слідчі вжеприбули в Україну для розслідування загибелі Армана Солдіна.</text:p>
      <text:p text:style-name="P4">
«Ми приділяємо багато уваги цій справі, адже вбивство журналіста - це не лишевоєнний злочин проти цивільної людини. Журналісти виконують соціальну функцію- надавати правдиву інформацію для суспільства, і Арман Солдін робив цепрофесійно», - сказала Кавельє.</text:p>
      <text:p text:style-name="P4">
<text:span text:style-name="T4">
Читайте також:</text:span>
 <text:a xlink:type="simple" xlink:href="https://www.ukrinform.ua/rubric-ato/3707091-poblizu-bahmuta-zaginuv-francuzkij-zurnalist-arman-soldin.html" text:style-name="Internet_20_link" text:visited-style-name="Visited_20_Internet_20_Link">
 <text:span text:style-name="T4">
Солдін</text:span>
 </text:a>
</text:p>
      <text:p text:style-name="P4">
Арман Солдін народився в Сараєво 21 березня 1991 року, був громадяниномФранції. Він почав працювати на AFP як стажер у римському бюро у 2015 році, апотім перейшов до лондонського. Солдін належав до першої команди AFP, яку буловідправлено в Україну після початку повномасштабного російського вторгнення, іприбув наступного дня. З вересня він жив в Україні та регулярно їздив напередову.</text:p>
      <text:p text:style-name="P4">
Source: <text:a xlink:type="simple" xlink:href="https://www.ukrinform.ua/rubric-society/3709662-tkacenko-vsanuvav-pamat-francuzkogo-zurnalista-ubitogo-rosianami-pid-bahmutom.html" text:style-name="Internet_20_link" text:visited-style-name="Visited_20_Internet_20_Link">
https://www.ukrinform.ua/rubric-society/3709662-tkacenko-vsanuvav-pamat-francuzkogo-zurnalista-ubitogo-rosianami-pid-bahmutom.html</text:a>
</text:p>
      <!--NEWS-->
      <text:h text:style-name="P10" text:outline-level="1">
<text:span text:style-name="T4">
США - про блокування зернової угоди: путін узяв у заручники народи, які потерпають від голоду</text:span>
</text:h>
      <text:p text:style-name="P4">
Authors: Ukrinform (Person)</text:p>
      <text:p text:style-name="P4">
Publisher: Укринформ (Organization)</text:p>
      <text:p text:style-name="P4">
Published Time: 2023-05-15T22:24:00+03:00</text:p>
      <text:p text:style-name="P4">
Modified Time: 2023-05-15T22:24:00+03:00</text:p>
      <text:p text:style-name="P4">
Description: США твердо виступили в ООН за розширення Чорноморської зернової ініціативи, яку путінський режим використовує для досягнення своїх цілей у війні проти України, тримаючи в заручниках країни, що потерпають від голоду. — Укрінформ.</text:p>
      <text:p text:style-name="P4">
Images: ["<text:a xlink:type="simple" xlink:href="https://static.ukrinform.com/photos/2023_04/thumb_files/630_360_1682533357-5712.jpeg" text:style-name="Internet_20_link" text:visited-style-name="Visited_20_Internet_20_Link">
630_360_16825...</text:a>
"]</text:p>
      <text:p text:style-name="P4">
Tags: ['Експорт', 'ООН', 'путін', 'Війна з росією', 'Продовольча безпека', 'зерновий коридор']</text:p>
      <text:p text:style-name="P4">
Type: Article</text:p>
      <!--METADATA-->
      <text:p text:style-name="P4">
<draw:frame draw:style-name="fr1" draw:name="Image239" text:anchor-type="as-char" svg:width="6.9236in" svg:height="3.956343in" draw:z-index="0">
<draw:image xlink:href="../Images/yкринформ/2023-05-15T22-24-00-03-00/630_360_1682533357-5712.jpeg" xlink:type="simple" xlink:show="embed" xlink:actuate="onLoad" draw:mime-type="image/jpeg"/>
</draw:frame>
 СШАтвердо виступили в ООН за розширення Чорноморської зернової ініціативи, якупутінський режим використовує для досягнення своїх цілей у війні протиУкраїни, тримаючи в заручниках країни, що потерпають від голоду.</text:p>
      <text:p text:style-name="P4">
З такою заявою виступив на засіданні Ради безпеки ООН заступник постійногопредставника США посол Роберт Вуд, передає власний кореспондент Укрінформу.</text:p>
      <text:p text:style-name="P4">
«Ми закликаємо путіна припинити практику тримати в заручниках голодних людей усвіті. Ми також закликаємо розширити Чорноморську зернову ініціативу тазабезпечити її повну реалізацію», - сказав американський дипломат.</text:p>
      <text:p text:style-name="P4">
Він підкреслив, що росія щодня перешкоджає й погрожує призупинити Чорноморськузернову ініціативу, чим підвищує ціни на продовольство в усьому світі. Цеозначає підвищення цін для всіх – насамперед для бідних країн та держав ізсереднім рівнем доходу, а також для ООН, яка так само закуповує продовольствона світовому ринку.</text:p>
      <text:p text:style-name="P4">
<text:span text:style-name="T4">
Читайте також:</text:span>
 <text:a xlink:type="simple" xlink:href="https://www.ukrinform.ua/rubric-economy/3709471-mzs-u-razi-zupinki-zernovogo-koridoru-cerez-misac-zrostut-potoki-bizenciv-z-afriki-do-es.html" text:style-name="Internet_20_link" text:visited-style-name="Visited_20_Internet_20_Link">
 <text:span text:style-name="T4">
зерново</text:span>
 </text:a>
</text:p>
      <text:p text:style-name="P4">
Представник США вказав, що рф навмисно уповільнила темпи перевірки суден ісуттєво скоротила обсяги <text:a xlink:type="simple" xlink:href="https://www.ukrinform.ua/tag-zerno" text:style-name="Internet_20_link" text:visited-style-name="Visited_20_Internet_20_Link">
 </text:a>
 , щовивозиться з українських портів для потреб найуразливіших країн. Вуд уточнив,що впродовж останніх тижнів делегація рф неодноразово відмовлялася проводитиогляди суден у Спільному координаційному центрі в Стамбулі.</text:p>
      <text:p text:style-name="P4">
«Тепер росіяни погрожують припинити співпрацю з 18 травня. рф блокуєпостачання українського зерна, яке має нагодувати голодних, і водночас успішноекспортує свій величезний урожай зернових», - наголосив американськийдипломат.</text:p>
      <text:p text:style-name="P4">
<text:span text:style-name="T4">
Читайте також:</text:span>
 <text:a xlink:type="simple" xlink:href="https://www.ukrinform.ua/rubric-economy/3707926-mvf-zaklikav-vziti-vsih-zahodiv-dla-prodovzenna-zernovoi-ugodi.html" text:style-name="Internet_20_link" text:visited-style-name="Visited_20_Internet_20_Link">
 <text:span text:style-name="T4">
зерно</text:span>
 </text:a>
</text:p>
      <text:p text:style-name="P4">
Як повідомляв Укрінформ, постійний представник України при ООН Сергій Кислицязаявив на засіданні Ради Безпеки, що рф вдає, ніби має збитки відЧорноморської зернової ініціативи, хоча насправді удвічі збільшила експортзерна.</text:p>
      <text:p text:style-name="P4">
<text:span text:style-name="T5">
Фото: Олександр Кубраков, Фейсбук</text:span>
</text:p>
      <text:p text:style-name="P4">
Source: <text:a xlink:type="simple" xlink:href="https://www.ukrinform.ua/rubric-economy/3709670-ssa-pro-blokuvanna-zernovoi-ugodi-putin-uzav-u-zarucniki-narodi-aki-poterpaut-vid-golodu.html" text:style-name="Internet_20_link" text:visited-style-name="Visited_20_Internet_20_Link">
https://www.ukrinform.ua/rubric-economy/3709670-ssa-pro-blokuvanna-zernovoi-ugodi-putin-uzav-u-zarucniki-narodi-aki-poterpaut-vid-golodu.html</text:a>
</text:p>
      <!--NEWS-->
      <text:h text:style-name="P10" text:outline-level="1">
<text:span text:style-name="T4">
Матч Кіченок і Остапенко на турнірі в Римі перенесли через дощ</text:span>
</text:h>
      <text:p text:style-name="P4">
Authors: Ukrinform (Person)</text:p>
      <text:p text:style-name="P4">
Publisher: Укринформ (Organization)</text:p>
      <text:p text:style-name="P4">
Published Time: 2023-05-15T22:39:00+03:00</text:p>
      <text:p text:style-name="P4">
Modified Time: 2023-05-15T22:39:00+03:00</text:p>
      <text:p text:style-name="P4">
Description: Посіяному під 2-м номером українсько-латвійському дуету Людмила Кіченок - Олена Остапенко не судилося вчасно провести поєдинок за вихід до чвертьфіналу престижного грунтового турніру Жіночої тенісної асоціації (WTA) - Internazionali BNL d’Italia - у Римі (Італія) з призовим фондом $3,5 млн. — Укрінформ.</text:p>
      <text:p text:style-name="P4">
Images: ["<text:a xlink:type="simple" xlink:href="https://static.ukrinform.com/photos/2023_05/thumb_files/630_360_1684179468-596.jpg" text:style-name="Internet_20_link" text:visited-style-name="Visited_20_Internet_20_Link">
630_360_16841...</text:a>
"]</text:p>
      <text:p text:style-name="P4">
Tags: ['Теніс']</text:p>
      <text:p text:style-name="P4">
Type: Article</text:p>
      <!--METADATA-->
      <text:p text:style-name="P4">
<draw:frame draw:style-name="fr1" draw:name="Image240" text:anchor-type="as-char" svg:width="6.9236in" svg:height="3.956343in" draw:z-index="0">
<draw:image xlink:href="../Images/yкринформ/2023-05-15T22-39-00-03-00/630_360_1684179468-596.jpg" xlink:type="simple" xlink:show="embed" xlink:actuate="onLoad" draw:mime-type="image/jpeg"/>
</draw:frame>
 Посіяномупід 2-м номером українсько-латвійському дуету Людмила Кіченок - ОленаОстапенко не судилося вчасно провести поєдинок за вихід до чвертьфіналупрестижного грунтового турніру Жіночої тенісної асоціації (WTA) -Internazionali BNL d’Italia - у Римі (Італія) з призовим фондом $3,5 млн.</text:p>
      <text:p text:style-name="P4">
У третьому раунді змагань Кіченок та Остапенко через дощ не вдалося зігратипроти польсько-чеського тандему Магта Лінетт - Маркета Вондроушова, передаєУкрінформ.</text:p>
      <text:p text:style-name="P4">
<text:span text:style-name="T4">
Читайте також:</text:span>
 <text:a xlink:type="simple" xlink:href="https://www.ukrinform.ua/rubric-sports/3709202-nadia-kicenok-ne-zmogla-probitisa-v-parnij-cvertfinal-turniru-wta-u-rimi.html" text:style-name="Internet_20_link" text:visited-style-name="Visited_20_Internet_20_Link">
 </text:a>
</text:p>
      <text:p text:style-name="P4">
Турнір у Римі триватиме до 21 травня.</text:p>
      <text:p text:style-name="P4">
Фото: Getty Images.</text:p>
      <text:p text:style-name="P4">
Source: <text:a xlink:type="simple" xlink:href="https://www.ukrinform.ua/rubric-sports/3709676-matc-kicenok-z-ostapenko-na-turniri-v-rimi-perenesli-cerez-dos.html" text:style-name="Internet_20_link" text:visited-style-name="Visited_20_Internet_20_Link">
https://www.ukrinform.ua/rubric-sports/3709676-matc-kicenok-z-ostapenko-na-turniri-v-rimi-perenesli-cerez-dos.html</text:a>
</text:p>
      <!--NEWS-->
      <text:h text:style-name="P10" text:outline-level="1">
<text:span text:style-name="T4">
На Херсонщині підліток підірвався на російській міні</text:span>
</text:h>
      <text:p text:style-name="P4">
Authors: Ukrinform (Person)</text:p>
      <text:p text:style-name="P4">
Publisher: Укринформ (Organization)</text:p>
      <text:p text:style-name="P4">
Published Time: 2023-05-15T22:41:29+03:00</text:p>
      <text:p text:style-name="P4">
Modified Time: 2023-05-15T22:41:29+03:00</text:p>
      <text:p text:style-name="P4">
Description: У селі Трифонівка Херсонської області 17-річний хлопець натрапив на залишену російськими військами міну, через детонацію боєприпасу постраждалий дістав тяжкі травми. — Укрінформ.</text:p>
      <text:p text:style-name="P4">
Images: ["<text:a xlink:type="simple" xlink:href="https://static.ukrinform.com/photos/2022_06/thumb_files/630_360_1654768443-794.jpg" text:style-name="Internet_20_link" text:visited-style-name="Visited_20_Internet_20_Link">
630_360_16547...</text:a>
"]</text:p>
      <text:p text:style-name="P4">
Tags: ['Херсонщина', 'Міна', 'Війна з росією']</text:p>
      <text:p text:style-name="P4">
Type: Article</text:p>
      <!--METADATA-->
      <text:p text:style-name="P4">
<draw:frame draw:style-name="fr1" draw:name="Image241" text:anchor-type="as-char" svg:width="6.9236in" svg:height="3.956343in" draw:z-index="0">
<draw:image xlink:href="../Images/yкринформ/2023-05-15T22-41-29-03-00/630_360_1654768443-794.jpg" xlink:type="simple" xlink:show="embed" xlink:actuate="onLoad" draw:mime-type="image/jpeg"/>
</draw:frame>
 У селіТрифонівка Херсонської області 17-річний хлопець натрапив на залишенуросійськими військами міну, через детонацію боєприпасу постраждалий діставтяжкі травми.</text:p>
      <text:p text:style-name="P4">
Як передає Укрінформ, про це Херсонська обласна військова адміністраціяповідомила в <text:a xlink:type="simple" xlink:href="https://t.me/khersonskaODA/5859" text:style-name="Internet_20_link" text:visited-style-name="Visited_20_Internet_20_Link">
 </text:a>
 .</text:p>
      <text:p text:style-name="P4">
За даними ОВА, пораненого доправили до найближчого медичного закладу,готується евакуація до лікарні у Кривому Розі.</text:p>
      <text:p text:style-name="P4">
<text:span text:style-name="T4">
Читайте також:</text:span>
 <text:a xlink:type="simple" xlink:href="https://www.ukrinform.ua/rubric-regions/3709465-na-hersonsini-traktor-pidirvavsa-na-rosijskij-mini.html" text:style-name="Internet_20_link" text:visited-style-name="Visited_20_Internet_20_Link">
 </text:a>
</text:p>
      <text:p text:style-name="P4">
Як повідомляв Укрінформ, поблизу села Томарине Херсонської області під часпольових робіт на російській міні <text:a xlink:type="simple" xlink:href="https://t.me/khersonskaODA/5859" text:style-name="Internet_20_link" text:visited-style-name="Visited_20_Internet_20_Link">
 </text:a>
 .</text:p>
      <text:p text:style-name="P4">
Source: <text:a xlink:type="simple" xlink:href="https://www.ukrinform.ua/rubric-regions/3709677-na-hersonsini-pidlitok-pidirvavsa-na-rosijskij-mini.html" text:style-name="Internet_20_link" text:visited-style-name="Visited_20_Internet_20_Link">
https://www.ukrinform.ua/rubric-regions/3709677-na-hersonsini-pidlitok-pidirvavsa-na-rosijskij-mini.html</text:a>
</text:p>
      <!--NEWS-->
      <text:h text:style-name="P10" text:outline-level="1">
<text:span text:style-name="T4">
У Запоріжжі на стоянці автотранспорту сталася стрілянина</text:span>
</text:h>
      <text:p text:style-name="P4">
Authors: Ukrinform (Person)</text:p>
      <text:p text:style-name="P4">
Publisher: Укринформ (Organization)</text:p>
      <text:p text:style-name="P4">
Published Time: 2023-05-15T22:48:00+03:00</text:p>
      <text:p text:style-name="P4">
Modified Time: 2023-05-15T22:48:00+03:00</text:p>
      <text:p text:style-name="P4">
Description: В одному з районів Запоріжжя між військовослужбовцями та невідомими особами виник конфлікт, який закінчився стріляниною. — Укрінформ.</text:p>
      <text:p text:style-name="P4">
Images: ["<text:a xlink:type="simple" xlink:href="https://static.ukrinform.com/photos/2022_05/thumb_files/630_360_1653576338-700.jpg" text:style-name="Internet_20_link" text:visited-style-name="Visited_20_Internet_20_Link">
630_360_16535...</text:a>
"]</text:p>
      <text:p text:style-name="P4">
Tags: ['Поліція', 'Стрілянина', 'Запоріжжя']</text:p>
      <text:p text:style-name="P4">
Type: Article</text:p>
      <!--METADATA-->
      <text:p text:style-name="P4">
<draw:frame draw:style-name="fr1" draw:name="Image242" text:anchor-type="as-char" svg:width="6.9236in" svg:height="3.956343in" draw:z-index="0">
<draw:image xlink:href="../Images/yкринформ/2023-05-15T22-48-00-03-00/630_360_1653576338-700.jpg" xlink:type="simple" xlink:show="embed" xlink:actuate="onLoad" draw:mime-type="image/jpeg"/>
</draw:frame>
 В одному зрайонів Запоріжжя між військовослужбовцями та невідомими особами виникконфлікт, який закінчився стріляниною.</text:p>
      <text:p text:style-name="P4">
Про це в <text:a xlink:type="simple" xlink:href="https://t.me/police_zp_news/5186" text:style-name="Internet_20_link" text:visited-style-name="Visited_20_Internet_20_Link">
 </text:a>
 повідомляє Національна поліціяЗапорізької області, передає Укрінформ.</text:p>
      <text:p text:style-name="P4">
"Сьогодні близько 16:00 на стоянці автотранспорту біля міського ринку виникконфлікт між військовослужбовцями та невідомими особами, внаслідок якогоостанні вчинили стрілянину з мисливської та автоматичної зброї. Один ізвійськових отримав ножові поранення, його було доставлено до лікарні", -повідомляє поліція.</text:p>
      <text:p text:style-name="P4">
<text:span text:style-name="T4">
Читайте також:</text:span>
 <text:a xlink:type="simple" xlink:href="https://www.ukrinform.ua/rubric-world/3708003-na-zavodi-mercedes-u-nimeccini-stalasa-strilanina-e-zertvi-zmi.html" text:style-name="Internet_20_link" text:visited-style-name="Visited_20_Internet_20_Link">
 <text:span text:style-name="T4">
стрілянин</text:span>
 </text:a>
</text:p>
      <text:p text:style-name="P4">
На місці події працювали СОГ, керівництво терпідрозділу та обласного главкуполіції.</text:p>
      <text:p text:style-name="P4">
За вказаним фактом розпочато досудове розслідування у кримінальнихпровадженнях за ознаками ч. 1 ст. 263 (Незаконне поводження зі зброєю,бойовими припасами або вибуховими речовинами), ч. 4 ст. 296 (Хуліганство) ККУкраїни. Санкція інкримінованих статей передбачає покарання у виглядіпозбавлення волі строком до семи років.</text:p>
      <text:p text:style-name="P4">
Тривають необхідні слідчо-оперативні дії.</text:p>
      <text:p text:style-name="P4">
Як повідомляв Укрінформ, <text:a xlink:type="simple" xlink:href="https://www.ukrinform.ua/rubric-world/3707395-serbi-zdali-ponad-3-tisaci-odinic-zbroi-pisla-dvoh-masovih-strilanin.html" text:style-name="Internet_20_link" text:visited-style-name="Visited_20_Internet_20_Link">
 </text:a>
 у перші два дні дії амністії, запровадженої після двох масовихстрілянин, внаслідок яких загинули 17 людей.</text:p>
      <text:p text:style-name="P4">
Source: <text:a xlink:type="simple" xlink:href="https://www.ukrinform.ua/rubric-regions/3709678-u-zaporizzi-na-stoanci-avtotransportu-stalasa-strilanina.html" text:style-name="Internet_20_link" text:visited-style-name="Visited_20_Internet_20_Link">
https://www.ukrinform.ua/rubric-regions/3709678-u-zaporizzi-na-stoanci-avtotransportu-stalasa-strilanina.html</text:a>
</text:p>
      <!--NEWS-->
      <text:h text:style-name="P10" text:outline-level="1">
<text:span text:style-name="T4">
В Україні започаткували рух Bring Back Kids UA за повернення депортованих дітей - Зарівна</text:span>
</text:h>
      <text:p text:style-name="P4">
Authors: Ukrinform (Person)</text:p>
      <text:p text:style-name="P4">
Publisher: Укринформ (Organization)</text:p>
      <text:p text:style-name="P4">
Published Time: 2023-05-15T22:50:00+03:00</text:p>
      <text:p text:style-name="P4">
Modified Time: 2023-05-15T22:50:00+03:00</text:p>
      <text:p text:style-name="P4">
Description: В Україні започаткували рух Bring Back Kids UA - він має об‘єднати світ, щоб повернути на батьківщину дітей, яких росія насильницьким чином вивезла з тимчасово захоплених територій. — Укрінформ.</text:p>
      <text:p text:style-name="P4">
Images: ["<text:a xlink:type="simple" xlink:href="https://static.ukrinform.com/photos/2023_03/thumb_files/630_360_1678677741-711.jpg" text:style-name="Internet_20_link" text:visited-style-name="Visited_20_Internet_20_Link">
630_360_16786...</text:a>
"]</text:p>
      <text:p text:style-name="P4">
Tags: ['Депортація', 'Діти', 'Офіс Президента', 'Війна з росією']</text:p>
      <text:p text:style-name="P4">
Type: Article</text:p>
      <!--METADATA-->
      <text:p text:style-name="P4">
<draw:frame draw:style-name="fr1" draw:name="Image243" text:anchor-type="as-char" svg:width="6.9236in" svg:height="3.956343in" draw:z-index="0">
<draw:image xlink:href="../Images/yкринформ/2023-05-15T22-50-00-03-00/630_360_1678677741-711.jpg" xlink:type="simple" xlink:show="embed" xlink:actuate="onLoad" draw:mime-type="image/jpeg"/>
</draw:frame>
 В Українізапочаткували рух Bring Back Kids UA - він має об‘єднати світ, щоб повернутина батьківщину дітей, яких росія насильницьким чином вивезла з тимчасовозахоплених територій.</text:p>
      <text:p text:style-name="P4">
Як передає Укрінформ, про це повідомила в <text:a xlink:type="simple" xlink:href="https://t.me/dashazarivna/732" text:style-name="Internet_20_link" text:visited-style-name="Visited_20_Internet_20_Link">
</text:a>
радник з питань комунікацій керівника Офісу Президента Дарія Зарівна.</text:p>
      <text:p text:style-name="P4">
«Викрадення українських дітей росіянами. Ці речі важко уявити будь-якомужителю цивілізованого світу. В голові не вкладається той факт, що у 21-мусторіччі геноцид відбувається зовсім поруч, у Європі, де росіяни роблять все,щоб знищити український народ», - написала вона</text:p>
      <text:p text:style-name="P4">
Зарівна розповіла, що виступила на Copenhagen Democracy Summit 2023 у столиціДанії. Це майданчик, який зібрав впливових людей, лідерів країн, демократичнихінституцій, щоб обговорити ситуацію в Україні та всьому світі.</text:p>
      <text:p text:style-name="P4">
«Я розповіла про те, як росіяни викрадають українських дітей, забирають їхсилою з тимчасово окупованих територій, а також про започаткування нашогонового руху Bring Back Kids UA, навколо якого ми хочемо об‘єднати світ, щобразом припинити російські злочини та повернути наших дітей. За нашими даними,близько 20 тисяч дітей були силою вивезені у росію. Хоча цифра таких злочинівможе бути значно більшою і сягати понад 100 тисяч», - зазначила представницяОП.</text:p>
      <text:p text:style-name="P4">
<text:span text:style-name="T4">
Читайте також:</text:span>
 <text:a xlink:type="simple" xlink:href="https://www.ukrinform.ua/rubric-society/3707884-pered-kontrnastupom-zsu-rosiani-masovo-deportuut-ditej-save-ukraine.html" text:style-name="Internet_20_link" text:visited-style-name="Visited_20_Internet_20_Link">
 </text:a>
</text:p>
      <text:p text:style-name="P4">
За її словами, є п’ять основних сценаріїв, відповідно до яких діють росіяни:забирають дітей з дитячих будинків; убивають батьків; розділяють сім'ї під часфільтрації; роблять нестерпними умови проживання дітей на окупованихтериторіях; буквально викрадають дітей з місць, де вони живуть або навчаються.</text:p>
      <text:p text:style-name="P4">
Під час виступу на саміті Зарівна розповіла про ситуацію в Енергодарі, дезнаходиться Запорізька АЕС. Там росіяни пропонували родинам відпочинок удитячих таборах, але це виявилося депортацією.</text:p>
      <text:p text:style-name="P4">
«Насправді - це геноцид. росіяни ніколи не погоджувалися влаштуватигуманітарні коридори, щоб діти приєдналися до рідних в Україні чи хоча бнадали інформацію. росія приховує місцезнаходження дітей. Вони змінюють імената громадянство. Вони хочуть, щоб діти перестали бути українцями. Завозять їху віддалені регіони. Вони незаконно всиновлюють їх без згоди родичів. Їхнамагаються зробити росіянами. Вони промивають мізки дітям і змушуютьпроходити військову підготовку», - заявила Зарівна.</text:p>
      <text:p text:style-name="P4">
<text:span text:style-name="T4">
Читайте також:</text:span>
 <text:a xlink:type="simple" xlink:href="https://www.ukrinform.ua/rubric-society/3708789-rosia-ne-lise-rozlucae-ditej-iz-ridnimi-a-j-vcit-nenaviditi-ukrainu-zelenskij.html" text:style-name="Internet_20_link" text:visited-style-name="Visited_20_Internet_20_Link">
 </text:a>
</text:p>
      <text:p text:style-name="P4">
Вона поінформувала, що наразі в Україну вдалося повернути лише 364 малюків, іїхні розповіді просто лякають.</text:p>
      <text:p text:style-name="P4">
«Ці звірства не можуть залишитися непоміченими. Саме тому путін і львова-бєлова, так званий омбудсмен з прав дитини рф, мають відповідати згідно зордером Міжнародного кримінального суду», - переконана радник керівника ОП.</text:p>
      <text:p text:style-name="P4">
Зарівна розповіла, що в Україні створили новий рух – «нову фундацію, новийThink, що має назву Bring Back Kids UA». Вона запросила приєднатися до цьогоруху і допомогти повернути тисячі українських <text:a xlink:type="simple" xlink:href="https://www.ukrinform.ua/tag-diti" text:style-name="Internet_20_link" text:visited-style-name="Visited_20_Internet_20_Link">
</text:a>
 додому.</text:p>
      <text:p text:style-name="P4">
У зв’язку з цим вона згадала висловлювання Вінстона Черчилля: «Немає нічого,чим росіяни захоплюються більше, ніж силою, і немає нічого, що вони поважаютьменше, ніж слабкість».</text:p>
      <text:p text:style-name="P4">
На переконання представниці ОП, росіяни викрадають дітей, намагаються залякатинас, «бо людьми в страху, за їх логікою, простіше маніпулювати».</text:p>
      <text:p text:style-name="P4">
<text:span text:style-name="T4">
Читайте також:</text:span>
 <text:a xlink:type="simple" xlink:href="https://www.ukrinform.ua/rubric-polytics/3705282-mzs-pro-deportaciu-ditej-zvit-obse-moze-buti-vikoristanij-dla-pritagnenna-rosii-do-vidpovidalnosti.html" text:style-name="Internet_20_link" text:visited-style-name="Visited_20_Internet_20_Link">
 <text:span text:style-name="T4">
депортац</text:span>
 </text:a>
</text:p>
      <text:p text:style-name="P4">
«Терор, який вони продають, давно вичерпаний. росія — це збанкрутіла імперіяторговця жахом. Нам не треба цього боятися. Коли панує страх, демократіязникає. Тому ми маємо діяти разом, відновлювати справедливість - разом. Іборотися за неї також разом», - резюмувала Зарівна.</text:p>
      <text:p text:style-name="P4">
Source: <text:a xlink:type="simple" xlink:href="https://www.ukrinform.ua/rubric-society/3709679-v-ukraini-zapocatkuvali-ruh-bring-back-kids-ua-za-povernenna-deportovanih-ditej-zarivna.html" text:style-name="Internet_20_link" text:visited-style-name="Visited_20_Internet_20_Link">
https://www.ukrinform.ua/rubric-society/3709679-v-ukraini-zapocatkuvali-ruh-bring-back-kids-ua-za-povernenna-deportovanih-ditej-zarivna.html</text:a>
</text:p>
      <!--NEWS-->
      <text:h text:style-name="P10" text:outline-level="1">
<text:span text:style-name="T4">
Франція готова навчати українських льотчиків - Макрон</text:span>
</text:h>
      <text:p text:style-name="P4">
Authors: Ukrinform (Person)</text:p>
      <text:p text:style-name="P4">
Publisher: Укринформ (Organization)</text:p>
      <text:p text:style-name="P4">
Published Time: 2023-05-15T22:56:00+03:00</text:p>
      <text:p text:style-name="P4">
Modified Time: 2023-05-15T22:56:00+03:00</text:p>
      <text:p text:style-name="P4">
Description: Франція та кілька інших європейських країн готові вже незабаром розпочати навчання українських військових пілотів. — Укрінформ.</text:p>
      <text:p text:style-name="P4">
Images: ["<text:a xlink:type="simple" xlink:href="https://static.ukrinform.com/photos/2023_02/thumb_files/630_360_1675929865-521.jpg" text:style-name="Internet_20_link" text:visited-style-name="Visited_20_Internet_20_Link">
630_360_16759...</text:a>
"]</text:p>
      <text:p text:style-name="P4">
Tags: ['Авіація', 'Франція', 'Макрон', 'Війна з росією']</text:p>
      <text:p text:style-name="P4">
Type: Article</text:p>
      <!--METADATA-->
      <text:p text:style-name="P4">
<draw:frame draw:style-name="fr1" draw:name="Image244" text:anchor-type="as-char" svg:width="6.9236in" svg:height="3.956343in" draw:z-index="0">
<draw:image xlink:href="../Images/yкринформ/2023-05-15T22-56-00-03-00/630_360_1675929865-521.jpg" xlink:type="simple" xlink:show="embed" xlink:actuate="onLoad" draw:mime-type="image/jpeg"/>
</draw:frame>
 Франція такілька інших європейських країн готові вже незабаром розпочати навчанняукраїнських військових пілотів.</text:p>
      <text:p text:style-name="P4">
Як повідомляє Укрінформ, про це в інтерв’ю телеканалу <text:a xlink:type="simple" xlink:href="http://www.youtube.com/watch" text:style-name="Internet_20_link" text:visited-style-name="Visited_20_Internet_20_Link">
</text:a>
 заявив президент ФранціїЕммануель Макрон.</text:p>
      <text:p text:style-name="P4">
“Разом із кількома іншими європейськими державами, які також до цього готові,ми відкрили двері тренуванню пілотів”, - сказав французький лідер.</text:p>
      <text:p text:style-name="P4">
За його словами, наразі це питання “обговорюється і американцями”. “Навчанняможе розпочатися вже зараз”, - зазначив Макрон.</text:p>
      <text:p text:style-name="P4">
<text:span text:style-name="T4">
Читайте також:</text:span>
 <text:a xlink:type="simple" xlink:href="https://www.ukrinform.ua/rubric-polytics/3709228-zelenskij-proviv-zustric-z-makronom.html" text:style-name="Internet_20_link" text:visited-style-name="Visited_20_Internet_20_Link">
 <text:span text:style-name="T4">
винищувачів</text:span>
 </text:a>
</text:p>
      <text:p text:style-name="P4">
Він додав, що Франція залишається рішуче налаштованою допомагати Українічинити опір російській агресії. “На кону зараз дуже багато, оскільки успіхконтрнаступу буде критично важливим для спроможності досягти тривалого миру”,- наголосив президент Франції.</text:p>
      <text:p text:style-name="P4">
Як повідомлялося, <text:a xlink:type="simple" xlink:href="https://www.ukrinform.ua/rubric-ato/3709373-u-britanii-vlitku-rozpocnutsa-navcanna-ukrainskih-pilotiv.html" text:style-name="Internet_20_link" text:visited-style-name="Visited_20_Internet_20_Link">
 </text:a>
 , що цього літа у країнірозпочнуться навчання українських пілотів.</text:p>
      <text:p text:style-name="P4">
<text:span text:style-name="T5">
Фото: ОП</text:span>
</text:p>
      <text:p text:style-name="P4">
Source: <text:a xlink:type="simple" xlink:href="https://www.ukrinform.ua/rubric-ato/3709682-francia-gotova-navcati-ukrainskih-lotcikiv-makron.html" text:style-name="Internet_20_link" text:visited-style-name="Visited_20_Internet_20_Link">
https://www.ukrinform.ua/rubric-ato/3709682-francia-gotova-navcati-ukrainskih-lotcikiv-makron.html</text:a>
</text:p>
      <!--NEWS-->
      <text:h text:style-name="P10" text:outline-level="1">
<text:span text:style-name="T4">
НАБУ і САП викрили масштабну корупцію у Верховному Суді</text:span>
</text:h>
      <text:p text:style-name="P4">
Authors: Ukrinform (Person)</text:p>
      <text:p text:style-name="P4">
Publisher: Укринформ (Organization)</text:p>
      <text:p text:style-name="P4">
Published Time: 2023-05-15T23:00:00+03:00</text:p>
      <text:p text:style-name="P4">
Modified Time: 2023-05-15T23:00:00+03:00</text:p>
      <text:p text:style-name="P4">
Description: Національне антикорупційне бюро викрило масштабну корупцію у Верховному Суді України. — Укрінформ.</text:p>
      <text:p text:style-name="P4">
Images: ["<text:a xlink:type="simple" xlink:href="https://static.ukrinform.com/photos/2022_11/thumb_files/630_360_1669109795-901.jpg" text:style-name="Internet_20_link" text:visited-style-name="Visited_20_Internet_20_Link">
630_360_16691...</text:a>
", "<text:a xlink:type="simple" xlink:href="https://static.ukrinform.com/photos/2023_05/1684181214-137.jpg" text:style-name="Internet_20_link" text:visited-style-name="Visited_20_Internet_20_Link">
1684181214-13...</text:a>
"]</text:p>
      <text:p text:style-name="P4">
Tags: ['НАБУ', 'САП', 'Корупція']</text:p>
      <text:p text:style-name="P4">
Type: Article</text:p>
      <!--METADATA-->
      <text:p text:style-name="P4">
<draw:frame draw:style-name="fr1" draw:name="Image245" text:anchor-type="as-char" svg:width="6.9236in" svg:height="3.956343in" draw:z-index="0">
<draw:image xlink:href="../Images/yкринформ/2023-05-15T23-00-00-03-00/630_360_1669109795-901.jpg" xlink:type="simple" xlink:show="embed" xlink:actuate="onLoad" draw:mime-type="image/jpeg"/>
</draw:frame>
Національне антикорупційне бюро викрило масштабну корупцію у Верховному СудіУкраїни.</text:p>
      <text:p text:style-name="P4">
Як передає Укрінформ, про це повідомляє НАБУ у своєму <text:a xlink:type="simple" xlink:href="https://t.me/nab_ukraine/1824" text:style-name="Internet_20_link" text:visited-style-name="Visited_20_Internet_20_Link">
</text:a>
 .</text:p>
      <text:p text:style-name="P4">
"НАБУ і САП викрили масштабну корупцію у Верховному Суді України, а саме схемущодо одержання неправомірної вигоди керівництвом та суддями Верховного Суду",- йдеться у повідомленні.</text:p>
      <text:p text:style-name="P4">
<draw:frame draw:style-name="fr1" draw:name="Image246" text:anchor-type="as-char" svg:width="6.9236in" svg:height="9.231467in" draw:z-index="0">
<draw:image xlink:href="../Images/yкринформ/2023-05-15T23-00-00-03-00/1684181214-137.jpg" xlink:type="simple" xlink:show="embed" xlink:actuate="onLoad" draw:mime-type="image/jpeg"/>
</draw:frame>
</text:p>
      <text:p text:style-name="P4">
Зазначається, що наразі проводяться невідкладні слідчі дії.</text:p>
      <text:p text:style-name="P4">
"Деталі згодом", - повідомили у НАБУ.</text:p>
      <text:p text:style-name="P4">
За інформацією <text:a xlink:type="simple" xlink:href="https://zn.ua/ukr/war/nabu-vzjalo-holovu-verkhovnoho-sudu-knjazjeva-na-bahatomiljonnomu-khabari.html" text:style-name="Internet_20_link" text:visited-style-name="Visited_20_Internet_20_Link">
 </text:a>
, НАБУ викрило голову Верховного Суду Всеволода Князєва на отриманні хабаря врозмірі близько 3 мільйони доларів. Його затримано, повідомляє видання зпосиланням на джерело в керівництві Бюро.</text:p>
      <text:p text:style-name="P4">
"За даними ZN.UA від джерела в НАБУ, гроші Князєв отримував від людей, яківиступали за рішення суду на користь олігарха Костянтина Жеваго. Нагадаємо, щоВелика Палата ВС розглядала справу стосовно права власності 40,19% акційПолтавського гірничо-збагачувального комбінату (ПГЗК) Ferrexpo. Своїм рішенняморган залишив зазначені акції пов'язаним із Жеваго компаніям, скасувавшивизнання недійсними договорів купівлі-продажу, укладених 20 років тому", -йдеться в повідомленні.</text:p>
      <text:p text:style-name="P4">
<text:span text:style-name="T4">
Читайте також:</text:span>
 <text:a xlink:type="simple" xlink:href="https://www.ukrinform.ua/rubric-economy/3709562-podatkova-mitnica-ta-beb-potrebuut-perezavantazenna-marcenko.html" text:style-name="Internet_20_link" text:visited-style-name="Visited_20_Internet_20_Link">
 </text:a>
</text:p>
      <text:p text:style-name="P4">
Варто зазначити, що наразі Верховного Суду України не існує. Після судовоїреформи часів п'ятого президента Петра Порошенка ВСУ перейменований уВерховний Суд.</text:p>
      <text:p text:style-name="P4">
Натомість у ВСУ досі числяться судді, які отримують зарплату.</text:p>
      <text:p text:style-name="P4">
Про який саме суд йде мова, наразі не відомо.</text:p>
      <text:p text:style-name="P4">
Як повідомляв Укрінформ, раніше стало відомо, що <text:a xlink:type="simple" xlink:href="https://www.ukrinform.ua/rubric-economy/3708283-na-sogodni-zablokovani-aktivi-u-bils-ak-200-osib-aki-mozna-stagnuti-na-korist-derzavi-minust.html" text:style-name="Internet_20_link" text:visited-style-name="Visited_20_Internet_20_Link">
</text:a>
 .</text:p>
      <text:p text:style-name="P4">
Source: <text:a xlink:type="simple" xlink:href="https://www.ukrinform.ua/rubric-society/3709683-nabu-i-sap-vikrili-masstabnu-korupciu-u-verhovnomu-sudi.html" text:style-name="Internet_20_link" text:visited-style-name="Visited_20_Internet_20_Link">
https://www.ukrinform.ua/rubric-society/3709683-nabu-i-sap-vikrili-masstabnu-korupciu-u-verhovnomu-sudi.html</text:a>
</text:p>
      <!--NEWS-->
      <text:h text:style-name="P10" text:outline-level="1">
<text:span text:style-name="T4">
На Хмельниччині радіаційний фон після російського обстрілу в межах норми - ОВА</text:span>
</text:h>
      <text:p text:style-name="P4">
Authors: Ukrinform (Person)</text:p>
      <text:p text:style-name="P4">
Publisher: Укринформ (Organization)</text:p>
      <text:p text:style-name="P4">
Published Time: 2023-05-15T23:19:00+03:00</text:p>
      <text:p text:style-name="P4">
Modified Time: 2023-05-15T23:19:00+03:00</text:p>
      <text:p text:style-name="P4">
Description: У Хмельницькій області радіаційний фон і вміст шкідливих речовин в атмосферному повітрі, воді та ґрунті після удару російських військ у ніч на 13 травня перебувають у межах допустимих значень.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None</text:p>
      <text:p text:style-name="P4">
Type: Article</text:p>
      <!--METADATA-->
      <text:p text:style-name="P4">
<draw:frame draw:style-name="fr1" draw:name="Image247" text:anchor-type="as-char" svg:width="6.9236in" svg:height="3.948443in" draw:z-index="0">
<draw:image xlink:href="../Images/yкринформ/2023-05-15T23-19-00-03-00/630_360_1538997483-946.jpg" xlink:type="simple" xlink:show="embed" xlink:actuate="onLoad" draw:mime-type="image/jpeg"/>
</draw:frame>
 УХмельницькій області радіаційний фон і вміст шкідливих речовин в атмосферномуповітрі, воді та ґрунті після удару російських військ у ніч на 13 травняперебувають у межах допустимих значень.</text:p>
      <text:p text:style-name="P4">
Як передає Укрінформ, про це Хмельницька обласна військова адміністраціяповідомила в <text:a xlink:type="simple" xlink:href="https://t.me/khmelnytskaODA/1651" text:style-name="Internet_20_link" text:visited-style-name="Visited_20_Internet_20_Link">
</text:a>
за результатами лабораторних досліджень.</text:p>
      <text:p text:style-name="P4">
Відповідні аналізи були здійснені фахівцями Хмельницького обласного центруконтролю та профілактики хвороб Міністерства охорони здоров'я України післячергової терористичної атаки.</text:p>
      <text:p text:style-name="P4">
<text:span text:style-name="T4">
Читайте також:</text:span>
 <text:a xlink:type="simple" xlink:href="https://www.ukrinform.ua/rubric-regions/3709208-potagi-cerez-vinnicu-hmelnickij-ta-ternopil-poki-kursuvatimut-v-obizd.html" text:style-name="Internet_20_link" text:visited-style-name="Visited_20_Internet_20_Link">
 <text:span text:style-name="T4">
Хмельниц</text:span>
 </text:a>
</text:p>
      <text:p text:style-name="P4">
Встановлено, що вміст шкідливих речовин в атмосферному повітрі на межісанітарно-захисних зон не перевищує допустимих значень.</text:p>
      <text:p text:style-name="P4">
Якість води, ґрунту та радіаційного фону перебуває в межах допустимихпоказників.</text:p>
      <text:p text:style-name="P4">
"Таким чином, загрози для життя населення немає", — підсумували вобладміністрації.</text:p>
      <text:p text:style-name="P4">
<text:span text:style-name="T4">
Читайте також:</text:span>
 <text:a xlink:type="simple" xlink:href="https://www.ukrinform.ua/rubric-regions/3708750-ataka-rf-na-hmelnickij-kilkist-poskodzenih-infrastrukturnih-obektiv-ide-na-sotni.html" text:style-name="Internet_20_link" text:visited-style-name="Visited_20_Internet_20_Link">
 <text:span text:style-name="T4">
Хмельниц</text:span>
 </text:a>
</text:p>
      <text:p text:style-name="P4">
Як повідомляв Укрінформ, у ніч на 13 травня російська армія <text:a xlink:type="simple" xlink:href="https://www.ukrinform.ua/rubric-ato/3708572-rosiani-vnoci-atakuvali-hmelniccinu-poskodzena-kriticna-infrastruktura.html" text:style-name="Internet_20_link" text:visited-style-name="Visited_20_Internet_20_Link">
</text:a>
 , влучивши по об'єктукритичної інфраструктури.</text:p>
      <text:p text:style-name="P4">
Кількість постраждалих унаслідок російської атаки у Хмельницькій області <text:a xlink:type="simple" xlink:href="https://www.ukrinform.ua/rubric-regions/3708702-na-hmelniccini-kilkist-postrazdalih-vid-nicnoi-ataki-rf-zrosla-do-21.html" text:style-name="Internet_20_link" text:visited-style-name="Visited_20_Internet_20_Link">
</text:a>
 .</text:p>
      <text:p text:style-name="P4">
Source: <text:a xlink:type="simple" xlink:href="https://www.ukrinform.ua/rubric-regions/3709674-na-hmelniccini-radiacijnij-fon-pisla-rosijskogo-obstrilu-v-mezah-normi-ova.html" text:style-name="Internet_20_link" text:visited-style-name="Visited_20_Internet_20_Link">
https://www.ukrinform.ua/rubric-regions/3709674-na-hmelniccini-radiacijnij-fon-pisla-rosijskogo-obstrilu-v-mezah-normi-ova.html</text:a>
</text:p>
      <!--NEWS-->
      <text:h text:style-name="P10" text:outline-level="1">
<text:span text:style-name="T4">
Чемпіонат світу з хокею: перемоги Швеції, Канади, Латвії та США</text:span>
</text:h>
      <text:p text:style-name="P4">
Authors: Ukrinform (Person)</text:p>
      <text:p text:style-name="P4">
Publisher: Укринформ (Organization)</text:p>
      <text:p text:style-name="P4">
Published Time: 2023-05-15T23:26:01+03:00</text:p>
      <text:p text:style-name="P4">
Modified Time: 2023-05-15T23:26:01+03:00</text:p>
      <text:p text:style-name="P4">
Description: На чемпіонаті світу з хокею в Тампере (Фінляндія) та Ризі (Латвія) відбувся черговий ігровий день. — Укрінформ.</text:p>
      <text:p text:style-name="P4">
Images: ["<text:a xlink:type="simple" xlink:href="https://static.ukrinform.com/photos/2023_05/thumb_files/630_360_1684182293-517.jpg" text:style-name="Internet_20_link" text:visited-style-name="Visited_20_Internet_20_Link">
630_360_16841...</text:a>
"]</text:p>
      <text:p text:style-name="P4">
Tags: ['Чемпіонат світу', 'хокей']</text:p>
      <text:p text:style-name="P4">
Type: Article</text:p>
      <!--METADATA-->
      <text:p text:style-name="P4">
<draw:frame draw:style-name="fr1" draw:name="Image248" text:anchor-type="as-char" svg:width="6.9236in" svg:height="3.956343in" draw:z-index="0">
<draw:image xlink:href="../Images/yкринформ/2023-05-15T23-26-01-03-00/630_360_1684182293-517.jpg" xlink:type="simple" xlink:show="embed" xlink:actuate="onLoad" draw:mime-type="image/jpeg"/>
</draw:frame>
 Начемпіонаті світу з хокею в Тампере (Фінляндія) та Ризі (Латвія) відбувсячерговий ігровий день.</text:p>
      <text:p text:style-name="P4">
Перемогами по булітах продовжили турнір збірні Швеції - над командою Фінляндії- 2:1 (0:0, 1:0, 0:1, 0:0, 3:2) та Канади - над Словаччиною - 2:1 (1:1, 0:0,0:0, 0:0, 3:2), передає Укрінформ.</text:p>
      <text:p text:style-name="P4">
Латвія в овертаймі вирвала успіх у грі з Чехією - 4:3 (0:1, 2:1, 1:1, 1:0), ахокеїсти США здобули вольову перемогу над Німеччиною - 3:2 (0:0, 1:2, 2:0).</text:p>
      <text:p text:style-name="P4">
<text:span text:style-name="T4">
Читайте також:</text:span>
 <text:a xlink:type="simple" xlink:href="https://www.ukrinform.ua/rubric-sports/3708736-bez-komand-z-krainagresoriv-hokejnij-lid-i-vesnane-povitra-cistisi.html" text:style-name="Internet_20_link" text:visited-style-name="Visited_20_Internet_20_Link">
 <text:span text:style-name="T4">
хокей</text:span>
 </text:a>
</text:p>
      <text:p text:style-name="P4">
Чемпіонат світу з хокею триватиме до 28 травня.</text:p>
      <text:p text:style-name="P4">
Фото: AFP.</text:p>
      <text:p text:style-name="P4">
Source: <text:a xlink:type="simple" xlink:href="https://www.ukrinform.ua/rubric-sports/3709687-cempionat-svitu-z-hokeu-peremogi-svecii-kanadi-latvii-ta-ssa.html" text:style-name="Internet_20_link" text:visited-style-name="Visited_20_Internet_20_Link">
https://www.ukrinform.ua/rubric-sports/3709687-cempionat-svitu-z-hokeu-peremogi-svecii-kanadi-latvii-ta-ssa.html</text:a>
</text:p>
      <!--NEWS-->
      <text:h text:style-name="P10" text:outline-level="1">
<text:span text:style-name="T4">
Держдеп прокоментував готовність низки країн навчати українських пілотів</text:span>
</text:h>
      <text:p text:style-name="P4">
Authors: Ukrinform (Person)</text:p>
      <text:p text:style-name="P4">
Publisher: Укринформ (Organization)</text:p>
      <text:p text:style-name="P4">
Published Time: 2023-05-15T23:37:00+03:00</text:p>
      <text:p text:style-name="P4">
Modified Time: 2023-05-15T23:37:00+03:00</text:p>
      <text:p text:style-name="P4">
Description: Державний департамент США вважає важливим навчання українських військових за кордоном, включно з наміром окремих країн забезпечити підготовку пілотів ЗСУ на західних літаках. — Укрінформ.</text:p>
      <text:p text:style-name="P4">
Images: ["<text:a xlink:type="simple" xlink:href="https://static.ukrinform.com/photos/2022_10/thumb_files/630_360_1666031974-150.jpg" text:style-name="Internet_20_link" text:visited-style-name="Visited_20_Internet_20_Link">
630_360_16660...</text:a>
"]</text:p>
      <text:p text:style-name="P4">
Tags: ['Авіація', 'Літак', 'США', 'Держдеп', 'Війна з росією']</text:p>
      <text:p text:style-name="P4">
Type: Article</text:p>
      <!--METADATA-->
      <text:p text:style-name="P4">
<draw:frame draw:style-name="fr1" draw:name="Image249" text:anchor-type="as-char" svg:width="6.9236in" svg:height="3.956343in" draw:z-index="0">
<draw:image xlink:href="../Images/yкринформ/2023-05-15T23-37-00-03-00/630_360_1666031974-150.jpg" xlink:type="simple" xlink:show="embed" xlink:actuate="onLoad" draw:mime-type="image/jpeg"/>
</draw:frame>
 Державнийдепартамент США вважає важливим навчання українських військових за кордоном,включно з наміром окремих країн забезпечити підготовку пілотів ЗСУ на західнихлітаках.</text:p>
      <text:p text:style-name="P4">
З відповідною заявою виступив заступник речника зовнішньополітичного відомстваСША Ведант Пател, передає власний кореспондент Укрінформу.</text:p>
      <text:p text:style-name="P4">
«Це важливий процес, пов’язаний із тим, що альянс, низка країн, надає важливуоборонну допомогу нашим українським партнерам», - так представникзовнішньополітичного відомства прокоментував запитання про оголошення прем'єр-міністром Великої Британії Ріші Сунаком програми підготовки українськихпілотів.</text:p>
      <text:p text:style-name="P4">
Пател підкреслив, що <text:a xlink:type="simple" xlink:href="https://www.ukrinform.ua/tag-ssa" text:style-name="Internet_20_link" text:visited-style-name="Visited_20_Internet_20_Link">
 </text:a>
 й інші країни«єдині у колективній меті робити все можливе, аби Україна мала спроможностідля самооборони, захисту своєї територіальної цілісності й суверенітету». Уцьому зв’язку, за його словами, певні країни активізують свої зусилля,діляться системами та проводять навчання.</text:p>
      <text:p text:style-name="P4">
<text:span text:style-name="T4">
Читайте також:</text:span>
 <text:a xlink:type="simple" xlink:href="https://www.ukrinform.ua/rubric-ato/3709443-prezident-anonsuvav-vazlivi-risenna-u-pitanni-aviacijnoi-koalicii-dla-ukraini.html" text:style-name="Internet_20_link" text:visited-style-name="Visited_20_Internet_20_Link">
 </text:a>
</text:p>
      <text:p text:style-name="P4">
«Ми з нетерпінням чекаємо поглиблення наших партнерських відносин, щоб робитице та теж відігравати свою роль», - зазначив Пател.</text:p>
      <text:p text:style-name="P4">
Як повідомляв Укрінформ, Франція та кілька інших країн Європи висловилиготовість уже найближчим часом розпочати навчання українських військовихпілотів.</text:p>
      <text:p text:style-name="P4">
Source: <text:a xlink:type="simple" xlink:href="https://www.ukrinform.ua/rubric-ato/3709689-derzdep-prokomentuvav-gotovnist-nizki-krain-navcati-ukrainskih-pilotiv.html" text:style-name="Internet_20_link" text:visited-style-name="Visited_20_Internet_20_Link">
https://www.ukrinform.ua/rubric-ato/3709689-derzdep-prokomentuvav-gotovnist-nizki-krain-navcati-ukrainskih-pilotiv.html</text:a>
</text:p>
      <!--NEWS-->
      <text:h text:style-name="P10" text:outline-level="1">
<text:span text:style-name="T4">
АПЛ: «Ліверпуль» у гостях розгромив «Лестер»</text:span>
</text:h>
      <text:p text:style-name="P4">
Authors: Ukrinform (Person)</text:p>
      <text:p text:style-name="P4">
Publisher: Укринформ (Organization)</text:p>
      <text:p text:style-name="P4">
Published Time: 2023-05-15T23:59:00+03:00</text:p>
      <text:p text:style-name="P4">
Modified Time: 2023-05-15T23:59:00+03:00</text:p>
      <text:p text:style-name="P4">
Description: В Англійській прем'єр-лізі (АПЛ) тривають чергові матчі футбольного чемпіонату. — Укрінформ.</text:p>
      <text:p text:style-name="P4">
Images: ["<text:a xlink:type="simple" xlink:href="https://static.ukrinform.com/photos/2023_05/thumb_files/630_360_1684184421-517.jpg" text:style-name="Internet_20_link" text:visited-style-name="Visited_20_Internet_20_Link">
630_360_16841...</text:a>
"]</text:p>
      <text:p text:style-name="P4">
Tags: ['Футбол', 'Ліверпуль', 'АПЛ']</text:p>
      <text:p text:style-name="P4">
Type: Article</text:p>
      <!--METADATA-->
      <text:p text:style-name="P4">
<draw:frame draw:style-name="fr1" draw:name="Image250" text:anchor-type="as-char" svg:width="6.9236in" svg:height="3.956343in" draw:z-index="0">
<draw:image xlink:href="../Images/yкринформ/2023-05-15T23-59-00-03-00/630_360_1684184421-517.jpg" xlink:type="simple" xlink:show="embed" xlink:actuate="onLoad" draw:mime-type="image/jpeg"/>
</draw:frame>
 ВАнглійській прем'єр-лізі (АПЛ) тривають чергові матчі футбольного чемпіонату.</text:p>
      <text:p text:style-name="P4">
«Ліверпуль» у 36-му турі в гостях на «Кінг Пауер Стедіум» з рахунком 3:0розгромив місцевий «Лестер», передає Укрінформ.</text:p>
      <text:p text:style-name="P4">
Перемогу «червоним» принесли швидкий дубль Кертіса Джонса (33, 36-а хвилини)та гол Трента Александера-Арнольда (71).</text:p>
      <text:p text:style-name="P4">
<text:span text:style-name="T4">
Читайте також:</text:span>
 <text:a xlink:type="simple" xlink:href="https://www.ukrinform.ua/rubric-sports/3709189-apl-arsenal-rozgromno-postupivsa-brajtonu.html" text:style-name="Internet_20_link" text:visited-style-name="Visited_20_Internet_20_Link">
 <text:span text:style-name="T4">
АПЛ</text:span>
 </text:a>
</text:p>
      <text:p text:style-name="P4">
Лідирує «Манчестер Сіті» - 85 очок. Другим у турнірній таблиці АПЛ йде«Арсенал« (81), далі - «Ньюкасл» та «Манчестер Юнайтед» (по 66), «Ліверпуль»(65) - п'ятий.</text:p>
      <text:p text:style-name="P4">
«Лестер» (30 очок) - на передостанньому, 19-му місці.</text:p>
      <text:p text:style-name="P4">
Фото: AFP.</text:p>
      <text:p text:style-name="P4">
Source: <text:a xlink:type="simple" xlink:href="https://www.ukrinform.ua/rubric-sports/3709690-apl-liverpul-u-gostah-rozgromiv-lester.html" text:style-name="Internet_20_link" text:visited-style-name="Visited_20_Internet_20_Link">
https://www.ukrinform.ua/rubric-sports/3709690-apl-liverpul-u-gostah-rozgromiv-lester.html</text:a>
</text:p>
      <!--NEWS-->
      <text:h text:style-name="P10" text:outline-level="1">
<text:span text:style-name="T4">
Майже 90% білорусів не мають накопичень через негаразди в економіці країни – розвідка</text:span>
</text:h>
      <text:p text:style-name="P4">
Author: ['АРМІЯINFORM']</text:p>
      <text:p text:style-name="P4">
Time: 2023-05-15T31:00:00-04:00</text:p>
      <text:p text:style-name="P4">
Description: Громадяни білорусії надалі біднішають через погане управління економікою держави, лиш...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649672958-1058.webp" text:style-name="Internet_20_link" text:visited-style-name="Visited_20_Internet_20_Link">
1649672958-1058.webp</text:a>
']</text:p>
      <text:p text:style-name="P4">
Tags: ['STOPRUSSIA', 'БІЛОРУСІЯ', 'ВТОРГНЕННЯ РФ', 'РОЗВІДКА', 'САНКЦІЇ']</text:p>
      <text:p text:style-name="P4">
Category: News</text:p>
      <!--METADATA-->
      <text:p text:style-name="P4">
<draw:frame draw:style-name="fr1" draw:name="Image251" text:anchor-type="as-char" svg:width="6.9236in" svg:height="4.615733in" draw:z-index="0">
<draw:image xlink:href="../ConvertedIMGs/AРМІЯINFORM/2023-05-15T31-00-00-04-00/1649672958-1058.png" xlink:type="simple" xlink:show="embed" xlink:actuate="onLoad" draw:mime-type="image/png"/>
</draw:frame>
</text:p>
      <text:p text:style-name="P4">
Громадяни білорусії надалі біднішають через погане управління економікоюдержави, лиш 11,5 % білорусів спроможні робити заощадження.</text:p>
      <text:p text:style-name="P4">
Про це<text:a xlink:type="simple" xlink:href="https://www.facebook.com/SZRUkraine/posts/pfbid0YcMM33NjWTADpNDtAnAH812q75yYhvmSKaBpEtXdGf5BSAsLkn6LQraLvFjXBduXl" text:style-name="Internet_20_link" text:visited-style-name="Visited_20_Internet_20_Link">
повідомляє</text:a>
Служба зовнішньої розвідки України.</text:p>
      <text:p text:style-name="P4">
«За даними академічного дослідницького центру BEROC, частка заощаджень увитратах білорусів знизилася до 11,5 %. Основна причина – це розуміння людей,що ситуація в економіці не надто хороша. Аби в такій ситуації стимулюватинаселення віддавати гроші банкам на тривалий період, потрібні відчутніпозитивні в реальному вираженні ставки, яких немає навіть у рублях. Ситуаціящодо вкладів в іноземній валюті ще гірша, ставки за нею навіть нижчі за рівеньдоларової інфляції. Дослідження, проведене минулого року на замовленнянацбанку, показало, що залежно від регіону 20–30 % людей мають накопичень небільше ніж на один місяць», – йдеться у повідомленні.</text:p>
      <text:p text:style-name="P4">
Показово, що за даними бєлстату, у квітні 2023 року найбільше зросли ціни наовочі загалом – на 30,55 %, на цигарки – 28,59 %, на послуги міжнародноготуризму – на 27,35 %.</text:p>
      <text:p text:style-name="P4">
Source: <text:a xlink:type="simple" xlink:href="https://armyinform.com.ua/2023/05/15/majzhe-90-bilorusiv-ne-mayut-nakopychen-cherez-negarazdy-v-ekonomiczi-krayiny-rozvidka/" text:style-name="Internet_20_link" text:visited-style-name="Visited_20_Internet_20_Link">
https://armyinform.com.ua/2023/05/15/majzhe-90-bilorusiv-ne-mayut-nakopychen-cherez-negarazdy-v-ekonomiczi-krayiny-rozvidka/</text:a>
</text:p>
      <!--NEWS-->
      <text:h text:style-name="P10" text:outline-level="1">
<text:span text:style-name="T4">
рашисти двічі обстріляли Марганецьку громаду, є руйнування і поранені</text:span>
</text:h>
      <text:p text:style-name="P4">
Author: ['АРМІЯINFORM']</text:p>
      <text:p text:style-name="P4">
Time: 2023-05-15T32:00:00-04:00</text:p>
      <text:p text:style-name="P4">
Description: Про це повідомляє Дніпропетровська ОВА    «Важку артилерію рашисти двічі спрямовували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14_20-21-28.jpg" text:style-name="Internet_20_link" text:visited-style-name="Visited_20_Internet_20_Link">
photo_2023-05-14_20-21-28.jpg</text:a>
', '<text:a xlink:type="simple" xlink:href="https://armyinform.com.ua/wp-content/uploads/2023/05/photo_2023-05-14_20-21-29-150x150.jpg" text:style-name="Internet_20_link" text:visited-style-name="Visited_20_Internet_20_Link">
photo_2023-05-14_20-21-29-150x150.jpg</text:a>
', '<text:a xlink:type="simple" xlink:href="https://armyinform.com.ua/wp-content/uploads/2023/05/photo_2023-05-14_20-21-31-150x150.jpg" text:style-name="Internet_20_link" text:visited-style-name="Visited_20_Internet_20_Link">
photo_2023-05-14_20-21-31-150x150.jpg</text:a>
']</text:p>
      <text:p text:style-name="P4">
Tags: ['STOPRUSSIA', 'ВОЄННІ ЗЛОЧИНИ ЗС РФ', 'ВТОРГНЕННЯ РФ', 'МАРГАНЕЦЬ']</text:p>
      <text:p text:style-name="P4">
Category: News</text:p>
      <!--METADATA-->
      <text:p text:style-name="P4">
<draw:frame draw:style-name="fr1" draw:name="Image252" text:anchor-type="as-char" svg:width="6.9236in" svg:height="4.321615in" draw:z-index="0">
<draw:image xlink:href="../Images/AРМІЯINFORM/2023-05-15T32-00-00-04-00/photo_2023-05-14_20-21-28.jpg" xlink:type="simple" xlink:show="embed" xlink:actuate="onLoad" draw:mime-type="image/jpeg"/>
</draw:frame>
</text:p>
      <text:p text:style-name="P4">
Про це <text:a xlink:type="simple" xlink:href="https://t.me/dnipropetrovskaODA/4620" text:style-name="Internet_20_link" text:visited-style-name="Visited_20_Internet_20_Link">
повідомляє</text:a>
Дніпропетровська ОВА</text:p>
      <text:p text:style-name="P4">
«Важку артилерію рашисти двічі спрямовували на Марганецьку громаду, що наНікопольщині. Загалом випустили понад півтора десятка снарядів. На жаль, маємопоранених. Є й руйнування», — йдеться у повідомленні.</text:p>
      <text:p text:style-name="P4">
<text:a xlink:type="simple" xlink:href="https://armyinform.com.ua/wp-content/uploads/2023/05/photo_2023-05-14_20-21-29.jpg" text:style-name="Internet_20_link" text:visited-style-name="Visited_20_Internet_20_Link">
<draw:frame draw:style-name="fr1" draw:name="Image253" text:anchor-type="as-char" svg:width="6.9236in" svg:height="6.9236in" draw:z-index="0">
<draw:image xlink:href="../Images/AРМІЯINFORM/2023-05-15T32-00-00-04-00/photo_2023-05-14_20-21-29-150x150.jpg" xlink:type="simple" xlink:show="embed" xlink:actuate="onLoad" draw:mime-type="image/jpeg"/>
</draw:frame>
</text:a>
</text:p>
      <text:p text:style-name="P4">
<text:a xlink:type="simple" xlink:href="https://armyinform.com.ua/wp-content/uploads/2023/05/photo_2023-05-14_20-21-31.jpg" text:style-name="Internet_20_link" text:visited-style-name="Visited_20_Internet_20_Link">
<draw:frame draw:style-name="fr1" draw:name="Image254" text:anchor-type="as-char" svg:width="6.9236in" svg:height="6.9236in" draw:z-index="0">
<draw:image xlink:href="../Images/AРМІЯINFORM/2023-05-15T32-00-00-04-00/photo_2023-05-14_20-21-31-150x150.jpg" xlink:type="simple" xlink:show="embed" xlink:actuate="onLoad" draw:mime-type="image/jpeg"/>
</draw:frame>
</text:a>
</text:p>
      <text:p text:style-name="P4">
За уточненою інформацією, пошкоджені 7 приватних будинків, господарськаспоруда, паркани, авто. Обірвані дві лінії електропередач.</text:p>
      <text:p text:style-name="P4">
Source: <text:a xlink:type="simple" xlink:href="https://armyinform.com.ua/2023/05/15/rashysty-dvichi-obstrilyaly-marganeczku-gromadu-ye-rujnuvannya-i-poraneni/" text:style-name="Internet_20_link" text:visited-style-name="Visited_20_Internet_20_Link">
https://armyinform.com.ua/2023/05/15/rashysty-dvichi-obstrilyaly-marganeczku-gromadu-ye-rujnuvannya-i-poraneni/</text:a>
</text:p>
      <!--NEWS-->
      <text:h text:style-name="P10" text:outline-level="1">
<text:span text:style-name="T4">
Кінотрилогії про спецоперації воїнів ГУР МОУ візьмуть участь у мистецькому конкурсі</text:span>
</text:h>
      <text:p text:style-name="P4">
Author: ['АРМІЯINFORM']</text:p>
      <text:p text:style-name="P4">
Time: 2023-05-15T33:00:00-04:00</text:p>
      <text:p text:style-name="P4">
Description: Проєкт документальної кінотрилогії про славетні спецоперації воїнів ГУР МО України п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6891383_137462172653696_6662830241499410526_n.jpg" text:style-name="Internet_20_link" text:visited-style-name="Visited_20_Internet_20_Link">
346891383_137462172653696_6662830241499410526_n.jpg</text:a>
']</text:p>
      <text:p text:style-name="P4">
Tags: ['STOPRUSSIA', 'АГРЕСІЯ РФ', 'ВТОРГНЕННЯ РФ', 'ГУР МІНОБОРОНИ УКРАЇНИ']</text:p>
      <text:p text:style-name="P4">
Category: News</text:p>
      <!--METADATA-->
      <text:p text:style-name="P4">
<draw:frame draw:style-name="fr1" draw:name="Image255" text:anchor-type="as-char" svg:width="6.9236in" svg:height="3.894525in" draw:z-index="0">
<draw:image xlink:href="../Images/AРМІЯINFORM/2023-05-15T33-00-00-04-00/346891383_137462172653696_6662830241499410526_n.jpg" xlink:type="simple" xlink:show="embed" xlink:actuate="onLoad" draw:mime-type="image/jpeg"/>
</draw:frame>
</text:p>
      <text:p text:style-name="P4">
Проєкт документальної кінотрилогії про славетні спецоперації воїнів ГУР МОУкраїни під назвами «Збиті льотчики росії», «Війна на Дніпрі» та «Іноземнийлегіон» бере участь у мистецькому конкурсі Міністерства культури таінформполітики України.</text:p>
      <text:p text:style-name="P4">
У <text:span text:style-name="T4">
«Збитих льотчиках росії»</text:span>
 — унікальні кадри повітряних битв під часповномасштабної російсько-української війни.</text:p>
      <ul>
        <li>
Як ми протистояли авіанавалі агресора та не дозволили московії отримати панування в українському небі?  * Чому російські пілоти-вбивці почувались настільки безкарно?</li>
      </ul>
      <text:p text:style-name="P4">
Враженнями про роботу захисників неба України поділяться захоплені у полонворожі льотчики-офіцери — відео їхніх допитів будуть оприлюднені вперше.</text:p>
      <text:p text:style-name="P4">
У <text:span text:style-name="T4">
«Війні на Дніпрі»</text:span>
 детально продемонструють зухвалі секретні рейдиспецпризначенців ГУР поміж берегами і плавнями величної та символічної дляУкраїни ріки. У документальному фільмі:</text:p>
      <ul>
        <li>
епізоди бойової роботи на Запоріжжі та Херсонщині;  * козацький досвід у форсуванні лівого дніпровського берега;  * екшн-зйомки на воді, під водою та в повітрі.</li>
      </ul>
      <text:p text:style-name="P4">
Фільм <text:span text:style-name="T4">
«Іноземний легіон»</text:span>
 розповість історії відважних і вільних людей зусієї планети, які приїхали до України після 24 лютого 2022 року та стали дозброї разом з нами.</text:p>
      <ul>
        <li>
Хто ці воїни?  * Скільки їх?  * Чому вони нам допомагають, ризикуючи власним життям?  * Яка їхня роль у перемозі України над агресивною росією?</li>
      </ul>
      <text:p text:style-name="P4">
Ключові епізоди створення підрозділу з-поміж іноземних добровольців тавизначні битви за їхньої участі — у завершальній стрічці кінотрилогії про ГУРМО України.</text:p>
      <text:p text:style-name="P4">
Кожна з воєнних історій, покладених в основу конкурсних кінопроєктів,заслуговують на екранізацію заради збереження пам’яті про звитяжні діїукраїнського війська у війні за Свободу та Незалежність.</text:p>
      <text:p text:style-name="P4">
<text:span text:style-name="T4">
Джерело:</text:span>
 <text:span text:style-name="T5">
<text:a xlink:type="simple" xlink:href="https://www.facebook.com/DefenceIntelligenceofUkraine/posts/pfbid02m7wcvLwCAZ4TyDUHMxWa3pjnjdCgeq1iNdGsxT2cbN7hpwN53TVKCipfPVxPSX4Gl" text:style-name="Internet_20_link" text:visited-style-name="Visited_20_Internet_20_Link">
ГУР МОУкраїни</text:a>
</text:span>
</text:p>
      <text:p text:style-name="P4">
Source: <text:a xlink:type="simple" xlink:href="https://armyinform.com.ua/2023/05/15/kinotrylogiyi-pro-speczoperacziyi-voyiniv-gur-mou-vizmut-uchast-u-mysteczkomu-konkursi/" text:style-name="Internet_20_link" text:visited-style-name="Visited_20_Internet_20_Link">
https://armyinform.com.ua/2023/05/15/kinotrylogiyi-pro-speczoperacziyi-voyiniv-gur-mou-vizmut-uchast-u-mysteczkomu-konkursi/</text:a>
</text:p>
      <!--NEWS-->
      <text:h text:style-name="P10" text:outline-level="1">
<text:span text:style-name="T4">
З 1 червня польська залізниця запускає додаткові рейси в Україну – з Варшави до Рави-Руської</text:span>
</text:h>
      <text:p text:style-name="P4">
Author: ['АРМІЯINFORM']</text:p>
      <text:p text:style-name="P4">
Time: 2023-05-15T34:00:00-04:00</text:p>
      <text:p text:style-name="P4">
Description: Польська залізнична компанія SKPL з 1 червня запустить додаткові рейси в Украї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kolyeya.jpg" text:style-name="Internet_20_link" text:visited-style-name="Visited_20_Internet_20_Link">
kolyeya.jpg</text:a>
']</text:p>
      <text:p text:style-name="P4">
Tags: ['ЗАЛІЗНИЦЯ', 'ПОЛЬЩА', 'РАВА-РУСЬКА', 'УКРАЇНА']</text:p>
      <text:p text:style-name="P4">
Category: News</text:p>
      <!--METADATA-->
      <text:p text:style-name="P4">
<draw:frame draw:style-name="fr1" draw:name="Image256" text:anchor-type="as-char" svg:width="6.9236in" svg:height="3.444491in" draw:z-index="0">
<draw:image xlink:href="../Images/AРМІЯINFORM/2023-05-15T34-00-00-04-00/kolyeya.jpg" xlink:type="simple" xlink:show="embed" xlink:actuate="onLoad" draw:mime-type="image/jpeg"/>
</draw:frame>
</text:p>
      <text:p text:style-name="P4">
Польська залізнична компанія SKPL з 1 червня запустить додаткові рейси вУкраїну з Варшави до Рави-Руської.</text:p>
      <text:p text:style-name="P4">
Про це <text:a xlink:type="simple" xlink:href="https://minre.gov.ua/2023/05/14/povernutysya-dodomu-stane-prostishe-polska-zaliznyczya-zapustyt-dodatkovi-rejsy-do-ukrayiny/" text:style-name="Internet_20_link" text:visited-style-name="Visited_20_Internet_20_Link">
повідомляє</text:a>
Міністерство реінтеграції тимчасово окупованих територій.</text:p>
      <text:p text:style-name="P4">
«Із 1 червня польська залізнична компанія SKPL планує запустити рейси зВаршави до Рави-Руської (Львівська обл.). Ці рейси стануть ще одним шляхомповернення українців із польської столиці додому. Також це допоможерозвантажити автомобільні пункти пропуску», — йдеться в повідомленні.</text:p>
      <text:p text:style-name="P4">
Щодня в обох напрямках курсуватиме поїзд, розрахований на 240 пасажирів.Відправлення з вокзалу «Варшава-Східна» планується о 14:00 (за місцевимчасом), з Любліна — о 16:00. Прибуття до Рави-Руської — о 20:15 (за київськимчасом).</text:p>
      <text:p text:style-name="P4">
«З Варшави поїзд прямує до міста Рава-Руська, де пасажири після проходженняприкордонно-митного контролю зможуть скористатися рейсами Укрзалізниці», —сказано в повідомленні.</text:p>
      <text:p text:style-name="P4">
Source: <text:a xlink:type="simple" xlink:href="https://armyinform.com.ua/2023/05/15/z-1-chervnya-polska-zaliznyczya-zapuskaye-dodatkovi-rejsy-v-ukrayinu-z-varshavy-do-ravy-ruskoyi/" text:style-name="Internet_20_link" text:visited-style-name="Visited_20_Internet_20_Link">
https://armyinform.com.ua/2023/05/15/z-1-chervnya-polska-zaliznyczya-zapuskaye-dodatkovi-rejsy-v-ukrayinu-z-varshavy-do-ravy-ruskoyi/</text:a>
</text:p>
      <!--NEWS-->
      <text:h text:style-name="P10" text:outline-level="1">
<text:span text:style-name="T4">
Президент України обговорив  з Президентом Франції «коаліцію винищувачів»</text:span>
</text:h>
      <text:p text:style-name="P4">
Author: ['АРМІЯINFORM']</text:p>
      <text:p text:style-name="P4">
Time: 2023-05-15T35:00:00-04:00</text:p>
      <text:p text:style-name="P4">
Description: У Парижі відбулася зустріч Президента України Володимира Зеленського з Президент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0e3b608f1a1b9ea64dc0f42cace31815_1684098391_extra_large.jpeg" text:style-name="Internet_20_link" text:visited-style-name="Visited_20_Internet_20_Link">
0e3b608f1a1b9ea64dc0f42cace31815_1684098391_extra_large.jpeg</text:a>
']</text:p>
      <text:p text:style-name="P4">
Tags: ['STOPRUSSIA', 'ВОЛОДИМИР ЗЕЛЕНСЬКИЙ', 'ВТОРГНЕННЯ РФ', 'ЕММАНУЕЛЬ МАКРОН', 'ФРАНЦІЯ']</text:p>
      <text:p text:style-name="P4">
Category: News</text:p>
      <!--METADATA-->
      <text:p text:style-name="P4">
<draw:frame draw:style-name="fr1" draw:name="Image257" text:anchor-type="as-char" svg:width="6.9236in" svg:height="4.617948in" draw:z-index="0">
<draw:image xlink:href="../Images/AРМІЯINFORM/2023-05-15T35-00-00-04-00/0e3b608f1a1b9ea64dc0f42cace31815_1684098391_extra_large.jpeg" xlink:type="simple" xlink:show="embed" xlink:actuate="onLoad" draw:mime-type="image/jpeg"/>
</draw:frame>
</text:p>
      <text:p text:style-name="P4">
У Парижі відбулася зустріч Президента України Володимира Зеленського зПрезидентом Французької Республіки Еммануелем Макроном.</text:p>
      <text:p text:style-name="P4">
Пріоритетну увагу під час зустрічі було приділено питанням надання Францієювійськової допомоги Україні, зокрема першочерговим потребам нашої країни длязміцнення своєї обороноздатності, захисту українського неба.</text:p>
      <text:p text:style-name="P4">
Також було обговорено практичну взаємодію з Французькою Республікою дляпосилення потенціалу сил оборони України, необхідного для ефективногоконтрнаступу й звільнення окупованих територій.</text:p>
      <text:p text:style-name="P4">
Володимир Зеленський подякував Президенту Французької Республіки за йоголідерство й висловив сподівання, що Франція підтримає принципове спільнерішення союзників щодо формування «коаліції винищувачів», на яке вже тривалийчас очікує Україна.</text:p>
      <text:p text:style-name="P4">
Крім того, президенти обговорили питання взаємодії для ефективної реалізаціїукраїнської формули миру. Глава Української держави висловив сподівання назалучення до Глобального саміту миру, який має відбутися цього року, якомогабільшої кількості країн світу, зокрема держав Глобального Півдня. Вінподякував Еммануелю Макрону за його дипломатичні зусилля, спрямовані наприпинення Росією війни проти України та досягнення справедливого миру наоснові української формули миру.</text:p>
      <text:p text:style-name="P4">
Під час зустрічі було також окремо обговорено питання підтримки Францієюєвропейської та євроатлантичної інтеграції України. Володимир Зеленськийподякував французькому лідеру за послідовну підтримку України на шляху дочленства в ЄС і висловив сподівання на ухвалення рішення про початок у 2023році переговорів про вступ України до Євросоюзу.</text:p>
      <text:p text:style-name="P4">
Глава Української держави також обговорив із Президентом Франції подальшікроки на шляху України до членства в НАТО. Володимир Зеленський окремонаголосив, що наша держава очікує на конкретні політичні рішення Вільнюськогосаміту НАТО у відповідь на заявку України на членство в Альянсі.</text:p>
      <text:p text:style-name="P4">
«Ми очікуємо від Альянсу конкретних рішень щодо чіткого алгоритму руху Українидо членства в НАТО та щодо гарантування безпеки нашої країни на період донабуття членства», – зазначив Президент України.</text:p>
      <text:p text:style-name="P4">
Джерело: <text:a xlink:type="simple" xlink:href="https://www.president.gov.ua/news/prezident-ukrayini-zustrivsya-z-prezidentom-franciyi-v-pariz-82913" text:style-name="Internet_20_link" text:visited-style-name="Visited_20_Internet_20_Link">
Офіс ПрезидентаУкраїни</text:a>
</text:p>
      <text:p text:style-name="P4">
Source: <text:a xlink:type="simple" xlink:href="https://armyinform.com.ua/2023/05/15/prezydent-ukrayiny-obgovoryv-z-prezydentom-francziyi-koalicziyu-vynyshhuvachiv/" text:style-name="Internet_20_link" text:visited-style-name="Visited_20_Internet_20_Link">
https://armyinform.com.ua/2023/05/15/prezydent-ukrayiny-obgovoryv-z-prezydentom-francziyi-koalicziyu-vynyshhuvachiv/</text:a>
</text:p>
      <!--NEWS-->
      <text:h text:style-name="P10" text:outline-level="1">
<text:span text:style-name="T4">
рашисти обстріляли Нікопольський район Дніпропетровщини — розпочато досудове розслідування</text:span>
</text:h>
      <text:p text:style-name="P4">
Author: ['АРМІЯINFORM']</text:p>
      <text:p text:style-name="P4">
Time: 2023-05-15T36:00:00-04:00</text:p>
      <text:p text:style-name="P4">
Description: За процесуального керівництва Дніпропетровської обласної прокуратури розпочато досудов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9b98b79-0e67-4157-a2cd-f38a6667c6c9.jpg" text:style-name="Internet_20_link" text:visited-style-name="Visited_20_Internet_20_Link">
d9b98b79-0e67-4157-a2cd-f38a6667c6c9.jpg</text:a>
']</text:p>
      <text:p text:style-name="P4">
Tags: ['STOPRUSSIA', 'АГРЕСІЯ РФ', 'ВТОРГНЕННЯ РФ', 'ДНІПРОПЕТРОВСЬКА ОБЛАСТЬ', 'ОФІС ГЕНПРОКУРОРА УКРАЇНИ']</text:p>
      <text:p text:style-name="P4">
Category: News</text:p>
      <!--METADATA-->
      <text:p text:style-name="P4">
<draw:frame draw:style-name="fr1" draw:name="Image258" text:anchor-type="as-char" svg:width="6.9236in" svg:height="3.894525in" draw:z-index="0">
<draw:image xlink:href="../Images/AРМІЯINFORM/2023-05-15T36-00-00-04-00/d9b98b79-0e67-4157-a2cd-f38a6667c6c9.jpg" xlink:type="simple" xlink:show="embed" xlink:actuate="onLoad" draw:mime-type="image/jpeg"/>
</draw:frame>
</text:p>
      <text:p text:style-name="P4">
За процесуального керівництва Дніпропетровської обласної прокуратури розпочатодосудове розслідування у кримінальному провадженні за фактом порушення законівта звичаїв війни (ч. 1 ст. 438 КК України).</text:p>
      <text:p text:style-name="P4">
Про це<text:a xlink:type="simple" xlink:href="https://armyinform.com.ua/reformator/script%20async%20src=%22https:/telegram.org/js/telegram-widget.js" text:style-name="Internet_20_link" text:visited-style-name="Visited_20_Internet_20_Link">
повідомляє</text:a>
 Офіс Генерального прокурора.</text:p>
      <text:p text:style-name="P4">
— За даними слідства, 14 травня 2023 року окупанти здійснили артилерійськийобстріл Марганецької громади Нікопольського району. У результаті обстрілупостраждало двоє місцевих мешканців. Вони отримали осколкові поранення, мінно-вибухові травми та контузії, їх госпіталізовано до лікарні. Пошкодженоприватні будинки, господарчі споруди, автомобілі містян та лініїелектропередач, — йдеться в повідомленні.</text:p>
      <text:p text:style-name="P4">
Проводяться першочергові заходи для фіксування злочину, скоєного армієюкраїни-агресора.</text:p>
      <text:p text:style-name="P4">
Source: <text:a xlink:type="simple" xlink:href="https://armyinform.com.ua/2023/05/15/rashysty-obstrilyaly-nikopolskyj-rajon-dnipropetrovshhyny-rozpochato-dosudove-rozsliduvannya/" text:style-name="Internet_20_link" text:visited-style-name="Visited_20_Internet_20_Link">
https://armyinform.com.ua/2023/05/15/rashysty-obstrilyaly-nikopolskyj-rajon-dnipropetrovshhyny-rozpochato-dosudove-rozsliduvannya/</text:a>
</text:p>
      <!--NEWS-->
      <text:h text:style-name="P10" text:outline-level="1">
<text:span text:style-name="T4">
У Тернополі рятувальники застосували робота для ліквідації наслідків нічного обстрілу міста</text:span>
</text:h>
      <text:p text:style-name="P4">
Author: ['АРМІЯINFORM']</text:p>
      <text:p text:style-name="P4">
Time: 2023-05-15T37:00:00-04:00</text:p>
      <text:p text:style-name="P4">
Description: У Тернополі вогнеборці ліквідували пожежі у двох складських будівлях на загальній площ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245508_6034979446615035_8160551397983583381_n.jpg" text:style-name="Internet_20_link" text:visited-style-name="Visited_20_Internet_20_Link">
347245508_6034979446615035_8160551397983583381_n.jpg</text:a>
', '<text:a xlink:type="simple" xlink:href="https://armyinform.com.ua/wp-content/uploads/2023/05/346801351_774690074387532_1406252471118999595_n-150x150.jpg" text:style-name="Internet_20_link" text:visited-style-name="Visited_20_Internet_20_Link">
346801351_774690074387532_1406252471118999595_n-150x150.jpg</text:a>
', '<text:a xlink:type="simple" xlink:href="https://armyinform.com.ua/wp-content/uploads/2023/05/346877847_770452557823789_572401814347663956_n-150x150.jpg" text:style-name="Internet_20_link" text:visited-style-name="Visited_20_Internet_20_Link">
346877847_770452557823789_572401814347663956_n-150x150.jpg</text:a>
', '<text:a xlink:type="simple" xlink:href="https://armyinform.com.ua/wp-content/uploads/2023/05/346954341_141548288835559_5009227785856186331_n-150x150.jpg" text:style-name="Internet_20_link" text:visited-style-name="Visited_20_Internet_20_Link">
346954341_141548288835559_5009227785856186331_n-150x150.jpg</text:a>
', '<text:a xlink:type="simple" xlink:href="https://armyinform.com.ua/wp-content/uploads/2023/05/347085301_954886288882298_8949765720072829104_n-150x150.jpg" text:style-name="Internet_20_link" text:visited-style-name="Visited_20_Internet_20_Link">
347085301_954886288882298_8949765720072829104_n-150x150.jpg</text:a>
', '<text:a xlink:type="simple" xlink:href="https://armyinform.com.ua/wp-content/uploads/2023/05/347086631_1179873699317089_7012592769135578871_n-150x150.jpg" text:style-name="Internet_20_link" text:visited-style-name="Visited_20_Internet_20_Link">
347086631_1179873699317089_7012592769135578871_n-150x150.jpg</text:a>
', '<text:a xlink:type="simple" xlink:href="https://armyinform.com.ua/wp-content/uploads/2023/05/347094881_204053092478983_2395107209925872522_n-150x150.jpg" text:style-name="Internet_20_link" text:visited-style-name="Visited_20_Internet_20_Link">
347094881_204053092478983_2395107209925872522_n-150x150.jpg</text:a>
', '<text:a xlink:type="simple" xlink:href="https://armyinform.com.ua/wp-content/uploads/2023/05/347124687_1884595318575490_3352259977420495187_n-150x150.jpg" text:style-name="Internet_20_link" text:visited-style-name="Visited_20_Internet_20_Link">
347124687_1884595318575490_3352259977420495187_n-150x150.jpg</text:a>
', '<text:a xlink:type="simple" xlink:href="https://armyinform.com.ua/wp-content/uploads/2023/05/347242269_949662433017773_4320960063110617159_n-150x150.jpg" text:style-name="Internet_20_link" text:visited-style-name="Visited_20_Internet_20_Link">
347242269_949662433017773_4320960063110617159_n-150x150.jpg</text:a>
']</text:p>
      <text:p text:style-name="P4">
Tags: ['STOPRUSSIA', 'ВТОРГНЕННЯ РФ', 'ДСНС', 'РОБОТ', 'ТЕРНОПІЛЬ']</text:p>
      <text:p text:style-name="P4">
Category: News</text:p>
      <!--METADATA-->
      <text:p text:style-name="P4">
<draw:frame draw:style-name="fr1" draw:name="Image259" text:anchor-type="as-char" svg:width="6.9236in" svg:height="4.615733in" draw:z-index="0">
<draw:image xlink:href="../Images/AРМІЯINFORM/2023-05-15T37-00-00-04-00/347245508_6034979446615035_8160551397983583381_n.jpg" xlink:type="simple" xlink:show="embed" xlink:actuate="onLoad" draw:mime-type="image/jpeg"/>
</draw:frame>
</text:p>
      <text:p text:style-name="P4">
У Тернополі вогнеборці ліквідували пожежі у двох складських будівлях назагальній площі 400 м кв, що виникли після обстрілів міста, використовуючироботизовану систему пожежогасіння.</text:p>
      <text:p text:style-name="P4">
Про це<text:a xlink:type="simple" xlink:href="https://www.facebook.com/MNS.GOV.UA/posts/pfbid02MTpvoG5syBZCKCcQZSWfwVMwhg3XGrceMPezTsCLLmQkQ1hQQL1ahBMitgCvSqyil" text:style-name="Internet_20_link" text:visited-style-name="Visited_20_Internet_20_Link">
повідомляє</text:a>
ДСНС України.</text:p>
      <text:p text:style-name="P4">
«14 травня у м. Тернопіль вогнеборці ДСНС ліквідували пожежі у двох складськихбудівлях на загальній площі 400 м кв, що виникли після обстрілів міста», —йдеться в повідомленні.</text:p>
      <text:p text:style-name="P4">
<text:a xlink:type="simple" xlink:href="https://armyinform.com.ua/wp-content/uploads/2023/05/346801351_774690074387532_1406252471118999595_n.jpg" text:style-name="Internet_20_link" text:visited-style-name="Visited_20_Internet_20_Link">
<draw:frame draw:style-name="fr1" draw:name="Image260" text:anchor-type="as-char" svg:width="6.9236in" svg:height="6.9236in" draw:z-index="0">
<draw:image xlink:href="../Images/AРМІЯINFORM/2023-05-15T37-00-00-04-00/346801351_774690074387532_1406252471118999595_n-150x150.jpg" xlink:type="simple" xlink:show="embed" xlink:actuate="onLoad" draw:mime-type="image/jpeg"/>
</draw:frame>
</text:a>
</text:p>
      <text:p text:style-name="P4">
<text:a xlink:type="simple" xlink:href="https://armyinform.com.ua/wp-content/uploads/2023/05/346877847_770452557823789_572401814347663956_n.jpg" text:style-name="Internet_20_link" text:visited-style-name="Visited_20_Internet_20_Link">
<draw:frame draw:style-name="fr1" draw:name="Image261" text:anchor-type="as-char" svg:width="6.9236in" svg:height="6.9236in" draw:z-index="0">
<draw:image xlink:href="../Images/AРМІЯINFORM/2023-05-15T37-00-00-04-00/346877847_770452557823789_572401814347663956_n-150x150.jpg" xlink:type="simple" xlink:show="embed" xlink:actuate="onLoad" draw:mime-type="image/jpeg"/>
</draw:frame>
</text:a>
</text:p>
      <text:p text:style-name="P4">
<text:a xlink:type="simple" xlink:href="https://armyinform.com.ua/wp-content/uploads/2023/05/346954341_141548288835559_5009227785856186331_n.jpg" text:style-name="Internet_20_link" text:visited-style-name="Visited_20_Internet_20_Link">
<draw:frame draw:style-name="fr1" draw:name="Image262" text:anchor-type="as-char" svg:width="6.9236in" svg:height="6.9236in" draw:z-index="0">
<draw:image xlink:href="../Images/AРМІЯINFORM/2023-05-15T37-00-00-04-00/346954341_141548288835559_5009227785856186331_n-150x150.jpg" xlink:type="simple" xlink:show="embed" xlink:actuate="onLoad" draw:mime-type="image/jpeg"/>
</draw:frame>
</text:a>
</text:p>
      <text:p text:style-name="P4">
<text:a xlink:type="simple" xlink:href="https://armyinform.com.ua/wp-content/uploads/2023/05/347085301_954886288882298_8949765720072829104_n.jpg" text:style-name="Internet_20_link" text:visited-style-name="Visited_20_Internet_20_Link">
<draw:frame draw:style-name="fr1" draw:name="Image263" text:anchor-type="as-char" svg:width="6.9236in" svg:height="6.9236in" draw:z-index="0">
<draw:image xlink:href="../Images/AРМІЯINFORM/2023-05-15T37-00-00-04-00/347085301_954886288882298_8949765720072829104_n-150x150.jpg" xlink:type="simple" xlink:show="embed" xlink:actuate="onLoad" draw:mime-type="image/jpeg"/>
</draw:frame>
</text:a>
</text:p>
      <text:p text:style-name="P4">
<text:a xlink:type="simple" xlink:href="https://armyinform.com.ua/wp-content/uploads/2023/05/347086631_1179873699317089_7012592769135578871_n.jpg" text:style-name="Internet_20_link" text:visited-style-name="Visited_20_Internet_20_Link">
<draw:frame draw:style-name="fr1" draw:name="Image264" text:anchor-type="as-char" svg:width="6.9236in" svg:height="6.9236in" draw:z-index="0">
<draw:image xlink:href="../Images/AРМІЯINFORM/2023-05-15T37-00-00-04-00/347086631_1179873699317089_7012592769135578871_n-150x150.jpg" xlink:type="simple" xlink:show="embed" xlink:actuate="onLoad" draw:mime-type="image/jpeg"/>
</draw:frame>
</text:a>
</text:p>
      <text:p text:style-name="P4">
<text:a xlink:type="simple" xlink:href="https://armyinform.com.ua/wp-content/uploads/2023/05/347094881_204053092478983_2395107209925872522_n.jpg" text:style-name="Internet_20_link" text:visited-style-name="Visited_20_Internet_20_Link">
<draw:frame draw:style-name="fr1" draw:name="Image265" text:anchor-type="as-char" svg:width="6.9236in" svg:height="6.9236in" draw:z-index="0">
<draw:image xlink:href="../Images/AРМІЯINFORM/2023-05-15T37-00-00-04-00/347094881_204053092478983_2395107209925872522_n-150x150.jpg" xlink:type="simple" xlink:show="embed" xlink:actuate="onLoad" draw:mime-type="image/jpeg"/>
</draw:frame>
</text:a>
</text:p>
      <text:p text:style-name="P4">
<text:a xlink:type="simple" xlink:href="https://armyinform.com.ua/wp-content/uploads/2023/05/347124687_1884595318575490_3352259977420495187_n.jpg" text:style-name="Internet_20_link" text:visited-style-name="Visited_20_Internet_20_Link">
<draw:frame draw:style-name="fr1" draw:name="Image266" text:anchor-type="as-char" svg:width="6.9236in" svg:height="6.9236in" draw:z-index="0">
<draw:image xlink:href="../Images/AРМІЯINFORM/2023-05-15T37-00-00-04-00/347124687_1884595318575490_3352259977420495187_n-150x150.jpg" xlink:type="simple" xlink:show="embed" xlink:actuate="onLoad" draw:mime-type="image/jpeg"/>
</draw:frame>
</text:a>
</text:p>
      <text:p text:style-name="P4">
<text:a xlink:type="simple" xlink:href="https://armyinform.com.ua/wp-content/uploads/2023/05/347242269_949662433017773_4320960063110617159_n.jpg" text:style-name="Internet_20_link" text:visited-style-name="Visited_20_Internet_20_Link">
<draw:frame draw:style-name="fr1" draw:name="Image267" text:anchor-type="as-char" svg:width="6.9236in" svg:height="6.9236in" draw:z-index="0">
<draw:image xlink:href="../Images/AРМІЯINFORM/2023-05-15T37-00-00-04-00/347242269_949662433017773_4320960063110617159_n-150x150.jpg" xlink:type="simple" xlink:show="embed" xlink:actuate="onLoad" draw:mime-type="image/jpeg"/>
</draw:frame>
</text:a>
</text:p>
      <text:p text:style-name="P4">
Як зазначається, до гасіння було залучено 33 чол. особового складу ДСНС та 6од. техніки, зокрема тактичний робот Magirus Wolf R1.</text:p>
      <text:p text:style-name="P4">
«Робот-помічник наших рятувальників вже не перше доводить свою ефективність. Зйого допомогою рятувальникам вдалося ліквідувати наслідки ворожих атак наТернопільщині та Хмельниччині. За допомогою пульта керування операторперебуває на безпечній відстані від робота та осередку пожежі. Наразі пожежіліквідовані. Дякую кожному за роботу», —<text:a xlink:type="simple" xlink:href="https://www.facebook.com/MNS.GOV.UA/videos/509800631224789/" text:style-name="Internet_20_link" text:visited-style-name="Visited_20_Internet_20_Link">
прокоментував</text:a>
ситуацію Голова ДСНС Сергій Крук.</text:p>
      <text:p text:style-name="P4">
Source: <text:a xlink:type="simple" xlink:href="https://armyinform.com.ua/2023/05/15/u-ternopoli-ryatuvalnyky-zastosuvaly-robota-dlya-likvidacziyi-naslidkiv-nichnogo-obstrilu-mista/" text:style-name="Internet_20_link" text:visited-style-name="Visited_20_Internet_20_Link">
https://armyinform.com.ua/2023/05/15/u-ternopoli-ryatuvalnyky-zastosuvaly-robota-dlya-likvidacziyi-naslidkiv-nichnogo-obstrilu-mista/</text:a>
</text:p>
      <!--NEWS-->
      <text:h text:style-name="P10" text:outline-level="1">
<text:span text:style-name="T4">
Формула миру та військова допомога: спільна декларація України та Французької Республіки</text:span>
</text:h>
      <text:p text:style-name="P4">
Author: ['АРМІЯINFORM']</text:p>
      <text:p text:style-name="P4">
Time: 2023-05-15T38:00:00-04:00</text:p>
      <text:p text:style-name="P4">
Description: Франція продовжить надавати політичну, фінансову, гуманітарну та військову підтрим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92d13d278c383c15e697b86decff8777_1684104149_extra_large.jpeg" text:style-name="Internet_20_link" text:visited-style-name="Visited_20_Internet_20_Link">
92d13d278c383c15e697b86decff8777_1684104149_extra_large.jpeg</text:a>
']</text:p>
      <text:p text:style-name="P4">
Tags: ['STOPRUSSIA', 'ВОЛОДИМИР ЗЕЛЕНСЬКИЙ', 'ВТОРГНЕННЯ РФ', 'ЕММАНУЕЛЬ МАКРОН', 'ФРАНЦІЯ']</text:p>
      <text:p text:style-name="P4">
Category: News</text:p>
      <!--METADATA-->
      <text:p text:style-name="P4">
<draw:frame draw:style-name="fr1" draw:name="Image268" text:anchor-type="as-char" svg:width="6.9236in" svg:height="4.617948in" draw:z-index="0">
<draw:image xlink:href="../Images/AРМІЯINFORM/2023-05-15T38-00-00-04-00/92d13d278c383c15e697b86decff8777_1684104149_extra_large.jpeg" xlink:type="simple" xlink:show="embed" xlink:actuate="onLoad" draw:mime-type="image/jpeg"/>
</draw:frame>
</text:p>
      <text:p text:style-name="P4">
Франція продовжить надавати політичну, фінансову, гуманітарну та військовупідтримку Україні стільки, скільки буде потрібно, - індивідуально та черезміжнародну співпрацю в межах ЄС, НАТО, ООН та в інших форматах.</text:p>
      <text:p text:style-name="P4">
Про це йдеться у спільній декларації, з якою президенти України та Франціївиступили під час зустрічі в Парижі 14 травня. Наводимо повний текстдокумента, <text:a xlink:type="simple" xlink:href="https://www.president.gov.ua/news/spilna-deklaraciya-ukrayini-ta-francuzkoyi-respubliki-82897" text:style-name="Internet_20_link" text:visited-style-name="Visited_20_Internet_20_Link">
оприлюдненого </text:a>
на сайті глави держави:</text:p>
      <text:p text:style-name="P4">
«Під час зустрічі в Парижі 14 травня 2023 року президенти України таФранцузької Республіки виступили з такою заявою.</text:p>
      <text:p text:style-name="P4">
Президенти України та Франції вкотре заявили про своє однозначне засудженнятривалої військової агресії Росії проти України. Україна продемонструваланадзвичайну рішучість у здійсненні свого невід’ємного права на самооборону відцього неспровокованого та невиправданого нападу. Росія повинна негайно,повністю та беззастережно вивести всі свої війська з території України в межахїї міжнародно визнаних кордонів. Франція та Україна окремо закликають Росіювийти із Запорізької атомної електростанції (ЗАЕС), безвідповідальнезахоплення та мілітаризація якої російськими збройними силами створює серйознузагрозу.</text:p>
      <text:p text:style-name="P4">
Франція залишається непохитною у своїй відданості незалежності, суверенітетута територіальній цілісності України в межах її міжнародно визнаних кордонів.Франція високо оцінює рішучість і мужність українського народу та Збройних Силі визнає їхній значний внесок у безпеку Європейського континенту та за йогомежами. Франція продовжуватиме надавати політичну, фінансову, гуманітарну тавійськову підтримку Україні стільки, скільки буде потрібно, – індивідуально тачерез міжнародну співпрацю в межах Європейського Союзу, НАТО, ООН та в іншихформатах. Захищаючи безпеку Європейського континенту, Франція, Україна й іншіпартнери також захищають ґрунтований на правилах міжнародний порядок.</text:p>
      <text:p text:style-name="P4">
Військова підтримка, яку надає Франція з початку війни, щоб дати Україні змогузахистити себе, продовжиться, оскільки готуються нові військові пакети зпостійним врахуванням найбільш нагальних і невідкладних потреб України длязміцнення її обороноздатності. Франція прагне забезпечити повну потужність увсіх сферах. Найближчими тижнями Франція проведе підготовку й оснастить кількабатальйонів десятками броньованих машин і легких танків, включно з AMX-10RC.Крім того, Франція зосереджує свої зусилля на підтриманні можливостейпротиповітряної оборони України, щоб захистити її населення від ударів Росії.Крім національного внеску, Французька Республіка бере активну участь у заходахЄвропейського Союзу та НАТО щодо військової допомоги Україні та підготовкиукраїнських військових.</text:p>
      <text:p text:style-name="P4">
Крім військової допомоги, Французька Республіка надала Україні цивільнудопомогу, включно з фінансовою, гуманітарною та екстреною підтримкою. Зокрема,Франція передала в Україну дві пересувні лабораторії ДНК для посиленняспроможності України розслідувати воєнні злочини. Ця допомога й надалізростатиме.</text:p>
      <text:p text:style-name="P4">
Французька Республіка підтримує ініціативу України щодо справедливого тасталого миру, ґрунтованого на суверенітеті та територіальній цілісностіУкраїни. Українська формула миру містить низку важливих положень, над багатьмаз яких Франція вже працює. Франція висловлює свою підтримку українськійформулі миру та готова співпрацювати з Україною для забезпечення якомогаширшої міжнародної участі в Глобальному саміті миру, який буде скликанонайближчими місяцями на основі положень української формули миру та іншихможливих доброчесних пропозицій.</text:p>
      <text:p text:style-name="P4">
Україна та Франція налаштовані боротися з безкарністю та підкреслюють своютверду відданість притягненню до відповідальності осіб, винних у воєннихзлочинах й інших жорстоких злочинах, скоєних у зв’язку з військовою агресієюРосії проти України. Франція бере участь у поточних міжнародних зусиллях вспівпраці з Україною щодо забезпечення відповідальності шляхом створеннявідповідного механізму розслідування злочину агресії. Широка міжнароднапідтримка є ключовою в цьому відношенні, оскільки вона забезпечує максимальнуміжнародну легітимність, одночасно забезпечуючи судове переслідуванняполітичного керівництва. Тому, беручи участь в Основній групі з досягненнявідповідальності за злочин агресії проти України, Франція заохочує інші країниприєднуватися та нарощувати міжнародну підтримку для створення ad hocтрибуналу. Французька Республіка вітає угоду про новий Міжнародний центр ізрозслідування злочинів агресії проти України (ICPA) в Гаазі та сподівається найого якнайшвидше відкриття.</text:p>
      <text:p text:style-name="P4">
Україна та Франція вчергове заявляють про свою підтримку розслідуваньпрокурора Міжнародного кримінального суду, які є кроком притягнення довідповідальності, і взяли до відома ордери на арешт суду. Франція надаладодаткову підтримку Міжнародному кримінальному суду для посилення йогоможливостей у межах війни Росії проти України.</text:p>
      <text:p text:style-name="P4">
Україна та Франція погоджуються з необхідністю посилити колективний тиск наРосію шляхом подальших санкцій, щоб послабити здатність Росії продовжуватинезаконну військову агресію. Крім того, вони погоджуються з необхідністюпосилення зусиль для забезпечення ефективного впровадження санкцій, а такождля запобігання та протидії обходу санкцій у третіх країнах і з боку третіхкраїн.</text:p>
      <text:p text:style-name="P4">
Україна та Франція продовжуватимуть разом з іншими розробляти механізмикомпенсації втрат, руйнувань та збитків, спричинених російською агресією. Дляцього важливою віхою є Міжнародний реєстр збитків, який буде представлено насаміті Ради Європи в Рейк’явіку 16–17 травня 2023 року. Ми й надалідокладатимемо зусиль для вивчення відповідних варіантів фінансування механізмукомпенсації, включно з надійною правовою основою для використання замороженихі знерухомлених російських активів, для підтримки відновлення України та зметою відшкодування.</text:p>
      <text:p text:style-name="P4">
Україна та Франція також залишаються налаштованими підтримувати країни, якіпотерпають від наслідків російської війни, зокрема, щоб зменшити наслідкипродовольчої кризи. У зв’язку із цим Франція наголошує на важливостіпослідовних зусиль України щодо продовження Чорноморської зернової ініціативита започаткування гуманітарної програми «Зерно з України», спрямованих напосилення глобальної продовольчої безпеки. Україна високо цінує підтримкуФранцією гуманітарної програми «Зерно з України» та заохочує до подальшогопосилення відповідної підтримки.</text:p>
      <text:p text:style-name="P4">
Україна вітає те, що 13 грудня Франція організувала міжнародну конференцію,яка призвела до створення Паризького механізму для кращої координаціїекстреної допомоги. Франція разом із міжнародними організаціями та партнерамизобов’язується брати участь у відновленні та відбудові України після війни.Уже тепер важливо закласти основу для амбітної та довгострокової співпраці,яка створить можливості та дасть українському народу змогу відновити своюкраїну. Залучення всіх відповідних партнерів, включно з приватними таміжнародними компаніями, з метою забезпечення фінансової підтримки, інвестиційі необхідних знань є важливим для забезпечення процвітаючого майбутньогоУкраїни.</text:p>
      <text:p text:style-name="P4">
Майбутнє України та її народу – у європейській родині. Євросоюз уже визнавєвропейську перспективу України та надав Україні статус країни-кандидата.Франція рішуче підтримує Україну в її зусиллях щодо реформування та увиконанні необхідних умов до кінця 2023 року, із нетерпінням очікуючи звітуЄвропейської комісії з метою початку переговорів про вступ. Україна та Франціязакликають ЄС продовжувати підтримувати нашу країну в усіх сферах. Щодовійськової підтримки, вони вітають нещодавні угоди, спрямовані на постачаннябільшої кількості боєприпасів і ракет в Україну, зокрема завдяки розширеннюєвропейських промислових потужностей. Крім того, Україна відіграє ключову рольу новоствореній європейській політичній спільноті та працюватиме разом ізФранцією та Молдовою над успішним проведенням кишинівського саміту.</text:p>
      <text:p text:style-name="P4">
У межах НАТО Франція продовжує зосереджуватися на безпосередній підтримціУкраїни. Франція продовжує надавати рішучу підтримку зміцненню спроможностіУкраїни захищатися та нагадує, що Україна має право обирати власні заходибезпеки. Франція повністю підтримує Комісію Україна – НАТО як платформу дляподальшого посилення та розширення поточної співпраці, щоб допомогти Україніпройти шлях до євроатлантичної сім’ї відповідно до Бухарестської декларації.Україна та Франція з нетерпінням очікують на розв’язання цих питань на самітіНАТО у Вільнюсі в липні 2023 року».</text:p>
      <text:p text:style-name="P4">
Source: <text:a xlink:type="simple" xlink:href="https://armyinform.com.ua/2023/05/15/formula-myru-ta-vijskova-dopomoga-spilna-deklaracziya-ukrayiny-ta-franczuzkoyi-respubliky/" text:style-name="Internet_20_link" text:visited-style-name="Visited_20_Internet_20_Link">
https://armyinform.com.ua/2023/05/15/formula-myru-ta-vijskova-dopomoga-spilna-deklaracziya-ukrayiny-ta-franczuzkoyi-respubliky/</text:a>
</text:p>
      <!--NEWS-->
      <text:h text:style-name="P10" text:outline-level="1">
<text:span text:style-name="T4">
Ці як страйкували, так і страйкують — перехоплення ГУР про мобілізованих росіян</text:span>
</text:h>
      <text:p text:style-name="P4">
Author: ['АРМІЯINFORM']</text:p>
      <text:p text:style-name="P4">
Time: 2023-05-15T39:00:00-04:00</text:p>
      <text:p text:style-name="P4">
Description: Військовослужбовець рф розповідає про небажання та низький морально-психологічний ста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Tags: ['STOPRUSSIA', 'АГРЕСІЯ РФ', 'ВТОРГНЕННЯ РФ', 'ГУР МО УКРАЇНИ']</text:p>
      <text:p text:style-name="P4">
Category: News</text:p>
      <!--METADATA-->
      <text:p text:style-name="P4">
<draw:frame draw:style-name="fr1" draw:name="Image269" text:anchor-type="as-char" svg:width="6.9236in" svg:height="3.894525in" draw:z-index="0">
<draw:image xlink:href="../Images/AРМІЯINFORM/2023-05-15T39-00-00-04-00/337531944_232614265847457_8544501692430122370_n.jpg" xlink:type="simple" xlink:show="embed" xlink:actuate="onLoad" draw:mime-type="image/jpeg"/>
</draw:frame>
</text:p>
      <text:p text:style-name="P4">
Військовослужбовець рф розповідає про небажання та низький морально-психологічний стан мобілізованих у підрозділі та громадян рф, які попередньовідбували покарання у місцях позбавлення волі.</text:p>
      <text:p text:style-name="P4">
<text:span text:style-name="T4">
Джерело:</text:span>
 <text:span text:style-name="T5">
<text:a xlink:type="simple" xlink:href="https://gur.gov.ua/content/ety-kak-bastovaly-tak-y-bastuiut-bl-d-p-darasy-bl-d-vot-ety-bl-d-shturmovyky-razvedosy-kh-edosy-mobyky-ety-khu-byky.html" text:style-name="Internet_20_link" text:visited-style-name="Visited_20_Internet_20_Link">
ГУР МОУ</text:a>
</text:span>
</text:p>
      <text:p text:style-name="P4">
Source: <text:a xlink:type="simple" xlink:href="https://armyinform.com.ua/2023/05/15/czi-yak-bastuvaly-tak-i-bastuyut-gurperehoplennya-pro-mobilizovanyh-rosiyan/" text:style-name="Internet_20_link" text:visited-style-name="Visited_20_Internet_20_Link">
https://armyinform.com.ua/2023/05/15/czi-yak-bastuvaly-tak-i-bastuyut-gurperehoplennya-pro-mobilizovanyh-rosiyan/</text:a>
</text:p>
      <!--NEWS-->
      <text:h text:style-name="P10" text:outline-level="1">
<text:span text:style-name="T4">
Окупанти обстріляли село на Чугуївщині — є загиблі</text:span>
</text:h>
      <text:p text:style-name="P4">
Author: ['АРМІЯINFORM']</text:p>
      <text:p text:style-name="P4">
Time: 2023-05-15T40:00:00-04:00</text:p>
      <text:p text:style-name="P4">
Description: Військові держави-агресора обстріляли село на Чугуївщині, є загиблі.    Про це повідомля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132948_553888603577181_7011348675291570391_n.jpg" text:style-name="Internet_20_link" text:visited-style-name="Visited_20_Internet_20_Link">
347132948_553888603577181_7011348675291570391_n.jpg</text:a>
']</text:p>
      <text:p text:style-name="P4">
Tags: ['STOPRUSSIA', 'ВОЄННІ ЗЛОЧИНИ ЗС РФ', 'ВТОРГНЕННЯ РФ', 'ПРОКУРАТУРА', 'ХАРКІВ']</text:p>
      <text:p text:style-name="P4">
Category: News</text:p>
      <!--METADATA-->
      <text:p text:style-name="P4">
<draw:frame draw:style-name="fr1" draw:name="Image270" text:anchor-type="as-char" svg:width="6.9236in" svg:height="4.61393in" draw:z-index="0">
<draw:image xlink:href="../Images/AРМІЯINFORM/2023-05-15T40-00-00-04-00/347132948_553888603577181_7011348675291570391_n.jpg" xlink:type="simple" xlink:show="embed" xlink:actuate="onLoad" draw:mime-type="image/jpeg"/>
</draw:frame>
</text:p>
      <text:p text:style-name="P4">
Військові держави-агресора обстріляли село на Чугуївщині, є загиблі.</text:p>
      <text:p text:style-name="P4">
Про це<text:a xlink:type="simple" xlink:href="https://www.facebook.com/prokuraturakharkiv/posts/pfbid0KbpUg3YwF3JMqeBoYhrEbS46TT6BzY7iTEdBQuXVAvyPGyg7D4WDfNd31hP8Sj84l" text:style-name="Internet_20_link" text:visited-style-name="Visited_20_Internet_20_Link">
повідомляє</text:a>
пресслужба Харківської обласної прокуратури.</text:p>
      <text:p text:style-name="P4">
«За процесуального керівництва Вовчанського відділу Чугуївської окружноїпрокуратури Харківської області розпочато досудове розслідування за фактомпорушення законів та звичаїв війни, поєднаного з умисним вбивством (ч. 2 ст.438 КК України). За даними слідства, 14 травня близько 12:30 російськівійськовослужбовці обстріляли село Стариця Чугуївського району. Внаслідокобстрілу загинуло двоє мирних мешканців: чоловік та жінка. Пошкоджено житловібудинки», — йдеться у повідомленні.</text:p>
      <text:p text:style-name="P4">
Також повідомляється, що досудове розслідування проводить СВ ВП № 1Чугуївського РУП ГУНП в Харківській області.</text:p>
      <text:p text:style-name="P4">
Source: <text:a xlink:type="simple" xlink:href="https://armyinform.com.ua/2023/05/15/rashysty-obstrilyaly-selo-na-chuguyivshhyni-ye-zagybli/" text:style-name="Internet_20_link" text:visited-style-name="Visited_20_Internet_20_Link">
https://armyinform.com.ua/2023/05/15/rashysty-obstrilyaly-selo-na-chuguyivshhyni-ye-zagybli/</text:a>
</text:p>
      <!--NEWS-->
      <text:h text:style-name="P10" text:outline-level="1">
<text:span text:style-name="T4">
Вночі російські терористи знову атакували Україну ударними дронами-камікадзе</text:span>
</text:h>
      <text:p text:style-name="P4">
Author: ['АРМІЯINFORM']</text:p>
      <text:p text:style-name="P4">
Time: 2023-05-15T41:00:00-04:00</text:p>
      <text:p text:style-name="P4">
Description: Про це повідомляє ГШ ЗС України у ранковому зведенні.    «Сьогодні вночі, вчергов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shahed-5447.jpg" text:style-name="Internet_20_link" text:visited-style-name="Visited_20_Internet_20_Link">
shahed-5447.jpg</text:a>
']</text:p>
      <text:p text:style-name="P4">
Tags: ['SHAHED', 'STOPRUSSIA', 'ВТОРГНЕННЯ РФ', 'ГШ ЗС УКРАЇНИ']</text:p>
      <text:p text:style-name="P4">
Category: News</text:p>
      <!--METADATA-->
      <text:p text:style-name="P4">
<draw:frame draw:style-name="fr1" draw:name="Image271" text:anchor-type="as-char" svg:width="6.9236in" svg:height="3.4618in" draw:z-index="0">
<draw:image xlink:href="../Images/AРМІЯINFORM/2023-05-15T41-00-00-04-00/shahed-5447.jpg" xlink:type="simple" xlink:show="embed" xlink:actuate="onLoad" draw:mime-type="image/jpeg"/>
</draw:frame>
</text:p>
      <text:p text:style-name="P4">
<text:span text:style-name="T4">
🔥 Ситуація щодо російського вторгнення</text:span>
  Про це<text:a xlink:type="simple" xlink:href="https://www.facebook.com/GeneralStaff.ua/posts/pfbid028hGqSCsEXz64VUeh4ehEEd46PwifT6ABQYMF2CwAUtTLUgPCgpovQNKwX2E8J8xQl" text:style-name="Internet_20_link" text:visited-style-name="Visited_20_Internet_20_Link">
повідомляє</text:a>
ГШ ЗС України у ранковому зведенні.</text:p>
      <text:p text:style-name="P4">
«Сьогодні вночі, вчергове, російські терористи атакували Україну ударнимидронами-камікадзе „Shahed“. Інформація щодо наслідків цієї атаки наразіуточнюється», — йдеться у повідомленні.</text:p>
      <text:p text:style-name="P4">
Source: <text:a xlink:type="simple" xlink:href="https://armyinform.com.ua/2023/05/15/vnochi-rosijski-terorysty-znovu-atakuvaly-ukrayinu-udarnymy-dronamy-kamikadze/" text:style-name="Internet_20_link" text:visited-style-name="Visited_20_Internet_20_Link">
https://armyinform.com.ua/2023/05/15/vnochi-rosijski-terorysty-znovu-atakuvaly-ukrayinu-udarnymy-dronamy-kamikadze/</text:a>
</text:p>
      <!--NEWS-->
      <text:h text:style-name="P10" text:outline-level="1">
<text:span text:style-name="T4">
На Донбасі — 46 бойових зіткнень, тривають важкі бої за Бахмут</text:span>
</text:h>
      <text:p text:style-name="P4">
Author: ['АРМІЯINFORM']</text:p>
      <text:p text:style-name="P4">
Time: 2023-05-15T42:00:00-04:00</text:p>
      <text:p text:style-name="P4">
Description: Про це повідомляє ГШ ЗС України у ранковому зведенні.    «Противник продовжу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932785_472352935069313_7735893693450801731_n.jpg" text:style-name="Internet_20_link" text:visited-style-name="Visited_20_Internet_20_Link">
345932785_472352935069313_7735893693450801731_n.jpg</text:a>
']</text:p>
      <text:p text:style-name="P4">
Tags: ['STOPRUSSIA', 'БАХМУТ', 'ВТОРГНЕННЯ РФ', 'ГШ ЗС УКРАЇНИ']</text:p>
      <text:p text:style-name="P4">
Category: News</text:p>
      <!--METADATA-->
      <text:p text:style-name="P4">
<draw:frame draw:style-name="fr1" draw:name="Image272" text:anchor-type="as-char" svg:width="6.9236in" svg:height="4.615733in" draw:z-index="0">
<draw:image xlink:href="../Images/AРМІЯINFORM/2023-05-15T42-00-00-04-00/345932785_472352935069313_7735893693450801731_n.jpg" xlink:type="simple" xlink:show="embed" xlink:actuate="onLoad" draw:mime-type="image/jpeg"/>
</draw:frame>
</text:p>
      <text:p text:style-name="P4">
<text:span text:style-name="T4">
🔥 Ситуація щодо російського вторгнення</text:span>
  Про це<text:a xlink:type="simple" xlink:href="https://www.facebook.com/GeneralStaff.ua/posts/pfbid028hGqSCsEXz64VUeh4ehEEd46PwifT6ABQYMF2CwAUtTLUgPCgpovQNKwX2E8J8xQl" text:style-name="Internet_20_link" text:visited-style-name="Visited_20_Internet_20_Link">
повідомляє</text:a>
ГШ ЗС України у ранковому зведенні.</text:p>
      <text:p text:style-name="P4">
«Противник продовжує зосереджувати основні зусилля на Лиманському,Бахмутському, Авдіївському та Мар’їнському напрямках — відбулось 46 бойовихзіткнень. В епіцентрі бойових дій залишаються Бахмут та Мар’їнка», — йдеться уповідомленні.</text:p>
      <text:p text:style-name="P4">
Також зазначається, що на Бахмутському напрямку ворог продовжує вестинаступальні дії. Тривають важкі бої за місто Бахмут. До того ж, протягом доби,противник вів безуспішні наступальні дії у напрямку населених пунктівГригорівка, Богданівка та Предтечине. Завдав авіаційних ударів біляІванівського та Ступочок. Від ворожих обстрілів постраждали Григорівка,Богданівка, Бахмут, Іванівське, Часів Яр, Червоне, Костянтинівка, Дружба,Північне, Торецьк, Шуми Донецької області.</text:p>
      <text:p text:style-name="P4">
Source: <text:a xlink:type="simple" xlink:href="https://armyinform.com.ua/2023/05/15/na-donbasi-46-bojovyh-zitknen-tryvayut-vazhki-boyi-za-bahmut/" text:style-name="Internet_20_link" text:visited-style-name="Visited_20_Internet_20_Link">
https://armyinform.com.ua/2023/05/15/na-donbasi-46-bojovyh-zitknen-tryvayut-vazhki-boyi-za-bahmut/</text:a>
</text:p>
      <!--NEWS-->
      <text:h text:style-name="P10" text:outline-level="1">
<text:span text:style-name="T4">
Противник завдав 41 авіаційний та 11 ракетних ударів</text:span>
</text:h>
      <text:p text:style-name="P4">
Author: ['АРМІЯINFORM']</text:p>
      <text:p text:style-name="P4">
Time: 2023-05-15T43:00:00-04:00</text:p>
      <text:p text:style-name="P4">
Description: Про це повідомляє ГШ ЗС України у ранковому зведенні.  «Протягом минулої доби противни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original-1.jpg" text:style-name="Internet_20_link" text:visited-style-name="Visited_20_Internet_20_Link">
original-1.jpg</text:a>
']</text:p>
      <text:p text:style-name="P4">
Tags: ['STOPRUSSIA', 'ВОЄННІ ЗЛОЧИНИ ЗС РФ', 'ВТОРГНЕННЯ РФ', 'ГШ ЗС УКРАЇНИ']</text:p>
      <text:p text:style-name="P4">
Category: News</text:p>
      <!--METADATA-->
      <text:p text:style-name="P4">
<draw:frame draw:style-name="fr1" draw:name="Image273" text:anchor-type="as-char" svg:width="6.9236in" svg:height="4.454183in" draw:z-index="0">
<draw:image xlink:href="../Images/AРМІЯINFORM/2023-05-15T43-00-00-04-00/original-1.jpg" xlink:type="simple" xlink:show="embed" xlink:actuate="onLoad" draw:mime-type="image/jpeg"/>
</draw:frame>
Ілюстративне фото</text:p>
      <text:p text:style-name="P4">
Про це<text:a xlink:type="simple" xlink:href="https://www.facebook.com/GeneralStaff.ua/posts/pfbid028hGqSCsEXz64VUeh4ehEEd46PwifT6ABQYMF2CwAUtTLUgPCgpovQNKwX2E8J8xQl" text:style-name="Internet_20_link" text:visited-style-name="Visited_20_Internet_20_Link">
повідомляє</text:a>
ГШ ЗС України у ранковому зведенні.</text:p>
      <text:p text:style-name="P4">
«Протягом минулої доби противник завдав 11 ракетних ударів, зокрема, по містахХарків, Костянтинівка та селищу Золочів. Крім того, завдав 41 авіаційногоудару та здійснив 74 обстріли з реактивних систем залпового вогню по позиціяхнаших військ та населених пунктах. Постраждали мирні люди, зруйновано тапошкоджено приватні житлові будинки та інша цивільна інфраструктура», –йдеться у повідомленні.</text:p>
      <text:p text:style-name="P4">
У ГШ ЗСУ застерігають, що ймовірність завдавання ракетних та авіаційних ударівпо всій території України залишається високою.</text:p>
      <text:p text:style-name="P4">
Source: <text:a xlink:type="simple" xlink:href="https://armyinform.com.ua/2023/05/15/protyvnyk-zavdav-41-aviaczijnyj-ta-11-raketnyh-udariv/" text:style-name="Internet_20_link" text:visited-style-name="Visited_20_Internet_20_Link">
https://armyinform.com.ua/2023/05/15/protyvnyk-zavdav-41-aviaczijnyj-ta-11-raketnyh-udariv/</text:a>
</text:p>
      <!--NEWS-->
      <text:h text:style-name="P10" text:outline-level="1">
<text:span text:style-name="T4">
Знищено три БПЛА противника типу «Орлан-10» та «Supercam»</text:span>
</text:h>
      <text:p text:style-name="P4">
Author: ['АРМІЯINFORM']</text:p>
      <text:p text:style-name="P4">
Time: 2023-05-15T44:00:00-04:00</text:p>
      <text:p text:style-name="P4">
Description: Про це повідомляє ГШ ЗС України у ранковому зведенні.    «Авіація Сил оборони за до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0836873_228535893058660_7842946212120837350_n.jpg" text:style-name="Internet_20_link" text:visited-style-name="Visited_20_Internet_20_Link">
340836873_228535893058660_7842946212120837350_n.jpg</text:a>
']</text:p>
      <text:p text:style-name="P4">
Tags: ['STOPRUSSIA', 'SUPERCAM', 'ВТОРГНЕННЯ РФ', 'ГШ ЗС УКРАЇНИ', 'ОРЛАН-10']</text:p>
      <text:p text:style-name="P4">
Category: News</text:p>
      <!--METADATA-->
      <text:p text:style-name="P4">
<draw:frame draw:style-name="fr1" draw:name="Image274" text:anchor-type="as-char" svg:width="6.9236in" svg:height="4.615733in" draw:z-index="0">
<draw:image xlink:href="../Images/AРМІЯINFORM/2023-05-15T44-00-00-04-00/340836873_228535893058660_7842946212120837350_n.jpg" xlink:type="simple" xlink:show="embed" xlink:actuate="onLoad" draw:mime-type="image/jpeg"/>
</draw:frame>
</text:p>
      <text:p text:style-name="P4">
<text:span text:style-name="T4">
🔥 Ситуація щодо російського вторгнення</text:span>
  Про це<text:a xlink:type="simple" xlink:href="https://www.facebook.com/GeneralStaff.ua/posts/pfbid028hGqSCsEXz64VUeh4ehEEd46PwifT6ABQYMF2CwAUtTLUgPCgpovQNKwX2E8J8xQl" text:style-name="Internet_20_link" text:visited-style-name="Visited_20_Internet_20_Link">
повідомляє</text:a>
ГШ ЗС України у ранковому зведенні.</text:p>
      <text:p text:style-name="P4">
«Авіація Сил оборони за добу завдала 17 ударів по районах зосередженняособового складу та військової техніки противника. Також нашими захисникамизбито 2 ворожих розвідувальних БпЛА типу “Орлан-10” та знищено БпЛА“Supercam”», – йдеться у повідомленні.</text:p>
      <text:p text:style-name="P4">
Також зазначається, що підрозділи ракетних військ і артилерії уразили 1 пунктуправління, 6 районів зосередження живої сили, 4 артилерійських підрозділи навогневих позиціях, 1 засіб протиповітряної оборони та ще 7 важливих цілейпротивника.</text:p>
      <text:p text:style-name="P4">
Source: <text:a xlink:type="simple" xlink:href="https://armyinform.com.ua/2023/05/15/znyshheno-try-bpla-protyvnyka-typu-orlan-10-ta-supercam/" text:style-name="Internet_20_link" text:visited-style-name="Visited_20_Internet_20_Link">
https://armyinform.com.ua/2023/05/15/znyshheno-try-bpla-protyvnyka-typu-orlan-10-ta-supercam/</text:a>
</text:p>
      <!--NEWS-->
      <text:h text:style-name="P10" text:outline-level="1">
<text:span text:style-name="T4">
На півдні окупанти обстріляли близько 40 населених пунктів</text:span>
</text:h>
      <text:p text:style-name="P4">
Author: ['АРМІЯINFORM']</text:p>
      <text:p text:style-name="P4">
Time: 2023-05-15T45:00:00-04:00</text:p>
      <text:p text:style-name="P4">
Description: Про це повідомляє ГШ ЗС України у ранковому зведенні.    «На Запорізькому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6/630_360_1652906572-170.jpg" text:style-name="Internet_20_link" text:visited-style-name="Visited_20_Internet_20_Link">
630_360_1652906572-170.jpg</text:a>
']</text:p>
      <text:p text:style-name="P4">
Tags: ['STOPRUSSIA', 'ВТОРГНЕННЯ РФ', 'ГШ ЗС УКРАЇНИ', 'ХЕРСОНЩИНА']</text:p>
      <text:p text:style-name="P4">
Category: News</text:p>
      <!--METADATA-->
      <text:p text:style-name="P4">
<draw:frame draw:style-name="fr1" draw:name="Image275" text:anchor-type="as-char" svg:width="6.9236in" svg:height="3.956343in" draw:z-index="0">
<draw:image xlink:href="../Images/AРМІЯINFORM/2023-05-15T45-00-00-04-00/630_360_1652906572-170.jpg" xlink:type="simple" xlink:show="embed" xlink:actuate="onLoad" draw:mime-type="image/jpeg"/>
</draw:frame>
</text:p>
      <text:p text:style-name="P4">
<text:span text:style-name="T4">
🔥 Ситуація щодо російського вторгнення</text:span>
  Про це<text:a xlink:type="simple" xlink:href="https://www.facebook.com/GeneralStaff.ua/posts/pfbid028hGqSCsEXz64VUeh4ehEEd46PwifT6ABQYMF2CwAUtTLUgPCgpovQNKwX2E8J8xQl" text:style-name="Internet_20_link" text:visited-style-name="Visited_20_Internet_20_Link">
повідомляє</text:a>
ГШ ЗС України у ранковому зведенні.</text:p>
      <text:p text:style-name="P4">
«На Запорізькому та Херсонському напрямках противник продовжує вести обороннідії. Завдав авіаційних ударів в районах населених пунктів Кізомис та СтаніславХерсонської області. Поміж тим, здійснив обстріли близько 40 населенихпунктів. Це, зокрема, Времівка, Новопіль Донецької області; Гуляйполе,Залізничне, Білогір'я, Мала Токмачка та Кам’янське Запорізької області;Нікополь Дніпропетровської області; Золота Балка, Веселе, Львове, Антонівка,Дніпровське, Кізомис Херсонської області та місто Херсон», – йдеться уповідомленні.</text:p>
      <text:p text:style-name="P4">
Source: <text:a xlink:type="simple" xlink:href="https://armyinform.com.ua/2023/05/15/na-pivdni-okupanty-obstrilyaly-blyzko-40-naselenyh-punktiv/" text:style-name="Internet_20_link" text:visited-style-name="Visited_20_Internet_20_Link">
https://armyinform.com.ua/2023/05/15/na-pivdni-okupanty-obstrilyaly-blyzko-40-naselenyh-punktiv/</text:a>
</text:p>
      <!--NEWS-->
      <text:h text:style-name="P10" text:outline-level="1">
<text:span text:style-name="T4">
На Херсонщині рашисти деруть хабарі з власників «роспаспортів»</text:span>
</text:h>
      <text:p text:style-name="P4">
Author: ['АРМІЯINFORM']</text:p>
      <text:p text:style-name="P4">
Time: 2023-05-15T46:00:00-04:00</text:p>
      <text:p text:style-name="P4">
Description: Про це повідомляє ГШ ЗС України у ранковому зведенні.    «Противник і надал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1-17.jpg" text:style-name="Internet_20_link" text:visited-style-name="Visited_20_Internet_20_Link">
11-17.jpg</text:a>
']</text:p>
      <text:p text:style-name="P4">
Tags: ['STOPRUSSIA', 'ВТОРГНЕННЯ РФ', 'ГШ ЗС УКРАЇНИ', 'ХЕРСОНЩИНА']</text:p>
      <text:p text:style-name="P4">
Category: News</text:p>
      <!--METADATA-->
      <text:p text:style-name="P4">
<draw:frame draw:style-name="fr1" draw:name="Image276" text:anchor-type="as-char" svg:width="6.9236in" svg:height="4.580376in" draw:z-index="0">
<draw:image xlink:href="../Images/AРМІЯINFORM/2023-05-15T46-00-00-04-00/11-17.jpg" xlink:type="simple" xlink:show="embed" xlink:actuate="onLoad" draw:mime-type="image/jpeg"/>
</draw:frame>
</text:p>
      <text:p text:style-name="P4">
<text:span text:style-name="T4">
🔥 Ситуація щодо російського вторгнення</text:span>
  Про це<text:a xlink:type="simple" xlink:href="https://www.facebook.com/GeneralStaff.ua/posts/pfbid028hGqSCsEXz64VUeh4ehEEd46PwifT6ABQYMF2CwAUtTLUgPCgpovQNKwX2E8J8xQl" text:style-name="Internet_20_link" text:visited-style-name="Visited_20_Internet_20_Link">
повідомляє</text:a>
ГШ ЗС України у ранковому зведенні.</text:p>
      <text:p text:style-name="P4">
«Противник і надалі намагається поповнювати втрати в живій силі за рахунокпримусової мобілізації на тимчасово захоплених територіях України. Так, внизці населених пунктів Херсонської області, відзначаються фактинасильницького затримання чоловіків, які раніше відмовились від українськогогромадянства на користь російського. Після затримання, в ході першоїустановчої бесіди, окупанти вимагають від таких громадян неправомірну грошовувинагороду за відстрочку від мобілізації. Осіб, які відмовляються від сплатихабаря, або не мають необхідної суми коштів, окупанти відправляють до польовихтаборів для проходження прискореного курсу загальновійськової підготовки.Після цього вказані особи потрапляють до населених пунктів, що межують злінією бойового зіткнення», – йдеться у повідомленні.</text:p>
      <text:p text:style-name="P4">
Source: <text:a xlink:type="simple" xlink:href="https://armyinform.com.ua/2023/05/15/na-hersonshhyni-rashysty-derut-habari-z-vlasnykiv-rospasportiv/" text:style-name="Internet_20_link" text:visited-style-name="Visited_20_Internet_20_Link">
https://armyinform.com.ua/2023/05/15/na-hersonshhyni-rashysty-derut-habari-z-vlasnykiv-rospasportiv/</text:a>
</text:p>
      <!--NEWS-->
      <text:h text:style-name="P10" text:outline-level="1">
<text:span text:style-name="T4">
Сили оборони за добу ліквідували майже 600 окупантів, знищили 21 артсистему та 11 ББМ</text:span>
</text:h>
      <text:p text:style-name="P4">
Author: ['АРМІЯINFORM']</text:p>
      <text:p text:style-name="P4">
Time: 2023-05-15T47:00:00-04:00</text:p>
      <text:p text:style-name="P4">
Description: Загальні бойові втрати противника з 24.02.22 по 15.05.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92a3d31c-0096-4b6c-bd15-ec16d4dd1499-scaled.jpg" text:style-name="Internet_20_link" text:visited-style-name="Visited_20_Internet_20_Link">
92a3d31c-0096-4b6c-bd15-ec16d4dd1499-scaled.jpg</text:a>
']</text:p>
      <text:p text:style-name="P4">
Tags: ['STOPRUSSIA', 'АГРЕСІЯ РФ', 'ВТОРГНЕННЯ РФ', 'ВТРАТИ ВОРОГА', 'ГШ ЗСУ']</text:p>
      <text:p text:style-name="P4">
Category: News</text:p>
      <!--METADATA-->
      <text:p text:style-name="P4">
<draw:frame draw:style-name="fr1" draw:name="Image277" text:anchor-type="as-char" svg:width="6.9236in" svg:height="6.975527in" draw:z-index="0">
<draw:image xlink:href="../Images/AРМІЯINFORM/2023-05-15T47-00-00-04-00/92a3d31c-0096-4b6c-bd15-ec16d4dd1499-scaled.jpg" xlink:type="simple" xlink:show="embed" xlink:actuate="onLoad" draw:mime-type="image/jpeg"/>
</draw:frame>
</text:p>
      <text:p text:style-name="P4">
Загальні бойові втрати противника з 24.02.22 по 15.05.23 орієнтовностановлять:</text:p>
      <ul>
        <li>
<text:span text:style-name="T4">
особового складу ‒</text:span>
 199460 (+580) осіб ліквідовано  * <text:span text:style-name="T4">
танків ‒</text:span>
 3759 (+3)  * <text:span text:style-name="T4">
бойових броньованих машин ‒</text:span>
 7336 (+11)  * <text:span text:style-name="T4">
артилерійських систем ‒</text:span>
 3137 (+21)  * <text:span text:style-name="T4">
РСЗВ ‒</text:span>
 562 (0)  * <text:span text:style-name="T4">
засоби ППО ‒</text:span>
 316 (+2)  * <text:span text:style-name="T4">
літаків ‒</text:span>
 308 (0)  * <text:span text:style-name="T4">
гелікоптерів ‒</text:span>
 294 (0)  * <text:span text:style-name="T4">
БПЛА оперативно-тактичного рівня ‒</text:span>
 2720 (+24)  * <text:span text:style-name="T4">
крилаті ракети ‒</text:span>
 973 (+3)  * <text:span text:style-name="T4">
кораблі / катери ‒</text:span>
 18 (0)  * <text:span text:style-name="T4">
автомобільної техніки та автоцистерн ‒</text:span>
 6034 (+16)  * <text:span text:style-name="T4">
спеціальна техніка ‒</text:span>
 407 (+3)</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15.05.23.</text:p>
      <text:p text:style-name="P4">
Source: <text:a xlink:type="simple" xlink:href="https://armyinform.com.ua/2023/05/15/syly-oborony-za-dobu-likviduvaly-majzhe-600-okupantiv-znyshhyly-21-artsystemu-ta-11-bbm/" text:style-name="Internet_20_link" text:visited-style-name="Visited_20_Internet_20_Link">
https://armyinform.com.ua/2023/05/15/syly-oborony-za-dobu-likviduvaly-majzhe-600-okupantiv-znyshhyly-21-artsystemu-ta-11-bbm/</text:a>
</text:p>
      <!--NEWS-->
      <text:h text:style-name="P10" text:outline-level="1">
<text:span text:style-name="T4">
Збройні сили Норвегії проведуть навчання для 3 200 українських військових</text:span>
</text:h>
      <text:p text:style-name="P4">
Author: ['АРМІЯINFORM']</text:p>
      <text:p text:style-name="P4">
Time: 2023-05-15T48:00:00-04:00</text:p>
      <text:p text:style-name="P4">
Description: Збройні сили Королівства Норвегія упродовж цього року планують провести тренування для 3...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100937_281108924270396_1731979915210376625_n-e1684128758559.jpg" text:style-name="Internet_20_link" text:visited-style-name="Visited_20_Internet_20_Link">
347100937_281108924270396_1731979915210376625_n-e1684128758559.jpg</text:a>
', '<text:a xlink:type="simple" xlink:href="https://armyinform.com.ua/wp-content/uploads/2023/05/346468596_198248813091396_5234527643515208218_n-1.jpg" text:style-name="Internet_20_link" text:visited-style-name="Visited_20_Internet_20_Link">
346468596_198248813091396_5234527643515208218_n-1.jpg</text:a>
', '<text:a xlink:type="simple" xlink:href="https://armyinform.com.ua/wp-content/uploads/2023/05/346483039_804326741317614_9004813816187819550_n-1-150x150.jpg" text:style-name="Internet_20_link" text:visited-style-name="Visited_20_Internet_20_Link">
346483039_804326741317614_9004813816187819550_n-1-150x150.jpg</text:a>
', '<text:a xlink:type="simple" xlink:href="https://armyinform.com.ua/wp-content/uploads/2023/05/347137652_951520769605561_8224673224865492612_n-1-150x150.jpg" text:style-name="Internet_20_link" text:visited-style-name="Visited_20_Internet_20_Link">
347137652_951520769605561_8224673224865492612_n-1-150x150.jpg</text:a>
']</text:p>
      <text:p text:style-name="P4">
Tags: ['БЙОРН АРІЛЬД ГРАМ', 'ВІЙСЬКОВА ПІДГОТОВКА', 'КОРОЛІВСТВО НОРВЕГІЯ']</text:p>
      <text:p text:style-name="P4">
Category: News</text:p>
      <!--METADATA-->
      <text:p text:style-name="P4">
<draw:frame draw:style-name="fr1" draw:name="Image278" text:anchor-type="as-char" svg:width="6.9236in" svg:height="5.560437in" draw:z-index="0">
<draw:image xlink:href="../Images/AРМІЯINFORM/2023-05-15T48-00-00-04-00/347100937_281108924270396_1731979915210376625_n-e1684128758559.jpg" xlink:type="simple" xlink:show="embed" xlink:actuate="onLoad" draw:mime-type="image/jpeg"/>
</draw:frame>
</text:p>
      <text:p text:style-name="P4">
Збройні сили Королівства Норвегія упродовж цього року планують провеститренування для 3 200 українських військових.</text:p>
      <text:p text:style-name="P4">
Про це<text:a xlink:type="simple" xlink:href="https://www.facebook.com/GeneralStaff.ua/posts/pfbid02v8QR8NsDAbEZfgdHX1JWUijjeaSagbCHyb3U1gmnn18umMcwGL5sapqz55VvB8nbl" text:style-name="Internet_20_link" text:visited-style-name="Visited_20_Internet_20_Link">
повідомляє</text:a>
Генеральний штаб ЗСУ.</text:p>
      <text:p text:style-name="P4">
Міністр оборони Норвегії Бйорн Арільд Грам разом із виконувачем обов’язківначальника МВС Мортенем Еггеном відвідали тренування українських воїнів наодному з полігонів.</text:p>
      <text:p text:style-name="P4">
«Сильне враження справляє зустріч із деякими з тих, хто незабаром підевоювати, щоб захищати свою батьківщину та свої цінності від російськоговторгнення. Війна наближається, коли ми зустрічаємо воїнів з бойових дій, якітренуються тут і повертаються на війну. Це потужне нагадування про те, щосвобода не приходить сама по собі. Ми підтримували Україну як матеріально, такі навчанням, і будемо підтримувати, скільки буде потрібно», — зазначив міністроборони.</text:p>
      <text:p text:style-name="P4">
<draw:frame draw:style-name="fr1" draw:name="Image279" text:anchor-type="as-char" svg:width="6.9236in" svg:height="5.1927in" draw:z-index="0">
<draw:image xlink:href="../Images/AРМІЯINFORM/2023-05-15T48-00-00-04-00/346468596_198248813091396_5234527643515208218_n-1.jpg" xlink:type="simple" xlink:show="embed" xlink:actuate="onLoad" draw:mime-type="image/jpeg"/>
</draw:frame>
</text:p>
      <text:p text:style-name="P4">
Як відомо, з кінця квітня інструктори Норвезької нацгвардії розпочаличотиритижневе інтенсивне навчання понад ста українських військовослужбовціввійськової медицини, вогневої підготовки та командного лідерства.</text:p>
      <text:p text:style-name="P4">
«Ми підтримуватимемо підготовку та навчання українських кадрів як у Норвегії,так і в інших країнах. Така підтримка стає дедалі важливішою, оскільки Українавикористовує все більше західних матеріалів», — зазначив Бйорн Арільд Грам.</text:p>
      <text:p text:style-name="P4">
<text:a xlink:type="simple" xlink:href="https://armyinform.com.ua/wp-content/uploads/2023/05/346483039_804326741317614_9004813816187819550_n-1.jpg" text:style-name="Internet_20_link" text:visited-style-name="Visited_20_Internet_20_Link">
<draw:frame draw:style-name="fr1" draw:name="Image280" text:anchor-type="as-char" svg:width="6.9236in" svg:height="6.9236in" draw:z-index="0">
<draw:image xlink:href="../Images/AРМІЯINFORM/2023-05-15T48-00-00-04-00/346483039_804326741317614_9004813816187819550_n-1-150x150.jpg" xlink:type="simple" xlink:show="embed" xlink:actuate="onLoad" draw:mime-type="image/jpeg"/>
</draw:frame>
</text:a>
</text:p>
      <text:p text:style-name="P4">
<text:a xlink:type="simple" xlink:href="https://armyinform.com.ua/wp-content/uploads/2023/05/347137652_951520769605561_8224673224865492612_n-1.jpg" text:style-name="Internet_20_link" text:visited-style-name="Visited_20_Internet_20_Link">
<draw:frame draw:style-name="fr1" draw:name="Image281" text:anchor-type="as-char" svg:width="6.9236in" svg:height="6.9236in" draw:z-index="0">
<draw:image xlink:href="../Images/AРМІЯINFORM/2023-05-15T48-00-00-04-00/347137652_951520769605561_8224673224865492612_n-1-150x150.jpg" xlink:type="simple" xlink:show="embed" xlink:actuate="onLoad" draw:mime-type="image/jpeg"/>
</draw:frame>
</text:a>
</text:p>
      <text:p text:style-name="P4">
Раніше повідомлялося, що норвезькі інструктори<text:a xlink:type="simple" xlink:href="https://armyinform.com.ua/2023/04/13/norvezki-instruktory-navchayut-ukrayinski-ekipazhi-na-tankah-leopard-proryvaty-tankovi-pereshkody/" text:style-name="Internet_20_link" text:visited-style-name="Visited_20_Internet_20_Link">
навчають</text:a>
українські екіпажі на танках Leopard проривати танкові перешкоди.</text:p>
      <text:p text:style-name="P4">
Source: <text:a xlink:type="simple" xlink:href="https://armyinform.com.ua/2023/05/15/zbrojni-syly-norvegiyi-provedut-navchannya-dlya-3-200-ukrayinskyh-vijskovyh/" text:style-name="Internet_20_link" text:visited-style-name="Visited_20_Internet_20_Link">
https://armyinform.com.ua/2023/05/15/zbrojni-syly-norvegiyi-provedut-navchannya-dlya-3-200-ukrayinskyh-vijskovyh/</text:a>
</text:p>
      <!--NEWS-->
      <text:h text:style-name="P10" text:outline-level="1">
<text:span text:style-name="T4">
Армійка Анжеліка Терлюга стала чемпіонкою в куміте на турнірі Karate 1 Premier League</text:span>
</text:h>
      <text:p text:style-name="P4">
Author: ['АРМІЯINFORM']</text:p>
      <text:p text:style-name="P4">
Time: 2023-05-15T49:00:00-04:00</text:p>
      <text:p text:style-name="P4">
Description: Відома українська армійка-каратистка Анжеліка Терлюга стала чемпіонкою в особист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_05_14_19_39_38_650x410.jpg" text:style-name="Internet_20_link" text:visited-style-name="Visited_20_Internet_20_Link">
photo_2023_05_14_19_39_38_650x410.jpg</text:a>
']</text:p>
      <text:p text:style-name="P4">
Tags: ['АНЖЕЛІКА ТЕРЛЮГА', 'ВІЙСЬКОВІ СПОРТСМЕНИ', 'КАРАТЕ']</text:p>
      <text:p text:style-name="P4">
Category: News</text:p>
      <!--METADATA-->
      <text:p text:style-name="P4">
<draw:frame draw:style-name="fr1" draw:name="Image282" text:anchor-type="as-char" svg:width="6.9236in" svg:height="4.367194in" draw:z-index="0">
<draw:image xlink:href="../Images/AРМІЯINFORM/2023-05-15T49-00-00-04-00/photo_2023_05_14_19_39_38_650x410.jpg" xlink:type="simple" xlink:show="embed" xlink:actuate="onLoad" draw:mime-type="image/jpeg"/>
</draw:frame>
</text:p>
      <text:p text:style-name="P4">
Відома українська армійка-каратистка Анжеліка Терлюга стала чемпіонкою вособистому куміте на турнірі Karate 1 Premier League у Рабаті (Марокко).</text:p>
      <text:p text:style-name="P4">
Про це <text:a xlink:type="simple" xlink:href="https://t.me/nocukraine/4783" text:style-name="Internet_20_link" text:visited-style-name="Visited_20_Internet_20_Link">
повідомляє</text:a>
 пресслужба Міжнародногоолімпійського комітету.</text:p>
      <text:p text:style-name="P4">
У вирішальній сутичці у вагової категорії до 55 кг наша олімпійськавіцечемпіонка перемогла срібну медалістку чемпіонату світу-2021 Аллен Трінітізі США (2:1).</text:p>
      <text:p text:style-name="P4">
Відзначимо, що для 31-річної каратистки це був 19-й в кар'єрі фінал у ційпрестижній серії змагань і 14-та золота нагорода.</text:p>
      <text:p text:style-name="P4">
Нагадаємо, нещодавно на чемпіонаті Європи з карате, який проходив у містіГвадалахара (Іспанія), Анжеліка Терлюга<text:a xlink:type="simple" xlink:href="https://armyinform.com.ua/2023/03/27/zoloto-ta-sriblo-zdobuly-nashi-armijky-na-chempionati-yevropy-z-karate/" text:style-name="Internet_20_link" text:visited-style-name="Visited_20_Internet_20_Link">
виборола</text:a>
 золоту медаль, перемігши уфінальній сутичці представницю Італії (8:0).</text:p>
      <text:p text:style-name="P4">
Source: <text:a xlink:type="simple" xlink:href="https://armyinform.com.ua/2023/05/15/armijka-anzhelika-terlyuga-stala-chempionkoyu-v-kumite-na-turniri-karate-1-premier-league/" text:style-name="Internet_20_link" text:visited-style-name="Visited_20_Internet_20_Link">
https://armyinform.com.ua/2023/05/15/armijka-anzhelika-terlyuga-stala-chempionkoyu-v-kumite-na-turniri-karate-1-premier-league/</text:a>
</text:p>
      <!--NEWS-->
      <text:h text:style-name="P10" text:outline-level="1">
<text:span text:style-name="T4">
F-16 — це саме той літак покоління 4+, який потрібен сьогодні українській військовій авіації — Юрій Ігнат</text:span>
</text:h>
      <text:p text:style-name="P4">
Author: ['Андрій Агєєв']</text:p>
      <text:p text:style-name="P4">
Time: 2023-05-15T50:00:00-04:00</text:p>
      <text:p text:style-name="P4">
Description: Говорячи у прямому ефірі телемарафону «Єдині новини» про авіаційну коаліцію країн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16-picture-resize.jpg" text:style-name="Internet_20_link" text:visited-style-name="Visited_20_Internet_20_Link">
f-16-picture-resize.jpg</text:a>
']</text:p>
      <text:p text:style-name="P4">
Tags: ['F-16', 'ВТОРГНЕННЯ РФ', 'ЄДИНІ НОВИНИ', 'ПС ЗСУ', 'ЮРІЙ ІГНАТ']</text:p>
      <text:p text:style-name="P4">
Category: News</text:p>
      <!--METADATA-->
      <text:p text:style-name="P4">
<draw:frame draw:style-name="fr1" draw:name="Image283" text:anchor-type="as-char" svg:width="6.9236in" svg:height="4.436874in" draw:z-index="0">
<draw:image xlink:href="../Images/AРМІЯINFORM/2023-05-15T50-00-00-04-00/f-16-picture-resize.jpg" xlink:type="simple" xlink:show="embed" xlink:actuate="onLoad" draw:mime-type="image/jpeg"/>
</draw:frame>
 Багатоцільовий винищувач F-16 . Фото: Willard / iStock</text:p>
      <text:p text:style-name="P4">
Говорячи у прямому ефірі телемарафону «Єдині новини» про авіаційну коаліціюкраїн — членів НАТО, які можуть допомогти Україні літаками четвертогопокоління «+», речник Повітряних Сил ЗС України полковник Юрій Ігнат зазначив,що найоптимальнішим для вітчизняної військової авіації є саме F-16.</text:p>
      <text:p text:style-name="P4">
— Ми давно дослідили й вивчили це питання, на різних майданчиках і платформахобговорювали його й дійшли висновку, що саме ці літаки потрібні нам.Найголовніше, що він здатний нести на собі всі необхідні засоби враження дляефективної протидії ворожим силам і засобам і, по-друге, їх у світі є вдостатній кількості вже сьогодні, — підкреслив Юрій Ігнат.</text:p>
      <text:p text:style-name="P4">
Він також додав, що перехід Повітряних Сил України на сучасні бойові літакиНАТО це необхідність, адже сьогоднішній авіапарк винищувачів,бомбардувальників, штурмовиків і транспортної авіації — все це зразки срср.</text:p>
      <text:p text:style-name="P4">
— Наймолодший наш літак 1991 року виробництва. Всі оригінальні деталі долітаків виробляються сьогодні на підприємствах країни-агресора. Тому подальшаексплуатація, ремонт і обслуговування нинішнього авіапарку приречене. Нампотрібно переозброюватися на західні зразки, інших варіантів для ефективногопротистояння окупанту ми не маємо, — наголосив речник Повітряних Сил.</text:p>
      <text:p text:style-name="P4">
Source: <text:a xlink:type="simple" xlink:href="https://armyinform.com.ua/2023/05/15/f-16-cze-same-toj-litak-pokolinnya-4-yakyj-potriben-sogodni-ukrayinskij-vijskovij-aviacziyi-yurij-ignat/" text:style-name="Internet_20_link" text:visited-style-name="Visited_20_Internet_20_Link">
https://armyinform.com.ua/2023/05/15/f-16-cze-same-toj-litak-pokolinnya-4-yakyj-potriben-sogodni-ukrayinskij-vijskovij-aviacziyi-yurij-ignat/</text:a>
</text:p>
      <!--NEWS-->
      <text:h text:style-name="P10" text:outline-level="1">
<text:span text:style-name="T4">
В Україні хвилина мовчання</text:span>
</text:h>
      <text:p text:style-name="P4">
Author: ['АРМІЯINFORM']</text:p>
      <text:p text:style-name="P4">
Time: 2023-05-15T51: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84" text:anchor-type="as-char" svg:width="6.9236in" svg:height="3.895992in" draw:z-index="0">
<draw:image xlink:href="../Images/AРМІЯINFORM/2023-05-15T51-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5/15/v-ukrayini-hvylyna-movchannya/" text:style-name="Internet_20_link" text:visited-style-name="Visited_20_Internet_20_Link">
https://armyinform.com.ua/2023/05/15/v-ukrayini-hvylyna-movchannya/</text:a>
</text:p>
      <!--NEWS-->
      <text:h text:style-name="P10" text:outline-level="1">
<text:span text:style-name="T4">
Олександр Сирський: Просування на Бахмутському напрямку — це перший успіх наступальних дій</text:span>
</text:h>
      <text:p text:style-name="P4">
Author: ['АРМІЯINFORM']</text:p>
      <text:p text:style-name="P4">
Time: 2023-05-15T52:00:00-04:00</text:p>
      <text:p text:style-name="P4">
Description: Командувач Сухопутних військ ЗСУ генерал-полковник Олександр Сирський зазначив, що перш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ec09f2dd-7277-4137-9f6e-8290034df488.jpg" text:style-name="Internet_20_link" text:visited-style-name="Visited_20_Internet_20_Link">
ec09f2dd-7277-4137-9f6e-8290034df488.jpg</text:a>
', '<text:a xlink:type="simple" xlink:href="https://armyinform.com.ua/wp-content/uploads/2023/05/5aedec3a-4608-485c-bf44-601c253709d8-150x150.jpg" text:style-name="Internet_20_link" text:visited-style-name="Visited_20_Internet_20_Link">
5aedec3a-4608-485c-bf44-601c253709d8-150x150.jpg</text:a>
', '<text:a xlink:type="simple" xlink:href="https://armyinform.com.ua/wp-content/uploads/2023/05/217ec912-2104-4ccb-a170-b363e9fdecba-150x150.jpg" text:style-name="Internet_20_link" text:visited-style-name="Visited_20_Internet_20_Link">
217ec912-2104-4ccb-a170-b363e9fdecba-150x150.jpg</text:a>
', '<text:a xlink:type="simple" xlink:href="https://armyinform.com.ua/wp-content/uploads/2023/05/b414c6b6-1ddf-41af-8915-45f624cdad9a-150x150.jpg" text:style-name="Internet_20_link" text:visited-style-name="Visited_20_Internet_20_Link">
b414c6b6-1ddf-41af-8915-45f624cdad9a-150x150.jpg</text:a>
']</text:p>
      <text:p text:style-name="P4">
Tags: ['АГРЕСІЯ РФ', 'БАХМУТ', 'ВТОРГНЕННЯ РФ']</text:p>
      <text:p text:style-name="P4">
Category: News</text:p>
      <!--METADATA-->
      <text:p text:style-name="P4">
<draw:frame draw:style-name="fr1" draw:name="Image285" text:anchor-type="as-char" svg:width="6.9236in" svg:height="4.32725in" draw:z-index="0">
<draw:image xlink:href="../Images/AРМІЯINFORM/2023-05-15T52-00-00-04-00/ec09f2dd-7277-4137-9f6e-8290034df488.jpg" xlink:type="simple" xlink:show="embed" xlink:actuate="onLoad" draw:mime-type="image/jpeg"/>
</draw:frame>
</text:p>
      <text:p text:style-name="P4">
Командувач Сухопутних військ ЗСУ генерал-полковник Олександр Сирськийзазначив, що першим успіхом наступальних дій Сил оборони України в ходіпроведення операції з оборони Бахмута є просування української армії наБахмутському напрямку.</text:p>
      <text:p text:style-name="P4">
Про це <text:a xlink:type="simple" xlink:href="https://t.me/militarymediacenter/1933" text:style-name="Internet_20_link" text:visited-style-name="Visited_20_Internet_20_Link">
повідомляє</text:a>
 Military MediaCenter.</text:p>
      <text:p text:style-name="P4">
«Останні кілька днів показали, що ми можемо рухатись вперед та нищити вороганавіть у таких надскладних умовах. Ми воюємо меншим ресурсом, ніж ворог. Разомз тим, нам вдається руйнувати його плани. Все завдяки нашим бійцям, якіб’ються з агресором, долаючи найвищу межу людських можливостей», — наголосивгенерал-полковник Олександр Сирський.</text:p>
      <text:p text:style-name="P4">
З його слів, це лише частковий успіх. І саме так його треба сприймати.</text:p>
      <text:p text:style-name="P4">
<text:a xlink:type="simple" xlink:href="https://armyinform.com.ua/wp-content/uploads/2023/05/5aedec3a-4608-485c-bf44-601c253709d8.jpg" text:style-name="Internet_20_link" text:visited-style-name="Visited_20_Internet_20_Link">
<draw:frame draw:style-name="fr1" draw:name="Image286" text:anchor-type="as-char" svg:width="6.9236in" svg:height="6.9236in" draw:z-index="0">
<draw:image xlink:href="../Images/AРМІЯINFORM/2023-05-15T52-00-00-04-00/5aedec3a-4608-485c-bf44-601c253709d8-150x150.jpg" xlink:type="simple" xlink:show="embed" xlink:actuate="onLoad" draw:mime-type="image/jpeg"/>
</draw:frame>
</text:a>
</text:p>
      <text:p text:style-name="P4">
<text:a xlink:type="simple" xlink:href="https://armyinform.com.ua/wp-content/uploads/2023/05/217ec912-2104-4ccb-a170-b363e9fdecba.jpg" text:style-name="Internet_20_link" text:visited-style-name="Visited_20_Internet_20_Link">
<draw:frame draw:style-name="fr1" draw:name="Image287" text:anchor-type="as-char" svg:width="6.9236in" svg:height="6.9236in" draw:z-index="0">
<draw:image xlink:href="../Images/AРМІЯINFORM/2023-05-15T52-00-00-04-00/217ec912-2104-4ccb-a170-b363e9fdecba-150x150.jpg" xlink:type="simple" xlink:show="embed" xlink:actuate="onLoad" draw:mime-type="image/jpeg"/>
</draw:frame>
</text:a>
</text:p>
      <text:p text:style-name="P4">
<text:a xlink:type="simple" xlink:href="https://armyinform.com.ua/wp-content/uploads/2023/05/b414c6b6-1ddf-41af-8915-45f624cdad9a.jpg" text:style-name="Internet_20_link" text:visited-style-name="Visited_20_Internet_20_Link">
<draw:frame draw:style-name="fr1" draw:name="Image288" text:anchor-type="as-char" svg:width="6.9236in" svg:height="6.9236in" draw:z-index="0">
<draw:image xlink:href="../Images/AРМІЯINFORM/2023-05-15T52-00-00-04-00/b414c6b6-1ddf-41af-8915-45f624cdad9a-150x150.jpg" xlink:type="simple" xlink:show="embed" xlink:actuate="onLoad" draw:mime-type="image/jpeg"/>
</draw:frame>
</text:a>
</text:p>
      <text:p text:style-name="P4">
«Операція з оборони Бахмута триває. Всі необхідні для оборони рішенняприйняті. Всі можливі сценарії розвитку подій ми з командирами відпрацювалибезпосередньо на місці бойових дій», — повідомив командувач Сухопутних військЗСУ генерал-полковник Олександр Сирський.</text:p>
      <text:p text:style-name="P4">
Source: <text:a xlink:type="simple" xlink:href="https://armyinform.com.ua/2023/05/15/oleksandr-syrskyj-prosuvannya-na-bahmutskomu-napryamku-cze-pershyj-uspih-nastupalnyh-dij/" text:style-name="Internet_20_link" text:visited-style-name="Visited_20_Internet_20_Link">
https://armyinform.com.ua/2023/05/15/oleksandr-syrskyj-prosuvannya-na-bahmutskomu-napryamku-cze-pershyj-uspih-nastupalnyh-dij/</text:a>
</text:p>
      <!--NEWS-->
      <text:h text:style-name="P10" text:outline-level="1">
<text:span text:style-name="T4">
Представниці ЗСУ в складі жіночої збірної України з фехтування виграли Кубок світу</text:span>
</text:h>
      <text:p text:style-name="P4">
Author: ['АРМІЯINFORM']</text:p>
      <text:p text:style-name="P4">
Time: 2023-05-15T53:00:00-04:00</text:p>
      <text:p text:style-name="P4">
Description: Жіноча збірна України з фехтування на шаблях виграла «золото» Кубка світу у Батум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094150_765275185384120_4047408670909333538_n-1-e1684132153391.jpg" text:style-name="Internet_20_link" text:visited-style-name="Visited_20_Internet_20_Link">
347094150_765275185384120_4047408670909333538_n-1-e1684132153391.jpg</text:a>
']</text:p>
      <text:p text:style-name="P4">
Tags: ['ЖІНОЧА ЗБІРНА УКРАЇНИ', 'ПРЕДСТАВНИЦІ ЗСУ', 'ФЕХТУВАННЯ']</text:p>
      <text:p text:style-name="P4">
Category: News</text:p>
      <!--METADATA-->
      <text:p text:style-name="P4">
<draw:frame draw:style-name="fr1" draw:name="Image289" text:anchor-type="as-char" svg:width="6.9236in" svg:height="3.923933in" draw:z-index="0">
<draw:image xlink:href="../Images/AРМІЯINFORM/2023-05-15T53-00-00-04-00/347094150_765275185384120_4047408670909333538_n-1-e1684132153391.jpg" xlink:type="simple" xlink:show="embed" xlink:actuate="onLoad" draw:mime-type="image/jpeg"/>
</draw:frame>
</text:p>
      <text:p text:style-name="P4">
Жіноча збірна України з фехтування на шаблях виграла «золото» Кубка світу уБатумі (Грузія). У фіналі українки перемогли американок.</text:p>
      <text:p text:style-name="P4">
Про це<text:a xlink:type="simple" xlink:href="https://www.facebook.com/CSKA1992/posts/pfbid0ynP8cyhvZUhdzyqorYMhMojy2T3suaQU1B88amMzYoG9UjQkD4mvrz7WTchtTutel" text:style-name="Internet_20_link" text:visited-style-name="Visited_20_Internet_20_Link">
інформує</text:a>
Центральний спортивний клуб ЗСУ.</text:p>
      <text:p text:style-name="P4">
Синьо-жовті виступили у складі <text:span text:style-name="T4">
Ольги Харлан</text:span>
 , <text:span text:style-name="T4">
Олени Кравацької</text:span>
 тапредставниць ЗС України Аліни Комащун та <text:span text:style-name="T4">
Юлії Бакастової</text:span>
.</text:p>
      <text:p text:style-name="P4">
«Золото», яке вони вибороли у Батумі, стало для України першою командноюнагородою найвищого ґатунку у жіночій шаблі на змаганнях такого рівня з січня2016 року, коли наші дівчата святкували перемогу в Афінах.</text:p>
      <text:p text:style-name="P4">
Source: <text:a xlink:type="simple" xlink:href="https://armyinform.com.ua/2023/05/15/predstavnyczi-zsu-v-skladi-zhinochoyi-zbirnoyi-ukrayiny-z-fehtuvannya-vygraly-kubok-svitu/" text:style-name="Internet_20_link" text:visited-style-name="Visited_20_Internet_20_Link">
https://armyinform.com.ua/2023/05/15/predstavnyczi-zsu-v-skladi-zhinochoyi-zbirnoyi-ukrayiny-z-fehtuvannya-vygraly-kubok-svitu/</text:a>
</text:p>
      <!--NEWS-->
      <text:h text:style-name="P10" text:outline-level="1">
<text:span text:style-name="T4">
Ганна Маляр про ситуацію у Бахмуті: Тривають важкі бої, ворог підтягує до околиць міста десантно-штурмові загони</text:span>
</text:h>
      <text:p text:style-name="P4">
Author: ['АРМІЯINFORM']</text:p>
      <text:p text:style-name="P4">
Time: 2023-05-15T54:00:00-04:00</text:p>
      <text:p text:style-name="P4">
Description: Заступник Міністра оборони України Ганна Маляр повідомила, що у Бахмуті тривають важ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5000.webp" text:style-name="Internet_20_link" text:visited-style-name="Visited_20_Internet_20_Link">
5000.webp</text:a>
']</text:p>
      <text:p text:style-name="P4">
Tags: ['БАХМУТ', 'ВІЙНА', 'ГАННА МАЛЯР', 'СХІД УКРАЇНИ']</text:p>
      <text:p text:style-name="P4">
Category: News</text:p>
      <!--METADATA-->
      <text:p text:style-name="P4">
<draw:frame draw:style-name="fr1" draw:name="Image290" text:anchor-type="as-char" svg:width="6.9236in" svg:height="4.15416in" draw:z-index="0">
<draw:image xlink:href="../ConvertedIMGs/AРМІЯINFORM/2023-05-15T54-00-00-04-00/5000.png" xlink:type="simple" xlink:show="embed" xlink:actuate="onLoad" draw:mime-type="image/png"/>
</draw:frame>
</text:p>
      <text:p text:style-name="P4">
Заступник Міністра оборони України Ганна Маляр повідомила, що у Бахмутітривають важкі бої. росіяни не змінюють цілі, підтягують до околиць міста своїдесантно-штурмові загони.</text:p>
      <text:p text:style-name="P4">
Про це вона <text:a xlink:type="simple" xlink:href="https://t.me/annamaliar/738" text:style-name="Internet_20_link" text:visited-style-name="Visited_20_Internet_20_Link">
написала</text:a>
 у своєму Телеграм-каналі.</text:p>
      <text:p text:style-name="P4">
«У Бахмуті і на околицях зараз все складно. Дуже. Всупереч всьому вдалосьнашим військам декілька днів просуватись. Це все завдяки надможливостям іпрофесійності наших військових.</text:p>
      <text:p text:style-name="P4">
Тривають важкі бої. Триває оборона Бахмута», — йдеться у її дописі.</text:p>
      <text:p text:style-name="P4">
Source: <text:a xlink:type="simple" xlink:href="https://armyinform.com.ua/2023/05/15/ganna-malyar-pro-sytuacziyu-u-bahmuti-tryvayut-vazhki-boyi-vorog-pidtyaguye-do-okolycz-mista-desantno-shturmovi-zagony/" text:style-name="Internet_20_link" text:visited-style-name="Visited_20_Internet_20_Link">
https://armyinform.com.ua/2023/05/15/ganna-malyar-pro-sytuacziyu-u-bahmuti-tryvayut-vazhki-boyi-vorog-pidtyaguye-do-okolycz-mista-desantno-shturmovi-zagony/</text:a>
</text:p>
      <!--NEWS-->
      <text:h text:style-name="P10" text:outline-level="1">
<text:span text:style-name="T4">
Що робити, якщо зниклого безвісти впізнано на фото- чи відеоматеріалах</text:span>
</text:h>
      <text:p text:style-name="P4">
Author: ['АРМІЯINFORM']</text:p>
      <text:p text:style-name="P4">
Time: 2023-05-15T55:00:00-04:00</text:p>
      <text:p text:style-name="P4">
Description: У Мінреінтеграції пропонують алгоритм дій у разі, якщо в мережі Інтернет близькі зникл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znykli-bezvisty.jpg" text:style-name="Internet_20_link" text:visited-style-name="Visited_20_Internet_20_Link">
znykli-bezvisty.jpg</text:a>
']</text:p>
      <text:p text:style-name="P4">
Tags: ['БЕЗВІСТИ ЗНИКЛІ', 'МІНРЕІНТЕГРАЦІЇ']</text:p>
      <text:p text:style-name="P4">
Category: News</text:p>
      <!--METADATA-->
      <text:p text:style-name="P4">
<draw:frame draw:style-name="fr1" draw:name="Image291" text:anchor-type="as-char" svg:width="6.9236in" svg:height="4.288165in" draw:z-index="0">
<draw:image xlink:href="../Images/AРМІЯINFORM/2023-05-15T55-00-00-04-00/znykli-bezvisty.jpg" xlink:type="simple" xlink:show="embed" xlink:actuate="onLoad" draw:mime-type="image/jpeg"/>
</draw:frame>
</text:p>
      <text:p text:style-name="P4">
У Мінреінтеграції пропонують алгоритм дій у разі, якщо в мережі Інтернетблизькі зниклого безвісті знайшли фото- чи відеоматеріали, на яких впізналийого.</text:p>
      <text:p text:style-name="P4">
Міністерство з питань реінтеграції тимчасово окупованих територій України<text:a xlink:type="simple" xlink:href="https://t.me/minre_ua/3333" text:style-name="Internet_20_link" text:visited-style-name="Visited_20_Internet_20_Link">
рекомендує</text:a>
 зробити 4 кроки:</text:p>
      <ol>
        <li>
Необхідно звернутися з клопотанням про призначення портретної експертизи до слідчого, який розслідує кримінальне провадження. Скласти клопотання допоможуть юристи системи безоплатної правової допомоги.  2. До клопотання потрібно додати фото чи відео, знайдені в інтернеті, та фото чи відео, за якими можна точно ідентифікувати зниклого безвісти.  3. Слідчий протягом трьох робочих днів повинен повідомити про призначення чи відмову в експертизі.  4. За результатами експертизи необхідно отримати копію висновку експерта. Надати копію документа Уповноваженому зі зниклих безвісти та Національному інформаційному бюро.</li>
      </ol>
      <text:p text:style-name="P4">
Висновок експерта допоможе пошуковцям Офісу Уповноваженого зі зниклих безвістискоріше встановити місцезнаходження зниклої безвісти особи.</text:p>
      <text:p text:style-name="P4">
Source: <text:a xlink:type="simple" xlink:href="https://armyinform.com.ua/2023/05/15/shho-robyty-yakshho-znyklogo-bezvisty-vpiznano-na-foto-chy-videomaterialah/" text:style-name="Internet_20_link" text:visited-style-name="Visited_20_Internet_20_Link">
https://armyinform.com.ua/2023/05/15/shho-robyty-yakshho-znyklogo-bezvisty-vpiznano-na-foto-chy-videomaterialah/</text:a>
</text:p>
      <!--NEWS-->
      <text:h text:style-name="P10" text:outline-level="1">
<text:span text:style-name="T4">
Наскільки ефективними є Storm Shadow, буде видно на полі бою — Юрій Ігнат</text:span>
</text:h>
      <text:p text:style-name="P4">
Author: ['Анастасія Олехнович']</text:p>
      <text:p text:style-name="P4">
Time: 2023-05-15T56:00:00-04:00</text:p>
      <text:p text:style-name="P4">
Description: Storm Shadow — новий тип озброєння, якого в Україні ще не було. Про це в ефір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foto-3-6.jpg" text:style-name="Internet_20_link" text:visited-style-name="Visited_20_Internet_20_Link">
foto-3-6.jpg</text:a>
']</text:p>
      <text:p text:style-name="P4">
Tags: ['STORM SHADOW', 'ЄДИНІ НОВИНИ', 'ПС ЗСУ', 'ЮРІЙ ІГНАТ']</text:p>
      <text:p text:style-name="P4">
Category: News</text:p>
      <!--METADATA-->
      <text:p text:style-name="P4">
<draw:frame draw:style-name="fr1" draw:name="Image292" text:anchor-type="as-char" svg:width="6.9236in" svg:height="5.1927in" draw:z-index="0">
<draw:image xlink:href="../Images/AРМІЯINFORM/2023-05-15T56-00-00-04-00/foto-3-6.jpg" xlink:type="simple" xlink:show="embed" xlink:actuate="onLoad" draw:mime-type="image/jpeg"/>
</draw:frame>
 StormShadow, або SCALP-EG (від фр. Système de Croisière Autonome à Longue Portée —Emploi Général)</text:p>
      <text:p text:style-name="P4">
Storm Shadow — новий тип озброєння, якого в Україні ще не було. Про це в ефірітелемарафону «Єдині новини» сказав речник командування Повітряних сил ЗСУ ЮрійІгнат.</text:p>
      <text:p text:style-name="P4">
— Оскільки рішення про передачу цих ракет уже прийняте й озвучене західнимипартнерами, проблем з їх використанням і адаптацією до українського озброєнняне буде. Це — сучасна крилата ракета, яку мають на озброєнні провідні країнисвіту. Західні виробники на практиці в умовах бойових дій в Україні побачать,наскільки ефективним є їхнє озброєння. Ми ж своєю чергою будемо просити йогоякомога більше.</text:p>
      <text:p text:style-name="P4">
На запитання, чи це разова допомога, чи ракети передаватимуться на постійнійоснові, речник Командування Повітряних Сил не відповів. Проте висловивсподівання, що ракети передаватимуться в достатній кількості для виконаннявсіх поточних завдань із захисту держави, а також і на перспективу, якстримувальний фактор.</text:p>
      <text:p text:style-name="P4">
Source: <text:a xlink:type="simple" xlink:href="https://armyinform.com.ua/2023/05/15/naskilky-efektyvnymy-ye-storm-shadow-bude-vydno-na-poli-boyu-yurij-ignat/" text:style-name="Internet_20_link" text:visited-style-name="Visited_20_Internet_20_Link">
https://armyinform.com.ua/2023/05/15/naskilky-efektyvnymy-ye-storm-shadow-bude-vydno-na-poli-boyu-yurij-ignat/</text:a>
</text:p>
      <!--NEWS-->
      <text:h text:style-name="P10" text:outline-level="1">
<text:span text:style-name="T4">
Емманюель Макрон: Українки та українці, можете розраховувати на підтримку французької нації</text:span>
</text:h>
      <text:p text:style-name="P4">
Author: ['АРМІЯINFORM']</text:p>
      <text:p text:style-name="P4">
Time: 2023-05-15T57:00:00-04:00</text:p>
      <text:p text:style-name="P4">
Description: Україна може розраховувати на підтримку Франції у боротьбі з росією та подолан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macron_zelenskyy.jpg" text:style-name="Internet_20_link" text:visited-style-name="Visited_20_Internet_20_Link">
macron_zelenskyy.jpg</text:a>
']</text:p>
      <text:p text:style-name="P4">
Tags: ['STOPRUSSIA', 'АГРЕСІЯ РФ', 'ВОЛОДИМИР ЗЕЛЕНСЬКИЙ', 'ВТОРГНЕННЯ РФ', 'ЕММАНЮЕЛЬ МАКРОН', 'СВІТ ПІДТРИМУЄ УКРАЇНУ']</text:p>
      <text:p text:style-name="P4">
Category: News</text:p>
      <!--METADATA-->
      <text:p text:style-name="P4">
<draw:frame draw:style-name="fr1" draw:name="Image293" text:anchor-type="as-char" svg:width="6.9236in" svg:height="3.894525in" draw:z-index="0">
<draw:image xlink:href="../Images/AРМІЯINFORM/2023-05-15T57-00-00-04-00/macron_zelenskyy.jpg" xlink:type="simple" xlink:show="embed" xlink:actuate="onLoad" draw:mime-type="image/jpeg"/>
</draw:frame>
</text:p>
      <text:p text:style-name="P4">
Україна може розраховувати на підтримку Франції у боротьбі з росією таподоланні наслідків російської агресії.</text:p>
      <text:p text:style-name="P4">
Про це за результатами зустрічі із українським Президентом ВолодимиромЗеленським<text:a xlink:type="simple" xlink:href="https://twitter.com/EmmanuelMacron/status/1657895076087857170" text:style-name="Internet_20_link" text:visited-style-name="Visited_20_Internet_20_Link">
повідомив</text:a>
французький лідер Емманюель Макрон.</text:p>
      <text:p text:style-name="P4">
«Із Президентом України Володимиром Зеленським ми обговорили оперативніпотреби України у протистоянні російській агресії. Доки це буде необхідно,Франція надаватиме українцям політичну, фінансову, гуманітарну та військовупідтримку», — сказав Емманюель Макрон.</text:p>
      <text:p text:style-name="P4">
Він анонсував, що найближчими тижнями офіційний Париж навчить та оснаститькілька українських батальйонів десятками одиниць бронетехніки та легкихтанків.</text:p>
      <text:p text:style-name="P4">
«Аби допомогти у захисті населення від російських ударів, Франція зосереджуєсвої зусилля на можливостях української ППО. Щоб зміцнити спроможність Україниу переслідуванні винуватців воєнних злочинів, ми надали дві мобільні ДНК-лабораторії. Ця допомога збільшуватиметься й надалі», — підкреслив французькийпрезидент.</text:p>
      <text:p text:style-name="P4">
Емманюель Макрон наголосив: щодо росії не повинно бути жодної безкарності.</text:p>
      <text:p text:style-name="P4">
«Щоб притягнути до відповідальності винуватців воєнних злочинів, разом зУкраїною ми підтверджуємо нашу підтримку розслідуванням, які проводить<text:a xlink:type="simple" xlink:href="https://armyinform.com.ua/2023/03/17/mizhnarodnyj-kryminalnyj-sud-vydav-order-na-aresht-putina/" text:style-name="Internet_20_link" text:visited-style-name="Visited_20_Internet_20_Link">
Міжнародний кримінальнийсуд</text:a>
. Ми повинні також забезпечити притягнення довідповідальності політичного керівництва. Ми працюємо над створенням<text:a xlink:type="simple" xlink:href="https://armyinform.com.ua/2023/02/28/koalicziya-zi-stvorennya-specztrybunalu-shhodo-zlochynu-agresiyi-rf-proty-ukrayiny-prodovzhyt-zrostaty-dmytro-kuleba/" text:style-name="Internet_20_link" text:visited-style-name="Visited_20_Internet_20_Link">
спеціального трибуналу</text:a>
. Новий Міжнародний центр з розслідуваннязлочинів російської агресії проти України має почати роботу якнайшвидше», —повідомив президент Франції.</text:p>
      <text:p text:style-name="P4">
Крім того, Емманюель Макрон підтримує українську ініціативу, спрямовану надосягнення справедливого і стійкого миру. За його словами, <text:a xlink:type="simple" xlink:href="https://armyinform.com.ua/2023/02/24/ukrayina-zahyshhaye-osnovni-prynczypy-ta-interesy-yaki-lezhat-v-statuti-oon-mykola-tochyczkyj/" text:style-name="Internet_20_link" text:visited-style-name="Visited_20_Internet_20_Link">
український мирнийплан</text:a>
 передбачаєнизку важливих завдань, над якими Франція вже працює.</text:p>
      <text:p text:style-name="P4">
«Ми готові робити максимально можливе задля мобілізації міжнародної спільноти.Необхідно забезпечити якомога широку участь у Всесвітньому саміті за мир, якийвідбудеться протягом найближчих місяців. Франція незмінно зберігає твердувідданість незалежності, суверенітету та територіальній цілісності України вмежах її міжнародно визнаних кордонів», — сказав Емманюель Макрон.</text:p>
      <text:p text:style-name="P4">
Він також віддав шану рішучості та мужності українського народу та ЗбройнихСил України.</text:p>
      <text:p text:style-name="P4">
«Ви не лише захищаєте свою націю, на яку напала росія, ви також робите внесоку безпеку нашого континенту, Європи. Українки, українці, дорогий Володимире,від імені Французької Нації та від себе особисто запевняю, що ви можетерозраховувати на нашу підтримку, нашу дружбу, наше братерство», — резюмувавЕмманюель Макрон.</text:p>
      <text:p text:style-name="P4">
Нагадаємо, 14 травня 2023 року Президент України Володимир Зеленський прибувіз візитом до Парижа для зустрічі із французьким лідером Емманюелем Макроном.Пріоритетну увагу під час зустрічі було приділено питанням надання Францієювійськової допомоги Україні, зокрема першочерговим потребам України длязміцнення обороноздатності, захисту українського неба. Також Президент Україниобговорив з французьким президентом<text:a xlink:type="simple" xlink:href="https://armyinform.com.ua/2023/05/15/prezydent-ukrayiny-obgovoryv-z-prezydentom-francziyi-koalicziyu-vynyshhuvachiv/" text:style-name="Internet_20_link" text:visited-style-name="Visited_20_Internet_20_Link">
створення</text:a>
 «коаліції винищувачів».</text:p>
      <text:p text:style-name="P4">
Source: <text:a xlink:type="simple" xlink:href="https://armyinform.com.ua/2023/05/15/emmanyuel-makron-ukrayinky-ta-ukrayinczi-mozhete-rozrahovuvaty-na-pidtrymku-franczuzkoyi-nacziyi/" text:style-name="Internet_20_link" text:visited-style-name="Visited_20_Internet_20_Link">
https://armyinform.com.ua/2023/05/15/emmanyuel-makron-ukrayinky-ta-ukrayinczi-mozhete-rozrahovuvaty-na-pidtrymku-franczuzkoyi-nacziyi/</text:a>
</text:p>
      <!--NEWS-->
      <text:h text:style-name="P10" text:outline-level="1">
<text:span text:style-name="T4">
За добу рятувальники майже 100 разів виїжджали на ліквідацію наслідків ворожих обстрілів</text:span>
</text:h>
      <text:p text:style-name="P4">
Author: ['АРМІЯINFORM']</text:p>
      <text:p text:style-name="P4">
Time: 2023-05-15T58:00:00-04:00</text:p>
      <text:p text:style-name="P4">
Description: Протягом минулої доби, 14 травня,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xzvev8dxadlvsx-pozhezha.jpg" text:style-name="Internet_20_link" text:visited-style-name="Visited_20_Internet_20_Link">
xzvev8dxadlvsx-pozhezha.jpg</text:a>
']</text:p>
      <text:p text:style-name="P4">
Tags: ['STOPRUSSIA', 'АГРЕСІЯ РФ', 'ВІЙНА', 'ДСНС УКРАЇНИ', 'ЛІКВІДАЦІЯ НАСЛІДКІВ ВОРОЖИХ ОБСТРІЛІВ']</text:p>
      <text:p text:style-name="P4">
Category: News</text:p>
      <!--METADATA-->
      <text:p text:style-name="P4">
<draw:frame draw:style-name="fr1" draw:name="Image294" text:anchor-type="as-char" svg:width="6.9236in" svg:height="3.888597in" draw:z-index="0">
<draw:image xlink:href="../Images/AРМІЯINFORM/2023-05-15T58-00-00-04-00/xzvev8dxadlvsx-pozhezha.jpg" xlink:type="simple" xlink:show="embed" xlink:actuate="onLoad" draw:mime-type="image/jpeg"/>
</draw:frame>
 Ілюстративне фото</text:p>
      <text:p text:style-name="P4">
Протягом минулої доби, <text:span text:style-name="T4">
14 травня,</text:span>
 підрозділи Державної служби України знадзвичайних ситуацій <text:span text:style-name="T4">
здійснили 95 виїздів</text:span>
 на ліквідацію наслідківобстрілів окупантами населених пунктів та об’єктів інфраструктури. Ліквідовано9 пожеж. Надано психологічну допомогу 52 особам.</text:p>
      <text:p text:style-name="P4">
Про це йдеться у <text:a xlink:type="simple" xlink:href="https://dsns.gov.ua/uk/news/nadzvicaini-podiyi/operativna-informaciia-dsns-shhodo-naslidkiv-vedennia-boiovix-dii-rosiiskoiu-federacijeiu-157" text:style-name="Internet_20_link" text:visited-style-name="Visited_20_Internet_20_Link">
повідомленні</text:a>
 ДСНС України.</text:p>
      <text:p text:style-name="P4">
З початку широкомасштабної агресії росії підрозділами ДСНС України здійснено94 309 виїздів на ліквідацію наслідків обстрілів, ліквідовано 14 533 пожежі,врятовано 4052 особи, надано психологічну допомогу 214 149 особам.</text:p>
      <text:p text:style-name="P4">
Source: <text:a xlink:type="simple" xlink:href="https://armyinform.com.ua/2023/05/15/za-dobu-ryatuvalnyky-majzhe-100-raziv-vyyizhdzhaly-na-likvidacziyu-naslidkiv-vorozhyh-obstriliv/" text:style-name="Internet_20_link" text:visited-style-name="Visited_20_Internet_20_Link">
https://armyinform.com.ua/2023/05/15/za-dobu-ryatuvalnyky-majzhe-100-raziv-vyyizhdzhaly-na-likvidacziyu-naslidkiv-vorozhyh-obstriliv/</text:a>
</text:p>
      <!--NEWS-->
      <text:h text:style-name="P10" text:outline-level="1">
<text:span text:style-name="T4">
Армія рф вдарила по Чернігівщині з «Градів»: пошкоджена цивільна інфраструктура</text:span>
</text:h>
      <text:p text:style-name="P4">
Author: ['АРМІЯINFORM']</text:p>
      <text:p text:style-name="P4">
Time: 2023-05-15T59:00:00-04:00</text:p>
      <text:p text:style-name="P4">
Description: Уранці російські війська вчергове обстріляли прикордоння Чернігівщини з РСЗВ «Град».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76703-1_large.jpg" text:style-name="Internet_20_link" text:visited-style-name="Visited_20_Internet_20_Link">
176703-1_large.jpg</text:a>
']</text:p>
      <text:p text:style-name="P4">
Tags: ['ВІЙНА', 'ВОРОЖІ ОБСТРІЛИ', 'ОК «ПІВНІЧ»']</text:p>
      <text:p text:style-name="P4">
Category: News</text:p>
      <!--METADATA-->
      <text:p text:style-name="P4">
<draw:frame draw:style-name="fr1" draw:name="Image295" text:anchor-type="as-char" svg:width="6.9236in" svg:height="3.492167in" draw:z-index="0">
<draw:image xlink:href="../Images/AРМІЯINFORM/2023-05-15T59-00-00-04-00/176703-1_large.jpg" xlink:type="simple" xlink:show="embed" xlink:actuate="onLoad" draw:mime-type="image/jpeg"/>
</draw:frame>
</text:p>
      <text:p text:style-name="P4">
Уранці російські війська вчергове обстріляли прикордоння Чернігівщини з РСЗВ«Град».</text:p>
      <text:p text:style-name="P4">
Про це <text:a xlink:type="simple" xlink:href="https://t.me/ok_pivnich1/2631" text:style-name="Internet_20_link" text:visited-style-name="Visited_20_Internet_20_Link">
повідомляє</text:a>
 Оперативне командування«Північ».</text:p>
      <text:p text:style-name="P4">
«З 06:30 до 07:10 зафіксовано 16 приходів, ймовірно з РСЗВ, по населеномупункту Єліне», — йдеться у повідомленні.</text:p>
      <text:p text:style-name="P4">
У результаті обстрілу пошкоджена цивільна інфраструктура, горить приватнийбудинок.</text:p>
      <text:p text:style-name="P4">
Про втрати серед місцевого населення інформація уточнюється.</text:p>
      <text:p text:style-name="P4">
Source: <text:a xlink:type="simple" xlink:href="https://armyinform.com.ua/2023/05/15/armiya-rf-vdaryla-po-chernigivshhyni-z-gradiv-poshkodzhena-czyvilna-infrastruktura/" text:style-name="Internet_20_link" text:visited-style-name="Visited_20_Internet_20_Link">
https://armyinform.com.ua/2023/05/15/armiya-rf-vdaryla-po-chernigivshhyni-z-gradiv-poshkodzhena-czyvilna-infrastruktura/</text:a>
</text:p>
      <!--NEWS-->
      <text:h text:style-name="P10" text:outline-level="1">
<text:span text:style-name="T4">
Збирали інформацію про контрнаступ ЗСУ: На Харківщині затримано інформаторів рф</text:span>
</text:h>
      <text:p text:style-name="P4">
Author: ['АРМІЯINFORM']</text:p>
      <text:p text:style-name="P4">
Time: 2023-05-15T60:00:00-04:00</text:p>
      <text:p text:style-name="P4">
Description: Затримано ще двох поплічників агресора під час стабілізаційних заходів на звільне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93ba1cac228f7c8720fbe50c9c34939-e1684135339603.jpeg" text:style-name="Internet_20_link" text:visited-style-name="Visited_20_Internet_20_Link">
f93ba1cac228f7c8720fbe50c9c34939-e1684135339603.jpeg</text:a>
']</text:p>
      <text:p text:style-name="P4">
Tags: ['STOPRUSSIA', 'ВТОРГНЕННЯ РФ', 'СБУ']</text:p>
      <text:p text:style-name="P4">
Category: News</text:p>
      <!--METADATA-->
      <text:p text:style-name="P4">
<draw:frame draw:style-name="fr1" draw:name="Image296" text:anchor-type="as-char" svg:width="6.9236in" svg:height="5.128835in" draw:z-index="0">
<draw:image xlink:href="../Images/AРМІЯINFORM/2023-05-15T60-00-00-04-00/f93ba1cac228f7c8720fbe50c9c34939-e1684135339603.jpeg" xlink:type="simple" xlink:show="embed" xlink:actuate="onLoad" draw:mime-type="image/jpeg"/>
</draw:frame>
</text:p>
      <text:p text:style-name="P4">
Затримано ще двох поплічників агресора під час стабілізаційних заходів назвільнених територіях Харківської області. Зловмисниками виявились знайомі міжсобою чоловік та жінка з Вовчанська, які приховано збирали інформацію промісця базування та переміщення Сил оборони у прикордонному районі.</text:p>
      <text:p text:style-name="P4">
Також вони фіксували наслідки російських ракетно-артилерійських обстріліврегіону. Отриману інформацію передавали своєму родичу, який проживає в рф.</text:p>
      <text:p text:style-name="P4">
Розвіддані потрібні були окупантам для планування та підготовки повторнихповітряних ударів по українських об’єктах.</text:p>
      <text:p text:style-name="P4">
Співробітники СБУ встановили місцезнаходження і затримали обох зловмисниківпід час виконання ними ворожого завдання. У ході обшуків у затриманих виявленомобільні телефони, які вони використовували для листування з агресором.</text:p>
      <text:p text:style-name="P4">
Наразі фігурантам повідомлено про підозру за несанкціоноване поширенняінформації про направлення, переміщення зброї, озброєння та бойових припасів вУкраїну, рух, переміщення або розміщення ЗСУ чи інших утворених відповідно дозаконів України військових формувань, вчинене в умовах воєнного стану.</text:p>
      <text:p text:style-name="P4">
<text:span text:style-name="T4">
Джерело:</text:span>
 <text:span text:style-name="T5">
<text:a xlink:type="simple" xlink:href="https://ssu.gov.ua/novyny/sbu-zatrymala-na-kharkivshchyni-dvokh-informatoriv-rf-yaki-shukaly-dlia-voroha-informatsiiu-pro-kontrnastup-zsu" text:style-name="Internet_20_link" text:visited-style-name="Visited_20_Internet_20_Link">
СБУ</text:a>
</text:span>
</text:p>
      <text:p text:style-name="P4">
Source: <text:a xlink:type="simple" xlink:href="https://armyinform.com.ua/2023/05/15/zbyraly-informacziyu-pro-kontrnastup-zsu-na-harkivshhyni-zatrymano-informatoriv-rf/" text:style-name="Internet_20_link" text:visited-style-name="Visited_20_Internet_20_Link">
https://armyinform.com.ua/2023/05/15/zbyraly-informacziyu-pro-kontrnastup-zsu-na-harkivshhyni-zatrymano-informatoriv-rf/</text:a>
</text:p>
      <!--NEWS-->
      <text:h text:style-name="P10" text:outline-level="1">
<text:span text:style-name="T4">
«Перші зразки трофейного озброєння виловлювали в Чорному морі, два танки — з річки Десна» — полковник Сергій Бачурін</text:span>
</text:h>
      <text:p text:style-name="P4">
Author: ['АРМІЯINFORM']</text:p>
      <text:p text:style-name="P4">
Time: 2023-05-15T61:00:00-04:00</text:p>
      <text:p text:style-name="P4">
Description: Про перші зразки трофейного озброєння, а також про те, наскільки складно бул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oto1-bachurin.jpg" text:style-name="Internet_20_link" text:visited-style-name="Visited_20_Internet_20_Link">
foto1-bachurin.jpg</text:a>
']</text:p>
      <text:p text:style-name="P4">
Tags: ['ВТОРГНЕННЯ РФ', 'ОВТ', 'ОЗБРОЄННЯ']</text:p>
      <text:p text:style-name="P4">
Category: News</text:p>
      <!--METADATA-->
      <text:p text:style-name="P4">
<draw:frame draw:style-name="fr1" draw:name="Image297" text:anchor-type="as-char" svg:width="6.9236in" svg:height="4.615733in" draw:z-index="0">
<draw:image xlink:href="../Images/AРМІЯINFORM/2023-05-15T61-00-00-04-00/foto1-bachurin.jpg" xlink:type="simple" xlink:show="embed" xlink:actuate="onLoad" draw:mime-type="image/jpeg"/>
</draw:frame>
Сергій Бачурін, начальник Центру досліджень трофейного та перспективногоозброєння та військової техніки</text:p>
      <text:p text:style-name="P4">
Про перші зразки трофейного озброєння, а також про те, наскільки складно булоїх діставати в інтерв’ю АрміяInform<text:a xlink:type="simple" xlink:href="https://armyinform.com.ua/2023/05/15/rik-roboty-czentru-doslidzhen-trofejnogo-ta-perspektyvnogo-ovt-rynok-opk-rosiyi-zbidniv-na-milyardy-dolariv/" text:style-name="Internet_20_link" text:visited-style-name="Visited_20_Internet_20_Link">
розповів</text:a>
начальник Центру досліджень трофейного та перспективного озброєння тавійськової техніки полковник Сергій Бачурін:</text:p>
      <text:p text:style-name="P4">
«Інформація щодо місця перебування трофейних зразків ОВТ отримується під часпроведення технічної розвідки в районах ведення бойових дій; захопленнятрофейного ОВТ противника розвідувальними підрозділами; у разі добровільноїздачі військовослужбовцями противника зразків ОВТ за обіцяну винагороду. Такожздійснюється залучення місцевого населення (об’єднаних територіальних громад.<text:span text:style-name="T5">
—</text:span>
 <text:span text:style-name="T5">
Авт.</text:span>
 ) до надання інформації про місце перебування трофейного ОВТ.Частину інформації ми отримуємо від спеціальних інформаційних центрів зі зборуінформації про пошкоджене та кинуте трофейне ОВТ обласних (районних)військових адміністрацій.</text:p>
      <text:p text:style-name="P4">
Звісно, Центр здійснює моніторинг засобів масової інформації та інтернет-ресурсів і у такий спосіб ми отримуємо багато цінної інформації. Наприклад, мидізналися про неушкоджений БПЛА „Орлан-10“, виявлений патрулем Національноїполіції України поблизу Вишгорода. Періодично звітують нам і інші суб’єкти силбезпеки і оборони.</text:p>
      <text:p text:style-name="P4">
Це дозволяє тримати розвиток ситуації під контролем та отримувати ті зразки,які для нас є цікавими. Деякі зразки виловлювали в Чорному морі після їхураження силами протиповітряної оборони. Два трофейні танки діставали зшестиметрової глибини з річки Десна в Чернігівській області.</text:p>
      <text:p text:style-name="P4">
Частина зразків отримана з місць дислокації російських підрозділів назвільнених територіях у Харківській та Херсонській областях. Часто такатехнічна розвідка досить небезпечна, адже багато таких локацій ретельнозаміновані противником. Доводиться працювати із саперами. Самі офіцери Центрутакож проходять протимінну підготовку для роботи в таких умовах.</text:p>
      <text:p text:style-name="P4">
Отримувати цікаві з технологічної точки зору зразки завжди важко. Географія —вся Україна. Час роботи <text:span text:style-name="T5">
—</text:span>
 цілодобово».</text:p>
      <text:p text:style-name="P4">
Source: <text:a xlink:type="simple" xlink:href="https://armyinform.com.ua/2023/05/15/pershi-zrazky-trofejnogo-ozbroyennya-vylovlyuvaly-v-chornomu-mori-dva-tanky-z-richky-desna-polkovnyk-sergij-bachurin/" text:style-name="Internet_20_link" text:visited-style-name="Visited_20_Internet_20_Link">
https://armyinform.com.ua/2023/05/15/pershi-zrazky-trofejnogo-ozbroyennya-vylovlyuvaly-v-chornomu-mori-dva-tanky-z-richky-desna-polkovnyk-sergij-bachurin/</text:a>
</text:p>
      <!--NEWS-->
      <text:h text:style-name="P10" text:outline-level="1">
<text:span text:style-name="T4">
На Бахмутському напрямку ЗСУ знищили ворожу гармату і склад боєприпасів</text:span>
</text:h>
      <text:p text:style-name="P4">
Author: ['АРМІЯINFORM']</text:p>
      <text:p text:style-name="P4">
Time: 2023-05-15T62:00:00-04:00</text:p>
      <text:p text:style-name="P4">
Description: Сили оборони України ефективно знищили гармату і склад боєприпасів ворога п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БАХМУТ', 'ОЛЕКСАНДР СИРСЬКИЙ', 'ХРОНІКА ОБОРОНИ']</text:p>
      <text:p text:style-name="P4">
Category: News</text:p>
      <!--METADATA-->
      <text:p text:style-name="P4">
Сили оборони України ефективно знищили гармату і склад боєприпасів ворога підБахмутом.</text:p>
      <text:p text:style-name="P4">
Про це у <text:a xlink:type="simple" xlink:href="https://t.me/osirskiy/69" text:style-name="Internet_20_link" text:visited-style-name="Visited_20_Internet_20_Link">
Телеграм </text:a>
повідомив командувач Сухопутнихвійськ Збройних Сил України генерал-полковник Олександр Сирський.</text:p>
      <text:p text:style-name="P4">
«Чудова робота 45 ОАБр на Бахмутському напрямку. Ефективно знищили гармату тасклад боєприпасів ворога», — зазначив він.</text:p>
      <text:p text:style-name="P4">
Source: <text:a xlink:type="simple" xlink:href="https://armyinform.com.ua/2023/05/15/na-bahmutskomu-napryamku-zsu-znyshhyly-vorozhu-garmatu-i-sklad-boyeprypasiv/" text:style-name="Internet_20_link" text:visited-style-name="Visited_20_Internet_20_Link">
https://armyinform.com.ua/2023/05/15/na-bahmutskomu-napryamku-zsu-znyshhyly-vorozhu-garmatu-i-sklad-boyeprypasiv/</text:a>
</text:p>
      <!--NEWS-->
      <text:h text:style-name="P10" text:outline-level="1">
<text:span text:style-name="T4">
Кількість ворогів на тимчасово окупованих територіях півдня України перевищує 150 тисяч — ГУР</text:span>
</text:h>
      <text:p text:style-name="P4">
Author: ['АРМІЯINFORM']</text:p>
      <text:p text:style-name="P4">
Time: 2023-05-15T63:00:00-04:00</text:p>
      <text:p text:style-name="P4">
Description: На тимчасово окупованих територіях Запорізької та Херсонської областей зараз зосередже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oraneni-okupanty.jpg" text:style-name="Internet_20_link" text:visited-style-name="Visited_20_Internet_20_Link">
poraneni-okupanty.jpg</text:a>
']</text:p>
      <text:p text:style-name="P4">
Tags: ['STOPRUSSIA', 'АГРЕСІЯ РФ', 'АНДРІЙ ЧЕРНЯК', 'ВТОРГНЕННЯ РФ', 'ГУР']</text:p>
      <text:p text:style-name="P4">
Category: News</text:p>
      <!--METADATA-->
      <text:p text:style-name="P4">
<draw:frame draw:style-name="fr1" draw:name="Image298" text:anchor-type="as-char" svg:width="6.9236in" svg:height="4.615733in" draw:z-index="0">
<draw:image xlink:href="../Images/AРМІЯINFORM/2023-05-15T63-00-00-04-00/poraneni-okupanty.jpg" xlink:type="simple" xlink:show="embed" xlink:actuate="onLoad" draw:mime-type="image/jpeg"/>
</draw:frame>
 Ілюстративне фото</text:p>
      <text:p text:style-name="P4">
На тимчасово окупованих територіях Запорізької та Херсонської областей зараззосереджено орієнтовно 152 тисячі особового складу ворожих військ, і всі їхнідії вказують на те, що вони готуються до оборони.</text:p>
      <text:p text:style-name="P4">
Про це <text:a xlink:type="simple" xlink:href="https://gur.gov.ua/content/na-okupovanykh-terytoriiakh-pivdnia-ukrainy-zalyshaietsia-ponad-150-tysiach-okupantiv.html" text:style-name="Internet_20_link" text:visited-style-name="Visited_20_Internet_20_Link">
повідомив</text:a>
 представникГоловного управління розвідки Міністерства оборони України Андрій Черняк.</text:p>
      <text:p text:style-name="P4">
Він зазначив, що відведення російських бойових підрозділів ні із Запорізької,ні з Херсонської областей наразі не фіксують.</text:p>
      <text:p text:style-name="P4">
Держава-агресор росія примусово вивозить цивільне населення з окупованихтериторій Херсонської та Запорізької областей, зокрема й персонал захопленоїАЕС в Енергодарі.</text:p>
      <text:p text:style-name="P4">
«Мова йде про людей, які або свідомо працювали на агресора, або були змушеніце робити. Їм розповідають, що там скоро почнуться бойові дії, що цю територіюнібито будуть обстрілювати та бомбити, тому переконують виїжджати та працюватидалі з росіянами», — сказав Андрій Черняк.</text:p>
      <text:p text:style-name="P4">
За його словами, так звану «евакуацію» з окупованих територій півдня Україниросіяни використовують як ширму для проведення контррозвідувальних тафільтраційних заходів.</text:p>
      <text:p text:style-name="P4">
«Вони ( <text:span text:style-name="T5">
росіяни</text:span>
 <text:span text:style-name="T5">
— ред.</text:span>
 ), по-перше, не хочуть, щоб населення моглоспостерігати за їхньою підготовкою до боїв — тобто це певні контррозвідувальнізаходи. Це також і фільтраційні заходи, оскільки, насамперед, відбуваєтьсяпримусовий вивіз проукраїнського населення. І, по-третє, росіяни боятьсяпроведення на цих територіях якогось партизанського руху і внутрішньогоспротиву», — зазначив Андрій Черняк.</text:p>
      <text:p text:style-name="P4">
Source: <text:a xlink:type="simple" xlink:href="https://armyinform.com.ua/2023/05/15/kilkist-vorogiv-na-tymchasovo-okupovanyh-terytoriyah-pivdnya-ukrayiny-perevyshhuye-150-tysyach-gur/" text:style-name="Internet_20_link" text:visited-style-name="Visited_20_Internet_20_Link">
https://armyinform.com.ua/2023/05/15/kilkist-vorogiv-na-tymchasovo-okupovanyh-terytoriyah-pivdnya-ukrayiny-perevyshhuye-150-tysyach-gur/</text:a>
</text:p>
      <!--NEWS-->
      <text:h text:style-name="P10" text:outline-level="1">
<text:span text:style-name="T4">
Повідомлено про підозру у держзраді 23 експоліцейським з Маріуполя: проводять «фільтраційні заходи»</text:span>
</text:h>
      <text:p text:style-name="P4">
Author: ['АРМІЯINFORM']</text:p>
      <text:p text:style-name="P4">
Time: 2023-05-15T64:00:00-04:00</text:p>
      <text:p text:style-name="P4">
Description: Про підозру у вчиненні державної зради заочно повідомлено 23 мешканцям м. Маріуполя, 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zobrazhennya-whatsapp-data-2023-05-15-o-101342.jpg" text:style-name="Internet_20_link" text:visited-style-name="Visited_20_Internet_20_Link">
zobrazhennya-whatsapp-data-2023-05-15-o-101342.jpg</text:a>
']</text:p>
      <text:p text:style-name="P4">
Tags: ['STOPRUSSIA', 'АГРЕСІЯ РФ', 'ВТОРГНЕННЯ РФ', 'КОЛАБОРАНТИ', 'ОФІС ГЕНЕРАЛЬНОГО ПРОКУРОРА УКРАЇНИ']</text:p>
      <text:p text:style-name="P4">
Category: News</text:p>
      <!--METADATA-->
      <text:p text:style-name="P4">
<draw:frame draw:style-name="fr1" draw:name="Image299" text:anchor-type="as-char" svg:width="6.9236in" svg:height="5.1927in" draw:z-index="0">
<draw:image xlink:href="../Images/AРМІЯINFORM/2023-05-15T64-00-00-04-00/zobrazhennya-whatsapp-data-2023-05-15-o-101342.jpg" xlink:type="simple" xlink:show="embed" xlink:actuate="onLoad" draw:mime-type="image/jpeg"/>
</draw:frame>
</text:p>
      <text:p text:style-name="P4">
Про підозру у вчиненні державної зради заочно повідомлено 23 мешканцям м.Маріуполя, с. Сєдове, смт. Нікольське та смт Велика Новосілка.</text:p>
      <text:p text:style-name="P4">
Про це <text:a xlink:type="simple" xlink:href="https://www.gp.gov.ua/ua/posts/provodyat-filtraciyu-miscevogo-naselennya-ta-visukuyut-rodiciv-spivrobitnikiv-policiyi-pidozryuyutsya-23-ekspravooxoroncya-z-mariupolya" text:style-name="Internet_20_link" text:visited-style-name="Visited_20_Internet_20_Link">
повідомляє</text:a>
 Офіс Генерального прокурораУкраїни.</text:p>
      <text:p text:style-name="P4">
За даними слідства, у березні 2023 року 23 співробітники Маріупольськогорайуправління поліції, Головного управління Національної поліції та Управлінняпатрульної поліції в Донецькій області зрадили присягу на вірність Україні.Вони добровільно перейшли на бік окупантів та обійняли посади в незаконностворених «правоохоронних органах» м. Маріуполя.</text:p>
      <text:p text:style-name="P4">
Працюючи в так званому міністерстві внутрішніх справ «днр», підозрюваніпроводять «фільтраційні заходи» з населенням в Іллічівському, Приморському таЖовтневому районах міста. Крім того, вони збирають дані щодо проукраїнськиналаштованих громадян, а також співробітників поліції та їхніх родичів, якізалишились на окупованій території. Беруть участь у публічних заходах, яківисвітлюють підконтрольні ЗМІ та виконують інші злочинні вказівкипредставників рф.</text:p>
      <text:p text:style-name="P4">
Source: <text:a xlink:type="simple" xlink:href="https://armyinform.com.ua/2023/05/15/povidomleno-pro-pidozru-u-derzhzradi-23-ekspoliczejskym-z-mariupolya-provodyat-filtraczijni-zahody/" text:style-name="Internet_20_link" text:visited-style-name="Visited_20_Internet_20_Link">
https://armyinform.com.ua/2023/05/15/povidomleno-pro-pidozru-u-derzhzradi-23-ekspoliczejskym-z-mariupolya-provodyat-filtraczijni-zahody/</text:a>
</text:p>
      <!--NEWS-->
      <text:h text:style-name="P10" text:outline-level="1">
<text:span text:style-name="T4">
У Чорному морі — шість кораблів рф і жодного ракетоносія</text:span>
</text:h>
      <text:p text:style-name="P4">
Author: ['АРМІЯINFORM']</text:p>
      <text:p text:style-name="P4">
Time: 2023-05-15T65:00:00-04:00</text:p>
      <text:p text:style-name="P4">
Description: У Чорному морі на бойовому чергуванні перебувають шість ворожих кораблів, серед я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55205-1_large-4.jpg" text:style-name="Internet_20_link" text:visited-style-name="Visited_20_Internet_20_Link">
155205-1_large-4.jpg</text:a>
']</text:p>
      <text:p text:style-name="P4">
Tags: ['АЗОВСЬКЕ МОРЕ', 'ВМС ЗСУ', 'РАКЕТИ «КАЛІБР»', 'ЧОРНЕ МОРЕ']</text:p>
      <text:p text:style-name="P4">
Category: News</text:p>
      <!--METADATA-->
      <text:p text:style-name="P4">
<draw:frame draw:style-name="fr1" draw:name="Image300" text:anchor-type="as-char" svg:width="6.9236in" svg:height="3.95374in" draw:z-index="0">
<draw:image xlink:href="../Images/AРМІЯINFORM/2023-05-15T65-00-00-04-00/155205-1_large-4.jpg" xlink:type="simple" xlink:show="embed" xlink:actuate="onLoad" draw:mime-type="image/jpeg"/>
</draw:frame>
</text:p>
      <text:p text:style-name="P4">
У Чорному морі на бойовому чергуванні перебувають шість ворожих кораблів,серед яких жодного носія крилатих ракет «Калібр».</text:p>
      <text:p text:style-name="P4">
Про це <text:a xlink:type="simple" xlink:href="https://t.me/ukrainian_navy/3097" text:style-name="Internet_20_link" text:visited-style-name="Visited_20_Internet_20_Link">
повідомляє</text:a>
 пресслужба Військово-Морських Сил ЗСУ.</text:p>
      <text:p text:style-name="P4">
В Азовському морі — два ворожих кораблі, серед них один ракетоносій з вісьмома«Калібрами».</text:p>
      <text:p text:style-name="P4">
У Середземному морі на бойовому чергуванні перебувають п’ять ворожих кораблів,з них один носій крилатих ракет «Калібр», загальний залп до чотирьох ракет.</text:p>
      <text:p text:style-name="P4">
За добу в інтересах рф прохід Керч-Єнікальською протокою здійснили:</text:p>
      <ul>
        <li>
до Азовського моря — 19 суден, з них 2 рухалось у напрямку протоки Босфор;  * до Чорного моря — 31 судно, з них 6 продовжили рух у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5/15/u-chornomu-mori-shist-korabliv-rf-i-zhodnogo-raketonosiya/" text:style-name="Internet_20_link" text:visited-style-name="Visited_20_Internet_20_Link">
https://armyinform.com.ua/2023/05/15/u-chornomu-mori-shist-korabliv-rf-i-zhodnogo-raketonosiya/</text:a>
</text:p>
      <!--NEWS-->
      <text:h text:style-name="P10" text:outline-level="1">
<text:span text:style-name="T4">
Чимало закордонних компаній скасували угоди з рф на поставки Т-90 після оприлюднених досліджень Центру — Сергій Бачурін</text:span>
</text:h>
      <text:p text:style-name="P4">
Author: ['АРМІЯINFORM']</text:p>
      <text:p text:style-name="P4">
Time: 2023-05-15T66:00:00-04:00</text:p>
      <text:p text:style-name="P4">
Description: Про це в інтерв’ю АрміяInform розповів начальник Центру досліджень трофей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44.jpg" text:style-name="Internet_20_link" text:visited-style-name="Visited_20_Internet_20_Link">
1-44.jpg</text:a>
']</text:p>
      <text:p text:style-name="P4">
Tags: ['ВТОРГНЕННЯ РФ', 'ОЗБРОЄННЯ', 'Т-90М']</text:p>
      <text:p text:style-name="P4">
Category: News</text:p>
      <!--METADATA-->
      <text:p text:style-name="P4">
<draw:frame draw:style-name="fr1" draw:name="Image301" text:anchor-type="as-char" svg:width="6.9236in" svg:height="3.900295in" draw:z-index="0">
<draw:image xlink:href="../Images/AРМІЯINFORM/2023-05-15T66-00-00-04-00/1-44.jpg" xlink:type="simple" xlink:show="embed" xlink:actuate="onLoad" draw:mime-type="image/jpeg"/>
</draw:frame>
 Українськівійськові захопили російський танк Т-90А, якій застряг у районі села Курилівкана Харківщині. Осінь 2022 року. Фото: warspotting.net</text:p>
      <text:p text:style-name="P4">
<text:span text:style-name="T4">
Про це в інтерв’ю АрміяInform</text:span>
<text:a xlink:type="simple" xlink:href="https://armyinform.com.ua/2023/05/15/rik-roboty-czentru-doslidzhen-trofejnogo-ta-perspektyvnogo-ovt-rynok-opk-rosiyi-zbidniv-na-milyardy-dolariv/" text:style-name="Internet_20_link" text:visited-style-name="Visited_20_Internet_20_Link">
<text:span text:style-name="T4">
розповів</text:span>
</text:a>
<text:span text:style-name="T4">
начальник Центру досліджень трофейного та перспективного озброєння тавійськової техніки полковник Сергій Бачурін:</text:span>
</text:p>
      <text:p text:style-name="P4">
«Вразило дослідження їхнього „знаменитого“ танка Т-90. Трофейні зразки вже єна озброєнні наших підрозділів. Він називається у них „владімір“, і мирозуміємо, чому так (сміється. <text:span text:style-name="T5">
—</text:span>
 <text:span text:style-name="T5">
Авт.</text:span>
 ). І коли ми його дослідили,зрозуміли, що фактично цей танк нічим не відрізняється від Т-72. Системауправління, засоби зв’язку іноземного виробництва, запчастини — імпортованіросією. Після того як ми оприлюднили свої висновки й ця інформація отрималаширокий розголос далеко за межами України, чимало закордонних компаній, якіукладали договори з рф на поставки Т-90, швидко поскасовували угоди з росією.</text:p>
      <text:p text:style-name="P4">
І ми, як ніхто інший, прекрасно розуміємо, чому це відбулося. Адже нашіофіцери аргументовано виступили з приводу „начиння“ цього танка, показалидоказову базу, що це далеко не найкращий танк у світі. Це просто така собікупа дещо облагородженого металу. Ворогу мати щось краще після наслідків діїзахідних санкцій просто неможливо. Анулювання контрактів для рф означає втратумільярдів доларів. Ці гроші не підуть на озброєння російського війська, азначить — не будуть вбивати наших воїнів на полі бою, наших громадян, небудуть руйнувати нашу країну. Здається, непоганий результат нашої діяльності».</text:p>
      <text:p text:style-name="P4">
Source: <text:a xlink:type="simple" xlink:href="https://armyinform.com.ua/2023/05/15/chymalo-zakordonnyh-kompanij-skasuvaly-ugody-z-rf-na-postavky-t-90-pislya-oprylyudnenyh-doslidzhen-czentru-sergij-bachurin/" text:style-name="Internet_20_link" text:visited-style-name="Visited_20_Internet_20_Link">
https://armyinform.com.ua/2023/05/15/chymalo-zakordonnyh-kompanij-skasuvaly-ugody-z-rf-na-postavky-t-90-pislya-oprylyudnenyh-doslidzhen-czentru-sergij-bachurin/</text:a>
</text:p>
      <!--NEWS-->
      <text:h text:style-name="P10" text:outline-level="1">
<text:span text:style-name="T4">
Офіс Генпрокурора України: задокументовано понад 17 тисяч злочинів проти нацбезпеки</text:span>
</text:h>
      <text:p text:style-name="P4">
Author: ['АРМІЯINFORM']</text:p>
      <text:p text:style-name="P4">
Time: 2023-05-15T67: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warcrime-15052023ua.jpg" text:style-name="Internet_20_link" text:visited-style-name="Visited_20_Internet_20_Link">
warcrime-15052023ua.jpg</text:a>
', '<text:a xlink:type="simple" xlink:href="https://armyinform.com.ua/wp-content/uploads/2023/05/warcrime-15052023en.jpg" text:style-name="Internet_20_link" text:visited-style-name="Visited_20_Internet_20_Link">
warcrime-1505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302" text:anchor-type="as-char" svg:width="6.9236in" svg:height="4.448413in" draw:z-index="0">
<draw:image xlink:href="../Images/AРМІЯINFORM/2023-05-15T67-00-00-04-00/warcrime-15052023ua.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text:span text:style-name="T4">
Станом на</text:span>
 <text:span text:style-name="T4">
1</text:span>
 <text:span text:style-name="T4">
5 травня</text:span>
 зареєстровано:</text:p>
      <ul>
        <li>
86 820 воєнних злочинів,  * 17 128 злочинів проти національної безпеки України.</li>
      </ul>
      <text:p text:style-name="P4">
Крім того, за офіційними даними ювенальних прокурорів, <text:span text:style-name="T4">
1454 дитинипостраждали</text:span>
 внаслідок агресії рф, з них:</text:p>
      <ul>
        <li>
481 — дитина загинула,  * 973 — дитини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303" text:anchor-type="as-char" svg:width="6.9236in" svg:height="4.448413in" draw:z-index="0">
<draw:image xlink:href="../Images/AРМІЯINFORM/2023-05-15T67-00-00-04-00/warcrime-15052023en.jpg" xlink:type="simple" xlink:show="embed" xlink:actuate="onLoad" draw:mime-type="image/jpeg"/>
</draw:frame>
</text:p>
      <text:p text:style-name="P4">
Source: <text:a xlink:type="simple" xlink:href="https://armyinform.com.ua/2023/05/15/ofis-genprokurora-ukrayiny-zadokumentovano-ponad-17-tysyach-zlochyniv-proty-naczbezpeky-4/" text:style-name="Internet_20_link" text:visited-style-name="Visited_20_Internet_20_Link">
https://armyinform.com.ua/2023/05/15/ofis-genprokurora-ukrayiny-zadokumentovano-ponad-17-tysyach-zlochyniv-proty-naczbezpeky-4/</text:a>
</text:p>
      <!--NEWS-->
      <text:h text:style-name="P10" text:outline-level="1">
<text:span text:style-name="T4">
Кумедні зразки з дідівськими технологіями: Сергій Бачурін розповів про «модернізацію» зброї рф</text:span>
</text:h>
      <text:p text:style-name="P4">
Author: ['АРМІЯINFORM']</text:p>
      <text:p text:style-name="P4">
Time: 2023-05-15T68:00:00-04:00</text:p>
      <text:p text:style-name="P4">
Description: Вороже військо хизується своєю «суперзброєю». Утім, спеціалісти Центру досліджен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678003873-3168.jpg" text:style-name="Internet_20_link" text:visited-style-name="Visited_20_Internet_20_Link">
1678003873-3168.jpg</text:a>
']</text:p>
      <text:p text:style-name="P4">
Tags: ['ВТОРГНЕННЯ РФ', 'ДУТА ВЕЛИЧ РОСАРМІЇ', 'ОЗБРОЄННЯ']</text:p>
      <text:p text:style-name="P4">
Category: News</text:p>
      <!--METADATA-->
      <text:p text:style-name="P4">
<draw:frame draw:style-name="fr1" draw:name="Image304" text:anchor-type="as-char" svg:width="6.9236in" svg:height="4.615733in" draw:z-index="0">
<draw:image xlink:href="../Images/AРМІЯINFORM/2023-05-15T68-00-00-04-00/1678003873-3168.jpg" xlink:type="simple" xlink:show="embed" xlink:actuate="onLoad" draw:mime-type="image/jpeg"/>
</draw:frame>
</text:p>
      <text:p text:style-name="P4">
<text:span text:style-name="T4">
Вороже військо хизується своєю «суперзброєю». Утім, спеціалісти Центрудосліджень трофейного та перспективного озброєння та військової технікинеодноразово оприлюднювали такі факти, як недолугість і відсталість утехнічному плані оборонного потенціалу рф. Про це в інтерв’ю АрміяInform</text:span>
<text:a xlink:type="simple" xlink:href="https://armyinform.com.ua/2023/05/15/rik-roboty-czentru-doslidzhen-trofejnogo-ta-perspektyvnogo-ovt-rynok-opk-rosiyi-zbidniv-na-milyardy-dolariv/" text:style-name="Internet_20_link" text:visited-style-name="Visited_20_Internet_20_Link">
<text:span text:style-name="T4">
розповів</text:span>
</text:a>
<text:span text:style-name="T4">
начальник Центру досліджень трофейного та перспективного озброєння тавійськової техніки полковник Сергій Бачурін:</text:span>
</text:p>
      <text:p text:style-name="P4">
«Більша частина „новітньої суперзброї“ є розробками та модернізацією зброїрадянських часів. Це стосується майже всього. Від крилатих ракет, літаків,ракетного озброєння до стрілецької зброї та спорядження військовослужбовця.</text:p>
      <text:p text:style-name="P4">
Кумедні зразки з дідівськими технологіями теж траплялися. Серед трофейногоспорядження та засобів захисту були, наприклад, шоломи сталеві СШ-68 ізсучасними чохлами (каверами), які лише на перший погляд здаються сучасними,проте не забезпечують захист від кулі.</text:p>
      <text:p text:style-name="P4">
Мабуть, усі вже вдосталь посміялися над так званими мангалами на танках таінших бронеоб’єктах. Їхня ефективність проти сучасних боєприпасів сумнівна».</text:p>
      <text:p text:style-name="P4">
Source: <text:a xlink:type="simple" xlink:href="https://armyinform.com.ua/2023/05/15/kumedni-zrazky-z-didivskymy-tehnologiyamy-sergij-bachurin-rozpoviv-pro-modernizacziyeyu-zbroyi-rf/" text:style-name="Internet_20_link" text:visited-style-name="Visited_20_Internet_20_Link">
https://armyinform.com.ua/2023/05/15/kumedni-zrazky-z-didivskymy-tehnologiyamy-sergij-bachurin-rozpoviv-pro-modernizacziyeyu-zbroyi-rf/</text:a>
</text:p>
      <!--NEWS-->
      <text:h text:style-name="P10" text:outline-level="1">
<text:span text:style-name="T4">
Володимир Зеленський зустрівся з Ріші Сунаком у Британії</text:span>
</text:h>
      <text:p text:style-name="P4">
Author: ['АРМІЯINFORM']</text:p>
      <text:p text:style-name="P4">
Time: 2023-05-15T69:00:00-04:00</text:p>
      <text:p text:style-name="P4">
Description: Президент України прибув до Сполученого Королівства Великої Британії через три місяц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09196183722772636_y.jpg" text:style-name="Internet_20_link" text:visited-style-name="Visited_20_Internet_20_Link">
photo_5409196183722772636_y.jpg</text:a>
']</text:p>
      <text:p text:style-name="P4">
Tags: ['ВОЛОДИМИР ЗЕЛЕНСЬКИЙ', 'ПІДТРИМКА УКРАЇНИ', 'ПРЕЗИДЕНТ УКРАЇНИ', 'РІШІ СУНАК']</text:p>
      <text:p text:style-name="P4">
Category: News</text:p>
      <!--METADATA-->
      <text:p text:style-name="P4">
<draw:frame draw:style-name="fr1" draw:name="Image305" text:anchor-type="as-char" svg:width="6.9236in" svg:height="4.61393in" draw:z-index="0">
<draw:image xlink:href="../Images/AРМІЯINFORM/2023-05-15T69-00-00-04-00/photo_5409196183722772636_y.jpg" xlink:type="simple" xlink:show="embed" xlink:actuate="onLoad" draw:mime-type="image/jpeg"/>
</draw:frame>
</text:p>
      <text:p text:style-name="P4">
Президент України прибув до Сполученого Королівства Великої Британії через тримісяці після попереднього візиту, зазначивши, що триває робота заради перемогиУкраїни.</text:p>
      <text:p text:style-name="P4">
Першим його зустрів та привітав Прем’єр-міністр Ріші Сунак. Про це<text:a xlink:type="simple" xlink:href="https://twitter.com/RishiSunak/status/1658027796592046081" text:style-name="Internet_20_link" text:visited-style-name="Visited_20_Internet_20_Link">
йдеться</text:a>
 у дописіпана Сунака у Твіттері.</text:p>
      <text:p text:style-name="P4">
«З поверненням, Президенте Зеленський», — написав британський Прем’єр-міністр.</text:p>
      <text:p text:style-name="Quotations">

<text:p text:style-name="P4">
Welcome back,&gt;
 <text:a xlink:type="simple" xlink:href="https://twitter.com/ZelenskyyUa" text:style-name="Internet_20_link" text:visited-style-name="Visited_20_Internet_20_Link">
@ZelenskyyUa</text:a>
 🇬🇧🇺🇦&gt;
 <text:a xlink:type="simple" xlink:href="https://t.co/ph57ZoUHpC" text:style-name="Internet_20_link" text:visited-style-name="Visited_20_Internet_20_Link">
pic.twitter.com/ph57ZoUHpC</text:a>
&gt;
&gt;
 — Rishi Sunak (@RishiSunak) <text:a xlink:type="simple" xlink:href="https://twitter.com/RishiSunak/status/1658027796592046081" text:style-name="Internet_20_link" text:visited-style-name="Visited_20_Internet_20_Link">
May 15,&gt;
 2023</text:a>
</text:p>

</text:p>
      <text:p text:style-name="P4">
Володимир Зеленський також<text:a xlink:type="simple" xlink:href="https://t.me/V_Zelenskiy_official/6232" text:style-name="Internet_20_link" text:visited-style-name="Visited_20_Internet_20_Link">
опублікував</text:a>
 фото зустрічі зПрем’єром-міністром Британії.</text:p>
      <text:p text:style-name="P4">
«Радий знову зустрітися з Прем’єр-міністром Великої Британії Ріші Сунаком.Продовжуємо працювати заради перемоги України», — написав Президент України.</text:p>
      <text:p text:style-name="P4">
Нагадаємо, попередній візит Президента Володимира Зеленського до ВеликоїБританії відбувся 8 лютого. Це був його другий закордонний візит після початкуповномасштабного вторгнення росії в Україну. Напередодні Володимир Зеленськийвже відвідав Францію та Німеччину.</text:p>
      <text:p text:style-name="P4">
Source: <text:a xlink:type="simple" xlink:href="https://armyinform.com.ua/2023/05/15/volodymyr-zelenskyj-zustrivsya-z-rishi-sunakom-u-brytaniyi/" text:style-name="Internet_20_link" text:visited-style-name="Visited_20_Internet_20_Link">
https://armyinform.com.ua/2023/05/15/volodymyr-zelenskyj-zustrivsya-z-rishi-sunakom-u-brytaniyi/</text:a>
</text:p>
      <!--NEWS-->
      <text:h text:style-name="P10" text:outline-level="1">
<text:span text:style-name="T4">
Цього літа в Британії розпочнуться навчання українських пілотів</text:span>
</text:h>
      <text:p text:style-name="P4">
Author: ['АРМІЯINFORM']</text:p>
      <text:p text:style-name="P4">
Time: 2023-05-15T70:00:00-04:00</text:p>
      <text:p text:style-name="P4">
Description: У Великій Британії влітку розпочнуться навчання українських пілотів. Про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ukrayinski-lotchyky.jpg" text:style-name="Internet_20_link" text:visited-style-name="Visited_20_Internet_20_Link">
ukrayinski-lotchyky.jpg</text:a>
']</text:p>
      <text:p text:style-name="P4">
Tags: ['F-16', 'ВЕЛИКА БРИТАНІЯ', 'ВИНИЩУВАЧІ F-16', 'ДОПОМОГА ПАРТНЕРІВ', 'НАВЧАННЯ УКРАЇНСЬКИХ ПІЛОТІВ']</text:p>
      <text:p text:style-name="P4">
Category: News</text:p>
      <!--METADATA-->
      <text:p text:style-name="P4">
<draw:frame draw:style-name="fr1" draw:name="Image306" text:anchor-type="as-char" svg:width="6.9236in" svg:height="3.894525in" draw:z-index="0">
<draw:image xlink:href="../Images/AРМІЯINFORM/2023-05-15T70-00-00-04-00/ukrayinski-lotchyky.jpg" xlink:type="simple" xlink:show="embed" xlink:actuate="onLoad" draw:mime-type="image/jpeg"/>
</draw:frame>
 Ілюстративне фото</text:p>
      <text:p text:style-name="P4">
У Великій Британії влітку розпочнуться навчання українських пілотів. Про це<text:a xlink:type="simple" xlink:href="https://www.gov.uk/government/news/pm-welcomes-president-zelenskyy-to-the-uk-ahead-of-anticipated-ukrainian-military-surge" text:style-name="Internet_20_link" text:visited-style-name="Visited_20_Internet_20_Link">
повідомляється</text:a>
 упресрелізі британського уряду.</text:p>
      <text:p text:style-name="P4">
У ньому йдеться, що в лютому прем’єр-міністр Ріші Сунак оголосив, про те, щоВелика Британія розробить нову програму навчання українських пілотів, абипідтримати зусилля зі створення в Україні нових військово-повітряних силвідповідно до стандарту НАТО, з літаками F-16.</text:p>
      <text:p text:style-name="P4">
«Цього літа ми розпочнемо початковий етап навчання українських пілотів збазової підготовки. Буде адаптована програма, яку використовують британськіпілоти, щоб надати українцям навички пілотування, які вони зможутьзастосовувати на інших типах літаків», — йдеться в повідомленні.</text:p>
      <text:p text:style-name="P4">
Також наголошується, що ці навчання тісно пов’язані із зусиллями ВеликоїБританії щодо співпраці з іншими країнами стосовно надання Україні винищувачівF-16.</text:p>
      <text:p text:style-name="P4">
Зазначається, що від початку повномасштабного вторгнення росії в УкраїнуСполучене Королівство підготувало 15 тисяч українських військових, а в періодз 2014-го до 2022 року в Британії пройшли навчання 22 тисячі українськихвійськових у межах операції «Орбітал».</text:p>
      <text:p text:style-name="P4">
Крім того, британський уряд повідомляє, що наступного місяця Велика Британіяпроведе конференцію щодо відновлення України з метою активізації міжнароднихінвестицій у такі сфери, як чиста енергетика та технології.</text:p>
      <text:p text:style-name="P4">
Source: <text:a xlink:type="simple" xlink:href="https://armyinform.com.ua/2023/05/15/czogo-lita-u-brytaniyi-rozpochnutsya-navchannya-ukrayinskyh-pilotiv/" text:style-name="Internet_20_link" text:visited-style-name="Visited_20_Internet_20_Link">
https://armyinform.com.ua/2023/05/15/czogo-lita-u-brytaniyi-rozpochnutsya-navchannya-ukrayinskyh-pilotiv/</text:a>
</text:p>
      <!--NEWS-->
      <text:h text:style-name="P10" text:outline-level="1">
<text:span text:style-name="T4">
На Херсонщині росіяни тероризують жителів ударами з дронів і підривають міни на деокупованих територіях — Наталія Гуменюк</text:span>
</text:h>
      <text:p text:style-name="P4">
Author: ['Анастасія Олехнович']</text:p>
      <text:p text:style-name="P4">
Time: 2023-05-15T71:00:00-04:00</text:p>
      <text:p text:style-name="P4">
Description: На Херсонщині ворог продовжує активно використовувати безпілотники з метою повітря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foto5-shahed-136.jpg" text:style-name="Internet_20_link" text:visited-style-name="Visited_20_Internet_20_Link">
foto5-shahed-136.jpg</text:a>
', '<text:a xlink:type="simple" xlink:href="https://armyinform.com.ua/wp-content/uploads/2023/04/photo_2022-11-16_13-45-44.jpg" text:style-name="Internet_20_link" text:visited-style-name="Visited_20_Internet_20_Link">
photo_2022-11-16_13-45-44.jpg</text:a>
']</text:p>
      <text:p text:style-name="P4">
Tags: ['ДЕОКУПАЦІЯ ХЕРСОНЩИНИ', 'НАТАЛІЯ ГУМЕНЮК', 'ХЕРСОНСЬКА ОБЛАСТЬ']</text:p>
      <text:p text:style-name="P4">
Category: News</text:p>
      <!--METADATA-->
      <text:p text:style-name="P4">
<draw:frame draw:style-name="fr1" draw:name="Image307" text:anchor-type="as-char" svg:width="6.9236in" svg:height="4.442643in" draw:z-index="0">
<draw:image xlink:href="../Images/AРМІЯINFORM/2023-05-15T71-00-00-04-00/foto5-shahed-136.jpg" xlink:type="simple" xlink:show="embed" xlink:actuate="onLoad" draw:mime-type="image/jpeg"/>
</draw:frame>
Ілюстративне фото Shahed-136</text:p>
      <text:p text:style-name="P4">
На Херсонщині ворог продовжує активно використовувати безпілотники з метоюповітряної розвідки, а також використовує ударні дрони, тероризуючи місцевенаселення. Про це в ефірі телемарафону «Єдині новини» повідомила начальникОб’єднаного координаційного пресцентру Сил оборони півдня України капітан 1рангу Наталія Гуменюк.</text:p>
      <text:p text:style-name="P4">
<draw:frame draw:style-name="fr1" draw:name="Image308" text:anchor-type="as-char" svg:width="6.9236in" svg:height="4.61393in" draw:z-index="0">
<draw:image xlink:href="../Images/AРМІЯINFORM/2023-05-15T71-00-00-04-00/photo_2022-11-16_13-45-44.jpg" xlink:type="simple" xlink:show="embed" xlink:actuate="onLoad" draw:mime-type="image/jpeg"/>
</draw:frame>
</text:p>
      <text:p text:style-name="P4">
— Об’єкти, які ще не розміновані, а їх дуже багато на Херсонщині, окупантинамагаються приводити в дію дальніми обстрілами, — додала Наталія Гуменюк. —Влучаючи в поля та інші об’єкти, які вони залишили із «сюрпризами», росіяниспонукають детонацію залишків боєприпасів. Тому вкотре наголошую пронеобхідність бути максимально обережними жителям деокупованих територій, неперебувати поряд із об’єктами, які поки що не перевірили наші вибухотехніки.</text:p>
      <text:p text:style-name="P4">
Source: <text:a xlink:type="simple" xlink:href="https://armyinform.com.ua/2023/05/15/na-hersonshhyni-rosiyany-teroryzuyut-zhyteliv-udaramy-z-droniv-i-pidryvayut-miny-na-deokupovanyh-terytoriyah-nataliya-gumenyuk/" text:style-name="Internet_20_link" text:visited-style-name="Visited_20_Internet_20_Link">
https://armyinform.com.ua/2023/05/15/na-hersonshhyni-rosiyany-teroryzuyut-zhyteliv-udaramy-z-droniv-i-pidryvayut-miny-na-deokupovanyh-terytoriyah-nataliya-gumenyuk/</text:a>
</text:p>
      <!--NEWS-->
      <text:h text:style-name="P10" text:outline-level="1">
<text:span text:style-name="T4">
За добу піротехніки ДСНС знешкодили понад 600 вибухонебезпечних предметів</text:span>
</text:h>
      <text:p text:style-name="P4">
Author: ['АРМІЯINFORM']</text:p>
      <text:p text:style-name="P4">
Time: 2023-05-15T72:00:00-04:00</text:p>
      <text:p text:style-name="P4">
Description: Протягом минулої доби, 14 травня, піротехнічні підрозділи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9a5a7db791be056-1.jpg" text:style-name="Internet_20_link" text:visited-style-name="Visited_20_Internet_20_Link">
29a5a7db791be056-1.jpg</text:a>
', '<text:a xlink:type="simple" xlink:href="https://armyinform.com.ua/wp-content/uploads/2023/05/photo_5408940684708267571_y.jpg" text:style-name="Internet_20_link" text:visited-style-name="Visited_20_Internet_20_Link">
photo_5408940684708267571_y.jpg</text:a>
']</text:p>
      <text:p text:style-name="P4">
Tags: ['STOPRUSSIA', 'АГРЕСІЯ РФ', 'ВІЙНА', 'ВТОРГНЕННЯ РФ', 'ДСНС УКРАЇНИ', 'РОЗМІНУВАННЯ']</text:p>
      <text:p text:style-name="P4">
Category: News</text:p>
      <!--METADATA-->
      <text:p text:style-name="P4">
<draw:frame draw:style-name="fr1" draw:name="Image309" text:anchor-type="as-char" svg:width="6.9236in" svg:height="3.892602in" draw:z-index="0">
<draw:image xlink:href="../Images/AРМІЯINFORM/2023-05-15T72-00-00-04-00/29a5a7db791be056-1.jpg" xlink:type="simple" xlink:show="embed" xlink:actuate="onLoad" draw:mime-type="image/jpeg"/>
</draw:frame>
 Ілюстративне фото</text:p>
      <text:p text:style-name="P4">
Протягом минулої доби, <text:span text:style-name="T4">
14 травня</text:span>
 , піротехнічні підрозділи Державноїслужби України з надзвичайних ситуацій <text:span text:style-name="T4">
48 разів</text:span>
 залучалися до виконаннязавдань з розмінування.</text:p>
      <text:p text:style-name="P4">
Про це <text:span text:style-name="T5">
<text:a xlink:type="simple" xlink:href="https://t.me/dsns_telegram/16785" text:style-name="Internet_20_link" text:visited-style-name="Visited_20_Internet_20_Link">
повідомляє</text:a>
</text:span>
 ДСНС України.</text:p>
      <text:p text:style-name="P4">
Піротехнічними підрозділами виявлено, вилучено і знешкоджено <text:span text:style-name="T4">
644</text:span>
<text:span text:style-name="T4">
вибухонебезпечних</text:span>
 <text:span text:style-name="T4">
предметів.</text:span>
 Обстежено (очищено) територію площею <text:span text:style-name="T4">
65гектарів</text:span>
.</text:p>
      <text:p text:style-name="P4">
Довідково: Всього від початку широкомасштабної агресії російської федерації натериторії України піротехнічні підрозділи ДСНС України залучалися 54 811 разівдо виконання завдань з розмінування. Знешкоджено 359 825 вибухонебезпечнихпредметів, зокрема 2223 авіаційні бомби. Обстежено (очищено) територію площею85 185 гектарів.</text:p>
      <text:p text:style-name="P4">
Усього залишається 174 тис. кв. км потенційно небезпечних територій, щостановить 30% від загальної площі держави.</text:p>
      <text:p text:style-name="P4">
<draw:frame draw:style-name="fr1" draw:name="Image310" text:anchor-type="as-char" svg:width="6.9236in" svg:height="5.804039in" draw:z-index="0">
<draw:image xlink:href="../Images/AРМІЯINFORM/2023-05-15T72-00-00-04-00/photo_5408940684708267571_y.jpg" xlink:type="simple" xlink:show="embed" xlink:actuate="onLoad" draw:mime-type="image/jpeg"/>
</draw:frame>
</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text:a xlink:type="simple" xlink:href="https://armyinform.com.ua/2022/12/21/shho-robyty-yakshho-znajshly-ulamky-vorozhogo-dronu-chy-rakety-2/" text:style-name="Internet_20_link" text:visited-style-name="Visited_20_Internet_20_Link">
також</text:a>
:</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5/15/za-dobu-pirotehniky-dsns-zneshkodyly-ponad-600-vybuhonebezpechnyh-predmetiv-4/" text:style-name="Internet_20_link" text:visited-style-name="Visited_20_Internet_20_Link">
https://armyinform.com.ua/2023/05/15/za-dobu-pirotehniky-dsns-zneshkodyly-ponad-600-vybuhonebezpechnyh-predmetiv-4/</text:a>
</text:p>
      <!--NEWS-->
      <text:h text:style-name="P10" text:outline-level="1">
<text:span text:style-name="T4">
16 травня в Military Media Center відбудеться круглий стіл «Рашизм. Зрозуміти, щоб подолати»</text:span>
</text:h>
      <text:p text:style-name="P4">
Author: ['АРМІЯINFORM']</text:p>
      <text:p text:style-name="P4">
Time: 2023-05-15T73:00:00-04:00</text:p>
      <text:p text:style-name="P4">
Description: У вівторок, 16 травня, об 11:00 у Military Media Center відбудеться круглий стіл на те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big-mmc.jpg" text:style-name="Internet_20_link" text:visited-style-name="Visited_20_Internet_20_Link">
big-mmc.jpg</text:a>
']</text:p>
      <text:p text:style-name="P4">
Tags: ['КРУГЛИЙ СТІЛ', 'РАШИЗМ']</text:p>
      <text:p text:style-name="P4">
Category: News</text:p>
      <!--METADATA-->
      <text:p text:style-name="P4">
<draw:frame draw:style-name="fr1" draw:name="Image311" text:anchor-type="as-char" svg:width="6.9236in" svg:height="3.894525in" draw:z-index="0">
<draw:image xlink:href="../Images/AРМІЯINFORM/2023-05-15T73-00-00-04-00/big-mmc.jpg" xlink:type="simple" xlink:show="embed" xlink:actuate="onLoad" draw:mime-type="image/jpeg"/>
</draw:frame>
 Брифінг</text:p>
      <text:p text:style-name="P4">
У вівторок, <text:span text:style-name="T4">
16 травня, об 11:00</text:span>
 <text:a xlink:type="simple" xlink:href="https://t.me/militarymediacenter/1936" text:style-name="Internet_20_link" text:visited-style-name="Visited_20_Internet_20_Link">
у Military MediaCenter</text:a>
 відбудеться круглий стіл натему: «Рашизм. Зрозуміти, щоб подолати».</text:p>
      <text:p text:style-name="P4">
<text:span text:style-name="T5">
Питання до обговорення:</text:span>
</text:p>
      <ul>
        <li>
Соціально-економічні та культурно-історичні передумови рашизму.  * Чи громадяни рф вважають себе рашистами? Про що свідчить соціологія.  * Чи допоможе введення терміну «рашизм» у юридичне поле просувати в західній політичній думці та серед керівних еліт визнання рашизму як злочинної ідеології. Реакція міжнародної спільноти та інтелектуалів західного світу.</li>
      </ul>
      <text:p text:style-name="P4">
<text:span text:style-name="T5">
Учасники заходу:</text:span>
</text:p>
      <ul>
        <li>
Лариса Якубова, доктор історичних наук, Інститут історії України НАНУ;  * Олексій Панич, доктор філософських наук, провідний науковий співробітник НВО «Дух і Літера»;  * Ірина Павленко, завідувачка відділу Національного інституту стратегічних досліджень;  * Олександр Шульга, доктор соціологічних наук, керівник аналітичного центру «Інститут конфліктології та аналізу росії»;  * Олександр Овчаров, начальник відділу політико-безпекових питань 6-го територіального управління МЗС України.</li>
      </ul>
      <text:p text:style-name="P4">
<text:span text:style-name="T4">
Акредитація представників ЗМІ обов’язкова і триватиме до 10:00 16 травня.</text:span>
</text:p>
      <text:p text:style-name="P4">
Заявки на акредитацію надсилайте на електронну адресу: <text:a xlink:type="simple" xlink:href="https://armyinform.com.ua/cdn-cgi/l/email-protection#b7c7c4dad8d3c2f7c7d8c4c399dadedb99d0d8c199c2d6" text:style-name="Internet_20_link" text:visited-style-name="Visited_20_Internet_20_Link">
[emailprotected]</text:a>
 із зазначеннямпрізвища, імені та по батькові журналіста, назви видання, контактноготелефону.</text:p>
      <text:p text:style-name="P4">
Source: <text:a xlink:type="simple" xlink:href="https://armyinform.com.ua/2023/05/15/16-travnya-u-military-media-center-vidbudetsya-kruglyj-stil-rashyzm-zrozumity-shhob-podolaty/" text:style-name="Internet_20_link" text:visited-style-name="Visited_20_Internet_20_Link">
https://armyinform.com.ua/2023/05/15/16-travnya-u-military-media-center-vidbudetsya-kruglyj-stil-rashyzm-zrozumity-shhob-podolaty/</text:a>
</text:p>
      <!--NEWS-->
      <text:h text:style-name="P10" text:outline-level="1">
<text:span text:style-name="T4">
Окупанти за добу обстріляли 130 населених пунктів: є загиблі та поранені</text:span>
</text:h>
      <text:p text:style-name="P4">
Author: ['АРМІЯINFORM']</text:p>
      <text:p text:style-name="P4">
Time: 2023-05-15T74:00:00-04:00</text:p>
      <text:p text:style-name="P4">
Description: Протягом минулої доби російські війська обстріляли територію 9 областей 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09373578756998956_y.jpg" text:style-name="Internet_20_link" text:visited-style-name="Visited_20_Internet_20_Link">
photo_5409373578756998956_y.jpg</text:a>
']</text:p>
      <text:p text:style-name="P4">
Tags: ['ВОРОЖІ ОБСТРІЛИ', 'ХАРКІВСЬКИЙ ТРИБУНАЛ']</text:p>
      <text:p text:style-name="P4">
Category: News</text:p>
      <!--METADATA-->
      <text:p text:style-name="P4">
<draw:frame draw:style-name="fr1" draw:name="Image312" text:anchor-type="as-char" svg:width="6.9236in" svg:height="4.799627in" draw:z-index="0">
<draw:image xlink:href="../Images/AРМІЯINFORM/2023-05-15T74-00-00-04-00/photo_5409373578756998956_y.jpg" xlink:type="simple" xlink:show="embed" xlink:actuate="onLoad" draw:mime-type="image/jpeg"/>
</draw:frame>
</text:p>
      <text:p text:style-name="P4">
Протягом минулої доби російські війська обстріляли територію 9 областейУкраїни.</text:p>
      <text:p text:style-name="P4">
Про це <text:a xlink:type="simple" xlink:href="https://t.me/militarymediacenter/1934" text:style-name="Internet_20_link" text:visited-style-name="Visited_20_Internet_20_Link">
повідомляє</text:a>
 Military MediaCenter.</text:p>
      <text:p text:style-name="P4">
Загалом із різних видів озброєння (міномети, танки, артилерія, РСЗВ, ЗРК,ОТРК, БПЛА, крилаті ракети та тактична авіація) здійснено обстріли 130населених пунктів, підтверджено ураження 104 об’єктів інфраструктури.</text:p>
      <text:p text:style-name="P4">
За попередньою інформацією, є загиблі та поранені серед цивільного населення,кількість жертв уточнюється.</text:p>
      <text:p text:style-name="P4">
Source: <text:a xlink:type="simple" xlink:href="https://armyinform.com.ua/2023/05/15/okupanty-za-dobu-obstrilyaly-130-naselenyh-punktiv-ye-zagybli-ta-poraneni/" text:style-name="Internet_20_link" text:visited-style-name="Visited_20_Internet_20_Link">
https://armyinform.com.ua/2023/05/15/okupanty-za-dobu-obstrilyaly-130-naselenyh-punktiv-ye-zagybli-ta-poraneni/</text:a>
</text:p>
      <!--NEWS-->
      <text:h text:style-name="P10" text:outline-level="1">
<text:span text:style-name="T4">
Куди телефонувати, якщо виникли запитання під час проходження ВЛК</text:span>
</text:h>
      <text:p text:style-name="P4">
Author: ['АРМІЯINFORM']</text:p>
      <text:p text:style-name="P4">
Time: 2023-05-15T75:00:00-04:00</text:p>
      <text:p text:style-name="P4">
Description: Military Media Center рекомендує гарячі лінії, на які варто телефону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4/1-59.jpg" text:style-name="Internet_20_link" text:visited-style-name="Visited_20_Internet_20_Link">
1-59.jpg</text:a>
']</text:p>
      <text:p text:style-name="P4">
Tags: ['ВЛК', 'ГАРЯЧА ЛІНІЯ']</text:p>
      <text:p text:style-name="P4">
Category: News</text:p>
      <!--METADATA-->
      <text:p text:style-name="P4">
<draw:frame draw:style-name="fr1" draw:name="Image313" text:anchor-type="as-char" svg:width="6.9236in" svg:height="4.615733in" draw:z-index="0">
<draw:image xlink:href="../Images/AРМІЯINFORM/2023-05-15T75-00-00-04-00/1-59.jpg" xlink:type="simple" xlink:show="embed" xlink:actuate="onLoad" draw:mime-type="image/jpeg"/>
</draw:frame>
</text:p>
      <text:p text:style-name="P4">
Military Media Center <text:a xlink:type="simple" xlink:href="https://t.me/militarymediacenter/1937" text:style-name="Internet_20_link" text:visited-style-name="Visited_20_Internet_20_Link">
рекомендує</text:a>
гарячі лінії, на які варто телефонувати військовослужбовцям під часпроходження військово-лікарської комісії (ВЛК).</text:p>
      <text:p text:style-name="P4">
Міністерство оборони України:</text:p>
      <ul>
        <li>
отримання направлення на лікування та ВЛК військовослужбовцями ЗСУ;  * необхідні документи для ВЛК;  * оскарження рішень ВЛК;  * виконання рішень ВЛК, соціальні гарантії військовослужбовців.</li>
      </ul>
      <text:p text:style-name="P4">
<text:span text:style-name="T4">
0 800 500 442</text:span>
</text:p>
      <text:p text:style-name="P4">
Міністерство охорони здоров’я України:</text:p>
      <ul>
        <li>
Проходження військовослужбовцями огляду МСЕК;  * ВЛК у цивільних закладах охорони здоров’я;  * прийом скарг на обслуговування в цивільних закладах охорони здоров’я.</li>
      </ul>
      <text:p text:style-name="P4">
<text:span text:style-name="T4">
0 800 60 20 19</text:span>
</text:p>
      <text:p text:style-name="P4">
Командування Медичних сил Збройних Сил України: медичне забезпеченнявійськовослужбовців ЗСУ — <text:span text:style-name="T4">
(044) 522 83 58.</text:span>
</text:p>
      <text:p text:style-name="P4">
Сили територіальної oборони ЗСУ: інформаційна підтримка військовослужбовцівСил ТрО ЗСУ щодо направлення на лікування та проходження ВЛК — <text:span text:style-name="T4">
0 800 507028.</text:span>
</text:p>
      <text:p text:style-name="P4">
Міністерство у справах ветеранів України: підтримка ветеранів війни.</text:p>
      <ul>
        <li>
<text:span text:style-name="T4">
(063) 227-14-27</text:span>
 — з питань встановлення статусів та соціального захисту;  * <text:span text:style-name="T4">
(063) 035-54-68</text:span>
 — з питань психологічної допомоги, оздоровлення, освіти.</li>
      </ul>
      <text:p text:style-name="P4">
Національне інформаційне бюро з питань військовополонених, примусоводепортованих та зниклих осіб: підтримка родин військовополонених, примусоводепортованих та зниклих осіб — <text:span text:style-name="T4">
(044) 287-81-65</text:span>
 (дзвінки з-за кордону).</text:p>
      <text:p text:style-name="P4">
Урядовий контактний центр:</text:p>
      <ul>
        <li>
<text:span text:style-name="T4">
1545</text:span>
 — загальна урядова гаряча лінія;  * <text:span text:style-name="T4">
1545</text:span>
 (на IVR кнопка 9) — гаряча лінія з питань ветеранів війни та членів їхніх сімей.</li>
      </ul>
      <text:p text:style-name="P4">
Source: <text:a xlink:type="simple" xlink:href="https://armyinform.com.ua/2023/05/15/kudy-telefonuvaty-koly-vynykly-pytannya-pry-prohodzhenni-vlk/" text:style-name="Internet_20_link" text:visited-style-name="Visited_20_Internet_20_Link">
https://armyinform.com.ua/2023/05/15/kudy-telefonuvaty-koly-vynykly-pytannya-pry-prohodzhenni-vlk/</text:a>
</text:p>
      <!--NEWS-->
      <text:h text:style-name="P10" text:outline-level="1">
<text:span text:style-name="T4">
16 травня відбудеться пряма телефонна лінія з командувачем Сил ТрО ЗСУ</text:span>
</text:h>
      <text:p text:style-name="P4">
Author: ['АРМІЯINFORM']</text:p>
      <text:p text:style-name="P4">
Time: 2023-05-15T76:00:00-04:00</text:p>
      <text:p text:style-name="P4">
Description: Завтра, 16 травня, з 13:00 до 14:00 за номером 0 800 507 028 військовослужбовці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640073b9b6963.jpeg" text:style-name="Internet_20_link" text:visited-style-name="Visited_20_Internet_20_Link">
640073b9b6963.jpeg</text:a>
']</text:p>
      <text:p text:style-name="P4">
Tags: ['ТАНЦЮРА ІГОР', 'ТЕЛЕФОННА \xa0ЛІНІЯ', 'ТРО']</text:p>
      <text:p text:style-name="P4">
Category: News</text:p>
      <!--METADATA-->
      <text:p text:style-name="P4">
<draw:frame draw:style-name="fr1" draw:name="Image314" text:anchor-type="as-char" svg:width="6.9236in" svg:height="4.32725in" draw:z-index="0">
<draw:image xlink:href="../Images/AРМІЯINFORM/2023-05-15T76-00-00-04-00/640073b9b6963.jpeg" xlink:type="simple" xlink:show="embed" xlink:actuate="onLoad" draw:mime-type="image/jpeg"/>
</draw:frame>
</text:p>
      <text:p text:style-name="P4">
Завтра, <text:span text:style-name="T4">
16 травня, з 13:00 до 14:00</text:span>
 за номером <text:span text:style-name="T4">
0 800 507 028</text:span>
військовослужбовці Сил територіальної оборони ЗСУ та їхні рідні можутьпоспілкуватися з командувачем Сил ТрО ЗСУ генерал-майором Ігорем Танцюрою.</text:p>
      <text:p text:style-name="P4">
Про це<text:a xlink:type="simple" xlink:href="https://www.facebook.com/TerritorialDefenseForces/posts/pfbid0gPVvGjTvHLqtrfHsTyCsch8j5ENGSekz5dMkt7Da92dbKMCFn7xfQqPXyidZL5gPl" text:style-name="Internet_20_link" text:visited-style-name="Visited_20_Internet_20_Link">
повідомляє</text:a>
служба зв’язків з громадськістю Командування Сил ТрО ЗСУ.</text:p>
      <text:p text:style-name="P4">
«Наша гаряча лінія працює щодня з початку лютого 2022 року. За цей час булоприйнято понад 90 тисяч дзвінків. Ми намагаємось вирішити кожне питання, ізяким до нас звертаються. Для нас дуже важливо підтримати кожного нашого бійця.Щоб отримати консультацію, телефонувати можна щодня з 7:00 до 20:00 за номером0 800 507 028», — йдеться у повідомленні.</text:p>
      <text:p text:style-name="P4">
Source: <text:a xlink:type="simple" xlink:href="https://armyinform.com.ua/2023/05/15/16-travnya-vidbudetsya-pryama-telefonna-liniya-z-komanduvachem-syl-tro-zsu/" text:style-name="Internet_20_link" text:visited-style-name="Visited_20_Internet_20_Link">
https://armyinform.com.ua/2023/05/15/16-travnya-vidbudetsya-pryama-telefonna-liniya-z-komanduvachem-syl-tro-zsu/</text:a>
</text:p>
      <!--NEWS-->
      <text:h text:style-name="P10" text:outline-level="1">
<text:span text:style-name="T4">
Затримано «тіктокера», який «зливав» у соцмережі локації Сил оборони: йому загрожує до 8 років в’язниці</text:span>
</text:h>
      <text:p text:style-name="P4">
Author: ['АРМІЯINFORM']</text:p>
      <text:p text:style-name="P4">
Time: 2023-05-15T77:00:00-04:00</text:p>
      <text:p text:style-name="P4">
Description: У Черкаській області викрито блогера, який незаконно поширював інформацію про переміщ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8c6b5d21a0a1c6ce6279c171b1c4468e.jpeg" text:style-name="Internet_20_link" text:visited-style-name="Visited_20_Internet_20_Link">
8c6b5d21a0a1c6ce6279c171b1c4468e.jpeg</text:a>
']</text:p>
      <text:p text:style-name="P4">
Tags: ['STOPRUSSIA', 'АГРЕСІЯ РФ', 'ВТОРГНЕННЯ РФ', 'СБУ']</text:p>
      <text:p text:style-name="P4">
Category: News</text:p>
      <!--METADATA-->
      <text:p text:style-name="P4">
<draw:frame draw:style-name="fr1" draw:name="Image315" text:anchor-type="as-char" svg:width="6.9236in" svg:height="4.615733in" draw:z-index="0">
<draw:image xlink:href="../Images/AРМІЯINFORM/2023-05-15T77-00-00-04-00/8c6b5d21a0a1c6ce6279c171b1c4468e.jpeg" xlink:type="simple" xlink:show="embed" xlink:actuate="onLoad" draw:mime-type="image/jpeg"/>
</draw:frame>
</text:p>
      <text:p text:style-name="P4">
У Черкаській області викрито блогера, який незаконно поширював інформацію пропереміщення Сил оборони на території регіону.</text:p>
      <text:p text:style-name="P4">
Як <text:a xlink:type="simple" xlink:href="https://ssu.gov.ua/novyny/za-materialamy-sbu-tiuremne-uviaznennia-zahrozhuie-tiktokeru-yakyi-zlyvav-u-sotsmerezhu-lokatsii-syl-oborony-na-cherkashchyni" text:style-name="Internet_20_link" text:visited-style-name="Visited_20_Internet_20_Link">
повідомляє</text:a>
 Служба безпеки України, він особисто відзняв фото тавідео руху колони української військової техніки з боєприпасами. Потімотримані медіафайли розмістив на власній сторінці у соцмережі ТікТок зприв’язкою до геолокації.</text:p>
      <text:p text:style-name="P4">
За лічені хвилини це відео підхопили російські пропагандистські пабліки, утому числі прокремлівські Телеграм-канали із загальною аудиторією понад 100тис. підписників. Крім того, на персональній сторінці «тіктокера» цей контентпереглянули понад пів мільйона користувачів.</text:p>
      <text:p text:style-name="P4">
Співробітники СБУ встановили місцезнаходження блогера і припинили йогонезаконну діяльність. Свої злочинні дії він пояснював бажанням «наростити»аудиторію.</text:p>
      <text:p text:style-name="P4">
Під час обшуку за адресою проживання фігуранта виявлено мобільний телефон,який він використовував для фіксації переміщення українських військ іподальшої «публікації» відзнятого відео.</text:p>
      <text:p text:style-name="P4">
На підставі зібраних доказів йому повідомлено про підозру за поширенняінформації про переміщення, рух або розташування ЗСУ чи інших військовихформувань. Зловмиснику загрожує до 8 років в'язниці.</text:p>
      <text:p text:style-name="P4">
Служба безпеки вкотре наголошує на забороні знімати та оприлюднювати відео- іфотоматеріали із зазначенням місць дислокації та переміщення Сил оборони, атакож наслідків ворожих обстрілів. Публікація таких фото- і відеоматеріалів умережі «Інтернет» розцінюється як коригування ворожого вогню і є злочином, щокарається відповідно до закону.</text:p>
      <text:p text:style-name="P4">
Source: <text:a xlink:type="simple" xlink:href="https://armyinform.com.ua/2023/05/15/zatrymano-tiktokera-yakyj-zlyvav-u-soczmerezhi-lokacziyi-syl-oborony-jomu-zagrozhuye-do-8-rokiv-vyaznyczi/" text:style-name="Internet_20_link" text:visited-style-name="Visited_20_Internet_20_Link">
https://armyinform.com.ua/2023/05/15/zatrymano-tiktokera-yakyj-zlyvav-u-soczmerezhi-lokacziyi-syl-oborony-jomu-zagrozhuye-do-8-rokiv-vyaznyczi/</text:a>
</text:p>
      <!--NEWS-->
      <text:h text:style-name="P10" text:outline-level="1">
<text:span text:style-name="T4">
У Фінляндії на одному з найбільших у Європі полігонів розпочалися масштабні військові навчання</text:span>
</text:h>
      <text:p text:style-name="P4">
Author: ['АРМІЯINFORM']</text:p>
      <text:p text:style-name="P4">
Time: 2023-05-15T78:00:00-04:00</text:p>
      <text:p text:style-name="P4">
Description: Фінляндія на одному з найбільших у Європі полігонів Роваярві розпочала військові на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lightning-strike-23.jpg" text:style-name="Internet_20_link" text:visited-style-name="Visited_20_Internet_20_Link">
lightning-strike-23.jpg</text:a>
']</text:p>
      <text:p text:style-name="P4">
Tags: ['LIGHTNING STRIKE-23', 'ВІЙСЬКОВІ НАВЧАННЯ', 'ФІНЛЯНДІЯ']</text:p>
      <text:p text:style-name="P4">
Category: News</text:p>
      <!--METADATA-->
      <text:p text:style-name="P4">
<draw:frame draw:style-name="fr1" draw:name="Image316" text:anchor-type="as-char" svg:width="6.9236in" svg:height="3.894525in" draw:z-index="0">
<draw:image xlink:href="../Images/AРМІЯINFORM/2023-05-15T78-00-00-04-00/lightning-strike-23.jpg" xlink:type="simple" xlink:show="embed" xlink:actuate="onLoad" draw:mime-type="image/jpeg"/>
</draw:frame>
</text:p>
      <text:p text:style-name="P4">
Фінляндія на одному з найбільших у Європі полігонів Роваярві розпочалавійськові навчання Lightning Strike-23.</text:p>
      <text:p text:style-name="P4">
Про це йдеться у <text:a xlink:type="simple" xlink:href="https://maavoimat.fi/en/lightning-strike-23-and-northern-forest-23" text:style-name="Internet_20_link" text:visited-style-name="Visited_20_Internet_20_Link">
повідомленні</text:a>
 пресслужби Міністерства оборони країни.</text:p>
      <text:p text:style-name="P4">
Під час маневрів, які триватимуть до 26 травня 2023 року, відпрацьовуватимутьспільну вогневу та бойову дію з силами Північноатлантичного альянсу та Швеції,а також здатність надавати та отримувати міжнародну допомогу.</text:p>
      <text:p text:style-name="P4">
У навчаннях візьмуть участь підрозділи бригадного рівня сухопутних військ, ПС,Прикордонна охорона Фінляндії, Агентство C5 Сил оборони Фінляндії, Центрвійськової медицини та Командування матеріально-технічного забезпечення.Загальна чисельність сил тренінгової аудиторії становитиме до 8000 військових,з яких близько 1100 складатимуть міжнародні війська зі США, Великої Британії,Швеції та Норвегії.</text:p>
      <text:p text:style-name="P4">
На озброєнні міжнародних сил будуть, зокрема, бойові машини піхоти Warrior(Велика Британія), реактивні системи залпового вогню (США та Велика Британія)та бойові машини піхоти CV90 (Швеція та Норвегія).</text:p>
      <text:p text:style-name="P4">
Нагадаємо, 4 квітня 2023 року Фінляндія офіційно<text:a xlink:type="simple" xlink:href="https://armyinform.com.ua/2023/04/04/yak-hto-i-chomu-stvoryv-nato-74-roky-tomu/" text:style-name="Internet_20_link" text:visited-style-name="Visited_20_Internet_20_Link">
стала</text:a>
 31-им членом НАТО.</text:p>
      <text:p text:style-name="P4">
Source: <text:a xlink:type="simple" xlink:href="https://armyinform.com.ua/2023/05/15/u-finlyandiyi-na-odnomu-z-najbilshyh-u-yevropi-poligoniv-rozpochalysya-masshtabni-vijskovi-navchannya/" text:style-name="Internet_20_link" text:visited-style-name="Visited_20_Internet_20_Link">
https://armyinform.com.ua/2023/05/15/u-finlyandiyi-na-odnomu-z-najbilshyh-u-yevropi-poligoniv-rozpochalysya-masshtabni-vijskovi-navchannya/</text:a>
</text:p>
      <!--NEWS-->
      <text:h text:style-name="P10" text:outline-level="1">
<text:span text:style-name="T4">
На саміті «великої сімки» Євросоюз наполягатиме на розширенні військової допомоги Україні</text:span>
</text:h>
      <text:p text:style-name="P4">
Author: ['АРМІЯINFORM']</text:p>
      <text:p text:style-name="P4">
Time: 2023-05-15T79:00:00-04:00</text:p>
      <text:p text:style-name="P4">
Description: Європейський Союз на саміті «великої сімки» в Хіросімі наполягатиме на розширен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weapons-7.jpg" text:style-name="Internet_20_link" text:visited-style-name="Visited_20_Internet_20_Link">
weapons-7.jpg</text:a>
']</text:p>
      <text:p text:style-name="P4">
Tags: ['ДОПОМОГА ПАРТНЕРІВ', 'ЄВРОСОЮЗ', 'САМІТ ВЕЛИКОЇ СІМКИ', 'СВІТ ПІДТРИМУЄ УКРАЇНУ', 'УРСУЛА ФОН ДЕР ЛЯЄН']</text:p>
      <text:p text:style-name="P4">
Category: News</text:p>
      <!--METADATA-->
      <text:p text:style-name="P4">
<draw:frame draw:style-name="fr1" draw:name="Image317" text:anchor-type="as-char" svg:width="6.9236in" svg:height="3.894525in" draw:z-index="0">
<draw:image xlink:href="../Images/AРМІЯINFORM/2023-05-15T79-00-00-04-00/weapons-7.jpg" xlink:type="simple" xlink:show="embed" xlink:actuate="onLoad" draw:mime-type="image/jpeg"/>
</draw:frame>
</text:p>
      <text:p text:style-name="P4">
Європейський Союз на саміті «великої сімки» в Хіросімі наполягатиме нарозширенні та пришвидшенні військової допомоги Україні.</text:p>
      <text:p text:style-name="P4">
Про це на пресконференції в понеділок 15 травня 2023 року<text:a xlink:type="simple" xlink:href="https://twitter.com/i/broadcasts/1BdGYyAoLMQGX" text:style-name="Internet_20_link" text:visited-style-name="Visited_20_Internet_20_Link">
заявила</text:a>
 президенткаЄврокомісії Урсула фон дер Ляєн.</text:p>
      <text:p text:style-name="P4">
«Я очікую, що лідери G7 підтримають два головні принципи. Перше — що мипідтримуватимемо Україну стільки, скільки знадобиться. Другий — нічого ( <text:span text:style-name="T5">
невирішується. —</text:span>
 <text:span text:style-name="T5">
Р</text:span>
 <text:span text:style-name="T5">
ед.</text:span>
 ) про Україну без України. Під „стільки, скількизнадобиться“ маю на увазі базову фінансову допомогу, зокрема і після 2023року, а також пришвидшену військову допомогу з фокусом на „тут і зараз“. І„нічого про Україну без України“ означає сильну підтримку мирного плануПрезидента України Володимира Зеленського», — сказала Урсула фон дер Ляєн.</text:p>
      <text:p text:style-name="P4">
Президентка Єврокомісії також заявила, що для створення умов, аби росіязаплатила за руйнування, яких вона завдала під час війни проти України, уГаазі буде створено спеціальний реєстр руйнувань.</text:p>
      <text:p text:style-name="P4">
«У Рейк’явіку ( <text:span text:style-name="T5">
16</text:span>
 <text:span text:style-name="T5">
–</text:span>
 <text:span text:style-name="T5">
17 травня</text:span>
 <text:span text:style-name="T5">
відбуватиметься</text:span>
 <text:span text:style-name="T5">
саміт Ради Європи</text:span>
 <text:span text:style-name="T5">
.__—</text:span>
 <text:span text:style-name="T5">
Р</text:span>
 <text:span text:style-name="T5">
ед.</text:span>
 ) ми обговоримо, як притягнути росію до відповідальності. Япідтримую створення трибуналу, щоб привести російські злочини агресії до суду.Ми також вирішимо щодо створення в Гаазі реєстру руйнувань. Це буде першийкрок, але дуже хороший у напрямку російської компенсації», — наголосила Урсулафон дер Ляєн.</text:p>
      <text:p text:style-name="P4">
Нагадаємо, раніше в розмові з канадським прем’єром Джастіном Трюдо президенткаЄврокомісії Урсула фон дер Ляєн<text:a xlink:type="simple" xlink:href="https://armyinform.com.ua/2023/05/05/ukrayina-priorytetna-tema-na-samiti-g7-glava-yevrokomisiyi-u-rozmovi-z-premyerom-kanady/" text:style-name="Internet_20_link" text:visited-style-name="Visited_20_Internet_20_Link">
заявила</text:a>
, що на самітікраїн «великої сімки», який відбудеться 19–21 травня 2023 року в японськомумісті Хіросіма, одним із ключових питань буде всебічна підтримка України. Крімтого, учасники G7<text:a xlink:type="simple" xlink:href="https://armyinform.com.ua/2023/04/20/krayiny-g7-rozglyadayut-mozhlyvist-majzhe-povnoyi-zaborony-eksportu-do-rosiyi/" text:style-name="Internet_20_link" text:visited-style-name="Visited_20_Internet_20_Link">
розглядают</text:a>
<text:a xlink:type="simple" xlink:href="https://armyinform.com.ua/2023/04/20/krayiny-g7-rozglyadayut-mozhlyvist-majzhe-povnoyi-zaborony-eksportu-do-rosiyi/" text:style-name="Internet_20_link" text:visited-style-name="Visited_20_Internet_20_Link">
ь</text:a>
 можливість повноїзаборони більшої частини експорту до росії, за винятком медикаментів,сільськогосподарської продукції та продовольства.</text:p>
      <text:p text:style-name="P4">
Source: <text:a xlink:type="simple" xlink:href="https://armyinform.com.ua/2023/05/15/na-samiti-velykoyi-simky-yevrosoyuz-napolyagatyme-na-rozshyrenni-vijskovoyi-dopomogy-ukrayini/" text:style-name="Internet_20_link" text:visited-style-name="Visited_20_Internet_20_Link">
https://armyinform.com.ua/2023/05/15/na-samiti-velykoyi-simky-yevrosoyuz-napolyagatyme-na-rozshyrenni-vijskovoyi-dopomogy-ukrayini/</text:a>
</text:p>
      <!--NEWS-->
      <text:h text:style-name="P10" text:outline-level="1">
<text:span text:style-name="T4">
Володимир Зеленський про винищувачі для України: Найближчим часом ви почуєте важливі рішення</text:span>
</text:h>
      <text:p text:style-name="P4">
Author: ['АРМІЯINFORM']</text:p>
      <text:p text:style-name="P4">
Time: 2023-05-15T80:00:00-04:00</text:p>
      <text:p text:style-name="P4">
Description: У межах візиту до Великої Британії Президент України Володимир Зеленський провів зустріч...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9639816d7fb5be1686e9f4c321003e22_1684142472_extra_large.jpeg" text:style-name="Internet_20_link" text:visited-style-name="Visited_20_Internet_20_Link">
9639816d7fb5be1686e9f4c321003e22_1684142472_extra_large.jpeg</text:a>
']</text:p>
      <text:p text:style-name="P4">
Tags: ['STOPRUSSIA', 'АГРЕСІЯ РФ', 'ВОЛОДИМИР ЗЕЛЕНСЬКИЙ', 'ВТОРГНЕННЯ РФ', 'КОАЛІЦІЯ ВИНИЩУВАЧІВ', 'РІШІ СУНАК']</text:p>
      <text:p text:style-name="P4">
Category: News</text:p>
      <!--METADATA-->
      <text:p text:style-name="P4">
<draw:frame draw:style-name="fr1" draw:name="Image318" text:anchor-type="as-char" svg:width="6.9236in" svg:height="4.617948in" draw:z-index="0">
<draw:image xlink:href="../Images/AРМІЯINFORM/2023-05-15T80-00-00-04-00/9639816d7fb5be1686e9f4c321003e22_1684142472_extra_large.jpeg" xlink:type="simple" xlink:show="embed" xlink:actuate="onLoad" draw:mime-type="image/jpeg"/>
</draw:frame>
</text:p>
      <text:p text:style-name="P4">
У межах візиту до Великої Британії Президент України Володимир Зеленський<text:a xlink:type="simple" xlink:href="https://armyinform.com.ua/2023/05/15/volodymyr-zelenskyj-zustrivsya-z-rishi-sunakom-u-brytaniyi/" text:style-name="Internet_20_link" text:visited-style-name="Visited_20_Internet_20_Link">
провів зустріч</text:a>
 із Прем’єр-міністром СполученогоКоролівства Ріші Сунаком.</text:p>
      <text:p text:style-name="P4">
Як <text:a xlink:type="simple" xlink:href="https://www.president.gov.ua/news/u-cej-virishalnij-dlya-nashogo-narodu-moment-usya-velika-bri-82921" text:style-name="Internet_20_link" text:visited-style-name="Visited_20_Internet_20_Link">
повідомили</text:a>
 в Офісі Президента, насьогоднішній зустрічі основну увагу було зосереджено на питаннях оборонноїпідтримки України.</text:p>
      <text:p text:style-name="P4">
Володимир Зеленський подякував за значний пакет підтримки, який підготувалаВелика Британія для нашої країни, і зауважив, що це допоможе зберегти життянаших людей.</text:p>
      <text:p text:style-name="P4">
Глава Української держави розповів, що сьогодні, під час переговорів, ішлосяпро питання надання Україні винищувачів.</text:p>
      <text:p text:style-name="P4">
«Це дуже важлива тема для нас, тому що ми не можемо контролювати небо… Ми —партнери, і Ріші знає всі деталі того, що відбувається на фронті. Ми хочемостворити коаліцію винищувачів. Ми говорили про це. Я надзвичайно позитивноналаштований. І, думаю, найближчим часом ви почуєте про важливі рішення. Алеспершу ми маємо трохи попрацювати», — сказав Президент України.</text:p>
      <text:p text:style-name="P4">
За словами Ріші Сунака, його країна й далі надаватиме українському народовіпідтримку, що необхідна для захисту від агресії.</text:p>
      <text:p text:style-name="P4">
Він також зазначив, що Велика Британія готова відіграти активну й одну зключових ролей у створенні авіаційної коаліції. Прем’єр-міністр зауважив, щоце питання стосується не лише надання літаків, а й тренування льотчиків,відповідного матеріально-технічного забезпечення.</text:p>
      <text:p text:style-name="P4">
Source: <text:a xlink:type="simple" xlink:href="https://armyinform.com.ua/2023/05/15/volodymyr-zelenskyj-pro-vynyshhuvachi-dlya-ukrayiny-najblyzhchym-chasom-vy-pochuyete-vazhlyvi-rishennya/" text:style-name="Internet_20_link" text:visited-style-name="Visited_20_Internet_20_Link">
https://armyinform.com.ua/2023/05/15/volodymyr-zelenskyj-pro-vynyshhuvachi-dlya-ukrayiny-najblyzhchym-chasom-vy-pochuyete-vazhlyvi-rishennya/</text:a>
</text:p>
      <!--NEWS-->
      <text:h text:style-name="P10" text:outline-level="1">
<text:span text:style-name="T4">
Представник парламенту Великої Британії відвідав навчання українських військових</text:span>
</text:h>
      <text:p text:style-name="P4">
Author: ['АРМІЯINFORM']</text:p>
      <text:p text:style-name="P4">
Time: 2023-05-15T81:00:00-04:00</text:p>
      <text:p text:style-name="P4">
Description: Державний міністр з питань оборонних закупівель Великої Британії Джеймс Картлідж відвід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258331_1103749470764656_2616853641518069329_n.jpg" text:style-name="Internet_20_link" text:visited-style-name="Visited_20_Internet_20_Link">
347258331_1103749470764656_2616853641518069329_n.jpg</text:a>
', '<text:a xlink:type="simple" xlink:href="https://armyinform.com.ua/wp-content/uploads/2023/05/347278455_1305548230398287_1076672873083040939_n-150x150.jpg" text:style-name="Internet_20_link" text:visited-style-name="Visited_20_Internet_20_Link">
347278455_1305548230398287_1076672873083040939_n-150x150.jpg</text:a>
', '<text:a xlink:type="simple" xlink:href="https://armyinform.com.ua/wp-content/uploads/2023/05/347104941_526198429709673_1711637799416724311_n-150x150.jpg" text:style-name="Internet_20_link" text:visited-style-name="Visited_20_Internet_20_Link">
347104941_526198429709673_1711637799416724311_n-150x150.jpg</text:a>
', '<text:a xlink:type="simple" xlink:href="https://armyinform.com.ua/wp-content/uploads/2023/05/347258548_3347675312229089_2583543401119666098_n-150x150.jpg" text:style-name="Internet_20_link" text:visited-style-name="Visited_20_Internet_20_Link">
347258548_3347675312229089_2583543401119666098_n-150x150.jpg</text:a>
']</text:p>
      <text:p text:style-name="P4">
Tags: ['ГЕНШТАБ ЗС УКРАЇНИ', 'ІНТЕРФЛЕКС', 'НАВЧАННЯ УКРАЇНСЬКИХ ВІЙСЬКОВОСЛУЖБОВЦІВ']</text:p>
      <text:p text:style-name="P4">
Category: News</text:p>
      <!--METADATA-->
      <text:p text:style-name="P4">
<draw:frame draw:style-name="fr1" draw:name="Image319" text:anchor-type="as-char" svg:width="6.9236in" svg:height="4.615733in" draw:z-index="0">
<draw:image xlink:href="../Images/AРМІЯINFORM/2023-05-15T81-00-00-04-00/347258331_1103749470764656_2616853641518069329_n.jpg" xlink:type="simple" xlink:show="embed" xlink:actuate="onLoad" draw:mime-type="image/jpeg"/>
</draw:frame>
</text:p>
      <text:p text:style-name="P4">
Державний міністр з питань оборонних закупівель Великої Британії ДжеймсКартлідж відвідав навчання українських військових у Британії.</text:p>
      <text:p text:style-name="P4">
Про це<text:a xlink:type="simple" xlink:href="https://www.facebook.com/GeneralStaff.ua/posts/pfbid02xgiDYNA43rrFkUoH1n6zSPxTKtVYiBZvouXTjs4c4RrYLCQwJF18PJqa2UfN974cl" text:style-name="Internet_20_link" text:visited-style-name="Visited_20_Internet_20_Link">
повідомляє</text:a>
Генеральний штаб ЗСУ.</text:p>
      <text:p text:style-name="P4">
«Триває навчання військовослужбовців ЗСУ під керівництвом інструкторів зВеликої Британії, Нової Зеландії та Австралії, які разом із союзниками тапартнерами Великої Британії продовжують відігравати вирішальну роль упідтримці підготовки тисяч українських військовослужбовців у рамкахбагатонаціональної навчальної операції INTERFLEX з базової загальновійськовоїпідготовки», — йдеться у повідомленні.</text:p>
      <text:p text:style-name="P4">
<text:a xlink:type="simple" xlink:href="https://armyinform.com.ua/wp-content/uploads/2023/05/347278455_1305548230398287_1076672873083040939_n.jpg" text:style-name="Internet_20_link" text:visited-style-name="Visited_20_Internet_20_Link">
<draw:frame draw:style-name="fr1" draw:name="Image320" text:anchor-type="as-char" svg:width="6.9236in" svg:height="6.9236in" draw:z-index="0">
<draw:image xlink:href="../Images/AРМІЯINFORM/2023-05-15T81-00-00-04-00/347278455_1305548230398287_1076672873083040939_n-150x150.jpg" xlink:type="simple" xlink:show="embed" xlink:actuate="onLoad" draw:mime-type="image/jpeg"/>
</draw:frame>
</text:a>
</text:p>
      <text:p text:style-name="P4">
<text:a xlink:type="simple" xlink:href="https://armyinform.com.ua/wp-content/uploads/2023/05/347104941_526198429709673_1711637799416724311_n.jpg" text:style-name="Internet_20_link" text:visited-style-name="Visited_20_Internet_20_Link">
<draw:frame draw:style-name="fr1" draw:name="Image321" text:anchor-type="as-char" svg:width="6.9236in" svg:height="6.9236in" draw:z-index="0">
<draw:image xlink:href="../Images/AРМІЯINFORM/2023-05-15T81-00-00-04-00/347104941_526198429709673_1711637799416724311_n-150x150.jpg" xlink:type="simple" xlink:show="embed" xlink:actuate="onLoad" draw:mime-type="image/jpeg"/>
</draw:frame>
</text:a>
</text:p>
      <text:p text:style-name="P4">
<text:a xlink:type="simple" xlink:href="https://armyinform.com.ua/wp-content/uploads/2023/05/347258548_3347675312229089_2583543401119666098_n.jpg" text:style-name="Internet_20_link" text:visited-style-name="Visited_20_Internet_20_Link">
<draw:frame draw:style-name="fr1" draw:name="Image322" text:anchor-type="as-char" svg:width="6.9236in" svg:height="6.9236in" draw:z-index="0">
<draw:image xlink:href="../Images/AРМІЯINFORM/2023-05-15T81-00-00-04-00/347258548_3347675312229089_2583543401119666098_n-150x150.jpg" xlink:type="simple" xlink:show="embed" xlink:actuate="onLoad" draw:mime-type="image/jpeg"/>
</draw:frame>
</text:a>
</text:p>
      <text:p text:style-name="P4">
У Генштабі ЗСУ додали, що Україна вдячна за підтримку та допомогу ВеликійБританії, Новій Зеландії та Австралії.</text:p>
      <text:p text:style-name="P4">
У рамках операції INTERFLEX, започаткованої урядом Великої Британії таПівнічної Ірландії, вже<text:a xlink:type="simple" xlink:href="https://armyinform.com.ua/2023/04/06/operacziya-interflex-u-brytaniyi-vzhe-projshly-pidgotovku-10-tysyach-novobrancziv-zsu/" text:style-name="Internet_20_link" text:visited-style-name="Visited_20_Internet_20_Link">
пройшли</text:a>
 підготовку 10тисяч військовослужбовців ЗСУ.</text:p>
      <text:p text:style-name="P4">
Source: <text:a xlink:type="simple" xlink:href="https://armyinform.com.ua/2023/05/15/predstavnyk-parlamentu-velykoyi-brytaniyi-pobuvav-na-navchannyah-ukrayinskyh-vijskovyh/" text:style-name="Internet_20_link" text:visited-style-name="Visited_20_Internet_20_Link">
https://armyinform.com.ua/2023/05/15/predstavnyk-parlamentu-velykoyi-brytaniyi-pobuvav-na-navchannyah-ukrayinskyh-vijskovyh/</text:a>
</text:p>
      <!--NEWS-->
      <text:h text:style-name="P10" text:outline-level="1">
<text:span text:style-name="T4">
Досягнуто домовленостей про потужні оборонні пакети — глава держави підсумував візити до країн Європи</text:span>
</text:h>
      <text:p text:style-name="P4">
Author: ['АРМІЯINFORM']</text:p>
      <text:p text:style-name="P4">
Time: 2023-05-15T82:00:00-04:00</text:p>
      <text:p text:style-name="P4">
Description: Під час нещодавніх візитів Президента України Володимира Зеленського до Італ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9374f0af5b1dcea2e0025820a94e889_1684142472_extra_large.jpeg" text:style-name="Internet_20_link" text:visited-style-name="Visited_20_Internet_20_Link">
19374f0af5b1dcea2e0025820a94e889_1684142472_extra_large.jpeg</text:a>
']</text:p>
      <text:p text:style-name="P4">
Tags: ['АГРЕСІЯ РФ', 'ВІЙСЬКОВА ПІДТРИМКА', 'ВОЛОДИМИР ЗЕЛЕНСЬКИЙ', 'ВТОРГНЕННЯ РФ', 'ПРЕЗИДЕНТ УКРАЇНИ']</text:p>
      <text:p text:style-name="P4">
Category: News</text:p>
      <!--METADATA-->
      <text:p text:style-name="P4">
<draw:frame draw:style-name="fr1" draw:name="Image323" text:anchor-type="as-char" svg:width="6.9236in" svg:height="4.617948in" draw:z-index="0">
<draw:image xlink:href="../Images/AРМІЯINFORM/2023-05-15T82-00-00-04-00/19374f0af5b1dcea2e0025820a94e889_1684142472_extra_large.jpeg" xlink:type="simple" xlink:show="embed" xlink:actuate="onLoad" draw:mime-type="image/jpeg"/>
</draw:frame>
</text:p>
      <text:p text:style-name="P4">
Під час нещодавніх візитів Президента України Володимира Зеленського доІталії, Німеччини, Франції та Великої Британії було досягнуто важливихдомовленостей щодо оборонної підтримки нашої країни. Про це глава державирозповів представникам ЗМІ за результатами переговорів із Прем’єр-міністромСполученого Королівства Ріші Сунаком,<text:a xlink:type="simple" xlink:href="https://www.president.gov.ua/news/dosyagnuto-domovlenostej-pro-potuzhni-oboronni-paketi-prezid-82925" text:style-name="Internet_20_link" text:visited-style-name="Visited_20_Internet_20_Link">
повідомляє</text:a>
 Офіс Президента України.</text:p>
      <text:p text:style-name="P4">
Володимир Зеленський зазначив, що пріоритетом його візитів до європейськихстолиць була підготовка до активних дій українських Збройних Сил на фронтізадля звільнення окупованих територій.</text:p>
      <text:p text:style-name="P4">
«Я надзвичайно задоволений нашими досягненнями й домовленостями. І я дужедякую Ріші. Була гарна зустріч із Джорджею, з Олафом, Еммануелем і сьогодні уВеликій Британії. Справді важливі, потужні оборонні пакети. Ось які єдомовленості», — повідомив Президент.</text:p>
      <text:p text:style-name="P4">
Також, за його словами, під час переговорів ішлося про підготовку до саміту«Групи семи», який <text:a xlink:type="simple" xlink:href="https://armyinform.com.ua/2023/05/15/na-samiti-velykoyi-simky-yevrosoyuz-napolyagatyme-na-rozshyrenni-vijskovoyi-dopomogy-ukrayini/" text:style-name="Internet_20_link" text:visited-style-name="Visited_20_Internet_20_Link">
відбудеться</text:a>
 цього тижня в Хіросімі (Японія).</text:p>
      <text:p text:style-name="P4">
«Тут дуже важлива позиція кожної з цих країн. І важливо, щоб ця позиція булаоб’єднана», — зазначив Володимир Зеленський.</text:p>
      <text:p text:style-name="P4">
Глава держави акцентував, що під час зустрічей тривали переговори простворення <text:a xlink:type="simple" xlink:href="https://armyinform.com.ua/2023/05/15/volodymyr-zelenskyj-pro-vynyshhuvachi-dlya-ukrayiny-najblyzhchym-chasom-vy-pochuyete-vazhlyvi-rishennya/" text:style-name="Internet_20_link" text:visited-style-name="Visited_20_Internet_20_Link">
коаліціївинищувачів</text:a>
 для України, а також про підготовку до саміту НАТО у Вільнюсі.</text:p>
      <text:p text:style-name="P4">
Source: <text:a xlink:type="simple" xlink:href="https://armyinform.com.ua/2023/05/15/dosyagnuto-domovlenostej-pro-potuzhni-oboronni-pakety-glava-derzhavy-pidsumuvav-vizyty-do-krayin-yevropy/" text:style-name="Internet_20_link" text:visited-style-name="Visited_20_Internet_20_Link">
https://armyinform.com.ua/2023/05/15/dosyagnuto-domovlenostej-pro-potuzhni-oboronni-pakety-glava-derzhavy-pidsumuvav-vizyty-do-krayin-yevropy/</text:a>
</text:p>
      <!--NEWS-->
      <text:h text:style-name="P10" text:outline-level="1">
<text:span text:style-name="T4">
Повідомлено про підозру забудовнику, який розпродав квартири, що призначалися військовим</text:span>
</text:h>
      <text:p text:style-name="P4">
Author: ['АРМІЯINFORM']</text:p>
      <text:p text:style-name="P4">
Time: 2023-05-15T83:00:00-04:00</text:p>
      <text:p text:style-name="P4">
Description: Забудовнику, який ошукав Міністерство оборони України на майже 7 мільйонів гривен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11/pokupkakvartiryi-e67617083123441d5ac689aa5fc49c8e.jpg" text:style-name="Internet_20_link" text:visited-style-name="Visited_20_Internet_20_Link">
pokupkakvartiryi-e67617083123441d5ac689aa5fc49c8e.jpg</text:a>
']</text:p>
      <text:p text:style-name="P4">
Tags: ['ЖИТЛО ДЛЯ ВІЙСЬКОВОСЛУЖБОВЦІВ', 'ЗЛОЧИНИ ПРОТИ ВІЙСЬКОВОСЛУЖБОВЦІВ', 'МІНІСТЕРСТВО ОБОРОНИ УКРАЇНИ', 'МОУ', 'СПЕЦІАЛІЗОВАНА ПРОКУРАТУРА У\xa0СФЕРІ ОБОРОНИ ЗАХІДНОГО РЕГІОНУ', 'ШАХРАЙСТВО']</text:p>
      <text:p text:style-name="P4">
Category: News</text:p>
      <!--METADATA-->
      <text:p text:style-name="P4">
<draw:frame draw:style-name="fr1" draw:name="Image324" text:anchor-type="as-char" svg:width="6.9236in" svg:height="4.137041in" draw:z-index="0">
<draw:image xlink:href="../Images/AРМІЯINFORM/2023-05-15T83-00-00-04-00/pokupkakvartiryi-e67617083123441d5ac689aa5fc49c8e.jpg" xlink:type="simple" xlink:show="embed" xlink:actuate="onLoad" draw:mime-type="image/jpeg"/>
</draw:frame>
Ілюстративне фото</text:p>
      <text:p text:style-name="P4">
<text:span text:style-name="T4">
Забудовнику, який ошукав Міністерство оборони України на майже 7 мільйонівгривень, розпродавши квартири, що призначалися військовим, повідомлено пропідозру.</text:span>
</text:p>
      <text:p text:style-name="P4">
За процесуального керівництва Спеціалізованої прокуратури у сфері оборониЗахідного регіону повідомлено про підозру Івано-Франківському забудовнику зафактом заволодіння чужим майном шляхом обману (шахрайстві), вчиненому вособливо великих розмірах (ч.4 ст.190 КК України).</text:p>
      <text:p text:style-name="P4">
За даними слідства, підозрюваний наприкінці 2021 року уклав із Міністерствомоборони України договір, на підставі якого зобов’язувався виділити оборонномувідомству 30 квартир у будинку в м. Коломия та до квітня наступного рокупередати для оформлення права власності. За це МОУ перерахувало підприємцюгрошові кошти у вигляді авансового платежу.</text:p>
      <text:p text:style-name="P4">
Однак, підприємець не поспішав із виконанням зобов’язання та уклав додатковийдоговір про відтермінування до жовтня 2022 року.</text:p>
      <text:p text:style-name="P4">
Тим часом, після завершення будівництва та введення будинку у експлуатацію,<text:span text:style-name="T4">
20</text:span>
 із <text:span text:style-name="T4">
30</text:span>
 обіцяних квартир бізнесмен зареєстрував за власноюбудівельною фірмою, а з них <text:span text:style-name="T4">
9</text:span>
 — розпродав приватним особам, отримавшинадприбутки.</text:p>
      <text:p text:style-name="P4">
Встановлено, що внаслідок такої афери Міністерству оборони завдано шкоди намайже <text:span text:style-name="T4">
7 мільйонів гривень</text:span>
.</text:p>
      <text:p text:style-name="P4">
Наразі вирішується питання про обрання для вказаної особи міри запобіжногозаходу.</text:p>
      <text:p text:style-name="P4">
Крім цього, спецпрокурори вживають заходів з метою відшкодування завданихдержаві збитків. Так, у ході досудового розслідування на 20 квартир накладеноарешт.</text:p>
      <text:p text:style-name="P4">
За вчинене уродженцю Косівського району загрожує від 5 до 12 років позбавленняволі з конфіскацією майна.</text:p>
      <text:p text:style-name="P4">
Досудове розслідування здійснюють слідчі Головного управління Нацполіції уІвано-Франківській області за оперативного супроводу Управління СБУ уФранківській області.</text:p>
      <text:p text:style-name="P4">
<text:span text:style-name="T4">
Примітка:</text:span>
 відповідно до ст.62 Конституції України особа вважаєтьсяневинуватою у вчиненні злочину і не може бути піддана кримінальному покаранню,доки її вину не буде доведено в законному порядку і встановлено обвинувальнимвироком суду.</text:p>
      <text:p text:style-name="P4">
<text:span text:style-name="T4">
<text:span text:style-name="T5">
Пресслужба Спеціалізованої прокуратури</text:span>
 <text:span text:style-name="T5">
у сфері оборони Західногорегіону</text:span>
</text:span>
</text:p>
      <text:p text:style-name="P4">
Source: <text:a xlink:type="simple" xlink:href="https://armyinform.com.ua/2023/05/15/povidomleno-pro-pidozru-zabudovnyku-yakyj-rozprodav-kvartyry-shho-pryznachalysya-vijskovym/" text:style-name="Internet_20_link" text:visited-style-name="Visited_20_Internet_20_Link">
https://armyinform.com.ua/2023/05/15/povidomleno-pro-pidozru-zabudovnyku-yakyj-rozprodav-kvartyry-shho-pryznachalysya-vijskovym/</text:a>
</text:p>
      <!--NEWS-->
      <text:h text:style-name="P10" text:outline-level="1">
<text:span text:style-name="T4">
Ми маємо зробити так, щоб Україна виграла війну — Андерс фог Расмуссен</text:span>
</text:h>
      <text:p text:style-name="P4">
Author: ['АРМІЯINFORM']</text:p>
      <text:p text:style-name="P4">
Time: 2023-05-15T84:00:00-04:00</text:p>
      <text:p text:style-name="P4">
Description: Засновник Фундації «Альянс демократій», колишній генсек НАТО Андерс фог Расмуссен заяви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554447175-ანდერს-ფოგ-რასმუსენi.jpg" text:style-name="Internet_20_link" text:visited-style-name="Visited_20_Internet_20_Link">
1554447175-ანდერს-ფოგ-რასმუსენi.jpg</text:a>
']</text:p>
      <text:p text:style-name="P4">
Tags: ['АНДРЕС ФОГ РАСМУСЕН', 'КОПЕНГАГЕНСЬКИЙ САМІТ ДЕМОКРАТІЇ', 'СВІТ ПІДТРИМУЄ УКРАЇНУ']</text:p>
      <text:p text:style-name="P4">
Category: News</text:p>
      <!--METADATA-->
      <text:p text:style-name="P4">
<draw:frame draw:style-name="fr1" draw:name="Image325" text:anchor-type="as-char" svg:width="6.9236in" svg:height="4.618711in" draw:z-index="0">
<draw:image xlink:href="../Images/AРМІЯINFORM/2023-05-15T84-00-00-04-00/1554447175-ანდერს-ფოგ-რასმუსენi.jpg" xlink:type="simple" xlink:show="embed" xlink:actuate="onLoad" draw:mime-type="image/jpeg"/>
</draw:frame>
 Андрес Фог Расмусен</text:p>
      <text:p text:style-name="P4">
Засновник Фундації «Альянс демократій», колишній генсек НАТО Андерс фогРасмуссен заявив, що Україна має виграти війну, оскільки привласнення росієютериторій створить небезпечний прецедент, яким може скористатися Китай. Про цевін <text:a xlink:type="simple" xlink:href="https://copenhagendemocracysummit.com/2023" text:style-name="Internet_20_link" text:visited-style-name="Visited_20_Internet_20_Link">
сказав</text:a>
, відкриваючиКопенгагенський саміт демократії.</text:p>
      <text:p text:style-name="P4">
«Давайте подамо гучний і чіткий сигнал із цього саміту. Свобода переможе, босвобода є. Незважаючи на звірства самодержців, деспотизм диктаторів,тоталітаризм тиранів, ми все ще бачимо надію. Ми бачимо надію у героїзміукраїнського народу. Це боротьба за майбутнє своєї країни. В Україні питаннядля всього демократичного світу. Якщо росія зможе отримати територію тавстановити новий статус-кво силою, це створить небезпечний прецедент. СіЦзіньпін дійде висновку, що він може просто захопити Тайвань. Лише явнадемонстрація рішучості стримує деспотів. Ось чому ми маємо зробити так, щобУкраїна виграла війну, та забезпечити міцний мир», — сказав він.</text:p>
      <text:p text:style-name="P4">
Нагадаємо, Копенгагенський саміт демократії триватиме 15-16 травня. Головноюметою саміту є обговорення стану демократії та сприяння більш тіснимекономічним, політичним і культурним зв’язкам між світовими демократіями.</text:p>
      <text:p text:style-name="P4">
Source: <text:a xlink:type="simple" xlink:href="https://armyinform.com.ua/2023/05/15/my-mayemo-zrobyty-tak-shhob-ukrayina-vygrala-vijnu-anders-fog-rasmussen/" text:style-name="Internet_20_link" text:visited-style-name="Visited_20_Internet_20_Link">
https://armyinform.com.ua/2023/05/15/my-mayemo-zrobyty-tak-shhob-ukrayina-vygrala-vijnu-anders-fog-rasmussen/</text:a>
</text:p>
      <!--NEWS-->
      <text:h text:style-name="P10" text:outline-level="1">
<text:span text:style-name="T4">
У Чехії зібрали 2,3 мільйона доларів на РСЗВ для України</text:span>
</text:h>
      <text:p text:style-name="P4">
Author: ['АРМІЯINFORM']</text:p>
      <text:p text:style-name="P4">
Time: 2023-05-15T85:00:00-04:00</text:p>
      <text:p text:style-name="P4">
Description: Організатори проєкту «Подарунок для путіна» в Чехії, повідомили про завершення збору 2,3...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wgx5lexoaayagp.jpg" text:style-name="Internet_20_link" text:visited-style-name="Visited_20_Internet_20_Link">
fwgx5lexoaayagp.jpg</text:a>
']</text:p>
      <text:p text:style-name="P4">
Tags: ['ДОПОМОГА ЧЕСЬКОЇ РЕСПУБЛІКИ', 'ПОДАРУНОК ДЛЯ ПУТІНА', 'УКРАЇНА - ЧЕХІЯ']</text:p>
      <text:p text:style-name="P4">
Category: News</text:p>
      <!--METADATA-->
      <text:p text:style-name="P4">
<draw:frame draw:style-name="fr1" draw:name="Image326" text:anchor-type="as-char" svg:width="6.9236in" svg:height="4.488801in" draw:z-index="0">
<draw:image xlink:href="../Images/AРМІЯINFORM/2023-05-15T85-00-00-04-00/fwgx5lexoaayagp.jpg" xlink:type="simple" xlink:show="embed" xlink:actuate="onLoad" draw:mime-type="image/jpeg"/>
</draw:frame>
</text:p>
      <text:p text:style-name="P4">
Організатори проєкту «Подарунок для путіна» в Чехії, повідомили про завершеннязбору 2,3 мільйона доларів на закупівлю для України системи RM-70 і ракет донеї. Про це повідомляється в акаунті<text:a xlink:type="simple" xlink:href="https://twitter.com/DarPutinovi/status/1657801878678151169/photo/1" text:style-name="Internet_20_link" text:visited-style-name="Visited_20_Internet_20_Link">
проєкту</text:a>
у Твіттері.</text:p>
      <text:p text:style-name="P4">
«Нам вдалося зібрати 2 300 000 доларів США на закупівлю для України чеськоїреактивної системи залпового вогню RM-70 і 364 ракет до неї. Лише за два зполовиною місяці внески зробили 19 165 осіб та компаній», — йдеться у дописі.</text:p>
      <text:p text:style-name="P4">
Повідомляється, що поставка ракетної установки в Україну очікується протягомкількох тижнів.</text:p>
      <text:p text:style-name="Quotations">

<text:p text:style-name="P4">
🚀We have exciting news. We've managed to raise $2,300,000 to purchase a&gt;
 Czech RM-70 multiple rocket launcher and 365 rockets for it. 🎉 In just two&gt;
 and a half months, 19,165 individuals and companies contributed. The rocket&gt;
 launcher is expected to be deployed in a matter of…&gt;
 <text:a xlink:type="simple" xlink:href="https://t.co/O6vbmRknNT" text:style-name="Internet_20_link" text:visited-style-name="Visited_20_Internet_20_Link">
pic.twitter.com/O6vbmRknNT</text:a>
&gt;
&gt;
 — Dárek pro Putina (@DarPutinovi) <text:a xlink:type="simple" xlink:href="https://twitter.com/DarPutinovi/status/1657801878678151169" text:style-name="Internet_20_link" text:visited-style-name="Visited_20_Internet_20_Link">
May 14,&gt;
 2023</text:a>
</text:p>

</text:p>
      <text:p text:style-name="P4">
Також організатори проєкту «Подарунок для путіна» анонсували початокнаступного збору на закупівлю 10 тонн вибухівки для українськогоспецпідрозділу «Корд».</text:p>
      <text:p text:style-name="P4">
Нагадаємо, 1 лютого проєкт «Подарунок для путіна» в Чехії повідомив пропередачу Україні двох броньованих автомобілів, які використовуватимуться дляевакуації поранених у боях українських солдатів.</text:p>
      <text:p text:style-name="P4">
Source: <text:a xlink:type="simple" xlink:href="https://armyinform.com.ua/2023/05/15/u-chehiyi-zibraly-23-miljona-dolariv-na-rszv-dlya-ukrayiny/" text:style-name="Internet_20_link" text:visited-style-name="Visited_20_Internet_20_Link">
https://armyinform.com.ua/2023/05/15/u-chehiyi-zibraly-23-miljona-dolariv-na-rszv-dlya-ukrayiny/</text:a>
</text:p>
      <!--NEWS-->
      <text:h text:style-name="P10" text:outline-level="1">
<text:span text:style-name="T4">
Протягом доби росіяни завдали 38 авіаційних ударів по Україні</text:span>
</text:h>
      <text:p text:style-name="P4">
Author: ['АРМІЯINFORM']</text:p>
      <text:p text:style-name="P4">
Time: 2023-05-15T86:00:00-04:00</text:p>
      <text:p text:style-name="P4">
Description: Про це повідомив Генеральний штаб ЗС України.    «Триває чотириста сорок шоста доб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2/aviacziya-4.jpg" text:style-name="Internet_20_link" text:visited-style-name="Visited_20_Internet_20_Link">
aviacziya-4.jpg</text:a>
']</text:p>
      <text:p text:style-name="P4">
Tags: ['STOPRUSSIA', 'АГРЕСІЯ РФ', 'ВТОРГНЕННЯ РФ', 'ГШ ЗСУ']</text:p>
      <text:p text:style-name="P4">
Category: News</text:p>
      <!--METADATA-->
      <text:p text:style-name="P4">
<draw:frame draw:style-name="fr1" draw:name="Image327" text:anchor-type="as-char" svg:width="6.9236in" svg:height="4.621503in" draw:z-index="0">
<draw:image xlink:href="../Images/AРМІЯINFORM/2023-05-15T86-00-00-04-00/aviacziya-4.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graoCze2X4inr45acwsJX41cYUyALuimYddDxMW7etiKjirNHvbCtgmitaAGUJD2l" text:style-name="Internet_20_link" text:visited-style-name="Visited_20_Internet_20_Link">
повідомив</text:a>
Генеральний штаб ЗС України.</text:p>
      <text:p text:style-name="P4">
«Триває чотириста сорок шоста доба широкомасштабної збройної агресіїросійської федерації проти України.</text:p>
      <text:p text:style-name="P4">
Протягом доби противник завдав 2 ракетних ударів по Костянтинівці Донецькоїобласті, застосувавши ЗРК С-300. Крім того, завдав 38 авіаційних ударів таздійснив більш як 25 обстрілів з реактивних систем залпового вогню.</text:p>
      <text:p text:style-name="P4">
Ймовірність подальших ракетних та авіаційних ударів по всій території Українизалишається високою», — йдеться в повідомленні.</text:p>
      <text:p text:style-name="P4">
Source: <text:a xlink:type="simple" xlink:href="https://armyinform.com.ua/2023/05/15/protyagom-doby-rosiyany-zavdaly-38-aviaczijnyh-udariv-po-ukrayini/" text:style-name="Internet_20_link" text:visited-style-name="Visited_20_Internet_20_Link">
https://armyinform.com.ua/2023/05/15/protyagom-doby-rosiyany-zavdaly-38-aviaczijnyh-udariv-po-ukrayini/</text:a>
</text:p>
      <!--NEWS-->
      <text:h text:style-name="P10" text:outline-level="1">
<text:span text:style-name="T4">
Сили оборони відбили 37 атак росіян — у епіцентрі боїв Бахмут та Мар’їнка</text:span>
</text:h>
      <text:p text:style-name="P4">
Author: ['АРМІЯINFORM']</text:p>
      <text:p text:style-name="P4">
Time: 2023-05-15T87:00:00-04:00</text:p>
      <text:p text:style-name="P4">
Description: Про це повідомив Генеральний штаб ЗС України.    «Противник продовжує зосереджу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154990_205620921805602_6739583036793195360_n.jpg" text:style-name="Internet_20_link" text:visited-style-name="Visited_20_Internet_20_Link">
347154990_205620921805602_6739583036793195360_n.jpg</text:a>
']</text:p>
      <text:p text:style-name="P4">
Tags: ['STOPRUSSIA', 'АГРЕСІЯ РФ', 'ВТОРГНЕННЯ РФ', 'ГШ ЗСУ']</text:p>
      <text:p text:style-name="P4">
Category: News</text:p>
      <!--METADATA-->
      <text:p text:style-name="P4">
<draw:frame draw:style-name="fr1" draw:name="Image328" text:anchor-type="as-char" svg:width="6.9236in" svg:height="4.611463in" draw:z-index="0">
<draw:image xlink:href="../Images/AРМІЯINFORM/2023-05-15T87-00-00-04-00/347154990_205620921805602_6739583036793195360_n.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graoCze2X4inr45acwsJX41cYUyALuimYddDxMW7etiKjirNHvbCtgmitaAGUJD2l" text:style-name="Internet_20_link" text:visited-style-name="Visited_20_Internet_20_Link">
повідомив</text:a>
Генеральний штаб ЗС України.</text:p>
      <text:p text:style-name="P4">
«Противник продовжує зосереджувати основні зусилля на Лиманському,Бахмутському, Авдіївському та Мар’їнському напрямках — відбулось 37 бойовихзіткнень. В епіцентрі бойових дій і надалі залишаються Бахмут та Мар’їнка.</text:p>
      <text:p text:style-name="P4">
<text:span text:style-name="T4">
На Волинському та Поліському напрямках</text:span>
 без особливих змін.</text:p>
      <text:p text:style-name="P4">
<text:span text:style-name="T4">
На Сіверському та Слобожанському напрямках</text:span>
 противник здійснив мінометні таартилерійські обстріли населених пунктів Єліне, Мурав’ї Чернігівської області;Вовківка, Іскрисківщина, Волфине, Шпиль, Степок Сумської області, а такожКозача Лопань, Гоптівка, Лук’янці, Гатище, Бударки, Нестерне, Кругле,Землянки, Стариця на Харківщині.</text:p>
      <text:p text:style-name="P4">
<text:span text:style-name="T4">
На Куп’янському напрямку</text:span>
 противник не припиняє спроб покращити тактичнеположення. Цієї доби вів безуспішні наступальні дії в районі Масютівки. Завдававіаційного удару в районі населеного пункту Кислівка. Артилерійських тамінометних обстрілів противника зазнали Дворічанське, Кам’янка, Красне Перше,Митрофанівка, Фиголівка, Новомлинськ, Дворічна, Западне, Кіндрашівка,Куп’янськ, Кислівка, Табаївка, Берестове Харківської області та СтельмахівкаЛуганської області.</text:p>
      <text:p text:style-name="P4">
<text:span text:style-name="T4">
На Лиманському напрямку</text:span>
 протягом доби ворог наступальних дій не проводив.Завдав авіаційного удару в районі Спірного. Артилерійських обстрілів зазналиМакіївка та Білогорівка Луганської області і Верхньокам’янське та СпірнеДонецької області.</text:p>
      <text:p text:style-name="P4">
<text:span text:style-name="T4">
На Бахмутському напрямку</text:span>
 ворог продовжує вести наступальні дії. Триваютьважкі бої за Бахмут. До того ж, протягом доби противник вів безуспішнінаступальні дії у напрямку населеного пункту Іванівське. Від ворожих обстрілівпостраждали Григорівка, Богданівка, Бахмут, Іванівське, Дружба, Північне,Петрівка, Торецьк Донецької області.</text:p>
      <text:p text:style-name="P4">
<text:span text:style-name="T4">
На Авдіївському напрямку</text:span>
 противник продовжує знищувати інфраструктурунаселених пунктів, завдав авіаційних ударів по Авдіївці, обстріляв Степове,Ласточкине, Авдіївку, Первомайське та Карлівку Донецької області.</text:p>
      <text:p text:style-name="P4">
<text:span text:style-name="T4">
На Мар’їнському напрямку</text:span>
 підрозділи сил оборони відбили численні атакипротивника в районі міста Мар’їнка. В той же час, ворожих обстрілів зазналиКрасногорівка, Гостре, Георгіївка, Мар’їнка та Новомихайлівка Донецькоїобласті.</text:p>
      <text:p text:style-name="P4">
<text:span text:style-name="T4">
На Шахтарському напрямку</text:span>
 протягом доби ворог здійснив обстріли населенихпунктів Вугледар, Пречистівка, Новоукраїнка та Шахтарське.</text:p>
      <text:p text:style-name="P4">
<text:span text:style-name="T4">
На Запорізькому та Херсонському напрямках</text:span>
 противник продовжує вестиоборонні дії. Завдав авіаційних ударів по населених пунктах Вільне ПолеДонецької області, Мала Токмачка Запорізької області та Станіслав Херсонськоїобласті. Поміж тим, здійснив обстріли населених пунктів Бурлацьке, ВільнеПоле, Новопіль Донецької області; Ольгівське, Малинівка, Гуляйполе,Залізничне, Гуляйпільське, Білогір’я, Мала Токмачка, Оріхів та Кам’янськеЗапорізької області, а також місто Херсон», — ідеться в повідомленні.</text:p>
      <text:p text:style-name="P4">
Source: <text:a xlink:type="simple" xlink:href="https://armyinform.com.ua/2023/05/15/syly-oborony-vidbyly-37-atak-rosiyan-u-epiczentri-boyiv-bahmut-ta-maryinka/" text:style-name="Internet_20_link" text:visited-style-name="Visited_20_Internet_20_Link">
https://armyinform.com.ua/2023/05/15/syly-oborony-vidbyly-37-atak-rosiyan-u-epiczentri-boyiv-bahmut-ta-maryinka/</text:a>
</text:p>
      <!--NEWS-->
      <text:h text:style-name="P10" text:outline-level="1">
<text:span text:style-name="T4">
На Запоріжжі окупанти примушують українців писати відмову від громадянства України</text:span>
</text:h>
      <text:p text:style-name="P4">
Author: ['АРМІЯINFORM']</text:p>
      <text:p text:style-name="P4">
Time: 2023-05-15T88:00:00-04:00</text:p>
      <text:p text:style-name="P4">
Description: Про це повідомляє Генеральний штаб ЗС України.    «Віднедавна, на тимчасов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okupant-2.jpg" text:style-name="Internet_20_link" text:visited-style-name="Visited_20_Internet_20_Link">
okupant-2.jpg</text:a>
']</text:p>
      <text:p text:style-name="P4">
Tags: ['STOPRUSSIA', 'АГРЕСІЯ РФ', 'ВТОРГНЕННЯ РФ', 'ГШ ЗСУ', 'ЗАПОРІЖЖЯ', 'ОКУПАНТИ']</text:p>
      <text:p text:style-name="P4">
Category: News</text:p>
      <!--METADATA-->
      <text:p text:style-name="P4">
<draw:frame draw:style-name="fr1" draw:name="Image329" text:anchor-type="as-char" svg:width="6.9236in" svg:height="3.893007in" draw:z-index="0">
<draw:image xlink:href="../Images/AРМІЯINFORM/2023-05-15T88-00-00-04-00/okupant-2.jpg" xlink:type="simple" xlink:show="embed" xlink:actuate="onLoad" draw:mime-type="image/jpeg"/>
</draw:frame>
 <text:span text:style-name="T4">
🔥Ситуація щодо російського вторгнення</text:span>
</text:p>
      <text:p text:style-name="P4">
Про це<text:a xlink:type="simple" xlink:href="https://www.facebook.com/GeneralStaff.ua/posts/pfbid0graoCze2X4inr45acwsJX41cYUyALuimYddDxMW7etiKjirNHvbCtgmitaAGUJD2l" text:style-name="Internet_20_link" text:visited-style-name="Visited_20_Internet_20_Link">
повідомляє</text:a>
Генеральний штаб ЗС України.</text:p>
      <text:p text:style-name="P4">
«Віднедавна, на тимчасово захопленій території Запорізької області, особам,які погодились співпрацювати з російськими окупантами, запропонованозафіксувати у письмовому вигляді відмову від громадянства України та прийнятиросійське. Тим, хто відмовляється це зробити, загарбники погрожуютьзвільненням із робочих місць з подальшим переслідуванням», — ідеться вповідомленні.</text:p>
      <text:p text:style-name="P4">
Source: <text:a xlink:type="simple" xlink:href="https://armyinform.com.ua/2023/05/15/na-zaporizhzhi-okupanty-prymushuyut-ukrayincziv-pysaty-vidmovu-vid-gromadyanstva-ukrayiny/" text:style-name="Internet_20_link" text:visited-style-name="Visited_20_Internet_20_Link">
https://armyinform.com.ua/2023/05/15/na-zaporizhzhi-okupanty-prymushuyut-ukrayincziv-pysaty-vidmovu-vid-gromadyanstva-ukrayiny/</text:a>
</text:p>
      <!--NEWS-->
      <text:h text:style-name="P10" text:outline-level="1">
<text:span text:style-name="T4">
Авіація Сил оборони за добу завдала 7 ударів по районах зосередження особового складу та техніки росіян</text:span>
</text:h>
      <text:p text:style-name="P4">
Author: ['АРМІЯINFORM']</text:p>
      <text:p text:style-name="P4">
Time: 2023-05-15T89:00:00-04:00</text:p>
      <text:p text:style-name="P4">
Description: Про це повідомляє Генеральний штаб ЗС України.    «Авіація Сил оборони за до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ВТОРГНЕННЯ РФ', 'ГШ ЗСУ']</text:p>
      <text:p text:style-name="P4">
Category: News</text:p>
      <!--METADATA-->
      <text:p text:style-name="P4">
<draw:frame draw:style-name="fr1" draw:name="Image330" text:anchor-type="as-char" svg:width="6.9236in" svg:height="3.894525in" draw:z-index="0">
<draw:image xlink:href="../Images/AРМІЯINFORM/2023-05-15T89-00-00-04-00/aviacziya-syl-oborony-ukrayiny.jpg" xlink:type="simple" xlink:show="embed" xlink:actuate="onLoad" draw:mime-type="image/jpeg"/>
</draw:frame>
 Ілюстративне фото <text:span text:style-name="T4">
🔥 Ситуація щодо російськоговторгнення</text:span>
</text:p>
      <text:p text:style-name="P4">
Про це<text:a xlink:type="simple" xlink:href="https://www.facebook.com/GeneralStaff.ua/posts/pfbid0graoCze2X4inr45acwsJX41cYUyALuimYddDxMW7etiKjirNHvbCtgmitaAGUJD2l" text:style-name="Internet_20_link" text:visited-style-name="Visited_20_Internet_20_Link">
повідомляє</text:a>
Генеральний штаб ЗС України.</text:p>
      <text:p text:style-name="P4">
«Авіація Сил оборони за добу завдала 7 ударів по районах зосередженняособового складу та військової техніки противника, а також 7 — по зенітно-ракетних комплексах противника.</text:p>
      <text:p text:style-name="P4">
Підрозділи ракетних військ і артилерії протягом доби уразили пункт управління,2 райони зосередження живої сили, 3 артилерійських підрозділи на вогневійпозиції, 2 станції радіоелектронної боротьби, а також склад боєприпасівокупантів.</text:p>
      <text:p text:style-name="P4">
Підтримуйте Збройні Сили! Переможемо!</text:p>
      <text:p text:style-name="P4">
Слава Україні!», — йдеться в повідомленні.</text:p>
      <text:p text:style-name="P4">
Source: <text:a xlink:type="simple" xlink:href="https://armyinform.com.ua/2023/05/15/aviacziya-syl-oborony-za-dobu-zavdala-7-udariv-po-rajonah-zoseredzhennya-osobovogo-skladu-ta-tehniky-rosiyan/" text:style-name="Internet_20_link" text:visited-style-name="Visited_20_Internet_20_Link">
https://armyinform.com.ua/2023/05/15/aviacziya-syl-oborony-za-dobu-zavdala-7-udariv-po-rajonah-zoseredzhennya-osobovogo-skladu-ta-tehniky-rosiyan/</text:a>
</text:p>
      <!--NEWS-->
      <text:h text:style-name="P10" text:outline-level="1">
<text:span text:style-name="T4">
Головні результати за ці дні — нашу перемогу вдалося зробити ближчою — Президент України</text:span>
</text:h>
      <text:p text:style-name="P4">
Author: ['АРМІЯINFORM']</text:p>
      <text:p text:style-name="P4">
Time: 2023-05-15T90:00:00-04:00</text:p>
      <text:p text:style-name="P4">
Description: Про це Володимир Зеленський сказав у своєму відеозверненні до українців.    «Бажа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ee3732ec321d117838ca9b49faadf5ce_1683480305_extra_large.jpeg" text:style-name="Internet_20_link" text:visited-style-name="Visited_20_Internet_20_Link">
ee3732ec321d117838ca9b49faadf5ce_1683480305_extra_large.jpeg</text:a>
']</text:p>
      <text:p text:style-name="P4">
Tags: ['ВІДЕОЗВЕРНЕННЯ ПРЕЗИДЕНТА УКРАЇНИ', 'ВОЛОДИМИР ЗЕЛЕНСЬКИЙ', 'ОФІС ПРЕЗИДЕНТА УКРАЇНИ', 'ПРЕЗИДЕНТ УКРАЇНИ']</text:p>
      <text:p text:style-name="P4">
Category: News</text:p>
      <!--METADATA-->
      <text:p text:style-name="P4">
<draw:frame draw:style-name="fr1" draw:name="Image331" text:anchor-type="as-char" svg:width="6.9236in" svg:height="4.513979in" draw:z-index="0">
<draw:image xlink:href="../Images/AРМІЯINFORM/2023-05-15T90-00-00-04-00/ee3732ec321d117838ca9b49faadf5ce_1683480305_extra_large.jpeg" xlink:type="simple" xlink:show="embed" xlink:actuate="onLoad" draw:mime-type="image/jpeg"/>
</draw:frame>
Президент України Володимир Зеленський</text:p>
      <text:p text:style-name="P4">
Про це Володимир Зеленський<text:a xlink:type="simple" xlink:href="https://www.president.gov.ua/news/golovni-rezultati-za-ci-dni-nashu-peremogu-vdalosya-zrobiti-82929" text:style-name="Internet_20_link" text:visited-style-name="Visited_20_Internet_20_Link">
сказав</text:a>
 у своєму відеозверненні до українців.</text:p>
      <text:p text:style-name="P4">
« <text:span text:style-name="T4">
 <text:span text:style-name="T5">
Бажаю здоровʼя, шановні українці!</text:span>
</text:span>
</text:p>
      <text:p text:style-name="P4">
Три довгих дні, — і наші воїни, наша держава стають сильнішими. Я впевнений —значно сильнішими.</text:p>
      <text:p text:style-name="P4">
Повертаємося додому з новими оборонними пакетами: більше нової, більшепотужної зброї для фронту, більше захисту для наших людей. Більше політичноїпідтримки.</text:p>
      <text:p text:style-name="P4">
Італія — хороші переговори з Джорджею, пані Премʼєр-міністром. Зустріч ізпонтифіком, доволі обнадійлива. Зустріч із Президентом Італії.</text:p>
      <text:p text:style-name="P4">
Німеччина — пан Президент Штайнмаєр, зустріч із паном канцлером Олафом Шольцом— особливо змістовно для нашої оборони.</text:p>
      <text:p text:style-name="P4">
Окрім Берліна, відвідали також Аахен. Був на військовій базі, оглянув«Леопарди», оглянув «Мардери», подякував нашим воїнам, які тренуються нанімецькій техніці.</text:p>
      <text:p text:style-name="P4">
Від імені й на честь українського народу отримали в Аахені вагому європейськувідзнаку імені Карла Великого. Вперше у залі, де вшановують лауреатів, звучалаукраїнська мова — у промові. Українська буде однією з офіційних мовЄвропейського Союзу, я впевнений у цьому.</text:p>
      <text:p text:style-name="P4">
Франція — зустріч із паном Президентом Макроном, тривалі, корисні переговори.Є новий військовий пакет. Потужний. Є нові політичні домовленості.</text:p>
      <text:p text:style-name="P4">
Велика Британія — зустріч із Ріші, паном Премʼєр-міністром Сунаком. Оборона йдуже важливе британське лідерство у військових коаліціях.</text:p>
      <text:p text:style-name="P4">
Перед міжнародними заходами, що заплановані на найближчий час, скоординувалинаші позиції: перед G7, самітом у Вільнюсі.</text:p>
      <text:p text:style-name="P4">
На всіх зустрічах обговорювали нашу формулу миру, і тепер є більше готовностіпартнерів іти за українською формулою. Є більше підтримки для нашого вступу вЄС, більше розуміння, що вступ України в НАТО буде, він неминучий.</text:p>
      <text:p text:style-name="P4">
Дякую Італії за допомогу в захисті життя наших людей — від захисту неба допідготовки повноцінної відбудови України після бойових дій.</text:p>
      <text:p text:style-name="P4">
Дякую Німеччині за найбільший оборонний пакет — 2 мільярди 700 мільйонів євро.Системи ППО «Айріс» різних модифікацій, ракети до них — багато, гармати,снаряди, бронетехніка…</text:p>
      <text:p text:style-name="P4">
Окрім того, Німеччина підтримає нашу країну довгостроково — є для цього 11мільярдів євро, суто на оборону. Плюс Німеччина бере участь у Європейськомуфонді миру, який посилює наш захист.</text:p>
      <text:p text:style-name="P4">
Дякую Франції за нові можливості для наших воїнів у протидії російськомутерору, і зараз іще не час говорити про деталі. Дякую за додаткову техніку, задодаткову бронетехніку. За допомогу в консолідації партнерів.</text:p>
      <text:p text:style-name="P4">
Дякую Британії за домовленість про навчання наших пілотів. Створюємо коаліціюдля тренування пілотів на сучасних західних літаках. Британія — так, Польща —так, і я впевнений: підключиться Франція, інші партнери. Ми продовжуємопрацювати й над коаліцією винищувачів, рухаємось активно. Звичайно, дякуюБританії за long-range можливості для наших воїнів, за далекобійність.</text:p>
      <text:p text:style-name="P4">
Отже, головні результати за ці дні — нова зброя для України, шана доукраїнців, нашу перемогу вдалося зробити ближчою.</text:p>
      <text:p text:style-name="P4">
І ми ще додамо підтримки! Я знаю це. Я вірю в це.</text:p>
      <text:p text:style-name="P4">
Слава всім, хто в бою заради нашої держави! Слава всім, хто допомагає! Слававсім, хто тренує наших бійців!</text:p>
      <text:p text:style-name="P4">
<text:span text:style-name="T4">
<text:span text:style-name="T5">
Слава Україні!</text:span>
</text:span>
 » — сказав Президент України.</text:p>
      <text:p text:style-name="P4">
Source: <text:a xlink:type="simple" xlink:href="https://armyinform.com.ua/2023/05/15/golovni-rezultaty-za-czi-dni-nashu-peremogu-vdalosya-zrobyty-blyzhchoyu-prezydent-ukrayiny/" text:style-name="Internet_20_link" text:visited-style-name="Visited_20_Internet_20_Link">
https://armyinform.com.ua/2023/05/15/golovni-rezultaty-za-czi-dni-nashu-peremogu-vdalosya-zrobyty-blyzhchoyu-prezydent-ukrayiny/</text:a>
</text:p>
      <!--NEWS-->
      <text:h text:style-name="P10" text:outline-level="1">
<text:span text:style-name="T4">
Влада міста Тулуза підтримує Україну та надає допомогу нашим громадянам – Ганна Маляр</text:span>
</text:h>
      <text:p text:style-name="P4">
Author: ['АРМІЯINFORM']</text:p>
      <text:p text:style-name="P4">
Time: 2023-05-15T91:00:00-04:00</text:p>
      <text:p text:style-name="P4">
Description: Заступник Міністра оборони України Ганна Маляр під час військового паломництва відвіда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224031_741074854477180_3278854680861157318_n.jpg" text:style-name="Internet_20_link" text:visited-style-name="Visited_20_Internet_20_Link">
347224031_741074854477180_3278854680861157318_n.jpg</text:a>
', '<text:a xlink:type="simple" xlink:href="https://armyinform.com.ua/wp-content/uploads/2023/05/347238823_776726830513962_6350243450801480767_n-150x150.jpg" text:style-name="Internet_20_link" text:visited-style-name="Visited_20_Internet_20_Link">
347238823_776726830513962_6350243450801480767_n-150x150.jpg</text:a>
', '<text:a xlink:type="simple" xlink:href="https://armyinform.com.ua/wp-content/uploads/2023/05/347254272_985402222643669_610144888566376044_n-150x150.jpg" text:style-name="Internet_20_link" text:visited-style-name="Visited_20_Internet_20_Link">
347254272_985402222643669_610144888566376044_n-150x150.jpg</text:a>
', '<text:a xlink:type="simple" xlink:href="https://armyinform.com.ua/wp-content/uploads/2023/05/346040310_777980044051275_166774016306002572_n-150x150.jpg" text:style-name="Internet_20_link" text:visited-style-name="Visited_20_Internet_20_Link">
346040310_777980044051275_166774016306002572_n-150x150.jpg</text:a>
']</text:p>
      <text:p text:style-name="P4">
Tags: ['ГАННА МАЛЯР']</text:p>
      <text:p text:style-name="P4">
Category: News</text:p>
      <!--METADATA-->
      <text:p text:style-name="P4">
<draw:frame draw:style-name="fr1" draw:name="Image332" text:anchor-type="as-char" svg:width="6.9236in" svg:height="5.215779in" draw:z-index="0">
<draw:image xlink:href="../Images/AРМІЯINFORM/2023-05-15T91-00-00-04-00/347224031_741074854477180_3278854680861157318_n.jpg" xlink:type="simple" xlink:show="embed" xlink:actuate="onLoad" draw:mime-type="image/jpeg"/>
</draw:frame>
</text:p>
      <text:p text:style-name="P4">
Заступник Міністра оборони України Ганна Маляр під час військового паломництвавідвідала французьке місто Тулуза. Про це вона<text:a xlink:type="simple" xlink:href="https://www.facebook.com/ganna.maliar/posts/2452490744909953" text:style-name="Internet_20_link" text:visited-style-name="Visited_20_Internet_20_Link">
повідомила</text:a>
 насвоїй сторінці в соцмережі Facebook.</text:p>
      <text:p text:style-name="P4">
«Французьке місто-побратим Києва Тулуза підтримує Україну та надає допомогунашим громадянам, які змушені рятувати дітей від війни.  У місті Тулуза є пам’ятник Шевченку, є вулиці з українськими назвами, на меріїміста українські прапори.</text:p>
      <text:p text:style-name="P4">
<text:a xlink:type="simple" xlink:href="https://armyinform.com.ua/wp-content/uploads/2023/05/347238823_776726830513962_6350243450801480767_n.jpg" text:style-name="Internet_20_link" text:visited-style-name="Visited_20_Internet_20_Link">
<draw:frame draw:style-name="fr1" draw:name="Image333" text:anchor-type="as-char" svg:width="6.9236in" svg:height="6.9236in" draw:z-index="0">
<draw:image xlink:href="../Images/AРМІЯINFORM/2023-05-15T91-00-00-04-00/347238823_776726830513962_6350243450801480767_n-150x150.jpg" xlink:type="simple" xlink:show="embed" xlink:actuate="onLoad" draw:mime-type="image/jpeg"/>
</draw:frame>
</text:a>
</text:p>
      <text:p text:style-name="P4">
<text:a xlink:type="simple" xlink:href="https://armyinform.com.ua/wp-content/uploads/2023/05/347254272_985402222643669_610144888566376044_n.jpg" text:style-name="Internet_20_link" text:visited-style-name="Visited_20_Internet_20_Link">
<draw:frame draw:style-name="fr1" draw:name="Image334" text:anchor-type="as-char" svg:width="6.9236in" svg:height="6.9236in" draw:z-index="0">
<draw:image xlink:href="../Images/AРМІЯINFORM/2023-05-15T91-00-00-04-00/347254272_985402222643669_610144888566376044_n-150x150.jpg" xlink:type="simple" xlink:show="embed" xlink:actuate="onLoad" draw:mime-type="image/jpeg"/>
</draw:frame>
</text:a>
</text:p>
      <text:p text:style-name="P4">
<text:a xlink:type="simple" xlink:href="https://armyinform.com.ua/wp-content/uploads/2023/05/346040310_777980044051275_166774016306002572_n.jpg" text:style-name="Internet_20_link" text:visited-style-name="Visited_20_Internet_20_Link">
<draw:frame draw:style-name="fr1" draw:name="Image335" text:anchor-type="as-char" svg:width="6.9236in" svg:height="6.9236in" draw:z-index="0">
<draw:image xlink:href="../Images/AРМІЯINFORM/2023-05-15T91-00-00-04-00/346040310_777980044051275_166774016306002572_n-150x150.jpg" xlink:type="simple" xlink:show="embed" xlink:actuate="onLoad" draw:mime-type="image/jpeg"/>
</draw:frame>
</text:a>
</text:p>
      <text:p text:style-name="P4">
У рамках військового паломництва наша делегація також відвідала мерію Тулузи.Ми говорили про спільну роботу щодо психологічної підтримки та реабілітаціїнаших військових та їхніх родин.  Дарделє Жан-Клод, який відповідальний за побратимство Київ-Тулуза, та пан ДеСкорай Жан-Батіст, відповідальний за військові питанням, надзвичайнопереймаються допомогою та підтримкою України.  Наша зустріч була дуже теплою, щирою та водночас конструктивною», – написалаГанна Маляр.</text:p>
      <text:p text:style-name="P4">
Source: <text:a xlink:type="simple" xlink:href="https://armyinform.com.ua/2023/05/15/vlada-mista-tuluza-pidtrymuye-ukrayinu-ta-nadaye-dopomogu-nashym-gromadyanam-ganna-malyar/" text:style-name="Internet_20_link" text:visited-style-name="Visited_20_Internet_20_Link">
https://armyinform.com.ua/2023/05/15/vlada-mista-tuluza-pidtrymuye-ukrayinu-ta-nadaye-dopomogu-nashym-gromadyanam-ganna-malyar/</text:a>
</text:p>
      <!--NEWS-->
      <text:h text:style-name="P10" text:outline-level="1">
<text:span text:style-name="T4">
На Лимано-Куп’янському напрямку постійно ведуться обстріли, однак ворог не переходить до активних атак —  Сергій Череватий</text:span>
</text:h>
      <text:p text:style-name="P4">
Author: ['Анастасія Олехнович']</text:p>
      <text:p text:style-name="P4">
Time: 2023-05-15T92:00:00-04:00</text:p>
      <text:p text:style-name="P4">
Description: Про це в ефірі телемарафону «Єдині новини» повідомив речник Східного угруповання війсь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herevatyj.jpg" text:style-name="Internet_20_link" text:visited-style-name="Visited_20_Internet_20_Link">
cherevatyj.jpg</text:a>
']</text:p>
      <text:p text:style-name="P4">
Tags: ['STOPRUSSIA', 'АГРЕСІЯ РФ', 'ВТОРГНЕННЯ РФ', 'ГШ ЗСУ', 'КРИМ']</text:p>
      <text:p text:style-name="P4">
Category: News</text:p>
      <!--METADATA-->
      <text:p text:style-name="P4">
<draw:frame draw:style-name="fr1" draw:name="Image336" text:anchor-type="as-char" svg:width="6.9236in" svg:height="4.367638in" draw:z-index="0">
<draw:image xlink:href="../Images/AРМІЯINFORM/2023-05-15T92-00-00-04-00/cherevatyj.jpg" xlink:type="simple" xlink:show="embed" xlink:actuate="onLoad" draw:mime-type="image/jpeg"/>
</draw:frame>
</text:p>
      <text:p text:style-name="P4">
Про це в ефірі телемарафону «Єдині новини» повідомив речник Східногоугруповання військ ЗСУ Сергій Череватий. Офіцер пояснив, що це свідчить проте, що в окупантів немає можливості наступати на широкому фронті.</text:p>
      <text:p text:style-name="P4">
<text:span text:style-name="T5">
—</text:span>
 Тим паче росіяни розуміють, що після успішної Харківської операції тамзосереджені потужні українські сили, які завжди готові завдати удару увідповідь.</text:p>
      <text:p text:style-name="P4">
Загалом за добу на Лимано-Куп’янському напрямку ворог 578 разів обстрілявукраїнські населені пункти різними типами артилерії, відбулись 3 бойовізіткнення.</text:p>
      <text:p text:style-name="P4">
<text:span text:style-name="T5">
—</text:span>
 Ворог зазнав втрат <text:span text:style-name="T5">
— 53 окупанти були знищені, 55 дістали поранення.Також було підбито 2 ворожі танки, один із них Т-90, що є найновішим наозброєнні у ворога.</text:span>
</text:p>
      <text:p text:style-name="P4">
Source: <text:a xlink:type="simple" xlink:href="https://armyinform.com.ua/2023/05/15/na-lymano-kupyanskomu-napryamku-postijno-vedutsya-obstrily-odnak-vorog-ne-perehodyt-do-aktyvnyh-atak-sergij-cherevatyj/" text:style-name="Internet_20_link" text:visited-style-name="Visited_20_Internet_20_Link">
https://armyinform.com.ua/2023/05/15/na-lymano-kupyanskomu-napryamku-postijno-vedutsya-obstrily-odnak-vorog-ne-perehodyt-do-aktyvnyh-atak-sergij-cherevatyj/</text:a>
</text:p>
      <!--NEWS-->
      <text:h text:style-name="P10" text:outline-level="1">
<text:span text:style-name="T4">
Без ударних дронів в умовах сучасної війни — ніяк — Юрій Ігнат</text:span>
</text:h>
      <text:p text:style-name="P4">
Author: ['Анастасія Олехнович']</text:p>
      <text:p text:style-name="P4">
Time: 2023-05-15T93:00:00-04:00</text:p>
      <text:p text:style-name="P4">
Description: Заяву про поставки Україні далекобійних ударних дронів прокоментував в ефірі телемарафо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18877840441197343_y.jpg" text:style-name="Internet_20_link" text:visited-style-name="Visited_20_Internet_20_Link">
photo_5318877840441197343_y.jpg</text:a>
']</text:p>
      <text:p text:style-name="P4">
Tags: ['БПЛА', 'УДАРНІ ДРОНИ', 'ЮРІЙ ІГНАТ']</text:p>
      <text:p text:style-name="P4">
Category: News</text:p>
      <!--METADATA-->
      <text:p text:style-name="P4">
<draw:frame draw:style-name="fr1" draw:name="Image337" text:anchor-type="as-char" svg:width="6.9236in" svg:height="4.106071in" draw:z-index="0">
<draw:image xlink:href="../Images/AРМІЯINFORM/2023-05-15T93-00-00-04-00/photo_5318877840441197343_y.jpg" xlink:type="simple" xlink:show="embed" xlink:actuate="onLoad" draw:mime-type="image/jpeg"/>
</draw:frame>
</text:p>
      <text:p text:style-name="P4">
Заяву про поставки Україні далекобійних ударних дронів прокоментував в ефірітелемарафону «Єдині новини» Юрій Ігнат, речник Командування Повітряних Сил.Він зауважив, що західні партнери надають інформацію дуже обережно, жоднихподробиць не повідомляють, аби не дати можливості ворогу зробити певнийаналіз. Тож і українці повинні бути солідарними із такою позицією.</text:p>
      <text:p text:style-name="P4">
<text:span text:style-name="T5">
—</text:span>
 Звичайно ударні дрони <text:span text:style-name="T5">
—</text:span>
 це потрібна зброя. Без них в умовах сучасноївійни <text:span text:style-name="T5">
—</text:span>
 ніяк. Усі бачать, наскільки широко вони застосовуються і будутьзастосовуватись. Окрім далекобійних дронів, нам необхідні далекобійні ракети,такі, як Storm Shadow, про які було заявлено напередодні.</text:p>
      <text:p text:style-name="P4">
Source: <text:a xlink:type="simple" xlink:href="https://armyinform.com.ua/2023/05/15/bez-udarnyh-droniv-v-umovah-suchasnoyi-vijny-niyak-yurij-ignat/" text:style-name="Internet_20_link" text:visited-style-name="Visited_20_Internet_20_Link">
https://armyinform.com.ua/2023/05/15/bez-udarnyh-droniv-v-umovah-suchasnoyi-vijny-niyak-yurij-ignat/</text:a>
</text:p>
      <!--NEWS-->
      <text:h text:style-name="P10" text:outline-level="1">
<text:span text:style-name="T4">
Надіями, що в рашистів закінчаться пілоти, ми не тішимось. Однак їхня якість  буде значно гіршою — Юрій Ігнат</text:span>
</text:h>
      <text:p text:style-name="P4">
Author: ['Анастасія Олехнович']</text:p>
      <text:p text:style-name="P4">
Time: 2023-05-15T94:00:00-04:00</text:p>
      <text:p text:style-name="P4">
Description: У росії офіційно визнали падіння 4 літальних апаратів. Зокрема, 2 гелікоптерів та 2...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yurij-ignat.jpg" text:style-name="Internet_20_link" text:visited-style-name="Visited_20_Internet_20_Link">
yurij-ignat.jpg</text:a>
']</text:p>
      <text:p text:style-name="P4">
Tags: ['ППО ЗСУ', 'ЮРІЙ ІГНАТ']</text:p>
      <text:p text:style-name="P4">
Category: News</text:p>
      <!--METADATA-->
      <text:p text:style-name="P4">
<draw:frame draw:style-name="fr1" draw:name="Image338" text:anchor-type="as-char" svg:width="6.9236in" svg:height="4.365113in" draw:z-index="0">
<draw:image xlink:href="../Images/AРМІЯINFORM/2023-05-15T94-00-00-04-00/yurij-ignat.jpg" xlink:type="simple" xlink:show="embed" xlink:actuate="onLoad" draw:mime-type="image/jpeg"/>
</draw:frame>
Полковник Юрій Ігнат</text:p>
      <text:p text:style-name="P4">
У росії офіційно визнали падіння 4 літальних апаратів. Зокрема, 2 гелікоптерівта 2 літаків. Третій вертоліт зник, теж за незрозумілих причин. російськапропаганда не може визначитися із версією та звинувачує в усьому тоукраїнських диверсантів, то власну ППО. Про це в ефірі телемарафону «Єдиніновини» зауважив речник Командування Повітряних Сил ЗСУ Юрій Ігнат.</text:p>
      <text:p text:style-name="P4">
<text:span text:style-name="T5">
—</text:span>
 Особливих надій на те, що в росії закінчаться льотчики, ми, звичайно, немаємо. Рашисти продовжують готувати пілотів, йдеться про близько 100 – 150осіб щороку. Однак якість буде значно гіршою. __</text:p>
      <text:p text:style-name="P4">
Source: <text:a xlink:type="simple" xlink:href="https://armyinform.com.ua/2023/05/15/nadiyamy-shho-v-rashystiv-zakinchatsya-piloty-my-ne-tishymos-odnak-yihnya-yakist-bude-znachno-girshoyu-yurij-ignat/" text:style-name="Internet_20_link" text:visited-style-name="Visited_20_Internet_20_Link">
https://armyinform.com.ua/2023/05/15/nadiyamy-shho-v-rashystiv-zakinchatsya-piloty-my-ne-tishymos-odnak-yihnya-yakist-bude-znachno-girshoyu-yurij-ignat/</text:a>
</text:p>
      <!--NEWS-->
      <text:h text:style-name="P10" text:outline-level="1">
<text:span text:style-name="T4">
Наші війська продовжують просуватись у Бахмуті — Сергій Череватий</text:span>
</text:h>
      <text:p text:style-name="P4">
Author: ['Анастасія Олехнович']</text:p>
      <text:p text:style-name="P4">
Time: 2023-05-15T95:00:00-04:00</text:p>
      <text:p text:style-name="P4">
Description: За попередні дві доби українські війська просунулись у Бахмуті та на його околицях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herevatyj.jpg" text:style-name="Internet_20_link" text:visited-style-name="Visited_20_Internet_20_Link">
cherevatyj.jpg</text:a>
']</text:p>
      <text:p text:style-name="P4">
Tags: ['STOPRUSSIA', 'АГРЕСІЯ РФ', 'АРЕШТИ У КРИМУ', 'ВТОРГНЕННЯ РФ', 'ГШ ЗСУ', 'КРИМ']</text:p>
      <text:p text:style-name="P4">
Category: News</text:p>
      <!--METADATA-->
      <text:p text:style-name="P4">
<draw:frame draw:style-name="fr1" draw:name="Image339" text:anchor-type="as-char" svg:width="6.9236in" svg:height="4.367638in" draw:z-index="0">
<draw:image xlink:href="../Images/AРМІЯINFORM/2023-05-15T95-00-00-04-00/cherevatyj.jpg" xlink:type="simple" xlink:show="embed" xlink:actuate="onLoad" draw:mime-type="image/jpeg"/>
</draw:frame>
</text:p>
      <text:p text:style-name="P4">
За попередні дві доби українські війська просунулись у Бахмуті та на йогооколицях на різну відстань від 350 метрів до двох кілометрів. Про це в ефірітелемарафону «Єдині новини» повідомив речник Східного угруповання військ ЗСУСергій Череватий.</text:p>
      <text:p text:style-name="P4">
<text:span text:style-name="T5">
—</text:span>
 Своєю чергою ворог чинить шалений спротив, проводить атакуючи дії. За цюдобу на Бахмутському напрямку відбулись 34 бойові зіткнення, 479 разів ворогрізними системами і різними калібрами обстрілював наші позиції. Відбувалисьтакож й авіаційні нальоти. Під час боїв вдалось знищити 149 окупантів, 60поранити і 6 потрапили в полон.</text:p>
      <text:p text:style-name="P4">
Сергій Череватий додав, що українські воїни тримають оборону Бахмута,проявляючи вершини мужності, героїзму, витримки і кмітливості.</text:p>
      <text:p text:style-name="P4">
<text:span text:style-name="T5">
—</text:span>
 Коли з’являється можливість на флангах атакувати ворога — це обов’язковоробиться. Головна мета оборонної операції — абсолютне виснаження ворога. Якщоворог не знайде можливості поповнювати особовий склад, він буде простознищений.</text:p>
      <text:p text:style-name="P4">
Source: <text:a xlink:type="simple" xlink:href="https://armyinform.com.ua/2023/05/15/nashi-vijska-prodovzhuyut-prosuvatys-u-bahmuti-sergij-cherevatyj/" text:style-name="Internet_20_link" text:visited-style-name="Visited_20_Internet_20_Link">
https://armyinform.com.ua/2023/05/15/nashi-vijska-prodovzhuyut-prosuvatys-u-bahmuti-sergij-cherevatyj/</text:a>
</text:p>
      <!--NEWS-->
      <text:h text:style-name="P10" text:outline-level="1">
<text:span text:style-name="T4">
У Криму рашисти влаштовують рейди на кримських татар на залізничних станціях</text:span>
</text:h>
      <text:p text:style-name="P4">
Author: ['АРМІЯINFORM']</text:p>
      <text:p text:style-name="P4">
Time: 2023-05-15T96:00:00-04:00</text:p>
      <text:p text:style-name="P4">
Description: Про це повідомляє Генеральний штаб ЗС України.    «З метою посилення контролю з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02102eca_ukraine_crimea_tatar_protest_0.webp" text:style-name="Internet_20_link" text:visited-style-name="Visited_20_Internet_20_Link">
202102eca_ukraine_crimea_tatar_protest_0.webp</text:a>
']</text:p>
      <text:p text:style-name="P4">
Tags: ['STOPRUSSIA', 'АГРЕСІЯ РФ', 'АРЕШТИ У КРИМУ', 'ВТОРГНЕННЯ РФ', 'ГШ ЗСУ', 'КРИМ']</text:p>
      <text:p text:style-name="P4">
Category: News</text:p>
      <!--METADATA-->
      <text:p text:style-name="P4">
<draw:frame draw:style-name="fr1" draw:name="Image340" text:anchor-type="as-char" svg:width="6.9236in" svg:height="5.196773in" draw:z-index="0">
<draw:image xlink:href="../ConvertedIMGs/AРМІЯINFORM/2023-05-15T96-00-00-04-00/202102eca_ukraine_crimea_tatar_protest_0.png" xlink:type="simple" xlink:show="embed" xlink:actuate="onLoad" draw:mime-type="image/png"/>
</draw:frame>
Ілюстративне фото <text:span text:style-name="T4">
🔥 Ситуація щодо російського вторгнення</text:span>
</text:p>
      <text:p text:style-name="P4">
Про це<text:a xlink:type="simple" xlink:href="https://www.facebook.com/GeneralStaff.ua/posts/pfbid0graoCze2X4inr45acwsJX41cYUyALuimYddDxMW7etiKjirNHvbCtgmitaAGUJD2l" text:style-name="Internet_20_link" text:visited-style-name="Visited_20_Internet_20_Link">
повідомляє</text:a>
Генеральний штаб ЗС України.</text:p>
      <text:p text:style-name="P4">
«З метою посилення контролю за населенням, у тимчасово окупованому Криму,оперативними групами МВС та ФСБ рф проводяться рейди по залізничних станціяхта автовокзалах. У першу чергу перевірці підлягають кримські татари», —йдеться в повідомленні.</text:p>
      <text:p text:style-name="P4">
Source: <text:a xlink:type="simple" xlink:href="https://armyinform.com.ua/2023/05/15/u-krymu-rashysty-vlashtovuyut-rejdy-na-krymskyh-tatar-na-zaliznychnyh-stancziyah/" text:style-name="Internet_20_link" text:visited-style-name="Visited_20_Internet_20_Link">
https://armyinform.com.ua/2023/05/15/u-krymu-rashysty-vlashtovuyut-rejdy-na-krymskyh-tatar-na-zaliznychnyh-stancziyah/</text:a>
</text:p>
      <!--NEWS-->
      <text:h text:style-name="P10" text:outline-level="1">
<text:span text:style-name="T4">
Командувач ВМС ЗС України нагородив українських захисників, які боронять нашу країну на Півдні</text:span>
</text:h>
      <text:p text:style-name="P4">
Author: ['АРМІЯINFORM']</text:p>
      <text:p text:style-name="P4">
Time: 2023-05-15T97:00:00-04:00</text:p>
      <text:p text:style-name="P4">
Description: Під час робочого візиту до підрозділів, які боронять нашу країну на Південному напрям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6825957_3488115721461864_1689445683074463367_n.jpg" text:style-name="Internet_20_link" text:visited-style-name="Visited_20_Internet_20_Link">
346825957_3488115721461864_1689445683074463367_n.jpg</text:a>
', '<text:a xlink:type="simple" xlink:href="https://armyinform.com.ua/wp-content/uploads/2023/05/346875959_203095562588523_8727881855095003447_n-150x150.jpg" text:style-name="Internet_20_link" text:visited-style-name="Visited_20_Internet_20_Link">
346875959_203095562588523_8727881855095003447_n-150x150.jpg</text:a>
', '<text:a xlink:type="simple" xlink:href="https://armyinform.com.ua/wp-content/uploads/2023/05/346666658_560731119305192_5337974643351287899_n-150x150.jpg" text:style-name="Internet_20_link" text:visited-style-name="Visited_20_Internet_20_Link">
346666658_560731119305192_5337974643351287899_n-150x150.jpg</text:a>
', '<text:a xlink:type="simple" xlink:href="https://armyinform.com.ua/wp-content/uploads/2023/05/347000464_1338500753398336_4509264108041573439_n-150x150.jpg" text:style-name="Internet_20_link" text:visited-style-name="Visited_20_Internet_20_Link">
347000464_1338500753398336_4509264108041573439_n-150x150.jpg</text:a>
']</text:p>
      <text:p text:style-name="P4">
Tags: ['ВМС УКРАЇНИ', 'ВРУЧЕННЯ НАГОРОД ВІЙСЬКОВОСЛУЖБОВЦЯМ', 'ОК ПІДЕНЬ', 'ОЛЕКСІЙ НЕЇЖПАПА']</text:p>
      <text:p text:style-name="P4">
Category: News</text:p>
      <!--METADATA-->
      <text:p text:style-name="P4">
<draw:frame draw:style-name="fr1" draw:name="Image341" text:anchor-type="as-char" svg:width="6.9236in" svg:height="4.615733in" draw:z-index="0">
<draw:image xlink:href="../Images/AРМІЯINFORM/2023-05-15T97-00-00-04-00/346825957_3488115721461864_1689445683074463367_n.jpg" xlink:type="simple" xlink:show="embed" xlink:actuate="onLoad" draw:mime-type="image/jpeg"/>
</draw:frame>
</text:p>
      <text:p text:style-name="P4">
Під час робочого візиту до підрозділів, які боронять нашу країну на Південномунапрямку, командувач Військово-Морських Сил ЗС України віце-адмірал ОлексійНеїжпапа вручив державні та відомчі нагороди військовим морякам одного зпідрозділів річкової флотилії. Про це<text:a xlink:type="simple" xlink:href="https://www.facebook.com/navy.mil.gov.ua/posts/pfbid02EUYp5dYSUHFMjatS7tDaZewxBWLU1e9VkpAx1pDaH3Js5mQ2sXDfwK8T6kDiTEYQl" text:style-name="Internet_20_link" text:visited-style-name="Visited_20_Internet_20_Link">
повідомляє</text:a>
пресслужба ВМС України у фейсбуку.</text:p>
      <text:p text:style-name="P4">
<text:a xlink:type="simple" xlink:href="https://armyinform.com.ua/wp-content/uploads/2023/05/346875959_203095562588523_8727881855095003447_n.jpg" text:style-name="Internet_20_link" text:visited-style-name="Visited_20_Internet_20_Link">
<draw:frame draw:style-name="fr1" draw:name="Image342" text:anchor-type="as-char" svg:width="6.9236in" svg:height="6.9236in" draw:z-index="0">
<draw:image xlink:href="../Images/AРМІЯINFORM/2023-05-15T97-00-00-04-00/346875959_203095562588523_8727881855095003447_n-150x150.jpg" xlink:type="simple" xlink:show="embed" xlink:actuate="onLoad" draw:mime-type="image/jpeg"/>
</draw:frame>
</text:a>
</text:p>
      <text:p text:style-name="P4">
<text:a xlink:type="simple" xlink:href="https://armyinform.com.ua/wp-content/uploads/2023/05/346666658_560731119305192_5337974643351287899_n.jpg" text:style-name="Internet_20_link" text:visited-style-name="Visited_20_Internet_20_Link">
<draw:frame draw:style-name="fr1" draw:name="Image343" text:anchor-type="as-char" svg:width="6.9236in" svg:height="6.9236in" draw:z-index="0">
<draw:image xlink:href="../Images/AРМІЯINFORM/2023-05-15T97-00-00-04-00/346666658_560731119305192_5337974643351287899_n-150x150.jpg" xlink:type="simple" xlink:show="embed" xlink:actuate="onLoad" draw:mime-type="image/jpeg"/>
</draw:frame>
</text:a>
</text:p>
      <text:p text:style-name="P4">
<text:a xlink:type="simple" xlink:href="https://armyinform.com.ua/wp-content/uploads/2023/05/347000464_1338500753398336_4509264108041573439_n.jpg" text:style-name="Internet_20_link" text:visited-style-name="Visited_20_Internet_20_Link">
<draw:frame draw:style-name="fr1" draw:name="Image344" text:anchor-type="as-char" svg:width="6.9236in" svg:height="6.9236in" draw:z-index="0">
<draw:image xlink:href="../Images/AРМІЯINFORM/2023-05-15T97-00-00-04-00/347000464_1338500753398336_4509264108041573439_n-150x150.jpg" xlink:type="simple" xlink:show="embed" xlink:actuate="onLoad" draw:mime-type="image/jpeg"/>
</draw:frame>
</text:a>
</text:p>
      <text:p text:style-name="P4">
За особисту мужність і самовідданість, виявлені у захисті державногосуверенітету та територіальної цілісності України, вірність військовій присязівійськовослужбовців Військово-Морських Сил Збройних Сил України булонагороджено орденом «За мужність» ІІІ ступеня, нагрудними знаками «За зразковуслужбу», почесними нагрудними знаками «Золотий хрест» і «Срібний хрест» тацінними подарунками «Годинник наручний».</text:p>
      <text:p text:style-name="P4">
Source: <text:a xlink:type="simple" xlink:href="https://armyinform.com.ua/2023/05/15/komanduvach-vms-zs-ukrayiny-nagorodyv-ukrayinskyh-zahysnykiv-yaki-boronyat-nashu-krayinu-na-pivdni/" text:style-name="Internet_20_link" text:visited-style-name="Visited_20_Internet_20_Link">
https://armyinform.com.ua/2023/05/15/komanduvach-vms-zs-ukrayiny-nagorodyv-ukrayinskyh-zahysnykiv-yaki-boronyat-nashu-krayinu-na-pivdni/</text:a>
</text:p>
      <!--NEWS-->
      <text:h text:style-name="P10" text:outline-level="1">
<text:span text:style-name="T4">
Українські захисники показали роботу розрахунків ПТРК Стугна-П</text:span>
</text:h>
      <text:p text:style-name="P4">
Author: ['АРМІЯINFORM']</text:p>
      <text:p text:style-name="P4">
Time: 2023-05-15T98:00:00-04:00</text:p>
      <text:p text:style-name="P4">
Description: Відео оприлюднив Генеральний штаб ЗС України.    «За безліччю відео бойової робо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tugna-p.webp" text:style-name="Internet_20_link" text:visited-style-name="Visited_20_Internet_20_Link">
stugna-p.webp</text:a>
']</text:p>
      <text:p text:style-name="P4">
Tags: ['ПТРК «СТУГНА П»', 'СИЛИ ОБОРОНИ', 'ХРОНІКА ОБОРОНИ', 'ХРОНІКА ОБОРОНИ УКРАЇНИ']</text:p>
      <text:p text:style-name="P4">
Category: News</text:p>
      <!--METADATA-->
      <text:p text:style-name="P4">
<draw:frame draw:style-name="fr1" draw:name="Image345" text:anchor-type="as-char" svg:width="6.9236in" svg:height="3.892372in" draw:z-index="0">
<draw:image xlink:href="../ConvertedIMGs/AРМІЯINFORM/2023-05-15T98-00-00-04-00/stugna-p.png" xlink:type="simple" xlink:show="embed" xlink:actuate="onLoad" draw:mime-type="image/png"/>
</draw:frame>
</text:p>
      <text:p text:style-name="P4">
Відео <text:a xlink:type="simple" xlink:href="https://fb.watch/ky4TPANf1P/" text:style-name="Internet_20_link" text:visited-style-name="Visited_20_Internet_20_Link">
оприлюднив</text:a>
 Генеральний штаб ЗС України.</text:p>
      <text:p text:style-name="P4">
«За безліччю відео бойової роботи операторів БПЛА не забуваймо про такупотрібну і якісну роботу розрахунків українського ПТРК СТУГНА-П», — йдеться вповідомленні.</text:p>
      <text:p text:style-name="P4">
Source: <text:a xlink:type="simple" xlink:href="https://armyinform.com.ua/2023/05/15/ukrayinski-zahysnyky-pokazaly-robotu-rozrahunkiv-ptrk-stugna-p/" text:style-name="Internet_20_link" text:visited-style-name="Visited_20_Internet_20_Link">
https://armyinform.com.ua/2023/05/15/ukrayinski-zahysnyky-pokazaly-robotu-rozrahunkiv-ptrk-stugna-p/</text:a>
</text:p>
      <!--NEWS-->
      <text:h text:style-name="P10" text:outline-level="1">
<text:span text:style-name="T4">
Коротко. Війна. День 446. Відеодайджест</text:span>
</text:h>
      <text:p text:style-name="P4">
Author: ['АРМІЯINFORM']</text:p>
      <text:p text:style-name="P4">
Time: 2023-05-15T99: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text:p>
      <text:p text:style-name="P4">
Category: News</text:p>
      <!--METADATA-->
      <text:p text:style-name="P4">
Source: <text:a xlink:type="simple" xlink:href="https://armyinform.com.ua/2023/05/15/korotko-vijna-den-446-videodajdzhest/" text:style-name="Internet_20_link" text:visited-style-name="Visited_20_Internet_20_Link">
https://armyinform.com.ua/2023/05/15/korotko-vijna-den-446-videodajdzhest/</text:a>
</text:p>
      <!--NEWS-->
      <text:h text:style-name="P10" text:outline-level="1">
<text:span text:style-name="T4">
У Держдепі розповіли про очікування від візиту спецпредставника Китаю до України</text:span>
</text:h>
      <text:p text:style-name="P4">
Authors: Ukrinform (Person)</text:p>
      <text:p text:style-name="P4">
Publisher: Укринформ (Organization)</text:p>
      <text:p text:style-name="P4">
Published Time: 2023-05-16T-31:02:00+03:00</text:p>
      <text:p text:style-name="P4">
Modified Time: 2023-05-16T01:02:00+03:00</text:p>
      <text:p text:style-name="P4">
Description: Візит спецпредставника Китаю до України й росії є важливим у тому контексті, що в Пекіні мають знати безпосередню позицію Києва щодо завершення війни, розв’язаної кремлем. — Укрінформ.</text:p>
      <text:p text:style-name="P4">
Images: ["<text:a xlink:type="simple" xlink:href="https://static.ukrinform.com/photos/2018_02/thumb_files/630_360_1517552325-3537.jpg" text:style-name="Internet_20_link" text:visited-style-name="Visited_20_Internet_20_Link">
630_360_15175...</text:a>
"]</text:p>
      <text:p text:style-name="P4">
Tags: ['Китай', 'США', 'Держдеп', 'Війна з росією', 'Дипломатія']</text:p>
      <text:p text:style-name="P4">
Type: Article</text:p>
      <!--METADATA-->
      <text:p text:style-name="P4">
<draw:frame draw:style-name="fr1" draw:name="Image346" text:anchor-type="as-char" svg:width="6.9236in" svg:height="3.956343in" draw:z-index="0">
<draw:image xlink:href="../Images/yкринформ/2023-05-16T-31-02-00-03-00/630_360_1517552325-3537.jpg" xlink:type="simple" xlink:show="embed" xlink:actuate="onLoad" draw:mime-type="image/jpeg"/>
</draw:frame>
 Візитспецпредставника Китаю до України й росії є важливим у тому контексті, що вПекіні мають знати безпосередню позицію Києва щодо завершення війни,розв’язаної кремлем.</text:p>
      <text:p text:style-name="P4">
Про це заявив заступник речника Держдепартаменту США Ведант Пател, передаєвласний кореспондент Укрінформу.</text:p>
      <text:p text:style-name="P4">
«Для КНР важливо почути напряму від наших українських партнерів, чомунеобхідно поважати занепокоєння України в плані безпеки, а також їїсуверенітет і територіальну цілісність», - зазначив представникзовнішньополітичного відомства.</text:p>
      <text:p text:style-name="P4">
Він нагадав про принцип «нічого про Україну без України», пояснивши, що цестосується будь-яких дипломатичних зусиль. Крім того, за словами Патела,результат має відповідати засадам суверенітету й територіальної цілісності.</text:p>
      <text:p text:style-name="P4">
«Ніхто не прагне завершення цієї війни більше, ніж наші українські партнери»,-підкреслив представник <text:a xlink:type="simple" xlink:href="https://www.ukrinform.ua/tag-derzdep" text:style-name="Internet_20_link" text:visited-style-name="Visited_20_Internet_20_Link">
 </text:a>
 .</text:p>
      <text:p text:style-name="P4">
<text:span text:style-name="T4">
Читайте також:</text:span>
 <text:a xlink:type="simple" xlink:href="https://www.ukrinform.ua/rubric-ato/3701406-kitaj-mae-vikoristati-vpliv-na-rf-sob-vidnoviti-teritorialnu-cilisnist-ukraini-evrokomisia.html" text:style-name="Internet_20_link" text:visited-style-name="Visited_20_Internet_20_Link">
 </text:a>
</text:p>
      <text:p text:style-name="P4">
За його словами, росія повинна продемонструвати серйозну зацікавленість уприпиненні війни. «Насправді вони діють у зовсім протилежний спосіб: у той часяк інші - включно з президентом Зеленським, який виклав власний мирний план -зосереджені на пошуку способів покласти цьому край, росія запускаєбезпілотники та ракети в сусідню країну, щоб уразити житлові будинки талікарні, кінотеатри, вбити велику кількість дітей», - констатував Пател.</text:p>
      <text:p text:style-name="P4">
У цьому зв’язку він підкреслив: мета США полягатиме в тому, щоб забезпечитиУкраїну всім необхідним для захисту від атак, а також для проведенняконтрнаступу, щоб звільнити власні території.</text:p>
      <text:p text:style-name="P4">
<text:span text:style-name="T4">
Читайте також:</text:span>
 <text:a xlink:type="simple" xlink:href="https://www.ukrinform.ua/rubric-polytics/3708547-podolak-pro-vizit-predstavnika-knr-poasnimo-se-raz-zodnogo-kompromisu-za-rahunok-teritorij.html" text:style-name="Internet_20_link" text:visited-style-name="Visited_20_Internet_20_Link">
 </text:a>
</text:p>
      <text:p text:style-name="P4">
Як повідомляв Укрінформ, <text:a xlink:type="simple" xlink:href="http://www.ukrinform.ua/rubric-polytics/3708184-specpredstavnik-kitau-vidvidae-ukrainu-ta-rosiu.html" text:style-name="Internet_20_link" text:visited-style-name="Visited_20_Internet_20_Link">
 </text:a>
 усправах Євразії Лі Хуей цього тижня відвідає Україну, Польщу, Францію,Німеччину й росію для обговорення шляхів політичного врегулювання «кризи вУкраїні».</text:p>
      <text:p text:style-name="P4">
Source: <text:a xlink:type="simple" xlink:href="https://www.ukrinform.ua/rubric-polytics/3709694-u-derzdepi-rozpovili-cogo-ocikuut-vid-vizitu-specpredstavnika-kitau-do-ukraini.html" text:style-name="Internet_20_link" text:visited-style-name="Visited_20_Internet_20_Link">
https://www.ukrinform.ua/rubric-polytics/3709694-u-derzdepi-rozpovili-cogo-ocikuut-vid-vizitu-specpredstavnika-kitau-do-ukraini.html</text:a>
</text:p>
      <!--NEWS-->
      <text:h text:style-name="P10" text:outline-level="1">
<text:span text:style-name="T4">
Ісландія передасть Україні польовий шпиталь</text:span>
</text:h>
      <text:p text:style-name="P4">
Authors: Ukrinform (Person)</text:p>
      <text:p text:style-name="P4">
Publisher: Укринформ (Organization)</text:p>
      <text:p text:style-name="P4">
Published Time: 2023-05-16T-34:44:00+03:00</text:p>
      <text:p text:style-name="P4">
Modified Time: 2023-05-16T00:44:00+03:00</text:p>
      <text:p text:style-name="P4">
Description: Парламент Ісландії підтримав пропозицію щодо передачі Україні польового шпиталю. — Укрінформ.</text:p>
      <text:p text:style-name="P4">
Images: ["<text:a xlink:type="simple" xlink:href="https://static.ukrinform.com/photos/2017_05/thumb_files/630_360_1494596759-2633.jpg" text:style-name="Internet_20_link" text:visited-style-name="Visited_20_Internet_20_Link">
630_360_14945...</text:a>
"]</text:p>
      <text:p text:style-name="P4">
Tags: ['Ісландія', 'Шпиталь', 'Україна', 'допомога']</text:p>
      <text:p text:style-name="P4">
Type: Article</text:p>
      <!--METADATA-->
      <text:p text:style-name="P4">
<draw:frame draw:style-name="fr1" draw:name="Image347" text:anchor-type="as-char" svg:width="6.9236in" svg:height="3.950967in" draw:z-index="0">
<draw:image xlink:href="../Images/yкринформ/2023-05-16T-34-44-00-03-00/630_360_1494596759-2633.jpg" xlink:type="simple" xlink:show="embed" xlink:actuate="onLoad" draw:mime-type="image/jpeg"/>
</draw:frame>
Парламент Ісландії підтримав пропозицію щодо передачі Україні польовогошпиталю.</text:p>
      <text:p text:style-name="P4">
Про це повідомила у <text:a xlink:type="simple" xlink:href="http://twitter.com/katrinjak/status/1658128126663090177" text:style-name="Internet_20_link" text:visited-style-name="Visited_20_Internet_20_Link">
</text:a>
прем’єр-міністр Ісландії Катрін Якобсдоттір, передає Укрінформ</text:p>
      <text:p text:style-name="P4">
"Усі партії в парламенті об’єднані в тому, щоб Ісландія надала Україніпольовий шпиталь", - йдеться в дописі.</text:p>
      <text:p text:style-name="Quotations">

<text:p text:style-name="P4">
All parties in the Icelandic parliament have united in proposing that&gt;
 Iceland will give a field hospital to Ukraine. We remain committed to&gt;
 supporting the Ukrainian people: this gesture is a symbol of our continued&gt;
 solidarity.&gt;
&gt;
 — Katrín Jakobsdóttir (@katrinjak) <text:a xlink:type="simple" xlink:href="https://twitter.com/katrinjak/status/1658128126663090177" text:style-name="Internet_20_link" text:visited-style-name="Visited_20_Internet_20_Link">
&gt;
 </text:a>
</text:p>

</text:p>
      <text:p text:style-name="P4">
Очільниця уряду, наголосила, що <text:a xlink:type="simple" xlink:href="https://www.ukrinform.ua/tag-islandia" text:style-name="Internet_20_link" text:visited-style-name="Visited_20_Internet_20_Link">
 </text:a>
 ,як і раніше, віддана підтримці українського народу, і цей жест є "символомнашої незмінної солідарності".</text:p>
      <text:p text:style-name="P4">
<text:span text:style-name="T4">
Читайте також:</text:span>
 <text:a xlink:type="simple" xlink:href="https://www.ukrinform.ua/rubric-polytics/3682415-energetika-pokaranna-rf-ta-sankcii-smigal-zustrivsa-z-premerkou-islandii.html" text:style-name="Internet_20_link" text:visited-style-name="Visited_20_Internet_20_Link">
 <text:span text:style-name="T4">
Ісланді</text:span>
 </text:a>
</text:p>
      <text:p text:style-name="P4">
Як повідомлялося, від початку повномасштабного вторгнення рф Ісландія надалаУкраїні допомогу в розмірі понад 25 мільйонів доларів.</text:p>
      <text:p text:style-name="P4">
Source: <text:a xlink:type="simple" xlink:href="https://www.ukrinform.ua/rubric-society/3709692-islandia-peredast-ukraini-polovij-spital.html" text:style-name="Internet_20_link" text:visited-style-name="Visited_20_Internet_20_Link">
https://www.ukrinform.ua/rubric-society/3709692-islandia-peredast-ukraini-polovij-spital.html</text:a>
</text:p>
      <!--NEWS-->
      <text:h text:style-name="P10" text:outline-level="1">
<text:span text:style-name="T4">
В Україні переважатиме суха погода, вдень до +25°</text:span>
</text:h>
      <text:p text:style-name="P4">
Authors: Ukrinform (Person)</text:p>
      <text:p text:style-name="P4">
Publisher: Укринформ (Organization)</text:p>
      <text:p text:style-name="P4">
Published Time: 2023-05-16T-36:29:00+03:00</text:p>
      <text:p text:style-name="P4">
Modified Time: 2023-05-16T00:29:00+03:00</text:p>
      <text:p text:style-name="P4">
Description: У вівторок, 16 травня, в Україні очікується мінлива хмарність, у західних областях короткочасні дощі, місцями грози; на решті території без істотних опадів. — Укрінформ.</text:p>
      <text:p text:style-name="P4">
Images: ["<text:a xlink:type="simple" xlink:href="https://static.ukrinform.com/photos/2022_05/thumb_files/630_360_1653467553-903.jpg" text:style-name="Internet_20_link" text:visited-style-name="Visited_20_Internet_20_Link">
630_360_16534...</text:a>
"]</text:p>
      <text:p text:style-name="P4">
Tags: ['Гроза', 'Погода', 'Прогноз']</text:p>
      <text:p text:style-name="P4">
Type: Article</text:p>
      <!--METADATA-->
      <text:p text:style-name="P4">
<draw:frame draw:style-name="fr1" draw:name="Image348" text:anchor-type="as-char" svg:width="6.9236in" svg:height="3.956343in" draw:z-index="0">
<draw:image xlink:href="../Images/yкринформ/2023-05-16T-36-29-00-03-00/630_360_1653467553-903.jpg" xlink:type="simple" xlink:show="embed" xlink:actuate="onLoad" draw:mime-type="image/jpeg"/>
</draw:frame>
 Увівторок, 16 травня, в Україні очікується мінлива хмарність, у західнихобластях короткочасні дощі, місцями грози; на решті території без істотнихопадів.</text:p>
      <text:p text:style-name="P4">
Про це Укрінформу повідомили в Українському гідрометцентрі.</text:p>
      <text:p text:style-name="P4">
Вітер південний, південно-східний, 5-10 м/с, у західних областях місцямипориви 15-20 м/с.</text:p>
      <text:p text:style-name="P4">
Температура вночі становитиме 8-13°, вдень 18-23°, у південній частині до 25°;на високогір'ї <text:a xlink:type="simple" xlink:href="https://www.ukrinform.ua/tag-karpati" text:style-name="Internet_20_link" text:visited-style-name="Visited_20_Internet_20_Link">
 </text:a>
 вночі 4-9° тепла,вдень 9-14°.</text:p>
      <text:p text:style-name="P4">
У Києві та Київській області 16 травня без істотних опадів. Температура устолиці вночі 11-13°, вдень 20-22°; по області вночі 8-13°, вдень 18-23°.</text:p>
      <text:p text:style-name="P4">
В наступні два дні, 17-18 травня, в Україні переважатиме суха погода. Лише взахідних областях будуть короткочасні дощі, грози, вдень в окремих районахград та шквали 15-20 м/с.</text:p>
      <text:p text:style-name="P4">
Вітер східний, південно-східний, 7-12 м/с.</text:p>
      <text:p text:style-name="P4">
Температура вночі 10-15° (у східних областях 8-13°), вдень 22-27°, у західнихобластях 19-24° (18 травня місцями 13-18°).</text:p>
      <text:p text:style-name="P4">
У столичному регіоні 17-18 травня мінлива хмарність, без опадів. Температура вКиєві уночі 13-15°, вдень 24-26°; по області вночі 10-15°, вдень 22-27°.</text:p>
      <text:p text:style-name="P4">
Впродовж 19-20 травня в Україні, за прогнозами синоптиків, без істотнихопадів, лише в західній частині місцями короткочасні дощі, грози.</text:p>
      <text:p text:style-name="P4">
<text:span text:style-name="T4">
Читайте також:</text:span>
 <text:a xlink:type="simple" xlink:href="https://www.ukrinform.ua/rubric-regions/3692957-v-ukraini-cerez-poteplinna-aktivizuutsa-grozi-sinoptik.html" text:style-name="Internet_20_link" text:visited-style-name="Visited_20_Internet_20_Link">
 <text:span text:style-name="T4">
грози</text:span>
 </text:a>
</text:p>
      <text:p text:style-name="P4">
Температура вночі 9-15°; вдень 21-27°, в західних областях та в Криму 18-24°.</text:p>
      <text:p text:style-name="P4">
У Києві та області 19-20 травня переважатиме суха погода. Температура устолиці вночі 13-15°; вдень 19 травня 23-25°, 20 травня 21-23°. По областівночі 10-15°, вдень 21-26°.</text:p>
      <text:p text:style-name="P4">
Source: <text:a xlink:type="simple" xlink:href="https://www.ukrinform.ua/rubric-regions/3709468-v-ukraini-zavtra-perevazatime-suha-pogoda-vden-do-25.html" text:style-name="Internet_20_link" text:visited-style-name="Visited_20_Internet_20_Link">
https://www.ukrinform.ua/rubric-regions/3709468-v-ukraini-zavtra-perevazatime-suha-pogoda-vden-do-25.html</text:a>
</text:p>
      <!--NEWS-->
      <text:h text:style-name="P10" text:outline-level="1">
<text:span text:style-name="T4">
Верховний Суд проведе у вівторок позачерговий пленум</text:span>
</text:h>
      <text:p text:style-name="P4">
Authors: Ukrinform (Person)</text:p>
      <text:p text:style-name="P4">
Publisher: Укринформ (Organization)</text:p>
      <text:p text:style-name="P4">
Published Time: 2023-05-16T-38:15:00+03:00</text:p>
      <text:p text:style-name="P4">
Modified Time: 2023-05-16T00:15:00+03:00</text:p>
      <text:p text:style-name="P4">
Description: Верховний Суд України анонсував на вівторок позачергове засідання свого пленуму. — Укрінформ.</text:p>
      <text:p text:style-name="P4">
Images: ["<text:a xlink:type="simple" xlink:href="https://static.ukrinform.com/photos/2017_10/thumb_files/630_360_1506959315-2422.jpg" text:style-name="Internet_20_link" text:visited-style-name="Visited_20_Internet_20_Link">
630_360_15069...</text:a>
"]</text:p>
      <text:p text:style-name="P4">
Tags: ['Князєв', 'Верховний Суд', 'Засідання']</text:p>
      <text:p text:style-name="P4">
Type: Article</text:p>
      <!--METADATA-->
      <text:p text:style-name="P4">
<draw:frame draw:style-name="fr1" draw:name="Image349" text:anchor-type="as-char" svg:width="6.9236in" svg:height="3.956343in" draw:z-index="0">
<draw:image xlink:href="../Images/yкринформ/2023-05-16T-38-15-00-03-00/630_360_1506959315-2422.jpg" xlink:type="simple" xlink:show="embed" xlink:actuate="onLoad" draw:mime-type="image/jpeg"/>
</draw:frame>
Верховний Суд України анонсував на вівторок позачергове засідання свогопленуму.</text:p>
      <text:p text:style-name="P4">
Про це Верховний Суд повідомляє у <text:a xlink:type="simple" xlink:href="https://www.facebook.com/supremecourt.ua" text:style-name="Internet_20_link" text:visited-style-name="Visited_20_Internet_20_Link">
</text:a>
 , передає Укрінформ.</text:p>
      <text:p text:style-name="P4">
«У зв’язку з подіями, що відбуваються навколо Голови ВС Князєва В.С., 16травня 2023 року відбудеться позачергове засідання Пленуму Верховного Суду», -йдеться в дописі..</text:p>
      <text:p text:style-name="P4">
Про час засідання буде повідомлено додатково, додали у <text:a xlink:type="simple" xlink:href="https://www.ukrinform.ua/tag-verhovnij-sud" text:style-name="Internet_20_link" text:visited-style-name="Visited_20_Internet_20_Link">
</text:a>
</text:p>
      <text:p text:style-name="P4">
<text:span text:style-name="T4">
Читайте також:</text:span>
 <text:a xlink:type="simple" xlink:href="https://www.ukrinform.ua/rubric-economy/3695982-verhovnij-sud-skasuvav-stagnenna-kostiv-iz-privatbanku-na-korist-kolisnih-vlasnikiv.html" text:style-name="Internet_20_link" text:visited-style-name="Visited_20_Internet_20_Link">
 <text:span text:style-name="T4">
Верховний</text:span>
 <text:span text:style-name="T4">
Суд</text:span>
 </text:a>
</text:p>
      <text:p text:style-name="P4">
Як повідомлялося, <text:a xlink:type="simple" xlink:href="https://www.ukrinform.ua/rubric-society/3709683-nabu-i-sap-vikrili-masstabnu-korupciu-u-verhovnomu-sudi.html" text:style-name="Internet_20_link" text:visited-style-name="Visited_20_Internet_20_Link">
 </text:a>
 а саме схему щодоодержання неправомірної вигоди його керівництвом та суддями.</text:p>
      <text:p text:style-name="P4">
Source: <text:a xlink:type="simple" xlink:href="https://www.ukrinform.ua/rubric-society/3709693-verhovnij-sud-provede-u-vivtorok-pozacergovij-plenum.html" text:style-name="Internet_20_link" text:visited-style-name="Visited_20_Internet_20_Link">
https://www.ukrinform.ua/rubric-society/3709693-verhovnij-sud-provede-u-vivtorok-pozacergovij-plenum.html</text:a>
</text:p>
      <!--NEWS-->
      <text:h text:style-name="P10" text:outline-level="1">
<text:span text:style-name="T4">
Верховний Суд проведе у вівторок позачерговий пленум</text:span>
</text:h>
      <text:p text:style-name="P4">
Authors: Ukrinform (Person)</text:p>
      <text:p text:style-name="P4">
Publisher: Укринформ (Organization)</text:p>
      <text:p text:style-name="P4">
Published Time: 2023-05-16T00:15:00+03:00</text:p>
      <text:p text:style-name="P4">
Modified Time: 2023-05-16T00:15:00+03:00</text:p>
      <text:p text:style-name="P4">
Description: Верховний Суд України анонсував на вівторок позачергове засідання свого пленуму. — Укрінформ.</text:p>
      <text:p text:style-name="P4">
Images: ["<text:a xlink:type="simple" xlink:href="https://static.ukrinform.com/photos/2017_10/thumb_files/630_360_1506959315-2422.jpg" text:style-name="Internet_20_link" text:visited-style-name="Visited_20_Internet_20_Link">
630_360_15069...</text:a>
"]</text:p>
      <text:p text:style-name="P4">
Tags: ['Князєв', 'Верховний Суд', 'Засідання']</text:p>
      <text:p text:style-name="P4">
Type: Article</text:p>
      <!--METADATA-->
      <text:p text:style-name="P4">
<draw:frame draw:style-name="fr1" draw:name="Image350" text:anchor-type="as-char" svg:width="6.9236in" svg:height="3.956343in" draw:z-index="0">
<draw:image xlink:href="../Images/yкринформ/2023-05-16T00-15-00-03-00/630_360_1506959315-2422.jpg" xlink:type="simple" xlink:show="embed" xlink:actuate="onLoad" draw:mime-type="image/jpeg"/>
</draw:frame>
 ВерховнийСуд України анонсував на вівторок позачергове засідання свого пленуму.</text:p>
      <text:p text:style-name="P4">
Про це Верховний Суд повідомляє у <text:a xlink:type="simple" xlink:href="https://www.facebook.com/supremecourt.ua" text:style-name="Internet_20_link" text:visited-style-name="Visited_20_Internet_20_Link">
</text:a>
 , передає Укрінформ.</text:p>
      <text:p text:style-name="P4">
«У зв’язку з подіями, що відбуваються навколо Голови ВС Князєва В.С., 16травня 2023 року відбудеться позачергове засідання Пленуму Верховного Суду», -йдеться в дописі..</text:p>
      <text:p text:style-name="P4">
Про час засідання буде повідомлено додатково, додали у <text:a xlink:type="simple" xlink:href="https://www.ukrinform.ua/tag-verhovnij-sud" text:style-name="Internet_20_link" text:visited-style-name="Visited_20_Internet_20_Link">
</text:a>
</text:p>
      <text:p text:style-name="P4">
<text:span text:style-name="T4">
Читайте також:</text:span>
 <text:a xlink:type="simple" xlink:href="https://www.ukrinform.ua/rubric-economy/3695982-verhovnij-sud-skasuvav-stagnenna-kostiv-iz-privatbanku-na-korist-kolisnih-vlasnikiv.html" text:style-name="Internet_20_link" text:visited-style-name="Visited_20_Internet_20_Link">
 <text:span text:style-name="T4">
Верховний</text:span>
 <text:span text:style-name="T4">
Суд</text:span>
 </text:a>
</text:p>
      <text:p text:style-name="P4">
Як повідомлялося, <text:a xlink:type="simple" xlink:href="https://www.ukrinform.ua/rubric-society/3709683-nabu-i-sap-vikrili-masstabnu-korupciu-u-verhovnomu-sudi.html" text:style-name="Internet_20_link" text:visited-style-name="Visited_20_Internet_20_Link">
 </text:a>
 а саме схему щодоодержання неправомірної вигоди його керівництвом та суддями.</text:p>
      <text:p text:style-name="P4">
Source: <text:a xlink:type="simple" xlink:href="https://www.ukrinform.ua/rubric-society/3709693-verhovnij-sud-provede-u-vivtorok-pozacergovij-plenum.html" text:style-name="Internet_20_link" text:visited-style-name="Visited_20_Internet_20_Link">
https://www.ukrinform.ua/rubric-society/3709693-verhovnij-sud-provede-u-vivtorok-pozacergovij-plenum.html</text:a>
</text:p>
      <!--NEWS-->
      <text:h text:style-name="P10" text:outline-level="1">
<text:span text:style-name="T4">
В Україні переважатиме суха погода, вдень до +25°</text:span>
</text:h>
      <text:p text:style-name="P4">
Authors: Ukrinform (Person)</text:p>
      <text:p text:style-name="P4">
Publisher: Укринформ (Organization)</text:p>
      <text:p text:style-name="P4">
Published Time: 2023-05-16T00:29:00+03:00</text:p>
      <text:p text:style-name="P4">
Modified Time: 2023-05-16T00:29:00+03:00</text:p>
      <text:p text:style-name="P4">
Description: У вівторок, 16 травня, в Україні очікується мінлива хмарність, у західних областях короткочасні дощі, місцями грози; на решті території без істотних опадів. — Укрінформ.</text:p>
      <text:p text:style-name="P4">
Images: ["<text:a xlink:type="simple" xlink:href="https://static.ukrinform.com/photos/2022_05/thumb_files/630_360_1653467553-903.jpg" text:style-name="Internet_20_link" text:visited-style-name="Visited_20_Internet_20_Link">
630_360_16534...</text:a>
"]</text:p>
      <text:p text:style-name="P4">
Tags: ['Гроза', 'Погода', 'Прогноз']</text:p>
      <text:p text:style-name="P4">
Type: Article</text:p>
      <!--METADATA-->
      <text:p text:style-name="P4">
<draw:frame draw:style-name="fr1" draw:name="Image351" text:anchor-type="as-char" svg:width="6.9236in" svg:height="3.956343in" draw:z-index="0">
<draw:image xlink:href="../Images/yкринформ/2023-05-16T00-29-00-03-00/630_360_1653467553-903.jpg" xlink:type="simple" xlink:show="embed" xlink:actuate="onLoad" draw:mime-type="image/jpeg"/>
</draw:frame>
 Увівторок, 16 травня, в Україні очікується мінлива хмарність, у західнихобластях короткочасні дощі, місцями грози; на решті території без істотнихопадів.</text:p>
      <text:p text:style-name="P4">
Про це Укрінформу повідомили в Українському гідрометцентрі.</text:p>
      <text:p text:style-name="P4">
Вітер південний, південно-східний, 5-10 м/с, у західних областях місцямипориви 15-20 м/с.</text:p>
      <text:p text:style-name="P4">
Температура вночі становитиме 8-13°, вдень 18-23°, у південній частині до 25°;на високогір'ї <text:a xlink:type="simple" xlink:href="https://www.ukrinform.ua/tag-karpati" text:style-name="Internet_20_link" text:visited-style-name="Visited_20_Internet_20_Link">
 </text:a>
 вночі 4-9° тепла,вдень 9-14°.</text:p>
      <text:p text:style-name="P4">
У Києві та Київській області 16 травня без істотних опадів. Температура устолиці вночі 11-13°, вдень 20-22°; по області вночі 8-13°, вдень 18-23°.</text:p>
      <text:p text:style-name="P4">
В наступні два дні, 17-18 травня, в Україні переважатиме суха погода. Лише взахідних областях будуть короткочасні дощі, грози, вдень в окремих районахград та шквали 15-20 м/с.</text:p>
      <text:p text:style-name="P4">
Вітер східний, південно-східний, 7-12 м/с.</text:p>
      <text:p text:style-name="P4">
Температура вночі 10-15° (у східних областях 8-13°), вдень 22-27°, у західнихобластях 19-24° (18 травня місцями 13-18°).</text:p>
      <text:p text:style-name="P4">
У столичному регіоні 17-18 травня мінлива хмарність, без опадів. Температура вКиєві уночі 13-15°, вдень 24-26°; по області вночі 10-15°, вдень 22-27°.</text:p>
      <text:p text:style-name="P4">
Впродовж 19-20 травня в Україні, за прогнозами синоптиків, без істотнихопадів, лише в західній частині місцями короткочасні дощі, грози.</text:p>
      <text:p text:style-name="P4">
<text:span text:style-name="T4">
Читайте також:</text:span>
 <text:a xlink:type="simple" xlink:href="https://www.ukrinform.ua/rubric-regions/3692957-v-ukraini-cerez-poteplinna-aktivizuutsa-grozi-sinoptik.html" text:style-name="Internet_20_link" text:visited-style-name="Visited_20_Internet_20_Link">
 <text:span text:style-name="T4">
грози</text:span>
 </text:a>
</text:p>
      <text:p text:style-name="P4">
Температура вночі 9-15°; вдень 21-27°, в західних областях та в Криму 18-24°.</text:p>
      <text:p text:style-name="P4">
У Києві та області 19-20 травня переважатиме суха погода. Температура устолиці вночі 13-15°; вдень 19 травня 23-25°, 20 травня 21-23°. По областівночі 10-15°, вдень 21-26°.</text:p>
      <text:p text:style-name="P4">
Source: <text:a xlink:type="simple" xlink:href="https://www.ukrinform.ua/rubric-regions/3709468-v-ukraini-zavtra-perevazatime-suha-pogoda-vden-do-25.html" text:style-name="Internet_20_link" text:visited-style-name="Visited_20_Internet_20_Link">
https://www.ukrinform.ua/rubric-regions/3709468-v-ukraini-zavtra-perevazatime-suha-pogoda-vden-do-25.html</text:a>
</text:p>
      <!--NEWS-->
      <text:h text:style-name="P10" text:outline-level="1">
<text:span text:style-name="T4">
Ісландія передасть Україні польовий шпиталь</text:span>
</text:h>
      <text:p text:style-name="P4">
Authors: Ukrinform (Person)</text:p>
      <text:p text:style-name="P4">
Publisher: Укринформ (Organization)</text:p>
      <text:p text:style-name="P4">
Published Time: 2023-05-16T00:44:00+03:00</text:p>
      <text:p text:style-name="P4">
Modified Time: 2023-05-16T00:44:00+03:00</text:p>
      <text:p text:style-name="P4">
Description: Парламент Ісландії підтримав пропозицію щодо передачі Україні польового шпиталю. — Укрінформ.</text:p>
      <text:p text:style-name="P4">
Images: ["<text:a xlink:type="simple" xlink:href="https://static.ukrinform.com/photos/2017_05/thumb_files/630_360_1494596759-2633.jpg" text:style-name="Internet_20_link" text:visited-style-name="Visited_20_Internet_20_Link">
630_360_14945...</text:a>
"]</text:p>
      <text:p text:style-name="P4">
Tags: ['Ісландія', 'Шпиталь', 'Україна', 'допомога']</text:p>
      <text:p text:style-name="P4">
Type: Article</text:p>
      <!--METADATA-->
      <text:p text:style-name="P4">
<draw:frame draw:style-name="fr1" draw:name="Image352" text:anchor-type="as-char" svg:width="6.9236in" svg:height="3.950967in" draw:z-index="0">
<draw:image xlink:href="../Images/yкринформ/2023-05-16T00-44-00-03-00/630_360_1494596759-2633.jpg" xlink:type="simple" xlink:show="embed" xlink:actuate="onLoad" draw:mime-type="image/jpeg"/>
</draw:frame>
 ПарламентІсландії підтримав пропозицію щодо передачі Україні польового шпиталю.</text:p>
      <text:p text:style-name="P4">
Про це повідомила у <text:a xlink:type="simple" xlink:href="http://twitter.com/katrinjak/status/1658128126663090177" text:style-name="Internet_20_link" text:visited-style-name="Visited_20_Internet_20_Link">
</text:a>
прем’єр-міністр Ісландії Катрін Якобсдоттір, передає Укрінформ</text:p>
      <text:p text:style-name="P4">
"Усі партії в парламенті об’єднані в тому, щоб Ісландія надала Україніпольовий шпиталь", - йдеться в дописі.</text:p>
      <text:p text:style-name="Quotations">

<text:p text:style-name="P4">
All parties in the Icelandic parliament have united in proposing that&gt;
 Iceland will give a field hospital to Ukraine. We remain committed to&gt;
 supporting the Ukrainian people: this gesture is a symbol of our continued&gt;
 solidarity.&gt;
&gt;
 — Katrín Jakobsdóttir (@katrinjak) <text:a xlink:type="simple" xlink:href="https://twitter.com/katrinjak/status/1658128126663090177" text:style-name="Internet_20_link" text:visited-style-name="Visited_20_Internet_20_Link">
&gt;
 </text:a>
</text:p>

</text:p>
      <text:p text:style-name="P4">
Очільниця уряду, наголосила, що <text:a xlink:type="simple" xlink:href="https://www.ukrinform.ua/tag-islandia" text:style-name="Internet_20_link" text:visited-style-name="Visited_20_Internet_20_Link">
 </text:a>
 ,як і раніше, віддана підтримці українського народу, і цей жест є "символомнашої незмінної солідарності".</text:p>
      <text:p text:style-name="P4">
<text:span text:style-name="T4">
Читайте також:</text:span>
 <text:a xlink:type="simple" xlink:href="https://www.ukrinform.ua/rubric-polytics/3682415-energetika-pokaranna-rf-ta-sankcii-smigal-zustrivsa-z-premerkou-islandii.html" text:style-name="Internet_20_link" text:visited-style-name="Visited_20_Internet_20_Link">
 <text:span text:style-name="T4">
Ісланді</text:span>
 </text:a>
</text:p>
      <text:p text:style-name="P4">
Як повідомлялося, від початку повномасштабного вторгнення рф Ісландія надалаУкраїні допомогу в розмірі понад 25 мільйонів доларів.</text:p>
      <text:p text:style-name="P4">
Source: <text:a xlink:type="simple" xlink:href="https://www.ukrinform.ua/rubric-society/3709692-islandia-peredast-ukraini-polovij-spital.html" text:style-name="Internet_20_link" text:visited-style-name="Visited_20_Internet_20_Link">
https://www.ukrinform.ua/rubric-society/3709692-islandia-peredast-ukraini-polovij-spital.html</text:a>
</text:p>
      <!--NEWS-->
      <text:h text:style-name="P10" text:outline-level="1">
<text:span text:style-name="T4">
У Держдепі розповіли про очікування від візиту спецпредставника Китаю до України</text:span>
</text:h>
      <text:p text:style-name="P4">
Authors: Ukrinform (Person)</text:p>
      <text:p text:style-name="P4">
Publisher: Укринформ (Organization)</text:p>
      <text:p text:style-name="P4">
Published Time: 2023-05-16T01:02:00+03:00</text:p>
      <text:p text:style-name="P4">
Modified Time: 2023-05-16T01:02:00+03:00</text:p>
      <text:p text:style-name="P4">
Description: Візит спецпредставника Китаю до України й росії є важливим у тому контексті, що в Пекіні мають знати безпосередню позицію Києва щодо завершення війни, розв’язаної кремлем. — Укрінформ.</text:p>
      <text:p text:style-name="P4">
Images: ["<text:a xlink:type="simple" xlink:href="https://static.ukrinform.com/photos/2018_02/thumb_files/630_360_1517552325-3537.jpg" text:style-name="Internet_20_link" text:visited-style-name="Visited_20_Internet_20_Link">
630_360_15175...</text:a>
"]</text:p>
      <text:p text:style-name="P4">
Tags: ['Китай', 'США', 'Держдеп', 'Війна з росією', 'Дипломатія']</text:p>
      <text:p text:style-name="P4">
Type: Article</text:p>
      <!--METADATA-->
      <text:p text:style-name="P4">
<draw:frame draw:style-name="fr1" draw:name="Image353" text:anchor-type="as-char" svg:width="6.9236in" svg:height="3.956343in" draw:z-index="0">
<draw:image xlink:href="../Images/yкринформ/2023-05-16T01-02-00-03-00/630_360_1517552325-3537.jpg" xlink:type="simple" xlink:show="embed" xlink:actuate="onLoad" draw:mime-type="image/jpeg"/>
</draw:frame>
 Візитспецпредставника Китаю до України й росії є важливим у тому контексті, що вПекіні мають знати безпосередню позицію Києва щодо завершення війни,розв’язаної кремлем.</text:p>
      <text:p text:style-name="P4">
Про це заявив заступник речника Держдепартаменту США Ведант Пател, передаєвласний кореспондент Укрінформу.</text:p>
      <text:p text:style-name="P4">
«Для КНР важливо почути напряму від наших українських партнерів, чомунеобхідно поважати занепокоєння України в плані безпеки, а також їїсуверенітет і територіальну цілісність», - зазначив представникзовнішньополітичного відомства.</text:p>
      <text:p text:style-name="P4">
Він нагадав про принцип «нічого про Україну без України», пояснивши, що цестосується будь-яких дипломатичних зусиль. Крім того, за словами Патела,результат має відповідати засадам суверенітету й територіальної цілісності.</text:p>
      <text:p text:style-name="P4">
«Ніхто не прагне завершення цієї війни більше, ніж наші українські партнери»,-підкреслив представник <text:a xlink:type="simple" xlink:href="https://www.ukrinform.ua/tag-derzdep" text:style-name="Internet_20_link" text:visited-style-name="Visited_20_Internet_20_Link">
 </text:a>
 .</text:p>
      <text:p text:style-name="P4">
<text:span text:style-name="T4">
Читайте також:</text:span>
 <text:a xlink:type="simple" xlink:href="https://www.ukrinform.ua/rubric-ato/3701406-kitaj-mae-vikoristati-vpliv-na-rf-sob-vidnoviti-teritorialnu-cilisnist-ukraini-evrokomisia.html" text:style-name="Internet_20_link" text:visited-style-name="Visited_20_Internet_20_Link">
 </text:a>
</text:p>
      <text:p text:style-name="P4">
За його словами, росія повинна продемонструвати серйозну зацікавленість уприпиненні війни. «Насправді вони діють у зовсім протилежний спосіб: у той часяк інші - включно з президентом Зеленським, який виклав власний мирний план -зосереджені на пошуку способів покласти цьому край, росія запускаєбезпілотники та ракети в сусідню країну, щоб уразити житлові будинки талікарні, кінотеатри, вбити велику кількість дітей», - констатував Пател.</text:p>
      <text:p text:style-name="P4">
У цьому зв’язку він підкреслив: мета США полягатиме в тому, щоб забезпечитиУкраїну всім необхідним для захисту від атак, а також для проведенняконтрнаступу, щоб звільнити власні території.</text:p>
      <text:p text:style-name="P4">
<text:span text:style-name="T4">
Читайте також:</text:span>
 <text:a xlink:type="simple" xlink:href="https://www.ukrinform.ua/rubric-polytics/3708547-podolak-pro-vizit-predstavnika-knr-poasnimo-se-raz-zodnogo-kompromisu-za-rahunok-teritorij.html" text:style-name="Internet_20_link" text:visited-style-name="Visited_20_Internet_20_Link">
 </text:a>
</text:p>
      <text:p text:style-name="P4">
Як повідомляв Укрінформ, <text:a xlink:type="simple" xlink:href="http://www.ukrinform.ua/rubric-polytics/3708184-specpredstavnik-kitau-vidvidae-ukrainu-ta-rosiu.html" text:style-name="Internet_20_link" text:visited-style-name="Visited_20_Internet_20_Link">
 </text:a>
 усправах Євразії Лі Хуей цього тижня відвідає Україну, Польщу, Францію,Німеччину й росію для обговорення шляхів політичного врегулювання «кризи вУкраїні».</text:p>
      <text:p text:style-name="P4">
Source: <text:a xlink:type="simple" xlink:href="https://www.ukrinform.ua/rubric-polytics/3709694-u-derzdepi-rozpovili-cogo-ocikuut-vid-vizitu-specpredstavnika-kitau-do-ukraini.html" text:style-name="Internet_20_link" text:visited-style-name="Visited_20_Internet_20_Link">
https://www.ukrinform.ua/rubric-polytics/3709694-u-derzdepi-rozpovili-cogo-ocikuut-vid-vizitu-specpredstavnika-kitau-do-ukraini.html</text:a>
</text:p>
      <!--NEWS-->
      <text:h text:style-name="P10" text:outline-level="1">
<text:span text:style-name="T4">
Артилеристи ВМС ЗС України знищили російський 2С4 «Тюльпан»</text:span>
</text:h>
      <text:p text:style-name="P4">
Author: ['АРМІЯINFORM']</text:p>
      <text:p text:style-name="P4">
Time: 2023-05-16T98:00:00-04:00</text:p>
      <text:p text:style-name="P4">
Description: Українські військовослужбовці влучним пострілом знищили 240-мм міномет 2С4 «Тюльпа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tuyflpan.jpg" text:style-name="Internet_20_link" text:visited-style-name="Visited_20_Internet_20_Link">
tuyflpan.jpg</text:a>
']</text:p>
      <text:p text:style-name="P4">
Tags: ['STOPRUSSIA', 'АГРЕСІЯ РФ', 'ВТОРГНЕННЯ РФ', 'ТЮЛЬПАН']</text:p>
      <text:p text:style-name="P4">
Category: News</text:p>
      <!--METADATA-->
      <text:p text:style-name="P4">
<draw:frame draw:style-name="fr1" draw:name="Image354" text:anchor-type="as-char" svg:width="6.9236in" svg:height="3.892787in" draw:z-index="0">
<draw:image xlink:href="../Images/AРМІЯINFORM/2023-05-16T98-00-00-04-00/tuyflpan.jpg" xlink:type="simple" xlink:show="embed" xlink:actuate="onLoad" draw:mime-type="image/jpeg"/>
</draw:frame>
Ілюстративне фото</text:p>
      <text:p text:style-name="P4">
Українські військовослужбовці влучним пострілом знищили 240-мм міномет 2С4«Тюльпан» російського окупаційного війська — машина намаглася втекти від«очей» наших захисників, але влучні артилеристи високоточним пострілом знищиливорожу техніку.</text:p>
      <text:p text:style-name="P4">
Source: <text:a xlink:type="simple" xlink:href="https://armyinform.com.ua/2023/05/16/artylerysty-vms-zs-ukrayiny-znyshhyly-rosijskyj-2s4-tyulpan/" text:style-name="Internet_20_link" text:visited-style-name="Visited_20_Internet_20_Link">
https://armyinform.com.ua/2023/05/16/artylerysty-vms-zs-ukrayiny-znyshhyly-rosijskyj-2s4-tyulpan/</text:a>
</text:p>
      <!--NEWS-->
      <text:h text:style-name="P10" text:outline-level="1">
<text:span text:style-name="T4">
Українці в Абу-Дабі проведуть масштабну подію до Дня вишиванки</text:span>
</text:h>
      <text:p text:style-name="P4">
Author: ['АРМІЯINFORM']</text:p>
      <text:p text:style-name="P4">
Time: 2023-05-16T99:00:00-04:00</text:p>
      <text:p text:style-name="P4">
Description: Українська жіноча ініціатива в ОАЕ запрошує на культурну подію «Українська вишиван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6986699_555181159878251_5172262503197863323_n.jpg" text:style-name="Internet_20_link" text:visited-style-name="Visited_20_Internet_20_Link">
346986699_555181159878251_5172262503197863323_n.jpg</text:a>
']</text:p>
      <text:p text:style-name="P4">
Tags: ['ДЕНЬ ВИШИВАНКИ', 'ДЕНЬ ВИШИВАНКИ В ОАЕ', 'ОАЕ', 'УКРАЇНСЬКА ДІАСПОРА']</text:p>
      <text:p text:style-name="P4">
Category: News</text:p>
      <!--METADATA-->
      <text:p text:style-name="P4">
<draw:frame draw:style-name="fr1" draw:name="Image355" text:anchor-type="as-char" svg:width="6.9236in" svg:height="5.804039in" draw:z-index="0">
<draw:image xlink:href="../Images/AРМІЯINFORM/2023-05-16T99-00-00-04-00/346986699_555181159878251_5172262503197863323_n.jpg" xlink:type="simple" xlink:show="embed" xlink:actuate="onLoad" draw:mime-type="image/jpeg"/>
</draw:frame>
</text:p>
      <text:p text:style-name="P4">
Українська жіноча ініціатива в ОАЕ запрошує на культурну подію «Українськавишиванка: через століття до сьогодення», яка відбудеться 21 травня в Абу-Дабіз нагоди Дня вишиванки. Про це<text:a xlink:type="simple" xlink:href="https://www.facebook.com/Ukrainianwomen.me/posts/pfbid034NrTm2ikWiYWcW5wj5woYdGVnsQVygPbwjXJBaPsEgkx5qJrp1KuCQj4dVadH3Gil" text:style-name="Internet_20_link" text:visited-style-name="Visited_20_Internet_20_Link">
йдеться</text:a>
на фейсбук-сторінці Української жіночої ініціативи в ОАЕ.</text:p>
      <text:p text:style-name="P4">
Захід поєднає майстер-класи, лекції та фольклорні вистави, через яківідвідувачі зможуть дізнатися про українську культуру, традиції, та українськувишиванку зокрема. Подія є відкритою та безплатною для участі представниківусіх національностей.</text:p>
      <text:p text:style-name="P4">
«З нагоди Дня вишиванки, 21 травня 2023 р. в Абу Дабі Українська жіночаініціатива в ОАЕ запрошує на культурну подію „Українська вишиванка: черезстоліття до сьогодення“. Захід поєднає майстер-класи, лекції та фольклорнівистави, через які відвідувачі зможуть дізнатися про українську культуру,традиції, та українську вишиванку зокрема.</text:p>
      <text:p text:style-name="P4">
Відвідувачі та учасники зможуть насолодитися виставкою українських вишиванок,виступами дитячих та дорослих творчих колективів та, звичайно ж, спробуватисебе в опануванні традиційної української вишивки та створенні ляльки-мотанкив рамках двох безкоштовних майстер-класів», — йдеться в повідомленні.</text:p>
      <text:p text:style-name="P4">
Зазначається, що захід відбудеться за підтримки Abu Dhabi Creative Hub,Embassy of Ukraine in the UAE, Ансамблю «Червона Калина», Українських шкіл вАбу-Дабі «Софія» та «Дивосвіт».</text:p>
      <text:p text:style-name="P4">
«Захід є відкритим та безкоштовним для участі представників усіхнаціональностей. Тож ми запрошуємо українців, іноземців та локалів дізнатисябільше про українську культуру та її традиції», — йдеться в повідомленні.</text:p>
      <text:p text:style-name="P4">
Також повідомляється, що майстер-класи розраховані на аудиторію 14+ . Дляучасті у них потрібна попередня реєстрація за посиланням, яке вказується насайті організаторів. Основною мовою заходу буде англійська.</text:p>
      <text:p text:style-name="P4">
Також відвідувачам пропонується дрес-код: «Заохочуємо ураїнців та іноземців(які мають вишиванку) приходити у вишиванках. Водночас, просимо дотримуватисьмісцевого дрес-коду (закриті плечі та одяг, що прикриває коліна, непрозорітканини).</text:p>
      <text:p text:style-name="P4">
З нетерпінням чекаємо на зустріч!», — зазначають оргнаізатори.</text:p>
      <text:p text:style-name="P4">
Source: <text:a xlink:type="simple" xlink:href="https://armyinform.com.ua/2023/05/16/ukrayinczi-v-abu-dabi-provedut-masshtabnu-podiyu-do-dnya-vyshyvanky/" text:style-name="Internet_20_link" text:visited-style-name="Visited_20_Internet_20_Link">
https://armyinform.com.ua/2023/05/16/ukrayinczi-v-abu-dabi-provedut-masshtabnu-podiyu-do-dnya-vyshyvanky/</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